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8" table:formula="of:=IF(COUNT([.B$1:.B$1048576])&gt;2;&quot;Liczba pierwsza&quot;;&quot;Liczba n nie jest liczbą pierwszą&quot;)" office:value-type="string" office:string-value="Liczba pierwsza" calcext:value-type="string" table:number-columns-spanned="4" table:number-rows-spanned="2">
            <text:p>Liczba pierwsza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formula="of:=IF(MOD([.$F4];[.A7])=0;[.A7];&quot;&quot;)">
            <text:p/>
          </table:table-cell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IF(MOD([.$F5];[.A8])=0;[.A8];&quot;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formula="of:=IF(MOD([.$F4];[.A9])=0;[.A9];&quot;&quot;)">
            <text:p/>
          </table:table-cell>
          <table:table-cell table:style-name="Default"/>
          <table:table-cell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formula="of:=IF(MOD([.$F4];[.A10])=0;[.A10];&quot;&quot;)">
            <text:p/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formula="of:=IF(MOD([.$F4];[.A11])=0;[.A11];&quot;&quot;)">
            <text:p/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formula="of:=IF(MOD([.$F9];[.A12])=0;[.A12];&quot;&quot;)" office:value-type="float" office:value="7" calcext:value-type="float">
            <text:p>7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formula="of:=IF(MOD([.$F10];[.A13])=0;[.A13];&quot;&quot;)" office:value-type="float" office:value="8" calcext:value-type="float">
            <text:p>8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formula="of:=IF(MOD([.$F11];[.A14])=0;[.A14];&quot;&quot;)" office:value-type="float" office:value="9" calcext:value-type="float">
            <text:p>9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IF(MOD([.$F12];[.A15])=0;[.A15];&quot;&quot;)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IF(MOD([.$F13];[.A16])=0;[.A16];&quot;&quot;)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IF(MOD([.$F14];[.A17])=0;[.A17];&quot;&quot;)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IF(MOD([.$F15];[.A18])=0;[.A18];&quot;&quot;)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IF(MOD([.$F16];[.A19])=0;[.A19];&quot;&quot;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IF(MOD([.$F17];[.A20])=0;[.A20];&quot;&quot;)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IF(MOD([.$F18];[.A21])=0;[.A21];&quot;&quot;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IF(MOD([.$F19];[.A22])=0;[.A22];&quot;&quot;)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IF(MOD([.$F20];[.A23])=0;[.A23];&quot;&quot;)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IF(MOD([.$F21];[.A24])=0;[.A24];&quot;&quot;)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formula="of:=IF(MOD([.$F22];[.A25])=0;[.A25];&quot;&quot;)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formula="of:=IF(MOD([.$F23];[.A26])=0;[.A26];&quot;&quot;)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formula="of:=IF(MOD([.$F24];[.A27])=0;[.A27];&quot;&quot;)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formula="of:=IF(MOD([.$F25];[.A28])=0;[.A28];&quot;&quot;)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formula="of:=IF(MOD([.$F26];[.A29])=0;[.A29];&quot;&quot;)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formula="of:=IF(MOD([.$F27];[.A30])=0;[.A30];&quot;&quot;)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formula="of:=IF(MOD([.$F28];[.A31])=0;[.A31];&quot;&quot;)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formula="of:=IF(MOD([.$F29];[.A32])=0;[.A32];&quot;&quot;)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formula="of:=IF(MOD([.$F30];[.A33])=0;[.A33];&quot;&quot;)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formula="of:=IF(MOD([.$F31];[.A34])=0;[.A34];&quot;&quot;)"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formula="of:=IF(MOD([.$F32];[.A35])=0;[.A35];&quot;&quot;)"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formula="of:=IF(MOD([.$F33];[.A36])=0;[.A36];&quot;&quot;)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formula="of:=IF(MOD([.$F34];[.A37])=0;[.A37];&quot;&quot;)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formula="of:=IF(MOD([.$F35];[.A38])=0;[.A38];&quot;&quot;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formula="of:=IF(MOD([.$F36];[.A39])=0;[.A39];&quot;&quot;)"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formula="of:=IF(MOD([.$F37];[.A40])=0;[.A40];&quot;&quot;)"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formula="of:=IF(MOD([.$F38];[.A41])=0;[.A41];&quot;&quot;)"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formula="of:=IF(MOD([.$F39];[.A42])=0;[.A42];&quot;&quot;)" office:value-type="float" office:value="37" calcext:value-type="float">
            <text:p>37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formula="of:=IF(MOD([.$F40];[.A43])=0;[.A43];&quot;&quot;)"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formula="of:=IF(MOD([.$F41];[.A44])=0;[.A44];&quot;&quot;)"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formula="of:=IF(MOD([.$F42];[.A45])=0;[.A45];&quot;&quot;)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formula="of:=IF(MOD([.$F43];[.A46])=0;[.A46];&quot;&quot;)" office:value-type="float" office:value="41" calcext:value-type="float">
            <text:p>41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formula="of:=IF(MOD([.$F44];[.A47])=0;[.A47];&quot;&quot;)" office:value-type="float" office:value="42" calcext:value-type="float">
            <text:p>42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formula="of:=IF(MOD([.$F45];[.A48])=0;[.A48];&quot;&quot;)"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formula="of:=IF(MOD([.$F46];[.A49])=0;[.A49];&quot;&quot;)" office:value-type="float" office:value="44" calcext:value-type="float">
            <text:p>44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formula="of:=IF(MOD([.$F47];[.A50])=0;[.A50];&quot;&quot;)"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formula="of:=IF(MOD([.$F48];[.A51])=0;[.A51];&quot;&quot;)" office:value-type="float" office:value="46" calcext:value-type="float">
            <text:p>46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formula="of:=IF(MOD([.$F49];[.A52])=0;[.A52];&quot;&quot;)"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formula="of:=IF(MOD([.$F50];[.A53])=0;[.A53];&quot;&quot;)"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formula="of:=IF(MOD([.$F51];[.A54])=0;[.A54];&quot;&quot;)" office:value-type="float" office:value="49" calcext:value-type="float">
            <text:p>49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formula="of:=IF(MOD([.$F52];[.A55])=0;[.A55];&quot;&quot;)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formula="of:=IF(MOD([.$F53];[.A56])=0;[.A56];&quot;&quot;)"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formula="of:=IF(MOD([.$F54];[.A57])=0;[.A57];&quot;&quot;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formula="of:=IF(MOD([.$F55];[.A58])=0;[.A58];&quot;&quot;)"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formula="of:=IF(MOD([.$F56];[.A59])=0;[.A59];&quot;&quot;)"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formula="of:=IF(MOD([.$F57];[.A60])=0;[.A60];&quot;&quot;)"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formula="of:=IF(MOD([.$F58];[.A61])=0;[.A61];&quot;&quot;)" office:value-type="float" office:value="56" calcext:value-type="float">
            <text:p>56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formula="of:=IF(MOD([.$F59];[.A62])=0;[.A62];&quot;&quot;)"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formula="of:=IF(MOD([.$F60];[.A63])=0;[.A63];&quot;&quot;)" office:value-type="float" office:value="58" calcext:value-type="float">
            <text:p>58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formula="of:=IF(MOD([.$F61];[.A64])=0;[.A64];&quot;&quot;)"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formula="of:=IF(MOD([.$F62];[.A65])=0;[.A65];&quot;&quot;)"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formula="of:=IF(MOD([.$F63];[.A66])=0;[.A66];&quot;&quot;)"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formula="of:=IF(MOD([.$F64];[.A67])=0;[.A67];&quot;&quot;)"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formula="of:=IF(MOD([.$F65];[.A68])=0;[.A68];&quot;&quot;)" office:value-type="float" office:value="63" calcext:value-type="float">
            <text:p>63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formula="of:=IF(MOD([.$F66];[.A69])=0;[.A69];&quot;&quot;)" office:value-type="float" office:value="64" calcext:value-type="float">
            <text:p>64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formula="of:=IF(MOD([.$F67];[.A70])=0;[.A70];&quot;&quot;)"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formula="of:=IF(MOD([.$F68];[.A71])=0;[.A71];&quot;&quot;)" office:value-type="float" office:value="66" calcext:value-type="float">
            <text:p>66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formula="of:=IF(MOD([.$F69];[.A72])=0;[.A72];&quot;&quot;)" office:value-type="float" office:value="67" calcext:value-type="float">
            <text:p>67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formula="of:=IF(MOD([.$F70];[.A73])=0;[.A73];&quot;&quot;)" office:value-type="float" office:value="68" calcext:value-type="float">
            <text:p>68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formula="of:=IF(MOD([.$F71];[.A74])=0;[.A74];&quot;&quot;)" office:value-type="float" office:value="69" calcext:value-type="float">
            <text:p>69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formula="of:=IF(MOD([.$F72];[.A75])=0;[.A75];&quot;&quot;)"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formula="of:=IF(MOD([.$F73];[.A76])=0;[.A76];&quot;&quot;)" office:value-type="float" office:value="71" calcext:value-type="float">
            <text:p>71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formula="of:=IF(MOD([.$F74];[.A77])=0;[.A77];&quot;&quot;)" office:value-type="float" office:value="72" calcext:value-type="float">
            <text:p>72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formula="of:=IF(MOD([.$F75];[.A78])=0;[.A78];&quot;&quot;)" office:value-type="float" office:value="73" calcext:value-type="float">
            <text:p>73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formula="of:=IF(MOD([.$F76];[.A79])=0;[.A79];&quot;&quot;)" office:value-type="float" office:value="74" calcext:value-type="float">
            <text:p>74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formula="of:=IF(MOD([.$F77];[.A80])=0;[.A80];&quot;&quot;)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formula="of:=IF(MOD([.$F78];[.A81])=0;[.A81];&quot;&quot;)" office:value-type="float" office:value="76" calcext:value-type="float">
            <text:p>76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formula="of:=IF(MOD([.$F79];[.A82])=0;[.A82];&quot;&quot;)" office:value-type="float" office:value="77" calcext:value-type="float">
            <text:p>77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formula="of:=IF(MOD([.$F80];[.A83])=0;[.A83];&quot;&quot;)" office:value-type="float" office:value="78" calcext:value-type="float">
            <text:p>78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formula="of:=IF(MOD([.$F81];[.A84])=0;[.A84];&quot;&quot;)" office:value-type="float" office:value="79" calcext:value-type="float">
            <text:p>79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formula="of:=IF(MOD([.$F82];[.A85])=0;[.A85];&quot;&quot;)"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formula="of:=IF(MOD([.$F83];[.A86])=0;[.A86];&quot;&quot;)"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formula="of:=IF(MOD([.$F84];[.A87])=0;[.A87];&quot;&quot;)" office:value-type="float" office:value="82" calcext:value-type="float">
            <text:p>82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formula="of:=IF(MOD([.$F85];[.A88])=0;[.A88];&quot;&quot;)" office:value-type="float" office:value="83" calcext:value-type="float">
            <text:p>83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formula="of:=IF(MOD([.$F86];[.A89])=0;[.A89];&quot;&quot;)" office:value-type="float" office:value="84" calcext:value-type="float">
            <text:p>84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formula="of:=IF(MOD([.$F87];[.A90])=0;[.A90];&quot;&quot;)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formula="of:=IF(MOD([.$F88];[.A91])=0;[.A91];&quot;&quot;)" office:value-type="float" office:value="86" calcext:value-type="float">
            <text:p>86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formula="of:=IF(MOD([.$F89];[.A92])=0;[.A92];&quot;&quot;)" office:value-type="float" office:value="87" calcext:value-type="float">
            <text:p>87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formula="of:=IF(MOD([.$F90];[.A93])=0;[.A93];&quot;&quot;)" office:value-type="float" office:value="88" calcext:value-type="float">
            <text:p>88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formula="of:=IF(MOD([.$F91];[.A94])=0;[.A94];&quot;&quot;)" office:value-type="float" office:value="89" calcext:value-type="float">
            <text:p>89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formula="of:=IF(MOD([.$F92];[.A95])=0;[.A95];&quot;&quot;)" office:value-type="float" office:value="90" calcext:value-type="float">
            <text:p>90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formula="of:=IF(MOD([.$F93];[.A96])=0;[.A96];&quot;&quot;)" office:value-type="float" office:value="91" calcext:value-type="float">
            <text:p>91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formula="of:=IF(MOD([.$F94];[.A97])=0;[.A97];&quot;&quot;)" office:value-type="float" office:value="92" calcext:value-type="float">
            <text:p>92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formula="of:=IF(MOD([.$F95];[.A98])=0;[.A98];&quot;&quot;)" office:value-type="float" office:value="93" calcext:value-type="float">
            <text:p>93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formula="of:=IF(MOD([.$F96];[.A99])=0;[.A99];&quot;&quot;)" office:value-type="float" office:value="94" calcext:value-type="float">
            <text:p>94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formula="of:=IF(MOD([.$F97];[.A100])=0;[.A100];&quot;&quot;)" office:value-type="float" office:value="95" calcext:value-type="float">
            <text:p>95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formula="of:=IF(MOD([.$F98];[.A101])=0;[.A101];&quot;&quot;)" office:value-type="float" office:value="96" calcext:value-type="float">
            <text:p>96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formula="of:=IF(MOD([.$F99];[.A102])=0;[.A102];&quot;&quot;)" office:value-type="float" office:value="97" calcext:value-type="float">
            <text:p>97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formula="of:=IF(MOD([.$F100];[.A103])=0;[.A103];&quot;&quot;)" office:value-type="float" office:value="98" calcext:value-type="float">
            <text:p>98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formula="of:=IF(MOD([.$F101];[.A104])=0;[.A104];&quot;&quot;)" office:value-type="float" office:value="99" calcext:value-type="float">
            <text:p>99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formula="of:=IF(MOD([.$F102];[.A105])=0;[.A105];&quot;&quot;)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formula="of:=IF(MOD([.$F103];[.A106])=0;[.A106];&quot;&quot;)" office:value-type="float" office:value="101" calcext:value-type="float">
            <text:p>101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formula="of:=IF(MOD([.$F104];[.A107])=0;[.A107];&quot;&quot;)" office:value-type="float" office:value="102" calcext:value-type="float">
            <text:p>102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formula="of:=IF(MOD([.$F105];[.A108])=0;[.A108];&quot;&quot;)" office:value-type="float" office:value="103" calcext:value-type="float">
            <text:p>103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formula="of:=IF(MOD([.$F106];[.A109])=0;[.A109];&quot;&quot;)" office:value-type="float" office:value="104" calcext:value-type="float">
            <text:p>104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formula="of:=IF(MOD([.$F107];[.A110])=0;[.A110];&quot;&quot;)" office:value-type="float" office:value="105" calcext:value-type="float">
            <text:p>105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formula="of:=IF(MOD([.$F108];[.A111])=0;[.A111];&quot;&quot;)" office:value-type="float" office:value="106" calcext:value-type="float">
            <text:p>106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formula="of:=IF(MOD([.$F109];[.A112])=0;[.A112];&quot;&quot;)" office:value-type="float" office:value="107" calcext:value-type="float">
            <text:p>107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formula="of:=IF(MOD([.$F110];[.A113])=0;[.A113];&quot;&quot;)" office:value-type="float" office:value="108" calcext:value-type="float">
            <text:p>108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formula="of:=IF(MOD([.$F111];[.A114])=0;[.A114];&quot;&quot;)" office:value-type="float" office:value="109" calcext:value-type="float">
            <text:p>109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formula="of:=IF(MOD([.$F112];[.A115])=0;[.A115];&quot;&quot;)" office:value-type="float" office:value="110" calcext:value-type="float">
            <text:p>110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formula="of:=IF(MOD([.$F113];[.A116])=0;[.A116];&quot;&quot;)" office:value-type="float" office:value="111" calcext:value-type="float">
            <text:p>111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formula="of:=IF(MOD([.$F114];[.A117])=0;[.A117];&quot;&quot;)" office:value-type="float" office:value="112" calcext:value-type="float">
            <text:p>112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formula="of:=IF(MOD([.$F115];[.A118])=0;[.A118];&quot;&quot;)" office:value-type="float" office:value="113" calcext:value-type="float">
            <text:p>113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formula="of:=IF(MOD([.$F116];[.A119])=0;[.A119];&quot;&quot;)" office:value-type="float" office:value="114" calcext:value-type="float">
            <text:p>114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formula="of:=IF(MOD([.$F117];[.A120])=0;[.A120];&quot;&quot;)" office:value-type="float" office:value="115" calcext:value-type="float">
            <text:p>115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formula="of:=IF(MOD([.$F118];[.A121])=0;[.A121];&quot;&quot;)" office:value-type="float" office:value="116" calcext:value-type="float">
            <text:p>116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formula="of:=IF(MOD([.$F119];[.A122])=0;[.A122];&quot;&quot;)" office:value-type="float" office:value="117" calcext:value-type="float">
            <text:p>117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formula="of:=IF(MOD([.$F120];[.A123])=0;[.A123];&quot;&quot;)" office:value-type="float" office:value="118" calcext:value-type="float">
            <text:p>118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formula="of:=IF(MOD([.$F121];[.A124])=0;[.A124];&quot;&quot;)" office:value-type="float" office:value="119" calcext:value-type="float">
            <text:p>119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formula="of:=IF(MOD([.$F122];[.A125])=0;[.A125];&quot;&quot;)" office:value-type="float" office:value="120" calcext:value-type="float">
            <text:p>120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formula="of:=IF(MOD([.$F123];[.A126])=0;[.A126];&quot;&quot;)" office:value-type="float" office:value="121" calcext:value-type="float">
            <text:p>121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formula="of:=IF(MOD([.$F124];[.A127])=0;[.A127];&quot;&quot;)" office:value-type="float" office:value="122" calcext:value-type="float">
            <text:p>122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formula="of:=IF(MOD([.$F125];[.A128])=0;[.A128];&quot;&quot;)" office:value-type="float" office:value="123" calcext:value-type="float">
            <text:p>123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formula="of:=IF(MOD([.$F126];[.A129])=0;[.A129];&quot;&quot;)" office:value-type="float" office:value="124" calcext:value-type="float">
            <text:p>124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formula="of:=IF(MOD([.$F127];[.A130])=0;[.A130];&quot;&quot;)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formula="of:=IF(MOD([.$F128];[.A131])=0;[.A131];&quot;&quot;)" office:value-type="float" office:value="126" calcext:value-type="float">
            <text:p>126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formula="of:=IF(MOD([.$F129];[.A132])=0;[.A132];&quot;&quot;)" office:value-type="float" office:value="127" calcext:value-type="float">
            <text:p>127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formula="of:=IF(MOD([.$F130];[.A133])=0;[.A133];&quot;&quot;)" office:value-type="float" office:value="128" calcext:value-type="float">
            <text:p>128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formula="of:=IF(MOD([.$F131];[.A134])=0;[.A134];&quot;&quot;)" office:value-type="float" office:value="129" calcext:value-type="float">
            <text:p>129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formula="of:=IF(MOD([.$F132];[.A135])=0;[.A135];&quot;&quot;)" office:value-type="float" office:value="130" calcext:value-type="float">
            <text:p>130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formula="of:=IF(MOD([.$F133];[.A136])=0;[.A136];&quot;&quot;)" office:value-type="float" office:value="131" calcext:value-type="float">
            <text:p>131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formula="of:=IF(MOD([.$F134];[.A137])=0;[.A137];&quot;&quot;)" office:value-type="float" office:value="132" calcext:value-type="float">
            <text:p>132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formula="of:=IF(MOD([.$F135];[.A138])=0;[.A138];&quot;&quot;)" office:value-type="float" office:value="133" calcext:value-type="float">
            <text:p>133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formula="of:=IF(MOD([.$F136];[.A139])=0;[.A139];&quot;&quot;)" office:value-type="float" office:value="134" calcext:value-type="float">
            <text:p>134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formula="of:=IF(MOD([.$F137];[.A140])=0;[.A140];&quot;&quot;)" office:value-type="float" office:value="135" calcext:value-type="float">
            <text:p>135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formula="of:=IF(MOD([.$F138];[.A141])=0;[.A141];&quot;&quot;)" office:value-type="float" office:value="136" calcext:value-type="float">
            <text:p>136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formula="of:=IF(MOD([.$F139];[.A142])=0;[.A142];&quot;&quot;)" office:value-type="float" office:value="137" calcext:value-type="float">
            <text:p>137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formula="of:=IF(MOD([.$F140];[.A143])=0;[.A143];&quot;&quot;)" office:value-type="float" office:value="138" calcext:value-type="float">
            <text:p>138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formula="of:=IF(MOD([.$F141];[.A144])=0;[.A144];&quot;&quot;)" office:value-type="float" office:value="139" calcext:value-type="float">
            <text:p>139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formula="of:=IF(MOD([.$F142];[.A145])=0;[.A145];&quot;&quot;)" office:value-type="float" office:value="140" calcext:value-type="float">
            <text:p>140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formula="of:=IF(MOD([.$F143];[.A146])=0;[.A146];&quot;&quot;)" office:value-type="float" office:value="141" calcext:value-type="float">
            <text:p>141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formula="of:=IF(MOD([.$F144];[.A147])=0;[.A147];&quot;&quot;)" office:value-type="float" office:value="142" calcext:value-type="float">
            <text:p>142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formula="of:=IF(MOD([.$F145];[.A148])=0;[.A148];&quot;&quot;)" office:value-type="float" office:value="143" calcext:value-type="float">
            <text:p>143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formula="of:=IF(MOD([.$F146];[.A149])=0;[.A149];&quot;&quot;)" office:value-type="float" office:value="144" calcext:value-type="float">
            <text:p>144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formula="of:=IF(MOD([.$F147];[.A150])=0;[.A150];&quot;&quot;)" office:value-type="float" office:value="145" calcext:value-type="float">
            <text:p>145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formula="of:=IF(MOD([.$F148];[.A151])=0;[.A151];&quot;&quot;)" office:value-type="float" office:value="146" calcext:value-type="float">
            <text:p>146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formula="of:=IF(MOD([.$F149];[.A152])=0;[.A152];&quot;&quot;)" office:value-type="float" office:value="147" calcext:value-type="float">
            <text:p>147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formula="of:=IF(MOD([.$F150];[.A153])=0;[.A153];&quot;&quot;)" office:value-type="float" office:value="148" calcext:value-type="float">
            <text:p>148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formula="of:=IF(MOD([.$F151];[.A154])=0;[.A154];&quot;&quot;)" office:value-type="float" office:value="149" calcext:value-type="float">
            <text:p>149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formula="of:=IF(MOD([.$F152];[.A155])=0;[.A155];&quot;&quot;)" office:value-type="float" office:value="150" calcext:value-type="float">
            <text:p>150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formula="of:=IF(MOD([.$F153];[.A156])=0;[.A156];&quot;&quot;)" office:value-type="float" office:value="151" calcext:value-type="float">
            <text:p>151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formula="of:=IF(MOD([.$F154];[.A157])=0;[.A157];&quot;&quot;)" office:value-type="float" office:value="152" calcext:value-type="float">
            <text:p>152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formula="of:=IF(MOD([.$F155];[.A158])=0;[.A158];&quot;&quot;)" office:value-type="float" office:value="153" calcext:value-type="float">
            <text:p>153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formula="of:=IF(MOD([.$F156];[.A159])=0;[.A159];&quot;&quot;)" office:value-type="float" office:value="154" calcext:value-type="float">
            <text:p>154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formula="of:=IF(MOD([.$F157];[.A160])=0;[.A160];&quot;&quot;)" office:value-type="float" office:value="155" calcext:value-type="float">
            <text:p>155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formula="of:=IF(MOD([.$F158];[.A161])=0;[.A161];&quot;&quot;)" office:value-type="float" office:value="156" calcext:value-type="float">
            <text:p>156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formula="of:=IF(MOD([.$F159];[.A162])=0;[.A162];&quot;&quot;)" office:value-type="float" office:value="157" calcext:value-type="float">
            <text:p>157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formula="of:=IF(MOD([.$F160];[.A163])=0;[.A163];&quot;&quot;)" office:value-type="float" office:value="158" calcext:value-type="float">
            <text:p>158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formula="of:=IF(MOD([.$F161];[.A164])=0;[.A164];&quot;&quot;)" office:value-type="float" office:value="159" calcext:value-type="float">
            <text:p>159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formula="of:=IF(MOD([.$F162];[.A165])=0;[.A165];&quot;&quot;)" office:value-type="float" office:value="160" calcext:value-type="float">
            <text:p>160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formula="of:=IF(MOD([.$F163];[.A166])=0;[.A166];&quot;&quot;)" office:value-type="float" office:value="161" calcext:value-type="float">
            <text:p>161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formula="of:=IF(MOD([.$F164];[.A167])=0;[.A167];&quot;&quot;)" office:value-type="float" office:value="162" calcext:value-type="float">
            <text:p>162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formula="of:=IF(MOD([.$F165];[.A168])=0;[.A168];&quot;&quot;)" office:value-type="float" office:value="163" calcext:value-type="float">
            <text:p>163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formula="of:=IF(MOD([.$F166];[.A169])=0;[.A169];&quot;&quot;)" office:value-type="float" office:value="164" calcext:value-type="float">
            <text:p>164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formula="of:=IF(MOD([.$F167];[.A170])=0;[.A170];&quot;&quot;)" office:value-type="float" office:value="165" calcext:value-type="float">
            <text:p>165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formula="of:=IF(MOD([.$F168];[.A171])=0;[.A171];&quot;&quot;)" office:value-type="float" office:value="166" calcext:value-type="float">
            <text:p>166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formula="of:=IF(MOD([.$F169];[.A172])=0;[.A172];&quot;&quot;)" office:value-type="float" office:value="167" calcext:value-type="float">
            <text:p>167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formula="of:=IF(MOD([.$F170];[.A173])=0;[.A173];&quot;&quot;)" office:value-type="float" office:value="168" calcext:value-type="float">
            <text:p>168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formula="of:=IF(MOD([.$F171];[.A174])=0;[.A174];&quot;&quot;)" office:value-type="float" office:value="169" calcext:value-type="float">
            <text:p>169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formula="of:=IF(MOD([.$F172];[.A175])=0;[.A175];&quot;&quot;)"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formula="of:=IF(MOD([.$F173];[.A176])=0;[.A176];&quot;&quot;)" office:value-type="float" office:value="171" calcext:value-type="float">
            <text:p>171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formula="of:=IF(MOD([.$F174];[.A177])=0;[.A177];&quot;&quot;)" office:value-type="float" office:value="172" calcext:value-type="float">
            <text:p>172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formula="of:=IF(MOD([.$F175];[.A178])=0;[.A178];&quot;&quot;)" office:value-type="float" office:value="173" calcext:value-type="float">
            <text:p>173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formula="of:=IF(MOD([.$F176];[.A179])=0;[.A179];&quot;&quot;)"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formula="of:=IF(MOD([.$F177];[.A180])=0;[.A180];&quot;&quot;)" office:value-type="float" office:value="175" calcext:value-type="float">
            <text:p>175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formula="of:=IF(MOD([.$F178];[.A181])=0;[.A181];&quot;&quot;)"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formula="of:=IF(MOD([.$F179];[.A182])=0;[.A182];&quot;&quot;)" office:value-type="float" office:value="177" calcext:value-type="float">
            <text:p>177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formula="of:=IF(MOD([.$F180];[.A183])=0;[.A183];&quot;&quot;)" office:value-type="float" office:value="178" calcext:value-type="float">
            <text:p>178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formula="of:=IF(MOD([.$F181];[.A184])=0;[.A184];&quot;&quot;)" office:value-type="float" office:value="179" calcext:value-type="float">
            <text:p>179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formula="of:=IF(MOD([.$F182];[.A185])=0;[.A185];&quot;&quot;)" office:value-type="float" office:value="180" calcext:value-type="float">
            <text:p>180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formula="of:=IF(MOD([.$F183];[.A186])=0;[.A186];&quot;&quot;)" office:value-type="float" office:value="181" calcext:value-type="float">
            <text:p>181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formula="of:=IF(MOD([.$F184];[.A187])=0;[.A187];&quot;&quot;)" office:value-type="float" office:value="182" calcext:value-type="float">
            <text:p>182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formula="of:=IF(MOD([.$F185];[.A188])=0;[.A188];&quot;&quot;)" office:value-type="float" office:value="183" calcext:value-type="float">
            <text:p>183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formula="of:=IF(MOD([.$F186];[.A189])=0;[.A189];&quot;&quot;)" office:value-type="float" office:value="184" calcext:value-type="float">
            <text:p>184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formula="of:=IF(MOD([.$F187];[.A190])=0;[.A190];&quot;&quot;)" office:value-type="float" office:value="185" calcext:value-type="float">
            <text:p>185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formula="of:=IF(MOD([.$F188];[.A191])=0;[.A191];&quot;&quot;)" office:value-type="float" office:value="186" calcext:value-type="float">
            <text:p>186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formula="of:=IF(MOD([.$F189];[.A192])=0;[.A192];&quot;&quot;)" office:value-type="float" office:value="187" calcext:value-type="float">
            <text:p>187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formula="of:=IF(MOD([.$F190];[.A193])=0;[.A193];&quot;&quot;)" office:value-type="float" office:value="188" calcext:value-type="float">
            <text:p>188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formula="of:=IF(MOD([.$F191];[.A194])=0;[.A194];&quot;&quot;)" office:value-type="float" office:value="189" calcext:value-type="float">
            <text:p>189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formula="of:=IF(MOD([.$F192];[.A195])=0;[.A195];&quot;&quot;)" office:value-type="float" office:value="190" calcext:value-type="float">
            <text:p>190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formula="of:=IF(MOD([.$F193];[.A196])=0;[.A196];&quot;&quot;)" office:value-type="float" office:value="191" calcext:value-type="float">
            <text:p>191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formula="of:=IF(MOD([.$F194];[.A197])=0;[.A197];&quot;&quot;)" office:value-type="float" office:value="192" calcext:value-type="float">
            <text:p>192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formula="of:=IF(MOD([.$F195];[.A198])=0;[.A198];&quot;&quot;)" office:value-type="float" office:value="193" calcext:value-type="float">
            <text:p>193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formula="of:=IF(MOD([.$F196];[.A199])=0;[.A199];&quot;&quot;)" office:value-type="float" office:value="194" calcext:value-type="float">
            <text:p>194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formula="of:=IF(MOD([.$F197];[.A200])=0;[.A200];&quot;&quot;)" office:value-type="float" office:value="195" calcext:value-type="float">
            <text:p>195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formula="of:=IF(MOD([.$F198];[.A201])=0;[.A201];&quot;&quot;)" office:value-type="float" office:value="196" calcext:value-type="float">
            <text:p>196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formula="of:=IF(MOD([.$F199];[.A202])=0;[.A202];&quot;&quot;)" office:value-type="float" office:value="197" calcext:value-type="float">
            <text:p>197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formula="of:=IF(MOD([.$F200];[.A203])=0;[.A203];&quot;&quot;)" office:value-type="float" office:value="198" calcext:value-type="float">
            <text:p>198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formula="of:=IF(MOD([.$F201];[.A204])=0;[.A204];&quot;&quot;)" office:value-type="float" office:value="199" calcext:value-type="float">
            <text:p>199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formula="of:=IF(MOD([.$F202];[.A205])=0;[.A205];&quot;&quot;)"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formula="of:=IF(MOD([.$F203];[.A206])=0;[.A206];&quot;&quot;)" office:value-type="float" office:value="201" calcext:value-type="float">
            <text:p>201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formula="of:=IF(MOD([.$F204];[.A207])=0;[.A207];&quot;&quot;)" office:value-type="float" office:value="202" calcext:value-type="float">
            <text:p>202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formula="of:=IF(MOD([.$F205];[.A208])=0;[.A208];&quot;&quot;)" office:value-type="float" office:value="203" calcext:value-type="float">
            <text:p>203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formula="of:=IF(MOD([.$F206];[.A209])=0;[.A209];&quot;&quot;)" office:value-type="float" office:value="204" calcext:value-type="float">
            <text:p>204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formula="of:=IF(MOD([.$F207];[.A210])=0;[.A210];&quot;&quot;)" office:value-type="float" office:value="205" calcext:value-type="float">
            <text:p>205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formula="of:=IF(MOD([.$F208];[.A211])=0;[.A211];&quot;&quot;)" office:value-type="float" office:value="206" calcext:value-type="float">
            <text:p>206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formula="of:=IF(MOD([.$F209];[.A212])=0;[.A212];&quot;&quot;)" office:value-type="float" office:value="207" calcext:value-type="float">
            <text:p>207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formula="of:=IF(MOD([.$F210];[.A213])=0;[.A213];&quot;&quot;)" office:value-type="float" office:value="208" calcext:value-type="float">
            <text:p>208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formula="of:=IF(MOD([.$F211];[.A214])=0;[.A214];&quot;&quot;)" office:value-type="float" office:value="209" calcext:value-type="float">
            <text:p>209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formula="of:=IF(MOD([.$F212];[.A215])=0;[.A215];&quot;&quot;)" office:value-type="float" office:value="210" calcext:value-type="float">
            <text:p>210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formula="of:=IF(MOD([.$F213];[.A216])=0;[.A216];&quot;&quot;)" office:value-type="float" office:value="211" calcext:value-type="float">
            <text:p>211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formula="of:=IF(MOD([.$F214];[.A217])=0;[.A217];&quot;&quot;)" office:value-type="float" office:value="212" calcext:value-type="float">
            <text:p>212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formula="of:=IF(MOD([.$F215];[.A218])=0;[.A218];&quot;&quot;)" office:value-type="float" office:value="213" calcext:value-type="float">
            <text:p>213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formula="of:=IF(MOD([.$F216];[.A219])=0;[.A219];&quot;&quot;)" office:value-type="float" office:value="214" calcext:value-type="float">
            <text:p>214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formula="of:=IF(MOD([.$F217];[.A220])=0;[.A220];&quot;&quot;)" office:value-type="float" office:value="215" calcext:value-type="float">
            <text:p>215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formula="of:=IF(MOD([.$F218];[.A221])=0;[.A221];&quot;&quot;)" office:value-type="float" office:value="216" calcext:value-type="float">
            <text:p>216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formula="of:=IF(MOD([.$F219];[.A222])=0;[.A222];&quot;&quot;)" office:value-type="float" office:value="217" calcext:value-type="float">
            <text:p>217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formula="of:=IF(MOD([.$F220];[.A223])=0;[.A223];&quot;&quot;)" office:value-type="float" office:value="218" calcext:value-type="float">
            <text:p>218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formula="of:=IF(MOD([.$F221];[.A224])=0;[.A224];&quot;&quot;)" office:value-type="float" office:value="219" calcext:value-type="float">
            <text:p>219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formula="of:=IF(MOD([.$F222];[.A225])=0;[.A225];&quot;&quot;)" office:value-type="float" office:value="220" calcext:value-type="float">
            <text:p>220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formula="of:=IF(MOD([.$F223];[.A226])=0;[.A226];&quot;&quot;)" office:value-type="float" office:value="221" calcext:value-type="float">
            <text:p>221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formula="of:=IF(MOD([.$F224];[.A227])=0;[.A227];&quot;&quot;)" office:value-type="float" office:value="222" calcext:value-type="float">
            <text:p>222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formula="of:=IF(MOD([.$F225];[.A228])=0;[.A228];&quot;&quot;)" office:value-type="float" office:value="223" calcext:value-type="float">
            <text:p>223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formula="of:=IF(MOD([.$F226];[.A229])=0;[.A229];&quot;&quot;)" office:value-type="float" office:value="224" calcext:value-type="float">
            <text:p>224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formula="of:=IF(MOD([.$F227];[.A230])=0;[.A230];&quot;&quot;)" office:value-type="float" office:value="225" calcext:value-type="float">
            <text:p>225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formula="of:=IF(MOD([.$F228];[.A231])=0;[.A231];&quot;&quot;)" office:value-type="float" office:value="226" calcext:value-type="float">
            <text:p>226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formula="of:=IF(MOD([.$F229];[.A232])=0;[.A232];&quot;&quot;)" office:value-type="float" office:value="227" calcext:value-type="float">
            <text:p>227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formula="of:=IF(MOD([.$F230];[.A233])=0;[.A233];&quot;&quot;)" office:value-type="float" office:value="228" calcext:value-type="float">
            <text:p>228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formula="of:=IF(MOD([.$F231];[.A234])=0;[.A234];&quot;&quot;)" office:value-type="float" office:value="229" calcext:value-type="float">
            <text:p>229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formula="of:=IF(MOD([.$F232];[.A235])=0;[.A235];&quot;&quot;)" office:value-type="float" office:value="230" calcext:value-type="float">
            <text:p>230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formula="of:=IF(MOD([.$F233];[.A236])=0;[.A236];&quot;&quot;)" office:value-type="float" office:value="231" calcext:value-type="float">
            <text:p>231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formula="of:=IF(MOD([.$F234];[.A237])=0;[.A237];&quot;&quot;)" office:value-type="float" office:value="232" calcext:value-type="float">
            <text:p>232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formula="of:=IF(MOD([.$F235];[.A238])=0;[.A238];&quot;&quot;)" office:value-type="float" office:value="233" calcext:value-type="float">
            <text:p>233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formula="of:=IF(MOD([.$F236];[.A239])=0;[.A239];&quot;&quot;)" office:value-type="float" office:value="234" calcext:value-type="float">
            <text:p>234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formula="of:=IF(MOD([.$F237];[.A240])=0;[.A240];&quot;&quot;)" office:value-type="float" office:value="235" calcext:value-type="float">
            <text:p>235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formula="of:=IF(MOD([.$F238];[.A241])=0;[.A241];&quot;&quot;)" office:value-type="float" office:value="236" calcext:value-type="float">
            <text:p>236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formula="of:=IF(MOD([.$F239];[.A242])=0;[.A242];&quot;&quot;)" office:value-type="float" office:value="237" calcext:value-type="float">
            <text:p>237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formula="of:=IF(MOD([.$F240];[.A243])=0;[.A243];&quot;&quot;)" office:value-type="float" office:value="238" calcext:value-type="float">
            <text:p>238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formula="of:=IF(MOD([.$F241];[.A244])=0;[.A244];&quot;&quot;)" office:value-type="float" office:value="239" calcext:value-type="float">
            <text:p>239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formula="of:=IF(MOD([.$F242];[.A245])=0;[.A245];&quot;&quot;)" office:value-type="float" office:value="240" calcext:value-type="float">
            <text:p>240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formula="of:=IF(MOD([.$F243];[.A246])=0;[.A246];&quot;&quot;)" office:value-type="float" office:value="241" calcext:value-type="float">
            <text:p>241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formula="of:=IF(MOD([.$F244];[.A247])=0;[.A247];&quot;&quot;)" office:value-type="float" office:value="242" calcext:value-type="float">
            <text:p>242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formula="of:=IF(MOD([.$F245];[.A248])=0;[.A248];&quot;&quot;)" office:value-type="float" office:value="243" calcext:value-type="float">
            <text:p>243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formula="of:=IF(MOD([.$F246];[.A249])=0;[.A249];&quot;&quot;)" office:value-type="float" office:value="244" calcext:value-type="float">
            <text:p>244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formula="of:=IF(MOD([.$F247];[.A250])=0;[.A250];&quot;&quot;)" office:value-type="float" office:value="245" calcext:value-type="float">
            <text:p>245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formula="of:=IF(MOD([.$F248];[.A251])=0;[.A251];&quot;&quot;)" office:value-type="float" office:value="246" calcext:value-type="float">
            <text:p>246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formula="of:=IF(MOD([.$F249];[.A252])=0;[.A252];&quot;&quot;)" office:value-type="float" office:value="247" calcext:value-type="float">
            <text:p>247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formula="of:=IF(MOD([.$F250];[.A253])=0;[.A253];&quot;&quot;)" office:value-type="float" office:value="248" calcext:value-type="float">
            <text:p>248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formula="of:=IF(MOD([.$F251];[.A254])=0;[.A254];&quot;&quot;)" office:value-type="float" office:value="249" calcext:value-type="float">
            <text:p>249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formula="of:=IF(MOD([.$F252];[.A255])=0;[.A255];&quot;&quot;)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formula="of:=IF(MOD([.$F253];[.A256])=0;[.A256];&quot;&quot;)" office:value-type="float" office:value="251" calcext:value-type="float">
            <text:p>251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formula="of:=IF(MOD([.$F254];[.A257])=0;[.A257];&quot;&quot;)" office:value-type="float" office:value="252" calcext:value-type="float">
            <text:p>252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formula="of:=IF(MOD([.$F255];[.A258])=0;[.A258];&quot;&quot;)" office:value-type="float" office:value="253" calcext:value-type="float">
            <text:p>253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formula="of:=IF(MOD([.$F256];[.A259])=0;[.A259];&quot;&quot;)" office:value-type="float" office:value="254" calcext:value-type="float">
            <text:p>254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formula="of:=IF(MOD([.$F257];[.A260])=0;[.A260];&quot;&quot;)"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formula="of:=IF(MOD([.$F258];[.A261])=0;[.A261];&quot;&quot;)" office:value-type="float" office:value="256" calcext:value-type="float">
            <text:p>256</text:p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formula="of:=IF(MOD([.$F259];[.A262])=0;[.A262];&quot;&quot;)" office:value-type="float" office:value="257" calcext:value-type="float">
            <text:p>257</text:p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formula="of:=IF(MOD([.$F260];[.A263])=0;[.A263];&quot;&quot;)" office:value-type="float" office:value="258" calcext:value-type="float">
            <text:p>258</text:p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formula="of:=IF(MOD([.$F261];[.A264])=0;[.A264];&quot;&quot;)" office:value-type="float" office:value="259" calcext:value-type="float">
            <text:p>259</text:p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formula="of:=IF(MOD([.$F262];[.A265])=0;[.A265];&quot;&quot;)" office:value-type="float" office:value="260" calcext:value-type="float">
            <text:p>260</text:p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formula="of:=IF(MOD([.$F263];[.A266])=0;[.A266];&quot;&quot;)" office:value-type="float" office:value="261" calcext:value-type="float">
            <text:p>261</text:p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formula="of:=IF(MOD([.$F264];[.A267])=0;[.A267];&quot;&quot;)" office:value-type="float" office:value="262" calcext:value-type="float">
            <text:p>262</text:p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formula="of:=IF(MOD([.$F265];[.A268])=0;[.A268];&quot;&quot;)" office:value-type="float" office:value="263" calcext:value-type="float">
            <text:p>263</text:p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formula="of:=IF(MOD([.$F266];[.A269])=0;[.A269];&quot;&quot;)" office:value-type="float" office:value="264" calcext:value-type="float">
            <text:p>264</text:p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formula="of:=IF(MOD([.$F267];[.A270])=0;[.A270];&quot;&quot;)" office:value-type="float" office:value="265" calcext:value-type="float">
            <text:p>265</text:p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formula="of:=IF(MOD([.$F268];[.A271])=0;[.A271];&quot;&quot;)" office:value-type="float" office:value="266" calcext:value-type="float">
            <text:p>266</text:p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formula="of:=IF(MOD([.$F269];[.A272])=0;[.A272];&quot;&quot;)" office:value-type="float" office:value="267" calcext:value-type="float">
            <text:p>267</text:p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formula="of:=IF(MOD([.$F270];[.A273])=0;[.A273];&quot;&quot;)" office:value-type="float" office:value="268" calcext:value-type="float">
            <text:p>268</text:p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formula="of:=IF(MOD([.$F271];[.A274])=0;[.A274];&quot;&quot;)" office:value-type="float" office:value="269" calcext:value-type="float">
            <text:p>269</text:p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formula="of:=IF(MOD([.$F272];[.A275])=0;[.A275];&quot;&quot;)" office:value-type="float" office:value="270" calcext:value-type="float">
            <text:p>270</text:p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formula="of:=IF(MOD([.$F273];[.A276])=0;[.A276];&quot;&quot;)" office:value-type="float" office:value="271" calcext:value-type="float">
            <text:p>271</text:p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formula="of:=IF(MOD([.$F274];[.A277])=0;[.A277];&quot;&quot;)" office:value-type="float" office:value="272" calcext:value-type="float">
            <text:p>272</text:p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formula="of:=IF(MOD([.$F275];[.A278])=0;[.A278];&quot;&quot;)" office:value-type="float" office:value="273" calcext:value-type="float">
            <text:p>273</text:p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formula="of:=IF(MOD([.$F276];[.A279])=0;[.A279];&quot;&quot;)" office:value-type="float" office:value="274" calcext:value-type="float">
            <text:p>274</text:p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formula="of:=IF(MOD([.$F277];[.A280])=0;[.A280];&quot;&quot;)" office:value-type="float" office:value="275" calcext:value-type="float">
            <text:p>275</text:p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formula="of:=IF(MOD([.$F278];[.A281])=0;[.A281];&quot;&quot;)" office:value-type="float" office:value="276" calcext:value-type="float">
            <text:p>276</text:p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formula="of:=IF(MOD([.$F279];[.A282])=0;[.A282];&quot;&quot;)" office:value-type="float" office:value="277" calcext:value-type="float">
            <text:p>277</text:p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formula="of:=IF(MOD([.$F280];[.A283])=0;[.A283];&quot;&quot;)" office:value-type="float" office:value="278" calcext:value-type="float">
            <text:p>278</text:p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formula="of:=IF(MOD([.$F281];[.A284])=0;[.A284];&quot;&quot;)" office:value-type="float" office:value="279" calcext:value-type="float">
            <text:p>279</text:p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formula="of:=IF(MOD([.$F282];[.A285])=0;[.A285];&quot;&quot;)" office:value-type="float" office:value="280" calcext:value-type="float">
            <text:p>280</text:p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formula="of:=IF(MOD([.$F283];[.A286])=0;[.A286];&quot;&quot;)" office:value-type="float" office:value="281" calcext:value-type="float">
            <text:p>281</text:p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formula="of:=IF(MOD([.$F284];[.A287])=0;[.A287];&quot;&quot;)" office:value-type="float" office:value="282" calcext:value-type="float">
            <text:p>282</text:p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formula="of:=IF(MOD([.$F285];[.A288])=0;[.A288];&quot;&quot;)" office:value-type="float" office:value="283" calcext:value-type="float">
            <text:p>283</text:p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formula="of:=IF(MOD([.$F286];[.A289])=0;[.A289];&quot;&quot;)" office:value-type="float" office:value="284" calcext:value-type="float">
            <text:p>284</text:p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formula="of:=IF(MOD([.$F287];[.A290])=0;[.A290];&quot;&quot;)" office:value-type="float" office:value="285" calcext:value-type="float">
            <text:p>285</text:p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formula="of:=IF(MOD([.$F288];[.A291])=0;[.A291];&quot;&quot;)" office:value-type="float" office:value="286" calcext:value-type="float">
            <text:p>286</text:p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formula="of:=IF(MOD([.$F289];[.A292])=0;[.A292];&quot;&quot;)" office:value-type="float" office:value="287" calcext:value-type="float">
            <text:p>287</text:p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formula="of:=IF(MOD([.$F290];[.A293])=0;[.A293];&quot;&quot;)" office:value-type="float" office:value="288" calcext:value-type="float">
            <text:p>288</text:p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formula="of:=IF(MOD([.$F291];[.A294])=0;[.A294];&quot;&quot;)" office:value-type="float" office:value="289" calcext:value-type="float">
            <text:p>289</text:p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formula="of:=IF(MOD([.$F292];[.A295])=0;[.A295];&quot;&quot;)" office:value-type="float" office:value="290" calcext:value-type="float">
            <text:p>290</text:p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formula="of:=IF(MOD([.$F293];[.A296])=0;[.A296];&quot;&quot;)" office:value-type="float" office:value="291" calcext:value-type="float">
            <text:p>291</text:p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formula="of:=IF(MOD([.$F294];[.A297])=0;[.A297];&quot;&quot;)" office:value-type="float" office:value="292" calcext:value-type="float">
            <text:p>292</text:p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formula="of:=IF(MOD([.$F295];[.A298])=0;[.A298];&quot;&quot;)" office:value-type="float" office:value="293" calcext:value-type="float">
            <text:p>293</text:p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formula="of:=IF(MOD([.$F296];[.A299])=0;[.A299];&quot;&quot;)" office:value-type="float" office:value="294" calcext:value-type="float">
            <text:p>294</text:p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formula="of:=IF(MOD([.$F297];[.A300])=0;[.A300];&quot;&quot;)" office:value-type="float" office:value="295" calcext:value-type="float">
            <text:p>295</text:p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formula="of:=IF(MOD([.$F298];[.A301])=0;[.A301];&quot;&quot;)" office:value-type="float" office:value="296" calcext:value-type="float">
            <text:p>296</text:p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formula="of:=IF(MOD([.$F299];[.A302])=0;[.A302];&quot;&quot;)" office:value-type="float" office:value="297" calcext:value-type="float">
            <text:p>297</text:p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formula="of:=IF(MOD([.$F300];[.A303])=0;[.A303];&quot;&quot;)" office:value-type="float" office:value="298" calcext:value-type="float">
            <text:p>298</text:p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formula="of:=IF(MOD([.$F301];[.A304])=0;[.A304];&quot;&quot;)" office:value-type="float" office:value="299" calcext:value-type="float">
            <text:p>299</text:p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formula="of:=IF(MOD([.$F302];[.A305])=0;[.A305];&quot;&quot;)" office:value-type="float" office:value="300" calcext:value-type="float">
            <text:p>300</text:p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formula="of:=IF(MOD([.$F303];[.A306])=0;[.A306];&quot;&quot;)" office:value-type="float" office:value="301" calcext:value-type="float">
            <text:p>301</text:p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formula="of:=IF(MOD([.$F304];[.A307])=0;[.A307];&quot;&quot;)" office:value-type="float" office:value="302" calcext:value-type="float">
            <text:p>302</text:p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formula="of:=IF(MOD([.$F305];[.A308])=0;[.A308];&quot;&quot;)" office:value-type="float" office:value="303" calcext:value-type="float">
            <text:p>303</text:p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formula="of:=IF(MOD([.$F306];[.A309])=0;[.A309];&quot;&quot;)" office:value-type="float" office:value="304" calcext:value-type="float">
            <text:p>304</text:p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formula="of:=IF(MOD([.$F307];[.A310])=0;[.A310];&quot;&quot;)" office:value-type="float" office:value="305" calcext:value-type="float">
            <text:p>305</text:p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formula="of:=IF(MOD([.$F308];[.A311])=0;[.A311];&quot;&quot;)" office:value-type="float" office:value="306" calcext:value-type="float">
            <text:p>306</text:p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formula="of:=IF(MOD([.$F309];[.A312])=0;[.A312];&quot;&quot;)" office:value-type="float" office:value="307" calcext:value-type="float">
            <text:p>307</text:p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formula="of:=IF(MOD([.$F310];[.A313])=0;[.A313];&quot;&quot;)" office:value-type="float" office:value="308" calcext:value-type="float">
            <text:p>308</text:p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formula="of:=IF(MOD([.$F311];[.A314])=0;[.A314];&quot;&quot;)" office:value-type="float" office:value="309" calcext:value-type="float">
            <text:p>309</text:p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formula="of:=IF(MOD([.$F312];[.A315])=0;[.A315];&quot;&quot;)" office:value-type="float" office:value="310" calcext:value-type="float">
            <text:p>310</text:p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formula="of:=IF(MOD([.$F313];[.A316])=0;[.A316];&quot;&quot;)" office:value-type="float" office:value="311" calcext:value-type="float">
            <text:p>311</text:p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formula="of:=IF(MOD([.$F314];[.A317])=0;[.A317];&quot;&quot;)" office:value-type="float" office:value="312" calcext:value-type="float">
            <text:p>312</text:p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formula="of:=IF(MOD([.$F315];[.A318])=0;[.A318];&quot;&quot;)" office:value-type="float" office:value="313" calcext:value-type="float">
            <text:p>313</text:p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formula="of:=IF(MOD([.$F316];[.A319])=0;[.A319];&quot;&quot;)" office:value-type="float" office:value="314" calcext:value-type="float">
            <text:p>314</text:p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formula="of:=IF(MOD([.$F317];[.A320])=0;[.A320];&quot;&quot;)" office:value-type="float" office:value="315" calcext:value-type="float">
            <text:p>315</text:p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formula="of:=IF(MOD([.$F318];[.A321])=0;[.A321];&quot;&quot;)" office:value-type="float" office:value="316" calcext:value-type="float">
            <text:p>316</text:p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formula="of:=IF(MOD([.$F319];[.A322])=0;[.A322];&quot;&quot;)" office:value-type="float" office:value="317" calcext:value-type="float">
            <text:p>317</text:p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formula="of:=IF(MOD([.$F320];[.A323])=0;[.A323];&quot;&quot;)" office:value-type="float" office:value="318" calcext:value-type="float">
            <text:p>318</text:p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formula="of:=IF(MOD([.$F321];[.A324])=0;[.A324];&quot;&quot;)" office:value-type="float" office:value="319" calcext:value-type="float">
            <text:p>319</text:p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formula="of:=IF(MOD([.$F322];[.A325])=0;[.A325];&quot;&quot;)" office:value-type="float" office:value="320" calcext:value-type="float">
            <text:p>320</text:p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formula="of:=IF(MOD([.$F323];[.A326])=0;[.A326];&quot;&quot;)" office:value-type="float" office:value="321" calcext:value-type="float">
            <text:p>321</text:p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formula="of:=IF(MOD([.$F324];[.A327])=0;[.A327];&quot;&quot;)" office:value-type="float" office:value="322" calcext:value-type="float">
            <text:p>322</text:p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formula="of:=IF(MOD([.$F325];[.A328])=0;[.A328];&quot;&quot;)" office:value-type="float" office:value="323" calcext:value-type="float">
            <text:p>323</text:p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formula="of:=IF(MOD([.$F326];[.A329])=0;[.A329];&quot;&quot;)" office:value-type="float" office:value="324" calcext:value-type="float">
            <text:p>324</text:p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formula="of:=IF(MOD([.$F327];[.A330])=0;[.A330];&quot;&quot;)" office:value-type="float" office:value="325" calcext:value-type="float">
            <text:p>325</text:p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formula="of:=IF(MOD([.$F328];[.A331])=0;[.A331];&quot;&quot;)" office:value-type="float" office:value="326" calcext:value-type="float">
            <text:p>326</text:p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formula="of:=IF(MOD([.$F329];[.A332])=0;[.A332];&quot;&quot;)" office:value-type="float" office:value="327" calcext:value-type="float">
            <text:p>327</text:p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formula="of:=IF(MOD([.$F330];[.A333])=0;[.A333];&quot;&quot;)" office:value-type="float" office:value="328" calcext:value-type="float">
            <text:p>328</text:p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formula="of:=IF(MOD([.$F331];[.A334])=0;[.A334];&quot;&quot;)" office:value-type="float" office:value="329" calcext:value-type="float">
            <text:p>329</text:p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formula="of:=IF(MOD([.$F332];[.A335])=0;[.A335];&quot;&quot;)" office:value-type="float" office:value="330" calcext:value-type="float">
            <text:p>330</text:p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formula="of:=IF(MOD([.$F333];[.A336])=0;[.A336];&quot;&quot;)" office:value-type="float" office:value="331" calcext:value-type="float">
            <text:p>331</text:p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formula="of:=IF(MOD([.$F334];[.A337])=0;[.A337];&quot;&quot;)" office:value-type="float" office:value="332" calcext:value-type="float">
            <text:p>332</text:p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formula="of:=IF(MOD([.$F335];[.A338])=0;[.A338];&quot;&quot;)" office:value-type="float" office:value="333" calcext:value-type="float">
            <text:p>333</text:p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formula="of:=IF(MOD([.$F336];[.A339])=0;[.A339];&quot;&quot;)" office:value-type="float" office:value="334" calcext:value-type="float">
            <text:p>334</text:p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formula="of:=IF(MOD([.$F337];[.A340])=0;[.A340];&quot;&quot;)" office:value-type="float" office:value="335" calcext:value-type="float">
            <text:p>335</text:p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formula="of:=IF(MOD([.$F338];[.A341])=0;[.A341];&quot;&quot;)" office:value-type="float" office:value="336" calcext:value-type="float">
            <text:p>336</text:p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formula="of:=IF(MOD([.$F339];[.A342])=0;[.A342];&quot;&quot;)" office:value-type="float" office:value="337" calcext:value-type="float">
            <text:p>337</text:p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formula="of:=IF(MOD([.$F340];[.A343])=0;[.A343];&quot;&quot;)" office:value-type="float" office:value="338" calcext:value-type="float">
            <text:p>338</text:p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formula="of:=IF(MOD([.$F341];[.A344])=0;[.A344];&quot;&quot;)" office:value-type="float" office:value="339" calcext:value-type="float">
            <text:p>339</text:p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formula="of:=IF(MOD([.$F342];[.A345])=0;[.A345];&quot;&quot;)" office:value-type="float" office:value="340" calcext:value-type="float">
            <text:p>340</text:p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formula="of:=IF(MOD([.$F343];[.A346])=0;[.A346];&quot;&quot;)" office:value-type="float" office:value="341" calcext:value-type="float">
            <text:p>341</text:p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formula="of:=IF(MOD([.$F344];[.A347])=0;[.A347];&quot;&quot;)" office:value-type="float" office:value="342" calcext:value-type="float">
            <text:p>342</text:p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formula="of:=IF(MOD([.$F345];[.A348])=0;[.A348];&quot;&quot;)" office:value-type="float" office:value="343" calcext:value-type="float">
            <text:p>343</text:p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formula="of:=IF(MOD([.$F346];[.A349])=0;[.A349];&quot;&quot;)" office:value-type="float" office:value="344" calcext:value-type="float">
            <text:p>344</text:p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formula="of:=IF(MOD([.$F347];[.A350])=0;[.A350];&quot;&quot;)" office:value-type="float" office:value="345" calcext:value-type="float">
            <text:p>345</text:p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formula="of:=IF(MOD([.$F348];[.A351])=0;[.A351];&quot;&quot;)" office:value-type="float" office:value="346" calcext:value-type="float">
            <text:p>346</text:p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formula="of:=IF(MOD([.$F349];[.A352])=0;[.A352];&quot;&quot;)" office:value-type="float" office:value="347" calcext:value-type="float">
            <text:p>347</text:p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formula="of:=IF(MOD([.$F350];[.A353])=0;[.A353];&quot;&quot;)" office:value-type="float" office:value="348" calcext:value-type="float">
            <text:p>348</text:p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formula="of:=IF(MOD([.$F351];[.A354])=0;[.A354];&quot;&quot;)" office:value-type="float" office:value="349" calcext:value-type="float">
            <text:p>349</text:p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formula="of:=IF(MOD([.$F352];[.A355])=0;[.A355];&quot;&quot;)" office:value-type="float" office:value="350" calcext:value-type="float">
            <text:p>350</text:p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formula="of:=IF(MOD([.$F353];[.A356])=0;[.A356];&quot;&quot;)" office:value-type="float" office:value="351" calcext:value-type="float">
            <text:p>351</text:p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formula="of:=IF(MOD([.$F354];[.A357])=0;[.A357];&quot;&quot;)" office:value-type="float" office:value="352" calcext:value-type="float">
            <text:p>352</text:p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formula="of:=IF(MOD([.$F355];[.A358])=0;[.A358];&quot;&quot;)" office:value-type="float" office:value="353" calcext:value-type="float">
            <text:p>353</text:p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formula="of:=IF(MOD([.$F356];[.A359])=0;[.A359];&quot;&quot;)" office:value-type="float" office:value="354" calcext:value-type="float">
            <text:p>354</text:p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formula="of:=IF(MOD([.$F357];[.A360])=0;[.A360];&quot;&quot;)" office:value-type="float" office:value="355" calcext:value-type="float">
            <text:p>355</text:p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formula="of:=IF(MOD([.$F358];[.A361])=0;[.A361];&quot;&quot;)" office:value-type="float" office:value="356" calcext:value-type="float">
            <text:p>356</text:p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formula="of:=IF(MOD([.$F359];[.A362])=0;[.A362];&quot;&quot;)" office:value-type="float" office:value="357" calcext:value-type="float">
            <text:p>357</text:p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formula="of:=IF(MOD([.$F360];[.A363])=0;[.A363];&quot;&quot;)" office:value-type="float" office:value="358" calcext:value-type="float">
            <text:p>358</text:p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formula="of:=IF(MOD([.$F361];[.A364])=0;[.A364];&quot;&quot;)" office:value-type="float" office:value="359" calcext:value-type="float">
            <text:p>359</text:p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formula="of:=IF(MOD([.$F362];[.A365])=0;[.A365];&quot;&quot;)" office:value-type="float" office:value="360" calcext:value-type="float">
            <text:p>360</text:p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formula="of:=IF(MOD([.$F363];[.A366])=0;[.A366];&quot;&quot;)" office:value-type="float" office:value="361" calcext:value-type="float">
            <text:p>361</text:p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formula="of:=IF(MOD([.$F364];[.A367])=0;[.A367];&quot;&quot;)" office:value-type="float" office:value="362" calcext:value-type="float">
            <text:p>362</text:p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formula="of:=IF(MOD([.$F365];[.A368])=0;[.A368];&quot;&quot;)" office:value-type="float" office:value="363" calcext:value-type="float">
            <text:p>363</text:p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formula="of:=IF(MOD([.$F366];[.A369])=0;[.A369];&quot;&quot;)" office:value-type="float" office:value="364" calcext:value-type="float">
            <text:p>364</text:p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formula="of:=IF(MOD([.$F367];[.A370])=0;[.A370];&quot;&quot;)" office:value-type="float" office:value="365" calcext:value-type="float">
            <text:p>365</text:p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formula="of:=IF(MOD([.$F368];[.A371])=0;[.A371];&quot;&quot;)" office:value-type="float" office:value="366" calcext:value-type="float">
            <text:p>366</text:p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formula="of:=IF(MOD([.$F369];[.A372])=0;[.A372];&quot;&quot;)" office:value-type="float" office:value="367" calcext:value-type="float">
            <text:p>367</text:p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formula="of:=IF(MOD([.$F370];[.A373])=0;[.A373];&quot;&quot;)" office:value-type="float" office:value="368" calcext:value-type="float">
            <text:p>368</text:p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formula="of:=IF(MOD([.$F371];[.A374])=0;[.A374];&quot;&quot;)" office:value-type="float" office:value="369" calcext:value-type="float">
            <text:p>369</text:p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formula="of:=IF(MOD([.$F372];[.A375])=0;[.A375];&quot;&quot;)" office:value-type="float" office:value="370" calcext:value-type="float">
            <text:p>370</text:p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formula="of:=IF(MOD([.$F373];[.A376])=0;[.A376];&quot;&quot;)" office:value-type="float" office:value="371" calcext:value-type="float">
            <text:p>371</text:p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formula="of:=IF(MOD([.$F374];[.A377])=0;[.A377];&quot;&quot;)" office:value-type="float" office:value="372" calcext:value-type="float">
            <text:p>372</text:p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formula="of:=IF(MOD([.$F375];[.A378])=0;[.A378];&quot;&quot;)" office:value-type="float" office:value="373" calcext:value-type="float">
            <text:p>373</text:p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formula="of:=IF(MOD([.$F376];[.A379])=0;[.A379];&quot;&quot;)" office:value-type="float" office:value="374" calcext:value-type="float">
            <text:p>374</text:p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formula="of:=IF(MOD([.$F377];[.A380])=0;[.A380];&quot;&quot;)" office:value-type="float" office:value="375" calcext:value-type="float">
            <text:p>375</text:p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formula="of:=IF(MOD([.$F378];[.A381])=0;[.A381];&quot;&quot;)" office:value-type="float" office:value="376" calcext:value-type="float">
            <text:p>376</text:p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formula="of:=IF(MOD([.$F379];[.A382])=0;[.A382];&quot;&quot;)" office:value-type="float" office:value="377" calcext:value-type="float">
            <text:p>377</text:p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formula="of:=IF(MOD([.$F380];[.A383])=0;[.A383];&quot;&quot;)" office:value-type="float" office:value="378" calcext:value-type="float">
            <text:p>378</text:p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formula="of:=IF(MOD([.$F381];[.A384])=0;[.A384];&quot;&quot;)" office:value-type="float" office:value="379" calcext:value-type="float">
            <text:p>379</text:p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formula="of:=IF(MOD([.$F382];[.A385])=0;[.A385];&quot;&quot;)" office:value-type="float" office:value="380" calcext:value-type="float">
            <text:p>380</text:p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formula="of:=IF(MOD([.$F383];[.A386])=0;[.A386];&quot;&quot;)" office:value-type="float" office:value="381" calcext:value-type="float">
            <text:p>381</text:p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formula="of:=IF(MOD([.$F384];[.A387])=0;[.A387];&quot;&quot;)" office:value-type="float" office:value="382" calcext:value-type="float">
            <text:p>382</text:p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formula="of:=IF(MOD([.$F385];[.A388])=0;[.A388];&quot;&quot;)" office:value-type="float" office:value="383" calcext:value-type="float">
            <text:p>383</text:p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formula="of:=IF(MOD([.$F386];[.A389])=0;[.A389];&quot;&quot;)" office:value-type="float" office:value="384" calcext:value-type="float">
            <text:p>384</text:p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formula="of:=IF(MOD([.$F387];[.A390])=0;[.A390];&quot;&quot;)" office:value-type="float" office:value="385" calcext:value-type="float">
            <text:p>385</text:p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formula="of:=IF(MOD([.$F388];[.A391])=0;[.A391];&quot;&quot;)" office:value-type="float" office:value="386" calcext:value-type="float">
            <text:p>386</text:p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formula="of:=IF(MOD([.$F389];[.A392])=0;[.A392];&quot;&quot;)" office:value-type="float" office:value="387" calcext:value-type="float">
            <text:p>387</text:p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formula="of:=IF(MOD([.$F390];[.A393])=0;[.A393];&quot;&quot;)" office:value-type="float" office:value="388" calcext:value-type="float">
            <text:p>388</text:p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formula="of:=IF(MOD([.$F391];[.A394])=0;[.A394];&quot;&quot;)" office:value-type="float" office:value="389" calcext:value-type="float">
            <text:p>389</text:p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formula="of:=IF(MOD([.$F392];[.A395])=0;[.A395];&quot;&quot;)" office:value-type="float" office:value="390" calcext:value-type="float">
            <text:p>390</text:p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formula="of:=IF(MOD([.$F393];[.A396])=0;[.A396];&quot;&quot;)" office:value-type="float" office:value="391" calcext:value-type="float">
            <text:p>391</text:p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formula="of:=IF(MOD([.$F394];[.A397])=0;[.A397];&quot;&quot;)" office:value-type="float" office:value="392" calcext:value-type="float">
            <text:p>392</text:p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formula="of:=IF(MOD([.$F395];[.A398])=0;[.A398];&quot;&quot;)" office:value-type="float" office:value="393" calcext:value-type="float">
            <text:p>393</text:p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formula="of:=IF(MOD([.$F396];[.A399])=0;[.A399];&quot;&quot;)" office:value-type="float" office:value="394" calcext:value-type="float">
            <text:p>394</text:p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formula="of:=IF(MOD([.$F397];[.A400])=0;[.A400];&quot;&quot;)" office:value-type="float" office:value="395" calcext:value-type="float">
            <text:p>395</text:p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formula="of:=IF(MOD([.$F398];[.A401])=0;[.A401];&quot;&quot;)" office:value-type="float" office:value="396" calcext:value-type="float">
            <text:p>396</text:p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formula="of:=IF(MOD([.$F399];[.A402])=0;[.A402];&quot;&quot;)" office:value-type="float" office:value="397" calcext:value-type="float">
            <text:p>397</text:p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formula="of:=IF(MOD([.$F400];[.A403])=0;[.A403];&quot;&quot;)" office:value-type="float" office:value="398" calcext:value-type="float">
            <text:p>398</text:p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formula="of:=IF(MOD([.$F401];[.A404])=0;[.A404];&quot;&quot;)" office:value-type="float" office:value="399" calcext:value-type="float">
            <text:p>399</text:p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formula="of:=IF(MOD([.$F402];[.A405])=0;[.A405];&quot;&quot;)" office:value-type="float" office:value="400" calcext:value-type="float">
            <text:p>400</text:p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formula="of:=IF(MOD([.$F403];[.A406])=0;[.A406];&quot;&quot;)" office:value-type="float" office:value="401" calcext:value-type="float">
            <text:p>401</text:p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formula="of:=IF(MOD([.$F404];[.A407])=0;[.A407];&quot;&quot;)" office:value-type="float" office:value="402" calcext:value-type="float">
            <text:p>402</text:p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formula="of:=IF(MOD([.$F405];[.A408])=0;[.A408];&quot;&quot;)" office:value-type="float" office:value="403" calcext:value-type="float">
            <text:p>403</text:p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formula="of:=IF(MOD([.$F406];[.A409])=0;[.A409];&quot;&quot;)" office:value-type="float" office:value="404" calcext:value-type="float">
            <text:p>404</text:p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formula="of:=IF(MOD([.$F407];[.A410])=0;[.A410];&quot;&quot;)" office:value-type="float" office:value="405" calcext:value-type="float">
            <text:p>405</text:p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formula="of:=IF(MOD([.$F408];[.A411])=0;[.A411];&quot;&quot;)" office:value-type="float" office:value="406" calcext:value-type="float">
            <text:p>406</text:p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formula="of:=IF(MOD([.$F409];[.A412])=0;[.A412];&quot;&quot;)" office:value-type="float" office:value="407" calcext:value-type="float">
            <text:p>407</text:p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formula="of:=IF(MOD([.$F410];[.A413])=0;[.A413];&quot;&quot;)" office:value-type="float" office:value="408" calcext:value-type="float">
            <text:p>408</text:p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formula="of:=IF(MOD([.$F411];[.A414])=0;[.A414];&quot;&quot;)" office:value-type="float" office:value="409" calcext:value-type="float">
            <text:p>409</text:p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formula="of:=IF(MOD([.$F412];[.A415])=0;[.A415];&quot;&quot;)" office:value-type="float" office:value="410" calcext:value-type="float">
            <text:p>410</text:p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formula="of:=IF(MOD([.$F413];[.A416])=0;[.A416];&quot;&quot;)" office:value-type="float" office:value="411" calcext:value-type="float">
            <text:p>411</text:p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formula="of:=IF(MOD([.$F414];[.A417])=0;[.A417];&quot;&quot;)" office:value-type="float" office:value="412" calcext:value-type="float">
            <text:p>412</text:p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formula="of:=IF(MOD([.$F415];[.A418])=0;[.A418];&quot;&quot;)" office:value-type="float" office:value="413" calcext:value-type="float">
            <text:p>413</text:p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formula="of:=IF(MOD([.$F416];[.A419])=0;[.A419];&quot;&quot;)" office:value-type="float" office:value="414" calcext:value-type="float">
            <text:p>414</text:p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formula="of:=IF(MOD([.$F417];[.A420])=0;[.A420];&quot;&quot;)" office:value-type="float" office:value="415" calcext:value-type="float">
            <text:p>415</text:p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formula="of:=IF(MOD([.$F418];[.A421])=0;[.A421];&quot;&quot;)" office:value-type="float" office:value="416" calcext:value-type="float">
            <text:p>416</text:p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formula="of:=IF(MOD([.$F419];[.A422])=0;[.A422];&quot;&quot;)" office:value-type="float" office:value="417" calcext:value-type="float">
            <text:p>417</text:p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formula="of:=IF(MOD([.$F420];[.A423])=0;[.A423];&quot;&quot;)" office:value-type="float" office:value="418" calcext:value-type="float">
            <text:p>418</text:p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formula="of:=IF(MOD([.$F421];[.A424])=0;[.A424];&quot;&quot;)" office:value-type="float" office:value="419" calcext:value-type="float">
            <text:p>419</text:p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formula="of:=IF(MOD([.$F422];[.A425])=0;[.A425];&quot;&quot;)" office:value-type="float" office:value="420" calcext:value-type="float">
            <text:p>420</text:p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formula="of:=IF(MOD([.$F423];[.A426])=0;[.A426];&quot;&quot;)" office:value-type="float" office:value="421" calcext:value-type="float">
            <text:p>421</text:p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formula="of:=IF(MOD([.$F424];[.A427])=0;[.A427];&quot;&quot;)" office:value-type="float" office:value="422" calcext:value-type="float">
            <text:p>422</text:p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formula="of:=IF(MOD([.$F425];[.A428])=0;[.A428];&quot;&quot;)" office:value-type="float" office:value="423" calcext:value-type="float">
            <text:p>423</text:p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formula="of:=IF(MOD([.$F426];[.A429])=0;[.A429];&quot;&quot;)" office:value-type="float" office:value="424" calcext:value-type="float">
            <text:p>424</text:p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formula="of:=IF(MOD([.$F427];[.A430])=0;[.A430];&quot;&quot;)" office:value-type="float" office:value="425" calcext:value-type="float">
            <text:p>425</text:p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formula="of:=IF(MOD([.$F428];[.A431])=0;[.A431];&quot;&quot;)" office:value-type="float" office:value="426" calcext:value-type="float">
            <text:p>426</text:p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formula="of:=IF(MOD([.$F429];[.A432])=0;[.A432];&quot;&quot;)" office:value-type="float" office:value="427" calcext:value-type="float">
            <text:p>427</text:p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formula="of:=IF(MOD([.$F430];[.A433])=0;[.A433];&quot;&quot;)" office:value-type="float" office:value="428" calcext:value-type="float">
            <text:p>428</text:p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formula="of:=IF(MOD([.$F431];[.A434])=0;[.A434];&quot;&quot;)" office:value-type="float" office:value="429" calcext:value-type="float">
            <text:p>429</text:p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formula="of:=IF(MOD([.$F432];[.A435])=0;[.A435];&quot;&quot;)" office:value-type="float" office:value="430" calcext:value-type="float">
            <text:p>430</text:p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formula="of:=IF(MOD([.$F433];[.A436])=0;[.A436];&quot;&quot;)" office:value-type="float" office:value="431" calcext:value-type="float">
            <text:p>431</text:p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formula="of:=IF(MOD([.$F434];[.A437])=0;[.A437];&quot;&quot;)" office:value-type="float" office:value="432" calcext:value-type="float">
            <text:p>432</text:p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formula="of:=IF(MOD([.$F435];[.A438])=0;[.A438];&quot;&quot;)" office:value-type="float" office:value="433" calcext:value-type="float">
            <text:p>433</text:p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formula="of:=IF(MOD([.$F436];[.A439])=0;[.A439];&quot;&quot;)" office:value-type="float" office:value="434" calcext:value-type="float">
            <text:p>434</text:p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formula="of:=IF(MOD([.$F437];[.A440])=0;[.A440];&quot;&quot;)" office:value-type="float" office:value="435" calcext:value-type="float">
            <text:p>435</text:p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formula="of:=IF(MOD([.$F438];[.A441])=0;[.A441];&quot;&quot;)" office:value-type="float" office:value="436" calcext:value-type="float">
            <text:p>436</text:p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formula="of:=IF(MOD([.$F439];[.A442])=0;[.A442];&quot;&quot;)" office:value-type="float" office:value="437" calcext:value-type="float">
            <text:p>437</text:p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formula="of:=IF(MOD([.$F440];[.A443])=0;[.A443];&quot;&quot;)" office:value-type="float" office:value="438" calcext:value-type="float">
            <text:p>438</text:p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formula="of:=IF(MOD([.$F441];[.A444])=0;[.A444];&quot;&quot;)" office:value-type="float" office:value="439" calcext:value-type="float">
            <text:p>439</text:p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formula="of:=IF(MOD([.$F442];[.A445])=0;[.A445];&quot;&quot;)" office:value-type="float" office:value="440" calcext:value-type="float">
            <text:p>440</text:p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formula="of:=IF(MOD([.$F443];[.A446])=0;[.A446];&quot;&quot;)" office:value-type="float" office:value="441" calcext:value-type="float">
            <text:p>441</text:p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formula="of:=IF(MOD([.$F444];[.A447])=0;[.A447];&quot;&quot;)" office:value-type="float" office:value="442" calcext:value-type="float">
            <text:p>442</text:p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formula="of:=IF(MOD([.$F445];[.A448])=0;[.A448];&quot;&quot;)" office:value-type="float" office:value="443" calcext:value-type="float">
            <text:p>443</text:p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formula="of:=IF(MOD([.$F446];[.A449])=0;[.A449];&quot;&quot;)" office:value-type="float" office:value="444" calcext:value-type="float">
            <text:p>444</text:p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formula="of:=IF(MOD([.$F447];[.A450])=0;[.A450];&quot;&quot;)" office:value-type="float" office:value="445" calcext:value-type="float">
            <text:p>445</text:p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formula="of:=IF(MOD([.$F448];[.A451])=0;[.A451];&quot;&quot;)" office:value-type="float" office:value="446" calcext:value-type="float">
            <text:p>446</text:p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formula="of:=IF(MOD([.$F449];[.A452])=0;[.A452];&quot;&quot;)" office:value-type="float" office:value="447" calcext:value-type="float">
            <text:p>447</text:p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formula="of:=IF(MOD([.$F450];[.A453])=0;[.A453];&quot;&quot;)" office:value-type="float" office:value="448" calcext:value-type="float">
            <text:p>448</text:p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formula="of:=IF(MOD([.$F451];[.A454])=0;[.A454];&quot;&quot;)" office:value-type="float" office:value="449" calcext:value-type="float">
            <text:p>449</text:p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formula="of:=IF(MOD([.$F452];[.A455])=0;[.A455];&quot;&quot;)" office:value-type="float" office:value="450" calcext:value-type="float">
            <text:p>450</text:p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formula="of:=IF(MOD([.$F453];[.A456])=0;[.A456];&quot;&quot;)" office:value-type="float" office:value="451" calcext:value-type="float">
            <text:p>451</text:p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formula="of:=IF(MOD([.$F454];[.A457])=0;[.A457];&quot;&quot;)" office:value-type="float" office:value="452" calcext:value-type="float">
            <text:p>452</text:p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formula="of:=IF(MOD([.$F455];[.A458])=0;[.A458];&quot;&quot;)" office:value-type="float" office:value="453" calcext:value-type="float">
            <text:p>453</text:p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formula="of:=IF(MOD([.$F456];[.A459])=0;[.A459];&quot;&quot;)" office:value-type="float" office:value="454" calcext:value-type="float">
            <text:p>454</text:p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formula="of:=IF(MOD([.$F457];[.A460])=0;[.A460];&quot;&quot;)" office:value-type="float" office:value="455" calcext:value-type="float">
            <text:p>455</text:p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formula="of:=IF(MOD([.$F458];[.A461])=0;[.A461];&quot;&quot;)" office:value-type="float" office:value="456" calcext:value-type="float">
            <text:p>456</text:p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formula="of:=IF(MOD([.$F459];[.A462])=0;[.A462];&quot;&quot;)" office:value-type="float" office:value="457" calcext:value-type="float">
            <text:p>457</text:p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formula="of:=IF(MOD([.$F460];[.A463])=0;[.A463];&quot;&quot;)" office:value-type="float" office:value="458" calcext:value-type="float">
            <text:p>458</text:p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formula="of:=IF(MOD([.$F461];[.A464])=0;[.A464];&quot;&quot;)" office:value-type="float" office:value="459" calcext:value-type="float">
            <text:p>459</text:p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formula="of:=IF(MOD([.$F462];[.A465])=0;[.A465];&quot;&quot;)" office:value-type="float" office:value="460" calcext:value-type="float">
            <text:p>460</text:p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formula="of:=IF(MOD([.$F463];[.A466])=0;[.A466];&quot;&quot;)" office:value-type="float" office:value="461" calcext:value-type="float">
            <text:p>461</text:p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formula="of:=IF(MOD([.$F464];[.A467])=0;[.A467];&quot;&quot;)" office:value-type="float" office:value="462" calcext:value-type="float">
            <text:p>462</text:p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formula="of:=IF(MOD([.$F465];[.A468])=0;[.A468];&quot;&quot;)" office:value-type="float" office:value="463" calcext:value-type="float">
            <text:p>463</text:p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formula="of:=IF(MOD([.$F466];[.A469])=0;[.A469];&quot;&quot;)" office:value-type="float" office:value="464" calcext:value-type="float">
            <text:p>464</text:p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formula="of:=IF(MOD([.$F467];[.A470])=0;[.A470];&quot;&quot;)" office:value-type="float" office:value="465" calcext:value-type="float">
            <text:p>465</text:p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formula="of:=IF(MOD([.$F468];[.A471])=0;[.A471];&quot;&quot;)" office:value-type="float" office:value="466" calcext:value-type="float">
            <text:p>466</text:p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formula="of:=IF(MOD([.$F469];[.A472])=0;[.A472];&quot;&quot;)" office:value-type="float" office:value="467" calcext:value-type="float">
            <text:p>467</text:p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formula="of:=IF(MOD([.$F470];[.A473])=0;[.A473];&quot;&quot;)" office:value-type="float" office:value="468" calcext:value-type="float">
            <text:p>468</text:p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formula="of:=IF(MOD([.$F471];[.A474])=0;[.A474];&quot;&quot;)" office:value-type="float" office:value="469" calcext:value-type="float">
            <text:p>469</text:p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formula="of:=IF(MOD([.$F472];[.A475])=0;[.A475];&quot;&quot;)" office:value-type="float" office:value="470" calcext:value-type="float">
            <text:p>470</text:p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formula="of:=IF(MOD([.$F473];[.A476])=0;[.A476];&quot;&quot;)" office:value-type="float" office:value="471" calcext:value-type="float">
            <text:p>471</text:p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formula="of:=IF(MOD([.$F474];[.A477])=0;[.A477];&quot;&quot;)" office:value-type="float" office:value="472" calcext:value-type="float">
            <text:p>472</text:p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formula="of:=IF(MOD([.$F475];[.A478])=0;[.A478];&quot;&quot;)" office:value-type="float" office:value="473" calcext:value-type="float">
            <text:p>473</text:p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formula="of:=IF(MOD([.$F476];[.A479])=0;[.A479];&quot;&quot;)" office:value-type="float" office:value="474" calcext:value-type="float">
            <text:p>474</text:p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formula="of:=IF(MOD([.$F477];[.A480])=0;[.A480];&quot;&quot;)" office:value-type="float" office:value="475" calcext:value-type="float">
            <text:p>475</text:p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formula="of:=IF(MOD([.$F478];[.A481])=0;[.A481];&quot;&quot;)" office:value-type="float" office:value="476" calcext:value-type="float">
            <text:p>476</text:p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formula="of:=IF(MOD([.$F479];[.A482])=0;[.A482];&quot;&quot;)" office:value-type="float" office:value="477" calcext:value-type="float">
            <text:p>477</text:p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formula="of:=IF(MOD([.$F480];[.A483])=0;[.A483];&quot;&quot;)" office:value-type="float" office:value="478" calcext:value-type="float">
            <text:p>478</text:p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formula="of:=IF(MOD([.$F481];[.A484])=0;[.A484];&quot;&quot;)" office:value-type="float" office:value="479" calcext:value-type="float">
            <text:p>479</text:p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formula="of:=IF(MOD([.$F482];[.A485])=0;[.A485];&quot;&quot;)" office:value-type="float" office:value="480" calcext:value-type="float">
            <text:p>480</text:p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formula="of:=IF(MOD([.$F483];[.A486])=0;[.A486];&quot;&quot;)" office:value-type="float" office:value="481" calcext:value-type="float">
            <text:p>481</text:p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formula="of:=IF(MOD([.$F484];[.A487])=0;[.A487];&quot;&quot;)" office:value-type="float" office:value="482" calcext:value-type="float">
            <text:p>482</text:p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formula="of:=IF(MOD([.$F485];[.A488])=0;[.A488];&quot;&quot;)" office:value-type="float" office:value="483" calcext:value-type="float">
            <text:p>483</text:p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formula="of:=IF(MOD([.$F486];[.A489])=0;[.A489];&quot;&quot;)" office:value-type="float" office:value="484" calcext:value-type="float">
            <text:p>484</text:p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formula="of:=IF(MOD([.$F487];[.A490])=0;[.A490];&quot;&quot;)" office:value-type="float" office:value="485" calcext:value-type="float">
            <text:p>485</text:p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formula="of:=IF(MOD([.$F488];[.A491])=0;[.A491];&quot;&quot;)" office:value-type="float" office:value="486" calcext:value-type="float">
            <text:p>486</text:p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formula="of:=IF(MOD([.$F489];[.A492])=0;[.A492];&quot;&quot;)" office:value-type="float" office:value="487" calcext:value-type="float">
            <text:p>487</text:p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formula="of:=IF(MOD([.$F490];[.A493])=0;[.A493];&quot;&quot;)" office:value-type="float" office:value="488" calcext:value-type="float">
            <text:p>488</text:p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formula="of:=IF(MOD([.$F491];[.A494])=0;[.A494];&quot;&quot;)" office:value-type="float" office:value="489" calcext:value-type="float">
            <text:p>489</text:p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formula="of:=IF(MOD([.$F492];[.A495])=0;[.A495];&quot;&quot;)" office:value-type="float" office:value="490" calcext:value-type="float">
            <text:p>490</text:p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formula="of:=IF(MOD([.$F493];[.A496])=0;[.A496];&quot;&quot;)" office:value-type="float" office:value="491" calcext:value-type="float">
            <text:p>491</text:p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formula="of:=IF(MOD([.$F494];[.A497])=0;[.A497];&quot;&quot;)" office:value-type="float" office:value="492" calcext:value-type="float">
            <text:p>492</text:p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formula="of:=IF(MOD([.$F495];[.A498])=0;[.A498];&quot;&quot;)" office:value-type="float" office:value="493" calcext:value-type="float">
            <text:p>493</text:p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formula="of:=IF(MOD([.$F496];[.A499])=0;[.A499];&quot;&quot;)" office:value-type="float" office:value="494" calcext:value-type="float">
            <text:p>494</text:p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formula="of:=IF(MOD([.$F497];[.A500])=0;[.A500];&quot;&quot;)" office:value-type="float" office:value="495" calcext:value-type="float">
            <text:p>495</text:p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formula="of:=IF(MOD([.$F498];[.A501])=0;[.A501];&quot;&quot;)" office:value-type="float" office:value="496" calcext:value-type="float">
            <text:p>496</text:p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formula="of:=IF(MOD([.$F499];[.A502])=0;[.A502];&quot;&quot;)" office:value-type="float" office:value="497" calcext:value-type="float">
            <text:p>497</text:p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formula="of:=IF(MOD([.$F500];[.A503])=0;[.A503];&quot;&quot;)" office:value-type="float" office:value="498" calcext:value-type="float">
            <text:p>498</text:p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formula="of:=IF(MOD([.$F501];[.A504])=0;[.A504];&quot;&quot;)" office:value-type="float" office:value="499" calcext:value-type="float">
            <text:p>499</text:p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formula="of:=IF(MOD([.$F502];[.A505])=0;[.A505];&quot;&quot;)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formula="of:=IF(MOD([.$F503];[.A506])=0;[.A506];&quot;&quot;)" office:value-type="float" office:value="501" calcext:value-type="float">
            <text:p>501</text:p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formula="of:=IF(MOD([.$F504];[.A507])=0;[.A507];&quot;&quot;)" office:value-type="float" office:value="502" calcext:value-type="float">
            <text:p>502</text:p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formula="of:=IF(MOD([.$F505];[.A508])=0;[.A508];&quot;&quot;)" office:value-type="float" office:value="503" calcext:value-type="float">
            <text:p>503</text:p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formula="of:=IF(MOD([.$F506];[.A509])=0;[.A509];&quot;&quot;)" office:value-type="float" office:value="504" calcext:value-type="float">
            <text:p>504</text:p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formula="of:=IF(MOD([.$F507];[.A510])=0;[.A510];&quot;&quot;)" office:value-type="float" office:value="505" calcext:value-type="float">
            <text:p>505</text:p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formula="of:=IF(MOD([.$F508];[.A511])=0;[.A511];&quot;&quot;)" office:value-type="float" office:value="506" calcext:value-type="float">
            <text:p>506</text:p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formula="of:=IF(MOD([.$F509];[.A512])=0;[.A512];&quot;&quot;)" office:value-type="float" office:value="507" calcext:value-type="float">
            <text:p>507</text:p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formula="of:=IF(MOD([.$F510];[.A513])=0;[.A513];&quot;&quot;)" office:value-type="float" office:value="508" calcext:value-type="float">
            <text:p>508</text:p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formula="of:=IF(MOD([.$F511];[.A514])=0;[.A514];&quot;&quot;)" office:value-type="float" office:value="509" calcext:value-type="float">
            <text:p>509</text:p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formula="of:=IF(MOD([.$F512];[.A515])=0;[.A515];&quot;&quot;)" office:value-type="float" office:value="510" calcext:value-type="float">
            <text:p>510</text:p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formula="of:=IF(MOD([.$F513];[.A516])=0;[.A516];&quot;&quot;)" office:value-type="float" office:value="511" calcext:value-type="float">
            <text:p>511</text:p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formula="of:=IF(MOD([.$F514];[.A517])=0;[.A517];&quot;&quot;)" office:value-type="float" office:value="512" calcext:value-type="float">
            <text:p>512</text:p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formula="of:=IF(MOD([.$F515];[.A518])=0;[.A518];&quot;&quot;)" office:value-type="float" office:value="513" calcext:value-type="float">
            <text:p>513</text:p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formula="of:=IF(MOD([.$F516];[.A519])=0;[.A519];&quot;&quot;)" office:value-type="float" office:value="514" calcext:value-type="float">
            <text:p>514</text:p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formula="of:=IF(MOD([.$F517];[.A520])=0;[.A520];&quot;&quot;)" office:value-type="float" office:value="515" calcext:value-type="float">
            <text:p>515</text:p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formula="of:=IF(MOD([.$F518];[.A521])=0;[.A521];&quot;&quot;)" office:value-type="float" office:value="516" calcext:value-type="float">
            <text:p>516</text:p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formula="of:=IF(MOD([.$F519];[.A522])=0;[.A522];&quot;&quot;)" office:value-type="float" office:value="517" calcext:value-type="float">
            <text:p>517</text:p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formula="of:=IF(MOD([.$F520];[.A523])=0;[.A523];&quot;&quot;)" office:value-type="float" office:value="518" calcext:value-type="float">
            <text:p>518</text:p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formula="of:=IF(MOD([.$F521];[.A524])=0;[.A524];&quot;&quot;)" office:value-type="float" office:value="519" calcext:value-type="float">
            <text:p>519</text:p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formula="of:=IF(MOD([.$F522];[.A525])=0;[.A525];&quot;&quot;)" office:value-type="float" office:value="520" calcext:value-type="float">
            <text:p>520</text:p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formula="of:=IF(MOD([.$F523];[.A526])=0;[.A526];&quot;&quot;)" office:value-type="float" office:value="521" calcext:value-type="float">
            <text:p>521</text:p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formula="of:=IF(MOD([.$F524];[.A527])=0;[.A527];&quot;&quot;)" office:value-type="float" office:value="522" calcext:value-type="float">
            <text:p>522</text:p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formula="of:=IF(MOD([.$F525];[.A528])=0;[.A528];&quot;&quot;)" office:value-type="float" office:value="523" calcext:value-type="float">
            <text:p>523</text:p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formula="of:=IF(MOD([.$F526];[.A529])=0;[.A529];&quot;&quot;)" office:value-type="float" office:value="524" calcext:value-type="float">
            <text:p>524</text:p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formula="of:=IF(MOD([.$F527];[.A530])=0;[.A530];&quot;&quot;)" office:value-type="float" office:value="525" calcext:value-type="float">
            <text:p>525</text:p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formula="of:=IF(MOD([.$F528];[.A531])=0;[.A531];&quot;&quot;)" office:value-type="float" office:value="526" calcext:value-type="float">
            <text:p>526</text:p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formula="of:=IF(MOD([.$F529];[.A532])=0;[.A532];&quot;&quot;)" office:value-type="float" office:value="527" calcext:value-type="float">
            <text:p>527</text:p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formula="of:=IF(MOD([.$F530];[.A533])=0;[.A533];&quot;&quot;)" office:value-type="float" office:value="528" calcext:value-type="float">
            <text:p>528</text:p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formula="of:=IF(MOD([.$F531];[.A534])=0;[.A534];&quot;&quot;)" office:value-type="float" office:value="529" calcext:value-type="float">
            <text:p>529</text:p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formula="of:=IF(MOD([.$F532];[.A535])=0;[.A535];&quot;&quot;)" office:value-type="float" office:value="530" calcext:value-type="float">
            <text:p>530</text:p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formula="of:=IF(MOD([.$F533];[.A536])=0;[.A536];&quot;&quot;)" office:value-type="float" office:value="531" calcext:value-type="float">
            <text:p>531</text:p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formula="of:=IF(MOD([.$F534];[.A537])=0;[.A537];&quot;&quot;)" office:value-type="float" office:value="532" calcext:value-type="float">
            <text:p>532</text:p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formula="of:=IF(MOD([.$F535];[.A538])=0;[.A538];&quot;&quot;)" office:value-type="float" office:value="533" calcext:value-type="float">
            <text:p>533</text:p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formula="of:=IF(MOD([.$F536];[.A539])=0;[.A539];&quot;&quot;)" office:value-type="float" office:value="534" calcext:value-type="float">
            <text:p>534</text:p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formula="of:=IF(MOD([.$F537];[.A540])=0;[.A540];&quot;&quot;)" office:value-type="float" office:value="535" calcext:value-type="float">
            <text:p>535</text:p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formula="of:=IF(MOD([.$F538];[.A541])=0;[.A541];&quot;&quot;)" office:value-type="float" office:value="536" calcext:value-type="float">
            <text:p>536</text:p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formula="of:=IF(MOD([.$F539];[.A542])=0;[.A542];&quot;&quot;)" office:value-type="float" office:value="537" calcext:value-type="float">
            <text:p>537</text:p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formula="of:=IF(MOD([.$F540];[.A543])=0;[.A543];&quot;&quot;)" office:value-type="float" office:value="538" calcext:value-type="float">
            <text:p>538</text:p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formula="of:=IF(MOD([.$F541];[.A544])=0;[.A544];&quot;&quot;)" office:value-type="float" office:value="539" calcext:value-type="float">
            <text:p>539</text:p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formula="of:=IF(MOD([.$F542];[.A545])=0;[.A545];&quot;&quot;)" office:value-type="float" office:value="540" calcext:value-type="float">
            <text:p>540</text:p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formula="of:=IF(MOD([.$F543];[.A546])=0;[.A546];&quot;&quot;)" office:value-type="float" office:value="541" calcext:value-type="float">
            <text:p>541</text:p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formula="of:=IF(MOD([.$F544];[.A547])=0;[.A547];&quot;&quot;)" office:value-type="float" office:value="542" calcext:value-type="float">
            <text:p>542</text:p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formula="of:=IF(MOD([.$F545];[.A548])=0;[.A548];&quot;&quot;)" office:value-type="float" office:value="543" calcext:value-type="float">
            <text:p>543</text:p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formula="of:=IF(MOD([.$F546];[.A549])=0;[.A549];&quot;&quot;)" office:value-type="float" office:value="544" calcext:value-type="float">
            <text:p>544</text:p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formula="of:=IF(MOD([.$F547];[.A550])=0;[.A550];&quot;&quot;)" office:value-type="float" office:value="545" calcext:value-type="float">
            <text:p>545</text:p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formula="of:=IF(MOD([.$F548];[.A551])=0;[.A551];&quot;&quot;)" office:value-type="float" office:value="546" calcext:value-type="float">
            <text:p>546</text:p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formula="of:=IF(MOD([.$F549];[.A552])=0;[.A552];&quot;&quot;)" office:value-type="float" office:value="547" calcext:value-type="float">
            <text:p>547</text:p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formula="of:=IF(MOD([.$F550];[.A553])=0;[.A553];&quot;&quot;)" office:value-type="float" office:value="548" calcext:value-type="float">
            <text:p>548</text:p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formula="of:=IF(MOD([.$F551];[.A554])=0;[.A554];&quot;&quot;)" office:value-type="float" office:value="549" calcext:value-type="float">
            <text:p>549</text:p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formula="of:=IF(MOD([.$F552];[.A555])=0;[.A555];&quot;&quot;)" office:value-type="float" office:value="550" calcext:value-type="float">
            <text:p>550</text:p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formula="of:=IF(MOD([.$F553];[.A556])=0;[.A556];&quot;&quot;)" office:value-type="float" office:value="551" calcext:value-type="float">
            <text:p>551</text:p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formula="of:=IF(MOD([.$F554];[.A557])=0;[.A557];&quot;&quot;)" office:value-type="float" office:value="552" calcext:value-type="float">
            <text:p>552</text:p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formula="of:=IF(MOD([.$F555];[.A558])=0;[.A558];&quot;&quot;)" office:value-type="float" office:value="553" calcext:value-type="float">
            <text:p>553</text:p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formula="of:=IF(MOD([.$F556];[.A559])=0;[.A559];&quot;&quot;)" office:value-type="float" office:value="554" calcext:value-type="float">
            <text:p>554</text:p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formula="of:=IF(MOD([.$F557];[.A560])=0;[.A560];&quot;&quot;)" office:value-type="float" office:value="555" calcext:value-type="float">
            <text:p>555</text:p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formula="of:=IF(MOD([.$F558];[.A561])=0;[.A561];&quot;&quot;)" office:value-type="float" office:value="556" calcext:value-type="float">
            <text:p>556</text:p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formula="of:=IF(MOD([.$F559];[.A562])=0;[.A562];&quot;&quot;)" office:value-type="float" office:value="557" calcext:value-type="float">
            <text:p>557</text:p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formula="of:=IF(MOD([.$F560];[.A563])=0;[.A563];&quot;&quot;)" office:value-type="float" office:value="558" calcext:value-type="float">
            <text:p>558</text:p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formula="of:=IF(MOD([.$F561];[.A564])=0;[.A564];&quot;&quot;)" office:value-type="float" office:value="559" calcext:value-type="float">
            <text:p>559</text:p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formula="of:=IF(MOD([.$F562];[.A565])=0;[.A565];&quot;&quot;)" office:value-type="float" office:value="560" calcext:value-type="float">
            <text:p>560</text:p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formula="of:=IF(MOD([.$F563];[.A566])=0;[.A566];&quot;&quot;)" office:value-type="float" office:value="561" calcext:value-type="float">
            <text:p>561</text:p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formula="of:=IF(MOD([.$F564];[.A567])=0;[.A567];&quot;&quot;)" office:value-type="float" office:value="562" calcext:value-type="float">
            <text:p>562</text:p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formula="of:=IF(MOD([.$F565];[.A568])=0;[.A568];&quot;&quot;)" office:value-type="float" office:value="563" calcext:value-type="float">
            <text:p>563</text:p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formula="of:=IF(MOD([.$F566];[.A569])=0;[.A569];&quot;&quot;)" office:value-type="float" office:value="564" calcext:value-type="float">
            <text:p>564</text:p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formula="of:=IF(MOD([.$F567];[.A570])=0;[.A570];&quot;&quot;)" office:value-type="float" office:value="565" calcext:value-type="float">
            <text:p>565</text:p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formula="of:=IF(MOD([.$F568];[.A571])=0;[.A571];&quot;&quot;)" office:value-type="float" office:value="566" calcext:value-type="float">
            <text:p>566</text:p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formula="of:=IF(MOD([.$F569];[.A572])=0;[.A572];&quot;&quot;)" office:value-type="float" office:value="567" calcext:value-type="float">
            <text:p>567</text:p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formula="of:=IF(MOD([.$F570];[.A573])=0;[.A573];&quot;&quot;)" office:value-type="float" office:value="568" calcext:value-type="float">
            <text:p>568</text:p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formula="of:=IF(MOD([.$F571];[.A574])=0;[.A574];&quot;&quot;)" office:value-type="float" office:value="569" calcext:value-type="float">
            <text:p>569</text:p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formula="of:=IF(MOD([.$F572];[.A575])=0;[.A575];&quot;&quot;)" office:value-type="float" office:value="570" calcext:value-type="float">
            <text:p>570</text:p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formula="of:=IF(MOD([.$F573];[.A576])=0;[.A576];&quot;&quot;)" office:value-type="float" office:value="571" calcext:value-type="float">
            <text:p>571</text:p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formula="of:=IF(MOD([.$F574];[.A577])=0;[.A577];&quot;&quot;)" office:value-type="float" office:value="572" calcext:value-type="float">
            <text:p>572</text:p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formula="of:=IF(MOD([.$F575];[.A578])=0;[.A578];&quot;&quot;)" office:value-type="float" office:value="573" calcext:value-type="float">
            <text:p>573</text:p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formula="of:=IF(MOD([.$F576];[.A579])=0;[.A579];&quot;&quot;)" office:value-type="float" office:value="574" calcext:value-type="float">
            <text:p>574</text:p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formula="of:=IF(MOD([.$F577];[.A580])=0;[.A580];&quot;&quot;)" office:value-type="float" office:value="575" calcext:value-type="float">
            <text:p>575</text:p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formula="of:=IF(MOD([.$F578];[.A581])=0;[.A581];&quot;&quot;)" office:value-type="float" office:value="576" calcext:value-type="float">
            <text:p>576</text:p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formula="of:=IF(MOD([.$F579];[.A582])=0;[.A582];&quot;&quot;)" office:value-type="float" office:value="577" calcext:value-type="float">
            <text:p>577</text:p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formula="of:=IF(MOD([.$F580];[.A583])=0;[.A583];&quot;&quot;)" office:value-type="float" office:value="578" calcext:value-type="float">
            <text:p>578</text:p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formula="of:=IF(MOD([.$F581];[.A584])=0;[.A584];&quot;&quot;)" office:value-type="float" office:value="579" calcext:value-type="float">
            <text:p>579</text:p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formula="of:=IF(MOD([.$F582];[.A585])=0;[.A585];&quot;&quot;)" office:value-type="float" office:value="580" calcext:value-type="float">
            <text:p>580</text:p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formula="of:=IF(MOD([.$F583];[.A586])=0;[.A586];&quot;&quot;)" office:value-type="float" office:value="581" calcext:value-type="float">
            <text:p>581</text:p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formula="of:=IF(MOD([.$F584];[.A587])=0;[.A587];&quot;&quot;)" office:value-type="float" office:value="582" calcext:value-type="float">
            <text:p>582</text:p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formula="of:=IF(MOD([.$F585];[.A588])=0;[.A588];&quot;&quot;)" office:value-type="float" office:value="583" calcext:value-type="float">
            <text:p>583</text:p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formula="of:=IF(MOD([.$F586];[.A589])=0;[.A589];&quot;&quot;)" office:value-type="float" office:value="584" calcext:value-type="float">
            <text:p>584</text:p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formula="of:=IF(MOD([.$F587];[.A590])=0;[.A590];&quot;&quot;)" office:value-type="float" office:value="585" calcext:value-type="float">
            <text:p>585</text:p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formula="of:=IF(MOD([.$F588];[.A591])=0;[.A591];&quot;&quot;)" office:value-type="float" office:value="586" calcext:value-type="float">
            <text:p>586</text:p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formula="of:=IF(MOD([.$F589];[.A592])=0;[.A592];&quot;&quot;)" office:value-type="float" office:value="587" calcext:value-type="float">
            <text:p>587</text:p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formula="of:=IF(MOD([.$F590];[.A593])=0;[.A593];&quot;&quot;)" office:value-type="float" office:value="588" calcext:value-type="float">
            <text:p>588</text:p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formula="of:=IF(MOD([.$F591];[.A594])=0;[.A594];&quot;&quot;)" office:value-type="float" office:value="589" calcext:value-type="float">
            <text:p>589</text:p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formula="of:=IF(MOD([.$F592];[.A595])=0;[.A595];&quot;&quot;)" office:value-type="float" office:value="590" calcext:value-type="float">
            <text:p>590</text:p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formula="of:=IF(MOD([.$F593];[.A596])=0;[.A596];&quot;&quot;)" office:value-type="float" office:value="591" calcext:value-type="float">
            <text:p>591</text:p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formula="of:=IF(MOD([.$F594];[.A597])=0;[.A597];&quot;&quot;)" office:value-type="float" office:value="592" calcext:value-type="float">
            <text:p>592</text:p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formula="of:=IF(MOD([.$F595];[.A598])=0;[.A598];&quot;&quot;)" office:value-type="float" office:value="593" calcext:value-type="float">
            <text:p>593</text:p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formula="of:=IF(MOD([.$F596];[.A599])=0;[.A599];&quot;&quot;)" office:value-type="float" office:value="594" calcext:value-type="float">
            <text:p>594</text:p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formula="of:=IF(MOD([.$F597];[.A600])=0;[.A600];&quot;&quot;)" office:value-type="float" office:value="595" calcext:value-type="float">
            <text:p>595</text:p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formula="of:=IF(MOD([.$F598];[.A601])=0;[.A601];&quot;&quot;)" office:value-type="float" office:value="596" calcext:value-type="float">
            <text:p>596</text:p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formula="of:=IF(MOD([.$F599];[.A602])=0;[.A602];&quot;&quot;)" office:value-type="float" office:value="597" calcext:value-type="float">
            <text:p>597</text:p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formula="of:=IF(MOD([.$F600];[.A603])=0;[.A603];&quot;&quot;)" office:value-type="float" office:value="598" calcext:value-type="float">
            <text:p>598</text:p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formula="of:=IF(MOD([.$F601];[.A604])=0;[.A604];&quot;&quot;)" office:value-type="float" office:value="599" calcext:value-type="float">
            <text:p>599</text:p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formula="of:=IF(MOD([.$F602];[.A605])=0;[.A605];&quot;&quot;)" office:value-type="float" office:value="600" calcext:value-type="float">
            <text:p>600</text:p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formula="of:=IF(MOD([.$F603];[.A606])=0;[.A606];&quot;&quot;)" office:value-type="float" office:value="601" calcext:value-type="float">
            <text:p>601</text:p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formula="of:=IF(MOD([.$F604];[.A607])=0;[.A607];&quot;&quot;)" office:value-type="float" office:value="602" calcext:value-type="float">
            <text:p>602</text:p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formula="of:=IF(MOD([.$F605];[.A608])=0;[.A608];&quot;&quot;)" office:value-type="float" office:value="603" calcext:value-type="float">
            <text:p>603</text:p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formula="of:=IF(MOD([.$F606];[.A609])=0;[.A609];&quot;&quot;)" office:value-type="float" office:value="604" calcext:value-type="float">
            <text:p>604</text:p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formula="of:=IF(MOD([.$F607];[.A610])=0;[.A610];&quot;&quot;)" office:value-type="float" office:value="605" calcext:value-type="float">
            <text:p>605</text:p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formula="of:=IF(MOD([.$F608];[.A611])=0;[.A611];&quot;&quot;)" office:value-type="float" office:value="606" calcext:value-type="float">
            <text:p>606</text:p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formula="of:=IF(MOD([.$F609];[.A612])=0;[.A612];&quot;&quot;)" office:value-type="float" office:value="607" calcext:value-type="float">
            <text:p>607</text:p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formula="of:=IF(MOD([.$F610];[.A613])=0;[.A613];&quot;&quot;)" office:value-type="float" office:value="608" calcext:value-type="float">
            <text:p>608</text:p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formula="of:=IF(MOD([.$F611];[.A614])=0;[.A614];&quot;&quot;)" office:value-type="float" office:value="609" calcext:value-type="float">
            <text:p>609</text:p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formula="of:=IF(MOD([.$F612];[.A615])=0;[.A615];&quot;&quot;)" office:value-type="float" office:value="610" calcext:value-type="float">
            <text:p>610</text:p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formula="of:=IF(MOD([.$F613];[.A616])=0;[.A616];&quot;&quot;)" office:value-type="float" office:value="611" calcext:value-type="float">
            <text:p>611</text:p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formula="of:=IF(MOD([.$F614];[.A617])=0;[.A617];&quot;&quot;)" office:value-type="float" office:value="612" calcext:value-type="float">
            <text:p>612</text:p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formula="of:=IF(MOD([.$F615];[.A618])=0;[.A618];&quot;&quot;)" office:value-type="float" office:value="613" calcext:value-type="float">
            <text:p>613</text:p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formula="of:=IF(MOD([.$F616];[.A619])=0;[.A619];&quot;&quot;)" office:value-type="float" office:value="614" calcext:value-type="float">
            <text:p>614</text:p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formula="of:=IF(MOD([.$F617];[.A620])=0;[.A620];&quot;&quot;)" office:value-type="float" office:value="615" calcext:value-type="float">
            <text:p>615</text:p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formula="of:=IF(MOD([.$F618];[.A621])=0;[.A621];&quot;&quot;)" office:value-type="float" office:value="616" calcext:value-type="float">
            <text:p>616</text:p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formula="of:=IF(MOD([.$F619];[.A622])=0;[.A622];&quot;&quot;)" office:value-type="float" office:value="617" calcext:value-type="float">
            <text:p>617</text:p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formula="of:=IF(MOD([.$F620];[.A623])=0;[.A623];&quot;&quot;)" office:value-type="float" office:value="618" calcext:value-type="float">
            <text:p>618</text:p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formula="of:=IF(MOD([.$F621];[.A624])=0;[.A624];&quot;&quot;)" office:value-type="float" office:value="619" calcext:value-type="float">
            <text:p>619</text:p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formula="of:=IF(MOD([.$F622];[.A625])=0;[.A625];&quot;&quot;)" office:value-type="float" office:value="620" calcext:value-type="float">
            <text:p>620</text:p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formula="of:=IF(MOD([.$F623];[.A626])=0;[.A626];&quot;&quot;)" office:value-type="float" office:value="621" calcext:value-type="float">
            <text:p>621</text:p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formula="of:=IF(MOD([.$F624];[.A627])=0;[.A627];&quot;&quot;)" office:value-type="float" office:value="622" calcext:value-type="float">
            <text:p>622</text:p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formula="of:=IF(MOD([.$F625];[.A628])=0;[.A628];&quot;&quot;)" office:value-type="float" office:value="623" calcext:value-type="float">
            <text:p>623</text:p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formula="of:=IF(MOD([.$F626];[.A629])=0;[.A629];&quot;&quot;)" office:value-type="float" office:value="624" calcext:value-type="float">
            <text:p>624</text:p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formula="of:=IF(MOD([.$F627];[.A630])=0;[.A630];&quot;&quot;)" office:value-type="float" office:value="625" calcext:value-type="float">
            <text:p>625</text:p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formula="of:=IF(MOD([.$F628];[.A631])=0;[.A631];&quot;&quot;)" office:value-type="float" office:value="626" calcext:value-type="float">
            <text:p>626</text:p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formula="of:=IF(MOD([.$F629];[.A632])=0;[.A632];&quot;&quot;)" office:value-type="float" office:value="627" calcext:value-type="float">
            <text:p>627</text:p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formula="of:=IF(MOD([.$F630];[.A633])=0;[.A633];&quot;&quot;)" office:value-type="float" office:value="628" calcext:value-type="float">
            <text:p>628</text:p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formula="of:=IF(MOD([.$F631];[.A634])=0;[.A634];&quot;&quot;)" office:value-type="float" office:value="629" calcext:value-type="float">
            <text:p>629</text:p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formula="of:=IF(MOD([.$F632];[.A635])=0;[.A635];&quot;&quot;)" office:value-type="float" office:value="630" calcext:value-type="float">
            <text:p>630</text:p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formula="of:=IF(MOD([.$F633];[.A636])=0;[.A636];&quot;&quot;)" office:value-type="float" office:value="631" calcext:value-type="float">
            <text:p>631</text:p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formula="of:=IF(MOD([.$F634];[.A637])=0;[.A637];&quot;&quot;)" office:value-type="float" office:value="632" calcext:value-type="float">
            <text:p>632</text:p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formula="of:=IF(MOD([.$F635];[.A638])=0;[.A638];&quot;&quot;)" office:value-type="float" office:value="633" calcext:value-type="float">
            <text:p>633</text:p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formula="of:=IF(MOD([.$F636];[.A639])=0;[.A639];&quot;&quot;)" office:value-type="float" office:value="634" calcext:value-type="float">
            <text:p>634</text:p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formula="of:=IF(MOD([.$F637];[.A640])=0;[.A640];&quot;&quot;)" office:value-type="float" office:value="635" calcext:value-type="float">
            <text:p>635</text:p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formula="of:=IF(MOD([.$F638];[.A641])=0;[.A641];&quot;&quot;)" office:value-type="float" office:value="636" calcext:value-type="float">
            <text:p>636</text:p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formula="of:=IF(MOD([.$F639];[.A642])=0;[.A642];&quot;&quot;)" office:value-type="float" office:value="637" calcext:value-type="float">
            <text:p>637</text:p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formula="of:=IF(MOD([.$F640];[.A643])=0;[.A643];&quot;&quot;)" office:value-type="float" office:value="638" calcext:value-type="float">
            <text:p>638</text:p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formula="of:=IF(MOD([.$F641];[.A644])=0;[.A644];&quot;&quot;)" office:value-type="float" office:value="639" calcext:value-type="float">
            <text:p>639</text:p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formula="of:=IF(MOD([.$F642];[.A645])=0;[.A645];&quot;&quot;)" office:value-type="float" office:value="640" calcext:value-type="float">
            <text:p>640</text:p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formula="of:=IF(MOD([.$F643];[.A646])=0;[.A646];&quot;&quot;)" office:value-type="float" office:value="641" calcext:value-type="float">
            <text:p>641</text:p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formula="of:=IF(MOD([.$F644];[.A647])=0;[.A647];&quot;&quot;)" office:value-type="float" office:value="642" calcext:value-type="float">
            <text:p>642</text:p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formula="of:=IF(MOD([.$F645];[.A648])=0;[.A648];&quot;&quot;)" office:value-type="float" office:value="643" calcext:value-type="float">
            <text:p>643</text:p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formula="of:=IF(MOD([.$F646];[.A649])=0;[.A649];&quot;&quot;)" office:value-type="float" office:value="644" calcext:value-type="float">
            <text:p>644</text:p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formula="of:=IF(MOD([.$F647];[.A650])=0;[.A650];&quot;&quot;)" office:value-type="float" office:value="645" calcext:value-type="float">
            <text:p>645</text:p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formula="of:=IF(MOD([.$F648];[.A651])=0;[.A651];&quot;&quot;)" office:value-type="float" office:value="646" calcext:value-type="float">
            <text:p>646</text:p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formula="of:=IF(MOD([.$F649];[.A652])=0;[.A652];&quot;&quot;)" office:value-type="float" office:value="647" calcext:value-type="float">
            <text:p>647</text:p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formula="of:=IF(MOD([.$F650];[.A653])=0;[.A653];&quot;&quot;)" office:value-type="float" office:value="648" calcext:value-type="float">
            <text:p>648</text:p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formula="of:=IF(MOD([.$F651];[.A654])=0;[.A654];&quot;&quot;)" office:value-type="float" office:value="649" calcext:value-type="float">
            <text:p>649</text:p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formula="of:=IF(MOD([.$F652];[.A655])=0;[.A655];&quot;&quot;)" office:value-type="float" office:value="650" calcext:value-type="float">
            <text:p>650</text:p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formula="of:=IF(MOD([.$F653];[.A656])=0;[.A656];&quot;&quot;)" office:value-type="float" office:value="651" calcext:value-type="float">
            <text:p>651</text:p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formula="of:=IF(MOD([.$F654];[.A657])=0;[.A657];&quot;&quot;)" office:value-type="float" office:value="652" calcext:value-type="float">
            <text:p>652</text:p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formula="of:=IF(MOD([.$F655];[.A658])=0;[.A658];&quot;&quot;)" office:value-type="float" office:value="653" calcext:value-type="float">
            <text:p>653</text:p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formula="of:=IF(MOD([.$F656];[.A659])=0;[.A659];&quot;&quot;)" office:value-type="float" office:value="654" calcext:value-type="float">
            <text:p>654</text:p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formula="of:=IF(MOD([.$F657];[.A660])=0;[.A660];&quot;&quot;)" office:value-type="float" office:value="655" calcext:value-type="float">
            <text:p>655</text:p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formula="of:=IF(MOD([.$F658];[.A661])=0;[.A661];&quot;&quot;)" office:value-type="float" office:value="656" calcext:value-type="float">
            <text:p>656</text:p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formula="of:=IF(MOD([.$F659];[.A662])=0;[.A662];&quot;&quot;)" office:value-type="float" office:value="657" calcext:value-type="float">
            <text:p>657</text:p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formula="of:=IF(MOD([.$F660];[.A663])=0;[.A663];&quot;&quot;)" office:value-type="float" office:value="658" calcext:value-type="float">
            <text:p>658</text:p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formula="of:=IF(MOD([.$F661];[.A664])=0;[.A664];&quot;&quot;)" office:value-type="float" office:value="659" calcext:value-type="float">
            <text:p>659</text:p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formula="of:=IF(MOD([.$F662];[.A665])=0;[.A665];&quot;&quot;)" office:value-type="float" office:value="660" calcext:value-type="float">
            <text:p>660</text:p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formula="of:=IF(MOD([.$F663];[.A666])=0;[.A666];&quot;&quot;)" office:value-type="float" office:value="661" calcext:value-type="float">
            <text:p>661</text:p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formula="of:=IF(MOD([.$F664];[.A667])=0;[.A667];&quot;&quot;)" office:value-type="float" office:value="662" calcext:value-type="float">
            <text:p>662</text:p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formula="of:=IF(MOD([.$F665];[.A668])=0;[.A668];&quot;&quot;)" office:value-type="float" office:value="663" calcext:value-type="float">
            <text:p>663</text:p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formula="of:=IF(MOD([.$F666];[.A669])=0;[.A669];&quot;&quot;)" office:value-type="float" office:value="664" calcext:value-type="float">
            <text:p>664</text:p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formula="of:=IF(MOD([.$F667];[.A670])=0;[.A670];&quot;&quot;)" office:value-type="float" office:value="665" calcext:value-type="float">
            <text:p>665</text:p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formula="of:=IF(MOD([.$F668];[.A671])=0;[.A671];&quot;&quot;)" office:value-type="float" office:value="666" calcext:value-type="float">
            <text:p>666</text:p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formula="of:=IF(MOD([.$F669];[.A672])=0;[.A672];&quot;&quot;)" office:value-type="float" office:value="667" calcext:value-type="float">
            <text:p>667</text:p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formula="of:=IF(MOD([.$F670];[.A673])=0;[.A673];&quot;&quot;)" office:value-type="float" office:value="668" calcext:value-type="float">
            <text:p>668</text:p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formula="of:=IF(MOD([.$F671];[.A674])=0;[.A674];&quot;&quot;)" office:value-type="float" office:value="669" calcext:value-type="float">
            <text:p>669</text:p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formula="of:=IF(MOD([.$F672];[.A675])=0;[.A675];&quot;&quot;)" office:value-type="float" office:value="670" calcext:value-type="float">
            <text:p>670</text:p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formula="of:=IF(MOD([.$F673];[.A676])=0;[.A676];&quot;&quot;)" office:value-type="float" office:value="671" calcext:value-type="float">
            <text:p>671</text:p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formula="of:=IF(MOD([.$F674];[.A677])=0;[.A677];&quot;&quot;)" office:value-type="float" office:value="672" calcext:value-type="float">
            <text:p>672</text:p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formula="of:=IF(MOD([.$F675];[.A678])=0;[.A678];&quot;&quot;)" office:value-type="float" office:value="673" calcext:value-type="float">
            <text:p>673</text:p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formula="of:=IF(MOD([.$F676];[.A679])=0;[.A679];&quot;&quot;)" office:value-type="float" office:value="674" calcext:value-type="float">
            <text:p>674</text:p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formula="of:=IF(MOD([.$F677];[.A680])=0;[.A680];&quot;&quot;)" office:value-type="float" office:value="675" calcext:value-type="float">
            <text:p>675</text:p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formula="of:=IF(MOD([.$F678];[.A681])=0;[.A681];&quot;&quot;)" office:value-type="float" office:value="676" calcext:value-type="float">
            <text:p>676</text:p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formula="of:=IF(MOD([.$F679];[.A682])=0;[.A682];&quot;&quot;)" office:value-type="float" office:value="677" calcext:value-type="float">
            <text:p>677</text:p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formula="of:=IF(MOD([.$F680];[.A683])=0;[.A683];&quot;&quot;)" office:value-type="float" office:value="678" calcext:value-type="float">
            <text:p>678</text:p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formula="of:=IF(MOD([.$F681];[.A684])=0;[.A684];&quot;&quot;)" office:value-type="float" office:value="679" calcext:value-type="float">
            <text:p>679</text:p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formula="of:=IF(MOD([.$F682];[.A685])=0;[.A685];&quot;&quot;)" office:value-type="float" office:value="680" calcext:value-type="float">
            <text:p>680</text:p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formula="of:=IF(MOD([.$F683];[.A686])=0;[.A686];&quot;&quot;)" office:value-type="float" office:value="681" calcext:value-type="float">
            <text:p>681</text:p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formula="of:=IF(MOD([.$F684];[.A687])=0;[.A687];&quot;&quot;)" office:value-type="float" office:value="682" calcext:value-type="float">
            <text:p>682</text:p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formula="of:=IF(MOD([.$F685];[.A688])=0;[.A688];&quot;&quot;)" office:value-type="float" office:value="683" calcext:value-type="float">
            <text:p>683</text:p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formula="of:=IF(MOD([.$F686];[.A689])=0;[.A689];&quot;&quot;)" office:value-type="float" office:value="684" calcext:value-type="float">
            <text:p>684</text:p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formula="of:=IF(MOD([.$F687];[.A690])=0;[.A690];&quot;&quot;)" office:value-type="float" office:value="685" calcext:value-type="float">
            <text:p>685</text:p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formula="of:=IF(MOD([.$F688];[.A691])=0;[.A691];&quot;&quot;)" office:value-type="float" office:value="686" calcext:value-type="float">
            <text:p>686</text:p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formula="of:=IF(MOD([.$F689];[.A692])=0;[.A692];&quot;&quot;)" office:value-type="float" office:value="687" calcext:value-type="float">
            <text:p>687</text:p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formula="of:=IF(MOD([.$F690];[.A693])=0;[.A693];&quot;&quot;)" office:value-type="float" office:value="688" calcext:value-type="float">
            <text:p>688</text:p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formula="of:=IF(MOD([.$F691];[.A694])=0;[.A694];&quot;&quot;)" office:value-type="float" office:value="689" calcext:value-type="float">
            <text:p>689</text:p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formula="of:=IF(MOD([.$F692];[.A695])=0;[.A695];&quot;&quot;)" office:value-type="float" office:value="690" calcext:value-type="float">
            <text:p>690</text:p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formula="of:=IF(MOD([.$F693];[.A696])=0;[.A696];&quot;&quot;)" office:value-type="float" office:value="691" calcext:value-type="float">
            <text:p>691</text:p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formula="of:=IF(MOD([.$F694];[.A697])=0;[.A697];&quot;&quot;)" office:value-type="float" office:value="692" calcext:value-type="float">
            <text:p>692</text:p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formula="of:=IF(MOD([.$F695];[.A698])=0;[.A698];&quot;&quot;)" office:value-type="float" office:value="693" calcext:value-type="float">
            <text:p>693</text:p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formula="of:=IF(MOD([.$F696];[.A699])=0;[.A699];&quot;&quot;)" office:value-type="float" office:value="694" calcext:value-type="float">
            <text:p>694</text:p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formula="of:=IF(MOD([.$F697];[.A700])=0;[.A700];&quot;&quot;)" office:value-type="float" office:value="695" calcext:value-type="float">
            <text:p>695</text:p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formula="of:=IF(MOD([.$F698];[.A701])=0;[.A701];&quot;&quot;)" office:value-type="float" office:value="696" calcext:value-type="float">
            <text:p>696</text:p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formula="of:=IF(MOD([.$F699];[.A702])=0;[.A702];&quot;&quot;)" office:value-type="float" office:value="697" calcext:value-type="float">
            <text:p>697</text:p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formula="of:=IF(MOD([.$F700];[.A703])=0;[.A703];&quot;&quot;)" office:value-type="float" office:value="698" calcext:value-type="float">
            <text:p>698</text:p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formula="of:=IF(MOD([.$F701];[.A704])=0;[.A704];&quot;&quot;)" office:value-type="float" office:value="699" calcext:value-type="float">
            <text:p>699</text:p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formula="of:=IF(MOD([.$F702];[.A705])=0;[.A705];&quot;&quot;)" office:value-type="float" office:value="700" calcext:value-type="float">
            <text:p>700</text:p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formula="of:=IF(MOD([.$F703];[.A706])=0;[.A706];&quot;&quot;)" office:value-type="float" office:value="701" calcext:value-type="float">
            <text:p>701</text:p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formula="of:=IF(MOD([.$F704];[.A707])=0;[.A707];&quot;&quot;)" office:value-type="float" office:value="702" calcext:value-type="float">
            <text:p>702</text:p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formula="of:=IF(MOD([.$F705];[.A708])=0;[.A708];&quot;&quot;)" office:value-type="float" office:value="703" calcext:value-type="float">
            <text:p>703</text:p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formula="of:=IF(MOD([.$F706];[.A709])=0;[.A709];&quot;&quot;)" office:value-type="float" office:value="704" calcext:value-type="float">
            <text:p>704</text:p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formula="of:=IF(MOD([.$F707];[.A710])=0;[.A710];&quot;&quot;)" office:value-type="float" office:value="705" calcext:value-type="float">
            <text:p>705</text:p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formula="of:=IF(MOD([.$F708];[.A711])=0;[.A711];&quot;&quot;)" office:value-type="float" office:value="706" calcext:value-type="float">
            <text:p>706</text:p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formula="of:=IF(MOD([.$F709];[.A712])=0;[.A712];&quot;&quot;)" office:value-type="float" office:value="707" calcext:value-type="float">
            <text:p>707</text:p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formula="of:=IF(MOD([.$F710];[.A713])=0;[.A713];&quot;&quot;)" office:value-type="float" office:value="708" calcext:value-type="float">
            <text:p>708</text:p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formula="of:=IF(MOD([.$F711];[.A714])=0;[.A714];&quot;&quot;)" office:value-type="float" office:value="709" calcext:value-type="float">
            <text:p>709</text:p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formula="of:=IF(MOD([.$F712];[.A715])=0;[.A715];&quot;&quot;)" office:value-type="float" office:value="710" calcext:value-type="float">
            <text:p>710</text:p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formula="of:=IF(MOD([.$F713];[.A716])=0;[.A716];&quot;&quot;)" office:value-type="float" office:value="711" calcext:value-type="float">
            <text:p>711</text:p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formula="of:=IF(MOD([.$F714];[.A717])=0;[.A717];&quot;&quot;)" office:value-type="float" office:value="712" calcext:value-type="float">
            <text:p>712</text:p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formula="of:=IF(MOD([.$F715];[.A718])=0;[.A718];&quot;&quot;)" office:value-type="float" office:value="713" calcext:value-type="float">
            <text:p>713</text:p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formula="of:=IF(MOD([.$F716];[.A719])=0;[.A719];&quot;&quot;)" office:value-type="float" office:value="714" calcext:value-type="float">
            <text:p>714</text:p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formula="of:=IF(MOD([.$F717];[.A720])=0;[.A720];&quot;&quot;)" office:value-type="float" office:value="715" calcext:value-type="float">
            <text:p>715</text:p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formula="of:=IF(MOD([.$F718];[.A721])=0;[.A721];&quot;&quot;)" office:value-type="float" office:value="716" calcext:value-type="float">
            <text:p>716</text:p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formula="of:=IF(MOD([.$F719];[.A722])=0;[.A722];&quot;&quot;)" office:value-type="float" office:value="717" calcext:value-type="float">
            <text:p>717</text:p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formula="of:=IF(MOD([.$F720];[.A723])=0;[.A723];&quot;&quot;)" office:value-type="float" office:value="718" calcext:value-type="float">
            <text:p>718</text:p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formula="of:=IF(MOD([.$F721];[.A724])=0;[.A724];&quot;&quot;)" office:value-type="float" office:value="719" calcext:value-type="float">
            <text:p>719</text:p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formula="of:=IF(MOD([.$F722];[.A725])=0;[.A725];&quot;&quot;)" office:value-type="float" office:value="720" calcext:value-type="float">
            <text:p>720</text:p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formula="of:=IF(MOD([.$F723];[.A726])=0;[.A726];&quot;&quot;)" office:value-type="float" office:value="721" calcext:value-type="float">
            <text:p>721</text:p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formula="of:=IF(MOD([.$F724];[.A727])=0;[.A727];&quot;&quot;)" office:value-type="float" office:value="722" calcext:value-type="float">
            <text:p>722</text:p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formula="of:=IF(MOD([.$F725];[.A728])=0;[.A728];&quot;&quot;)" office:value-type="float" office:value="723" calcext:value-type="float">
            <text:p>723</text:p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formula="of:=IF(MOD([.$F726];[.A729])=0;[.A729];&quot;&quot;)" office:value-type="float" office:value="724" calcext:value-type="float">
            <text:p>724</text:p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formula="of:=IF(MOD([.$F727];[.A730])=0;[.A730];&quot;&quot;)" office:value-type="float" office:value="725" calcext:value-type="float">
            <text:p>725</text:p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formula="of:=IF(MOD([.$F728];[.A731])=0;[.A731];&quot;&quot;)" office:value-type="float" office:value="726" calcext:value-type="float">
            <text:p>726</text:p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formula="of:=IF(MOD([.$F729];[.A732])=0;[.A732];&quot;&quot;)" office:value-type="float" office:value="727" calcext:value-type="float">
            <text:p>727</text:p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formula="of:=IF(MOD([.$F730];[.A733])=0;[.A733];&quot;&quot;)" office:value-type="float" office:value="728" calcext:value-type="float">
            <text:p>728</text:p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formula="of:=IF(MOD([.$F731];[.A734])=0;[.A734];&quot;&quot;)" office:value-type="float" office:value="729" calcext:value-type="float">
            <text:p>729</text:p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formula="of:=IF(MOD([.$F732];[.A735])=0;[.A735];&quot;&quot;)" office:value-type="float" office:value="730" calcext:value-type="float">
            <text:p>730</text:p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formula="of:=IF(MOD([.$F733];[.A736])=0;[.A736];&quot;&quot;)" office:value-type="float" office:value="731" calcext:value-type="float">
            <text:p>731</text:p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formula="of:=IF(MOD([.$F734];[.A737])=0;[.A737];&quot;&quot;)" office:value-type="float" office:value="732" calcext:value-type="float">
            <text:p>732</text:p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formula="of:=IF(MOD([.$F735];[.A738])=0;[.A738];&quot;&quot;)" office:value-type="float" office:value="733" calcext:value-type="float">
            <text:p>733</text:p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formula="of:=IF(MOD([.$F736];[.A739])=0;[.A739];&quot;&quot;)" office:value-type="float" office:value="734" calcext:value-type="float">
            <text:p>734</text:p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formula="of:=IF(MOD([.$F737];[.A740])=0;[.A740];&quot;&quot;)" office:value-type="float" office:value="735" calcext:value-type="float">
            <text:p>735</text:p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formula="of:=IF(MOD([.$F738];[.A741])=0;[.A741];&quot;&quot;)" office:value-type="float" office:value="736" calcext:value-type="float">
            <text:p>736</text:p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formula="of:=IF(MOD([.$F739];[.A742])=0;[.A742];&quot;&quot;)" office:value-type="float" office:value="737" calcext:value-type="float">
            <text:p>737</text:p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formula="of:=IF(MOD([.$F740];[.A743])=0;[.A743];&quot;&quot;)" office:value-type="float" office:value="738" calcext:value-type="float">
            <text:p>738</text:p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formula="of:=IF(MOD([.$F741];[.A744])=0;[.A744];&quot;&quot;)" office:value-type="float" office:value="739" calcext:value-type="float">
            <text:p>739</text:p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formula="of:=IF(MOD([.$F742];[.A745])=0;[.A745];&quot;&quot;)" office:value-type="float" office:value="740" calcext:value-type="float">
            <text:p>740</text:p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formula="of:=IF(MOD([.$F743];[.A746])=0;[.A746];&quot;&quot;)" office:value-type="float" office:value="741" calcext:value-type="float">
            <text:p>741</text:p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formula="of:=IF(MOD([.$F744];[.A747])=0;[.A747];&quot;&quot;)" office:value-type="float" office:value="742" calcext:value-type="float">
            <text:p>742</text:p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formula="of:=IF(MOD([.$F745];[.A748])=0;[.A748];&quot;&quot;)" office:value-type="float" office:value="743" calcext:value-type="float">
            <text:p>743</text:p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formula="of:=IF(MOD([.$F746];[.A749])=0;[.A749];&quot;&quot;)" office:value-type="float" office:value="744" calcext:value-type="float">
            <text:p>744</text:p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formula="of:=IF(MOD([.$F747];[.A750])=0;[.A750];&quot;&quot;)" office:value-type="float" office:value="745" calcext:value-type="float">
            <text:p>745</text:p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formula="of:=IF(MOD([.$F748];[.A751])=0;[.A751];&quot;&quot;)" office:value-type="float" office:value="746" calcext:value-type="float">
            <text:p>746</text:p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formula="of:=IF(MOD([.$F749];[.A752])=0;[.A752];&quot;&quot;)" office:value-type="float" office:value="747" calcext:value-type="float">
            <text:p>747</text:p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formula="of:=IF(MOD([.$F750];[.A753])=0;[.A753];&quot;&quot;)" office:value-type="float" office:value="748" calcext:value-type="float">
            <text:p>748</text:p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formula="of:=IF(MOD([.$F751];[.A754])=0;[.A754];&quot;&quot;)" office:value-type="float" office:value="749" calcext:value-type="float">
            <text:p>749</text:p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formula="of:=IF(MOD([.$F752];[.A755])=0;[.A755];&quot;&quot;)" office:value-type="float" office:value="750" calcext:value-type="float">
            <text:p>750</text:p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formula="of:=IF(MOD([.$F753];[.A756])=0;[.A756];&quot;&quot;)" office:value-type="float" office:value="751" calcext:value-type="float">
            <text:p>751</text:p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formula="of:=IF(MOD([.$F754];[.A757])=0;[.A757];&quot;&quot;)" office:value-type="float" office:value="752" calcext:value-type="float">
            <text:p>752</text:p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formula="of:=IF(MOD([.$F755];[.A758])=0;[.A758];&quot;&quot;)" office:value-type="float" office:value="753" calcext:value-type="float">
            <text:p>753</text:p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formula="of:=IF(MOD([.$F756];[.A759])=0;[.A759];&quot;&quot;)" office:value-type="float" office:value="754" calcext:value-type="float">
            <text:p>754</text:p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formula="of:=IF(MOD([.$F757];[.A760])=0;[.A760];&quot;&quot;)" office:value-type="float" office:value="755" calcext:value-type="float">
            <text:p>755</text:p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formula="of:=IF(MOD([.$F758];[.A761])=0;[.A761];&quot;&quot;)" office:value-type="float" office:value="756" calcext:value-type="float">
            <text:p>756</text:p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formula="of:=IF(MOD([.$F759];[.A762])=0;[.A762];&quot;&quot;)" office:value-type="float" office:value="757" calcext:value-type="float">
            <text:p>757</text:p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formula="of:=IF(MOD([.$F760];[.A763])=0;[.A763];&quot;&quot;)" office:value-type="float" office:value="758" calcext:value-type="float">
            <text:p>758</text:p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formula="of:=IF(MOD([.$F761];[.A764])=0;[.A764];&quot;&quot;)" office:value-type="float" office:value="759" calcext:value-type="float">
            <text:p>759</text:p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formula="of:=IF(MOD([.$F762];[.A765])=0;[.A765];&quot;&quot;)" office:value-type="float" office:value="760" calcext:value-type="float">
            <text:p>760</text:p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formula="of:=IF(MOD([.$F763];[.A766])=0;[.A766];&quot;&quot;)" office:value-type="float" office:value="761" calcext:value-type="float">
            <text:p>761</text:p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formula="of:=IF(MOD([.$F764];[.A767])=0;[.A767];&quot;&quot;)" office:value-type="float" office:value="762" calcext:value-type="float">
            <text:p>762</text:p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formula="of:=IF(MOD([.$F765];[.A768])=0;[.A768];&quot;&quot;)" office:value-type="float" office:value="763" calcext:value-type="float">
            <text:p>763</text:p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formula="of:=IF(MOD([.$F766];[.A769])=0;[.A769];&quot;&quot;)" office:value-type="float" office:value="764" calcext:value-type="float">
            <text:p>764</text:p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formula="of:=IF(MOD([.$F767];[.A770])=0;[.A770];&quot;&quot;)" office:value-type="float" office:value="765" calcext:value-type="float">
            <text:p>765</text:p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formula="of:=IF(MOD([.$F768];[.A771])=0;[.A771];&quot;&quot;)" office:value-type="float" office:value="766" calcext:value-type="float">
            <text:p>766</text:p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formula="of:=IF(MOD([.$F769];[.A772])=0;[.A772];&quot;&quot;)" office:value-type="float" office:value="767" calcext:value-type="float">
            <text:p>767</text:p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formula="of:=IF(MOD([.$F770];[.A773])=0;[.A773];&quot;&quot;)" office:value-type="float" office:value="768" calcext:value-type="float">
            <text:p>768</text:p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formula="of:=IF(MOD([.$F771];[.A774])=0;[.A774];&quot;&quot;)" office:value-type="float" office:value="769" calcext:value-type="float">
            <text:p>769</text:p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formula="of:=IF(MOD([.$F772];[.A775])=0;[.A775];&quot;&quot;)" office:value-type="float" office:value="770" calcext:value-type="float">
            <text:p>770</text:p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formula="of:=IF(MOD([.$F773];[.A776])=0;[.A776];&quot;&quot;)" office:value-type="float" office:value="771" calcext:value-type="float">
            <text:p>771</text:p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formula="of:=IF(MOD([.$F774];[.A777])=0;[.A777];&quot;&quot;)" office:value-type="float" office:value="772" calcext:value-type="float">
            <text:p>772</text:p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formula="of:=IF(MOD([.$F775];[.A778])=0;[.A778];&quot;&quot;)" office:value-type="float" office:value="773" calcext:value-type="float">
            <text:p>773</text:p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formula="of:=IF(MOD([.$F776];[.A779])=0;[.A779];&quot;&quot;)" office:value-type="float" office:value="774" calcext:value-type="float">
            <text:p>774</text:p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formula="of:=IF(MOD([.$F777];[.A780])=0;[.A780];&quot;&quot;)" office:value-type="float" office:value="775" calcext:value-type="float">
            <text:p>775</text:p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formula="of:=IF(MOD([.$F778];[.A781])=0;[.A781];&quot;&quot;)" office:value-type="float" office:value="776" calcext:value-type="float">
            <text:p>776</text:p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formula="of:=IF(MOD([.$F779];[.A782])=0;[.A782];&quot;&quot;)" office:value-type="float" office:value="777" calcext:value-type="float">
            <text:p>777</text:p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formula="of:=IF(MOD([.$F780];[.A783])=0;[.A783];&quot;&quot;)" office:value-type="float" office:value="778" calcext:value-type="float">
            <text:p>778</text:p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formula="of:=IF(MOD([.$F781];[.A784])=0;[.A784];&quot;&quot;)" office:value-type="float" office:value="779" calcext:value-type="float">
            <text:p>779</text:p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formula="of:=IF(MOD([.$F782];[.A785])=0;[.A785];&quot;&quot;)" office:value-type="float" office:value="780" calcext:value-type="float">
            <text:p>780</text:p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formula="of:=IF(MOD([.$F783];[.A786])=0;[.A786];&quot;&quot;)" office:value-type="float" office:value="781" calcext:value-type="float">
            <text:p>781</text:p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formula="of:=IF(MOD([.$F784];[.A787])=0;[.A787];&quot;&quot;)" office:value-type="float" office:value="782" calcext:value-type="float">
            <text:p>782</text:p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formula="of:=IF(MOD([.$F785];[.A788])=0;[.A788];&quot;&quot;)" office:value-type="float" office:value="783" calcext:value-type="float">
            <text:p>783</text:p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formula="of:=IF(MOD([.$F786];[.A789])=0;[.A789];&quot;&quot;)" office:value-type="float" office:value="784" calcext:value-type="float">
            <text:p>784</text:p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formula="of:=IF(MOD([.$F787];[.A790])=0;[.A790];&quot;&quot;)" office:value-type="float" office:value="785" calcext:value-type="float">
            <text:p>785</text:p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formula="of:=IF(MOD([.$F788];[.A791])=0;[.A791];&quot;&quot;)" office:value-type="float" office:value="786" calcext:value-type="float">
            <text:p>786</text:p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formula="of:=IF(MOD([.$F789];[.A792])=0;[.A792];&quot;&quot;)" office:value-type="float" office:value="787" calcext:value-type="float">
            <text:p>787</text:p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formula="of:=IF(MOD([.$F790];[.A793])=0;[.A793];&quot;&quot;)" office:value-type="float" office:value="788" calcext:value-type="float">
            <text:p>788</text:p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formula="of:=IF(MOD([.$F791];[.A794])=0;[.A794];&quot;&quot;)" office:value-type="float" office:value="789" calcext:value-type="float">
            <text:p>789</text:p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formula="of:=IF(MOD([.$F792];[.A795])=0;[.A795];&quot;&quot;)" office:value-type="float" office:value="790" calcext:value-type="float">
            <text:p>790</text:p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formula="of:=IF(MOD([.$F793];[.A796])=0;[.A796];&quot;&quot;)" office:value-type="float" office:value="791" calcext:value-type="float">
            <text:p>791</text:p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formula="of:=IF(MOD([.$F794];[.A797])=0;[.A797];&quot;&quot;)" office:value-type="float" office:value="792" calcext:value-type="float">
            <text:p>792</text:p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formula="of:=IF(MOD([.$F795];[.A798])=0;[.A798];&quot;&quot;)" office:value-type="float" office:value="793" calcext:value-type="float">
            <text:p>793</text:p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formula="of:=IF(MOD([.$F796];[.A799])=0;[.A799];&quot;&quot;)" office:value-type="float" office:value="794" calcext:value-type="float">
            <text:p>794</text:p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formula="of:=IF(MOD([.$F797];[.A800])=0;[.A800];&quot;&quot;)" office:value-type="float" office:value="795" calcext:value-type="float">
            <text:p>795</text:p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formula="of:=IF(MOD([.$F798];[.A801])=0;[.A801];&quot;&quot;)" office:value-type="float" office:value="796" calcext:value-type="float">
            <text:p>796</text:p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formula="of:=IF(MOD([.$F799];[.A802])=0;[.A802];&quot;&quot;)" office:value-type="float" office:value="797" calcext:value-type="float">
            <text:p>797</text:p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formula="of:=IF(MOD([.$F800];[.A803])=0;[.A803];&quot;&quot;)" office:value-type="float" office:value="798" calcext:value-type="float">
            <text:p>798</text:p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formula="of:=IF(MOD([.$F801];[.A804])=0;[.A804];&quot;&quot;)" office:value-type="float" office:value="799" calcext:value-type="float">
            <text:p>799</text:p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formula="of:=IF(MOD([.$F802];[.A805])=0;[.A805];&quot;&quot;)" office:value-type="float" office:value="800" calcext:value-type="float">
            <text:p>800</text:p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formula="of:=IF(MOD([.$F803];[.A806])=0;[.A806];&quot;&quot;)" office:value-type="float" office:value="801" calcext:value-type="float">
            <text:p>801</text:p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formula="of:=IF(MOD([.$F804];[.A807])=0;[.A807];&quot;&quot;)" office:value-type="float" office:value="802" calcext:value-type="float">
            <text:p>802</text:p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formula="of:=IF(MOD([.$F805];[.A808])=0;[.A808];&quot;&quot;)" office:value-type="float" office:value="803" calcext:value-type="float">
            <text:p>803</text:p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formula="of:=IF(MOD([.$F806];[.A809])=0;[.A809];&quot;&quot;)" office:value-type="float" office:value="804" calcext:value-type="float">
            <text:p>804</text:p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formula="of:=IF(MOD([.$F807];[.A810])=0;[.A810];&quot;&quot;)" office:value-type="float" office:value="805" calcext:value-type="float">
            <text:p>805</text:p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formula="of:=IF(MOD([.$F808];[.A811])=0;[.A811];&quot;&quot;)" office:value-type="float" office:value="806" calcext:value-type="float">
            <text:p>806</text:p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formula="of:=IF(MOD([.$F809];[.A812])=0;[.A812];&quot;&quot;)" office:value-type="float" office:value="807" calcext:value-type="float">
            <text:p>807</text:p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formula="of:=IF(MOD([.$F810];[.A813])=0;[.A813];&quot;&quot;)" office:value-type="float" office:value="808" calcext:value-type="float">
            <text:p>808</text:p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formula="of:=IF(MOD([.$F811];[.A814])=0;[.A814];&quot;&quot;)" office:value-type="float" office:value="809" calcext:value-type="float">
            <text:p>809</text:p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formula="of:=IF(MOD([.$F812];[.A815])=0;[.A815];&quot;&quot;)" office:value-type="float" office:value="810" calcext:value-type="float">
            <text:p>810</text:p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formula="of:=IF(MOD([.$F813];[.A816])=0;[.A816];&quot;&quot;)" office:value-type="float" office:value="811" calcext:value-type="float">
            <text:p>811</text:p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formula="of:=IF(MOD([.$F814];[.A817])=0;[.A817];&quot;&quot;)" office:value-type="float" office:value="812" calcext:value-type="float">
            <text:p>812</text:p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formula="of:=IF(MOD([.$F815];[.A818])=0;[.A818];&quot;&quot;)" office:value-type="float" office:value="813" calcext:value-type="float">
            <text:p>813</text:p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formula="of:=IF(MOD([.$F816];[.A819])=0;[.A819];&quot;&quot;)" office:value-type="float" office:value="814" calcext:value-type="float">
            <text:p>814</text:p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formula="of:=IF(MOD([.$F817];[.A820])=0;[.A820];&quot;&quot;)" office:value-type="float" office:value="815" calcext:value-type="float">
            <text:p>815</text:p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formula="of:=IF(MOD([.$F818];[.A821])=0;[.A821];&quot;&quot;)" office:value-type="float" office:value="816" calcext:value-type="float">
            <text:p>816</text:p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formula="of:=IF(MOD([.$F819];[.A822])=0;[.A822];&quot;&quot;)" office:value-type="float" office:value="817" calcext:value-type="float">
            <text:p>817</text:p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formula="of:=IF(MOD([.$F820];[.A823])=0;[.A823];&quot;&quot;)" office:value-type="float" office:value="818" calcext:value-type="float">
            <text:p>818</text:p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formula="of:=IF(MOD([.$F821];[.A824])=0;[.A824];&quot;&quot;)" office:value-type="float" office:value="819" calcext:value-type="float">
            <text:p>819</text:p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formula="of:=IF(MOD([.$F822];[.A825])=0;[.A825];&quot;&quot;)" office:value-type="float" office:value="820" calcext:value-type="float">
            <text:p>820</text:p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formula="of:=IF(MOD([.$F823];[.A826])=0;[.A826];&quot;&quot;)" office:value-type="float" office:value="821" calcext:value-type="float">
            <text:p>821</text:p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formula="of:=IF(MOD([.$F824];[.A827])=0;[.A827];&quot;&quot;)" office:value-type="float" office:value="822" calcext:value-type="float">
            <text:p>822</text:p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formula="of:=IF(MOD([.$F825];[.A828])=0;[.A828];&quot;&quot;)" office:value-type="float" office:value="823" calcext:value-type="float">
            <text:p>823</text:p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formula="of:=IF(MOD([.$F826];[.A829])=0;[.A829];&quot;&quot;)" office:value-type="float" office:value="824" calcext:value-type="float">
            <text:p>824</text:p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formula="of:=IF(MOD([.$F827];[.A830])=0;[.A830];&quot;&quot;)" office:value-type="float" office:value="825" calcext:value-type="float">
            <text:p>825</text:p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formula="of:=IF(MOD([.$F828];[.A831])=0;[.A831];&quot;&quot;)" office:value-type="float" office:value="826" calcext:value-type="float">
            <text:p>826</text:p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formula="of:=IF(MOD([.$F829];[.A832])=0;[.A832];&quot;&quot;)" office:value-type="float" office:value="827" calcext:value-type="float">
            <text:p>827</text:p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formula="of:=IF(MOD([.$F830];[.A833])=0;[.A833];&quot;&quot;)" office:value-type="float" office:value="828" calcext:value-type="float">
            <text:p>828</text:p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formula="of:=IF(MOD([.$F831];[.A834])=0;[.A834];&quot;&quot;)" office:value-type="float" office:value="829" calcext:value-type="float">
            <text:p>829</text:p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formula="of:=IF(MOD([.$F832];[.A835])=0;[.A835];&quot;&quot;)" office:value-type="float" office:value="830" calcext:value-type="float">
            <text:p>830</text:p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formula="of:=IF(MOD([.$F833];[.A836])=0;[.A836];&quot;&quot;)" office:value-type="float" office:value="831" calcext:value-type="float">
            <text:p>831</text:p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formula="of:=IF(MOD([.$F834];[.A837])=0;[.A837];&quot;&quot;)" office:value-type="float" office:value="832" calcext:value-type="float">
            <text:p>832</text:p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formula="of:=IF(MOD([.$F835];[.A838])=0;[.A838];&quot;&quot;)" office:value-type="float" office:value="833" calcext:value-type="float">
            <text:p>833</text:p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formula="of:=IF(MOD([.$F836];[.A839])=0;[.A839];&quot;&quot;)" office:value-type="float" office:value="834" calcext:value-type="float">
            <text:p>834</text:p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formula="of:=IF(MOD([.$F837];[.A840])=0;[.A840];&quot;&quot;)" office:value-type="float" office:value="835" calcext:value-type="float">
            <text:p>835</text:p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formula="of:=IF(MOD([.$F838];[.A841])=0;[.A841];&quot;&quot;)" office:value-type="float" office:value="836" calcext:value-type="float">
            <text:p>836</text:p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formula="of:=IF(MOD([.$F839];[.A842])=0;[.A842];&quot;&quot;)" office:value-type="float" office:value="837" calcext:value-type="float">
            <text:p>837</text:p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formula="of:=IF(MOD([.$F840];[.A843])=0;[.A843];&quot;&quot;)" office:value-type="float" office:value="838" calcext:value-type="float">
            <text:p>838</text:p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formula="of:=IF(MOD([.$F841];[.A844])=0;[.A844];&quot;&quot;)" office:value-type="float" office:value="839" calcext:value-type="float">
            <text:p>839</text:p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formula="of:=IF(MOD([.$F842];[.A845])=0;[.A845];&quot;&quot;)" office:value-type="float" office:value="840" calcext:value-type="float">
            <text:p>840</text:p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formula="of:=IF(MOD([.$F843];[.A846])=0;[.A846];&quot;&quot;)" office:value-type="float" office:value="841" calcext:value-type="float">
            <text:p>841</text:p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formula="of:=IF(MOD([.$F844];[.A847])=0;[.A847];&quot;&quot;)" office:value-type="float" office:value="842" calcext:value-type="float">
            <text:p>842</text:p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formula="of:=IF(MOD([.$F845];[.A848])=0;[.A848];&quot;&quot;)" office:value-type="float" office:value="843" calcext:value-type="float">
            <text:p>843</text:p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formula="of:=IF(MOD([.$F846];[.A849])=0;[.A849];&quot;&quot;)" office:value-type="float" office:value="844" calcext:value-type="float">
            <text:p>844</text:p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formula="of:=IF(MOD([.$F847];[.A850])=0;[.A850];&quot;&quot;)" office:value-type="float" office:value="845" calcext:value-type="float">
            <text:p>845</text:p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formula="of:=IF(MOD([.$F848];[.A851])=0;[.A851];&quot;&quot;)" office:value-type="float" office:value="846" calcext:value-type="float">
            <text:p>846</text:p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formula="of:=IF(MOD([.$F849];[.A852])=0;[.A852];&quot;&quot;)" office:value-type="float" office:value="847" calcext:value-type="float">
            <text:p>847</text:p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formula="of:=IF(MOD([.$F850];[.A853])=0;[.A853];&quot;&quot;)" office:value-type="float" office:value="848" calcext:value-type="float">
            <text:p>848</text:p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formula="of:=IF(MOD([.$F851];[.A854])=0;[.A854];&quot;&quot;)" office:value-type="float" office:value="849" calcext:value-type="float">
            <text:p>849</text:p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formula="of:=IF(MOD([.$F852];[.A855])=0;[.A855];&quot;&quot;)" office:value-type="float" office:value="850" calcext:value-type="float">
            <text:p>850</text:p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formula="of:=IF(MOD([.$F853];[.A856])=0;[.A856];&quot;&quot;)" office:value-type="float" office:value="851" calcext:value-type="float">
            <text:p>851</text:p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formula="of:=IF(MOD([.$F854];[.A857])=0;[.A857];&quot;&quot;)" office:value-type="float" office:value="852" calcext:value-type="float">
            <text:p>852</text:p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formula="of:=IF(MOD([.$F855];[.A858])=0;[.A858];&quot;&quot;)" office:value-type="float" office:value="853" calcext:value-type="float">
            <text:p>853</text:p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formula="of:=IF(MOD([.$F856];[.A859])=0;[.A859];&quot;&quot;)" office:value-type="float" office:value="854" calcext:value-type="float">
            <text:p>854</text:p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formula="of:=IF(MOD([.$F857];[.A860])=0;[.A860];&quot;&quot;)" office:value-type="float" office:value="855" calcext:value-type="float">
            <text:p>855</text:p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formula="of:=IF(MOD([.$F858];[.A861])=0;[.A861];&quot;&quot;)" office:value-type="float" office:value="856" calcext:value-type="float">
            <text:p>856</text:p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formula="of:=IF(MOD([.$F859];[.A862])=0;[.A862];&quot;&quot;)" office:value-type="float" office:value="857" calcext:value-type="float">
            <text:p>857</text:p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formula="of:=IF(MOD([.$F860];[.A863])=0;[.A863];&quot;&quot;)" office:value-type="float" office:value="858" calcext:value-type="float">
            <text:p>858</text:p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formula="of:=IF(MOD([.$F861];[.A864])=0;[.A864];&quot;&quot;)" office:value-type="float" office:value="859" calcext:value-type="float">
            <text:p>859</text:p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formula="of:=IF(MOD([.$F862];[.A865])=0;[.A865];&quot;&quot;)" office:value-type="float" office:value="860" calcext:value-type="float">
            <text:p>860</text:p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formula="of:=IF(MOD([.$F863];[.A866])=0;[.A866];&quot;&quot;)" office:value-type="float" office:value="861" calcext:value-type="float">
            <text:p>861</text:p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formula="of:=IF(MOD([.$F864];[.A867])=0;[.A867];&quot;&quot;)" office:value-type="float" office:value="862" calcext:value-type="float">
            <text:p>862</text:p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formula="of:=IF(MOD([.$F865];[.A868])=0;[.A868];&quot;&quot;)" office:value-type="float" office:value="863" calcext:value-type="float">
            <text:p>863</text:p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formula="of:=IF(MOD([.$F866];[.A869])=0;[.A869];&quot;&quot;)" office:value-type="float" office:value="864" calcext:value-type="float">
            <text:p>864</text:p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formula="of:=IF(MOD([.$F867];[.A870])=0;[.A870];&quot;&quot;)" office:value-type="float" office:value="865" calcext:value-type="float">
            <text:p>865</text:p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formula="of:=IF(MOD([.$F868];[.A871])=0;[.A871];&quot;&quot;)" office:value-type="float" office:value="866" calcext:value-type="float">
            <text:p>866</text:p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formula="of:=IF(MOD([.$F869];[.A872])=0;[.A872];&quot;&quot;)" office:value-type="float" office:value="867" calcext:value-type="float">
            <text:p>867</text:p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formula="of:=IF(MOD([.$F870];[.A873])=0;[.A873];&quot;&quot;)" office:value-type="float" office:value="868" calcext:value-type="float">
            <text:p>868</text:p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formula="of:=IF(MOD([.$F871];[.A874])=0;[.A874];&quot;&quot;)" office:value-type="float" office:value="869" calcext:value-type="float">
            <text:p>869</text:p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formula="of:=IF(MOD([.$F872];[.A875])=0;[.A875];&quot;&quot;)" office:value-type="float" office:value="870" calcext:value-type="float">
            <text:p>870</text:p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formula="of:=IF(MOD([.$F873];[.A876])=0;[.A876];&quot;&quot;)" office:value-type="float" office:value="871" calcext:value-type="float">
            <text:p>871</text:p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formula="of:=IF(MOD([.$F874];[.A877])=0;[.A877];&quot;&quot;)" office:value-type="float" office:value="872" calcext:value-type="float">
            <text:p>872</text:p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formula="of:=IF(MOD([.$F875];[.A878])=0;[.A878];&quot;&quot;)" office:value-type="float" office:value="873" calcext:value-type="float">
            <text:p>873</text:p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formula="of:=IF(MOD([.$F876];[.A879])=0;[.A879];&quot;&quot;)" office:value-type="float" office:value="874" calcext:value-type="float">
            <text:p>874</text:p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formula="of:=IF(MOD([.$F877];[.A880])=0;[.A880];&quot;&quot;)" office:value-type="float" office:value="875" calcext:value-type="float">
            <text:p>875</text:p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formula="of:=IF(MOD([.$F878];[.A881])=0;[.A881];&quot;&quot;)" office:value-type="float" office:value="876" calcext:value-type="float">
            <text:p>876</text:p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formula="of:=IF(MOD([.$F879];[.A882])=0;[.A882];&quot;&quot;)" office:value-type="float" office:value="877" calcext:value-type="float">
            <text:p>877</text:p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formula="of:=IF(MOD([.$F880];[.A883])=0;[.A883];&quot;&quot;)" office:value-type="float" office:value="878" calcext:value-type="float">
            <text:p>878</text:p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formula="of:=IF(MOD([.$F881];[.A884])=0;[.A884];&quot;&quot;)" office:value-type="float" office:value="879" calcext:value-type="float">
            <text:p>879</text:p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formula="of:=IF(MOD([.$F882];[.A885])=0;[.A885];&quot;&quot;)" office:value-type="float" office:value="880" calcext:value-type="float">
            <text:p>880</text:p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formula="of:=IF(MOD([.$F883];[.A886])=0;[.A886];&quot;&quot;)" office:value-type="float" office:value="881" calcext:value-type="float">
            <text:p>881</text:p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formula="of:=IF(MOD([.$F884];[.A887])=0;[.A887];&quot;&quot;)" office:value-type="float" office:value="882" calcext:value-type="float">
            <text:p>882</text:p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formula="of:=IF(MOD([.$F885];[.A888])=0;[.A888];&quot;&quot;)" office:value-type="float" office:value="883" calcext:value-type="float">
            <text:p>883</text:p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formula="of:=IF(MOD([.$F886];[.A889])=0;[.A889];&quot;&quot;)" office:value-type="float" office:value="884" calcext:value-type="float">
            <text:p>884</text:p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formula="of:=IF(MOD([.$F887];[.A890])=0;[.A890];&quot;&quot;)" office:value-type="float" office:value="885" calcext:value-type="float">
            <text:p>885</text:p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formula="of:=IF(MOD([.$F888];[.A891])=0;[.A891];&quot;&quot;)" office:value-type="float" office:value="886" calcext:value-type="float">
            <text:p>886</text:p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formula="of:=IF(MOD([.$F889];[.A892])=0;[.A892];&quot;&quot;)" office:value-type="float" office:value="887" calcext:value-type="float">
            <text:p>887</text:p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formula="of:=IF(MOD([.$F890];[.A893])=0;[.A893];&quot;&quot;)" office:value-type="float" office:value="888" calcext:value-type="float">
            <text:p>888</text:p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formula="of:=IF(MOD([.$F891];[.A894])=0;[.A894];&quot;&quot;)" office:value-type="float" office:value="889" calcext:value-type="float">
            <text:p>889</text:p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formula="of:=IF(MOD([.$F892];[.A895])=0;[.A895];&quot;&quot;)" office:value-type="float" office:value="890" calcext:value-type="float">
            <text:p>890</text:p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formula="of:=IF(MOD([.$F893];[.A896])=0;[.A896];&quot;&quot;)" office:value-type="float" office:value="891" calcext:value-type="float">
            <text:p>891</text:p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formula="of:=IF(MOD([.$F894];[.A897])=0;[.A897];&quot;&quot;)" office:value-type="float" office:value="892" calcext:value-type="float">
            <text:p>892</text:p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formula="of:=IF(MOD([.$F895];[.A898])=0;[.A898];&quot;&quot;)" office:value-type="float" office:value="893" calcext:value-type="float">
            <text:p>893</text:p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formula="of:=IF(MOD([.$F896];[.A899])=0;[.A899];&quot;&quot;)" office:value-type="float" office:value="894" calcext:value-type="float">
            <text:p>894</text:p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formula="of:=IF(MOD([.$F897];[.A900])=0;[.A900];&quot;&quot;)" office:value-type="float" office:value="895" calcext:value-type="float">
            <text:p>895</text:p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formula="of:=IF(MOD([.$F898];[.A901])=0;[.A901];&quot;&quot;)" office:value-type="float" office:value="896" calcext:value-type="float">
            <text:p>896</text:p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formula="of:=IF(MOD([.$F899];[.A902])=0;[.A902];&quot;&quot;)" office:value-type="float" office:value="897" calcext:value-type="float">
            <text:p>897</text:p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formula="of:=IF(MOD([.$F900];[.A903])=0;[.A903];&quot;&quot;)" office:value-type="float" office:value="898" calcext:value-type="float">
            <text:p>898</text:p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formula="of:=IF(MOD([.$F901];[.A904])=0;[.A904];&quot;&quot;)" office:value-type="float" office:value="899" calcext:value-type="float">
            <text:p>899</text:p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formula="of:=IF(MOD([.$F902];[.A905])=0;[.A905];&quot;&quot;)" office:value-type="float" office:value="900" calcext:value-type="float">
            <text:p>900</text:p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formula="of:=IF(MOD([.$F903];[.A906])=0;[.A906];&quot;&quot;)" office:value-type="float" office:value="901" calcext:value-type="float">
            <text:p>901</text:p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formula="of:=IF(MOD([.$F904];[.A907])=0;[.A907];&quot;&quot;)" office:value-type="float" office:value="902" calcext:value-type="float">
            <text:p>902</text:p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formula="of:=IF(MOD([.$F905];[.A908])=0;[.A908];&quot;&quot;)" office:value-type="float" office:value="903" calcext:value-type="float">
            <text:p>903</text:p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formula="of:=IF(MOD([.$F906];[.A909])=0;[.A909];&quot;&quot;)" office:value-type="float" office:value="904" calcext:value-type="float">
            <text:p>904</text:p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formula="of:=IF(MOD([.$F907];[.A910])=0;[.A910];&quot;&quot;)" office:value-type="float" office:value="905" calcext:value-type="float">
            <text:p>905</text:p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formula="of:=IF(MOD([.$F908];[.A911])=0;[.A911];&quot;&quot;)" office:value-type="float" office:value="906" calcext:value-type="float">
            <text:p>906</text:p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formula="of:=IF(MOD([.$F909];[.A912])=0;[.A912];&quot;&quot;)" office:value-type="float" office:value="907" calcext:value-type="float">
            <text:p>907</text:p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formula="of:=IF(MOD([.$F910];[.A913])=0;[.A913];&quot;&quot;)" office:value-type="float" office:value="908" calcext:value-type="float">
            <text:p>908</text:p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formula="of:=IF(MOD([.$F911];[.A914])=0;[.A914];&quot;&quot;)" office:value-type="float" office:value="909" calcext:value-type="float">
            <text:p>909</text:p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formula="of:=IF(MOD([.$F912];[.A915])=0;[.A915];&quot;&quot;)" office:value-type="float" office:value="910" calcext:value-type="float">
            <text:p>910</text:p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formula="of:=IF(MOD([.$F913];[.A916])=0;[.A916];&quot;&quot;)" office:value-type="float" office:value="911" calcext:value-type="float">
            <text:p>911</text:p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formula="of:=IF(MOD([.$F914];[.A917])=0;[.A917];&quot;&quot;)" office:value-type="float" office:value="912" calcext:value-type="float">
            <text:p>912</text:p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formula="of:=IF(MOD([.$F915];[.A918])=0;[.A918];&quot;&quot;)" office:value-type="float" office:value="913" calcext:value-type="float">
            <text:p>913</text:p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formula="of:=IF(MOD([.$F916];[.A919])=0;[.A919];&quot;&quot;)" office:value-type="float" office:value="914" calcext:value-type="float">
            <text:p>914</text:p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formula="of:=IF(MOD([.$F917];[.A920])=0;[.A920];&quot;&quot;)" office:value-type="float" office:value="915" calcext:value-type="float">
            <text:p>915</text:p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formula="of:=IF(MOD([.$F918];[.A921])=0;[.A921];&quot;&quot;)" office:value-type="float" office:value="916" calcext:value-type="float">
            <text:p>916</text:p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formula="of:=IF(MOD([.$F919];[.A922])=0;[.A922];&quot;&quot;)" office:value-type="float" office:value="917" calcext:value-type="float">
            <text:p>917</text:p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formula="of:=IF(MOD([.$F920];[.A923])=0;[.A923];&quot;&quot;)" office:value-type="float" office:value="918" calcext:value-type="float">
            <text:p>918</text:p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formula="of:=IF(MOD([.$F921];[.A924])=0;[.A924];&quot;&quot;)" office:value-type="float" office:value="919" calcext:value-type="float">
            <text:p>919</text:p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formula="of:=IF(MOD([.$F922];[.A925])=0;[.A925];&quot;&quot;)" office:value-type="float" office:value="920" calcext:value-type="float">
            <text:p>920</text:p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formula="of:=IF(MOD([.$F923];[.A926])=0;[.A926];&quot;&quot;)" office:value-type="float" office:value="921" calcext:value-type="float">
            <text:p>921</text:p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formula="of:=IF(MOD([.$F924];[.A927])=0;[.A927];&quot;&quot;)" office:value-type="float" office:value="922" calcext:value-type="float">
            <text:p>922</text:p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formula="of:=IF(MOD([.$F925];[.A928])=0;[.A928];&quot;&quot;)" office:value-type="float" office:value="923" calcext:value-type="float">
            <text:p>923</text:p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formula="of:=IF(MOD([.$F926];[.A929])=0;[.A929];&quot;&quot;)" office:value-type="float" office:value="924" calcext:value-type="float">
            <text:p>924</text:p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formula="of:=IF(MOD([.$F927];[.A930])=0;[.A930];&quot;&quot;)" office:value-type="float" office:value="925" calcext:value-type="float">
            <text:p>925</text:p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formula="of:=IF(MOD([.$F928];[.A931])=0;[.A931];&quot;&quot;)" office:value-type="float" office:value="926" calcext:value-type="float">
            <text:p>926</text:p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formula="of:=IF(MOD([.$F929];[.A932])=0;[.A932];&quot;&quot;)" office:value-type="float" office:value="927" calcext:value-type="float">
            <text:p>927</text:p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formula="of:=IF(MOD([.$F930];[.A933])=0;[.A933];&quot;&quot;)" office:value-type="float" office:value="928" calcext:value-type="float">
            <text:p>928</text:p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formula="of:=IF(MOD([.$F931];[.A934])=0;[.A934];&quot;&quot;)" office:value-type="float" office:value="929" calcext:value-type="float">
            <text:p>929</text:p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formula="of:=IF(MOD([.$F932];[.A935])=0;[.A935];&quot;&quot;)" office:value-type="float" office:value="930" calcext:value-type="float">
            <text:p>930</text:p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formula="of:=IF(MOD([.$F933];[.A936])=0;[.A936];&quot;&quot;)" office:value-type="float" office:value="931" calcext:value-type="float">
            <text:p>931</text:p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formula="of:=IF(MOD([.$F934];[.A937])=0;[.A937];&quot;&quot;)" office:value-type="float" office:value="932" calcext:value-type="float">
            <text:p>932</text:p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formula="of:=IF(MOD([.$F935];[.A938])=0;[.A938];&quot;&quot;)" office:value-type="float" office:value="933" calcext:value-type="float">
            <text:p>933</text:p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formula="of:=IF(MOD([.$F936];[.A939])=0;[.A939];&quot;&quot;)" office:value-type="float" office:value="934" calcext:value-type="float">
            <text:p>934</text:p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formula="of:=IF(MOD([.$F937];[.A940])=0;[.A940];&quot;&quot;)" office:value-type="float" office:value="935" calcext:value-type="float">
            <text:p>935</text:p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formula="of:=IF(MOD([.$F938];[.A941])=0;[.A941];&quot;&quot;)" office:value-type="float" office:value="936" calcext:value-type="float">
            <text:p>936</text:p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formula="of:=IF(MOD([.$F939];[.A942])=0;[.A942];&quot;&quot;)" office:value-type="float" office:value="937" calcext:value-type="float">
            <text:p>937</text:p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formula="of:=IF(MOD([.$F940];[.A943])=0;[.A943];&quot;&quot;)" office:value-type="float" office:value="938" calcext:value-type="float">
            <text:p>938</text:p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formula="of:=IF(MOD([.$F941];[.A944])=0;[.A944];&quot;&quot;)" office:value-type="float" office:value="939" calcext:value-type="float">
            <text:p>939</text:p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formula="of:=IF(MOD([.$F942];[.A945])=0;[.A945];&quot;&quot;)" office:value-type="float" office:value="940" calcext:value-type="float">
            <text:p>940</text:p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formula="of:=IF(MOD([.$F943];[.A946])=0;[.A946];&quot;&quot;)" office:value-type="float" office:value="941" calcext:value-type="float">
            <text:p>941</text:p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formula="of:=IF(MOD([.$F944];[.A947])=0;[.A947];&quot;&quot;)" office:value-type="float" office:value="942" calcext:value-type="float">
            <text:p>942</text:p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formula="of:=IF(MOD([.$F945];[.A948])=0;[.A948];&quot;&quot;)" office:value-type="float" office:value="943" calcext:value-type="float">
            <text:p>943</text:p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formula="of:=IF(MOD([.$F946];[.A949])=0;[.A949];&quot;&quot;)" office:value-type="float" office:value="944" calcext:value-type="float">
            <text:p>944</text:p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formula="of:=IF(MOD([.$F947];[.A950])=0;[.A950];&quot;&quot;)" office:value-type="float" office:value="945" calcext:value-type="float">
            <text:p>945</text:p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formula="of:=IF(MOD([.$F948];[.A951])=0;[.A951];&quot;&quot;)" office:value-type="float" office:value="946" calcext:value-type="float">
            <text:p>946</text:p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formula="of:=IF(MOD([.$F949];[.A952])=0;[.A952];&quot;&quot;)" office:value-type="float" office:value="947" calcext:value-type="float">
            <text:p>947</text:p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formula="of:=IF(MOD([.$F950];[.A953])=0;[.A953];&quot;&quot;)" office:value-type="float" office:value="948" calcext:value-type="float">
            <text:p>948</text:p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formula="of:=IF(MOD([.$F951];[.A954])=0;[.A954];&quot;&quot;)" office:value-type="float" office:value="949" calcext:value-type="float">
            <text:p>949</text:p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formula="of:=IF(MOD([.$F952];[.A955])=0;[.A955];&quot;&quot;)" office:value-type="float" office:value="950" calcext:value-type="float">
            <text:p>950</text:p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formula="of:=IF(MOD([.$F953];[.A956])=0;[.A956];&quot;&quot;)" office:value-type="float" office:value="951" calcext:value-type="float">
            <text:p>951</text:p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formula="of:=IF(MOD([.$F954];[.A957])=0;[.A957];&quot;&quot;)" office:value-type="float" office:value="952" calcext:value-type="float">
            <text:p>952</text:p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formula="of:=IF(MOD([.$F955];[.A958])=0;[.A958];&quot;&quot;)" office:value-type="float" office:value="953" calcext:value-type="float">
            <text:p>953</text:p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formula="of:=IF(MOD([.$F956];[.A959])=0;[.A959];&quot;&quot;)" office:value-type="float" office:value="954" calcext:value-type="float">
            <text:p>954</text:p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formula="of:=IF(MOD([.$F957];[.A960])=0;[.A960];&quot;&quot;)" office:value-type="float" office:value="955" calcext:value-type="float">
            <text:p>955</text:p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formula="of:=IF(MOD([.$F958];[.A961])=0;[.A961];&quot;&quot;)" office:value-type="float" office:value="956" calcext:value-type="float">
            <text:p>956</text:p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formula="of:=IF(MOD([.$F959];[.A962])=0;[.A962];&quot;&quot;)" office:value-type="float" office:value="957" calcext:value-type="float">
            <text:p>957</text:p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formula="of:=IF(MOD([.$F960];[.A963])=0;[.A963];&quot;&quot;)" office:value-type="float" office:value="958" calcext:value-type="float">
            <text:p>958</text:p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formula="of:=IF(MOD([.$F961];[.A964])=0;[.A964];&quot;&quot;)" office:value-type="float" office:value="959" calcext:value-type="float">
            <text:p>959</text:p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formula="of:=IF(MOD([.$F962];[.A965])=0;[.A965];&quot;&quot;)" office:value-type="float" office:value="960" calcext:value-type="float">
            <text:p>960</text:p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formula="of:=IF(MOD([.$F963];[.A966])=0;[.A966];&quot;&quot;)" office:value-type="float" office:value="961" calcext:value-type="float">
            <text:p>961</text:p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formula="of:=IF(MOD([.$F964];[.A967])=0;[.A967];&quot;&quot;)" office:value-type="float" office:value="962" calcext:value-type="float">
            <text:p>962</text:p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formula="of:=IF(MOD([.$F965];[.A968])=0;[.A968];&quot;&quot;)" office:value-type="float" office:value="963" calcext:value-type="float">
            <text:p>963</text:p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formula="of:=IF(MOD([.$F966];[.A969])=0;[.A969];&quot;&quot;)" office:value-type="float" office:value="964" calcext:value-type="float">
            <text:p>964</text:p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formula="of:=IF(MOD([.$F967];[.A970])=0;[.A970];&quot;&quot;)" office:value-type="float" office:value="965" calcext:value-type="float">
            <text:p>965</text:p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formula="of:=IF(MOD([.$F968];[.A971])=0;[.A971];&quot;&quot;)" office:value-type="float" office:value="966" calcext:value-type="float">
            <text:p>966</text:p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formula="of:=IF(MOD([.$F969];[.A972])=0;[.A972];&quot;&quot;)" office:value-type="float" office:value="967" calcext:value-type="float">
            <text:p>967</text:p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formula="of:=IF(MOD([.$F970];[.A973])=0;[.A973];&quot;&quot;)" office:value-type="float" office:value="968" calcext:value-type="float">
            <text:p>968</text:p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formula="of:=IF(MOD([.$F971];[.A974])=0;[.A974];&quot;&quot;)" office:value-type="float" office:value="969" calcext:value-type="float">
            <text:p>969</text:p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formula="of:=IF(MOD([.$F972];[.A975])=0;[.A975];&quot;&quot;)" office:value-type="float" office:value="970" calcext:value-type="float">
            <text:p>970</text:p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formula="of:=IF(MOD([.$F973];[.A976])=0;[.A976];&quot;&quot;)" office:value-type="float" office:value="971" calcext:value-type="float">
            <text:p>971</text:p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formula="of:=IF(MOD([.$F974];[.A977])=0;[.A977];&quot;&quot;)" office:value-type="float" office:value="972" calcext:value-type="float">
            <text:p>972</text:p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formula="of:=IF(MOD([.$F975];[.A978])=0;[.A978];&quot;&quot;)" office:value-type="float" office:value="973" calcext:value-type="float">
            <text:p>973</text:p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formula="of:=IF(MOD([.$F976];[.A979])=0;[.A979];&quot;&quot;)" office:value-type="float" office:value="974" calcext:value-type="float">
            <text:p>974</text:p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formula="of:=IF(MOD([.$F977];[.A980])=0;[.A980];&quot;&quot;)" office:value-type="float" office:value="975" calcext:value-type="float">
            <text:p>975</text:p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formula="of:=IF(MOD([.$F978];[.A981])=0;[.A981];&quot;&quot;)" office:value-type="float" office:value="976" calcext:value-type="float">
            <text:p>976</text:p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formula="of:=IF(MOD([.$F979];[.A982])=0;[.A982];&quot;&quot;)" office:value-type="float" office:value="977" calcext:value-type="float">
            <text:p>977</text:p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formula="of:=IF(MOD([.$F980];[.A983])=0;[.A983];&quot;&quot;)" office:value-type="float" office:value="978" calcext:value-type="float">
            <text:p>978</text:p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formula="of:=IF(MOD([.$F981];[.A984])=0;[.A984];&quot;&quot;)" office:value-type="float" office:value="979" calcext:value-type="float">
            <text:p>979</text:p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formula="of:=IF(MOD([.$F982];[.A985])=0;[.A985];&quot;&quot;)" office:value-type="float" office:value="980" calcext:value-type="float">
            <text:p>980</text:p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formula="of:=IF(MOD([.$F983];[.A986])=0;[.A986];&quot;&quot;)" office:value-type="float" office:value="981" calcext:value-type="float">
            <text:p>981</text:p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formula="of:=IF(MOD([.$F984];[.A987])=0;[.A987];&quot;&quot;)" office:value-type="float" office:value="982" calcext:value-type="float">
            <text:p>982</text:p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formula="of:=IF(MOD([.$F985];[.A988])=0;[.A988];&quot;&quot;)" office:value-type="float" office:value="983" calcext:value-type="float">
            <text:p>983</text:p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formula="of:=IF(MOD([.$F986];[.A989])=0;[.A989];&quot;&quot;)" office:value-type="float" office:value="984" calcext:value-type="float">
            <text:p>984</text:p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formula="of:=IF(MOD([.$F987];[.A990])=0;[.A990];&quot;&quot;)" office:value-type="float" office:value="985" calcext:value-type="float">
            <text:p>985</text:p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formula="of:=IF(MOD([.$F988];[.A991])=0;[.A991];&quot;&quot;)" office:value-type="float" office:value="986" calcext:value-type="float">
            <text:p>986</text:p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formula="of:=IF(MOD([.$F989];[.A992])=0;[.A992];&quot;&quot;)" office:value-type="float" office:value="987" calcext:value-type="float">
            <text:p>987</text:p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formula="of:=IF(MOD([.$F990];[.A993])=0;[.A993];&quot;&quot;)" office:value-type="float" office:value="988" calcext:value-type="float">
            <text:p>988</text:p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formula="of:=IF(MOD([.$F991];[.A994])=0;[.A994];&quot;&quot;)" office:value-type="float" office:value="989" calcext:value-type="float">
            <text:p>989</text:p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formula="of:=IF(MOD([.$F992];[.A995])=0;[.A995];&quot;&quot;)" office:value-type="float" office:value="990" calcext:value-type="float">
            <text:p>990</text:p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formula="of:=IF(MOD([.$F993];[.A996])=0;[.A996];&quot;&quot;)" office:value-type="float" office:value="991" calcext:value-type="float">
            <text:p>991</text:p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formula="of:=IF(MOD([.$F994];[.A997])=0;[.A997];&quot;&quot;)" office:value-type="float" office:value="992" calcext:value-type="float">
            <text:p>992</text:p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formula="of:=IF(MOD([.$F995];[.A998])=0;[.A998];&quot;&quot;)" office:value-type="float" office:value="993" calcext:value-type="float">
            <text:p>993</text:p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formula="of:=IF(MOD([.$F996];[.A999])=0;[.A999];&quot;&quot;)" office:value-type="float" office:value="994" calcext:value-type="float">
            <text:p>994</text:p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formula="of:=IF(MOD([.$F997];[.A1000])=0;[.A1000];&quot;&quot;)" office:value-type="float" office:value="995" calcext:value-type="float">
            <text:p>995</text:p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formula="of:=IF(MOD([.$F998];[.A1001])=0;[.A1001];&quot;&quot;)" office:value-type="float" office:value="996" calcext:value-type="float">
            <text:p>996</text:p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formula="of:=IF(MOD([.$F999];[.A1002])=0;[.A1002];&quot;&quot;)" office:value-type="float" office:value="997" calcext:value-type="float">
            <text:p>997</text:p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formula="of:=IF(MOD([.$F1000];[.A1003])=0;[.A1003];&quot;&quot;)" office:value-type="float" office:value="998" calcext:value-type="float">
            <text:p>998</text:p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formula="of:=IF(MOD([.$F1001];[.A1004])=0;[.A1004];&quot;&quot;)" office:value-type="float" office:value="999" calcext:value-type="float">
            <text:p>999</text:p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formula="of:=IF(MOD([.$F1002];[.A1005])=0;[.A1005];&quot;&quot;)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formula="of:=IF(MOD([.$F1003];[.A1006])=0;[.A1006];&quot;&quot;)" office:value-type="float" office:value="1001" calcext:value-type="float">
            <text:p>1001</text:p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formula="of:=IF(MOD([.$F1004];[.A1007])=0;[.A1007];&quot;&quot;)" office:value-type="float" office:value="1002" calcext:value-type="float">
            <text:p>1002</text:p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formula="of:=IF(MOD([.$F1005];[.A1008])=0;[.A1008];&quot;&quot;)" office:value-type="float" office:value="1003" calcext:value-type="float">
            <text:p>1003</text:p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formula="of:=IF(MOD([.$F1006];[.A1009])=0;[.A1009];&quot;&quot;)" office:value-type="float" office:value="1004" calcext:value-type="float">
            <text:p>1004</text:p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formula="of:=IF(MOD([.$F1007];[.A1010])=0;[.A1010];&quot;&quot;)" office:value-type="float" office:value="1005" calcext:value-type="float">
            <text:p>1005</text:p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formula="of:=IF(MOD([.$F1008];[.A1011])=0;[.A1011];&quot;&quot;)" office:value-type="float" office:value="1006" calcext:value-type="float">
            <text:p>1006</text:p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formula="of:=IF(MOD([.$F1009];[.A1012])=0;[.A1012];&quot;&quot;)" office:value-type="float" office:value="1007" calcext:value-type="float">
            <text:p>1007</text:p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formula="of:=IF(MOD([.$F1010];[.A1013])=0;[.A1013];&quot;&quot;)" office:value-type="float" office:value="1008" calcext:value-type="float">
            <text:p>1008</text:p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formula="of:=IF(MOD([.$F1011];[.A1014])=0;[.A1014];&quot;&quot;)" office:value-type="float" office:value="1009" calcext:value-type="float">
            <text:p>1009</text:p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formula="of:=IF(MOD([.$F1012];[.A1015])=0;[.A1015];&quot;&quot;)" office:value-type="float" office:value="1010" calcext:value-type="float">
            <text:p>1010</text:p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formula="of:=IF(MOD([.$F1013];[.A1016])=0;[.A1016];&quot;&quot;)" office:value-type="float" office:value="1011" calcext:value-type="float">
            <text:p>1011</text:p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formula="of:=IF(MOD([.$F1014];[.A1017])=0;[.A1017];&quot;&quot;)" office:value-type="float" office:value="1012" calcext:value-type="float">
            <text:p>1012</text:p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formula="of:=IF(MOD([.$F1015];[.A1018])=0;[.A1018];&quot;&quot;)" office:value-type="float" office:value="1013" calcext:value-type="float">
            <text:p>1013</text:p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formula="of:=IF(MOD([.$F1016];[.A1019])=0;[.A1019];&quot;&quot;)" office:value-type="float" office:value="1014" calcext:value-type="float">
            <text:p>1014</text:p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formula="of:=IF(MOD([.$F1017];[.A1020])=0;[.A1020];&quot;&quot;)" office:value-type="float" office:value="1015" calcext:value-type="float">
            <text:p>1015</text:p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formula="of:=IF(MOD([.$F1018];[.A1021])=0;[.A1021];&quot;&quot;)" office:value-type="float" office:value="1016" calcext:value-type="float">
            <text:p>1016</text:p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formula="of:=IF(MOD([.$F1019];[.A1022])=0;[.A1022];&quot;&quot;)" office:value-type="float" office:value="1017" calcext:value-type="float">
            <text:p>1017</text:p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formula="of:=IF(MOD([.$F1020];[.A1023])=0;[.A1023];&quot;&quot;)" office:value-type="float" office:value="1018" calcext:value-type="float">
            <text:p>1018</text:p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formula="of:=IF(MOD([.$F1021];[.A1024])=0;[.A1024];&quot;&quot;)" office:value-type="float" office:value="1019" calcext:value-type="float">
            <text:p>1019</text:p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formula="of:=IF(MOD([.$F1022];[.A1025])=0;[.A1025];&quot;&quot;)" office:value-type="float" office:value="1020" calcext:value-type="float">
            <text:p>1020</text:p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formula="of:=IF(MOD([.$F1023];[.A1026])=0;[.A1026];&quot;&quot;)" office:value-type="float" office:value="1021" calcext:value-type="float">
            <text:p>1021</text:p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formula="of:=IF(MOD([.$F1024];[.A1027])=0;[.A1027];&quot;&quot;)" office:value-type="float" office:value="1022" calcext:value-type="float">
            <text:p>1022</text:p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formula="of:=IF(MOD([.$F1025];[.A1028])=0;[.A1028];&quot;&quot;)" office:value-type="float" office:value="1023" calcext:value-type="float">
            <text:p>1023</text:p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formula="of:=IF(MOD([.$F1026];[.A1029])=0;[.A1029];&quot;&quot;)"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formula="of:=IF(MOD([.$F1027];[.A1030])=0;[.A1030];&quot;&quot;)" office:value-type="float" office:value="1025" calcext:value-type="float">
            <text:p>1025</text:p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formula="of:=IF(MOD([.$F1028];[.A1031])=0;[.A1031];&quot;&quot;)" office:value-type="float" office:value="1026" calcext:value-type="float">
            <text:p>1026</text:p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formula="of:=IF(MOD([.$F1029];[.A1032])=0;[.A1032];&quot;&quot;)" office:value-type="float" office:value="1027" calcext:value-type="float">
            <text:p>1027</text:p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formula="of:=IF(MOD([.$F1030];[.A1033])=0;[.A1033];&quot;&quot;)" office:value-type="float" office:value="1028" calcext:value-type="float">
            <text:p>1028</text:p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formula="of:=IF(MOD([.$F1031];[.A1034])=0;[.A1034];&quot;&quot;)" office:value-type="float" office:value="1029" calcext:value-type="float">
            <text:p>1029</text:p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formula="of:=IF(MOD([.$F1032];[.A1035])=0;[.A1035];&quot;&quot;)" office:value-type="float" office:value="1030" calcext:value-type="float">
            <text:p>1030</text:p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formula="of:=IF(MOD([.$F1033];[.A1036])=0;[.A1036];&quot;&quot;)" office:value-type="float" office:value="1031" calcext:value-type="float">
            <text:p>1031</text:p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formula="of:=IF(MOD([.$F1034];[.A1037])=0;[.A1037];&quot;&quot;)" office:value-type="float" office:value="1032" calcext:value-type="float">
            <text:p>1032</text:p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formula="of:=IF(MOD([.$F1035];[.A1038])=0;[.A1038];&quot;&quot;)" office:value-type="float" office:value="1033" calcext:value-type="float">
            <text:p>1033</text:p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formula="of:=IF(MOD([.$F1036];[.A1039])=0;[.A1039];&quot;&quot;)" office:value-type="float" office:value="1034" calcext:value-type="float">
            <text:p>1034</text:p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formula="of:=IF(MOD([.$F1037];[.A1040])=0;[.A1040];&quot;&quot;)" office:value-type="float" office:value="1035" calcext:value-type="float">
            <text:p>1035</text:p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formula="of:=IF(MOD([.$F1038];[.A1041])=0;[.A1041];&quot;&quot;)" office:value-type="float" office:value="1036" calcext:value-type="float">
            <text:p>1036</text:p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formula="of:=IF(MOD([.$F1039];[.A1042])=0;[.A1042];&quot;&quot;)" office:value-type="float" office:value="1037" calcext:value-type="float">
            <text:p>1037</text:p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formula="of:=IF(MOD([.$F1040];[.A1043])=0;[.A1043];&quot;&quot;)" office:value-type="float" office:value="1038" calcext:value-type="float">
            <text:p>1038</text:p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formula="of:=IF(MOD([.$F1041];[.A1044])=0;[.A1044];&quot;&quot;)" office:value-type="float" office:value="1039" calcext:value-type="float">
            <text:p>1039</text:p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formula="of:=IF(MOD([.$F1042];[.A1045])=0;[.A1045];&quot;&quot;)" office:value-type="float" office:value="1040" calcext:value-type="float">
            <text:p>1040</text:p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formula="of:=IF(MOD([.$F1043];[.A1046])=0;[.A1046];&quot;&quot;)" office:value-type="float" office:value="1041" calcext:value-type="float">
            <text:p>1041</text:p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formula="of:=IF(MOD([.$F1044];[.A1047])=0;[.A1047];&quot;&quot;)" office:value-type="float" office:value="1042" calcext:value-type="float">
            <text:p>1042</text:p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formula="of:=IF(MOD([.$F1045];[.A1048])=0;[.A1048];&quot;&quot;)" office:value-type="float" office:value="1043" calcext:value-type="float">
            <text:p>1043</text:p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formula="of:=IF(MOD([.$F1046];[.A1049])=0;[.A1049];&quot;&quot;)" office:value-type="float" office:value="1044" calcext:value-type="float">
            <text:p>1044</text:p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formula="of:=IF(MOD([.$F1047];[.A1050])=0;[.A1050];&quot;&quot;)" office:value-type="float" office:value="1045" calcext:value-type="float">
            <text:p>1045</text:p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formula="of:=IF(MOD([.$F1048];[.A1051])=0;[.A1051];&quot;&quot;)" office:value-type="float" office:value="1046" calcext:value-type="float">
            <text:p>1046</text:p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formula="of:=IF(MOD([.$F1049];[.A1052])=0;[.A1052];&quot;&quot;)" office:value-type="float" office:value="1047" calcext:value-type="float">
            <text:p>1047</text:p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formula="of:=IF(MOD([.$F1050];[.A1053])=0;[.A1053];&quot;&quot;)" office:value-type="float" office:value="1048" calcext:value-type="float">
            <text:p>1048</text:p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formula="of:=IF(MOD([.$F1051];[.A1054])=0;[.A1054];&quot;&quot;)" office:value-type="float" office:value="1049" calcext:value-type="float">
            <text:p>1049</text:p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formula="of:=IF(MOD([.$F1052];[.A1055])=0;[.A1055];&quot;&quot;)" office:value-type="float" office:value="1050" calcext:value-type="float">
            <text:p>1050</text:p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formula="of:=IF(MOD([.$F1053];[.A1056])=0;[.A1056];&quot;&quot;)" office:value-type="float" office:value="1051" calcext:value-type="float">
            <text:p>1051</text:p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formula="of:=IF(MOD([.$F1054];[.A1057])=0;[.A1057];&quot;&quot;)" office:value-type="float" office:value="1052" calcext:value-type="float">
            <text:p>1052</text:p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formula="of:=IF(MOD([.$F1055];[.A1058])=0;[.A1058];&quot;&quot;)" office:value-type="float" office:value="1053" calcext:value-type="float">
            <text:p>1053</text:p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formula="of:=IF(MOD([.$F1056];[.A1059])=0;[.A1059];&quot;&quot;)" office:value-type="float" office:value="1054" calcext:value-type="float">
            <text:p>1054</text:p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formula="of:=IF(MOD([.$F1057];[.A1060])=0;[.A1060];&quot;&quot;)" office:value-type="float" office:value="1055" calcext:value-type="float">
            <text:p>1055</text:p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formula="of:=IF(MOD([.$F1058];[.A1061])=0;[.A1061];&quot;&quot;)" office:value-type="float" office:value="1056" calcext:value-type="float">
            <text:p>1056</text:p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formula="of:=IF(MOD([.$F1059];[.A1062])=0;[.A1062];&quot;&quot;)" office:value-type="float" office:value="1057" calcext:value-type="float">
            <text:p>1057</text:p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formula="of:=IF(MOD([.$F1060];[.A1063])=0;[.A1063];&quot;&quot;)" office:value-type="float" office:value="1058" calcext:value-type="float">
            <text:p>1058</text:p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formula="of:=IF(MOD([.$F1061];[.A1064])=0;[.A1064];&quot;&quot;)" office:value-type="float" office:value="1059" calcext:value-type="float">
            <text:p>1059</text:p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formula="of:=IF(MOD([.$F1062];[.A1065])=0;[.A1065];&quot;&quot;)" office:value-type="float" office:value="1060" calcext:value-type="float">
            <text:p>1060</text:p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formula="of:=IF(MOD([.$F1063];[.A1066])=0;[.A1066];&quot;&quot;)" office:value-type="float" office:value="1061" calcext:value-type="float">
            <text:p>1061</text:p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formula="of:=IF(MOD([.$F1064];[.A1067])=0;[.A1067];&quot;&quot;)" office:value-type="float" office:value="1062" calcext:value-type="float">
            <text:p>1062</text:p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formula="of:=IF(MOD([.$F1065];[.A1068])=0;[.A1068];&quot;&quot;)" office:value-type="float" office:value="1063" calcext:value-type="float">
            <text:p>1063</text:p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formula="of:=IF(MOD([.$F1066];[.A1069])=0;[.A1069];&quot;&quot;)" office:value-type="float" office:value="1064" calcext:value-type="float">
            <text:p>1064</text:p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formula="of:=IF(MOD([.$F1067];[.A1070])=0;[.A1070];&quot;&quot;)" office:value-type="float" office:value="1065" calcext:value-type="float">
            <text:p>1065</text:p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formula="of:=IF(MOD([.$F1068];[.A1071])=0;[.A1071];&quot;&quot;)" office:value-type="float" office:value="1066" calcext:value-type="float">
            <text:p>1066</text:p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formula="of:=IF(MOD([.$F1069];[.A1072])=0;[.A1072];&quot;&quot;)" office:value-type="float" office:value="1067" calcext:value-type="float">
            <text:p>1067</text:p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formula="of:=IF(MOD([.$F1070];[.A1073])=0;[.A1073];&quot;&quot;)" office:value-type="float" office:value="1068" calcext:value-type="float">
            <text:p>1068</text:p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formula="of:=IF(MOD([.$F1071];[.A1074])=0;[.A1074];&quot;&quot;)" office:value-type="float" office:value="1069" calcext:value-type="float">
            <text:p>1069</text:p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formula="of:=IF(MOD([.$F1072];[.A1075])=0;[.A1075];&quot;&quot;)" office:value-type="float" office:value="1070" calcext:value-type="float">
            <text:p>1070</text:p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formula="of:=IF(MOD([.$F1073];[.A1076])=0;[.A1076];&quot;&quot;)" office:value-type="float" office:value="1071" calcext:value-type="float">
            <text:p>1071</text:p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formula="of:=IF(MOD([.$F1074];[.A1077])=0;[.A1077];&quot;&quot;)" office:value-type="float" office:value="1072" calcext:value-type="float">
            <text:p>1072</text:p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formula="of:=IF(MOD([.$F1075];[.A1078])=0;[.A1078];&quot;&quot;)" office:value-type="float" office:value="1073" calcext:value-type="float">
            <text:p>1073</text:p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formula="of:=IF(MOD([.$F1076];[.A1079])=0;[.A1079];&quot;&quot;)" office:value-type="float" office:value="1074" calcext:value-type="float">
            <text:p>1074</text:p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formula="of:=IF(MOD([.$F1077];[.A1080])=0;[.A1080];&quot;&quot;)" office:value-type="float" office:value="1075" calcext:value-type="float">
            <text:p>1075</text:p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formula="of:=IF(MOD([.$F1078];[.A1081])=0;[.A1081];&quot;&quot;)" office:value-type="float" office:value="1076" calcext:value-type="float">
            <text:p>1076</text:p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formula="of:=IF(MOD([.$F1079];[.A1082])=0;[.A1082];&quot;&quot;)" office:value-type="float" office:value="1077" calcext:value-type="float">
            <text:p>1077</text:p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formula="of:=IF(MOD([.$F1080];[.A1083])=0;[.A1083];&quot;&quot;)" office:value-type="float" office:value="1078" calcext:value-type="float">
            <text:p>1078</text:p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formula="of:=IF(MOD([.$F1081];[.A1084])=0;[.A1084];&quot;&quot;)" office:value-type="float" office:value="1079" calcext:value-type="float">
            <text:p>1079</text:p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formula="of:=IF(MOD([.$F1082];[.A1085])=0;[.A1085];&quot;&quot;)" office:value-type="float" office:value="1080" calcext:value-type="float">
            <text:p>1080</text:p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formula="of:=IF(MOD([.$F1083];[.A1086])=0;[.A1086];&quot;&quot;)" office:value-type="float" office:value="1081" calcext:value-type="float">
            <text:p>1081</text:p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formula="of:=IF(MOD([.$F1084];[.A1087])=0;[.A1087];&quot;&quot;)" office:value-type="float" office:value="1082" calcext:value-type="float">
            <text:p>1082</text:p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formula="of:=IF(MOD([.$F1085];[.A1088])=0;[.A1088];&quot;&quot;)" office:value-type="float" office:value="1083" calcext:value-type="float">
            <text:p>1083</text:p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formula="of:=IF(MOD([.$F1086];[.A1089])=0;[.A1089];&quot;&quot;)" office:value-type="float" office:value="1084" calcext:value-type="float">
            <text:p>1084</text:p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formula="of:=IF(MOD([.$F1087];[.A1090])=0;[.A1090];&quot;&quot;)" office:value-type="float" office:value="1085" calcext:value-type="float">
            <text:p>1085</text:p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formula="of:=IF(MOD([.$F1088];[.A1091])=0;[.A1091];&quot;&quot;)" office:value-type="float" office:value="1086" calcext:value-type="float">
            <text:p>1086</text:p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formula="of:=IF(MOD([.$F1089];[.A1092])=0;[.A1092];&quot;&quot;)" office:value-type="float" office:value="1087" calcext:value-type="float">
            <text:p>1087</text:p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formula="of:=IF(MOD([.$F1090];[.A1093])=0;[.A1093];&quot;&quot;)" office:value-type="float" office:value="1088" calcext:value-type="float">
            <text:p>1088</text:p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formula="of:=IF(MOD([.$F1091];[.A1094])=0;[.A1094];&quot;&quot;)" office:value-type="float" office:value="1089" calcext:value-type="float">
            <text:p>1089</text:p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formula="of:=IF(MOD([.$F1092];[.A1095])=0;[.A1095];&quot;&quot;)" office:value-type="float" office:value="1090" calcext:value-type="float">
            <text:p>1090</text:p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formula="of:=IF(MOD([.$F1093];[.A1096])=0;[.A1096];&quot;&quot;)" office:value-type="float" office:value="1091" calcext:value-type="float">
            <text:p>1091</text:p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formula="of:=IF(MOD([.$F1094];[.A1097])=0;[.A1097];&quot;&quot;)" office:value-type="float" office:value="1092" calcext:value-type="float">
            <text:p>1092</text:p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formula="of:=IF(MOD([.$F1095];[.A1098])=0;[.A1098];&quot;&quot;)" office:value-type="float" office:value="1093" calcext:value-type="float">
            <text:p>1093</text:p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formula="of:=IF(MOD([.$F1096];[.A1099])=0;[.A1099];&quot;&quot;)" office:value-type="float" office:value="1094" calcext:value-type="float">
            <text:p>1094</text:p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formula="of:=IF(MOD([.$F1097];[.A1100])=0;[.A1100];&quot;&quot;)" office:value-type="float" office:value="1095" calcext:value-type="float">
            <text:p>1095</text:p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formula="of:=IF(MOD([.$F1098];[.A1101])=0;[.A1101];&quot;&quot;)" office:value-type="float" office:value="1096" calcext:value-type="float">
            <text:p>1096</text:p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formula="of:=IF(MOD([.$F1099];[.A1102])=0;[.A1102];&quot;&quot;)" office:value-type="float" office:value="1097" calcext:value-type="float">
            <text:p>1097</text:p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formula="of:=IF(MOD([.$F1100];[.A1103])=0;[.A1103];&quot;&quot;)" office:value-type="float" office:value="1098" calcext:value-type="float">
            <text:p>1098</text:p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formula="of:=IF(MOD([.$F1101];[.A1104])=0;[.A1104];&quot;&quot;)" office:value-type="float" office:value="1099" calcext:value-type="float">
            <text:p>1099</text:p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formula="of:=IF(MOD([.$F1102];[.A1105])=0;[.A1105];&quot;&quot;)" office:value-type="float" office:value="1100" calcext:value-type="float">
            <text:p>1100</text:p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formula="of:=IF(MOD([.$F1103];[.A1106])=0;[.A1106];&quot;&quot;)" office:value-type="float" office:value="1101" calcext:value-type="float">
            <text:p>1101</text:p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formula="of:=IF(MOD([.$F1104];[.A1107])=0;[.A1107];&quot;&quot;)" office:value-type="float" office:value="1102" calcext:value-type="float">
            <text:p>1102</text:p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formula="of:=IF(MOD([.$F1105];[.A1108])=0;[.A1108];&quot;&quot;)" office:value-type="float" office:value="1103" calcext:value-type="float">
            <text:p>1103</text:p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formula="of:=IF(MOD([.$F1106];[.A1109])=0;[.A1109];&quot;&quot;)" office:value-type="float" office:value="1104" calcext:value-type="float">
            <text:p>1104</text:p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formula="of:=IF(MOD([.$F1107];[.A1110])=0;[.A1110];&quot;&quot;)" office:value-type="float" office:value="1105" calcext:value-type="float">
            <text:p>1105</text:p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formula="of:=IF(MOD([.$F1108];[.A1111])=0;[.A1111];&quot;&quot;)" office:value-type="float" office:value="1106" calcext:value-type="float">
            <text:p>1106</text:p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formula="of:=IF(MOD([.$F1109];[.A1112])=0;[.A1112];&quot;&quot;)" office:value-type="float" office:value="1107" calcext:value-type="float">
            <text:p>1107</text:p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formula="of:=IF(MOD([.$F1110];[.A1113])=0;[.A1113];&quot;&quot;)" office:value-type="float" office:value="1108" calcext:value-type="float">
            <text:p>1108</text:p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formula="of:=IF(MOD([.$F1111];[.A1114])=0;[.A1114];&quot;&quot;)" office:value-type="float" office:value="1109" calcext:value-type="float">
            <text:p>1109</text:p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formula="of:=IF(MOD([.$F1112];[.A1115])=0;[.A1115];&quot;&quot;)" office:value-type="float" office:value="1110" calcext:value-type="float">
            <text:p>1110</text:p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formula="of:=IF(MOD([.$F1113];[.A1116])=0;[.A1116];&quot;&quot;)" office:value-type="float" office:value="1111" calcext:value-type="float">
            <text:p>1111</text:p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formula="of:=IF(MOD([.$F1114];[.A1117])=0;[.A1117];&quot;&quot;)" office:value-type="float" office:value="1112" calcext:value-type="float">
            <text:p>1112</text:p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formula="of:=IF(MOD([.$F1115];[.A1118])=0;[.A1118];&quot;&quot;)" office:value-type="float" office:value="1113" calcext:value-type="float">
            <text:p>1113</text:p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formula="of:=IF(MOD([.$F1116];[.A1119])=0;[.A1119];&quot;&quot;)" office:value-type="float" office:value="1114" calcext:value-type="float">
            <text:p>1114</text:p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formula="of:=IF(MOD([.$F1117];[.A1120])=0;[.A1120];&quot;&quot;)" office:value-type="float" office:value="1115" calcext:value-type="float">
            <text:p>1115</text:p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formula="of:=IF(MOD([.$F1118];[.A1121])=0;[.A1121];&quot;&quot;)" office:value-type="float" office:value="1116" calcext:value-type="float">
            <text:p>1116</text:p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formula="of:=IF(MOD([.$F1119];[.A1122])=0;[.A1122];&quot;&quot;)" office:value-type="float" office:value="1117" calcext:value-type="float">
            <text:p>1117</text:p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formula="of:=IF(MOD([.$F1120];[.A1123])=0;[.A1123];&quot;&quot;)" office:value-type="float" office:value="1118" calcext:value-type="float">
            <text:p>1118</text:p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formula="of:=IF(MOD([.$F1121];[.A1124])=0;[.A1124];&quot;&quot;)" office:value-type="float" office:value="1119" calcext:value-type="float">
            <text:p>1119</text:p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formula="of:=IF(MOD([.$F1122];[.A1125])=0;[.A1125];&quot;&quot;)" office:value-type="float" office:value="1120" calcext:value-type="float">
            <text:p>1120</text:p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formula="of:=IF(MOD([.$F1123];[.A1126])=0;[.A1126];&quot;&quot;)" office:value-type="float" office:value="1121" calcext:value-type="float">
            <text:p>1121</text:p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formula="of:=IF(MOD([.$F1124];[.A1127])=0;[.A1127];&quot;&quot;)" office:value-type="float" office:value="1122" calcext:value-type="float">
            <text:p>1122</text:p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formula="of:=IF(MOD([.$F1125];[.A1128])=0;[.A1128];&quot;&quot;)" office:value-type="float" office:value="1123" calcext:value-type="float">
            <text:p>1123</text:p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formula="of:=IF(MOD([.$F1126];[.A1129])=0;[.A1129];&quot;&quot;)" office:value-type="float" office:value="1124" calcext:value-type="float">
            <text:p>1124</text:p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formula="of:=IF(MOD([.$F1127];[.A1130])=0;[.A1130];&quot;&quot;)" office:value-type="float" office:value="1125" calcext:value-type="float">
            <text:p>1125</text:p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formula="of:=IF(MOD([.$F1128];[.A1131])=0;[.A1131];&quot;&quot;)" office:value-type="float" office:value="1126" calcext:value-type="float">
            <text:p>1126</text:p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formula="of:=IF(MOD([.$F1129];[.A1132])=0;[.A1132];&quot;&quot;)" office:value-type="float" office:value="1127" calcext:value-type="float">
            <text:p>1127</text:p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formula="of:=IF(MOD([.$F1130];[.A1133])=0;[.A1133];&quot;&quot;)" office:value-type="float" office:value="1128" calcext:value-type="float">
            <text:p>1128</text:p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formula="of:=IF(MOD([.$F1131];[.A1134])=0;[.A1134];&quot;&quot;)" office:value-type="float" office:value="1129" calcext:value-type="float">
            <text:p>1129</text:p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formula="of:=IF(MOD([.$F1132];[.A1135])=0;[.A1135];&quot;&quot;)" office:value-type="float" office:value="1130" calcext:value-type="float">
            <text:p>1130</text:p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formula="of:=IF(MOD([.$F1133];[.A1136])=0;[.A1136];&quot;&quot;)" office:value-type="float" office:value="1131" calcext:value-type="float">
            <text:p>1131</text:p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formula="of:=IF(MOD([.$F1134];[.A1137])=0;[.A1137];&quot;&quot;)" office:value-type="float" office:value="1132" calcext:value-type="float">
            <text:p>1132</text:p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formula="of:=IF(MOD([.$F1135];[.A1138])=0;[.A1138];&quot;&quot;)" office:value-type="float" office:value="1133" calcext:value-type="float">
            <text:p>1133</text:p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formula="of:=IF(MOD([.$F1136];[.A1139])=0;[.A1139];&quot;&quot;)" office:value-type="float" office:value="1134" calcext:value-type="float">
            <text:p>1134</text:p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formula="of:=IF(MOD([.$F1137];[.A1140])=0;[.A1140];&quot;&quot;)" office:value-type="float" office:value="1135" calcext:value-type="float">
            <text:p>1135</text:p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formula="of:=IF(MOD([.$F1138];[.A1141])=0;[.A1141];&quot;&quot;)" office:value-type="float" office:value="1136" calcext:value-type="float">
            <text:p>1136</text:p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formula="of:=IF(MOD([.$F1139];[.A1142])=0;[.A1142];&quot;&quot;)" office:value-type="float" office:value="1137" calcext:value-type="float">
            <text:p>1137</text:p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formula="of:=IF(MOD([.$F1140];[.A1143])=0;[.A1143];&quot;&quot;)" office:value-type="float" office:value="1138" calcext:value-type="float">
            <text:p>1138</text:p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formula="of:=IF(MOD([.$F1141];[.A1144])=0;[.A1144];&quot;&quot;)" office:value-type="float" office:value="1139" calcext:value-type="float">
            <text:p>1139</text:p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formula="of:=IF(MOD([.$F1142];[.A1145])=0;[.A1145];&quot;&quot;)" office:value-type="float" office:value="1140" calcext:value-type="float">
            <text:p>1140</text:p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formula="of:=IF(MOD([.$F1143];[.A1146])=0;[.A1146];&quot;&quot;)" office:value-type="float" office:value="1141" calcext:value-type="float">
            <text:p>1141</text:p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formula="of:=IF(MOD([.$F1144];[.A1147])=0;[.A1147];&quot;&quot;)" office:value-type="float" office:value="1142" calcext:value-type="float">
            <text:p>1142</text:p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formula="of:=IF(MOD([.$F1145];[.A1148])=0;[.A1148];&quot;&quot;)" office:value-type="float" office:value="1143" calcext:value-type="float">
            <text:p>1143</text:p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formula="of:=IF(MOD([.$F1146];[.A1149])=0;[.A1149];&quot;&quot;)" office:value-type="float" office:value="1144" calcext:value-type="float">
            <text:p>1144</text:p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formula="of:=IF(MOD([.$F1147];[.A1150])=0;[.A1150];&quot;&quot;)" office:value-type="float" office:value="1145" calcext:value-type="float">
            <text:p>1145</text:p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formula="of:=IF(MOD([.$F1148];[.A1151])=0;[.A1151];&quot;&quot;)" office:value-type="float" office:value="1146" calcext:value-type="float">
            <text:p>1146</text:p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formula="of:=IF(MOD([.$F1149];[.A1152])=0;[.A1152];&quot;&quot;)" office:value-type="float" office:value="1147" calcext:value-type="float">
            <text:p>1147</text:p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formula="of:=IF(MOD([.$F1150];[.A1153])=0;[.A1153];&quot;&quot;)" office:value-type="float" office:value="1148" calcext:value-type="float">
            <text:p>1148</text:p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formula="of:=IF(MOD([.$F1151];[.A1154])=0;[.A1154];&quot;&quot;)" office:value-type="float" office:value="1149" calcext:value-type="float">
            <text:p>1149</text:p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formula="of:=IF(MOD([.$F1152];[.A1155])=0;[.A1155];&quot;&quot;)" office:value-type="float" office:value="1150" calcext:value-type="float">
            <text:p>1150</text:p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formula="of:=IF(MOD([.$F1153];[.A1156])=0;[.A1156];&quot;&quot;)" office:value-type="float" office:value="1151" calcext:value-type="float">
            <text:p>1151</text:p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formula="of:=IF(MOD([.$F1154];[.A1157])=0;[.A1157];&quot;&quot;)" office:value-type="float" office:value="1152" calcext:value-type="float">
            <text:p>1152</text:p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formula="of:=IF(MOD([.$F1155];[.A1158])=0;[.A1158];&quot;&quot;)" office:value-type="float" office:value="1153" calcext:value-type="float">
            <text:p>1153</text:p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formula="of:=IF(MOD([.$F1156];[.A1159])=0;[.A1159];&quot;&quot;)" office:value-type="float" office:value="1154" calcext:value-type="float">
            <text:p>1154</text:p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formula="of:=IF(MOD([.$F1157];[.A1160])=0;[.A1160];&quot;&quot;)" office:value-type="float" office:value="1155" calcext:value-type="float">
            <text:p>1155</text:p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formula="of:=IF(MOD([.$F1158];[.A1161])=0;[.A1161];&quot;&quot;)" office:value-type="float" office:value="1156" calcext:value-type="float">
            <text:p>1156</text:p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formula="of:=IF(MOD([.$F1159];[.A1162])=0;[.A1162];&quot;&quot;)" office:value-type="float" office:value="1157" calcext:value-type="float">
            <text:p>1157</text:p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formula="of:=IF(MOD([.$F1160];[.A1163])=0;[.A1163];&quot;&quot;)" office:value-type="float" office:value="1158" calcext:value-type="float">
            <text:p>1158</text:p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formula="of:=IF(MOD([.$F1161];[.A1164])=0;[.A1164];&quot;&quot;)" office:value-type="float" office:value="1159" calcext:value-type="float">
            <text:p>1159</text:p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formula="of:=IF(MOD([.$F1162];[.A1165])=0;[.A1165];&quot;&quot;)" office:value-type="float" office:value="1160" calcext:value-type="float">
            <text:p>1160</text:p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formula="of:=IF(MOD([.$F1163];[.A1166])=0;[.A1166];&quot;&quot;)" office:value-type="float" office:value="1161" calcext:value-type="float">
            <text:p>1161</text:p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formula="of:=IF(MOD([.$F1164];[.A1167])=0;[.A1167];&quot;&quot;)" office:value-type="float" office:value="1162" calcext:value-type="float">
            <text:p>1162</text:p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formula="of:=IF(MOD([.$F1165];[.A1168])=0;[.A1168];&quot;&quot;)" office:value-type="float" office:value="1163" calcext:value-type="float">
            <text:p>1163</text:p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formula="of:=IF(MOD([.$F1166];[.A1169])=0;[.A1169];&quot;&quot;)" office:value-type="float" office:value="1164" calcext:value-type="float">
            <text:p>1164</text:p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formula="of:=IF(MOD([.$F1167];[.A1170])=0;[.A1170];&quot;&quot;)" office:value-type="float" office:value="1165" calcext:value-type="float">
            <text:p>1165</text:p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formula="of:=IF(MOD([.$F1168];[.A1171])=0;[.A1171];&quot;&quot;)" office:value-type="float" office:value="1166" calcext:value-type="float">
            <text:p>1166</text:p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formula="of:=IF(MOD([.$F1169];[.A1172])=0;[.A1172];&quot;&quot;)" office:value-type="float" office:value="1167" calcext:value-type="float">
            <text:p>1167</text:p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formula="of:=IF(MOD([.$F1170];[.A1173])=0;[.A1173];&quot;&quot;)" office:value-type="float" office:value="1168" calcext:value-type="float">
            <text:p>1168</text:p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formula="of:=IF(MOD([.$F1171];[.A1174])=0;[.A1174];&quot;&quot;)" office:value-type="float" office:value="1169" calcext:value-type="float">
            <text:p>1169</text:p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formula="of:=IF(MOD([.$F1172];[.A1175])=0;[.A1175];&quot;&quot;)" office:value-type="float" office:value="1170" calcext:value-type="float">
            <text:p>1170</text:p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formula="of:=IF(MOD([.$F1173];[.A1176])=0;[.A1176];&quot;&quot;)" office:value-type="float" office:value="1171" calcext:value-type="float">
            <text:p>1171</text:p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formula="of:=IF(MOD([.$F1174];[.A1177])=0;[.A1177];&quot;&quot;)" office:value-type="float" office:value="1172" calcext:value-type="float">
            <text:p>1172</text:p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formula="of:=IF(MOD([.$F1175];[.A1178])=0;[.A1178];&quot;&quot;)" office:value-type="float" office:value="1173" calcext:value-type="float">
            <text:p>1173</text:p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formula="of:=IF(MOD([.$F1176];[.A1179])=0;[.A1179];&quot;&quot;)" office:value-type="float" office:value="1174" calcext:value-type="float">
            <text:p>1174</text:p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formula="of:=IF(MOD([.$F1177];[.A1180])=0;[.A1180];&quot;&quot;)" office:value-type="float" office:value="1175" calcext:value-type="float">
            <text:p>1175</text:p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formula="of:=IF(MOD([.$F1178];[.A1181])=0;[.A1181];&quot;&quot;)" office:value-type="float" office:value="1176" calcext:value-type="float">
            <text:p>1176</text:p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formula="of:=IF(MOD([.$F1179];[.A1182])=0;[.A1182];&quot;&quot;)" office:value-type="float" office:value="1177" calcext:value-type="float">
            <text:p>1177</text:p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formula="of:=IF(MOD([.$F1180];[.A1183])=0;[.A1183];&quot;&quot;)" office:value-type="float" office:value="1178" calcext:value-type="float">
            <text:p>1178</text:p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formula="of:=IF(MOD([.$F1181];[.A1184])=0;[.A1184];&quot;&quot;)" office:value-type="float" office:value="1179" calcext:value-type="float">
            <text:p>1179</text:p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formula="of:=IF(MOD([.$F1182];[.A1185])=0;[.A1185];&quot;&quot;)" office:value-type="float" office:value="1180" calcext:value-type="float">
            <text:p>1180</text:p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formula="of:=IF(MOD([.$F1183];[.A1186])=0;[.A1186];&quot;&quot;)" office:value-type="float" office:value="1181" calcext:value-type="float">
            <text:p>1181</text:p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formula="of:=IF(MOD([.$F1184];[.A1187])=0;[.A1187];&quot;&quot;)" office:value-type="float" office:value="1182" calcext:value-type="float">
            <text:p>1182</text:p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formula="of:=IF(MOD([.$F1185];[.A1188])=0;[.A1188];&quot;&quot;)" office:value-type="float" office:value="1183" calcext:value-type="float">
            <text:p>1183</text:p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formula="of:=IF(MOD([.$F1186];[.A1189])=0;[.A1189];&quot;&quot;)" office:value-type="float" office:value="1184" calcext:value-type="float">
            <text:p>1184</text:p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formula="of:=IF(MOD([.$F1187];[.A1190])=0;[.A1190];&quot;&quot;)" office:value-type="float" office:value="1185" calcext:value-type="float">
            <text:p>1185</text:p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formula="of:=IF(MOD([.$F1188];[.A1191])=0;[.A1191];&quot;&quot;)" office:value-type="float" office:value="1186" calcext:value-type="float">
            <text:p>1186</text:p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formula="of:=IF(MOD([.$F1189];[.A1192])=0;[.A1192];&quot;&quot;)" office:value-type="float" office:value="1187" calcext:value-type="float">
            <text:p>1187</text:p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formula="of:=IF(MOD([.$F1190];[.A1193])=0;[.A1193];&quot;&quot;)" office:value-type="float" office:value="1188" calcext:value-type="float">
            <text:p>1188</text:p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formula="of:=IF(MOD([.$F1191];[.A1194])=0;[.A1194];&quot;&quot;)" office:value-type="float" office:value="1189" calcext:value-type="float">
            <text:p>1189</text:p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formula="of:=IF(MOD([.$F1192];[.A1195])=0;[.A1195];&quot;&quot;)" office:value-type="float" office:value="1190" calcext:value-type="float">
            <text:p>1190</text:p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formula="of:=IF(MOD([.$F1193];[.A1196])=0;[.A1196];&quot;&quot;)" office:value-type="float" office:value="1191" calcext:value-type="float">
            <text:p>1191</text:p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formula="of:=IF(MOD([.$F1194];[.A1197])=0;[.A1197];&quot;&quot;)" office:value-type="float" office:value="1192" calcext:value-type="float">
            <text:p>1192</text:p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formula="of:=IF(MOD([.$F1195];[.A1198])=0;[.A1198];&quot;&quot;)" office:value-type="float" office:value="1193" calcext:value-type="float">
            <text:p>1193</text:p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formula="of:=IF(MOD([.$F1196];[.A1199])=0;[.A1199];&quot;&quot;)" office:value-type="float" office:value="1194" calcext:value-type="float">
            <text:p>1194</text:p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formula="of:=IF(MOD([.$F1197];[.A1200])=0;[.A1200];&quot;&quot;)" office:value-type="float" office:value="1195" calcext:value-type="float">
            <text:p>1195</text:p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formula="of:=IF(MOD([.$F1198];[.A1201])=0;[.A1201];&quot;&quot;)" office:value-type="float" office:value="1196" calcext:value-type="float">
            <text:p>1196</text:p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formula="of:=IF(MOD([.$F1199];[.A1202])=0;[.A1202];&quot;&quot;)" office:value-type="float" office:value="1197" calcext:value-type="float">
            <text:p>1197</text:p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formula="of:=IF(MOD([.$F1200];[.A1203])=0;[.A1203];&quot;&quot;)" office:value-type="float" office:value="1198" calcext:value-type="float">
            <text:p>1198</text:p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formula="of:=IF(MOD([.$F1201];[.A1204])=0;[.A1204];&quot;&quot;)" office:value-type="float" office:value="1199" calcext:value-type="float">
            <text:p>1199</text:p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formula="of:=IF(MOD([.$F1202];[.A1205])=0;[.A1205];&quot;&quot;)" office:value-type="float" office:value="1200" calcext:value-type="float">
            <text:p>1200</text:p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formula="of:=IF(MOD([.$F1203];[.A1206])=0;[.A1206];&quot;&quot;)" office:value-type="float" office:value="1201" calcext:value-type="float">
            <text:p>1201</text:p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formula="of:=IF(MOD([.$F1204];[.A1207])=0;[.A1207];&quot;&quot;)" office:value-type="float" office:value="1202" calcext:value-type="float">
            <text:p>1202</text:p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formula="of:=IF(MOD([.$F1205];[.A1208])=0;[.A1208];&quot;&quot;)" office:value-type="float" office:value="1203" calcext:value-type="float">
            <text:p>1203</text:p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formula="of:=IF(MOD([.$F1206];[.A1209])=0;[.A1209];&quot;&quot;)" office:value-type="float" office:value="1204" calcext:value-type="float">
            <text:p>1204</text:p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formula="of:=IF(MOD([.$F1207];[.A1210])=0;[.A1210];&quot;&quot;)" office:value-type="float" office:value="1205" calcext:value-type="float">
            <text:p>1205</text:p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formula="of:=IF(MOD([.$F1208];[.A1211])=0;[.A1211];&quot;&quot;)" office:value-type="float" office:value="1206" calcext:value-type="float">
            <text:p>1206</text:p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formula="of:=IF(MOD([.$F1209];[.A1212])=0;[.A1212];&quot;&quot;)" office:value-type="float" office:value="1207" calcext:value-type="float">
            <text:p>1207</text:p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formula="of:=IF(MOD([.$F1210];[.A1213])=0;[.A1213];&quot;&quot;)" office:value-type="float" office:value="1208" calcext:value-type="float">
            <text:p>1208</text:p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formula="of:=IF(MOD([.$F1211];[.A1214])=0;[.A1214];&quot;&quot;)" office:value-type="float" office:value="1209" calcext:value-type="float">
            <text:p>1209</text:p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formula="of:=IF(MOD([.$F1212];[.A1215])=0;[.A1215];&quot;&quot;)" office:value-type="float" office:value="1210" calcext:value-type="float">
            <text:p>1210</text:p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formula="of:=IF(MOD([.$F1213];[.A1216])=0;[.A1216];&quot;&quot;)" office:value-type="float" office:value="1211" calcext:value-type="float">
            <text:p>1211</text:p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formula="of:=IF(MOD([.$F1214];[.A1217])=0;[.A1217];&quot;&quot;)" office:value-type="float" office:value="1212" calcext:value-type="float">
            <text:p>1212</text:p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formula="of:=IF(MOD([.$F1215];[.A1218])=0;[.A1218];&quot;&quot;)" office:value-type="float" office:value="1213" calcext:value-type="float">
            <text:p>1213</text:p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formula="of:=IF(MOD([.$F1216];[.A1219])=0;[.A1219];&quot;&quot;)" office:value-type="float" office:value="1214" calcext:value-type="float">
            <text:p>1214</text:p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formula="of:=IF(MOD([.$F1217];[.A1220])=0;[.A1220];&quot;&quot;)" office:value-type="float" office:value="1215" calcext:value-type="float">
            <text:p>1215</text:p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formula="of:=IF(MOD([.$F1218];[.A1221])=0;[.A1221];&quot;&quot;)" office:value-type="float" office:value="1216" calcext:value-type="float">
            <text:p>1216</text:p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formula="of:=IF(MOD([.$F1219];[.A1222])=0;[.A1222];&quot;&quot;)" office:value-type="float" office:value="1217" calcext:value-type="float">
            <text:p>1217</text:p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formula="of:=IF(MOD([.$F1220];[.A1223])=0;[.A1223];&quot;&quot;)" office:value-type="float" office:value="1218" calcext:value-type="float">
            <text:p>1218</text:p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formula="of:=IF(MOD([.$F1221];[.A1224])=0;[.A1224];&quot;&quot;)" office:value-type="float" office:value="1219" calcext:value-type="float">
            <text:p>1219</text:p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formula="of:=IF(MOD([.$F1222];[.A1225])=0;[.A1225];&quot;&quot;)" office:value-type="float" office:value="1220" calcext:value-type="float">
            <text:p>1220</text:p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formula="of:=IF(MOD([.$F1223];[.A1226])=0;[.A1226];&quot;&quot;)" office:value-type="float" office:value="1221" calcext:value-type="float">
            <text:p>1221</text:p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formula="of:=IF(MOD([.$F1224];[.A1227])=0;[.A1227];&quot;&quot;)" office:value-type="float" office:value="1222" calcext:value-type="float">
            <text:p>1222</text:p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formula="of:=IF(MOD([.$F1225];[.A1228])=0;[.A1228];&quot;&quot;)" office:value-type="float" office:value="1223" calcext:value-type="float">
            <text:p>1223</text:p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formula="of:=IF(MOD([.$F1226];[.A1229])=0;[.A1229];&quot;&quot;)" office:value-type="float" office:value="1224" calcext:value-type="float">
            <text:p>1224</text:p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formula="of:=IF(MOD([.$F1227];[.A1230])=0;[.A1230];&quot;&quot;)" office:value-type="float" office:value="1225" calcext:value-type="float">
            <text:p>1225</text:p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formula="of:=IF(MOD([.$F1228];[.A1231])=0;[.A1231];&quot;&quot;)" office:value-type="float" office:value="1226" calcext:value-type="float">
            <text:p>1226</text:p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formula="of:=IF(MOD([.$F1229];[.A1232])=0;[.A1232];&quot;&quot;)" office:value-type="float" office:value="1227" calcext:value-type="float">
            <text:p>1227</text:p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formula="of:=IF(MOD([.$F1230];[.A1233])=0;[.A1233];&quot;&quot;)" office:value-type="float" office:value="1228" calcext:value-type="float">
            <text:p>1228</text:p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formula="of:=IF(MOD([.$F1231];[.A1234])=0;[.A1234];&quot;&quot;)" office:value-type="float" office:value="1229" calcext:value-type="float">
            <text:p>1229</text:p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formula="of:=IF(MOD([.$F1232];[.A1235])=0;[.A1235];&quot;&quot;)" office:value-type="float" office:value="1230" calcext:value-type="float">
            <text:p>1230</text:p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formula="of:=IF(MOD([.$F1233];[.A1236])=0;[.A1236];&quot;&quot;)" office:value-type="float" office:value="1231" calcext:value-type="float">
            <text:p>1231</text:p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formula="of:=IF(MOD([.$F1234];[.A1237])=0;[.A1237];&quot;&quot;)" office:value-type="float" office:value="1232" calcext:value-type="float">
            <text:p>1232</text:p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formula="of:=IF(MOD([.$F1235];[.A1238])=0;[.A1238];&quot;&quot;)" office:value-type="float" office:value="1233" calcext:value-type="float">
            <text:p>1233</text:p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formula="of:=IF(MOD([.$F1236];[.A1239])=0;[.A1239];&quot;&quot;)" office:value-type="float" office:value="1234" calcext:value-type="float">
            <text:p>1234</text:p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formula="of:=IF(MOD([.$F1237];[.A1240])=0;[.A1240];&quot;&quot;)" office:value-type="float" office:value="1235" calcext:value-type="float">
            <text:p>1235</text:p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formula="of:=IF(MOD([.$F1238];[.A1241])=0;[.A1241];&quot;&quot;)" office:value-type="float" office:value="1236" calcext:value-type="float">
            <text:p>1236</text:p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formula="of:=IF(MOD([.$F1239];[.A1242])=0;[.A1242];&quot;&quot;)" office:value-type="float" office:value="1237" calcext:value-type="float">
            <text:p>1237</text:p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formula="of:=IF(MOD([.$F1240];[.A1243])=0;[.A1243];&quot;&quot;)" office:value-type="float" office:value="1238" calcext:value-type="float">
            <text:p>1238</text:p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formula="of:=IF(MOD([.$F1241];[.A1244])=0;[.A1244];&quot;&quot;)" office:value-type="float" office:value="1239" calcext:value-type="float">
            <text:p>1239</text:p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formula="of:=IF(MOD([.$F1242];[.A1245])=0;[.A1245];&quot;&quot;)" office:value-type="float" office:value="1240" calcext:value-type="float">
            <text:p>1240</text:p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formula="of:=IF(MOD([.$F1243];[.A1246])=0;[.A1246];&quot;&quot;)" office:value-type="float" office:value="1241" calcext:value-type="float">
            <text:p>1241</text:p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formula="of:=IF(MOD([.$F1244];[.A1247])=0;[.A1247];&quot;&quot;)" office:value-type="float" office:value="1242" calcext:value-type="float">
            <text:p>1242</text:p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formula="of:=IF(MOD([.$F1245];[.A1248])=0;[.A1248];&quot;&quot;)" office:value-type="float" office:value="1243" calcext:value-type="float">
            <text:p>1243</text:p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formula="of:=IF(MOD([.$F1246];[.A1249])=0;[.A1249];&quot;&quot;)" office:value-type="float" office:value="1244" calcext:value-type="float">
            <text:p>1244</text:p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formula="of:=IF(MOD([.$F1247];[.A1250])=0;[.A1250];&quot;&quot;)" office:value-type="float" office:value="1245" calcext:value-type="float">
            <text:p>1245</text:p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formula="of:=IF(MOD([.$F1248];[.A1251])=0;[.A1251];&quot;&quot;)" office:value-type="float" office:value="1246" calcext:value-type="float">
            <text:p>1246</text:p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formula="of:=IF(MOD([.$F1249];[.A1252])=0;[.A1252];&quot;&quot;)" office:value-type="float" office:value="1247" calcext:value-type="float">
            <text:p>1247</text:p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formula="of:=IF(MOD([.$F1250];[.A1253])=0;[.A1253];&quot;&quot;)" office:value-type="float" office:value="1248" calcext:value-type="float">
            <text:p>1248</text:p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formula="of:=IF(MOD([.$F1251];[.A1254])=0;[.A1254];&quot;&quot;)" office:value-type="float" office:value="1249" calcext:value-type="float">
            <text:p>1249</text:p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formula="of:=IF(MOD([.$F1252];[.A1255])=0;[.A1255];&quot;&quot;)" office:value-type="float" office:value="1250" calcext:value-type="float">
            <text:p>1250</text:p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formula="of:=IF(MOD([.$F1253];[.A1256])=0;[.A1256];&quot;&quot;)" office:value-type="float" office:value="1251" calcext:value-type="float">
            <text:p>1251</text:p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formula="of:=IF(MOD([.$F1254];[.A1257])=0;[.A1257];&quot;&quot;)" office:value-type="float" office:value="1252" calcext:value-type="float">
            <text:p>1252</text:p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formula="of:=IF(MOD([.$F1255];[.A1258])=0;[.A1258];&quot;&quot;)" office:value-type="float" office:value="1253" calcext:value-type="float">
            <text:p>1253</text:p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formula="of:=IF(MOD([.$F1256];[.A1259])=0;[.A1259];&quot;&quot;)" office:value-type="float" office:value="1254" calcext:value-type="float">
            <text:p>1254</text:p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formula="of:=IF(MOD([.$F1257];[.A1260])=0;[.A1260];&quot;&quot;)" office:value-type="float" office:value="1255" calcext:value-type="float">
            <text:p>1255</text:p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formula="of:=IF(MOD([.$F1258];[.A1261])=0;[.A1261];&quot;&quot;)" office:value-type="float" office:value="1256" calcext:value-type="float">
            <text:p>1256</text:p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formula="of:=IF(MOD([.$F1259];[.A1262])=0;[.A1262];&quot;&quot;)" office:value-type="float" office:value="1257" calcext:value-type="float">
            <text:p>1257</text:p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formula="of:=IF(MOD([.$F1260];[.A1263])=0;[.A1263];&quot;&quot;)" office:value-type="float" office:value="1258" calcext:value-type="float">
            <text:p>1258</text:p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formula="of:=IF(MOD([.$F1261];[.A1264])=0;[.A1264];&quot;&quot;)" office:value-type="float" office:value="1259" calcext:value-type="float">
            <text:p>1259</text:p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formula="of:=IF(MOD([.$F1262];[.A1265])=0;[.A1265];&quot;&quot;)" office:value-type="float" office:value="1260" calcext:value-type="float">
            <text:p>1260</text:p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formula="of:=IF(MOD([.$F1263];[.A1266])=0;[.A1266];&quot;&quot;)" office:value-type="float" office:value="1261" calcext:value-type="float">
            <text:p>1261</text:p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formula="of:=IF(MOD([.$F1264];[.A1267])=0;[.A1267];&quot;&quot;)" office:value-type="float" office:value="1262" calcext:value-type="float">
            <text:p>1262</text:p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formula="of:=IF(MOD([.$F1265];[.A1268])=0;[.A1268];&quot;&quot;)" office:value-type="float" office:value="1263" calcext:value-type="float">
            <text:p>1263</text:p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formula="of:=IF(MOD([.$F1266];[.A1269])=0;[.A1269];&quot;&quot;)" office:value-type="float" office:value="1264" calcext:value-type="float">
            <text:p>1264</text:p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formula="of:=IF(MOD([.$F1267];[.A1270])=0;[.A1270];&quot;&quot;)" office:value-type="float" office:value="1265" calcext:value-type="float">
            <text:p>1265</text:p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formula="of:=IF(MOD([.$F1268];[.A1271])=0;[.A1271];&quot;&quot;)" office:value-type="float" office:value="1266" calcext:value-type="float">
            <text:p>1266</text:p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formula="of:=IF(MOD([.$F1269];[.A1272])=0;[.A1272];&quot;&quot;)" office:value-type="float" office:value="1267" calcext:value-type="float">
            <text:p>1267</text:p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formula="of:=IF(MOD([.$F1270];[.A1273])=0;[.A1273];&quot;&quot;)" office:value-type="float" office:value="1268" calcext:value-type="float">
            <text:p>1268</text:p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formula="of:=IF(MOD([.$F1271];[.A1274])=0;[.A1274];&quot;&quot;)" office:value-type="float" office:value="1269" calcext:value-type="float">
            <text:p>1269</text:p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formula="of:=IF(MOD([.$F1272];[.A1275])=0;[.A1275];&quot;&quot;)" office:value-type="float" office:value="1270" calcext:value-type="float">
            <text:p>1270</text:p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formula="of:=IF(MOD([.$F1273];[.A1276])=0;[.A1276];&quot;&quot;)" office:value-type="float" office:value="1271" calcext:value-type="float">
            <text:p>1271</text:p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formula="of:=IF(MOD([.$F1274];[.A1277])=0;[.A1277];&quot;&quot;)" office:value-type="float" office:value="1272" calcext:value-type="float">
            <text:p>1272</text:p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formula="of:=IF(MOD([.$F1275];[.A1278])=0;[.A1278];&quot;&quot;)" office:value-type="float" office:value="1273" calcext:value-type="float">
            <text:p>1273</text:p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formula="of:=IF(MOD([.$F1276];[.A1279])=0;[.A1279];&quot;&quot;)" office:value-type="float" office:value="1274" calcext:value-type="float">
            <text:p>1274</text:p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formula="of:=IF(MOD([.$F1277];[.A1280])=0;[.A1280];&quot;&quot;)" office:value-type="float" office:value="1275" calcext:value-type="float">
            <text:p>1275</text:p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formula="of:=IF(MOD([.$F1278];[.A1281])=0;[.A1281];&quot;&quot;)" office:value-type="float" office:value="1276" calcext:value-type="float">
            <text:p>1276</text:p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formula="of:=IF(MOD([.$F1279];[.A1282])=0;[.A1282];&quot;&quot;)" office:value-type="float" office:value="1277" calcext:value-type="float">
            <text:p>1277</text:p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formula="of:=IF(MOD([.$F1280];[.A1283])=0;[.A1283];&quot;&quot;)" office:value-type="float" office:value="1278" calcext:value-type="float">
            <text:p>1278</text:p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formula="of:=IF(MOD([.$F1281];[.A1284])=0;[.A1284];&quot;&quot;)" office:value-type="float" office:value="1279" calcext:value-type="float">
            <text:p>1279</text:p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formula="of:=IF(MOD([.$F1282];[.A1285])=0;[.A1285];&quot;&quot;)" office:value-type="float" office:value="1280" calcext:value-type="float">
            <text:p>1280</text:p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formula="of:=IF(MOD([.$F1283];[.A1286])=0;[.A1286];&quot;&quot;)" office:value-type="float" office:value="1281" calcext:value-type="float">
            <text:p>1281</text:p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formula="of:=IF(MOD([.$F1284];[.A1287])=0;[.A1287];&quot;&quot;)" office:value-type="float" office:value="1282" calcext:value-type="float">
            <text:p>1282</text:p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formula="of:=IF(MOD([.$F1285];[.A1288])=0;[.A1288];&quot;&quot;)" office:value-type="float" office:value="1283" calcext:value-type="float">
            <text:p>1283</text:p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formula="of:=IF(MOD([.$F1286];[.A1289])=0;[.A1289];&quot;&quot;)" office:value-type="float" office:value="1284" calcext:value-type="float">
            <text:p>1284</text:p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formula="of:=IF(MOD([.$F1287];[.A1290])=0;[.A1290];&quot;&quot;)" office:value-type="float" office:value="1285" calcext:value-type="float">
            <text:p>1285</text:p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formula="of:=IF(MOD([.$F1288];[.A1291])=0;[.A1291];&quot;&quot;)" office:value-type="float" office:value="1286" calcext:value-type="float">
            <text:p>1286</text:p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formula="of:=IF(MOD([.$F1289];[.A1292])=0;[.A1292];&quot;&quot;)" office:value-type="float" office:value="1287" calcext:value-type="float">
            <text:p>1287</text:p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formula="of:=IF(MOD([.$F1290];[.A1293])=0;[.A1293];&quot;&quot;)" office:value-type="float" office:value="1288" calcext:value-type="float">
            <text:p>1288</text:p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formula="of:=IF(MOD([.$F1291];[.A1294])=0;[.A1294];&quot;&quot;)" office:value-type="float" office:value="1289" calcext:value-type="float">
            <text:p>1289</text:p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formula="of:=IF(MOD([.$F1292];[.A1295])=0;[.A1295];&quot;&quot;)" office:value-type="float" office:value="1290" calcext:value-type="float">
            <text:p>1290</text:p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formula="of:=IF(MOD([.$F1293];[.A1296])=0;[.A1296];&quot;&quot;)" office:value-type="float" office:value="1291" calcext:value-type="float">
            <text:p>1291</text:p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formula="of:=IF(MOD([.$F1294];[.A1297])=0;[.A1297];&quot;&quot;)" office:value-type="float" office:value="1292" calcext:value-type="float">
            <text:p>1292</text:p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formula="of:=IF(MOD([.$F1295];[.A1298])=0;[.A1298];&quot;&quot;)" office:value-type="float" office:value="1293" calcext:value-type="float">
            <text:p>1293</text:p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formula="of:=IF(MOD([.$F1296];[.A1299])=0;[.A1299];&quot;&quot;)" office:value-type="float" office:value="1294" calcext:value-type="float">
            <text:p>1294</text:p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formula="of:=IF(MOD([.$F1297];[.A1300])=0;[.A1300];&quot;&quot;)" office:value-type="float" office:value="1295" calcext:value-type="float">
            <text:p>1295</text:p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formula="of:=IF(MOD([.$F1298];[.A1301])=0;[.A1301];&quot;&quot;)" office:value-type="float" office:value="1296" calcext:value-type="float">
            <text:p>1296</text:p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formula="of:=IF(MOD([.$F1299];[.A1302])=0;[.A1302];&quot;&quot;)" office:value-type="float" office:value="1297" calcext:value-type="float">
            <text:p>1297</text:p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formula="of:=IF(MOD([.$F1300];[.A1303])=0;[.A1303];&quot;&quot;)" office:value-type="float" office:value="1298" calcext:value-type="float">
            <text:p>1298</text:p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formula="of:=IF(MOD([.$F1301];[.A1304])=0;[.A1304];&quot;&quot;)" office:value-type="float" office:value="1299" calcext:value-type="float">
            <text:p>1299</text:p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formula="of:=IF(MOD([.$F1302];[.A1305])=0;[.A1305];&quot;&quot;)" office:value-type="float" office:value="1300" calcext:value-type="float">
            <text:p>1300</text:p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formula="of:=IF(MOD([.$F1303];[.A1306])=0;[.A1306];&quot;&quot;)" office:value-type="float" office:value="1301" calcext:value-type="float">
            <text:p>1301</text:p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formula="of:=IF(MOD([.$F1304];[.A1307])=0;[.A1307];&quot;&quot;)" office:value-type="float" office:value="1302" calcext:value-type="float">
            <text:p>1302</text:p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formula="of:=IF(MOD([.$F1305];[.A1308])=0;[.A1308];&quot;&quot;)" office:value-type="float" office:value="1303" calcext:value-type="float">
            <text:p>1303</text:p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formula="of:=IF(MOD([.$F1306];[.A1309])=0;[.A1309];&quot;&quot;)" office:value-type="float" office:value="1304" calcext:value-type="float">
            <text:p>1304</text:p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formula="of:=IF(MOD([.$F1307];[.A1310])=0;[.A1310];&quot;&quot;)" office:value-type="float" office:value="1305" calcext:value-type="float">
            <text:p>1305</text:p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formula="of:=IF(MOD([.$F1308];[.A1311])=0;[.A1311];&quot;&quot;)" office:value-type="float" office:value="1306" calcext:value-type="float">
            <text:p>1306</text:p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formula="of:=IF(MOD([.$F1309];[.A1312])=0;[.A1312];&quot;&quot;)" office:value-type="float" office:value="1307" calcext:value-type="float">
            <text:p>1307</text:p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formula="of:=IF(MOD([.$F1310];[.A1313])=0;[.A1313];&quot;&quot;)" office:value-type="float" office:value="1308" calcext:value-type="float">
            <text:p>1308</text:p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formula="of:=IF(MOD([.$F1311];[.A1314])=0;[.A1314];&quot;&quot;)" office:value-type="float" office:value="1309" calcext:value-type="float">
            <text:p>1309</text:p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formula="of:=IF(MOD([.$F1312];[.A1315])=0;[.A1315];&quot;&quot;)" office:value-type="float" office:value="1310" calcext:value-type="float">
            <text:p>1310</text:p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formula="of:=IF(MOD([.$F1313];[.A1316])=0;[.A1316];&quot;&quot;)" office:value-type="float" office:value="1311" calcext:value-type="float">
            <text:p>1311</text:p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formula="of:=IF(MOD([.$F1314];[.A1317])=0;[.A1317];&quot;&quot;)" office:value-type="float" office:value="1312" calcext:value-type="float">
            <text:p>1312</text:p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formula="of:=IF(MOD([.$F1315];[.A1318])=0;[.A1318];&quot;&quot;)" office:value-type="float" office:value="1313" calcext:value-type="float">
            <text:p>1313</text:p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formula="of:=IF(MOD([.$F1316];[.A1319])=0;[.A1319];&quot;&quot;)" office:value-type="float" office:value="1314" calcext:value-type="float">
            <text:p>1314</text:p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formula="of:=IF(MOD([.$F1317];[.A1320])=0;[.A1320];&quot;&quot;)" office:value-type="float" office:value="1315" calcext:value-type="float">
            <text:p>1315</text:p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formula="of:=IF(MOD([.$F1318];[.A1321])=0;[.A1321];&quot;&quot;)" office:value-type="float" office:value="1316" calcext:value-type="float">
            <text:p>1316</text:p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formula="of:=IF(MOD([.$F1319];[.A1322])=0;[.A1322];&quot;&quot;)" office:value-type="float" office:value="1317" calcext:value-type="float">
            <text:p>1317</text:p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formula="of:=IF(MOD([.$F1320];[.A1323])=0;[.A1323];&quot;&quot;)" office:value-type="float" office:value="1318" calcext:value-type="float">
            <text:p>1318</text:p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formula="of:=IF(MOD([.$F1321];[.A1324])=0;[.A1324];&quot;&quot;)" office:value-type="float" office:value="1319" calcext:value-type="float">
            <text:p>1319</text:p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formula="of:=IF(MOD([.$F1322];[.A1325])=0;[.A1325];&quot;&quot;)" office:value-type="float" office:value="1320" calcext:value-type="float">
            <text:p>1320</text:p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formula="of:=IF(MOD([.$F1323];[.A1326])=0;[.A1326];&quot;&quot;)" office:value-type="float" office:value="1321" calcext:value-type="float">
            <text:p>1321</text:p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formula="of:=IF(MOD([.$F1324];[.A1327])=0;[.A1327];&quot;&quot;)" office:value-type="float" office:value="1322" calcext:value-type="float">
            <text:p>1322</text:p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formula="of:=IF(MOD([.$F1325];[.A1328])=0;[.A1328];&quot;&quot;)" office:value-type="float" office:value="1323" calcext:value-type="float">
            <text:p>1323</text:p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formula="of:=IF(MOD([.$F1326];[.A1329])=0;[.A1329];&quot;&quot;)" office:value-type="float" office:value="1324" calcext:value-type="float">
            <text:p>1324</text:p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formula="of:=IF(MOD([.$F1327];[.A1330])=0;[.A1330];&quot;&quot;)" office:value-type="float" office:value="1325" calcext:value-type="float">
            <text:p>1325</text:p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formula="of:=IF(MOD([.$F1328];[.A1331])=0;[.A1331];&quot;&quot;)" office:value-type="float" office:value="1326" calcext:value-type="float">
            <text:p>1326</text:p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formula="of:=IF(MOD([.$F1329];[.A1332])=0;[.A1332];&quot;&quot;)" office:value-type="float" office:value="1327" calcext:value-type="float">
            <text:p>1327</text:p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formula="of:=IF(MOD([.$F1330];[.A1333])=0;[.A1333];&quot;&quot;)" office:value-type="float" office:value="1328" calcext:value-type="float">
            <text:p>1328</text:p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formula="of:=IF(MOD([.$F1331];[.A1334])=0;[.A1334];&quot;&quot;)" office:value-type="float" office:value="1329" calcext:value-type="float">
            <text:p>1329</text:p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formula="of:=IF(MOD([.$F1332];[.A1335])=0;[.A1335];&quot;&quot;)" office:value-type="float" office:value="1330" calcext:value-type="float">
            <text:p>1330</text:p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formula="of:=IF(MOD([.$F1333];[.A1336])=0;[.A1336];&quot;&quot;)" office:value-type="float" office:value="1331" calcext:value-type="float">
            <text:p>1331</text:p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formula="of:=IF(MOD([.$F1334];[.A1337])=0;[.A1337];&quot;&quot;)" office:value-type="float" office:value="1332" calcext:value-type="float">
            <text:p>1332</text:p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formula="of:=IF(MOD([.$F1335];[.A1338])=0;[.A1338];&quot;&quot;)" office:value-type="float" office:value="1333" calcext:value-type="float">
            <text:p>1333</text:p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formula="of:=IF(MOD([.$F1336];[.A1339])=0;[.A1339];&quot;&quot;)" office:value-type="float" office:value="1334" calcext:value-type="float">
            <text:p>1334</text:p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formula="of:=IF(MOD([.$F1337];[.A1340])=0;[.A1340];&quot;&quot;)" office:value-type="float" office:value="1335" calcext:value-type="float">
            <text:p>1335</text:p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formula="of:=IF(MOD([.$F1338];[.A1341])=0;[.A1341];&quot;&quot;)" office:value-type="float" office:value="1336" calcext:value-type="float">
            <text:p>1336</text:p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formula="of:=IF(MOD([.$F1339];[.A1342])=0;[.A1342];&quot;&quot;)" office:value-type="float" office:value="1337" calcext:value-type="float">
            <text:p>1337</text:p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formula="of:=IF(MOD([.$F1340];[.A1343])=0;[.A1343];&quot;&quot;)" office:value-type="float" office:value="1338" calcext:value-type="float">
            <text:p>1338</text:p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formula="of:=IF(MOD([.$F1341];[.A1344])=0;[.A1344];&quot;&quot;)" office:value-type="float" office:value="1339" calcext:value-type="float">
            <text:p>1339</text:p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formula="of:=IF(MOD([.$F1342];[.A1345])=0;[.A1345];&quot;&quot;)" office:value-type="float" office:value="1340" calcext:value-type="float">
            <text:p>1340</text:p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formula="of:=IF(MOD([.$F1343];[.A1346])=0;[.A1346];&quot;&quot;)" office:value-type="float" office:value="1341" calcext:value-type="float">
            <text:p>1341</text:p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formula="of:=IF(MOD([.$F1344];[.A1347])=0;[.A1347];&quot;&quot;)" office:value-type="float" office:value="1342" calcext:value-type="float">
            <text:p>1342</text:p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formula="of:=IF(MOD([.$F1345];[.A1348])=0;[.A1348];&quot;&quot;)" office:value-type="float" office:value="1343" calcext:value-type="float">
            <text:p>1343</text:p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formula="of:=IF(MOD([.$F1346];[.A1349])=0;[.A1349];&quot;&quot;)" office:value-type="float" office:value="1344" calcext:value-type="float">
            <text:p>1344</text:p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formula="of:=IF(MOD([.$F1347];[.A1350])=0;[.A1350];&quot;&quot;)" office:value-type="float" office:value="1345" calcext:value-type="float">
            <text:p>1345</text:p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formula="of:=IF(MOD([.$F1348];[.A1351])=0;[.A1351];&quot;&quot;)" office:value-type="float" office:value="1346" calcext:value-type="float">
            <text:p>1346</text:p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formula="of:=IF(MOD([.$F1349];[.A1352])=0;[.A1352];&quot;&quot;)" office:value-type="float" office:value="1347" calcext:value-type="float">
            <text:p>1347</text:p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formula="of:=IF(MOD([.$F1350];[.A1353])=0;[.A1353];&quot;&quot;)" office:value-type="float" office:value="1348" calcext:value-type="float">
            <text:p>1348</text:p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formula="of:=IF(MOD([.$F1351];[.A1354])=0;[.A1354];&quot;&quot;)" office:value-type="float" office:value="1349" calcext:value-type="float">
            <text:p>1349</text:p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formula="of:=IF(MOD([.$F1352];[.A1355])=0;[.A1355];&quot;&quot;)" office:value-type="float" office:value="1350" calcext:value-type="float">
            <text:p>1350</text:p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formula="of:=IF(MOD([.$F1353];[.A1356])=0;[.A1356];&quot;&quot;)" office:value-type="float" office:value="1351" calcext:value-type="float">
            <text:p>1351</text:p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formula="of:=IF(MOD([.$F1354];[.A1357])=0;[.A1357];&quot;&quot;)" office:value-type="float" office:value="1352" calcext:value-type="float">
            <text:p>1352</text:p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formula="of:=IF(MOD([.$F1355];[.A1358])=0;[.A1358];&quot;&quot;)" office:value-type="float" office:value="1353" calcext:value-type="float">
            <text:p>1353</text:p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formula="of:=IF(MOD([.$F1356];[.A1359])=0;[.A1359];&quot;&quot;)" office:value-type="float" office:value="1354" calcext:value-type="float">
            <text:p>1354</text:p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formula="of:=IF(MOD([.$F1357];[.A1360])=0;[.A1360];&quot;&quot;)" office:value-type="float" office:value="1355" calcext:value-type="float">
            <text:p>1355</text:p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formula="of:=IF(MOD([.$F1358];[.A1361])=0;[.A1361];&quot;&quot;)" office:value-type="float" office:value="1356" calcext:value-type="float">
            <text:p>1356</text:p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formula="of:=IF(MOD([.$F1359];[.A1362])=0;[.A1362];&quot;&quot;)" office:value-type="float" office:value="1357" calcext:value-type="float">
            <text:p>1357</text:p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formula="of:=IF(MOD([.$F1360];[.A1363])=0;[.A1363];&quot;&quot;)" office:value-type="float" office:value="1358" calcext:value-type="float">
            <text:p>1358</text:p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formula="of:=IF(MOD([.$F1361];[.A1364])=0;[.A1364];&quot;&quot;)" office:value-type="float" office:value="1359" calcext:value-type="float">
            <text:p>1359</text:p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formula="of:=IF(MOD([.$F1362];[.A1365])=0;[.A1365];&quot;&quot;)" office:value-type="float" office:value="1360" calcext:value-type="float">
            <text:p>1360</text:p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formula="of:=IF(MOD([.$F1363];[.A1366])=0;[.A1366];&quot;&quot;)" office:value-type="float" office:value="1361" calcext:value-type="float">
            <text:p>1361</text:p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formula="of:=IF(MOD([.$F1364];[.A1367])=0;[.A1367];&quot;&quot;)" office:value-type="float" office:value="1362" calcext:value-type="float">
            <text:p>1362</text:p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formula="of:=IF(MOD([.$F1365];[.A1368])=0;[.A1368];&quot;&quot;)" office:value-type="float" office:value="1363" calcext:value-type="float">
            <text:p>1363</text:p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formula="of:=IF(MOD([.$F1366];[.A1369])=0;[.A1369];&quot;&quot;)" office:value-type="float" office:value="1364" calcext:value-type="float">
            <text:p>1364</text:p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formula="of:=IF(MOD([.$F1367];[.A1370])=0;[.A1370];&quot;&quot;)" office:value-type="float" office:value="1365" calcext:value-type="float">
            <text:p>1365</text:p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formula="of:=IF(MOD([.$F1368];[.A1371])=0;[.A1371];&quot;&quot;)" office:value-type="float" office:value="1366" calcext:value-type="float">
            <text:p>1366</text:p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formula="of:=IF(MOD([.$F1369];[.A1372])=0;[.A1372];&quot;&quot;)" office:value-type="float" office:value="1367" calcext:value-type="float">
            <text:p>1367</text:p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formula="of:=IF(MOD([.$F1370];[.A1373])=0;[.A1373];&quot;&quot;)" office:value-type="float" office:value="1368" calcext:value-type="float">
            <text:p>1368</text:p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formula="of:=IF(MOD([.$F1371];[.A1374])=0;[.A1374];&quot;&quot;)" office:value-type="float" office:value="1369" calcext:value-type="float">
            <text:p>1369</text:p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formula="of:=IF(MOD([.$F1372];[.A1375])=0;[.A1375];&quot;&quot;)" office:value-type="float" office:value="1370" calcext:value-type="float">
            <text:p>1370</text:p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formula="of:=IF(MOD([.$F1373];[.A1376])=0;[.A1376];&quot;&quot;)" office:value-type="float" office:value="1371" calcext:value-type="float">
            <text:p>1371</text:p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formula="of:=IF(MOD([.$F1374];[.A1377])=0;[.A1377];&quot;&quot;)" office:value-type="float" office:value="1372" calcext:value-type="float">
            <text:p>1372</text:p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formula="of:=IF(MOD([.$F1375];[.A1378])=0;[.A1378];&quot;&quot;)" office:value-type="float" office:value="1373" calcext:value-type="float">
            <text:p>1373</text:p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formula="of:=IF(MOD([.$F1376];[.A1379])=0;[.A1379];&quot;&quot;)" office:value-type="float" office:value="1374" calcext:value-type="float">
            <text:p>1374</text:p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formula="of:=IF(MOD([.$F1377];[.A1380])=0;[.A1380];&quot;&quot;)" office:value-type="float" office:value="1375" calcext:value-type="float">
            <text:p>1375</text:p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formula="of:=IF(MOD([.$F1378];[.A1381])=0;[.A1381];&quot;&quot;)" office:value-type="float" office:value="1376" calcext:value-type="float">
            <text:p>1376</text:p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formula="of:=IF(MOD([.$F1379];[.A1382])=0;[.A1382];&quot;&quot;)" office:value-type="float" office:value="1377" calcext:value-type="float">
            <text:p>1377</text:p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formula="of:=IF(MOD([.$F1380];[.A1383])=0;[.A1383];&quot;&quot;)" office:value-type="float" office:value="1378" calcext:value-type="float">
            <text:p>1378</text:p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formula="of:=IF(MOD([.$F1381];[.A1384])=0;[.A1384];&quot;&quot;)" office:value-type="float" office:value="1379" calcext:value-type="float">
            <text:p>1379</text:p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formula="of:=IF(MOD([.$F1382];[.A1385])=0;[.A1385];&quot;&quot;)" office:value-type="float" office:value="1380" calcext:value-type="float">
            <text:p>1380</text:p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formula="of:=IF(MOD([.$F1383];[.A1386])=0;[.A1386];&quot;&quot;)" office:value-type="float" office:value="1381" calcext:value-type="float">
            <text:p>1381</text:p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formula="of:=IF(MOD([.$F1384];[.A1387])=0;[.A1387];&quot;&quot;)" office:value-type="float" office:value="1382" calcext:value-type="float">
            <text:p>1382</text:p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formula="of:=IF(MOD([.$F1385];[.A1388])=0;[.A1388];&quot;&quot;)" office:value-type="float" office:value="1383" calcext:value-type="float">
            <text:p>1383</text:p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formula="of:=IF(MOD([.$F1386];[.A1389])=0;[.A1389];&quot;&quot;)" office:value-type="float" office:value="1384" calcext:value-type="float">
            <text:p>1384</text:p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formula="of:=IF(MOD([.$F1387];[.A1390])=0;[.A1390];&quot;&quot;)" office:value-type="float" office:value="1385" calcext:value-type="float">
            <text:p>1385</text:p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formula="of:=IF(MOD([.$F1388];[.A1391])=0;[.A1391];&quot;&quot;)" office:value-type="float" office:value="1386" calcext:value-type="float">
            <text:p>1386</text:p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formula="of:=IF(MOD([.$F1389];[.A1392])=0;[.A1392];&quot;&quot;)" office:value-type="float" office:value="1387" calcext:value-type="float">
            <text:p>1387</text:p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formula="of:=IF(MOD([.$F1390];[.A1393])=0;[.A1393];&quot;&quot;)" office:value-type="float" office:value="1388" calcext:value-type="float">
            <text:p>1388</text:p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formula="of:=IF(MOD([.$F1391];[.A1394])=0;[.A1394];&quot;&quot;)" office:value-type="float" office:value="1389" calcext:value-type="float">
            <text:p>1389</text:p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formula="of:=IF(MOD([.$F1392];[.A1395])=0;[.A1395];&quot;&quot;)" office:value-type="float" office:value="1390" calcext:value-type="float">
            <text:p>1390</text:p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formula="of:=IF(MOD([.$F1393];[.A1396])=0;[.A1396];&quot;&quot;)" office:value-type="float" office:value="1391" calcext:value-type="float">
            <text:p>1391</text:p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formula="of:=IF(MOD([.$F1394];[.A1397])=0;[.A1397];&quot;&quot;)" office:value-type="float" office:value="1392" calcext:value-type="float">
            <text:p>1392</text:p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formula="of:=IF(MOD([.$F1395];[.A1398])=0;[.A1398];&quot;&quot;)" office:value-type="float" office:value="1393" calcext:value-type="float">
            <text:p>1393</text:p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formula="of:=IF(MOD([.$F1396];[.A1399])=0;[.A1399];&quot;&quot;)" office:value-type="float" office:value="1394" calcext:value-type="float">
            <text:p>1394</text:p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formula="of:=IF(MOD([.$F1397];[.A1400])=0;[.A1400];&quot;&quot;)" office:value-type="float" office:value="1395" calcext:value-type="float">
            <text:p>1395</text:p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formula="of:=IF(MOD([.$F1398];[.A1401])=0;[.A1401];&quot;&quot;)" office:value-type="float" office:value="1396" calcext:value-type="float">
            <text:p>1396</text:p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formula="of:=IF(MOD([.$F1399];[.A1402])=0;[.A1402];&quot;&quot;)" office:value-type="float" office:value="1397" calcext:value-type="float">
            <text:p>1397</text:p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formula="of:=IF(MOD([.$F1400];[.A1403])=0;[.A1403];&quot;&quot;)" office:value-type="float" office:value="1398" calcext:value-type="float">
            <text:p>1398</text:p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formula="of:=IF(MOD([.$F1401];[.A1404])=0;[.A1404];&quot;&quot;)" office:value-type="float" office:value="1399" calcext:value-type="float">
            <text:p>1399</text:p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formula="of:=IF(MOD([.$F1402];[.A1405])=0;[.A1405];&quot;&quot;)" office:value-type="float" office:value="1400" calcext:value-type="float">
            <text:p>1400</text:p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formula="of:=IF(MOD([.$F1403];[.A1406])=0;[.A1406];&quot;&quot;)" office:value-type="float" office:value="1401" calcext:value-type="float">
            <text:p>1401</text:p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formula="of:=IF(MOD([.$F1404];[.A1407])=0;[.A1407];&quot;&quot;)" office:value-type="float" office:value="1402" calcext:value-type="float">
            <text:p>1402</text:p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formula="of:=IF(MOD([.$F1405];[.A1408])=0;[.A1408];&quot;&quot;)" office:value-type="float" office:value="1403" calcext:value-type="float">
            <text:p>1403</text:p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formula="of:=IF(MOD([.$F1406];[.A1409])=0;[.A1409];&quot;&quot;)" office:value-type="float" office:value="1404" calcext:value-type="float">
            <text:p>1404</text:p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formula="of:=IF(MOD([.$F1407];[.A1410])=0;[.A1410];&quot;&quot;)" office:value-type="float" office:value="1405" calcext:value-type="float">
            <text:p>1405</text:p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formula="of:=IF(MOD([.$F1408];[.A1411])=0;[.A1411];&quot;&quot;)" office:value-type="float" office:value="1406" calcext:value-type="float">
            <text:p>1406</text:p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formula="of:=IF(MOD([.$F1409];[.A1412])=0;[.A1412];&quot;&quot;)" office:value-type="float" office:value="1407" calcext:value-type="float">
            <text:p>1407</text:p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formula="of:=IF(MOD([.$F1410];[.A1413])=0;[.A1413];&quot;&quot;)" office:value-type="float" office:value="1408" calcext:value-type="float">
            <text:p>1408</text:p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formula="of:=IF(MOD([.$F1411];[.A1414])=0;[.A1414];&quot;&quot;)" office:value-type="float" office:value="1409" calcext:value-type="float">
            <text:p>1409</text:p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formula="of:=IF(MOD([.$F1412];[.A1415])=0;[.A1415];&quot;&quot;)" office:value-type="float" office:value="1410" calcext:value-type="float">
            <text:p>1410</text:p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formula="of:=IF(MOD([.$F1413];[.A1416])=0;[.A1416];&quot;&quot;)" office:value-type="float" office:value="1411" calcext:value-type="float">
            <text:p>1411</text:p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formula="of:=IF(MOD([.$F1414];[.A1417])=0;[.A1417];&quot;&quot;)" office:value-type="float" office:value="1412" calcext:value-type="float">
            <text:p>1412</text:p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formula="of:=IF(MOD([.$F1415];[.A1418])=0;[.A1418];&quot;&quot;)" office:value-type="float" office:value="1413" calcext:value-type="float">
            <text:p>1413</text:p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formula="of:=IF(MOD([.$F1416];[.A1419])=0;[.A1419];&quot;&quot;)" office:value-type="float" office:value="1414" calcext:value-type="float">
            <text:p>1414</text:p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formula="of:=IF(MOD([.$F1417];[.A1420])=0;[.A1420];&quot;&quot;)" office:value-type="float" office:value="1415" calcext:value-type="float">
            <text:p>1415</text:p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formula="of:=IF(MOD([.$F1418];[.A1421])=0;[.A1421];&quot;&quot;)" office:value-type="float" office:value="1416" calcext:value-type="float">
            <text:p>1416</text:p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formula="of:=IF(MOD([.$F1419];[.A1422])=0;[.A1422];&quot;&quot;)" office:value-type="float" office:value="1417" calcext:value-type="float">
            <text:p>1417</text:p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formula="of:=IF(MOD([.$F1420];[.A1423])=0;[.A1423];&quot;&quot;)" office:value-type="float" office:value="1418" calcext:value-type="float">
            <text:p>1418</text:p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formula="of:=IF(MOD([.$F1421];[.A1424])=0;[.A1424];&quot;&quot;)" office:value-type="float" office:value="1419" calcext:value-type="float">
            <text:p>1419</text:p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formula="of:=IF(MOD([.$F1422];[.A1425])=0;[.A1425];&quot;&quot;)" office:value-type="float" office:value="1420" calcext:value-type="float">
            <text:p>1420</text:p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formula="of:=IF(MOD([.$F1423];[.A1426])=0;[.A1426];&quot;&quot;)" office:value-type="float" office:value="1421" calcext:value-type="float">
            <text:p>1421</text:p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formula="of:=IF(MOD([.$F1424];[.A1427])=0;[.A1427];&quot;&quot;)" office:value-type="float" office:value="1422" calcext:value-type="float">
            <text:p>1422</text:p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formula="of:=IF(MOD([.$F1425];[.A1428])=0;[.A1428];&quot;&quot;)" office:value-type="float" office:value="1423" calcext:value-type="float">
            <text:p>1423</text:p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formula="of:=IF(MOD([.$F1426];[.A1429])=0;[.A1429];&quot;&quot;)" office:value-type="float" office:value="1424" calcext:value-type="float">
            <text:p>1424</text:p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formula="of:=IF(MOD([.$F1427];[.A1430])=0;[.A1430];&quot;&quot;)" office:value-type="float" office:value="1425" calcext:value-type="float">
            <text:p>1425</text:p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formula="of:=IF(MOD([.$F1428];[.A1431])=0;[.A1431];&quot;&quot;)" office:value-type="float" office:value="1426" calcext:value-type="float">
            <text:p>1426</text:p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formula="of:=IF(MOD([.$F1429];[.A1432])=0;[.A1432];&quot;&quot;)" office:value-type="float" office:value="1427" calcext:value-type="float">
            <text:p>1427</text:p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formula="of:=IF(MOD([.$F1430];[.A1433])=0;[.A1433];&quot;&quot;)" office:value-type="float" office:value="1428" calcext:value-type="float">
            <text:p>1428</text:p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formula="of:=IF(MOD([.$F1431];[.A1434])=0;[.A1434];&quot;&quot;)" office:value-type="float" office:value="1429" calcext:value-type="float">
            <text:p>1429</text:p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formula="of:=IF(MOD([.$F1432];[.A1435])=0;[.A1435];&quot;&quot;)" office:value-type="float" office:value="1430" calcext:value-type="float">
            <text:p>1430</text:p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formula="of:=IF(MOD([.$F1433];[.A1436])=0;[.A1436];&quot;&quot;)" office:value-type="float" office:value="1431" calcext:value-type="float">
            <text:p>1431</text:p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formula="of:=IF(MOD([.$F1434];[.A1437])=0;[.A1437];&quot;&quot;)" office:value-type="float" office:value="1432" calcext:value-type="float">
            <text:p>1432</text:p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formula="of:=IF(MOD([.$F1435];[.A1438])=0;[.A1438];&quot;&quot;)" office:value-type="float" office:value="1433" calcext:value-type="float">
            <text:p>1433</text:p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formula="of:=IF(MOD([.$F1436];[.A1439])=0;[.A1439];&quot;&quot;)" office:value-type="float" office:value="1434" calcext:value-type="float">
            <text:p>1434</text:p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formula="of:=IF(MOD([.$F1437];[.A1440])=0;[.A1440];&quot;&quot;)" office:value-type="float" office:value="1435" calcext:value-type="float">
            <text:p>1435</text:p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formula="of:=IF(MOD([.$F1438];[.A1441])=0;[.A1441];&quot;&quot;)" office:value-type="float" office:value="1436" calcext:value-type="float">
            <text:p>1436</text:p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formula="of:=IF(MOD([.$F1439];[.A1442])=0;[.A1442];&quot;&quot;)" office:value-type="float" office:value="1437" calcext:value-type="float">
            <text:p>1437</text:p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formula="of:=IF(MOD([.$F1440];[.A1443])=0;[.A1443];&quot;&quot;)" office:value-type="float" office:value="1438" calcext:value-type="float">
            <text:p>1438</text:p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formula="of:=IF(MOD([.$F1441];[.A1444])=0;[.A1444];&quot;&quot;)" office:value-type="float" office:value="1439" calcext:value-type="float">
            <text:p>1439</text:p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formula="of:=IF(MOD([.$F1442];[.A1445])=0;[.A1445];&quot;&quot;)" office:value-type="float" office:value="1440" calcext:value-type="float">
            <text:p>1440</text:p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formula="of:=IF(MOD([.$F1443];[.A1446])=0;[.A1446];&quot;&quot;)" office:value-type="float" office:value="1441" calcext:value-type="float">
            <text:p>1441</text:p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formula="of:=IF(MOD([.$F1444];[.A1447])=0;[.A1447];&quot;&quot;)" office:value-type="float" office:value="1442" calcext:value-type="float">
            <text:p>1442</text:p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formula="of:=IF(MOD([.$F1445];[.A1448])=0;[.A1448];&quot;&quot;)" office:value-type="float" office:value="1443" calcext:value-type="float">
            <text:p>1443</text:p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formula="of:=IF(MOD([.$F1446];[.A1449])=0;[.A1449];&quot;&quot;)" office:value-type="float" office:value="1444" calcext:value-type="float">
            <text:p>1444</text:p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formula="of:=IF(MOD([.$F1447];[.A1450])=0;[.A1450];&quot;&quot;)" office:value-type="float" office:value="1445" calcext:value-type="float">
            <text:p>1445</text:p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formula="of:=IF(MOD([.$F1448];[.A1451])=0;[.A1451];&quot;&quot;)" office:value-type="float" office:value="1446" calcext:value-type="float">
            <text:p>1446</text:p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formula="of:=IF(MOD([.$F1449];[.A1452])=0;[.A1452];&quot;&quot;)" office:value-type="float" office:value="1447" calcext:value-type="float">
            <text:p>1447</text:p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formula="of:=IF(MOD([.$F1450];[.A1453])=0;[.A1453];&quot;&quot;)" office:value-type="float" office:value="1448" calcext:value-type="float">
            <text:p>1448</text:p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formula="of:=IF(MOD([.$F1451];[.A1454])=0;[.A1454];&quot;&quot;)" office:value-type="float" office:value="1449" calcext:value-type="float">
            <text:p>1449</text:p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formula="of:=IF(MOD([.$F1452];[.A1455])=0;[.A1455];&quot;&quot;)" office:value-type="float" office:value="1450" calcext:value-type="float">
            <text:p>1450</text:p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formula="of:=IF(MOD([.$F1453];[.A1456])=0;[.A1456];&quot;&quot;)" office:value-type="float" office:value="1451" calcext:value-type="float">
            <text:p>1451</text:p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formula="of:=IF(MOD([.$F1454];[.A1457])=0;[.A1457];&quot;&quot;)" office:value-type="float" office:value="1452" calcext:value-type="float">
            <text:p>1452</text:p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formula="of:=IF(MOD([.$F1455];[.A1458])=0;[.A1458];&quot;&quot;)" office:value-type="float" office:value="1453" calcext:value-type="float">
            <text:p>1453</text:p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formula="of:=IF(MOD([.$F1456];[.A1459])=0;[.A1459];&quot;&quot;)" office:value-type="float" office:value="1454" calcext:value-type="float">
            <text:p>1454</text:p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formula="of:=IF(MOD([.$F1457];[.A1460])=0;[.A1460];&quot;&quot;)" office:value-type="float" office:value="1455" calcext:value-type="float">
            <text:p>1455</text:p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formula="of:=IF(MOD([.$F1458];[.A1461])=0;[.A1461];&quot;&quot;)" office:value-type="float" office:value="1456" calcext:value-type="float">
            <text:p>1456</text:p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formula="of:=IF(MOD([.$F1459];[.A1462])=0;[.A1462];&quot;&quot;)" office:value-type="float" office:value="1457" calcext:value-type="float">
            <text:p>1457</text:p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formula="of:=IF(MOD([.$F1460];[.A1463])=0;[.A1463];&quot;&quot;)" office:value-type="float" office:value="1458" calcext:value-type="float">
            <text:p>1458</text:p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formula="of:=IF(MOD([.$F1461];[.A1464])=0;[.A1464];&quot;&quot;)" office:value-type="float" office:value="1459" calcext:value-type="float">
            <text:p>1459</text:p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formula="of:=IF(MOD([.$F1462];[.A1465])=0;[.A1465];&quot;&quot;)" office:value-type="float" office:value="1460" calcext:value-type="float">
            <text:p>1460</text:p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formula="of:=IF(MOD([.$F1463];[.A1466])=0;[.A1466];&quot;&quot;)" office:value-type="float" office:value="1461" calcext:value-type="float">
            <text:p>1461</text:p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formula="of:=IF(MOD([.$F1464];[.A1467])=0;[.A1467];&quot;&quot;)" office:value-type="float" office:value="1462" calcext:value-type="float">
            <text:p>1462</text:p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formula="of:=IF(MOD([.$F1465];[.A1468])=0;[.A1468];&quot;&quot;)" office:value-type="float" office:value="1463" calcext:value-type="float">
            <text:p>1463</text:p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formula="of:=IF(MOD([.$F1466];[.A1469])=0;[.A1469];&quot;&quot;)" office:value-type="float" office:value="1464" calcext:value-type="float">
            <text:p>1464</text:p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formula="of:=IF(MOD([.$F1467];[.A1470])=0;[.A1470];&quot;&quot;)" office:value-type="float" office:value="1465" calcext:value-type="float">
            <text:p>1465</text:p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formula="of:=IF(MOD([.$F1468];[.A1471])=0;[.A1471];&quot;&quot;)" office:value-type="float" office:value="1466" calcext:value-type="float">
            <text:p>1466</text:p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formula="of:=IF(MOD([.$F1469];[.A1472])=0;[.A1472];&quot;&quot;)" office:value-type="float" office:value="1467" calcext:value-type="float">
            <text:p>1467</text:p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formula="of:=IF(MOD([.$F1470];[.A1473])=0;[.A1473];&quot;&quot;)" office:value-type="float" office:value="1468" calcext:value-type="float">
            <text:p>1468</text:p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formula="of:=IF(MOD([.$F1471];[.A1474])=0;[.A1474];&quot;&quot;)" office:value-type="float" office:value="1469" calcext:value-type="float">
            <text:p>1469</text:p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formula="of:=IF(MOD([.$F1472];[.A1475])=0;[.A1475];&quot;&quot;)" office:value-type="float" office:value="1470" calcext:value-type="float">
            <text:p>1470</text:p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formula="of:=IF(MOD([.$F1473];[.A1476])=0;[.A1476];&quot;&quot;)" office:value-type="float" office:value="1471" calcext:value-type="float">
            <text:p>1471</text:p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formula="of:=IF(MOD([.$F1474];[.A1477])=0;[.A1477];&quot;&quot;)" office:value-type="float" office:value="1472" calcext:value-type="float">
            <text:p>1472</text:p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formula="of:=IF(MOD([.$F1475];[.A1478])=0;[.A1478];&quot;&quot;)" office:value-type="float" office:value="1473" calcext:value-type="float">
            <text:p>1473</text:p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formula="of:=IF(MOD([.$F1476];[.A1479])=0;[.A1479];&quot;&quot;)" office:value-type="float" office:value="1474" calcext:value-type="float">
            <text:p>1474</text:p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formula="of:=IF(MOD([.$F1477];[.A1480])=0;[.A1480];&quot;&quot;)" office:value-type="float" office:value="1475" calcext:value-type="float">
            <text:p>1475</text:p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formula="of:=IF(MOD([.$F1478];[.A1481])=0;[.A1481];&quot;&quot;)" office:value-type="float" office:value="1476" calcext:value-type="float">
            <text:p>1476</text:p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formula="of:=IF(MOD([.$F1479];[.A1482])=0;[.A1482];&quot;&quot;)" office:value-type="float" office:value="1477" calcext:value-type="float">
            <text:p>1477</text:p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formula="of:=IF(MOD([.$F1480];[.A1483])=0;[.A1483];&quot;&quot;)" office:value-type="float" office:value="1478" calcext:value-type="float">
            <text:p>1478</text:p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formula="of:=IF(MOD([.$F1481];[.A1484])=0;[.A1484];&quot;&quot;)" office:value-type="float" office:value="1479" calcext:value-type="float">
            <text:p>1479</text:p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formula="of:=IF(MOD([.$F1482];[.A1485])=0;[.A1485];&quot;&quot;)" office:value-type="float" office:value="1480" calcext:value-type="float">
            <text:p>1480</text:p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formula="of:=IF(MOD([.$F1483];[.A1486])=0;[.A1486];&quot;&quot;)" office:value-type="float" office:value="1481" calcext:value-type="float">
            <text:p>1481</text:p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formula="of:=IF(MOD([.$F1484];[.A1487])=0;[.A1487];&quot;&quot;)" office:value-type="float" office:value="1482" calcext:value-type="float">
            <text:p>1482</text:p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formula="of:=IF(MOD([.$F1485];[.A1488])=0;[.A1488];&quot;&quot;)" office:value-type="float" office:value="1483" calcext:value-type="float">
            <text:p>1483</text:p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formula="of:=IF(MOD([.$F1486];[.A1489])=0;[.A1489];&quot;&quot;)" office:value-type="float" office:value="1484" calcext:value-type="float">
            <text:p>1484</text:p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formula="of:=IF(MOD([.$F1487];[.A1490])=0;[.A1490];&quot;&quot;)" office:value-type="float" office:value="1485" calcext:value-type="float">
            <text:p>1485</text:p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formula="of:=IF(MOD([.$F1488];[.A1491])=0;[.A1491];&quot;&quot;)" office:value-type="float" office:value="1486" calcext:value-type="float">
            <text:p>1486</text:p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formula="of:=IF(MOD([.$F1489];[.A1492])=0;[.A1492];&quot;&quot;)" office:value-type="float" office:value="1487" calcext:value-type="float">
            <text:p>1487</text:p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formula="of:=IF(MOD([.$F1490];[.A1493])=0;[.A1493];&quot;&quot;)" office:value-type="float" office:value="1488" calcext:value-type="float">
            <text:p>1488</text:p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formula="of:=IF(MOD([.$F1491];[.A1494])=0;[.A1494];&quot;&quot;)" office:value-type="float" office:value="1489" calcext:value-type="float">
            <text:p>1489</text:p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formula="of:=IF(MOD([.$F1492];[.A1495])=0;[.A1495];&quot;&quot;)" office:value-type="float" office:value="1490" calcext:value-type="float">
            <text:p>1490</text:p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formula="of:=IF(MOD([.$F1493];[.A1496])=0;[.A1496];&quot;&quot;)" office:value-type="float" office:value="1491" calcext:value-type="float">
            <text:p>1491</text:p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formula="of:=IF(MOD([.$F1494];[.A1497])=0;[.A1497];&quot;&quot;)" office:value-type="float" office:value="1492" calcext:value-type="float">
            <text:p>1492</text:p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formula="of:=IF(MOD([.$F1495];[.A1498])=0;[.A1498];&quot;&quot;)" office:value-type="float" office:value="1493" calcext:value-type="float">
            <text:p>1493</text:p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formula="of:=IF(MOD([.$F1496];[.A1499])=0;[.A1499];&quot;&quot;)" office:value-type="float" office:value="1494" calcext:value-type="float">
            <text:p>1494</text:p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formula="of:=IF(MOD([.$F1497];[.A1500])=0;[.A1500];&quot;&quot;)" office:value-type="float" office:value="1495" calcext:value-type="float">
            <text:p>1495</text:p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formula="of:=IF(MOD([.$F1498];[.A1501])=0;[.A1501];&quot;&quot;)" office:value-type="float" office:value="1496" calcext:value-type="float">
            <text:p>1496</text:p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formula="of:=IF(MOD([.$F1499];[.A1502])=0;[.A1502];&quot;&quot;)" office:value-type="float" office:value="1497" calcext:value-type="float">
            <text:p>1497</text:p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formula="of:=IF(MOD([.$F1500];[.A1503])=0;[.A1503];&quot;&quot;)" office:value-type="float" office:value="1498" calcext:value-type="float">
            <text:p>1498</text:p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formula="of:=IF(MOD([.$F1501];[.A1504])=0;[.A1504];&quot;&quot;)" office:value-type="float" office:value="1499" calcext:value-type="float">
            <text:p>1499</text:p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formula="of:=IF(MOD([.$F1502];[.A1505])=0;[.A1505];&quot;&quot;)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formula="of:=IF(MOD([.$F1503];[.A1506])=0;[.A1506];&quot;&quot;)" office:value-type="float" office:value="1501" calcext:value-type="float">
            <text:p>1501</text:p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formula="of:=IF(MOD([.$F1504];[.A1507])=0;[.A1507];&quot;&quot;)" office:value-type="float" office:value="1502" calcext:value-type="float">
            <text:p>1502</text:p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formula="of:=IF(MOD([.$F1505];[.A1508])=0;[.A1508];&quot;&quot;)" office:value-type="float" office:value="1503" calcext:value-type="float">
            <text:p>1503</text:p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formula="of:=IF(MOD([.$F1506];[.A1509])=0;[.A1509];&quot;&quot;)" office:value-type="float" office:value="1504" calcext:value-type="float">
            <text:p>1504</text:p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formula="of:=IF(MOD([.$F1507];[.A1510])=0;[.A1510];&quot;&quot;)" office:value-type="float" office:value="1505" calcext:value-type="float">
            <text:p>1505</text:p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formula="of:=IF(MOD([.$F1508];[.A1511])=0;[.A1511];&quot;&quot;)" office:value-type="float" office:value="1506" calcext:value-type="float">
            <text:p>1506</text:p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formula="of:=IF(MOD([.$F1509];[.A1512])=0;[.A1512];&quot;&quot;)" office:value-type="float" office:value="1507" calcext:value-type="float">
            <text:p>1507</text:p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formula="of:=IF(MOD([.$F1510];[.A1513])=0;[.A1513];&quot;&quot;)" office:value-type="float" office:value="1508" calcext:value-type="float">
            <text:p>1508</text:p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formula="of:=IF(MOD([.$F1511];[.A1514])=0;[.A1514];&quot;&quot;)" office:value-type="float" office:value="1509" calcext:value-type="float">
            <text:p>1509</text:p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formula="of:=IF(MOD([.$F1512];[.A1515])=0;[.A1515];&quot;&quot;)" office:value-type="float" office:value="1510" calcext:value-type="float">
            <text:p>1510</text:p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formula="of:=IF(MOD([.$F1513];[.A1516])=0;[.A1516];&quot;&quot;)" office:value-type="float" office:value="1511" calcext:value-type="float">
            <text:p>1511</text:p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formula="of:=IF(MOD([.$F1514];[.A1517])=0;[.A1517];&quot;&quot;)" office:value-type="float" office:value="1512" calcext:value-type="float">
            <text:p>1512</text:p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formula="of:=IF(MOD([.$F1515];[.A1518])=0;[.A1518];&quot;&quot;)" office:value-type="float" office:value="1513" calcext:value-type="float">
            <text:p>1513</text:p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formula="of:=IF(MOD([.$F1516];[.A1519])=0;[.A1519];&quot;&quot;)" office:value-type="float" office:value="1514" calcext:value-type="float">
            <text:p>1514</text:p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formula="of:=IF(MOD([.$F1517];[.A1520])=0;[.A1520];&quot;&quot;)" office:value-type="float" office:value="1515" calcext:value-type="float">
            <text:p>1515</text:p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formula="of:=IF(MOD([.$F1518];[.A1521])=0;[.A1521];&quot;&quot;)" office:value-type="float" office:value="1516" calcext:value-type="float">
            <text:p>1516</text:p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formula="of:=IF(MOD([.$F1519];[.A1522])=0;[.A1522];&quot;&quot;)" office:value-type="float" office:value="1517" calcext:value-type="float">
            <text:p>1517</text:p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formula="of:=IF(MOD([.$F1520];[.A1523])=0;[.A1523];&quot;&quot;)" office:value-type="float" office:value="1518" calcext:value-type="float">
            <text:p>1518</text:p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formula="of:=IF(MOD([.$F1521];[.A1524])=0;[.A1524];&quot;&quot;)" office:value-type="float" office:value="1519" calcext:value-type="float">
            <text:p>1519</text:p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formula="of:=IF(MOD([.$F1522];[.A1525])=0;[.A1525];&quot;&quot;)" office:value-type="float" office:value="1520" calcext:value-type="float">
            <text:p>1520</text:p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formula="of:=IF(MOD([.$F1523];[.A1526])=0;[.A1526];&quot;&quot;)" office:value-type="float" office:value="1521" calcext:value-type="float">
            <text:p>1521</text:p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formula="of:=IF(MOD([.$F1524];[.A1527])=0;[.A1527];&quot;&quot;)" office:value-type="float" office:value="1522" calcext:value-type="float">
            <text:p>1522</text:p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formula="of:=IF(MOD([.$F1525];[.A1528])=0;[.A1528];&quot;&quot;)" office:value-type="float" office:value="1523" calcext:value-type="float">
            <text:p>1523</text:p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formula="of:=IF(MOD([.$F1526];[.A1529])=0;[.A1529];&quot;&quot;)" office:value-type="float" office:value="1524" calcext:value-type="float">
            <text:p>1524</text:p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formula="of:=IF(MOD([.$F1527];[.A1530])=0;[.A1530];&quot;&quot;)" office:value-type="float" office:value="1525" calcext:value-type="float">
            <text:p>1525</text:p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formula="of:=IF(MOD([.$F1528];[.A1531])=0;[.A1531];&quot;&quot;)" office:value-type="float" office:value="1526" calcext:value-type="float">
            <text:p>1526</text:p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formula="of:=IF(MOD([.$F1529];[.A1532])=0;[.A1532];&quot;&quot;)" office:value-type="float" office:value="1527" calcext:value-type="float">
            <text:p>1527</text:p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formula="of:=IF(MOD([.$F1530];[.A1533])=0;[.A1533];&quot;&quot;)" office:value-type="float" office:value="1528" calcext:value-type="float">
            <text:p>1528</text:p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formula="of:=IF(MOD([.$F1531];[.A1534])=0;[.A1534];&quot;&quot;)" office:value-type="float" office:value="1529" calcext:value-type="float">
            <text:p>1529</text:p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formula="of:=IF(MOD([.$F1532];[.A1535])=0;[.A1535];&quot;&quot;)" office:value-type="float" office:value="1530" calcext:value-type="float">
            <text:p>1530</text:p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formula="of:=IF(MOD([.$F1533];[.A1536])=0;[.A1536];&quot;&quot;)" office:value-type="float" office:value="1531" calcext:value-type="float">
            <text:p>1531</text:p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formula="of:=IF(MOD([.$F1534];[.A1537])=0;[.A1537];&quot;&quot;)" office:value-type="float" office:value="1532" calcext:value-type="float">
            <text:p>1532</text:p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formula="of:=IF(MOD([.$F1535];[.A1538])=0;[.A1538];&quot;&quot;)" office:value-type="float" office:value="1533" calcext:value-type="float">
            <text:p>1533</text:p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formula="of:=IF(MOD([.$F1536];[.A1539])=0;[.A1539];&quot;&quot;)" office:value-type="float" office:value="1534" calcext:value-type="float">
            <text:p>1534</text:p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formula="of:=IF(MOD([.$F1537];[.A1540])=0;[.A1540];&quot;&quot;)" office:value-type="float" office:value="1535" calcext:value-type="float">
            <text:p>1535</text:p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formula="of:=IF(MOD([.$F1538];[.A1541])=0;[.A1541];&quot;&quot;)" office:value-type="float" office:value="1536" calcext:value-type="float">
            <text:p>1536</text:p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formula="of:=IF(MOD([.$F1539];[.A1542])=0;[.A1542];&quot;&quot;)" office:value-type="float" office:value="1537" calcext:value-type="float">
            <text:p>1537</text:p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formula="of:=IF(MOD([.$F1540];[.A1543])=0;[.A1543];&quot;&quot;)" office:value-type="float" office:value="1538" calcext:value-type="float">
            <text:p>1538</text:p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formula="of:=IF(MOD([.$F1541];[.A1544])=0;[.A1544];&quot;&quot;)" office:value-type="float" office:value="1539" calcext:value-type="float">
            <text:p>1539</text:p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formula="of:=IF(MOD([.$F1542];[.A1545])=0;[.A1545];&quot;&quot;)" office:value-type="float" office:value="1540" calcext:value-type="float">
            <text:p>1540</text:p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formula="of:=IF(MOD([.$F1543];[.A1546])=0;[.A1546];&quot;&quot;)" office:value-type="float" office:value="1541" calcext:value-type="float">
            <text:p>1541</text:p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formula="of:=IF(MOD([.$F1544];[.A1547])=0;[.A1547];&quot;&quot;)" office:value-type="float" office:value="1542" calcext:value-type="float">
            <text:p>1542</text:p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formula="of:=IF(MOD([.$F1545];[.A1548])=0;[.A1548];&quot;&quot;)" office:value-type="float" office:value="1543" calcext:value-type="float">
            <text:p>1543</text:p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formula="of:=IF(MOD([.$F1546];[.A1549])=0;[.A1549];&quot;&quot;)" office:value-type="float" office:value="1544" calcext:value-type="float">
            <text:p>1544</text:p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formula="of:=IF(MOD([.$F1547];[.A1550])=0;[.A1550];&quot;&quot;)" office:value-type="float" office:value="1545" calcext:value-type="float">
            <text:p>1545</text:p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formula="of:=IF(MOD([.$F1548];[.A1551])=0;[.A1551];&quot;&quot;)" office:value-type="float" office:value="1546" calcext:value-type="float">
            <text:p>1546</text:p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formula="of:=IF(MOD([.$F1549];[.A1552])=0;[.A1552];&quot;&quot;)" office:value-type="float" office:value="1547" calcext:value-type="float">
            <text:p>1547</text:p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formula="of:=IF(MOD([.$F1550];[.A1553])=0;[.A1553];&quot;&quot;)" office:value-type="float" office:value="1548" calcext:value-type="float">
            <text:p>1548</text:p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formula="of:=IF(MOD([.$F1551];[.A1554])=0;[.A1554];&quot;&quot;)" office:value-type="float" office:value="1549" calcext:value-type="float">
            <text:p>1549</text:p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formula="of:=IF(MOD([.$F1552];[.A1555])=0;[.A1555];&quot;&quot;)" office:value-type="float" office:value="1550" calcext:value-type="float">
            <text:p>1550</text:p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formula="of:=IF(MOD([.$F1553];[.A1556])=0;[.A1556];&quot;&quot;)" office:value-type="float" office:value="1551" calcext:value-type="float">
            <text:p>1551</text:p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formula="of:=IF(MOD([.$F1554];[.A1557])=0;[.A1557];&quot;&quot;)" office:value-type="float" office:value="1552" calcext:value-type="float">
            <text:p>1552</text:p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formula="of:=IF(MOD([.$F1555];[.A1558])=0;[.A1558];&quot;&quot;)" office:value-type="float" office:value="1553" calcext:value-type="float">
            <text:p>1553</text:p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formula="of:=IF(MOD([.$F1556];[.A1559])=0;[.A1559];&quot;&quot;)" office:value-type="float" office:value="1554" calcext:value-type="float">
            <text:p>1554</text:p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formula="of:=IF(MOD([.$F1557];[.A1560])=0;[.A1560];&quot;&quot;)" office:value-type="float" office:value="1555" calcext:value-type="float">
            <text:p>1555</text:p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formula="of:=IF(MOD([.$F1558];[.A1561])=0;[.A1561];&quot;&quot;)" office:value-type="float" office:value="1556" calcext:value-type="float">
            <text:p>1556</text:p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formula="of:=IF(MOD([.$F1559];[.A1562])=0;[.A1562];&quot;&quot;)" office:value-type="float" office:value="1557" calcext:value-type="float">
            <text:p>1557</text:p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formula="of:=IF(MOD([.$F1560];[.A1563])=0;[.A1563];&quot;&quot;)" office:value-type="float" office:value="1558" calcext:value-type="float">
            <text:p>1558</text:p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formula="of:=IF(MOD([.$F1561];[.A1564])=0;[.A1564];&quot;&quot;)" office:value-type="float" office:value="1559" calcext:value-type="float">
            <text:p>1559</text:p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formula="of:=IF(MOD([.$F1562];[.A1565])=0;[.A1565];&quot;&quot;)" office:value-type="float" office:value="1560" calcext:value-type="float">
            <text:p>1560</text:p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formula="of:=IF(MOD([.$F1563];[.A1566])=0;[.A1566];&quot;&quot;)" office:value-type="float" office:value="1561" calcext:value-type="float">
            <text:p>1561</text:p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formula="of:=IF(MOD([.$F1564];[.A1567])=0;[.A1567];&quot;&quot;)" office:value-type="float" office:value="1562" calcext:value-type="float">
            <text:p>1562</text:p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formula="of:=IF(MOD([.$F1565];[.A1568])=0;[.A1568];&quot;&quot;)" office:value-type="float" office:value="1563" calcext:value-type="float">
            <text:p>1563</text:p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formula="of:=IF(MOD([.$F1566];[.A1569])=0;[.A1569];&quot;&quot;)" office:value-type="float" office:value="1564" calcext:value-type="float">
            <text:p>1564</text:p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formula="of:=IF(MOD([.$F1567];[.A1570])=0;[.A1570];&quot;&quot;)" office:value-type="float" office:value="1565" calcext:value-type="float">
            <text:p>1565</text:p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formula="of:=IF(MOD([.$F1568];[.A1571])=0;[.A1571];&quot;&quot;)" office:value-type="float" office:value="1566" calcext:value-type="float">
            <text:p>1566</text:p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formula="of:=IF(MOD([.$F1569];[.A1572])=0;[.A1572];&quot;&quot;)" office:value-type="float" office:value="1567" calcext:value-type="float">
            <text:p>1567</text:p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formula="of:=IF(MOD([.$F1570];[.A1573])=0;[.A1573];&quot;&quot;)" office:value-type="float" office:value="1568" calcext:value-type="float">
            <text:p>1568</text:p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formula="of:=IF(MOD([.$F1571];[.A1574])=0;[.A1574];&quot;&quot;)" office:value-type="float" office:value="1569" calcext:value-type="float">
            <text:p>1569</text:p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formula="of:=IF(MOD([.$F1572];[.A1575])=0;[.A1575];&quot;&quot;)" office:value-type="float" office:value="1570" calcext:value-type="float">
            <text:p>1570</text:p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formula="of:=IF(MOD([.$F1573];[.A1576])=0;[.A1576];&quot;&quot;)" office:value-type="float" office:value="1571" calcext:value-type="float">
            <text:p>1571</text:p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formula="of:=IF(MOD([.$F1574];[.A1577])=0;[.A1577];&quot;&quot;)" office:value-type="float" office:value="1572" calcext:value-type="float">
            <text:p>1572</text:p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formula="of:=IF(MOD([.$F1575];[.A1578])=0;[.A1578];&quot;&quot;)" office:value-type="float" office:value="1573" calcext:value-type="float">
            <text:p>1573</text:p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formula="of:=IF(MOD([.$F1576];[.A1579])=0;[.A1579];&quot;&quot;)" office:value-type="float" office:value="1574" calcext:value-type="float">
            <text:p>1574</text:p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formula="of:=IF(MOD([.$F1577];[.A1580])=0;[.A1580];&quot;&quot;)" office:value-type="float" office:value="1575" calcext:value-type="float">
            <text:p>1575</text:p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formula="of:=IF(MOD([.$F1578];[.A1581])=0;[.A1581];&quot;&quot;)" office:value-type="float" office:value="1576" calcext:value-type="float">
            <text:p>1576</text:p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formula="of:=IF(MOD([.$F1579];[.A1582])=0;[.A1582];&quot;&quot;)" office:value-type="float" office:value="1577" calcext:value-type="float">
            <text:p>1577</text:p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formula="of:=IF(MOD([.$F1580];[.A1583])=0;[.A1583];&quot;&quot;)" office:value-type="float" office:value="1578" calcext:value-type="float">
            <text:p>1578</text:p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formula="of:=IF(MOD([.$F1581];[.A1584])=0;[.A1584];&quot;&quot;)" office:value-type="float" office:value="1579" calcext:value-type="float">
            <text:p>1579</text:p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formula="of:=IF(MOD([.$F1582];[.A1585])=0;[.A1585];&quot;&quot;)" office:value-type="float" office:value="1580" calcext:value-type="float">
            <text:p>1580</text:p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formula="of:=IF(MOD([.$F1583];[.A1586])=0;[.A1586];&quot;&quot;)" office:value-type="float" office:value="1581" calcext:value-type="float">
            <text:p>1581</text:p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formula="of:=IF(MOD([.$F1584];[.A1587])=0;[.A1587];&quot;&quot;)" office:value-type="float" office:value="1582" calcext:value-type="float">
            <text:p>1582</text:p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formula="of:=IF(MOD([.$F1585];[.A1588])=0;[.A1588];&quot;&quot;)" office:value-type="float" office:value="1583" calcext:value-type="float">
            <text:p>1583</text:p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formula="of:=IF(MOD([.$F1586];[.A1589])=0;[.A1589];&quot;&quot;)" office:value-type="float" office:value="1584" calcext:value-type="float">
            <text:p>1584</text:p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formula="of:=IF(MOD([.$F1587];[.A1590])=0;[.A1590];&quot;&quot;)" office:value-type="float" office:value="1585" calcext:value-type="float">
            <text:p>1585</text:p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formula="of:=IF(MOD([.$F1588];[.A1591])=0;[.A1591];&quot;&quot;)" office:value-type="float" office:value="1586" calcext:value-type="float">
            <text:p>1586</text:p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formula="of:=IF(MOD([.$F1589];[.A1592])=0;[.A1592];&quot;&quot;)" office:value-type="float" office:value="1587" calcext:value-type="float">
            <text:p>1587</text:p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formula="of:=IF(MOD([.$F1590];[.A1593])=0;[.A1593];&quot;&quot;)" office:value-type="float" office:value="1588" calcext:value-type="float">
            <text:p>1588</text:p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formula="of:=IF(MOD([.$F1591];[.A1594])=0;[.A1594];&quot;&quot;)" office:value-type="float" office:value="1589" calcext:value-type="float">
            <text:p>1589</text:p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formula="of:=IF(MOD([.$F1592];[.A1595])=0;[.A1595];&quot;&quot;)" office:value-type="float" office:value="1590" calcext:value-type="float">
            <text:p>1590</text:p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formula="of:=IF(MOD([.$F1593];[.A1596])=0;[.A1596];&quot;&quot;)" office:value-type="float" office:value="1591" calcext:value-type="float">
            <text:p>1591</text:p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formula="of:=IF(MOD([.$F1594];[.A1597])=0;[.A1597];&quot;&quot;)" office:value-type="float" office:value="1592" calcext:value-type="float">
            <text:p>1592</text:p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formula="of:=IF(MOD([.$F1595];[.A1598])=0;[.A1598];&quot;&quot;)" office:value-type="float" office:value="1593" calcext:value-type="float">
            <text:p>1593</text:p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formula="of:=IF(MOD([.$F1596];[.A1599])=0;[.A1599];&quot;&quot;)" office:value-type="float" office:value="1594" calcext:value-type="float">
            <text:p>1594</text:p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formula="of:=IF(MOD([.$F1597];[.A1600])=0;[.A1600];&quot;&quot;)" office:value-type="float" office:value="1595" calcext:value-type="float">
            <text:p>1595</text:p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formula="of:=IF(MOD([.$F1598];[.A1601])=0;[.A1601];&quot;&quot;)" office:value-type="float" office:value="1596" calcext:value-type="float">
            <text:p>1596</text:p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formula="of:=IF(MOD([.$F1599];[.A1602])=0;[.A1602];&quot;&quot;)" office:value-type="float" office:value="1597" calcext:value-type="float">
            <text:p>1597</text:p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formula="of:=IF(MOD([.$F1600];[.A1603])=0;[.A1603];&quot;&quot;)" office:value-type="float" office:value="1598" calcext:value-type="float">
            <text:p>1598</text:p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formula="of:=IF(MOD([.$F1601];[.A1604])=0;[.A1604];&quot;&quot;)" office:value-type="float" office:value="1599" calcext:value-type="float">
            <text:p>1599</text:p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formula="of:=IF(MOD([.$F1602];[.A1605])=0;[.A1605];&quot;&quot;)" office:value-type="float" office:value="1600" calcext:value-type="float">
            <text:p>1600</text:p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formula="of:=IF(MOD([.$F1603];[.A1606])=0;[.A1606];&quot;&quot;)" office:value-type="float" office:value="1601" calcext:value-type="float">
            <text:p>1601</text:p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formula="of:=IF(MOD([.$F1604];[.A1607])=0;[.A1607];&quot;&quot;)" office:value-type="float" office:value="1602" calcext:value-type="float">
            <text:p>1602</text:p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formula="of:=IF(MOD([.$F1605];[.A1608])=0;[.A1608];&quot;&quot;)" office:value-type="float" office:value="1603" calcext:value-type="float">
            <text:p>1603</text:p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formula="of:=IF(MOD([.$F1606];[.A1609])=0;[.A1609];&quot;&quot;)" office:value-type="float" office:value="1604" calcext:value-type="float">
            <text:p>1604</text:p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formula="of:=IF(MOD([.$F1607];[.A1610])=0;[.A1610];&quot;&quot;)" office:value-type="float" office:value="1605" calcext:value-type="float">
            <text:p>1605</text:p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formula="of:=IF(MOD([.$F1608];[.A1611])=0;[.A1611];&quot;&quot;)" office:value-type="float" office:value="1606" calcext:value-type="float">
            <text:p>1606</text:p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formula="of:=IF(MOD([.$F1609];[.A1612])=0;[.A1612];&quot;&quot;)" office:value-type="float" office:value="1607" calcext:value-type="float">
            <text:p>1607</text:p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formula="of:=IF(MOD([.$F1610];[.A1613])=0;[.A1613];&quot;&quot;)" office:value-type="float" office:value="1608" calcext:value-type="float">
            <text:p>1608</text:p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formula="of:=IF(MOD([.$F1611];[.A1614])=0;[.A1614];&quot;&quot;)" office:value-type="float" office:value="1609" calcext:value-type="float">
            <text:p>1609</text:p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formula="of:=IF(MOD([.$F1612];[.A1615])=0;[.A1615];&quot;&quot;)" office:value-type="float" office:value="1610" calcext:value-type="float">
            <text:p>1610</text:p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formula="of:=IF(MOD([.$F1613];[.A1616])=0;[.A1616];&quot;&quot;)" office:value-type="float" office:value="1611" calcext:value-type="float">
            <text:p>1611</text:p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formula="of:=IF(MOD([.$F1614];[.A1617])=0;[.A1617];&quot;&quot;)" office:value-type="float" office:value="1612" calcext:value-type="float">
            <text:p>1612</text:p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formula="of:=IF(MOD([.$F1615];[.A1618])=0;[.A1618];&quot;&quot;)" office:value-type="float" office:value="1613" calcext:value-type="float">
            <text:p>1613</text:p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formula="of:=IF(MOD([.$F1616];[.A1619])=0;[.A1619];&quot;&quot;)" office:value-type="float" office:value="1614" calcext:value-type="float">
            <text:p>1614</text:p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formula="of:=IF(MOD([.$F1617];[.A1620])=0;[.A1620];&quot;&quot;)" office:value-type="float" office:value="1615" calcext:value-type="float">
            <text:p>1615</text:p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formula="of:=IF(MOD([.$F1618];[.A1621])=0;[.A1621];&quot;&quot;)" office:value-type="float" office:value="1616" calcext:value-type="float">
            <text:p>1616</text:p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formula="of:=IF(MOD([.$F1619];[.A1622])=0;[.A1622];&quot;&quot;)" office:value-type="float" office:value="1617" calcext:value-type="float">
            <text:p>1617</text:p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formula="of:=IF(MOD([.$F1620];[.A1623])=0;[.A1623];&quot;&quot;)" office:value-type="float" office:value="1618" calcext:value-type="float">
            <text:p>1618</text:p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formula="of:=IF(MOD([.$F1621];[.A1624])=0;[.A1624];&quot;&quot;)" office:value-type="float" office:value="1619" calcext:value-type="float">
            <text:p>1619</text:p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formula="of:=IF(MOD([.$F1622];[.A1625])=0;[.A1625];&quot;&quot;)" office:value-type="float" office:value="1620" calcext:value-type="float">
            <text:p>1620</text:p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formula="of:=IF(MOD([.$F1623];[.A1626])=0;[.A1626];&quot;&quot;)" office:value-type="float" office:value="1621" calcext:value-type="float">
            <text:p>1621</text:p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formula="of:=IF(MOD([.$F1624];[.A1627])=0;[.A1627];&quot;&quot;)" office:value-type="float" office:value="1622" calcext:value-type="float">
            <text:p>1622</text:p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formula="of:=IF(MOD([.$F1625];[.A1628])=0;[.A1628];&quot;&quot;)" office:value-type="float" office:value="1623" calcext:value-type="float">
            <text:p>1623</text:p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formula="of:=IF(MOD([.$F1626];[.A1629])=0;[.A1629];&quot;&quot;)" office:value-type="float" office:value="1624" calcext:value-type="float">
            <text:p>1624</text:p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formula="of:=IF(MOD([.$F1627];[.A1630])=0;[.A1630];&quot;&quot;)" office:value-type="float" office:value="1625" calcext:value-type="float">
            <text:p>1625</text:p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formula="of:=IF(MOD([.$F1628];[.A1631])=0;[.A1631];&quot;&quot;)" office:value-type="float" office:value="1626" calcext:value-type="float">
            <text:p>1626</text:p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formula="of:=IF(MOD([.$F1629];[.A1632])=0;[.A1632];&quot;&quot;)" office:value-type="float" office:value="1627" calcext:value-type="float">
            <text:p>1627</text:p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formula="of:=IF(MOD([.$F1630];[.A1633])=0;[.A1633];&quot;&quot;)" office:value-type="float" office:value="1628" calcext:value-type="float">
            <text:p>1628</text:p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formula="of:=IF(MOD([.$F1631];[.A1634])=0;[.A1634];&quot;&quot;)" office:value-type="float" office:value="1629" calcext:value-type="float">
            <text:p>1629</text:p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formula="of:=IF(MOD([.$F1632];[.A1635])=0;[.A1635];&quot;&quot;)" office:value-type="float" office:value="1630" calcext:value-type="float">
            <text:p>1630</text:p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formula="of:=IF(MOD([.$F1633];[.A1636])=0;[.A1636];&quot;&quot;)" office:value-type="float" office:value="1631" calcext:value-type="float">
            <text:p>1631</text:p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formula="of:=IF(MOD([.$F1634];[.A1637])=0;[.A1637];&quot;&quot;)" office:value-type="float" office:value="1632" calcext:value-type="float">
            <text:p>1632</text:p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formula="of:=IF(MOD([.$F1635];[.A1638])=0;[.A1638];&quot;&quot;)" office:value-type="float" office:value="1633" calcext:value-type="float">
            <text:p>1633</text:p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formula="of:=IF(MOD([.$F1636];[.A1639])=0;[.A1639];&quot;&quot;)" office:value-type="float" office:value="1634" calcext:value-type="float">
            <text:p>1634</text:p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formula="of:=IF(MOD([.$F1637];[.A1640])=0;[.A1640];&quot;&quot;)" office:value-type="float" office:value="1635" calcext:value-type="float">
            <text:p>1635</text:p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formula="of:=IF(MOD([.$F1638];[.A1641])=0;[.A1641];&quot;&quot;)" office:value-type="float" office:value="1636" calcext:value-type="float">
            <text:p>1636</text:p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formula="of:=IF(MOD([.$F1639];[.A1642])=0;[.A1642];&quot;&quot;)" office:value-type="float" office:value="1637" calcext:value-type="float">
            <text:p>1637</text:p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formula="of:=IF(MOD([.$F1640];[.A1643])=0;[.A1643];&quot;&quot;)" office:value-type="float" office:value="1638" calcext:value-type="float">
            <text:p>1638</text:p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formula="of:=IF(MOD([.$F1641];[.A1644])=0;[.A1644];&quot;&quot;)" office:value-type="float" office:value="1639" calcext:value-type="float">
            <text:p>1639</text:p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formula="of:=IF(MOD([.$F1642];[.A1645])=0;[.A1645];&quot;&quot;)" office:value-type="float" office:value="1640" calcext:value-type="float">
            <text:p>1640</text:p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formula="of:=IF(MOD([.$F1643];[.A1646])=0;[.A1646];&quot;&quot;)" office:value-type="float" office:value="1641" calcext:value-type="float">
            <text:p>1641</text:p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formula="of:=IF(MOD([.$F1644];[.A1647])=0;[.A1647];&quot;&quot;)" office:value-type="float" office:value="1642" calcext:value-type="float">
            <text:p>1642</text:p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formula="of:=IF(MOD([.$F1645];[.A1648])=0;[.A1648];&quot;&quot;)" office:value-type="float" office:value="1643" calcext:value-type="float">
            <text:p>1643</text:p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formula="of:=IF(MOD([.$F1646];[.A1649])=0;[.A1649];&quot;&quot;)" office:value-type="float" office:value="1644" calcext:value-type="float">
            <text:p>1644</text:p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formula="of:=IF(MOD([.$F1647];[.A1650])=0;[.A1650];&quot;&quot;)" office:value-type="float" office:value="1645" calcext:value-type="float">
            <text:p>1645</text:p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formula="of:=IF(MOD([.$F1648];[.A1651])=0;[.A1651];&quot;&quot;)" office:value-type="float" office:value="1646" calcext:value-type="float">
            <text:p>1646</text:p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formula="of:=IF(MOD([.$F1649];[.A1652])=0;[.A1652];&quot;&quot;)" office:value-type="float" office:value="1647" calcext:value-type="float">
            <text:p>1647</text:p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formula="of:=IF(MOD([.$F1650];[.A1653])=0;[.A1653];&quot;&quot;)" office:value-type="float" office:value="1648" calcext:value-type="float">
            <text:p>1648</text:p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formula="of:=IF(MOD([.$F1651];[.A1654])=0;[.A1654];&quot;&quot;)" office:value-type="float" office:value="1649" calcext:value-type="float">
            <text:p>1649</text:p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formula="of:=IF(MOD([.$F1652];[.A1655])=0;[.A1655];&quot;&quot;)" office:value-type="float" office:value="1650" calcext:value-type="float">
            <text:p>1650</text:p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formula="of:=IF(MOD([.$F1653];[.A1656])=0;[.A1656];&quot;&quot;)" office:value-type="float" office:value="1651" calcext:value-type="float">
            <text:p>1651</text:p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formula="of:=IF(MOD([.$F1654];[.A1657])=0;[.A1657];&quot;&quot;)" office:value-type="float" office:value="1652" calcext:value-type="float">
            <text:p>1652</text:p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formula="of:=IF(MOD([.$F1655];[.A1658])=0;[.A1658];&quot;&quot;)" office:value-type="float" office:value="1653" calcext:value-type="float">
            <text:p>1653</text:p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formula="of:=IF(MOD([.$F1656];[.A1659])=0;[.A1659];&quot;&quot;)" office:value-type="float" office:value="1654" calcext:value-type="float">
            <text:p>1654</text:p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formula="of:=IF(MOD([.$F1657];[.A1660])=0;[.A1660];&quot;&quot;)" office:value-type="float" office:value="1655" calcext:value-type="float">
            <text:p>1655</text:p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formula="of:=IF(MOD([.$F1658];[.A1661])=0;[.A1661];&quot;&quot;)" office:value-type="float" office:value="1656" calcext:value-type="float">
            <text:p>1656</text:p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formula="of:=IF(MOD([.$F1659];[.A1662])=0;[.A1662];&quot;&quot;)" office:value-type="float" office:value="1657" calcext:value-type="float">
            <text:p>1657</text:p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formula="of:=IF(MOD([.$F1660];[.A1663])=0;[.A1663];&quot;&quot;)" office:value-type="float" office:value="1658" calcext:value-type="float">
            <text:p>1658</text:p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formula="of:=IF(MOD([.$F1661];[.A1664])=0;[.A1664];&quot;&quot;)" office:value-type="float" office:value="1659" calcext:value-type="float">
            <text:p>1659</text:p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formula="of:=IF(MOD([.$F1662];[.A1665])=0;[.A1665];&quot;&quot;)" office:value-type="float" office:value="1660" calcext:value-type="float">
            <text:p>1660</text:p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formula="of:=IF(MOD([.$F1663];[.A1666])=0;[.A1666];&quot;&quot;)" office:value-type="float" office:value="1661" calcext:value-type="float">
            <text:p>1661</text:p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formula="of:=IF(MOD([.$F1664];[.A1667])=0;[.A1667];&quot;&quot;)" office:value-type="float" office:value="1662" calcext:value-type="float">
            <text:p>1662</text:p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formula="of:=IF(MOD([.$F1665];[.A1668])=0;[.A1668];&quot;&quot;)" office:value-type="float" office:value="1663" calcext:value-type="float">
            <text:p>1663</text:p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formula="of:=IF(MOD([.$F1666];[.A1669])=0;[.A1669];&quot;&quot;)" office:value-type="float" office:value="1664" calcext:value-type="float">
            <text:p>1664</text:p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formula="of:=IF(MOD([.$F1667];[.A1670])=0;[.A1670];&quot;&quot;)" office:value-type="float" office:value="1665" calcext:value-type="float">
            <text:p>1665</text:p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formula="of:=IF(MOD([.$F1668];[.A1671])=0;[.A1671];&quot;&quot;)" office:value-type="float" office:value="1666" calcext:value-type="float">
            <text:p>1666</text:p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formula="of:=IF(MOD([.$F1669];[.A1672])=0;[.A1672];&quot;&quot;)" office:value-type="float" office:value="1667" calcext:value-type="float">
            <text:p>1667</text:p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formula="of:=IF(MOD([.$F1670];[.A1673])=0;[.A1673];&quot;&quot;)" office:value-type="float" office:value="1668" calcext:value-type="float">
            <text:p>1668</text:p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formula="of:=IF(MOD([.$F1671];[.A1674])=0;[.A1674];&quot;&quot;)" office:value-type="float" office:value="1669" calcext:value-type="float">
            <text:p>1669</text:p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formula="of:=IF(MOD([.$F1672];[.A1675])=0;[.A1675];&quot;&quot;)" office:value-type="float" office:value="1670" calcext:value-type="float">
            <text:p>1670</text:p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formula="of:=IF(MOD([.$F1673];[.A1676])=0;[.A1676];&quot;&quot;)" office:value-type="float" office:value="1671" calcext:value-type="float">
            <text:p>1671</text:p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formula="of:=IF(MOD([.$F1674];[.A1677])=0;[.A1677];&quot;&quot;)" office:value-type="float" office:value="1672" calcext:value-type="float">
            <text:p>1672</text:p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formula="of:=IF(MOD([.$F1675];[.A1678])=0;[.A1678];&quot;&quot;)" office:value-type="float" office:value="1673" calcext:value-type="float">
            <text:p>1673</text:p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formula="of:=IF(MOD([.$F1676];[.A1679])=0;[.A1679];&quot;&quot;)" office:value-type="float" office:value="1674" calcext:value-type="float">
            <text:p>1674</text:p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formula="of:=IF(MOD([.$F1677];[.A1680])=0;[.A1680];&quot;&quot;)" office:value-type="float" office:value="1675" calcext:value-type="float">
            <text:p>1675</text:p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formula="of:=IF(MOD([.$F1678];[.A1681])=0;[.A1681];&quot;&quot;)" office:value-type="float" office:value="1676" calcext:value-type="float">
            <text:p>1676</text:p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formula="of:=IF(MOD([.$F1679];[.A1682])=0;[.A1682];&quot;&quot;)" office:value-type="float" office:value="1677" calcext:value-type="float">
            <text:p>1677</text:p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formula="of:=IF(MOD([.$F1680];[.A1683])=0;[.A1683];&quot;&quot;)" office:value-type="float" office:value="1678" calcext:value-type="float">
            <text:p>1678</text:p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formula="of:=IF(MOD([.$F1681];[.A1684])=0;[.A1684];&quot;&quot;)" office:value-type="float" office:value="1679" calcext:value-type="float">
            <text:p>1679</text:p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formula="of:=IF(MOD([.$F1682];[.A1685])=0;[.A1685];&quot;&quot;)" office:value-type="float" office:value="1680" calcext:value-type="float">
            <text:p>1680</text:p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formula="of:=IF(MOD([.$F1683];[.A1686])=0;[.A1686];&quot;&quot;)" office:value-type="float" office:value="1681" calcext:value-type="float">
            <text:p>1681</text:p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formula="of:=IF(MOD([.$F1684];[.A1687])=0;[.A1687];&quot;&quot;)" office:value-type="float" office:value="1682" calcext:value-type="float">
            <text:p>1682</text:p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formula="of:=IF(MOD([.$F1685];[.A1688])=0;[.A1688];&quot;&quot;)" office:value-type="float" office:value="1683" calcext:value-type="float">
            <text:p>1683</text:p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formula="of:=IF(MOD([.$F1686];[.A1689])=0;[.A1689];&quot;&quot;)" office:value-type="float" office:value="1684" calcext:value-type="float">
            <text:p>1684</text:p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formula="of:=IF(MOD([.$F1687];[.A1690])=0;[.A1690];&quot;&quot;)" office:value-type="float" office:value="1685" calcext:value-type="float">
            <text:p>1685</text:p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formula="of:=IF(MOD([.$F1688];[.A1691])=0;[.A1691];&quot;&quot;)" office:value-type="float" office:value="1686" calcext:value-type="float">
            <text:p>1686</text:p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formula="of:=IF(MOD([.$F1689];[.A1692])=0;[.A1692];&quot;&quot;)" office:value-type="float" office:value="1687" calcext:value-type="float">
            <text:p>1687</text:p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formula="of:=IF(MOD([.$F1690];[.A1693])=0;[.A1693];&quot;&quot;)" office:value-type="float" office:value="1688" calcext:value-type="float">
            <text:p>1688</text:p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formula="of:=IF(MOD([.$F1691];[.A1694])=0;[.A1694];&quot;&quot;)" office:value-type="float" office:value="1689" calcext:value-type="float">
            <text:p>1689</text:p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formula="of:=IF(MOD([.$F1692];[.A1695])=0;[.A1695];&quot;&quot;)" office:value-type="float" office:value="1690" calcext:value-type="float">
            <text:p>1690</text:p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formula="of:=IF(MOD([.$F1693];[.A1696])=0;[.A1696];&quot;&quot;)" office:value-type="float" office:value="1691" calcext:value-type="float">
            <text:p>1691</text:p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formula="of:=IF(MOD([.$F1694];[.A1697])=0;[.A1697];&quot;&quot;)" office:value-type="float" office:value="1692" calcext:value-type="float">
            <text:p>1692</text:p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formula="of:=IF(MOD([.$F1695];[.A1698])=0;[.A1698];&quot;&quot;)" office:value-type="float" office:value="1693" calcext:value-type="float">
            <text:p>1693</text:p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formula="of:=IF(MOD([.$F1696];[.A1699])=0;[.A1699];&quot;&quot;)" office:value-type="float" office:value="1694" calcext:value-type="float">
            <text:p>1694</text:p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formula="of:=IF(MOD([.$F1697];[.A1700])=0;[.A1700];&quot;&quot;)" office:value-type="float" office:value="1695" calcext:value-type="float">
            <text:p>1695</text:p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formula="of:=IF(MOD([.$F1698];[.A1701])=0;[.A1701];&quot;&quot;)" office:value-type="float" office:value="1696" calcext:value-type="float">
            <text:p>1696</text:p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formula="of:=IF(MOD([.$F1699];[.A1702])=0;[.A1702];&quot;&quot;)" office:value-type="float" office:value="1697" calcext:value-type="float">
            <text:p>1697</text:p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formula="of:=IF(MOD([.$F1700];[.A1703])=0;[.A1703];&quot;&quot;)" office:value-type="float" office:value="1698" calcext:value-type="float">
            <text:p>1698</text:p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formula="of:=IF(MOD([.$F1701];[.A1704])=0;[.A1704];&quot;&quot;)" office:value-type="float" office:value="1699" calcext:value-type="float">
            <text:p>1699</text:p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formula="of:=IF(MOD([.$F1702];[.A1705])=0;[.A1705];&quot;&quot;)" office:value-type="float" office:value="1700" calcext:value-type="float">
            <text:p>1700</text:p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formula="of:=IF(MOD([.$F1703];[.A1706])=0;[.A1706];&quot;&quot;)" office:value-type="float" office:value="1701" calcext:value-type="float">
            <text:p>1701</text:p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formula="of:=IF(MOD([.$F1704];[.A1707])=0;[.A1707];&quot;&quot;)" office:value-type="float" office:value="1702" calcext:value-type="float">
            <text:p>1702</text:p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formula="of:=IF(MOD([.$F1705];[.A1708])=0;[.A1708];&quot;&quot;)" office:value-type="float" office:value="1703" calcext:value-type="float">
            <text:p>1703</text:p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formula="of:=IF(MOD([.$F1706];[.A1709])=0;[.A1709];&quot;&quot;)" office:value-type="float" office:value="1704" calcext:value-type="float">
            <text:p>1704</text:p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formula="of:=IF(MOD([.$F1707];[.A1710])=0;[.A1710];&quot;&quot;)" office:value-type="float" office:value="1705" calcext:value-type="float">
            <text:p>1705</text:p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formula="of:=IF(MOD([.$F1708];[.A1711])=0;[.A1711];&quot;&quot;)" office:value-type="float" office:value="1706" calcext:value-type="float">
            <text:p>1706</text:p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formula="of:=IF(MOD([.$F1709];[.A1712])=0;[.A1712];&quot;&quot;)" office:value-type="float" office:value="1707" calcext:value-type="float">
            <text:p>1707</text:p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formula="of:=IF(MOD([.$F1710];[.A1713])=0;[.A1713];&quot;&quot;)" office:value-type="float" office:value="1708" calcext:value-type="float">
            <text:p>1708</text:p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formula="of:=IF(MOD([.$F1711];[.A1714])=0;[.A1714];&quot;&quot;)" office:value-type="float" office:value="1709" calcext:value-type="float">
            <text:p>1709</text:p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formula="of:=IF(MOD([.$F1712];[.A1715])=0;[.A1715];&quot;&quot;)" office:value-type="float" office:value="1710" calcext:value-type="float">
            <text:p>1710</text:p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formula="of:=IF(MOD([.$F1713];[.A1716])=0;[.A1716];&quot;&quot;)" office:value-type="float" office:value="1711" calcext:value-type="float">
            <text:p>1711</text:p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formula="of:=IF(MOD([.$F1714];[.A1717])=0;[.A1717];&quot;&quot;)" office:value-type="float" office:value="1712" calcext:value-type="float">
            <text:p>1712</text:p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formula="of:=IF(MOD([.$F1715];[.A1718])=0;[.A1718];&quot;&quot;)" office:value-type="float" office:value="1713" calcext:value-type="float">
            <text:p>1713</text:p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formula="of:=IF(MOD([.$F1716];[.A1719])=0;[.A1719];&quot;&quot;)" office:value-type="float" office:value="1714" calcext:value-type="float">
            <text:p>1714</text:p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formula="of:=IF(MOD([.$F1717];[.A1720])=0;[.A1720];&quot;&quot;)" office:value-type="float" office:value="1715" calcext:value-type="float">
            <text:p>1715</text:p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formula="of:=IF(MOD([.$F1718];[.A1721])=0;[.A1721];&quot;&quot;)" office:value-type="float" office:value="1716" calcext:value-type="float">
            <text:p>1716</text:p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formula="of:=IF(MOD([.$F1719];[.A1722])=0;[.A1722];&quot;&quot;)" office:value-type="float" office:value="1717" calcext:value-type="float">
            <text:p>1717</text:p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formula="of:=IF(MOD([.$F1720];[.A1723])=0;[.A1723];&quot;&quot;)" office:value-type="float" office:value="1718" calcext:value-type="float">
            <text:p>1718</text:p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formula="of:=IF(MOD([.$F1721];[.A1724])=0;[.A1724];&quot;&quot;)" office:value-type="float" office:value="1719" calcext:value-type="float">
            <text:p>1719</text:p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formula="of:=IF(MOD([.$F1722];[.A1725])=0;[.A1725];&quot;&quot;)" office:value-type="float" office:value="1720" calcext:value-type="float">
            <text:p>1720</text:p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formula="of:=IF(MOD([.$F1723];[.A1726])=0;[.A1726];&quot;&quot;)" office:value-type="float" office:value="1721" calcext:value-type="float">
            <text:p>1721</text:p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formula="of:=IF(MOD([.$F1724];[.A1727])=0;[.A1727];&quot;&quot;)" office:value-type="float" office:value="1722" calcext:value-type="float">
            <text:p>1722</text:p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formula="of:=IF(MOD([.$F1725];[.A1728])=0;[.A1728];&quot;&quot;)" office:value-type="float" office:value="1723" calcext:value-type="float">
            <text:p>1723</text:p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formula="of:=IF(MOD([.$F1726];[.A1729])=0;[.A1729];&quot;&quot;)" office:value-type="float" office:value="1724" calcext:value-type="float">
            <text:p>1724</text:p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formula="of:=IF(MOD([.$F1727];[.A1730])=0;[.A1730];&quot;&quot;)" office:value-type="float" office:value="1725" calcext:value-type="float">
            <text:p>1725</text:p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formula="of:=IF(MOD([.$F1728];[.A1731])=0;[.A1731];&quot;&quot;)" office:value-type="float" office:value="1726" calcext:value-type="float">
            <text:p>1726</text:p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formula="of:=IF(MOD([.$F1729];[.A1732])=0;[.A1732];&quot;&quot;)" office:value-type="float" office:value="1727" calcext:value-type="float">
            <text:p>1727</text:p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formula="of:=IF(MOD([.$F1730];[.A1733])=0;[.A1733];&quot;&quot;)" office:value-type="float" office:value="1728" calcext:value-type="float">
            <text:p>1728</text:p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formula="of:=IF(MOD([.$F1731];[.A1734])=0;[.A1734];&quot;&quot;)" office:value-type="float" office:value="1729" calcext:value-type="float">
            <text:p>1729</text:p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formula="of:=IF(MOD([.$F1732];[.A1735])=0;[.A1735];&quot;&quot;)" office:value-type="float" office:value="1730" calcext:value-type="float">
            <text:p>1730</text:p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formula="of:=IF(MOD([.$F1733];[.A1736])=0;[.A1736];&quot;&quot;)" office:value-type="float" office:value="1731" calcext:value-type="float">
            <text:p>1731</text:p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formula="of:=IF(MOD([.$F1734];[.A1737])=0;[.A1737];&quot;&quot;)" office:value-type="float" office:value="1732" calcext:value-type="float">
            <text:p>1732</text:p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formula="of:=IF(MOD([.$F1735];[.A1738])=0;[.A1738];&quot;&quot;)" office:value-type="float" office:value="1733" calcext:value-type="float">
            <text:p>1733</text:p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formula="of:=IF(MOD([.$F1736];[.A1739])=0;[.A1739];&quot;&quot;)" office:value-type="float" office:value="1734" calcext:value-type="float">
            <text:p>1734</text:p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formula="of:=IF(MOD([.$F1737];[.A1740])=0;[.A1740];&quot;&quot;)" office:value-type="float" office:value="1735" calcext:value-type="float">
            <text:p>1735</text:p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formula="of:=IF(MOD([.$F1738];[.A1741])=0;[.A1741];&quot;&quot;)" office:value-type="float" office:value="1736" calcext:value-type="float">
            <text:p>1736</text:p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formula="of:=IF(MOD([.$F1739];[.A1742])=0;[.A1742];&quot;&quot;)" office:value-type="float" office:value="1737" calcext:value-type="float">
            <text:p>1737</text:p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formula="of:=IF(MOD([.$F1740];[.A1743])=0;[.A1743];&quot;&quot;)" office:value-type="float" office:value="1738" calcext:value-type="float">
            <text:p>1738</text:p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formula="of:=IF(MOD([.$F1741];[.A1744])=0;[.A1744];&quot;&quot;)" office:value-type="float" office:value="1739" calcext:value-type="float">
            <text:p>1739</text:p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formula="of:=IF(MOD([.$F1742];[.A1745])=0;[.A1745];&quot;&quot;)" office:value-type="float" office:value="1740" calcext:value-type="float">
            <text:p>1740</text:p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formula="of:=IF(MOD([.$F1743];[.A1746])=0;[.A1746];&quot;&quot;)" office:value-type="float" office:value="1741" calcext:value-type="float">
            <text:p>1741</text:p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formula="of:=IF(MOD([.$F1744];[.A1747])=0;[.A1747];&quot;&quot;)" office:value-type="float" office:value="1742" calcext:value-type="float">
            <text:p>1742</text:p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formula="of:=IF(MOD([.$F1745];[.A1748])=0;[.A1748];&quot;&quot;)" office:value-type="float" office:value="1743" calcext:value-type="float">
            <text:p>1743</text:p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formula="of:=IF(MOD([.$F1746];[.A1749])=0;[.A1749];&quot;&quot;)" office:value-type="float" office:value="1744" calcext:value-type="float">
            <text:p>1744</text:p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formula="of:=IF(MOD([.$F1747];[.A1750])=0;[.A1750];&quot;&quot;)" office:value-type="float" office:value="1745" calcext:value-type="float">
            <text:p>1745</text:p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formula="of:=IF(MOD([.$F1748];[.A1751])=0;[.A1751];&quot;&quot;)" office:value-type="float" office:value="1746" calcext:value-type="float">
            <text:p>1746</text:p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formula="of:=IF(MOD([.$F1749];[.A1752])=0;[.A1752];&quot;&quot;)" office:value-type="float" office:value="1747" calcext:value-type="float">
            <text:p>1747</text:p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formula="of:=IF(MOD([.$F1750];[.A1753])=0;[.A1753];&quot;&quot;)" office:value-type="float" office:value="1748" calcext:value-type="float">
            <text:p>1748</text:p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formula="of:=IF(MOD([.$F1751];[.A1754])=0;[.A1754];&quot;&quot;)" office:value-type="float" office:value="1749" calcext:value-type="float">
            <text:p>1749</text:p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formula="of:=IF(MOD([.$F1752];[.A1755])=0;[.A1755];&quot;&quot;)" office:value-type="float" office:value="1750" calcext:value-type="float">
            <text:p>1750</text:p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formula="of:=IF(MOD([.$F1753];[.A1756])=0;[.A1756];&quot;&quot;)" office:value-type="float" office:value="1751" calcext:value-type="float">
            <text:p>1751</text:p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formula="of:=IF(MOD([.$F1754];[.A1757])=0;[.A1757];&quot;&quot;)" office:value-type="float" office:value="1752" calcext:value-type="float">
            <text:p>1752</text:p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formula="of:=IF(MOD([.$F1755];[.A1758])=0;[.A1758];&quot;&quot;)" office:value-type="float" office:value="1753" calcext:value-type="float">
            <text:p>1753</text:p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formula="of:=IF(MOD([.$F1756];[.A1759])=0;[.A1759];&quot;&quot;)" office:value-type="float" office:value="1754" calcext:value-type="float">
            <text:p>1754</text:p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formula="of:=IF(MOD([.$F1757];[.A1760])=0;[.A1760];&quot;&quot;)" office:value-type="float" office:value="1755" calcext:value-type="float">
            <text:p>1755</text:p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formula="of:=IF(MOD([.$F1758];[.A1761])=0;[.A1761];&quot;&quot;)" office:value-type="float" office:value="1756" calcext:value-type="float">
            <text:p>1756</text:p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formula="of:=IF(MOD([.$F1759];[.A1762])=0;[.A1762];&quot;&quot;)" office:value-type="float" office:value="1757" calcext:value-type="float">
            <text:p>1757</text:p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formula="of:=IF(MOD([.$F1760];[.A1763])=0;[.A1763];&quot;&quot;)" office:value-type="float" office:value="1758" calcext:value-type="float">
            <text:p>1758</text:p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formula="of:=IF(MOD([.$F1761];[.A1764])=0;[.A1764];&quot;&quot;)" office:value-type="float" office:value="1759" calcext:value-type="float">
            <text:p>1759</text:p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formula="of:=IF(MOD([.$F1762];[.A1765])=0;[.A1765];&quot;&quot;)" office:value-type="float" office:value="1760" calcext:value-type="float">
            <text:p>1760</text:p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formula="of:=IF(MOD([.$F1763];[.A1766])=0;[.A1766];&quot;&quot;)" office:value-type="float" office:value="1761" calcext:value-type="float">
            <text:p>1761</text:p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formula="of:=IF(MOD([.$F1764];[.A1767])=0;[.A1767];&quot;&quot;)" office:value-type="float" office:value="1762" calcext:value-type="float">
            <text:p>1762</text:p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formula="of:=IF(MOD([.$F1765];[.A1768])=0;[.A1768];&quot;&quot;)" office:value-type="float" office:value="1763" calcext:value-type="float">
            <text:p>1763</text:p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formula="of:=IF(MOD([.$F1766];[.A1769])=0;[.A1769];&quot;&quot;)" office:value-type="float" office:value="1764" calcext:value-type="float">
            <text:p>1764</text:p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formula="of:=IF(MOD([.$F1767];[.A1770])=0;[.A1770];&quot;&quot;)" office:value-type="float" office:value="1765" calcext:value-type="float">
            <text:p>1765</text:p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formula="of:=IF(MOD([.$F1768];[.A1771])=0;[.A1771];&quot;&quot;)" office:value-type="float" office:value="1766" calcext:value-type="float">
            <text:p>1766</text:p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formula="of:=IF(MOD([.$F1769];[.A1772])=0;[.A1772];&quot;&quot;)" office:value-type="float" office:value="1767" calcext:value-type="float">
            <text:p>1767</text:p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formula="of:=IF(MOD([.$F1770];[.A1773])=0;[.A1773];&quot;&quot;)" office:value-type="float" office:value="1768" calcext:value-type="float">
            <text:p>1768</text:p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formula="of:=IF(MOD([.$F1771];[.A1774])=0;[.A1774];&quot;&quot;)" office:value-type="float" office:value="1769" calcext:value-type="float">
            <text:p>1769</text:p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formula="of:=IF(MOD([.$F1772];[.A1775])=0;[.A1775];&quot;&quot;)" office:value-type="float" office:value="1770" calcext:value-type="float">
            <text:p>1770</text:p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formula="of:=IF(MOD([.$F1773];[.A1776])=0;[.A1776];&quot;&quot;)" office:value-type="float" office:value="1771" calcext:value-type="float">
            <text:p>1771</text:p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formula="of:=IF(MOD([.$F1774];[.A1777])=0;[.A1777];&quot;&quot;)" office:value-type="float" office:value="1772" calcext:value-type="float">
            <text:p>1772</text:p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formula="of:=IF(MOD([.$F1775];[.A1778])=0;[.A1778];&quot;&quot;)" office:value-type="float" office:value="1773" calcext:value-type="float">
            <text:p>1773</text:p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formula="of:=IF(MOD([.$F1776];[.A1779])=0;[.A1779];&quot;&quot;)" office:value-type="float" office:value="1774" calcext:value-type="float">
            <text:p>1774</text:p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formula="of:=IF(MOD([.$F1777];[.A1780])=0;[.A1780];&quot;&quot;)" office:value-type="float" office:value="1775" calcext:value-type="float">
            <text:p>1775</text:p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formula="of:=IF(MOD([.$F1778];[.A1781])=0;[.A1781];&quot;&quot;)" office:value-type="float" office:value="1776" calcext:value-type="float">
            <text:p>1776</text:p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formula="of:=IF(MOD([.$F1779];[.A1782])=0;[.A1782];&quot;&quot;)" office:value-type="float" office:value="1777" calcext:value-type="float">
            <text:p>1777</text:p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formula="of:=IF(MOD([.$F1780];[.A1783])=0;[.A1783];&quot;&quot;)" office:value-type="float" office:value="1778" calcext:value-type="float">
            <text:p>1778</text:p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formula="of:=IF(MOD([.$F1781];[.A1784])=0;[.A1784];&quot;&quot;)" office:value-type="float" office:value="1779" calcext:value-type="float">
            <text:p>1779</text:p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formula="of:=IF(MOD([.$F1782];[.A1785])=0;[.A1785];&quot;&quot;)" office:value-type="float" office:value="1780" calcext:value-type="float">
            <text:p>1780</text:p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formula="of:=IF(MOD([.$F1783];[.A1786])=0;[.A1786];&quot;&quot;)" office:value-type="float" office:value="1781" calcext:value-type="float">
            <text:p>1781</text:p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formula="of:=IF(MOD([.$F1784];[.A1787])=0;[.A1787];&quot;&quot;)" office:value-type="float" office:value="1782" calcext:value-type="float">
            <text:p>1782</text:p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formula="of:=IF(MOD([.$F1785];[.A1788])=0;[.A1788];&quot;&quot;)" office:value-type="float" office:value="1783" calcext:value-type="float">
            <text:p>1783</text:p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formula="of:=IF(MOD([.$F1786];[.A1789])=0;[.A1789];&quot;&quot;)" office:value-type="float" office:value="1784" calcext:value-type="float">
            <text:p>1784</text:p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formula="of:=IF(MOD([.$F1787];[.A1790])=0;[.A1790];&quot;&quot;)" office:value-type="float" office:value="1785" calcext:value-type="float">
            <text:p>1785</text:p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formula="of:=IF(MOD([.$F1788];[.A1791])=0;[.A1791];&quot;&quot;)" office:value-type="float" office:value="1786" calcext:value-type="float">
            <text:p>1786</text:p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formula="of:=IF(MOD([.$F1789];[.A1792])=0;[.A1792];&quot;&quot;)" office:value-type="float" office:value="1787" calcext:value-type="float">
            <text:p>1787</text:p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formula="of:=IF(MOD([.$F1790];[.A1793])=0;[.A1793];&quot;&quot;)" office:value-type="float" office:value="1788" calcext:value-type="float">
            <text:p>1788</text:p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formula="of:=IF(MOD([.$F1791];[.A1794])=0;[.A1794];&quot;&quot;)" office:value-type="float" office:value="1789" calcext:value-type="float">
            <text:p>1789</text:p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formula="of:=IF(MOD([.$F1792];[.A1795])=0;[.A1795];&quot;&quot;)" office:value-type="float" office:value="1790" calcext:value-type="float">
            <text:p>1790</text:p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formula="of:=IF(MOD([.$F1793];[.A1796])=0;[.A1796];&quot;&quot;)" office:value-type="float" office:value="1791" calcext:value-type="float">
            <text:p>1791</text:p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formula="of:=IF(MOD([.$F1794];[.A1797])=0;[.A1797];&quot;&quot;)" office:value-type="float" office:value="1792" calcext:value-type="float">
            <text:p>1792</text:p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formula="of:=IF(MOD([.$F1795];[.A1798])=0;[.A1798];&quot;&quot;)" office:value-type="float" office:value="1793" calcext:value-type="float">
            <text:p>1793</text:p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formula="of:=IF(MOD([.$F1796];[.A1799])=0;[.A1799];&quot;&quot;)" office:value-type="float" office:value="1794" calcext:value-type="float">
            <text:p>1794</text:p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formula="of:=IF(MOD([.$F1797];[.A1800])=0;[.A1800];&quot;&quot;)" office:value-type="float" office:value="1795" calcext:value-type="float">
            <text:p>1795</text:p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formula="of:=IF(MOD([.$F1798];[.A1801])=0;[.A1801];&quot;&quot;)" office:value-type="float" office:value="1796" calcext:value-type="float">
            <text:p>1796</text:p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formula="of:=IF(MOD([.$F1799];[.A1802])=0;[.A1802];&quot;&quot;)" office:value-type="float" office:value="1797" calcext:value-type="float">
            <text:p>1797</text:p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formula="of:=IF(MOD([.$F1800];[.A1803])=0;[.A1803];&quot;&quot;)" office:value-type="float" office:value="1798" calcext:value-type="float">
            <text:p>1798</text:p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formula="of:=IF(MOD([.$F1801];[.A1804])=0;[.A1804];&quot;&quot;)" office:value-type="float" office:value="1799" calcext:value-type="float">
            <text:p>1799</text:p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formula="of:=IF(MOD([.$F1802];[.A1805])=0;[.A1805];&quot;&quot;)" office:value-type="float" office:value="1800" calcext:value-type="float">
            <text:p>1800</text:p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formula="of:=IF(MOD([.$F1803];[.A1806])=0;[.A1806];&quot;&quot;)" office:value-type="float" office:value="1801" calcext:value-type="float">
            <text:p>1801</text:p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formula="of:=IF(MOD([.$F1804];[.A1807])=0;[.A1807];&quot;&quot;)" office:value-type="float" office:value="1802" calcext:value-type="float">
            <text:p>1802</text:p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formula="of:=IF(MOD([.$F1805];[.A1808])=0;[.A1808];&quot;&quot;)" office:value-type="float" office:value="1803" calcext:value-type="float">
            <text:p>1803</text:p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formula="of:=IF(MOD([.$F1806];[.A1809])=0;[.A1809];&quot;&quot;)" office:value-type="float" office:value="1804" calcext:value-type="float">
            <text:p>1804</text:p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formula="of:=IF(MOD([.$F1807];[.A1810])=0;[.A1810];&quot;&quot;)" office:value-type="float" office:value="1805" calcext:value-type="float">
            <text:p>1805</text:p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formula="of:=IF(MOD([.$F1808];[.A1811])=0;[.A1811];&quot;&quot;)" office:value-type="float" office:value="1806" calcext:value-type="float">
            <text:p>1806</text:p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formula="of:=IF(MOD([.$F1809];[.A1812])=0;[.A1812];&quot;&quot;)" office:value-type="float" office:value="1807" calcext:value-type="float">
            <text:p>1807</text:p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formula="of:=IF(MOD([.$F1810];[.A1813])=0;[.A1813];&quot;&quot;)" office:value-type="float" office:value="1808" calcext:value-type="float">
            <text:p>1808</text:p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formula="of:=IF(MOD([.$F1811];[.A1814])=0;[.A1814];&quot;&quot;)" office:value-type="float" office:value="1809" calcext:value-type="float">
            <text:p>1809</text:p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formula="of:=IF(MOD([.$F1812];[.A1815])=0;[.A1815];&quot;&quot;)" office:value-type="float" office:value="1810" calcext:value-type="float">
            <text:p>1810</text:p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formula="of:=IF(MOD([.$F1813];[.A1816])=0;[.A1816];&quot;&quot;)" office:value-type="float" office:value="1811" calcext:value-type="float">
            <text:p>1811</text:p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formula="of:=IF(MOD([.$F1814];[.A1817])=0;[.A1817];&quot;&quot;)" office:value-type="float" office:value="1812" calcext:value-type="float">
            <text:p>1812</text:p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formula="of:=IF(MOD([.$F1815];[.A1818])=0;[.A1818];&quot;&quot;)" office:value-type="float" office:value="1813" calcext:value-type="float">
            <text:p>1813</text:p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formula="of:=IF(MOD([.$F1816];[.A1819])=0;[.A1819];&quot;&quot;)" office:value-type="float" office:value="1814" calcext:value-type="float">
            <text:p>1814</text:p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formula="of:=IF(MOD([.$F1817];[.A1820])=0;[.A1820];&quot;&quot;)" office:value-type="float" office:value="1815" calcext:value-type="float">
            <text:p>1815</text:p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formula="of:=IF(MOD([.$F1818];[.A1821])=0;[.A1821];&quot;&quot;)" office:value-type="float" office:value="1816" calcext:value-type="float">
            <text:p>1816</text:p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formula="of:=IF(MOD([.$F1819];[.A1822])=0;[.A1822];&quot;&quot;)" office:value-type="float" office:value="1817" calcext:value-type="float">
            <text:p>1817</text:p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formula="of:=IF(MOD([.$F1820];[.A1823])=0;[.A1823];&quot;&quot;)" office:value-type="float" office:value="1818" calcext:value-type="float">
            <text:p>1818</text:p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formula="of:=IF(MOD([.$F1821];[.A1824])=0;[.A1824];&quot;&quot;)" office:value-type="float" office:value="1819" calcext:value-type="float">
            <text:p>1819</text:p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formula="of:=IF(MOD([.$F1822];[.A1825])=0;[.A1825];&quot;&quot;)" office:value-type="float" office:value="1820" calcext:value-type="float">
            <text:p>1820</text:p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formula="of:=IF(MOD([.$F1823];[.A1826])=0;[.A1826];&quot;&quot;)" office:value-type="float" office:value="1821" calcext:value-type="float">
            <text:p>1821</text:p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formula="of:=IF(MOD([.$F1824];[.A1827])=0;[.A1827];&quot;&quot;)" office:value-type="float" office:value="1822" calcext:value-type="float">
            <text:p>1822</text:p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formula="of:=IF(MOD([.$F1825];[.A1828])=0;[.A1828];&quot;&quot;)" office:value-type="float" office:value="1823" calcext:value-type="float">
            <text:p>1823</text:p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formula="of:=IF(MOD([.$F1826];[.A1829])=0;[.A1829];&quot;&quot;)" office:value-type="float" office:value="1824" calcext:value-type="float">
            <text:p>1824</text:p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formula="of:=IF(MOD([.$F1827];[.A1830])=0;[.A1830];&quot;&quot;)" office:value-type="float" office:value="1825" calcext:value-type="float">
            <text:p>1825</text:p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formula="of:=IF(MOD([.$F1828];[.A1831])=0;[.A1831];&quot;&quot;)" office:value-type="float" office:value="1826" calcext:value-type="float">
            <text:p>1826</text:p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formula="of:=IF(MOD([.$F1829];[.A1832])=0;[.A1832];&quot;&quot;)" office:value-type="float" office:value="1827" calcext:value-type="float">
            <text:p>1827</text:p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formula="of:=IF(MOD([.$F1830];[.A1833])=0;[.A1833];&quot;&quot;)" office:value-type="float" office:value="1828" calcext:value-type="float">
            <text:p>1828</text:p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formula="of:=IF(MOD([.$F1831];[.A1834])=0;[.A1834];&quot;&quot;)" office:value-type="float" office:value="1829" calcext:value-type="float">
            <text:p>1829</text:p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formula="of:=IF(MOD([.$F1832];[.A1835])=0;[.A1835];&quot;&quot;)" office:value-type="float" office:value="1830" calcext:value-type="float">
            <text:p>1830</text:p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formula="of:=IF(MOD([.$F1833];[.A1836])=0;[.A1836];&quot;&quot;)" office:value-type="float" office:value="1831" calcext:value-type="float">
            <text:p>1831</text:p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formula="of:=IF(MOD([.$F1834];[.A1837])=0;[.A1837];&quot;&quot;)" office:value-type="float" office:value="1832" calcext:value-type="float">
            <text:p>1832</text:p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formula="of:=IF(MOD([.$F1835];[.A1838])=0;[.A1838];&quot;&quot;)" office:value-type="float" office:value="1833" calcext:value-type="float">
            <text:p>1833</text:p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formula="of:=IF(MOD([.$F1836];[.A1839])=0;[.A1839];&quot;&quot;)" office:value-type="float" office:value="1834" calcext:value-type="float">
            <text:p>1834</text:p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formula="of:=IF(MOD([.$F1837];[.A1840])=0;[.A1840];&quot;&quot;)" office:value-type="float" office:value="1835" calcext:value-type="float">
            <text:p>1835</text:p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formula="of:=IF(MOD([.$F1838];[.A1841])=0;[.A1841];&quot;&quot;)" office:value-type="float" office:value="1836" calcext:value-type="float">
            <text:p>1836</text:p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formula="of:=IF(MOD([.$F1839];[.A1842])=0;[.A1842];&quot;&quot;)" office:value-type="float" office:value="1837" calcext:value-type="float">
            <text:p>1837</text:p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formula="of:=IF(MOD([.$F1840];[.A1843])=0;[.A1843];&quot;&quot;)" office:value-type="float" office:value="1838" calcext:value-type="float">
            <text:p>1838</text:p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formula="of:=IF(MOD([.$F1841];[.A1844])=0;[.A1844];&quot;&quot;)" office:value-type="float" office:value="1839" calcext:value-type="float">
            <text:p>1839</text:p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formula="of:=IF(MOD([.$F1842];[.A1845])=0;[.A1845];&quot;&quot;)" office:value-type="float" office:value="1840" calcext:value-type="float">
            <text:p>1840</text:p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formula="of:=IF(MOD([.$F1843];[.A1846])=0;[.A1846];&quot;&quot;)" office:value-type="float" office:value="1841" calcext:value-type="float">
            <text:p>1841</text:p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formula="of:=IF(MOD([.$F1844];[.A1847])=0;[.A1847];&quot;&quot;)" office:value-type="float" office:value="1842" calcext:value-type="float">
            <text:p>1842</text:p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formula="of:=IF(MOD([.$F1845];[.A1848])=0;[.A1848];&quot;&quot;)" office:value-type="float" office:value="1843" calcext:value-type="float">
            <text:p>1843</text:p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formula="of:=IF(MOD([.$F1846];[.A1849])=0;[.A1849];&quot;&quot;)" office:value-type="float" office:value="1844" calcext:value-type="float">
            <text:p>1844</text:p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formula="of:=IF(MOD([.$F1847];[.A1850])=0;[.A1850];&quot;&quot;)" office:value-type="float" office:value="1845" calcext:value-type="float">
            <text:p>1845</text:p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formula="of:=IF(MOD([.$F1848];[.A1851])=0;[.A1851];&quot;&quot;)" office:value-type="float" office:value="1846" calcext:value-type="float">
            <text:p>1846</text:p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formula="of:=IF(MOD([.$F1849];[.A1852])=0;[.A1852];&quot;&quot;)" office:value-type="float" office:value="1847" calcext:value-type="float">
            <text:p>1847</text:p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formula="of:=IF(MOD([.$F1850];[.A1853])=0;[.A1853];&quot;&quot;)" office:value-type="float" office:value="1848" calcext:value-type="float">
            <text:p>1848</text:p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formula="of:=IF(MOD([.$F1851];[.A1854])=0;[.A1854];&quot;&quot;)" office:value-type="float" office:value="1849" calcext:value-type="float">
            <text:p>1849</text:p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formula="of:=IF(MOD([.$F1852];[.A1855])=0;[.A1855];&quot;&quot;)" office:value-type="float" office:value="1850" calcext:value-type="float">
            <text:p>1850</text:p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formula="of:=IF(MOD([.$F1853];[.A1856])=0;[.A1856];&quot;&quot;)" office:value-type="float" office:value="1851" calcext:value-type="float">
            <text:p>1851</text:p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formula="of:=IF(MOD([.$F1854];[.A1857])=0;[.A1857];&quot;&quot;)" office:value-type="float" office:value="1852" calcext:value-type="float">
            <text:p>1852</text:p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formula="of:=IF(MOD([.$F1855];[.A1858])=0;[.A1858];&quot;&quot;)" office:value-type="float" office:value="1853" calcext:value-type="float">
            <text:p>1853</text:p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formula="of:=IF(MOD([.$F1856];[.A1859])=0;[.A1859];&quot;&quot;)" office:value-type="float" office:value="1854" calcext:value-type="float">
            <text:p>1854</text:p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formula="of:=IF(MOD([.$F1857];[.A1860])=0;[.A1860];&quot;&quot;)" office:value-type="float" office:value="1855" calcext:value-type="float">
            <text:p>1855</text:p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formula="of:=IF(MOD([.$F1858];[.A1861])=0;[.A1861];&quot;&quot;)" office:value-type="float" office:value="1856" calcext:value-type="float">
            <text:p>1856</text:p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formula="of:=IF(MOD([.$F1859];[.A1862])=0;[.A1862];&quot;&quot;)" office:value-type="float" office:value="1857" calcext:value-type="float">
            <text:p>1857</text:p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formula="of:=IF(MOD([.$F1860];[.A1863])=0;[.A1863];&quot;&quot;)" office:value-type="float" office:value="1858" calcext:value-type="float">
            <text:p>1858</text:p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formula="of:=IF(MOD([.$F1861];[.A1864])=0;[.A1864];&quot;&quot;)" office:value-type="float" office:value="1859" calcext:value-type="float">
            <text:p>1859</text:p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formula="of:=IF(MOD([.$F1862];[.A1865])=0;[.A1865];&quot;&quot;)" office:value-type="float" office:value="1860" calcext:value-type="float">
            <text:p>1860</text:p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formula="of:=IF(MOD([.$F1863];[.A1866])=0;[.A1866];&quot;&quot;)" office:value-type="float" office:value="1861" calcext:value-type="float">
            <text:p>1861</text:p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formula="of:=IF(MOD([.$F1864];[.A1867])=0;[.A1867];&quot;&quot;)" office:value-type="float" office:value="1862" calcext:value-type="float">
            <text:p>1862</text:p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formula="of:=IF(MOD([.$F1865];[.A1868])=0;[.A1868];&quot;&quot;)" office:value-type="float" office:value="1863" calcext:value-type="float">
            <text:p>1863</text:p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formula="of:=IF(MOD([.$F1866];[.A1869])=0;[.A1869];&quot;&quot;)" office:value-type="float" office:value="1864" calcext:value-type="float">
            <text:p>1864</text:p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formula="of:=IF(MOD([.$F1867];[.A1870])=0;[.A1870];&quot;&quot;)" office:value-type="float" office:value="1865" calcext:value-type="float">
            <text:p>1865</text:p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formula="of:=IF(MOD([.$F1868];[.A1871])=0;[.A1871];&quot;&quot;)" office:value-type="float" office:value="1866" calcext:value-type="float">
            <text:p>1866</text:p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formula="of:=IF(MOD([.$F1869];[.A1872])=0;[.A1872];&quot;&quot;)" office:value-type="float" office:value="1867" calcext:value-type="float">
            <text:p>1867</text:p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formula="of:=IF(MOD([.$F1870];[.A1873])=0;[.A1873];&quot;&quot;)" office:value-type="float" office:value="1868" calcext:value-type="float">
            <text:p>1868</text:p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formula="of:=IF(MOD([.$F1871];[.A1874])=0;[.A1874];&quot;&quot;)" office:value-type="float" office:value="1869" calcext:value-type="float">
            <text:p>1869</text:p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formula="of:=IF(MOD([.$F1872];[.A1875])=0;[.A1875];&quot;&quot;)" office:value-type="float" office:value="1870" calcext:value-type="float">
            <text:p>1870</text:p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formula="of:=IF(MOD([.$F1873];[.A1876])=0;[.A1876];&quot;&quot;)" office:value-type="float" office:value="1871" calcext:value-type="float">
            <text:p>1871</text:p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formula="of:=IF(MOD([.$F1874];[.A1877])=0;[.A1877];&quot;&quot;)" office:value-type="float" office:value="1872" calcext:value-type="float">
            <text:p>1872</text:p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formula="of:=IF(MOD([.$F1875];[.A1878])=0;[.A1878];&quot;&quot;)" office:value-type="float" office:value="1873" calcext:value-type="float">
            <text:p>1873</text:p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formula="of:=IF(MOD([.$F1876];[.A1879])=0;[.A1879];&quot;&quot;)" office:value-type="float" office:value="1874" calcext:value-type="float">
            <text:p>1874</text:p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formula="of:=IF(MOD([.$F1877];[.A1880])=0;[.A1880];&quot;&quot;)" office:value-type="float" office:value="1875" calcext:value-type="float">
            <text:p>1875</text:p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formula="of:=IF(MOD([.$F1878];[.A1881])=0;[.A1881];&quot;&quot;)" office:value-type="float" office:value="1876" calcext:value-type="float">
            <text:p>1876</text:p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formula="of:=IF(MOD([.$F1879];[.A1882])=0;[.A1882];&quot;&quot;)" office:value-type="float" office:value="1877" calcext:value-type="float">
            <text:p>1877</text:p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formula="of:=IF(MOD([.$F1880];[.A1883])=0;[.A1883];&quot;&quot;)" office:value-type="float" office:value="1878" calcext:value-type="float">
            <text:p>1878</text:p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formula="of:=IF(MOD([.$F1881];[.A1884])=0;[.A1884];&quot;&quot;)" office:value-type="float" office:value="1879" calcext:value-type="float">
            <text:p>1879</text:p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formula="of:=IF(MOD([.$F1882];[.A1885])=0;[.A1885];&quot;&quot;)" office:value-type="float" office:value="1880" calcext:value-type="float">
            <text:p>1880</text:p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formula="of:=IF(MOD([.$F1883];[.A1886])=0;[.A1886];&quot;&quot;)" office:value-type="float" office:value="1881" calcext:value-type="float">
            <text:p>1881</text:p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formula="of:=IF(MOD([.$F1884];[.A1887])=0;[.A1887];&quot;&quot;)" office:value-type="float" office:value="1882" calcext:value-type="float">
            <text:p>1882</text:p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formula="of:=IF(MOD([.$F1885];[.A1888])=0;[.A1888];&quot;&quot;)" office:value-type="float" office:value="1883" calcext:value-type="float">
            <text:p>1883</text:p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formula="of:=IF(MOD([.$F1886];[.A1889])=0;[.A1889];&quot;&quot;)" office:value-type="float" office:value="1884" calcext:value-type="float">
            <text:p>1884</text:p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formula="of:=IF(MOD([.$F1887];[.A1890])=0;[.A1890];&quot;&quot;)" office:value-type="float" office:value="1885" calcext:value-type="float">
            <text:p>1885</text:p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formula="of:=IF(MOD([.$F1888];[.A1891])=0;[.A1891];&quot;&quot;)" office:value-type="float" office:value="1886" calcext:value-type="float">
            <text:p>1886</text:p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formula="of:=IF(MOD([.$F1889];[.A1892])=0;[.A1892];&quot;&quot;)" office:value-type="float" office:value="1887" calcext:value-type="float">
            <text:p>1887</text:p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formula="of:=IF(MOD([.$F1890];[.A1893])=0;[.A1893];&quot;&quot;)" office:value-type="float" office:value="1888" calcext:value-type="float">
            <text:p>1888</text:p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formula="of:=IF(MOD([.$F1891];[.A1894])=0;[.A1894];&quot;&quot;)" office:value-type="float" office:value="1889" calcext:value-type="float">
            <text:p>1889</text:p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formula="of:=IF(MOD([.$F1892];[.A1895])=0;[.A1895];&quot;&quot;)" office:value-type="float" office:value="1890" calcext:value-type="float">
            <text:p>1890</text:p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formula="of:=IF(MOD([.$F1893];[.A1896])=0;[.A1896];&quot;&quot;)" office:value-type="float" office:value="1891" calcext:value-type="float">
            <text:p>1891</text:p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formula="of:=IF(MOD([.$F1894];[.A1897])=0;[.A1897];&quot;&quot;)" office:value-type="float" office:value="1892" calcext:value-type="float">
            <text:p>1892</text:p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formula="of:=IF(MOD([.$F1895];[.A1898])=0;[.A1898];&quot;&quot;)" office:value-type="float" office:value="1893" calcext:value-type="float">
            <text:p>1893</text:p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formula="of:=IF(MOD([.$F1896];[.A1899])=0;[.A1899];&quot;&quot;)" office:value-type="float" office:value="1894" calcext:value-type="float">
            <text:p>1894</text:p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formula="of:=IF(MOD([.$F1897];[.A1900])=0;[.A1900];&quot;&quot;)" office:value-type="float" office:value="1895" calcext:value-type="float">
            <text:p>1895</text:p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formula="of:=IF(MOD([.$F1898];[.A1901])=0;[.A1901];&quot;&quot;)" office:value-type="float" office:value="1896" calcext:value-type="float">
            <text:p>1896</text:p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formula="of:=IF(MOD([.$F1899];[.A1902])=0;[.A1902];&quot;&quot;)" office:value-type="float" office:value="1897" calcext:value-type="float">
            <text:p>1897</text:p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formula="of:=IF(MOD([.$F1900];[.A1903])=0;[.A1903];&quot;&quot;)" office:value-type="float" office:value="1898" calcext:value-type="float">
            <text:p>1898</text:p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formula="of:=IF(MOD([.$F1901];[.A1904])=0;[.A1904];&quot;&quot;)" office:value-type="float" office:value="1899" calcext:value-type="float">
            <text:p>1899</text:p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formula="of:=IF(MOD([.$F1902];[.A1905])=0;[.A1905];&quot;&quot;)" office:value-type="float" office:value="1900" calcext:value-type="float">
            <text:p>1900</text:p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formula="of:=IF(MOD([.$F1903];[.A1906])=0;[.A1906];&quot;&quot;)" office:value-type="float" office:value="1901" calcext:value-type="float">
            <text:p>1901</text:p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formula="of:=IF(MOD([.$F1904];[.A1907])=0;[.A1907];&quot;&quot;)" office:value-type="float" office:value="1902" calcext:value-type="float">
            <text:p>1902</text:p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formula="of:=IF(MOD([.$F1905];[.A1908])=0;[.A1908];&quot;&quot;)" office:value-type="float" office:value="1903" calcext:value-type="float">
            <text:p>1903</text:p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formula="of:=IF(MOD([.$F1906];[.A1909])=0;[.A1909];&quot;&quot;)" office:value-type="float" office:value="1904" calcext:value-type="float">
            <text:p>1904</text:p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formula="of:=IF(MOD([.$F1907];[.A1910])=0;[.A1910];&quot;&quot;)" office:value-type="float" office:value="1905" calcext:value-type="float">
            <text:p>1905</text:p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formula="of:=IF(MOD([.$F1908];[.A1911])=0;[.A1911];&quot;&quot;)" office:value-type="float" office:value="1906" calcext:value-type="float">
            <text:p>1906</text:p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formula="of:=IF(MOD([.$F1909];[.A1912])=0;[.A1912];&quot;&quot;)" office:value-type="float" office:value="1907" calcext:value-type="float">
            <text:p>1907</text:p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formula="of:=IF(MOD([.$F1910];[.A1913])=0;[.A1913];&quot;&quot;)" office:value-type="float" office:value="1908" calcext:value-type="float">
            <text:p>1908</text:p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formula="of:=IF(MOD([.$F1911];[.A1914])=0;[.A1914];&quot;&quot;)" office:value-type="float" office:value="1909" calcext:value-type="float">
            <text:p>1909</text:p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formula="of:=IF(MOD([.$F1912];[.A1915])=0;[.A1915];&quot;&quot;)" office:value-type="float" office:value="1910" calcext:value-type="float">
            <text:p>1910</text:p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formula="of:=IF(MOD([.$F1913];[.A1916])=0;[.A1916];&quot;&quot;)" office:value-type="float" office:value="1911" calcext:value-type="float">
            <text:p>1911</text:p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formula="of:=IF(MOD([.$F1914];[.A1917])=0;[.A1917];&quot;&quot;)" office:value-type="float" office:value="1912" calcext:value-type="float">
            <text:p>1912</text:p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formula="of:=IF(MOD([.$F1915];[.A1918])=0;[.A1918];&quot;&quot;)" office:value-type="float" office:value="1913" calcext:value-type="float">
            <text:p>1913</text:p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formula="of:=IF(MOD([.$F1916];[.A1919])=0;[.A1919];&quot;&quot;)" office:value-type="float" office:value="1914" calcext:value-type="float">
            <text:p>1914</text:p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formula="of:=IF(MOD([.$F1917];[.A1920])=0;[.A1920];&quot;&quot;)" office:value-type="float" office:value="1915" calcext:value-type="float">
            <text:p>1915</text:p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formula="of:=IF(MOD([.$F1918];[.A1921])=0;[.A1921];&quot;&quot;)" office:value-type="float" office:value="1916" calcext:value-type="float">
            <text:p>1916</text:p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formula="of:=IF(MOD([.$F1919];[.A1922])=0;[.A1922];&quot;&quot;)" office:value-type="float" office:value="1917" calcext:value-type="float">
            <text:p>1917</text:p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formula="of:=IF(MOD([.$F1920];[.A1923])=0;[.A1923];&quot;&quot;)" office:value-type="float" office:value="1918" calcext:value-type="float">
            <text:p>1918</text:p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formula="of:=IF(MOD([.$F1921];[.A1924])=0;[.A1924];&quot;&quot;)" office:value-type="float" office:value="1919" calcext:value-type="float">
            <text:p>1919</text:p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formula="of:=IF(MOD([.$F1922];[.A1925])=0;[.A1925];&quot;&quot;)" office:value-type="float" office:value="1920" calcext:value-type="float">
            <text:p>1920</text:p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formula="of:=IF(MOD([.$F1923];[.A1926])=0;[.A1926];&quot;&quot;)" office:value-type="float" office:value="1921" calcext:value-type="float">
            <text:p>1921</text:p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formula="of:=IF(MOD([.$F1924];[.A1927])=0;[.A1927];&quot;&quot;)" office:value-type="float" office:value="1922" calcext:value-type="float">
            <text:p>1922</text:p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formula="of:=IF(MOD([.$F1925];[.A1928])=0;[.A1928];&quot;&quot;)" office:value-type="float" office:value="1923" calcext:value-type="float">
            <text:p>1923</text:p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formula="of:=IF(MOD([.$F1926];[.A1929])=0;[.A1929];&quot;&quot;)" office:value-type="float" office:value="1924" calcext:value-type="float">
            <text:p>1924</text:p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formula="of:=IF(MOD([.$F1927];[.A1930])=0;[.A1930];&quot;&quot;)" office:value-type="float" office:value="1925" calcext:value-type="float">
            <text:p>1925</text:p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formula="of:=IF(MOD([.$F1928];[.A1931])=0;[.A1931];&quot;&quot;)" office:value-type="float" office:value="1926" calcext:value-type="float">
            <text:p>1926</text:p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formula="of:=IF(MOD([.$F1929];[.A1932])=0;[.A1932];&quot;&quot;)" office:value-type="float" office:value="1927" calcext:value-type="float">
            <text:p>1927</text:p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formula="of:=IF(MOD([.$F1930];[.A1933])=0;[.A1933];&quot;&quot;)" office:value-type="float" office:value="1928" calcext:value-type="float">
            <text:p>1928</text:p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formula="of:=IF(MOD([.$F1931];[.A1934])=0;[.A1934];&quot;&quot;)" office:value-type="float" office:value="1929" calcext:value-type="float">
            <text:p>1929</text:p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formula="of:=IF(MOD([.$F1932];[.A1935])=0;[.A1935];&quot;&quot;)" office:value-type="float" office:value="1930" calcext:value-type="float">
            <text:p>1930</text:p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formula="of:=IF(MOD([.$F1933];[.A1936])=0;[.A1936];&quot;&quot;)" office:value-type="float" office:value="1931" calcext:value-type="float">
            <text:p>1931</text:p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formula="of:=IF(MOD([.$F1934];[.A1937])=0;[.A1937];&quot;&quot;)" office:value-type="float" office:value="1932" calcext:value-type="float">
            <text:p>1932</text:p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formula="of:=IF(MOD([.$F1935];[.A1938])=0;[.A1938];&quot;&quot;)" office:value-type="float" office:value="1933" calcext:value-type="float">
            <text:p>1933</text:p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formula="of:=IF(MOD([.$F1936];[.A1939])=0;[.A1939];&quot;&quot;)" office:value-type="float" office:value="1934" calcext:value-type="float">
            <text:p>1934</text:p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formula="of:=IF(MOD([.$F1937];[.A1940])=0;[.A1940];&quot;&quot;)" office:value-type="float" office:value="1935" calcext:value-type="float">
            <text:p>1935</text:p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formula="of:=IF(MOD([.$F1938];[.A1941])=0;[.A1941];&quot;&quot;)" office:value-type="float" office:value="1936" calcext:value-type="float">
            <text:p>1936</text:p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formula="of:=IF(MOD([.$F1939];[.A1942])=0;[.A1942];&quot;&quot;)" office:value-type="float" office:value="1937" calcext:value-type="float">
            <text:p>1937</text:p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formula="of:=IF(MOD([.$F1940];[.A1943])=0;[.A1943];&quot;&quot;)" office:value-type="float" office:value="1938" calcext:value-type="float">
            <text:p>1938</text:p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formula="of:=IF(MOD([.$F1941];[.A1944])=0;[.A1944];&quot;&quot;)" office:value-type="float" office:value="1939" calcext:value-type="float">
            <text:p>1939</text:p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formula="of:=IF(MOD([.$F1942];[.A1945])=0;[.A1945];&quot;&quot;)" office:value-type="float" office:value="1940" calcext:value-type="float">
            <text:p>1940</text:p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formula="of:=IF(MOD([.$F1943];[.A1946])=0;[.A1946];&quot;&quot;)" office:value-type="float" office:value="1941" calcext:value-type="float">
            <text:p>1941</text:p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formula="of:=IF(MOD([.$F1944];[.A1947])=0;[.A1947];&quot;&quot;)" office:value-type="float" office:value="1942" calcext:value-type="float">
            <text:p>1942</text:p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formula="of:=IF(MOD([.$F1945];[.A1948])=0;[.A1948];&quot;&quot;)" office:value-type="float" office:value="1943" calcext:value-type="float">
            <text:p>1943</text:p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formula="of:=IF(MOD([.$F1946];[.A1949])=0;[.A1949];&quot;&quot;)" office:value-type="float" office:value="1944" calcext:value-type="float">
            <text:p>1944</text:p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formula="of:=IF(MOD([.$F1947];[.A1950])=0;[.A1950];&quot;&quot;)" office:value-type="float" office:value="1945" calcext:value-type="float">
            <text:p>1945</text:p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formula="of:=IF(MOD([.$F1948];[.A1951])=0;[.A1951];&quot;&quot;)" office:value-type="float" office:value="1946" calcext:value-type="float">
            <text:p>1946</text:p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formula="of:=IF(MOD([.$F1949];[.A1952])=0;[.A1952];&quot;&quot;)" office:value-type="float" office:value="1947" calcext:value-type="float">
            <text:p>1947</text:p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formula="of:=IF(MOD([.$F1950];[.A1953])=0;[.A1953];&quot;&quot;)" office:value-type="float" office:value="1948" calcext:value-type="float">
            <text:p>1948</text:p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formula="of:=IF(MOD([.$F1951];[.A1954])=0;[.A1954];&quot;&quot;)" office:value-type="float" office:value="1949" calcext:value-type="float">
            <text:p>1949</text:p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formula="of:=IF(MOD([.$F1952];[.A1955])=0;[.A1955];&quot;&quot;)" office:value-type="float" office:value="1950" calcext:value-type="float">
            <text:p>1950</text:p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formula="of:=IF(MOD([.$F1953];[.A1956])=0;[.A1956];&quot;&quot;)" office:value-type="float" office:value="1951" calcext:value-type="float">
            <text:p>1951</text:p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formula="of:=IF(MOD([.$F1954];[.A1957])=0;[.A1957];&quot;&quot;)" office:value-type="float" office:value="1952" calcext:value-type="float">
            <text:p>1952</text:p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formula="of:=IF(MOD([.$F1955];[.A1958])=0;[.A1958];&quot;&quot;)" office:value-type="float" office:value="1953" calcext:value-type="float">
            <text:p>1953</text:p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formula="of:=IF(MOD([.$F1956];[.A1959])=0;[.A1959];&quot;&quot;)" office:value-type="float" office:value="1954" calcext:value-type="float">
            <text:p>1954</text:p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formula="of:=IF(MOD([.$F1957];[.A1960])=0;[.A1960];&quot;&quot;)" office:value-type="float" office:value="1955" calcext:value-type="float">
            <text:p>1955</text:p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formula="of:=IF(MOD([.$F1958];[.A1961])=0;[.A1961];&quot;&quot;)" office:value-type="float" office:value="1956" calcext:value-type="float">
            <text:p>1956</text:p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formula="of:=IF(MOD([.$F1959];[.A1962])=0;[.A1962];&quot;&quot;)" office:value-type="float" office:value="1957" calcext:value-type="float">
            <text:p>1957</text:p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formula="of:=IF(MOD([.$F1960];[.A1963])=0;[.A1963];&quot;&quot;)" office:value-type="float" office:value="1958" calcext:value-type="float">
            <text:p>1958</text:p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formula="of:=IF(MOD([.$F1961];[.A1964])=0;[.A1964];&quot;&quot;)" office:value-type="float" office:value="1959" calcext:value-type="float">
            <text:p>1959</text:p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formula="of:=IF(MOD([.$F1962];[.A1965])=0;[.A1965];&quot;&quot;)" office:value-type="float" office:value="1960" calcext:value-type="float">
            <text:p>1960</text:p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formula="of:=IF(MOD([.$F1963];[.A1966])=0;[.A1966];&quot;&quot;)" office:value-type="float" office:value="1961" calcext:value-type="float">
            <text:p>1961</text:p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formula="of:=IF(MOD([.$F1964];[.A1967])=0;[.A1967];&quot;&quot;)" office:value-type="float" office:value="1962" calcext:value-type="float">
            <text:p>1962</text:p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formula="of:=IF(MOD([.$F1965];[.A1968])=0;[.A1968];&quot;&quot;)" office:value-type="float" office:value="1963" calcext:value-type="float">
            <text:p>1963</text:p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formula="of:=IF(MOD([.$F1966];[.A1969])=0;[.A1969];&quot;&quot;)" office:value-type="float" office:value="1964" calcext:value-type="float">
            <text:p>1964</text:p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formula="of:=IF(MOD([.$F1967];[.A1970])=0;[.A1970];&quot;&quot;)" office:value-type="float" office:value="1965" calcext:value-type="float">
            <text:p>1965</text:p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formula="of:=IF(MOD([.$F1968];[.A1971])=0;[.A1971];&quot;&quot;)" office:value-type="float" office:value="1966" calcext:value-type="float">
            <text:p>1966</text:p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formula="of:=IF(MOD([.$F1969];[.A1972])=0;[.A1972];&quot;&quot;)" office:value-type="float" office:value="1967" calcext:value-type="float">
            <text:p>1967</text:p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formula="of:=IF(MOD([.$F1970];[.A1973])=0;[.A1973];&quot;&quot;)" office:value-type="float" office:value="1968" calcext:value-type="float">
            <text:p>1968</text:p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formula="of:=IF(MOD([.$F1971];[.A1974])=0;[.A1974];&quot;&quot;)" office:value-type="float" office:value="1969" calcext:value-type="float">
            <text:p>1969</text:p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formula="of:=IF(MOD([.$F1972];[.A1975])=0;[.A1975];&quot;&quot;)" office:value-type="float" office:value="1970" calcext:value-type="float">
            <text:p>1970</text:p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formula="of:=IF(MOD([.$F1973];[.A1976])=0;[.A1976];&quot;&quot;)" office:value-type="float" office:value="1971" calcext:value-type="float">
            <text:p>1971</text:p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formula="of:=IF(MOD([.$F1974];[.A1977])=0;[.A1977];&quot;&quot;)" office:value-type="float" office:value="1972" calcext:value-type="float">
            <text:p>1972</text:p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formula="of:=IF(MOD([.$F1975];[.A1978])=0;[.A1978];&quot;&quot;)" office:value-type="float" office:value="1973" calcext:value-type="float">
            <text:p>1973</text:p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formula="of:=IF(MOD([.$F1976];[.A1979])=0;[.A1979];&quot;&quot;)" office:value-type="float" office:value="1974" calcext:value-type="float">
            <text:p>1974</text:p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formula="of:=IF(MOD([.$F1977];[.A1980])=0;[.A1980];&quot;&quot;)" office:value-type="float" office:value="1975" calcext:value-type="float">
            <text:p>1975</text:p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formula="of:=IF(MOD([.$F1978];[.A1981])=0;[.A1981];&quot;&quot;)" office:value-type="float" office:value="1976" calcext:value-type="float">
            <text:p>1976</text:p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formula="of:=IF(MOD([.$F1979];[.A1982])=0;[.A1982];&quot;&quot;)" office:value-type="float" office:value="1977" calcext:value-type="float">
            <text:p>1977</text:p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formula="of:=IF(MOD([.$F1980];[.A1983])=0;[.A1983];&quot;&quot;)" office:value-type="float" office:value="1978" calcext:value-type="float">
            <text:p>1978</text:p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formula="of:=IF(MOD([.$F1981];[.A1984])=0;[.A1984];&quot;&quot;)" office:value-type="float" office:value="1979" calcext:value-type="float">
            <text:p>1979</text:p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formula="of:=IF(MOD([.$F1982];[.A1985])=0;[.A1985];&quot;&quot;)" office:value-type="float" office:value="1980" calcext:value-type="float">
            <text:p>1980</text:p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formula="of:=IF(MOD([.$F1983];[.A1986])=0;[.A1986];&quot;&quot;)" office:value-type="float" office:value="1981" calcext:value-type="float">
            <text:p>1981</text:p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formula="of:=IF(MOD([.$F1984];[.A1987])=0;[.A1987];&quot;&quot;)" office:value-type="float" office:value="1982" calcext:value-type="float">
            <text:p>1982</text:p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formula="of:=IF(MOD([.$F1985];[.A1988])=0;[.A1988];&quot;&quot;)" office:value-type="float" office:value="1983" calcext:value-type="float">
            <text:p>1983</text:p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formula="of:=IF(MOD([.$F1986];[.A1989])=0;[.A1989];&quot;&quot;)" office:value-type="float" office:value="1984" calcext:value-type="float">
            <text:p>1984</text:p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formula="of:=IF(MOD([.$F1987];[.A1990])=0;[.A1990];&quot;&quot;)" office:value-type="float" office:value="1985" calcext:value-type="float">
            <text:p>1985</text:p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formula="of:=IF(MOD([.$F1988];[.A1991])=0;[.A1991];&quot;&quot;)" office:value-type="float" office:value="1986" calcext:value-type="float">
            <text:p>1986</text:p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formula="of:=IF(MOD([.$F1989];[.A1992])=0;[.A1992];&quot;&quot;)" office:value-type="float" office:value="1987" calcext:value-type="float">
            <text:p>1987</text:p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formula="of:=IF(MOD([.$F1990];[.A1993])=0;[.A1993];&quot;&quot;)" office:value-type="float" office:value="1988" calcext:value-type="float">
            <text:p>1988</text:p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formula="of:=IF(MOD([.$F1991];[.A1994])=0;[.A1994];&quot;&quot;)" office:value-type="float" office:value="1989" calcext:value-type="float">
            <text:p>1989</text:p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formula="of:=IF(MOD([.$F1992];[.A1995])=0;[.A1995];&quot;&quot;)" office:value-type="float" office:value="1990" calcext:value-type="float">
            <text:p>1990</text:p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formula="of:=IF(MOD([.$F1993];[.A1996])=0;[.A1996];&quot;&quot;)" office:value-type="float" office:value="1991" calcext:value-type="float">
            <text:p>1991</text:p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formula="of:=IF(MOD([.$F1994];[.A1997])=0;[.A1997];&quot;&quot;)" office:value-type="float" office:value="1992" calcext:value-type="float">
            <text:p>1992</text:p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formula="of:=IF(MOD([.$F1995];[.A1998])=0;[.A1998];&quot;&quot;)" office:value-type="float" office:value="1993" calcext:value-type="float">
            <text:p>1993</text:p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formula="of:=IF(MOD([.$F1996];[.A1999])=0;[.A1999];&quot;&quot;)" office:value-type="float" office:value="1994" calcext:value-type="float">
            <text:p>1994</text:p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formula="of:=IF(MOD([.$F1997];[.A2000])=0;[.A2000];&quot;&quot;)" office:value-type="float" office:value="1995" calcext:value-type="float">
            <text:p>1995</text:p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formula="of:=IF(MOD([.$F1998];[.A2001])=0;[.A2001];&quot;&quot;)" office:value-type="float" office:value="1996" calcext:value-type="float">
            <text:p>1996</text:p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formula="of:=IF(MOD([.$F1999];[.A2002])=0;[.A2002];&quot;&quot;)" office:value-type="float" office:value="1997" calcext:value-type="float">
            <text:p>1997</text:p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formula="of:=IF(MOD([.$F2000];[.A2003])=0;[.A2003];&quot;&quot;)" office:value-type="float" office:value="1998" calcext:value-type="float">
            <text:p>1998</text:p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formula="of:=IF(MOD([.$F2001];[.A2004])=0;[.A2004];&quot;&quot;)" office:value-type="float" office:value="1999" calcext:value-type="float">
            <text:p>1999</text:p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formula="of:=IF(MOD([.$F2002];[.A2005])=0;[.A2005];&quot;&quot;)" office:value-type="float" office:value="2000" calcext:value-type="float">
            <text:p>2000</text:p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formula="of:=IF(MOD([.$F2003];[.A2006])=0;[.A2006];&quot;&quot;)" office:value-type="float" office:value="2001" calcext:value-type="float">
            <text:p>2001</text:p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formula="of:=IF(MOD([.$F2004];[.A2007])=0;[.A2007];&quot;&quot;)" office:value-type="float" office:value="2002" calcext:value-type="float">
            <text:p>2002</text:p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formula="of:=IF(MOD([.$F2005];[.A2008])=0;[.A2008];&quot;&quot;)" office:value-type="float" office:value="2003" calcext:value-type="float">
            <text:p>2003</text:p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formula="of:=IF(MOD([.$F2006];[.A2009])=0;[.A2009];&quot;&quot;)" office:value-type="float" office:value="2004" calcext:value-type="float">
            <text:p>2004</text:p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formula="of:=IF(MOD([.$F2007];[.A2010])=0;[.A2010];&quot;&quot;)" office:value-type="float" office:value="2005" calcext:value-type="float">
            <text:p>2005</text:p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formula="of:=IF(MOD([.$F2008];[.A2011])=0;[.A2011];&quot;&quot;)" office:value-type="float" office:value="2006" calcext:value-type="float">
            <text:p>2006</text:p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formula="of:=IF(MOD([.$F2009];[.A2012])=0;[.A2012];&quot;&quot;)" office:value-type="float" office:value="2007" calcext:value-type="float">
            <text:p>2007</text:p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formula="of:=IF(MOD([.$F2010];[.A2013])=0;[.A2013];&quot;&quot;)" office:value-type="float" office:value="2008" calcext:value-type="float">
            <text:p>2008</text:p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formula="of:=IF(MOD([.$F2011];[.A2014])=0;[.A2014];&quot;&quot;)" office:value-type="float" office:value="2009" calcext:value-type="float">
            <text:p>2009</text:p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formula="of:=IF(MOD([.$F2012];[.A2015])=0;[.A2015];&quot;&quot;)" office:value-type="float" office:value="2010" calcext:value-type="float">
            <text:p>2010</text:p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formula="of:=IF(MOD([.$F2013];[.A2016])=0;[.A2016];&quot;&quot;)" office:value-type="float" office:value="2011" calcext:value-type="float">
            <text:p>2011</text:p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formula="of:=IF(MOD([.$F2014];[.A2017])=0;[.A2017];&quot;&quot;)" office:value-type="float" office:value="2012" calcext:value-type="float">
            <text:p>2012</text:p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formula="of:=IF(MOD([.$F2015];[.A2018])=0;[.A2018];&quot;&quot;)" office:value-type="float" office:value="2013" calcext:value-type="float">
            <text:p>2013</text:p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formula="of:=IF(MOD([.$F2016];[.A2019])=0;[.A2019];&quot;&quot;)" office:value-type="float" office:value="2014" calcext:value-type="float">
            <text:p>2014</text:p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formula="of:=IF(MOD([.$F2017];[.A2020])=0;[.A2020];&quot;&quot;)" office:value-type="float" office:value="2015" calcext:value-type="float">
            <text:p>2015</text:p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formula="of:=IF(MOD([.$F2018];[.A2021])=0;[.A2021];&quot;&quot;)" office:value-type="float" office:value="2016" calcext:value-type="float">
            <text:p>2016</text:p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formula="of:=IF(MOD([.$F2019];[.A2022])=0;[.A2022];&quot;&quot;)" office:value-type="float" office:value="2017" calcext:value-type="float">
            <text:p>2017</text:p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formula="of:=IF(MOD([.$F2020];[.A2023])=0;[.A2023];&quot;&quot;)" office:value-type="float" office:value="2018" calcext:value-type="float">
            <text:p>2018</text:p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formula="of:=IF(MOD([.$F2021];[.A2024])=0;[.A2024];&quot;&quot;)" office:value-type="float" office:value="2019" calcext:value-type="float">
            <text:p>2019</text:p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formula="of:=IF(MOD([.$F2022];[.A2025])=0;[.A2025];&quot;&quot;)" office:value-type="float" office:value="2020" calcext:value-type="float">
            <text:p>2020</text:p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formula="of:=IF(MOD([.$F2023];[.A2026])=0;[.A2026];&quot;&quot;)" office:value-type="float" office:value="2021" calcext:value-type="float">
            <text:p>2021</text:p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formula="of:=IF(MOD([.$F2024];[.A2027])=0;[.A2027];&quot;&quot;)" office:value-type="float" office:value="2022" calcext:value-type="float">
            <text:p>2022</text:p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formula="of:=IF(MOD([.$F2025];[.A2028])=0;[.A2028];&quot;&quot;)" office:value-type="float" office:value="2023" calcext:value-type="float">
            <text:p>2023</text:p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formula="of:=IF(MOD([.$F2026];[.A2029])=0;[.A2029];&quot;&quot;)" office:value-type="float" office:value="2024" calcext:value-type="float">
            <text:p>2024</text:p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formula="of:=IF(MOD([.$F2027];[.A2030])=0;[.A2030];&quot;&quot;)" office:value-type="float" office:value="2025" calcext:value-type="float">
            <text:p>2025</text:p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formula="of:=IF(MOD([.$F2028];[.A2031])=0;[.A2031];&quot;&quot;)" office:value-type="float" office:value="2026" calcext:value-type="float">
            <text:p>2026</text:p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formula="of:=IF(MOD([.$F2029];[.A2032])=0;[.A2032];&quot;&quot;)" office:value-type="float" office:value="2027" calcext:value-type="float">
            <text:p>2027</text:p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formula="of:=IF(MOD([.$F2030];[.A2033])=0;[.A2033];&quot;&quot;)" office:value-type="float" office:value="2028" calcext:value-type="float">
            <text:p>2028</text:p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formula="of:=IF(MOD([.$F2031];[.A2034])=0;[.A2034];&quot;&quot;)" office:value-type="float" office:value="2029" calcext:value-type="float">
            <text:p>2029</text:p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formula="of:=IF(MOD([.$F2032];[.A2035])=0;[.A2035];&quot;&quot;)" office:value-type="float" office:value="2030" calcext:value-type="float">
            <text:p>2030</text:p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formula="of:=IF(MOD([.$F2033];[.A2036])=0;[.A2036];&quot;&quot;)" office:value-type="float" office:value="2031" calcext:value-type="float">
            <text:p>2031</text:p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formula="of:=IF(MOD([.$F2034];[.A2037])=0;[.A2037];&quot;&quot;)" office:value-type="float" office:value="2032" calcext:value-type="float">
            <text:p>2032</text:p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formula="of:=IF(MOD([.$F2035];[.A2038])=0;[.A2038];&quot;&quot;)" office:value-type="float" office:value="2033" calcext:value-type="float">
            <text:p>2033</text:p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formula="of:=IF(MOD([.$F2036];[.A2039])=0;[.A2039];&quot;&quot;)" office:value-type="float" office:value="2034" calcext:value-type="float">
            <text:p>2034</text:p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formula="of:=IF(MOD([.$F2037];[.A2040])=0;[.A2040];&quot;&quot;)" office:value-type="float" office:value="2035" calcext:value-type="float">
            <text:p>2035</text:p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formula="of:=IF(MOD([.$F2038];[.A2041])=0;[.A2041];&quot;&quot;)" office:value-type="float" office:value="2036" calcext:value-type="float">
            <text:p>2036</text:p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formula="of:=IF(MOD([.$F2039];[.A2042])=0;[.A2042];&quot;&quot;)" office:value-type="float" office:value="2037" calcext:value-type="float">
            <text:p>2037</text:p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formula="of:=IF(MOD([.$F2040];[.A2043])=0;[.A2043];&quot;&quot;)" office:value-type="float" office:value="2038" calcext:value-type="float">
            <text:p>2038</text:p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formula="of:=IF(MOD([.$F2041];[.A2044])=0;[.A2044];&quot;&quot;)" office:value-type="float" office:value="2039" calcext:value-type="float">
            <text:p>2039</text:p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formula="of:=IF(MOD([.$F2042];[.A2045])=0;[.A2045];&quot;&quot;)" office:value-type="float" office:value="2040" calcext:value-type="float">
            <text:p>2040</text:p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formula="of:=IF(MOD([.$F2043];[.A2046])=0;[.A2046];&quot;&quot;)" office:value-type="float" office:value="2041" calcext:value-type="float">
            <text:p>2041</text:p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formula="of:=IF(MOD([.$F2044];[.A2047])=0;[.A2047];&quot;&quot;)" office:value-type="float" office:value="2042" calcext:value-type="float">
            <text:p>2042</text:p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formula="of:=IF(MOD([.$F2045];[.A2048])=0;[.A2048];&quot;&quot;)" office:value-type="float" office:value="2043" calcext:value-type="float">
            <text:p>2043</text:p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formula="of:=IF(MOD([.$F2046];[.A2049])=0;[.A2049];&quot;&quot;)" office:value-type="float" office:value="2044" calcext:value-type="float">
            <text:p>2044</text:p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formula="of:=IF(MOD([.$F2047];[.A2050])=0;[.A2050];&quot;&quot;)" office:value-type="float" office:value="2045" calcext:value-type="float">
            <text:p>2045</text:p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formula="of:=IF(MOD([.$F2048];[.A2051])=0;[.A2051];&quot;&quot;)" office:value-type="float" office:value="2046" calcext:value-type="float">
            <text:p>2046</text:p>
          </table:table-cell>
          <table:table-cell table:number-columns-repeated="1022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formula="of:=IF(MOD([.$F2049];[.A2052])=0;[.A2052];&quot;&quot;)" office:value-type="float" office:value="2047" calcext:value-type="float">
            <text:p>2047</text:p>
          </table:table-cell>
          <table:table-cell table:number-columns-repeated="1022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formula="of:=IF(MOD([.$F2050];[.A2053])=0;[.A2053];&quot;&quot;)" office:value-type="float" office:value="2048" calcext:value-type="float">
            <text:p>2048</text:p>
          </table:table-cell>
          <table:table-cell table:number-columns-repeated="1022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formula="of:=IF(MOD([.$F2051];[.A2054])=0;[.A2054];&quot;&quot;)" office:value-type="float" office:value="2049" calcext:value-type="float">
            <text:p>2049</text:p>
          </table:table-cell>
          <table:table-cell table:number-columns-repeated="1022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formula="of:=IF(MOD([.$F2052];[.A2055])=0;[.A2055];&quot;&quot;)" office:value-type="float" office:value="2050" calcext:value-type="float">
            <text:p>2050</text:p>
          </table:table-cell>
          <table:table-cell table:number-columns-repeated="1022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formula="of:=IF(MOD([.$F2053];[.A2056])=0;[.A2056];&quot;&quot;)" office:value-type="float" office:value="2051" calcext:value-type="float">
            <text:p>2051</text:p>
          </table:table-cell>
          <table:table-cell table:number-columns-repeated="1022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formula="of:=IF(MOD([.$F2054];[.A2057])=0;[.A2057];&quot;&quot;)" office:value-type="float" office:value="2052" calcext:value-type="float">
            <text:p>2052</text:p>
          </table:table-cell>
          <table:table-cell table:number-columns-repeated="1022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formula="of:=IF(MOD([.$F2055];[.A2058])=0;[.A2058];&quot;&quot;)" office:value-type="float" office:value="2053" calcext:value-type="float">
            <text:p>2053</text:p>
          </table:table-cell>
          <table:table-cell table:number-columns-repeated="1022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formula="of:=IF(MOD([.$F2056];[.A2059])=0;[.A2059];&quot;&quot;)" office:value-type="float" office:value="2054" calcext:value-type="float">
            <text:p>2054</text:p>
          </table:table-cell>
          <table:table-cell table:number-columns-repeated="1022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formula="of:=IF(MOD([.$F2057];[.A2060])=0;[.A2060];&quot;&quot;)" office:value-type="float" office:value="2055" calcext:value-type="float">
            <text:p>2055</text:p>
          </table:table-cell>
          <table:table-cell table:number-columns-repeated="1022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formula="of:=IF(MOD([.$F2058];[.A2061])=0;[.A2061];&quot;&quot;)" office:value-type="float" office:value="2056" calcext:value-type="float">
            <text:p>2056</text:p>
          </table:table-cell>
          <table:table-cell table:number-columns-repeated="1022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formula="of:=IF(MOD([.$F2059];[.A2062])=0;[.A2062];&quot;&quot;)" office:value-type="float" office:value="2057" calcext:value-type="float">
            <text:p>2057</text:p>
          </table:table-cell>
          <table:table-cell table:number-columns-repeated="1022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formula="of:=IF(MOD([.$F2060];[.A2063])=0;[.A2063];&quot;&quot;)" office:value-type="float" office:value="2058" calcext:value-type="float">
            <text:p>2058</text:p>
          </table:table-cell>
          <table:table-cell table:number-columns-repeated="1022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formula="of:=IF(MOD([.$F2061];[.A2064])=0;[.A2064];&quot;&quot;)" office:value-type="float" office:value="2059" calcext:value-type="float">
            <text:p>2059</text:p>
          </table:table-cell>
          <table:table-cell table:number-columns-repeated="1022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formula="of:=IF(MOD([.$F2062];[.A2065])=0;[.A2065];&quot;&quot;)" office:value-type="float" office:value="2060" calcext:value-type="float">
            <text:p>2060</text:p>
          </table:table-cell>
          <table:table-cell table:number-columns-repeated="1022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formula="of:=IF(MOD([.$F2063];[.A2066])=0;[.A2066];&quot;&quot;)" office:value-type="float" office:value="2061" calcext:value-type="float">
            <text:p>2061</text:p>
          </table:table-cell>
          <table:table-cell table:number-columns-repeated="1022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formula="of:=IF(MOD([.$F2064];[.A2067])=0;[.A2067];&quot;&quot;)" office:value-type="float" office:value="2062" calcext:value-type="float">
            <text:p>2062</text:p>
          </table:table-cell>
          <table:table-cell table:number-columns-repeated="1022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formula="of:=IF(MOD([.$F2065];[.A2068])=0;[.A2068];&quot;&quot;)" office:value-type="float" office:value="2063" calcext:value-type="float">
            <text:p>2063</text:p>
          </table:table-cell>
          <table:table-cell table:number-columns-repeated="1022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formula="of:=IF(MOD([.$F2066];[.A2069])=0;[.A2069];&quot;&quot;)" office:value-type="float" office:value="2064" calcext:value-type="float">
            <text:p>2064</text:p>
          </table:table-cell>
          <table:table-cell table:number-columns-repeated="1022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formula="of:=IF(MOD([.$F2067];[.A2070])=0;[.A2070];&quot;&quot;)" office:value-type="float" office:value="2065" calcext:value-type="float">
            <text:p>2065</text:p>
          </table:table-cell>
          <table:table-cell table:number-columns-repeated="1022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formula="of:=IF(MOD([.$F2068];[.A2071])=0;[.A2071];&quot;&quot;)" office:value-type="float" office:value="2066" calcext:value-type="float">
            <text:p>2066</text:p>
          </table:table-cell>
          <table:table-cell table:number-columns-repeated="1022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formula="of:=IF(MOD([.$F2069];[.A2072])=0;[.A2072];&quot;&quot;)" office:value-type="float" office:value="2067" calcext:value-type="float">
            <text:p>2067</text:p>
          </table:table-cell>
          <table:table-cell table:number-columns-repeated="1022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formula="of:=IF(MOD([.$F2070];[.A2073])=0;[.A2073];&quot;&quot;)" office:value-type="float" office:value="2068" calcext:value-type="float">
            <text:p>2068</text:p>
          </table:table-cell>
          <table:table-cell table:number-columns-repeated="1022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formula="of:=IF(MOD([.$F2071];[.A2074])=0;[.A2074];&quot;&quot;)" office:value-type="float" office:value="2069" calcext:value-type="float">
            <text:p>2069</text:p>
          </table:table-cell>
          <table:table-cell table:number-columns-repeated="1022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formula="of:=IF(MOD([.$F2072];[.A2075])=0;[.A2075];&quot;&quot;)" office:value-type="float" office:value="2070" calcext:value-type="float">
            <text:p>2070</text:p>
          </table:table-cell>
          <table:table-cell table:number-columns-repeated="1022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formula="of:=IF(MOD([.$F2073];[.A2076])=0;[.A2076];&quot;&quot;)" office:value-type="float" office:value="2071" calcext:value-type="float">
            <text:p>2071</text:p>
          </table:table-cell>
          <table:table-cell table:number-columns-repeated="1022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formula="of:=IF(MOD([.$F2074];[.A2077])=0;[.A2077];&quot;&quot;)" office:value-type="float" office:value="2072" calcext:value-type="float">
            <text:p>2072</text:p>
          </table:table-cell>
          <table:table-cell table:number-columns-repeated="1022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formula="of:=IF(MOD([.$F2075];[.A2078])=0;[.A2078];&quot;&quot;)" office:value-type="float" office:value="2073" calcext:value-type="float">
            <text:p>2073</text:p>
          </table:table-cell>
          <table:table-cell table:number-columns-repeated="1022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formula="of:=IF(MOD([.$F2076];[.A2079])=0;[.A2079];&quot;&quot;)" office:value-type="float" office:value="2074" calcext:value-type="float">
            <text:p>2074</text:p>
          </table:table-cell>
          <table:table-cell table:number-columns-repeated="1022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formula="of:=IF(MOD([.$F2077];[.A2080])=0;[.A2080];&quot;&quot;)" office:value-type="float" office:value="2075" calcext:value-type="float">
            <text:p>2075</text:p>
          </table:table-cell>
          <table:table-cell table:number-columns-repeated="1022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formula="of:=IF(MOD([.$F2078];[.A2081])=0;[.A2081];&quot;&quot;)" office:value-type="float" office:value="2076" calcext:value-type="float">
            <text:p>2076</text:p>
          </table:table-cell>
          <table:table-cell table:number-columns-repeated="1022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formula="of:=IF(MOD([.$F2079];[.A2082])=0;[.A2082];&quot;&quot;)" office:value-type="float" office:value="2077" calcext:value-type="float">
            <text:p>2077</text:p>
          </table:table-cell>
          <table:table-cell table:number-columns-repeated="1022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formula="of:=IF(MOD([.$F2080];[.A2083])=0;[.A2083];&quot;&quot;)" office:value-type="float" office:value="2078" calcext:value-type="float">
            <text:p>2078</text:p>
          </table:table-cell>
          <table:table-cell table:number-columns-repeated="1022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formula="of:=IF(MOD([.$F2081];[.A2084])=0;[.A2084];&quot;&quot;)" office:value-type="float" office:value="2079" calcext:value-type="float">
            <text:p>2079</text:p>
          </table:table-cell>
          <table:table-cell table:number-columns-repeated="1022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formula="of:=IF(MOD([.$F2082];[.A2085])=0;[.A2085];&quot;&quot;)" office:value-type="float" office:value="2080" calcext:value-type="float">
            <text:p>2080</text:p>
          </table:table-cell>
          <table:table-cell table:number-columns-repeated="1022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formula="of:=IF(MOD([.$F2083];[.A2086])=0;[.A2086];&quot;&quot;)" office:value-type="float" office:value="2081" calcext:value-type="float">
            <text:p>2081</text:p>
          </table:table-cell>
          <table:table-cell table:number-columns-repeated="1022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formula="of:=IF(MOD([.$F2084];[.A2087])=0;[.A2087];&quot;&quot;)" office:value-type="float" office:value="2082" calcext:value-type="float">
            <text:p>2082</text:p>
          </table:table-cell>
          <table:table-cell table:number-columns-repeated="1022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formula="of:=IF(MOD([.$F2085];[.A2088])=0;[.A2088];&quot;&quot;)" office:value-type="float" office:value="2083" calcext:value-type="float">
            <text:p>2083</text:p>
          </table:table-cell>
          <table:table-cell table:number-columns-repeated="1022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formula="of:=IF(MOD([.$F2086];[.A2089])=0;[.A2089];&quot;&quot;)" office:value-type="float" office:value="2084" calcext:value-type="float">
            <text:p>2084</text:p>
          </table:table-cell>
          <table:table-cell table:number-columns-repeated="1022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formula="of:=IF(MOD([.$F2087];[.A2090])=0;[.A2090];&quot;&quot;)" office:value-type="float" office:value="2085" calcext:value-type="float">
            <text:p>2085</text:p>
          </table:table-cell>
          <table:table-cell table:number-columns-repeated="1022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formula="of:=IF(MOD([.$F2088];[.A2091])=0;[.A2091];&quot;&quot;)" office:value-type="float" office:value="2086" calcext:value-type="float">
            <text:p>2086</text:p>
          </table:table-cell>
          <table:table-cell table:number-columns-repeated="1022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formula="of:=IF(MOD([.$F2089];[.A2092])=0;[.A2092];&quot;&quot;)" office:value-type="float" office:value="2087" calcext:value-type="float">
            <text:p>2087</text:p>
          </table:table-cell>
          <table:table-cell table:number-columns-repeated="1022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formula="of:=IF(MOD([.$F2090];[.A2093])=0;[.A2093];&quot;&quot;)" office:value-type="float" office:value="2088" calcext:value-type="float">
            <text:p>2088</text:p>
          </table:table-cell>
          <table:table-cell table:number-columns-repeated="1022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formula="of:=IF(MOD([.$F2091];[.A2094])=0;[.A2094];&quot;&quot;)" office:value-type="float" office:value="2089" calcext:value-type="float">
            <text:p>2089</text:p>
          </table:table-cell>
          <table:table-cell table:number-columns-repeated="1022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formula="of:=IF(MOD([.$F2092];[.A2095])=0;[.A2095];&quot;&quot;)" office:value-type="float" office:value="2090" calcext:value-type="float">
            <text:p>2090</text:p>
          </table:table-cell>
          <table:table-cell table:number-columns-repeated="1022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formula="of:=IF(MOD([.$F2093];[.A2096])=0;[.A2096];&quot;&quot;)" office:value-type="float" office:value="2091" calcext:value-type="float">
            <text:p>2091</text:p>
          </table:table-cell>
          <table:table-cell table:number-columns-repeated="1022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formula="of:=IF(MOD([.$F2094];[.A2097])=0;[.A2097];&quot;&quot;)" office:value-type="float" office:value="2092" calcext:value-type="float">
            <text:p>2092</text:p>
          </table:table-cell>
          <table:table-cell table:number-columns-repeated="1022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formula="of:=IF(MOD([.$F2095];[.A2098])=0;[.A2098];&quot;&quot;)" office:value-type="float" office:value="2093" calcext:value-type="float">
            <text:p>2093</text:p>
          </table:table-cell>
          <table:table-cell table:number-columns-repeated="1022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formula="of:=IF(MOD([.$F2096];[.A2099])=0;[.A2099];&quot;&quot;)" office:value-type="float" office:value="2094" calcext:value-type="float">
            <text:p>2094</text:p>
          </table:table-cell>
          <table:table-cell table:number-columns-repeated="1022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formula="of:=IF(MOD([.$F2097];[.A2100])=0;[.A2100];&quot;&quot;)" office:value-type="float" office:value="2095" calcext:value-type="float">
            <text:p>2095</text:p>
          </table:table-cell>
          <table:table-cell table:number-columns-repeated="1022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formula="of:=IF(MOD([.$F2098];[.A2101])=0;[.A2101];&quot;&quot;)" office:value-type="float" office:value="2096" calcext:value-type="float">
            <text:p>2096</text:p>
          </table:table-cell>
          <table:table-cell table:number-columns-repeated="1022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formula="of:=IF(MOD([.$F2099];[.A2102])=0;[.A2102];&quot;&quot;)" office:value-type="float" office:value="2097" calcext:value-type="float">
            <text:p>2097</text:p>
          </table:table-cell>
          <table:table-cell table:number-columns-repeated="1022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formula="of:=IF(MOD([.$F2100];[.A2103])=0;[.A2103];&quot;&quot;)" office:value-type="float" office:value="2098" calcext:value-type="float">
            <text:p>2098</text:p>
          </table:table-cell>
          <table:table-cell table:number-columns-repeated="1022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formula="of:=IF(MOD([.$F2101];[.A2104])=0;[.A2104];&quot;&quot;)" office:value-type="float" office:value="2099" calcext:value-type="float">
            <text:p>2099</text:p>
          </table:table-cell>
          <table:table-cell table:number-columns-repeated="1022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formula="of:=IF(MOD([.$F2102];[.A2105])=0;[.A2105];&quot;&quot;)" office:value-type="float" office:value="2100" calcext:value-type="float">
            <text:p>2100</text:p>
          </table:table-cell>
          <table:table-cell table:number-columns-repeated="1022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formula="of:=IF(MOD([.$F2103];[.A2106])=0;[.A2106];&quot;&quot;)" office:value-type="float" office:value="2101" calcext:value-type="float">
            <text:p>2101</text:p>
          </table:table-cell>
          <table:table-cell table:number-columns-repeated="1022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formula="of:=IF(MOD([.$F2104];[.A2107])=0;[.A2107];&quot;&quot;)" office:value-type="float" office:value="2102" calcext:value-type="float">
            <text:p>2102</text:p>
          </table:table-cell>
          <table:table-cell table:number-columns-repeated="1022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formula="of:=IF(MOD([.$F2105];[.A2108])=0;[.A2108];&quot;&quot;)" office:value-type="float" office:value="2103" calcext:value-type="float">
            <text:p>2103</text:p>
          </table:table-cell>
          <table:table-cell table:number-columns-repeated="1022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formula="of:=IF(MOD([.$F2106];[.A2109])=0;[.A2109];&quot;&quot;)" office:value-type="float" office:value="2104" calcext:value-type="float">
            <text:p>2104</text:p>
          </table:table-cell>
          <table:table-cell table:number-columns-repeated="1022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formula="of:=IF(MOD([.$F2107];[.A2110])=0;[.A2110];&quot;&quot;)" office:value-type="float" office:value="2105" calcext:value-type="float">
            <text:p>2105</text:p>
          </table:table-cell>
          <table:table-cell table:number-columns-repeated="1022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formula="of:=IF(MOD([.$F2108];[.A2111])=0;[.A2111];&quot;&quot;)" office:value-type="float" office:value="2106" calcext:value-type="float">
            <text:p>2106</text:p>
          </table:table-cell>
          <table:table-cell table:number-columns-repeated="1022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formula="of:=IF(MOD([.$F2109];[.A2112])=0;[.A2112];&quot;&quot;)" office:value-type="float" office:value="2107" calcext:value-type="float">
            <text:p>2107</text:p>
          </table:table-cell>
          <table:table-cell table:number-columns-repeated="1022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formula="of:=IF(MOD([.$F2110];[.A2113])=0;[.A2113];&quot;&quot;)" office:value-type="float" office:value="2108" calcext:value-type="float">
            <text:p>2108</text:p>
          </table:table-cell>
          <table:table-cell table:number-columns-repeated="1022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formula="of:=IF(MOD([.$F2111];[.A2114])=0;[.A2114];&quot;&quot;)" office:value-type="float" office:value="2109" calcext:value-type="float">
            <text:p>2109</text:p>
          </table:table-cell>
          <table:table-cell table:number-columns-repeated="1022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formula="of:=IF(MOD([.$F2112];[.A2115])=0;[.A2115];&quot;&quot;)" office:value-type="float" office:value="2110" calcext:value-type="float">
            <text:p>2110</text:p>
          </table:table-cell>
          <table:table-cell table:number-columns-repeated="1022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formula="of:=IF(MOD([.$F2113];[.A2116])=0;[.A2116];&quot;&quot;)" office:value-type="float" office:value="2111" calcext:value-type="float">
            <text:p>2111</text:p>
          </table:table-cell>
          <table:table-cell table:number-columns-repeated="1022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formula="of:=IF(MOD([.$F2114];[.A2117])=0;[.A2117];&quot;&quot;)" office:value-type="float" office:value="2112" calcext:value-type="float">
            <text:p>2112</text:p>
          </table:table-cell>
          <table:table-cell table:number-columns-repeated="1022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formula="of:=IF(MOD([.$F2115];[.A2118])=0;[.A2118];&quot;&quot;)" office:value-type="float" office:value="2113" calcext:value-type="float">
            <text:p>2113</text:p>
          </table:table-cell>
          <table:table-cell table:number-columns-repeated="1022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formula="of:=IF(MOD([.$F2116];[.A2119])=0;[.A2119];&quot;&quot;)" office:value-type="float" office:value="2114" calcext:value-type="float">
            <text:p>2114</text:p>
          </table:table-cell>
          <table:table-cell table:number-columns-repeated="1022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formula="of:=IF(MOD([.$F2117];[.A2120])=0;[.A2120];&quot;&quot;)" office:value-type="float" office:value="2115" calcext:value-type="float">
            <text:p>2115</text:p>
          </table:table-cell>
          <table:table-cell table:number-columns-repeated="1022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formula="of:=IF(MOD([.$F2118];[.A2121])=0;[.A2121];&quot;&quot;)" office:value-type="float" office:value="2116" calcext:value-type="float">
            <text:p>2116</text:p>
          </table:table-cell>
          <table:table-cell table:number-columns-repeated="1022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formula="of:=IF(MOD([.$F2119];[.A2122])=0;[.A2122];&quot;&quot;)" office:value-type="float" office:value="2117" calcext:value-type="float">
            <text:p>2117</text:p>
          </table:table-cell>
          <table:table-cell table:number-columns-repeated="1022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formula="of:=IF(MOD([.$F2120];[.A2123])=0;[.A2123];&quot;&quot;)" office:value-type="float" office:value="2118" calcext:value-type="float">
            <text:p>2118</text:p>
          </table:table-cell>
          <table:table-cell table:number-columns-repeated="1022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formula="of:=IF(MOD([.$F2121];[.A2124])=0;[.A2124];&quot;&quot;)" office:value-type="float" office:value="2119" calcext:value-type="float">
            <text:p>2119</text:p>
          </table:table-cell>
          <table:table-cell table:number-columns-repeated="1022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formula="of:=IF(MOD([.$F2122];[.A2125])=0;[.A2125];&quot;&quot;)" office:value-type="float" office:value="2120" calcext:value-type="float">
            <text:p>2120</text:p>
          </table:table-cell>
          <table:table-cell table:number-columns-repeated="1022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formula="of:=IF(MOD([.$F2123];[.A2126])=0;[.A2126];&quot;&quot;)" office:value-type="float" office:value="2121" calcext:value-type="float">
            <text:p>2121</text:p>
          </table:table-cell>
          <table:table-cell table:number-columns-repeated="1022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formula="of:=IF(MOD([.$F2124];[.A2127])=0;[.A2127];&quot;&quot;)" office:value-type="float" office:value="2122" calcext:value-type="float">
            <text:p>2122</text:p>
          </table:table-cell>
          <table:table-cell table:number-columns-repeated="1022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formula="of:=IF(MOD([.$F2125];[.A2128])=0;[.A2128];&quot;&quot;)" office:value-type="float" office:value="2123" calcext:value-type="float">
            <text:p>2123</text:p>
          </table:table-cell>
          <table:table-cell table:number-columns-repeated="1022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formula="of:=IF(MOD([.$F2126];[.A2129])=0;[.A2129];&quot;&quot;)" office:value-type="float" office:value="2124" calcext:value-type="float">
            <text:p>2124</text:p>
          </table:table-cell>
          <table:table-cell table:number-columns-repeated="1022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formula="of:=IF(MOD([.$F2127];[.A2130])=0;[.A2130];&quot;&quot;)" office:value-type="float" office:value="2125" calcext:value-type="float">
            <text:p>2125</text:p>
          </table:table-cell>
          <table:table-cell table:number-columns-repeated="1022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formula="of:=IF(MOD([.$F2128];[.A2131])=0;[.A2131];&quot;&quot;)" office:value-type="float" office:value="2126" calcext:value-type="float">
            <text:p>2126</text:p>
          </table:table-cell>
          <table:table-cell table:number-columns-repeated="1022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formula="of:=IF(MOD([.$F2129];[.A2132])=0;[.A2132];&quot;&quot;)" office:value-type="float" office:value="2127" calcext:value-type="float">
            <text:p>2127</text:p>
          </table:table-cell>
          <table:table-cell table:number-columns-repeated="1022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formula="of:=IF(MOD([.$F2130];[.A2133])=0;[.A2133];&quot;&quot;)" office:value-type="float" office:value="2128" calcext:value-type="float">
            <text:p>2128</text:p>
          </table:table-cell>
          <table:table-cell table:number-columns-repeated="1022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formula="of:=IF(MOD([.$F2131];[.A2134])=0;[.A2134];&quot;&quot;)" office:value-type="float" office:value="2129" calcext:value-type="float">
            <text:p>2129</text:p>
          </table:table-cell>
          <table:table-cell table:number-columns-repeated="1022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formula="of:=IF(MOD([.$F2132];[.A2135])=0;[.A2135];&quot;&quot;)" office:value-type="float" office:value="2130" calcext:value-type="float">
            <text:p>2130</text:p>
          </table:table-cell>
          <table:table-cell table:number-columns-repeated="1022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formula="of:=IF(MOD([.$F2133];[.A2136])=0;[.A2136];&quot;&quot;)" office:value-type="float" office:value="2131" calcext:value-type="float">
            <text:p>2131</text:p>
          </table:table-cell>
          <table:table-cell table:number-columns-repeated="1022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formula="of:=IF(MOD([.$F2134];[.A2137])=0;[.A2137];&quot;&quot;)" office:value-type="float" office:value="2132" calcext:value-type="float">
            <text:p>2132</text:p>
          </table:table-cell>
          <table:table-cell table:number-columns-repeated="1022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formula="of:=IF(MOD([.$F2135];[.A2138])=0;[.A2138];&quot;&quot;)" office:value-type="float" office:value="2133" calcext:value-type="float">
            <text:p>2133</text:p>
          </table:table-cell>
          <table:table-cell table:number-columns-repeated="1022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formula="of:=IF(MOD([.$F2136];[.A2139])=0;[.A2139];&quot;&quot;)" office:value-type="float" office:value="2134" calcext:value-type="float">
            <text:p>2134</text:p>
          </table:table-cell>
          <table:table-cell table:number-columns-repeated="1022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formula="of:=IF(MOD([.$F2137];[.A2140])=0;[.A2140];&quot;&quot;)" office:value-type="float" office:value="2135" calcext:value-type="float">
            <text:p>2135</text:p>
          </table:table-cell>
          <table:table-cell table:number-columns-repeated="1022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formula="of:=IF(MOD([.$F2138];[.A2141])=0;[.A2141];&quot;&quot;)" office:value-type="float" office:value="2136" calcext:value-type="float">
            <text:p>2136</text:p>
          </table:table-cell>
          <table:table-cell table:number-columns-repeated="1022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formula="of:=IF(MOD([.$F2139];[.A2142])=0;[.A2142];&quot;&quot;)" office:value-type="float" office:value="2137" calcext:value-type="float">
            <text:p>2137</text:p>
          </table:table-cell>
          <table:table-cell table:number-columns-repeated="1022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formula="of:=IF(MOD([.$F2140];[.A2143])=0;[.A2143];&quot;&quot;)" office:value-type="float" office:value="2138" calcext:value-type="float">
            <text:p>2138</text:p>
          </table:table-cell>
          <table:table-cell table:number-columns-repeated="1022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formula="of:=IF(MOD([.$F2141];[.A2144])=0;[.A2144];&quot;&quot;)" office:value-type="float" office:value="2139" calcext:value-type="float">
            <text:p>2139</text:p>
          </table:table-cell>
          <table:table-cell table:number-columns-repeated="1022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formula="of:=IF(MOD([.$F2142];[.A2145])=0;[.A2145];&quot;&quot;)" office:value-type="float" office:value="2140" calcext:value-type="float">
            <text:p>2140</text:p>
          </table:table-cell>
          <table:table-cell table:number-columns-repeated="1022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formula="of:=IF(MOD([.$F2143];[.A2146])=0;[.A2146];&quot;&quot;)" office:value-type="float" office:value="2141" calcext:value-type="float">
            <text:p>2141</text:p>
          </table:table-cell>
          <table:table-cell table:number-columns-repeated="1022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formula="of:=IF(MOD([.$F2144];[.A2147])=0;[.A2147];&quot;&quot;)" office:value-type="float" office:value="2142" calcext:value-type="float">
            <text:p>2142</text:p>
          </table:table-cell>
          <table:table-cell table:number-columns-repeated="1022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formula="of:=IF(MOD([.$F2145];[.A2148])=0;[.A2148];&quot;&quot;)" office:value-type="float" office:value="2143" calcext:value-type="float">
            <text:p>2143</text:p>
          </table:table-cell>
          <table:table-cell table:number-columns-repeated="1022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formula="of:=IF(MOD([.$F2146];[.A2149])=0;[.A2149];&quot;&quot;)" office:value-type="float" office:value="2144" calcext:value-type="float">
            <text:p>2144</text:p>
          </table:table-cell>
          <table:table-cell table:number-columns-repeated="1022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formula="of:=IF(MOD([.$F2147];[.A2150])=0;[.A2150];&quot;&quot;)" office:value-type="float" office:value="2145" calcext:value-type="float">
            <text:p>2145</text:p>
          </table:table-cell>
          <table:table-cell table:number-columns-repeated="1022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formula="of:=IF(MOD([.$F2148];[.A2151])=0;[.A2151];&quot;&quot;)" office:value-type="float" office:value="2146" calcext:value-type="float">
            <text:p>2146</text:p>
          </table:table-cell>
          <table:table-cell table:number-columns-repeated="1022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formula="of:=IF(MOD([.$F2149];[.A2152])=0;[.A2152];&quot;&quot;)" office:value-type="float" office:value="2147" calcext:value-type="float">
            <text:p>2147</text:p>
          </table:table-cell>
          <table:table-cell table:number-columns-repeated="1022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formula="of:=IF(MOD([.$F2150];[.A2153])=0;[.A2153];&quot;&quot;)" office:value-type="float" office:value="2148" calcext:value-type="float">
            <text:p>2148</text:p>
          </table:table-cell>
          <table:table-cell table:number-columns-repeated="1022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formula="of:=IF(MOD([.$F2151];[.A2154])=0;[.A2154];&quot;&quot;)" office:value-type="float" office:value="2149" calcext:value-type="float">
            <text:p>2149</text:p>
          </table:table-cell>
          <table:table-cell table:number-columns-repeated="1022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formula="of:=IF(MOD([.$F2152];[.A2155])=0;[.A2155];&quot;&quot;)" office:value-type="float" office:value="2150" calcext:value-type="float">
            <text:p>2150</text:p>
          </table:table-cell>
          <table:table-cell table:number-columns-repeated="1022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formula="of:=IF(MOD([.$F2153];[.A2156])=0;[.A2156];&quot;&quot;)" office:value-type="float" office:value="2151" calcext:value-type="float">
            <text:p>2151</text:p>
          </table:table-cell>
          <table:table-cell table:number-columns-repeated="1022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formula="of:=IF(MOD([.$F2154];[.A2157])=0;[.A2157];&quot;&quot;)" office:value-type="float" office:value="2152" calcext:value-type="float">
            <text:p>2152</text:p>
          </table:table-cell>
          <table:table-cell table:number-columns-repeated="1022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formula="of:=IF(MOD([.$F2155];[.A2158])=0;[.A2158];&quot;&quot;)" office:value-type="float" office:value="2153" calcext:value-type="float">
            <text:p>2153</text:p>
          </table:table-cell>
          <table:table-cell table:number-columns-repeated="1022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formula="of:=IF(MOD([.$F2156];[.A2159])=0;[.A2159];&quot;&quot;)" office:value-type="float" office:value="2154" calcext:value-type="float">
            <text:p>2154</text:p>
          </table:table-cell>
          <table:table-cell table:number-columns-repeated="1022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formula="of:=IF(MOD([.$F2157];[.A2160])=0;[.A2160];&quot;&quot;)" office:value-type="float" office:value="2155" calcext:value-type="float">
            <text:p>2155</text:p>
          </table:table-cell>
          <table:table-cell table:number-columns-repeated="1022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formula="of:=IF(MOD([.$F2158];[.A2161])=0;[.A2161];&quot;&quot;)" office:value-type="float" office:value="2156" calcext:value-type="float">
            <text:p>2156</text:p>
          </table:table-cell>
          <table:table-cell table:number-columns-repeated="1022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formula="of:=IF(MOD([.$F2159];[.A2162])=0;[.A2162];&quot;&quot;)" office:value-type="float" office:value="2157" calcext:value-type="float">
            <text:p>2157</text:p>
          </table:table-cell>
          <table:table-cell table:number-columns-repeated="1022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formula="of:=IF(MOD([.$F2160];[.A2163])=0;[.A2163];&quot;&quot;)" office:value-type="float" office:value="2158" calcext:value-type="float">
            <text:p>2158</text:p>
          </table:table-cell>
          <table:table-cell table:number-columns-repeated="1022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formula="of:=IF(MOD([.$F2161];[.A2164])=0;[.A2164];&quot;&quot;)" office:value-type="float" office:value="2159" calcext:value-type="float">
            <text:p>2159</text:p>
          </table:table-cell>
          <table:table-cell table:number-columns-repeated="1022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formula="of:=IF(MOD([.$F2162];[.A2165])=0;[.A2165];&quot;&quot;)" office:value-type="float" office:value="2160" calcext:value-type="float">
            <text:p>2160</text:p>
          </table:table-cell>
          <table:table-cell table:number-columns-repeated="1022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formula="of:=IF(MOD([.$F2163];[.A2166])=0;[.A2166];&quot;&quot;)" office:value-type="float" office:value="2161" calcext:value-type="float">
            <text:p>2161</text:p>
          </table:table-cell>
          <table:table-cell table:number-columns-repeated="1022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formula="of:=IF(MOD([.$F2164];[.A2167])=0;[.A2167];&quot;&quot;)" office:value-type="float" office:value="2162" calcext:value-type="float">
            <text:p>2162</text:p>
          </table:table-cell>
          <table:table-cell table:number-columns-repeated="1022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formula="of:=IF(MOD([.$F2165];[.A2168])=0;[.A2168];&quot;&quot;)" office:value-type="float" office:value="2163" calcext:value-type="float">
            <text:p>2163</text:p>
          </table:table-cell>
          <table:table-cell table:number-columns-repeated="1022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formula="of:=IF(MOD([.$F2166];[.A2169])=0;[.A2169];&quot;&quot;)" office:value-type="float" office:value="2164" calcext:value-type="float">
            <text:p>2164</text:p>
          </table:table-cell>
          <table:table-cell table:number-columns-repeated="1022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formula="of:=IF(MOD([.$F2167];[.A2170])=0;[.A2170];&quot;&quot;)" office:value-type="float" office:value="2165" calcext:value-type="float">
            <text:p>2165</text:p>
          </table:table-cell>
          <table:table-cell table:number-columns-repeated="1022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formula="of:=IF(MOD([.$F2168];[.A2171])=0;[.A2171];&quot;&quot;)" office:value-type="float" office:value="2166" calcext:value-type="float">
            <text:p>2166</text:p>
          </table:table-cell>
          <table:table-cell table:number-columns-repeated="1022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formula="of:=IF(MOD([.$F2169];[.A2172])=0;[.A2172];&quot;&quot;)" office:value-type="float" office:value="2167" calcext:value-type="float">
            <text:p>2167</text:p>
          </table:table-cell>
          <table:table-cell table:number-columns-repeated="1022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formula="of:=IF(MOD([.$F2170];[.A2173])=0;[.A2173];&quot;&quot;)" office:value-type="float" office:value="2168" calcext:value-type="float">
            <text:p>2168</text:p>
          </table:table-cell>
          <table:table-cell table:number-columns-repeated="1022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formula="of:=IF(MOD([.$F2171];[.A2174])=0;[.A2174];&quot;&quot;)" office:value-type="float" office:value="2169" calcext:value-type="float">
            <text:p>2169</text:p>
          </table:table-cell>
          <table:table-cell table:number-columns-repeated="1022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formula="of:=IF(MOD([.$F2172];[.A2175])=0;[.A2175];&quot;&quot;)" office:value-type="float" office:value="2170" calcext:value-type="float">
            <text:p>2170</text:p>
          </table:table-cell>
          <table:table-cell table:number-columns-repeated="1022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formula="of:=IF(MOD([.$F2173];[.A2176])=0;[.A2176];&quot;&quot;)" office:value-type="float" office:value="2171" calcext:value-type="float">
            <text:p>2171</text:p>
          </table:table-cell>
          <table:table-cell table:number-columns-repeated="1022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formula="of:=IF(MOD([.$F2174];[.A2177])=0;[.A2177];&quot;&quot;)" office:value-type="float" office:value="2172" calcext:value-type="float">
            <text:p>2172</text:p>
          </table:table-cell>
          <table:table-cell table:number-columns-repeated="1022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formula="of:=IF(MOD([.$F2175];[.A2178])=0;[.A2178];&quot;&quot;)" office:value-type="float" office:value="2173" calcext:value-type="float">
            <text:p>2173</text:p>
          </table:table-cell>
          <table:table-cell table:number-columns-repeated="1022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formula="of:=IF(MOD([.$F2176];[.A2179])=0;[.A2179];&quot;&quot;)" office:value-type="float" office:value="2174" calcext:value-type="float">
            <text:p>2174</text:p>
          </table:table-cell>
          <table:table-cell table:number-columns-repeated="1022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formula="of:=IF(MOD([.$F2177];[.A2180])=0;[.A2180];&quot;&quot;)" office:value-type="float" office:value="2175" calcext:value-type="float">
            <text:p>2175</text:p>
          </table:table-cell>
          <table:table-cell table:number-columns-repeated="1022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formula="of:=IF(MOD([.$F2178];[.A2181])=0;[.A2181];&quot;&quot;)" office:value-type="float" office:value="2176" calcext:value-type="float">
            <text:p>2176</text:p>
          </table:table-cell>
          <table:table-cell table:number-columns-repeated="1022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formula="of:=IF(MOD([.$F2179];[.A2182])=0;[.A2182];&quot;&quot;)" office:value-type="float" office:value="2177" calcext:value-type="float">
            <text:p>2177</text:p>
          </table:table-cell>
          <table:table-cell table:number-columns-repeated="1022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formula="of:=IF(MOD([.$F2180];[.A2183])=0;[.A2183];&quot;&quot;)" office:value-type="float" office:value="2178" calcext:value-type="float">
            <text:p>2178</text:p>
          </table:table-cell>
          <table:table-cell table:number-columns-repeated="1022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formula="of:=IF(MOD([.$F2181];[.A2184])=0;[.A2184];&quot;&quot;)" office:value-type="float" office:value="2179" calcext:value-type="float">
            <text:p>2179</text:p>
          </table:table-cell>
          <table:table-cell table:number-columns-repeated="1022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formula="of:=IF(MOD([.$F2182];[.A2185])=0;[.A2185];&quot;&quot;)" office:value-type="float" office:value="2180" calcext:value-type="float">
            <text:p>2180</text:p>
          </table:table-cell>
          <table:table-cell table:number-columns-repeated="1022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formula="of:=IF(MOD([.$F2183];[.A2186])=0;[.A2186];&quot;&quot;)" office:value-type="float" office:value="2181" calcext:value-type="float">
            <text:p>2181</text:p>
          </table:table-cell>
          <table:table-cell table:number-columns-repeated="1022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formula="of:=IF(MOD([.$F2184];[.A2187])=0;[.A2187];&quot;&quot;)" office:value-type="float" office:value="2182" calcext:value-type="float">
            <text:p>2182</text:p>
          </table:table-cell>
          <table:table-cell table:number-columns-repeated="1022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formula="of:=IF(MOD([.$F2185];[.A2188])=0;[.A2188];&quot;&quot;)" office:value-type="float" office:value="2183" calcext:value-type="float">
            <text:p>2183</text:p>
          </table:table-cell>
          <table:table-cell table:number-columns-repeated="1022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formula="of:=IF(MOD([.$F2186];[.A2189])=0;[.A2189];&quot;&quot;)" office:value-type="float" office:value="2184" calcext:value-type="float">
            <text:p>2184</text:p>
          </table:table-cell>
          <table:table-cell table:number-columns-repeated="1022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formula="of:=IF(MOD([.$F2187];[.A2190])=0;[.A2190];&quot;&quot;)" office:value-type="float" office:value="2185" calcext:value-type="float">
            <text:p>2185</text:p>
          </table:table-cell>
          <table:table-cell table:number-columns-repeated="1022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formula="of:=IF(MOD([.$F2188];[.A2191])=0;[.A2191];&quot;&quot;)" office:value-type="float" office:value="2186" calcext:value-type="float">
            <text:p>2186</text:p>
          </table:table-cell>
          <table:table-cell table:number-columns-repeated="1022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formula="of:=IF(MOD([.$F2189];[.A2192])=0;[.A2192];&quot;&quot;)" office:value-type="float" office:value="2187" calcext:value-type="float">
            <text:p>2187</text:p>
          </table:table-cell>
          <table:table-cell table:number-columns-repeated="1022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formula="of:=IF(MOD([.$F2190];[.A2193])=0;[.A2193];&quot;&quot;)" office:value-type="float" office:value="2188" calcext:value-type="float">
            <text:p>2188</text:p>
          </table:table-cell>
          <table:table-cell table:number-columns-repeated="1022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formula="of:=IF(MOD([.$F2191];[.A2194])=0;[.A2194];&quot;&quot;)" office:value-type="float" office:value="2189" calcext:value-type="float">
            <text:p>2189</text:p>
          </table:table-cell>
          <table:table-cell table:number-columns-repeated="1022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formula="of:=IF(MOD([.$F2192];[.A2195])=0;[.A2195];&quot;&quot;)" office:value-type="float" office:value="2190" calcext:value-type="float">
            <text:p>2190</text:p>
          </table:table-cell>
          <table:table-cell table:number-columns-repeated="1022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formula="of:=IF(MOD([.$F2193];[.A2196])=0;[.A2196];&quot;&quot;)" office:value-type="float" office:value="2191" calcext:value-type="float">
            <text:p>2191</text:p>
          </table:table-cell>
          <table:table-cell table:number-columns-repeated="1022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formula="of:=IF(MOD([.$F2194];[.A2197])=0;[.A2197];&quot;&quot;)" office:value-type="float" office:value="2192" calcext:value-type="float">
            <text:p>2192</text:p>
          </table:table-cell>
          <table:table-cell table:number-columns-repeated="1022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formula="of:=IF(MOD([.$F2195];[.A2198])=0;[.A2198];&quot;&quot;)" office:value-type="float" office:value="2193" calcext:value-type="float">
            <text:p>2193</text:p>
          </table:table-cell>
          <table:table-cell table:number-columns-repeated="1022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formula="of:=IF(MOD([.$F2196];[.A2199])=0;[.A2199];&quot;&quot;)" office:value-type="float" office:value="2194" calcext:value-type="float">
            <text:p>2194</text:p>
          </table:table-cell>
          <table:table-cell table:number-columns-repeated="1022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formula="of:=IF(MOD([.$F2197];[.A2200])=0;[.A2200];&quot;&quot;)" office:value-type="float" office:value="2195" calcext:value-type="float">
            <text:p>2195</text:p>
          </table:table-cell>
          <table:table-cell table:number-columns-repeated="1022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formula="of:=IF(MOD([.$F2198];[.A2201])=0;[.A2201];&quot;&quot;)" office:value-type="float" office:value="2196" calcext:value-type="float">
            <text:p>2196</text:p>
          </table:table-cell>
          <table:table-cell table:number-columns-repeated="1022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formula="of:=IF(MOD([.$F2199];[.A2202])=0;[.A2202];&quot;&quot;)" office:value-type="float" office:value="2197" calcext:value-type="float">
            <text:p>2197</text:p>
          </table:table-cell>
          <table:table-cell table:number-columns-repeated="1022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formula="of:=IF(MOD([.$F2200];[.A2203])=0;[.A2203];&quot;&quot;)" office:value-type="float" office:value="2198" calcext:value-type="float">
            <text:p>2198</text:p>
          </table:table-cell>
          <table:table-cell table:number-columns-repeated="1022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formula="of:=IF(MOD([.$F2201];[.A2204])=0;[.A2204];&quot;&quot;)" office:value-type="float" office:value="2199" calcext:value-type="float">
            <text:p>2199</text:p>
          </table:table-cell>
          <table:table-cell table:number-columns-repeated="1022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formula="of:=IF(MOD([.$F2202];[.A2205])=0;[.A2205];&quot;&quot;)" office:value-type="float" office:value="2200" calcext:value-type="float">
            <text:p>2200</text:p>
          </table:table-cell>
          <table:table-cell table:number-columns-repeated="1022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formula="of:=IF(MOD([.$F2203];[.A2206])=0;[.A2206];&quot;&quot;)" office:value-type="float" office:value="2201" calcext:value-type="float">
            <text:p>2201</text:p>
          </table:table-cell>
          <table:table-cell table:number-columns-repeated="1022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formula="of:=IF(MOD([.$F2204];[.A2207])=0;[.A2207];&quot;&quot;)" office:value-type="float" office:value="2202" calcext:value-type="float">
            <text:p>2202</text:p>
          </table:table-cell>
          <table:table-cell table:number-columns-repeated="1022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formula="of:=IF(MOD([.$F2205];[.A2208])=0;[.A2208];&quot;&quot;)" office:value-type="float" office:value="2203" calcext:value-type="float">
            <text:p>2203</text:p>
          </table:table-cell>
          <table:table-cell table:number-columns-repeated="1022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formula="of:=IF(MOD([.$F2206];[.A2209])=0;[.A2209];&quot;&quot;)" office:value-type="float" office:value="2204" calcext:value-type="float">
            <text:p>2204</text:p>
          </table:table-cell>
          <table:table-cell table:number-columns-repeated="1022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formula="of:=IF(MOD([.$F2207];[.A2210])=0;[.A2210];&quot;&quot;)" office:value-type="float" office:value="2205" calcext:value-type="float">
            <text:p>2205</text:p>
          </table:table-cell>
          <table:table-cell table:number-columns-repeated="1022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formula="of:=IF(MOD([.$F2208];[.A2211])=0;[.A2211];&quot;&quot;)" office:value-type="float" office:value="2206" calcext:value-type="float">
            <text:p>2206</text:p>
          </table:table-cell>
          <table:table-cell table:number-columns-repeated="1022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formula="of:=IF(MOD([.$F2209];[.A2212])=0;[.A2212];&quot;&quot;)" office:value-type="float" office:value="2207" calcext:value-type="float">
            <text:p>2207</text:p>
          </table:table-cell>
          <table:table-cell table:number-columns-repeated="1022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formula="of:=IF(MOD([.$F2210];[.A2213])=0;[.A2213];&quot;&quot;)" office:value-type="float" office:value="2208" calcext:value-type="float">
            <text:p>2208</text:p>
          </table:table-cell>
          <table:table-cell table:number-columns-repeated="1022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formula="of:=IF(MOD([.$F2211];[.A2214])=0;[.A2214];&quot;&quot;)" office:value-type="float" office:value="2209" calcext:value-type="float">
            <text:p>2209</text:p>
          </table:table-cell>
          <table:table-cell table:number-columns-repeated="1022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formula="of:=IF(MOD([.$F2212];[.A2215])=0;[.A2215];&quot;&quot;)" office:value-type="float" office:value="2210" calcext:value-type="float">
            <text:p>2210</text:p>
          </table:table-cell>
          <table:table-cell table:number-columns-repeated="1022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formula="of:=IF(MOD([.$F2213];[.A2216])=0;[.A2216];&quot;&quot;)" office:value-type="float" office:value="2211" calcext:value-type="float">
            <text:p>2211</text:p>
          </table:table-cell>
          <table:table-cell table:number-columns-repeated="1022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formula="of:=IF(MOD([.$F2214];[.A2217])=0;[.A2217];&quot;&quot;)" office:value-type="float" office:value="2212" calcext:value-type="float">
            <text:p>2212</text:p>
          </table:table-cell>
          <table:table-cell table:number-columns-repeated="1022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formula="of:=IF(MOD([.$F2215];[.A2218])=0;[.A2218];&quot;&quot;)" office:value-type="float" office:value="2213" calcext:value-type="float">
            <text:p>2213</text:p>
          </table:table-cell>
          <table:table-cell table:number-columns-repeated="1022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formula="of:=IF(MOD([.$F2216];[.A2219])=0;[.A2219];&quot;&quot;)" office:value-type="float" office:value="2214" calcext:value-type="float">
            <text:p>2214</text:p>
          </table:table-cell>
          <table:table-cell table:number-columns-repeated="1022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formula="of:=IF(MOD([.$F2217];[.A2220])=0;[.A2220];&quot;&quot;)" office:value-type="float" office:value="2215" calcext:value-type="float">
            <text:p>2215</text:p>
          </table:table-cell>
          <table:table-cell table:number-columns-repeated="1022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formula="of:=IF(MOD([.$F2218];[.A2221])=0;[.A2221];&quot;&quot;)" office:value-type="float" office:value="2216" calcext:value-type="float">
            <text:p>2216</text:p>
          </table:table-cell>
          <table:table-cell table:number-columns-repeated="1022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formula="of:=IF(MOD([.$F2219];[.A2222])=0;[.A2222];&quot;&quot;)" office:value-type="float" office:value="2217" calcext:value-type="float">
            <text:p>2217</text:p>
          </table:table-cell>
          <table:table-cell table:number-columns-repeated="1022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formula="of:=IF(MOD([.$F2220];[.A2223])=0;[.A2223];&quot;&quot;)" office:value-type="float" office:value="2218" calcext:value-type="float">
            <text:p>2218</text:p>
          </table:table-cell>
          <table:table-cell table:number-columns-repeated="1022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formula="of:=IF(MOD([.$F2221];[.A2224])=0;[.A2224];&quot;&quot;)" office:value-type="float" office:value="2219" calcext:value-type="float">
            <text:p>2219</text:p>
          </table:table-cell>
          <table:table-cell table:number-columns-repeated="1022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formula="of:=IF(MOD([.$F2222];[.A2225])=0;[.A2225];&quot;&quot;)" office:value-type="float" office:value="2220" calcext:value-type="float">
            <text:p>2220</text:p>
          </table:table-cell>
          <table:table-cell table:number-columns-repeated="1022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formula="of:=IF(MOD([.$F2223];[.A2226])=0;[.A2226];&quot;&quot;)" office:value-type="float" office:value="2221" calcext:value-type="float">
            <text:p>2221</text:p>
          </table:table-cell>
          <table:table-cell table:number-columns-repeated="1022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formula="of:=IF(MOD([.$F2224];[.A2227])=0;[.A2227];&quot;&quot;)" office:value-type="float" office:value="2222" calcext:value-type="float">
            <text:p>2222</text:p>
          </table:table-cell>
          <table:table-cell table:number-columns-repeated="1022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formula="of:=IF(MOD([.$F2225];[.A2228])=0;[.A2228];&quot;&quot;)" office:value-type="float" office:value="2223" calcext:value-type="float">
            <text:p>2223</text:p>
          </table:table-cell>
          <table:table-cell table:number-columns-repeated="1022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formula="of:=IF(MOD([.$F2226];[.A2229])=0;[.A2229];&quot;&quot;)" office:value-type="float" office:value="2224" calcext:value-type="float">
            <text:p>2224</text:p>
          </table:table-cell>
          <table:table-cell table:number-columns-repeated="1022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formula="of:=IF(MOD([.$F2227];[.A2230])=0;[.A2230];&quot;&quot;)" office:value-type="float" office:value="2225" calcext:value-type="float">
            <text:p>2225</text:p>
          </table:table-cell>
          <table:table-cell table:number-columns-repeated="1022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formula="of:=IF(MOD([.$F2228];[.A2231])=0;[.A2231];&quot;&quot;)" office:value-type="float" office:value="2226" calcext:value-type="float">
            <text:p>2226</text:p>
          </table:table-cell>
          <table:table-cell table:number-columns-repeated="1022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formula="of:=IF(MOD([.$F2229];[.A2232])=0;[.A2232];&quot;&quot;)" office:value-type="float" office:value="2227" calcext:value-type="float">
            <text:p>2227</text:p>
          </table:table-cell>
          <table:table-cell table:number-columns-repeated="1022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formula="of:=IF(MOD([.$F2230];[.A2233])=0;[.A2233];&quot;&quot;)" office:value-type="float" office:value="2228" calcext:value-type="float">
            <text:p>2228</text:p>
          </table:table-cell>
          <table:table-cell table:number-columns-repeated="1022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formula="of:=IF(MOD([.$F2231];[.A2234])=0;[.A2234];&quot;&quot;)" office:value-type="float" office:value="2229" calcext:value-type="float">
            <text:p>2229</text:p>
          </table:table-cell>
          <table:table-cell table:number-columns-repeated="1022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formula="of:=IF(MOD([.$F2232];[.A2235])=0;[.A2235];&quot;&quot;)" office:value-type="float" office:value="2230" calcext:value-type="float">
            <text:p>2230</text:p>
          </table:table-cell>
          <table:table-cell table:number-columns-repeated="1022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formula="of:=IF(MOD([.$F2233];[.A2236])=0;[.A2236];&quot;&quot;)" office:value-type="float" office:value="2231" calcext:value-type="float">
            <text:p>2231</text:p>
          </table:table-cell>
          <table:table-cell table:number-columns-repeated="1022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formula="of:=IF(MOD([.$F2234];[.A2237])=0;[.A2237];&quot;&quot;)" office:value-type="float" office:value="2232" calcext:value-type="float">
            <text:p>2232</text:p>
          </table:table-cell>
          <table:table-cell table:number-columns-repeated="1022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formula="of:=IF(MOD([.$F2235];[.A2238])=0;[.A2238];&quot;&quot;)" office:value-type="float" office:value="2233" calcext:value-type="float">
            <text:p>2233</text:p>
          </table:table-cell>
          <table:table-cell table:number-columns-repeated="1022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formula="of:=IF(MOD([.$F2236];[.A2239])=0;[.A2239];&quot;&quot;)" office:value-type="float" office:value="2234" calcext:value-type="float">
            <text:p>2234</text:p>
          </table:table-cell>
          <table:table-cell table:number-columns-repeated="1022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formula="of:=IF(MOD([.$F2237];[.A2240])=0;[.A2240];&quot;&quot;)" office:value-type="float" office:value="2235" calcext:value-type="float">
            <text:p>2235</text:p>
          </table:table-cell>
          <table:table-cell table:number-columns-repeated="1022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formula="of:=IF(MOD([.$F2238];[.A2241])=0;[.A2241];&quot;&quot;)" office:value-type="float" office:value="2236" calcext:value-type="float">
            <text:p>2236</text:p>
          </table:table-cell>
          <table:table-cell table:number-columns-repeated="1022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formula="of:=IF(MOD([.$F2239];[.A2242])=0;[.A2242];&quot;&quot;)" office:value-type="float" office:value="2237" calcext:value-type="float">
            <text:p>2237</text:p>
          </table:table-cell>
          <table:table-cell table:number-columns-repeated="1022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formula="of:=IF(MOD([.$F2240];[.A2243])=0;[.A2243];&quot;&quot;)" office:value-type="float" office:value="2238" calcext:value-type="float">
            <text:p>2238</text:p>
          </table:table-cell>
          <table:table-cell table:number-columns-repeated="1022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formula="of:=IF(MOD([.$F2241];[.A2244])=0;[.A2244];&quot;&quot;)" office:value-type="float" office:value="2239" calcext:value-type="float">
            <text:p>2239</text:p>
          </table:table-cell>
          <table:table-cell table:number-columns-repeated="1022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formula="of:=IF(MOD([.$F2242];[.A2245])=0;[.A2245];&quot;&quot;)" office:value-type="float" office:value="2240" calcext:value-type="float">
            <text:p>2240</text:p>
          </table:table-cell>
          <table:table-cell table:number-columns-repeated="1022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formula="of:=IF(MOD([.$F2243];[.A2246])=0;[.A2246];&quot;&quot;)" office:value-type="float" office:value="2241" calcext:value-type="float">
            <text:p>2241</text:p>
          </table:table-cell>
          <table:table-cell table:number-columns-repeated="1022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formula="of:=IF(MOD([.$F2244];[.A2247])=0;[.A2247];&quot;&quot;)" office:value-type="float" office:value="2242" calcext:value-type="float">
            <text:p>2242</text:p>
          </table:table-cell>
          <table:table-cell table:number-columns-repeated="1022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formula="of:=IF(MOD([.$F2245];[.A2248])=0;[.A2248];&quot;&quot;)" office:value-type="float" office:value="2243" calcext:value-type="float">
            <text:p>2243</text:p>
          </table:table-cell>
          <table:table-cell table:number-columns-repeated="1022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formula="of:=IF(MOD([.$F2246];[.A2249])=0;[.A2249];&quot;&quot;)" office:value-type="float" office:value="2244" calcext:value-type="float">
            <text:p>2244</text:p>
          </table:table-cell>
          <table:table-cell table:number-columns-repeated="1022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formula="of:=IF(MOD([.$F2247];[.A2250])=0;[.A2250];&quot;&quot;)" office:value-type="float" office:value="2245" calcext:value-type="float">
            <text:p>2245</text:p>
          </table:table-cell>
          <table:table-cell table:number-columns-repeated="1022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formula="of:=IF(MOD([.$F2248];[.A2251])=0;[.A2251];&quot;&quot;)" office:value-type="float" office:value="2246" calcext:value-type="float">
            <text:p>2246</text:p>
          </table:table-cell>
          <table:table-cell table:number-columns-repeated="1022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formula="of:=IF(MOD([.$F2249];[.A2252])=0;[.A2252];&quot;&quot;)" office:value-type="float" office:value="2247" calcext:value-type="float">
            <text:p>2247</text:p>
          </table:table-cell>
          <table:table-cell table:number-columns-repeated="1022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formula="of:=IF(MOD([.$F2250];[.A2253])=0;[.A2253];&quot;&quot;)" office:value-type="float" office:value="2248" calcext:value-type="float">
            <text:p>2248</text:p>
          </table:table-cell>
          <table:table-cell table:number-columns-repeated="1022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formula="of:=IF(MOD([.$F2251];[.A2254])=0;[.A2254];&quot;&quot;)" office:value-type="float" office:value="2249" calcext:value-type="float">
            <text:p>2249</text:p>
          </table:table-cell>
          <table:table-cell table:number-columns-repeated="1022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formula="of:=IF(MOD([.$F2252];[.A2255])=0;[.A2255];&quot;&quot;)" office:value-type="float" office:value="2250" calcext:value-type="float">
            <text:p>2250</text:p>
          </table:table-cell>
          <table:table-cell table:number-columns-repeated="1022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formula="of:=IF(MOD([.$F2253];[.A2256])=0;[.A2256];&quot;&quot;)" office:value-type="float" office:value="2251" calcext:value-type="float">
            <text:p>2251</text:p>
          </table:table-cell>
          <table:table-cell table:number-columns-repeated="1022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formula="of:=IF(MOD([.$F2254];[.A2257])=0;[.A2257];&quot;&quot;)" office:value-type="float" office:value="2252" calcext:value-type="float">
            <text:p>2252</text:p>
          </table:table-cell>
          <table:table-cell table:number-columns-repeated="1022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formula="of:=IF(MOD([.$F2255];[.A2258])=0;[.A2258];&quot;&quot;)" office:value-type="float" office:value="2253" calcext:value-type="float">
            <text:p>2253</text:p>
          </table:table-cell>
          <table:table-cell table:number-columns-repeated="1022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formula="of:=IF(MOD([.$F2256];[.A2259])=0;[.A2259];&quot;&quot;)" office:value-type="float" office:value="2254" calcext:value-type="float">
            <text:p>2254</text:p>
          </table:table-cell>
          <table:table-cell table:number-columns-repeated="1022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formula="of:=IF(MOD([.$F2257];[.A2260])=0;[.A2260];&quot;&quot;)" office:value-type="float" office:value="2255" calcext:value-type="float">
            <text:p>2255</text:p>
          </table:table-cell>
          <table:table-cell table:number-columns-repeated="1022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formula="of:=IF(MOD([.$F2258];[.A2261])=0;[.A2261];&quot;&quot;)" office:value-type="float" office:value="2256" calcext:value-type="float">
            <text:p>2256</text:p>
          </table:table-cell>
          <table:table-cell table:number-columns-repeated="1022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formula="of:=IF(MOD([.$F2259];[.A2262])=0;[.A2262];&quot;&quot;)" office:value-type="float" office:value="2257" calcext:value-type="float">
            <text:p>2257</text:p>
          </table:table-cell>
          <table:table-cell table:number-columns-repeated="1022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formula="of:=IF(MOD([.$F2260];[.A2263])=0;[.A2263];&quot;&quot;)" office:value-type="float" office:value="2258" calcext:value-type="float">
            <text:p>2258</text:p>
          </table:table-cell>
          <table:table-cell table:number-columns-repeated="1022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formula="of:=IF(MOD([.$F2261];[.A2264])=0;[.A2264];&quot;&quot;)" office:value-type="float" office:value="2259" calcext:value-type="float">
            <text:p>2259</text:p>
          </table:table-cell>
          <table:table-cell table:number-columns-repeated="1022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formula="of:=IF(MOD([.$F2262];[.A2265])=0;[.A2265];&quot;&quot;)" office:value-type="float" office:value="2260" calcext:value-type="float">
            <text:p>2260</text:p>
          </table:table-cell>
          <table:table-cell table:number-columns-repeated="1022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formula="of:=IF(MOD([.$F2263];[.A2266])=0;[.A2266];&quot;&quot;)" office:value-type="float" office:value="2261" calcext:value-type="float">
            <text:p>2261</text:p>
          </table:table-cell>
          <table:table-cell table:number-columns-repeated="1022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formula="of:=IF(MOD([.$F2264];[.A2267])=0;[.A2267];&quot;&quot;)" office:value-type="float" office:value="2262" calcext:value-type="float">
            <text:p>2262</text:p>
          </table:table-cell>
          <table:table-cell table:number-columns-repeated="1022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formula="of:=IF(MOD([.$F2265];[.A2268])=0;[.A2268];&quot;&quot;)" office:value-type="float" office:value="2263" calcext:value-type="float">
            <text:p>2263</text:p>
          </table:table-cell>
          <table:table-cell table:number-columns-repeated="1022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formula="of:=IF(MOD([.$F2266];[.A2269])=0;[.A2269];&quot;&quot;)" office:value-type="float" office:value="2264" calcext:value-type="float">
            <text:p>2264</text:p>
          </table:table-cell>
          <table:table-cell table:number-columns-repeated="1022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formula="of:=IF(MOD([.$F2267];[.A2270])=0;[.A2270];&quot;&quot;)" office:value-type="float" office:value="2265" calcext:value-type="float">
            <text:p>2265</text:p>
          </table:table-cell>
          <table:table-cell table:number-columns-repeated="1022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formula="of:=IF(MOD([.$F2268];[.A2271])=0;[.A2271];&quot;&quot;)" office:value-type="float" office:value="2266" calcext:value-type="float">
            <text:p>2266</text:p>
          </table:table-cell>
          <table:table-cell table:number-columns-repeated="1022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formula="of:=IF(MOD([.$F2269];[.A2272])=0;[.A2272];&quot;&quot;)" office:value-type="float" office:value="2267" calcext:value-type="float">
            <text:p>2267</text:p>
          </table:table-cell>
          <table:table-cell table:number-columns-repeated="1022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formula="of:=IF(MOD([.$F2270];[.A2273])=0;[.A2273];&quot;&quot;)" office:value-type="float" office:value="2268" calcext:value-type="float">
            <text:p>2268</text:p>
          </table:table-cell>
          <table:table-cell table:number-columns-repeated="1022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formula="of:=IF(MOD([.$F2271];[.A2274])=0;[.A2274];&quot;&quot;)" office:value-type="float" office:value="2269" calcext:value-type="float">
            <text:p>2269</text:p>
          </table:table-cell>
          <table:table-cell table:number-columns-repeated="1022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formula="of:=IF(MOD([.$F2272];[.A2275])=0;[.A2275];&quot;&quot;)" office:value-type="float" office:value="2270" calcext:value-type="float">
            <text:p>2270</text:p>
          </table:table-cell>
          <table:table-cell table:number-columns-repeated="1022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formula="of:=IF(MOD([.$F2273];[.A2276])=0;[.A2276];&quot;&quot;)" office:value-type="float" office:value="2271" calcext:value-type="float">
            <text:p>2271</text:p>
          </table:table-cell>
          <table:table-cell table:number-columns-repeated="1022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formula="of:=IF(MOD([.$F2274];[.A2277])=0;[.A2277];&quot;&quot;)" office:value-type="float" office:value="2272" calcext:value-type="float">
            <text:p>2272</text:p>
          </table:table-cell>
          <table:table-cell table:number-columns-repeated="1022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formula="of:=IF(MOD([.$F2275];[.A2278])=0;[.A2278];&quot;&quot;)" office:value-type="float" office:value="2273" calcext:value-type="float">
            <text:p>2273</text:p>
          </table:table-cell>
          <table:table-cell table:number-columns-repeated="1022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formula="of:=IF(MOD([.$F2276];[.A2279])=0;[.A2279];&quot;&quot;)" office:value-type="float" office:value="2274" calcext:value-type="float">
            <text:p>2274</text:p>
          </table:table-cell>
          <table:table-cell table:number-columns-repeated="1022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formula="of:=IF(MOD([.$F2277];[.A2280])=0;[.A2280];&quot;&quot;)" office:value-type="float" office:value="2275" calcext:value-type="float">
            <text:p>2275</text:p>
          </table:table-cell>
          <table:table-cell table:number-columns-repeated="1022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formula="of:=IF(MOD([.$F2278];[.A2281])=0;[.A2281];&quot;&quot;)" office:value-type="float" office:value="2276" calcext:value-type="float">
            <text:p>2276</text:p>
          </table:table-cell>
          <table:table-cell table:number-columns-repeated="1022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formula="of:=IF(MOD([.$F2279];[.A2282])=0;[.A2282];&quot;&quot;)" office:value-type="float" office:value="2277" calcext:value-type="float">
            <text:p>2277</text:p>
          </table:table-cell>
          <table:table-cell table:number-columns-repeated="1022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formula="of:=IF(MOD([.$F2280];[.A2283])=0;[.A2283];&quot;&quot;)" office:value-type="float" office:value="2278" calcext:value-type="float">
            <text:p>2278</text:p>
          </table:table-cell>
          <table:table-cell table:number-columns-repeated="1022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formula="of:=IF(MOD([.$F2281];[.A2284])=0;[.A2284];&quot;&quot;)" office:value-type="float" office:value="2279" calcext:value-type="float">
            <text:p>2279</text:p>
          </table:table-cell>
          <table:table-cell table:number-columns-repeated="1022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formula="of:=IF(MOD([.$F2282];[.A2285])=0;[.A2285];&quot;&quot;)" office:value-type="float" office:value="2280" calcext:value-type="float">
            <text:p>2280</text:p>
          </table:table-cell>
          <table:table-cell table:number-columns-repeated="1022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formula="of:=IF(MOD([.$F2283];[.A2286])=0;[.A2286];&quot;&quot;)" office:value-type="float" office:value="2281" calcext:value-type="float">
            <text:p>2281</text:p>
          </table:table-cell>
          <table:table-cell table:number-columns-repeated="1022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formula="of:=IF(MOD([.$F2284];[.A2287])=0;[.A2287];&quot;&quot;)" office:value-type="float" office:value="2282" calcext:value-type="float">
            <text:p>2282</text:p>
          </table:table-cell>
          <table:table-cell table:number-columns-repeated="1022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formula="of:=IF(MOD([.$F2285];[.A2288])=0;[.A2288];&quot;&quot;)" office:value-type="float" office:value="2283" calcext:value-type="float">
            <text:p>2283</text:p>
          </table:table-cell>
          <table:table-cell table:number-columns-repeated="1022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formula="of:=IF(MOD([.$F2286];[.A2289])=0;[.A2289];&quot;&quot;)" office:value-type="float" office:value="2284" calcext:value-type="float">
            <text:p>2284</text:p>
          </table:table-cell>
          <table:table-cell table:number-columns-repeated="1022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formula="of:=IF(MOD([.$F2287];[.A2290])=0;[.A2290];&quot;&quot;)" office:value-type="float" office:value="2285" calcext:value-type="float">
            <text:p>2285</text:p>
          </table:table-cell>
          <table:table-cell table:number-columns-repeated="1022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formula="of:=IF(MOD([.$F2288];[.A2291])=0;[.A2291];&quot;&quot;)" office:value-type="float" office:value="2286" calcext:value-type="float">
            <text:p>2286</text:p>
          </table:table-cell>
          <table:table-cell table:number-columns-repeated="1022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formula="of:=IF(MOD([.$F2289];[.A2292])=0;[.A2292];&quot;&quot;)" office:value-type="float" office:value="2287" calcext:value-type="float">
            <text:p>2287</text:p>
          </table:table-cell>
          <table:table-cell table:number-columns-repeated="1022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formula="of:=IF(MOD([.$F2290];[.A2293])=0;[.A2293];&quot;&quot;)" office:value-type="float" office:value="2288" calcext:value-type="float">
            <text:p>2288</text:p>
          </table:table-cell>
          <table:table-cell table:number-columns-repeated="1022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formula="of:=IF(MOD([.$F2291];[.A2294])=0;[.A2294];&quot;&quot;)" office:value-type="float" office:value="2289" calcext:value-type="float">
            <text:p>2289</text:p>
          </table:table-cell>
          <table:table-cell table:number-columns-repeated="1022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formula="of:=IF(MOD([.$F2292];[.A2295])=0;[.A2295];&quot;&quot;)" office:value-type="float" office:value="2290" calcext:value-type="float">
            <text:p>2290</text:p>
          </table:table-cell>
          <table:table-cell table:number-columns-repeated="1022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formula="of:=IF(MOD([.$F2293];[.A2296])=0;[.A2296];&quot;&quot;)" office:value-type="float" office:value="2291" calcext:value-type="float">
            <text:p>2291</text:p>
          </table:table-cell>
          <table:table-cell table:number-columns-repeated="1022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formula="of:=IF(MOD([.$F2294];[.A2297])=0;[.A2297];&quot;&quot;)" office:value-type="float" office:value="2292" calcext:value-type="float">
            <text:p>2292</text:p>
          </table:table-cell>
          <table:table-cell table:number-columns-repeated="1022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formula="of:=IF(MOD([.$F2295];[.A2298])=0;[.A2298];&quot;&quot;)" office:value-type="float" office:value="2293" calcext:value-type="float">
            <text:p>2293</text:p>
          </table:table-cell>
          <table:table-cell table:number-columns-repeated="1022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formula="of:=IF(MOD([.$F2296];[.A2299])=0;[.A2299];&quot;&quot;)" office:value-type="float" office:value="2294" calcext:value-type="float">
            <text:p>2294</text:p>
          </table:table-cell>
          <table:table-cell table:number-columns-repeated="1022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formula="of:=IF(MOD([.$F2297];[.A2300])=0;[.A2300];&quot;&quot;)" office:value-type="float" office:value="2295" calcext:value-type="float">
            <text:p>2295</text:p>
          </table:table-cell>
          <table:table-cell table:number-columns-repeated="1022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formula="of:=IF(MOD([.$F2298];[.A2301])=0;[.A2301];&quot;&quot;)" office:value-type="float" office:value="2296" calcext:value-type="float">
            <text:p>2296</text:p>
          </table:table-cell>
          <table:table-cell table:number-columns-repeated="1022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formula="of:=IF(MOD([.$F2299];[.A2302])=0;[.A2302];&quot;&quot;)" office:value-type="float" office:value="2297" calcext:value-type="float">
            <text:p>2297</text:p>
          </table:table-cell>
          <table:table-cell table:number-columns-repeated="1022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formula="of:=IF(MOD([.$F2300];[.A2303])=0;[.A2303];&quot;&quot;)" office:value-type="float" office:value="2298" calcext:value-type="float">
            <text:p>2298</text:p>
          </table:table-cell>
          <table:table-cell table:number-columns-repeated="1022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formula="of:=IF(MOD([.$F2301];[.A2304])=0;[.A2304];&quot;&quot;)" office:value-type="float" office:value="2299" calcext:value-type="float">
            <text:p>2299</text:p>
          </table:table-cell>
          <table:table-cell table:number-columns-repeated="1022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formula="of:=IF(MOD([.$F2302];[.A2305])=0;[.A2305];&quot;&quot;)" office:value-type="float" office:value="2300" calcext:value-type="float">
            <text:p>2300</text:p>
          </table:table-cell>
          <table:table-cell table:number-columns-repeated="1022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formula="of:=IF(MOD([.$F2303];[.A2306])=0;[.A2306];&quot;&quot;)" office:value-type="float" office:value="2301" calcext:value-type="float">
            <text:p>2301</text:p>
          </table:table-cell>
          <table:table-cell table:number-columns-repeated="1022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formula="of:=IF(MOD([.$F2304];[.A2307])=0;[.A2307];&quot;&quot;)" office:value-type="float" office:value="2302" calcext:value-type="float">
            <text:p>2302</text:p>
          </table:table-cell>
          <table:table-cell table:number-columns-repeated="1022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formula="of:=IF(MOD([.$F2305];[.A2308])=0;[.A2308];&quot;&quot;)" office:value-type="float" office:value="2303" calcext:value-type="float">
            <text:p>2303</text:p>
          </table:table-cell>
          <table:table-cell table:number-columns-repeated="1022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formula="of:=IF(MOD([.$F2306];[.A2309])=0;[.A2309];&quot;&quot;)" office:value-type="float" office:value="2304" calcext:value-type="float">
            <text:p>2304</text:p>
          </table:table-cell>
          <table:table-cell table:number-columns-repeated="1022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formula="of:=IF(MOD([.$F2307];[.A2310])=0;[.A2310];&quot;&quot;)" office:value-type="float" office:value="2305" calcext:value-type="float">
            <text:p>2305</text:p>
          </table:table-cell>
          <table:table-cell table:number-columns-repeated="1022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formula="of:=IF(MOD([.$F2308];[.A2311])=0;[.A2311];&quot;&quot;)" office:value-type="float" office:value="2306" calcext:value-type="float">
            <text:p>2306</text:p>
          </table:table-cell>
          <table:table-cell table:number-columns-repeated="1022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formula="of:=IF(MOD([.$F2309];[.A2312])=0;[.A2312];&quot;&quot;)" office:value-type="float" office:value="2307" calcext:value-type="float">
            <text:p>2307</text:p>
          </table:table-cell>
          <table:table-cell table:number-columns-repeated="1022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formula="of:=IF(MOD([.$F2310];[.A2313])=0;[.A2313];&quot;&quot;)" office:value-type="float" office:value="2308" calcext:value-type="float">
            <text:p>2308</text:p>
          </table:table-cell>
          <table:table-cell table:number-columns-repeated="1022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formula="of:=IF(MOD([.$F2311];[.A2314])=0;[.A2314];&quot;&quot;)" office:value-type="float" office:value="2309" calcext:value-type="float">
            <text:p>2309</text:p>
          </table:table-cell>
          <table:table-cell table:number-columns-repeated="1022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formula="of:=IF(MOD([.$F2312];[.A2315])=0;[.A2315];&quot;&quot;)" office:value-type="float" office:value="2310" calcext:value-type="float">
            <text:p>2310</text:p>
          </table:table-cell>
          <table:table-cell table:number-columns-repeated="1022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formula="of:=IF(MOD([.$F2313];[.A2316])=0;[.A2316];&quot;&quot;)" office:value-type="float" office:value="2311" calcext:value-type="float">
            <text:p>2311</text:p>
          </table:table-cell>
          <table:table-cell table:number-columns-repeated="1022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formula="of:=IF(MOD([.$F2314];[.A2317])=0;[.A2317];&quot;&quot;)" office:value-type="float" office:value="2312" calcext:value-type="float">
            <text:p>2312</text:p>
          </table:table-cell>
          <table:table-cell table:number-columns-repeated="1022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formula="of:=IF(MOD([.$F2315];[.A2318])=0;[.A2318];&quot;&quot;)" office:value-type="float" office:value="2313" calcext:value-type="float">
            <text:p>2313</text:p>
          </table:table-cell>
          <table:table-cell table:number-columns-repeated="1022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formula="of:=IF(MOD([.$F2316];[.A2319])=0;[.A2319];&quot;&quot;)" office:value-type="float" office:value="2314" calcext:value-type="float">
            <text:p>2314</text:p>
          </table:table-cell>
          <table:table-cell table:number-columns-repeated="1022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formula="of:=IF(MOD([.$F2317];[.A2320])=0;[.A2320];&quot;&quot;)" office:value-type="float" office:value="2315" calcext:value-type="float">
            <text:p>2315</text:p>
          </table:table-cell>
          <table:table-cell table:number-columns-repeated="1022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formula="of:=IF(MOD([.$F2318];[.A2321])=0;[.A2321];&quot;&quot;)" office:value-type="float" office:value="2316" calcext:value-type="float">
            <text:p>2316</text:p>
          </table:table-cell>
          <table:table-cell table:number-columns-repeated="1022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formula="of:=IF(MOD([.$F2319];[.A2322])=0;[.A2322];&quot;&quot;)" office:value-type="float" office:value="2317" calcext:value-type="float">
            <text:p>2317</text:p>
          </table:table-cell>
          <table:table-cell table:number-columns-repeated="1022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formula="of:=IF(MOD([.$F2320];[.A2323])=0;[.A2323];&quot;&quot;)" office:value-type="float" office:value="2318" calcext:value-type="float">
            <text:p>2318</text:p>
          </table:table-cell>
          <table:table-cell table:number-columns-repeated="1022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formula="of:=IF(MOD([.$F2321];[.A2324])=0;[.A2324];&quot;&quot;)" office:value-type="float" office:value="2319" calcext:value-type="float">
            <text:p>2319</text:p>
          </table:table-cell>
          <table:table-cell table:number-columns-repeated="1022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formula="of:=IF(MOD([.$F2322];[.A2325])=0;[.A2325];&quot;&quot;)" office:value-type="float" office:value="2320" calcext:value-type="float">
            <text:p>2320</text:p>
          </table:table-cell>
          <table:table-cell table:number-columns-repeated="1022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formula="of:=IF(MOD([.$F2323];[.A2326])=0;[.A2326];&quot;&quot;)" office:value-type="float" office:value="2321" calcext:value-type="float">
            <text:p>2321</text:p>
          </table:table-cell>
          <table:table-cell table:number-columns-repeated="1022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formula="of:=IF(MOD([.$F2324];[.A2327])=0;[.A2327];&quot;&quot;)" office:value-type="float" office:value="2322" calcext:value-type="float">
            <text:p>2322</text:p>
          </table:table-cell>
          <table:table-cell table:number-columns-repeated="1022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formula="of:=IF(MOD([.$F2325];[.A2328])=0;[.A2328];&quot;&quot;)" office:value-type="float" office:value="2323" calcext:value-type="float">
            <text:p>2323</text:p>
          </table:table-cell>
          <table:table-cell table:number-columns-repeated="1022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formula="of:=IF(MOD([.$F2326];[.A2329])=0;[.A2329];&quot;&quot;)" office:value-type="float" office:value="2324" calcext:value-type="float">
            <text:p>2324</text:p>
          </table:table-cell>
          <table:table-cell table:number-columns-repeated="1022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formula="of:=IF(MOD([.$F2327];[.A2330])=0;[.A2330];&quot;&quot;)" office:value-type="float" office:value="2325" calcext:value-type="float">
            <text:p>2325</text:p>
          </table:table-cell>
          <table:table-cell table:number-columns-repeated="1022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formula="of:=IF(MOD([.$F2328];[.A2331])=0;[.A2331];&quot;&quot;)" office:value-type="float" office:value="2326" calcext:value-type="float">
            <text:p>2326</text:p>
          </table:table-cell>
          <table:table-cell table:number-columns-repeated="1022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formula="of:=IF(MOD([.$F2329];[.A2332])=0;[.A2332];&quot;&quot;)" office:value-type="float" office:value="2327" calcext:value-type="float">
            <text:p>2327</text:p>
          </table:table-cell>
          <table:table-cell table:number-columns-repeated="1022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formula="of:=IF(MOD([.$F2330];[.A2333])=0;[.A2333];&quot;&quot;)" office:value-type="float" office:value="2328" calcext:value-type="float">
            <text:p>2328</text:p>
          </table:table-cell>
          <table:table-cell table:number-columns-repeated="1022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formula="of:=IF(MOD([.$F2331];[.A2334])=0;[.A2334];&quot;&quot;)" office:value-type="float" office:value="2329" calcext:value-type="float">
            <text:p>2329</text:p>
          </table:table-cell>
          <table:table-cell table:number-columns-repeated="1022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formula="of:=IF(MOD([.$F2332];[.A2335])=0;[.A2335];&quot;&quot;)" office:value-type="float" office:value="2330" calcext:value-type="float">
            <text:p>2330</text:p>
          </table:table-cell>
          <table:table-cell table:number-columns-repeated="1022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formula="of:=IF(MOD([.$F2333];[.A2336])=0;[.A2336];&quot;&quot;)" office:value-type="float" office:value="2331" calcext:value-type="float">
            <text:p>2331</text:p>
          </table:table-cell>
          <table:table-cell table:number-columns-repeated="1022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formula="of:=IF(MOD([.$F2334];[.A2337])=0;[.A2337];&quot;&quot;)" office:value-type="float" office:value="2332" calcext:value-type="float">
            <text:p>2332</text:p>
          </table:table-cell>
          <table:table-cell table:number-columns-repeated="1022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formula="of:=IF(MOD([.$F2335];[.A2338])=0;[.A2338];&quot;&quot;)" office:value-type="float" office:value="2333" calcext:value-type="float">
            <text:p>2333</text:p>
          </table:table-cell>
          <table:table-cell table:number-columns-repeated="1022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formula="of:=IF(MOD([.$F2336];[.A2339])=0;[.A2339];&quot;&quot;)" office:value-type="float" office:value="2334" calcext:value-type="float">
            <text:p>2334</text:p>
          </table:table-cell>
          <table:table-cell table:number-columns-repeated="1022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formula="of:=IF(MOD([.$F2337];[.A2340])=0;[.A2340];&quot;&quot;)" office:value-type="float" office:value="2335" calcext:value-type="float">
            <text:p>2335</text:p>
          </table:table-cell>
          <table:table-cell table:number-columns-repeated="1022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formula="of:=IF(MOD([.$F2338];[.A2341])=0;[.A2341];&quot;&quot;)" office:value-type="float" office:value="2336" calcext:value-type="float">
            <text:p>2336</text:p>
          </table:table-cell>
          <table:table-cell table:number-columns-repeated="1022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formula="of:=IF(MOD([.$F2339];[.A2342])=0;[.A2342];&quot;&quot;)" office:value-type="float" office:value="2337" calcext:value-type="float">
            <text:p>2337</text:p>
          </table:table-cell>
          <table:table-cell table:number-columns-repeated="1022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formula="of:=IF(MOD([.$F2340];[.A2343])=0;[.A2343];&quot;&quot;)" office:value-type="float" office:value="2338" calcext:value-type="float">
            <text:p>2338</text:p>
          </table:table-cell>
          <table:table-cell table:number-columns-repeated="1022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formula="of:=IF(MOD([.$F2341];[.A2344])=0;[.A2344];&quot;&quot;)" office:value-type="float" office:value="2339" calcext:value-type="float">
            <text:p>2339</text:p>
          </table:table-cell>
          <table:table-cell table:number-columns-repeated="1022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formula="of:=IF(MOD([.$F2342];[.A2345])=0;[.A2345];&quot;&quot;)" office:value-type="float" office:value="2340" calcext:value-type="float">
            <text:p>2340</text:p>
          </table:table-cell>
          <table:table-cell table:number-columns-repeated="1022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formula="of:=IF(MOD([.$F2343];[.A2346])=0;[.A2346];&quot;&quot;)" office:value-type="float" office:value="2341" calcext:value-type="float">
            <text:p>2341</text:p>
          </table:table-cell>
          <table:table-cell table:number-columns-repeated="1022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formula="of:=IF(MOD([.$F2344];[.A2347])=0;[.A2347];&quot;&quot;)" office:value-type="float" office:value="2342" calcext:value-type="float">
            <text:p>2342</text:p>
          </table:table-cell>
          <table:table-cell table:number-columns-repeated="1022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formula="of:=IF(MOD([.$F2345];[.A2348])=0;[.A2348];&quot;&quot;)" office:value-type="float" office:value="2343" calcext:value-type="float">
            <text:p>2343</text:p>
          </table:table-cell>
          <table:table-cell table:number-columns-repeated="1022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formula="of:=IF(MOD([.$F2346];[.A2349])=0;[.A2349];&quot;&quot;)" office:value-type="float" office:value="2344" calcext:value-type="float">
            <text:p>2344</text:p>
          </table:table-cell>
          <table:table-cell table:number-columns-repeated="1022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formula="of:=IF(MOD([.$F2347];[.A2350])=0;[.A2350];&quot;&quot;)" office:value-type="float" office:value="2345" calcext:value-type="float">
            <text:p>2345</text:p>
          </table:table-cell>
          <table:table-cell table:number-columns-repeated="1022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formula="of:=IF(MOD([.$F2348];[.A2351])=0;[.A2351];&quot;&quot;)" office:value-type="float" office:value="2346" calcext:value-type="float">
            <text:p>2346</text:p>
          </table:table-cell>
          <table:table-cell table:number-columns-repeated="1022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formula="of:=IF(MOD([.$F2349];[.A2352])=0;[.A2352];&quot;&quot;)" office:value-type="float" office:value="2347" calcext:value-type="float">
            <text:p>2347</text:p>
          </table:table-cell>
          <table:table-cell table:number-columns-repeated="1022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formula="of:=IF(MOD([.$F2350];[.A2353])=0;[.A2353];&quot;&quot;)" office:value-type="float" office:value="2348" calcext:value-type="float">
            <text:p>2348</text:p>
          </table:table-cell>
          <table:table-cell table:number-columns-repeated="1022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formula="of:=IF(MOD([.$F2351];[.A2354])=0;[.A2354];&quot;&quot;)" office:value-type="float" office:value="2349" calcext:value-type="float">
            <text:p>2349</text:p>
          </table:table-cell>
          <table:table-cell table:number-columns-repeated="1022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formula="of:=IF(MOD([.$F2352];[.A2355])=0;[.A2355];&quot;&quot;)" office:value-type="float" office:value="2350" calcext:value-type="float">
            <text:p>2350</text:p>
          </table:table-cell>
          <table:table-cell table:number-columns-repeated="1022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formula="of:=IF(MOD([.$F2353];[.A2356])=0;[.A2356];&quot;&quot;)" office:value-type="float" office:value="2351" calcext:value-type="float">
            <text:p>2351</text:p>
          </table:table-cell>
          <table:table-cell table:number-columns-repeated="1022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formula="of:=IF(MOD([.$F2354];[.A2357])=0;[.A2357];&quot;&quot;)" office:value-type="float" office:value="2352" calcext:value-type="float">
            <text:p>2352</text:p>
          </table:table-cell>
          <table:table-cell table:number-columns-repeated="1022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formula="of:=IF(MOD([.$F2355];[.A2358])=0;[.A2358];&quot;&quot;)" office:value-type="float" office:value="2353" calcext:value-type="float">
            <text:p>2353</text:p>
          </table:table-cell>
          <table:table-cell table:number-columns-repeated="1022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formula="of:=IF(MOD([.$F2356];[.A2359])=0;[.A2359];&quot;&quot;)" office:value-type="float" office:value="2354" calcext:value-type="float">
            <text:p>2354</text:p>
          </table:table-cell>
          <table:table-cell table:number-columns-repeated="1022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formula="of:=IF(MOD([.$F2357];[.A2360])=0;[.A2360];&quot;&quot;)" office:value-type="float" office:value="2355" calcext:value-type="float">
            <text:p>2355</text:p>
          </table:table-cell>
          <table:table-cell table:number-columns-repeated="1022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formula="of:=IF(MOD([.$F2358];[.A2361])=0;[.A2361];&quot;&quot;)" office:value-type="float" office:value="2356" calcext:value-type="float">
            <text:p>2356</text:p>
          </table:table-cell>
          <table:table-cell table:number-columns-repeated="1022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formula="of:=IF(MOD([.$F2359];[.A2362])=0;[.A2362];&quot;&quot;)" office:value-type="float" office:value="2357" calcext:value-type="float">
            <text:p>2357</text:p>
          </table:table-cell>
          <table:table-cell table:number-columns-repeated="1022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formula="of:=IF(MOD([.$F2360];[.A2363])=0;[.A2363];&quot;&quot;)" office:value-type="float" office:value="2358" calcext:value-type="float">
            <text:p>2358</text:p>
          </table:table-cell>
          <table:table-cell table:number-columns-repeated="1022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formula="of:=IF(MOD([.$F2361];[.A2364])=0;[.A2364];&quot;&quot;)" office:value-type="float" office:value="2359" calcext:value-type="float">
            <text:p>2359</text:p>
          </table:table-cell>
          <table:table-cell table:number-columns-repeated="1022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formula="of:=IF(MOD([.$F2362];[.A2365])=0;[.A2365];&quot;&quot;)" office:value-type="float" office:value="2360" calcext:value-type="float">
            <text:p>2360</text:p>
          </table:table-cell>
          <table:table-cell table:number-columns-repeated="1022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formula="of:=IF(MOD([.$F2363];[.A2366])=0;[.A2366];&quot;&quot;)" office:value-type="float" office:value="2361" calcext:value-type="float">
            <text:p>2361</text:p>
          </table:table-cell>
          <table:table-cell table:number-columns-repeated="1022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formula="of:=IF(MOD([.$F2364];[.A2367])=0;[.A2367];&quot;&quot;)" office:value-type="float" office:value="2362" calcext:value-type="float">
            <text:p>2362</text:p>
          </table:table-cell>
          <table:table-cell table:number-columns-repeated="1022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formula="of:=IF(MOD([.$F2365];[.A2368])=0;[.A2368];&quot;&quot;)" office:value-type="float" office:value="2363" calcext:value-type="float">
            <text:p>2363</text:p>
          </table:table-cell>
          <table:table-cell table:number-columns-repeated="1022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formula="of:=IF(MOD([.$F2366];[.A2369])=0;[.A2369];&quot;&quot;)" office:value-type="float" office:value="2364" calcext:value-type="float">
            <text:p>2364</text:p>
          </table:table-cell>
          <table:table-cell table:number-columns-repeated="1022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formula="of:=IF(MOD([.$F2367];[.A2370])=0;[.A2370];&quot;&quot;)" office:value-type="float" office:value="2365" calcext:value-type="float">
            <text:p>2365</text:p>
          </table:table-cell>
          <table:table-cell table:number-columns-repeated="1022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formula="of:=IF(MOD([.$F2368];[.A2371])=0;[.A2371];&quot;&quot;)" office:value-type="float" office:value="2366" calcext:value-type="float">
            <text:p>2366</text:p>
          </table:table-cell>
          <table:table-cell table:number-columns-repeated="1022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formula="of:=IF(MOD([.$F2369];[.A2372])=0;[.A2372];&quot;&quot;)" office:value-type="float" office:value="2367" calcext:value-type="float">
            <text:p>2367</text:p>
          </table:table-cell>
          <table:table-cell table:number-columns-repeated="1022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formula="of:=IF(MOD([.$F2370];[.A2373])=0;[.A2373];&quot;&quot;)" office:value-type="float" office:value="2368" calcext:value-type="float">
            <text:p>2368</text:p>
          </table:table-cell>
          <table:table-cell table:number-columns-repeated="1022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formula="of:=IF(MOD([.$F2371];[.A2374])=0;[.A2374];&quot;&quot;)" office:value-type="float" office:value="2369" calcext:value-type="float">
            <text:p>2369</text:p>
          </table:table-cell>
          <table:table-cell table:number-columns-repeated="1022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formula="of:=IF(MOD([.$F2372];[.A2375])=0;[.A2375];&quot;&quot;)" office:value-type="float" office:value="2370" calcext:value-type="float">
            <text:p>2370</text:p>
          </table:table-cell>
          <table:table-cell table:number-columns-repeated="1022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formula="of:=IF(MOD([.$F2373];[.A2376])=0;[.A2376];&quot;&quot;)" office:value-type="float" office:value="2371" calcext:value-type="float">
            <text:p>2371</text:p>
          </table:table-cell>
          <table:table-cell table:number-columns-repeated="1022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formula="of:=IF(MOD([.$F2374];[.A2377])=0;[.A2377];&quot;&quot;)" office:value-type="float" office:value="2372" calcext:value-type="float">
            <text:p>2372</text:p>
          </table:table-cell>
          <table:table-cell table:number-columns-repeated="1022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formula="of:=IF(MOD([.$F2375];[.A2378])=0;[.A2378];&quot;&quot;)" office:value-type="float" office:value="2373" calcext:value-type="float">
            <text:p>2373</text:p>
          </table:table-cell>
          <table:table-cell table:number-columns-repeated="1022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formula="of:=IF(MOD([.$F2376];[.A2379])=0;[.A2379];&quot;&quot;)" office:value-type="float" office:value="2374" calcext:value-type="float">
            <text:p>2374</text:p>
          </table:table-cell>
          <table:table-cell table:number-columns-repeated="1022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formula="of:=IF(MOD([.$F2377];[.A2380])=0;[.A2380];&quot;&quot;)" office:value-type="float" office:value="2375" calcext:value-type="float">
            <text:p>2375</text:p>
          </table:table-cell>
          <table:table-cell table:number-columns-repeated="1022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formula="of:=IF(MOD([.$F2378];[.A2381])=0;[.A2381];&quot;&quot;)" office:value-type="float" office:value="2376" calcext:value-type="float">
            <text:p>2376</text:p>
          </table:table-cell>
          <table:table-cell table:number-columns-repeated="1022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formula="of:=IF(MOD([.$F2379];[.A2382])=0;[.A2382];&quot;&quot;)" office:value-type="float" office:value="2377" calcext:value-type="float">
            <text:p>2377</text:p>
          </table:table-cell>
          <table:table-cell table:number-columns-repeated="1022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formula="of:=IF(MOD([.$F2380];[.A2383])=0;[.A2383];&quot;&quot;)" office:value-type="float" office:value="2378" calcext:value-type="float">
            <text:p>2378</text:p>
          </table:table-cell>
          <table:table-cell table:number-columns-repeated="1022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formula="of:=IF(MOD([.$F2381];[.A2384])=0;[.A2384];&quot;&quot;)" office:value-type="float" office:value="2379" calcext:value-type="float">
            <text:p>2379</text:p>
          </table:table-cell>
          <table:table-cell table:number-columns-repeated="1022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formula="of:=IF(MOD([.$F2382];[.A2385])=0;[.A2385];&quot;&quot;)" office:value-type="float" office:value="2380" calcext:value-type="float">
            <text:p>2380</text:p>
          </table:table-cell>
          <table:table-cell table:number-columns-repeated="1022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formula="of:=IF(MOD([.$F2383];[.A2386])=0;[.A2386];&quot;&quot;)" office:value-type="float" office:value="2381" calcext:value-type="float">
            <text:p>2381</text:p>
          </table:table-cell>
          <table:table-cell table:number-columns-repeated="1022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formula="of:=IF(MOD([.$F2384];[.A2387])=0;[.A2387];&quot;&quot;)" office:value-type="float" office:value="2382" calcext:value-type="float">
            <text:p>2382</text:p>
          </table:table-cell>
          <table:table-cell table:number-columns-repeated="1022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formula="of:=IF(MOD([.$F2385];[.A2388])=0;[.A2388];&quot;&quot;)" office:value-type="float" office:value="2383" calcext:value-type="float">
            <text:p>2383</text:p>
          </table:table-cell>
          <table:table-cell table:number-columns-repeated="1022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formula="of:=IF(MOD([.$F2386];[.A2389])=0;[.A2389];&quot;&quot;)" office:value-type="float" office:value="2384" calcext:value-type="float">
            <text:p>2384</text:p>
          </table:table-cell>
          <table:table-cell table:number-columns-repeated="1022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formula="of:=IF(MOD([.$F2387];[.A2390])=0;[.A2390];&quot;&quot;)" office:value-type="float" office:value="2385" calcext:value-type="float">
            <text:p>2385</text:p>
          </table:table-cell>
          <table:table-cell table:number-columns-repeated="1022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formula="of:=IF(MOD([.$F2388];[.A2391])=0;[.A2391];&quot;&quot;)" office:value-type="float" office:value="2386" calcext:value-type="float">
            <text:p>2386</text:p>
          </table:table-cell>
          <table:table-cell table:number-columns-repeated="1022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formula="of:=IF(MOD([.$F2389];[.A2392])=0;[.A2392];&quot;&quot;)" office:value-type="float" office:value="2387" calcext:value-type="float">
            <text:p>2387</text:p>
          </table:table-cell>
          <table:table-cell table:number-columns-repeated="1022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formula="of:=IF(MOD([.$F2390];[.A2393])=0;[.A2393];&quot;&quot;)" office:value-type="float" office:value="2388" calcext:value-type="float">
            <text:p>2388</text:p>
          </table:table-cell>
          <table:table-cell table:number-columns-repeated="1022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formula="of:=IF(MOD([.$F2391];[.A2394])=0;[.A2394];&quot;&quot;)" office:value-type="float" office:value="2389" calcext:value-type="float">
            <text:p>2389</text:p>
          </table:table-cell>
          <table:table-cell table:number-columns-repeated="1022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formula="of:=IF(MOD([.$F2392];[.A2395])=0;[.A2395];&quot;&quot;)" office:value-type="float" office:value="2390" calcext:value-type="float">
            <text:p>2390</text:p>
          </table:table-cell>
          <table:table-cell table:number-columns-repeated="1022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formula="of:=IF(MOD([.$F2393];[.A2396])=0;[.A2396];&quot;&quot;)" office:value-type="float" office:value="2391" calcext:value-type="float">
            <text:p>2391</text:p>
          </table:table-cell>
          <table:table-cell table:number-columns-repeated="1022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formula="of:=IF(MOD([.$F2394];[.A2397])=0;[.A2397];&quot;&quot;)" office:value-type="float" office:value="2392" calcext:value-type="float">
            <text:p>2392</text:p>
          </table:table-cell>
          <table:table-cell table:number-columns-repeated="1022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formula="of:=IF(MOD([.$F2395];[.A2398])=0;[.A2398];&quot;&quot;)" office:value-type="float" office:value="2393" calcext:value-type="float">
            <text:p>2393</text:p>
          </table:table-cell>
          <table:table-cell table:number-columns-repeated="1022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formula="of:=IF(MOD([.$F2396];[.A2399])=0;[.A2399];&quot;&quot;)" office:value-type="float" office:value="2394" calcext:value-type="float">
            <text:p>2394</text:p>
          </table:table-cell>
          <table:table-cell table:number-columns-repeated="1022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formula="of:=IF(MOD([.$F2397];[.A2400])=0;[.A2400];&quot;&quot;)" office:value-type="float" office:value="2395" calcext:value-type="float">
            <text:p>2395</text:p>
          </table:table-cell>
          <table:table-cell table:number-columns-repeated="1022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formula="of:=IF(MOD([.$F2398];[.A2401])=0;[.A2401];&quot;&quot;)" office:value-type="float" office:value="2396" calcext:value-type="float">
            <text:p>2396</text:p>
          </table:table-cell>
          <table:table-cell table:number-columns-repeated="1022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formula="of:=IF(MOD([.$F2399];[.A2402])=0;[.A2402];&quot;&quot;)" office:value-type="float" office:value="2397" calcext:value-type="float">
            <text:p>2397</text:p>
          </table:table-cell>
          <table:table-cell table:number-columns-repeated="1022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formula="of:=IF(MOD([.$F2400];[.A2403])=0;[.A2403];&quot;&quot;)" office:value-type="float" office:value="2398" calcext:value-type="float">
            <text:p>2398</text:p>
          </table:table-cell>
          <table:table-cell table:number-columns-repeated="1022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formula="of:=IF(MOD([.$F2401];[.A2404])=0;[.A2404];&quot;&quot;)" office:value-type="float" office:value="2399" calcext:value-type="float">
            <text:p>2399</text:p>
          </table:table-cell>
          <table:table-cell table:number-columns-repeated="1022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formula="of:=IF(MOD([.$F2402];[.A2405])=0;[.A2405];&quot;&quot;)" office:value-type="float" office:value="2400" calcext:value-type="float">
            <text:p>2400</text:p>
          </table:table-cell>
          <table:table-cell table:number-columns-repeated="1022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formula="of:=IF(MOD([.$F2403];[.A2406])=0;[.A2406];&quot;&quot;)" office:value-type="float" office:value="2401" calcext:value-type="float">
            <text:p>2401</text:p>
          </table:table-cell>
          <table:table-cell table:number-columns-repeated="1022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formula="of:=IF(MOD([.$F2404];[.A2407])=0;[.A2407];&quot;&quot;)" office:value-type="float" office:value="2402" calcext:value-type="float">
            <text:p>2402</text:p>
          </table:table-cell>
          <table:table-cell table:number-columns-repeated="1022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formula="of:=IF(MOD([.$F2405];[.A2408])=0;[.A2408];&quot;&quot;)" office:value-type="float" office:value="2403" calcext:value-type="float">
            <text:p>2403</text:p>
          </table:table-cell>
          <table:table-cell table:number-columns-repeated="1022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formula="of:=IF(MOD([.$F2406];[.A2409])=0;[.A2409];&quot;&quot;)" office:value-type="float" office:value="2404" calcext:value-type="float">
            <text:p>2404</text:p>
          </table:table-cell>
          <table:table-cell table:number-columns-repeated="1022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formula="of:=IF(MOD([.$F2407];[.A2410])=0;[.A2410];&quot;&quot;)" office:value-type="float" office:value="2405" calcext:value-type="float">
            <text:p>2405</text:p>
          </table:table-cell>
          <table:table-cell table:number-columns-repeated="1022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formula="of:=IF(MOD([.$F2408];[.A2411])=0;[.A2411];&quot;&quot;)" office:value-type="float" office:value="2406" calcext:value-type="float">
            <text:p>2406</text:p>
          </table:table-cell>
          <table:table-cell table:number-columns-repeated="1022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formula="of:=IF(MOD([.$F2409];[.A2412])=0;[.A2412];&quot;&quot;)" office:value-type="float" office:value="2407" calcext:value-type="float">
            <text:p>2407</text:p>
          </table:table-cell>
          <table:table-cell table:number-columns-repeated="1022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formula="of:=IF(MOD([.$F2410];[.A2413])=0;[.A2413];&quot;&quot;)" office:value-type="float" office:value="2408" calcext:value-type="float">
            <text:p>2408</text:p>
          </table:table-cell>
          <table:table-cell table:number-columns-repeated="1022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formula="of:=IF(MOD([.$F2411];[.A2414])=0;[.A2414];&quot;&quot;)" office:value-type="float" office:value="2409" calcext:value-type="float">
            <text:p>2409</text:p>
          </table:table-cell>
          <table:table-cell table:number-columns-repeated="1022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formula="of:=IF(MOD([.$F2412];[.A2415])=0;[.A2415];&quot;&quot;)" office:value-type="float" office:value="2410" calcext:value-type="float">
            <text:p>2410</text:p>
          </table:table-cell>
          <table:table-cell table:number-columns-repeated="1022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formula="of:=IF(MOD([.$F2413];[.A2416])=0;[.A2416];&quot;&quot;)" office:value-type="float" office:value="2411" calcext:value-type="float">
            <text:p>2411</text:p>
          </table:table-cell>
          <table:table-cell table:number-columns-repeated="1022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formula="of:=IF(MOD([.$F2414];[.A2417])=0;[.A2417];&quot;&quot;)" office:value-type="float" office:value="2412" calcext:value-type="float">
            <text:p>2412</text:p>
          </table:table-cell>
          <table:table-cell table:number-columns-repeated="1022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formula="of:=IF(MOD([.$F2415];[.A2418])=0;[.A2418];&quot;&quot;)" office:value-type="float" office:value="2413" calcext:value-type="float">
            <text:p>2413</text:p>
          </table:table-cell>
          <table:table-cell table:number-columns-repeated="1022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formula="of:=IF(MOD([.$F2416];[.A2419])=0;[.A2419];&quot;&quot;)" office:value-type="float" office:value="2414" calcext:value-type="float">
            <text:p>2414</text:p>
          </table:table-cell>
          <table:table-cell table:number-columns-repeated="1022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formula="of:=IF(MOD([.$F2417];[.A2420])=0;[.A2420];&quot;&quot;)" office:value-type="float" office:value="2415" calcext:value-type="float">
            <text:p>2415</text:p>
          </table:table-cell>
          <table:table-cell table:number-columns-repeated="1022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formula="of:=IF(MOD([.$F2418];[.A2421])=0;[.A2421];&quot;&quot;)" office:value-type="float" office:value="2416" calcext:value-type="float">
            <text:p>2416</text:p>
          </table:table-cell>
          <table:table-cell table:number-columns-repeated="1022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formula="of:=IF(MOD([.$F2419];[.A2422])=0;[.A2422];&quot;&quot;)" office:value-type="float" office:value="2417" calcext:value-type="float">
            <text:p>2417</text:p>
          </table:table-cell>
          <table:table-cell table:number-columns-repeated="1022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formula="of:=IF(MOD([.$F2420];[.A2423])=0;[.A2423];&quot;&quot;)" office:value-type="float" office:value="2418" calcext:value-type="float">
            <text:p>2418</text:p>
          </table:table-cell>
          <table:table-cell table:number-columns-repeated="1022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formula="of:=IF(MOD([.$F2421];[.A2424])=0;[.A2424];&quot;&quot;)" office:value-type="float" office:value="2419" calcext:value-type="float">
            <text:p>2419</text:p>
          </table:table-cell>
          <table:table-cell table:number-columns-repeated="1022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formula="of:=IF(MOD([.$F2422];[.A2425])=0;[.A2425];&quot;&quot;)" office:value-type="float" office:value="2420" calcext:value-type="float">
            <text:p>2420</text:p>
          </table:table-cell>
          <table:table-cell table:number-columns-repeated="1022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formula="of:=IF(MOD([.$F2423];[.A2426])=0;[.A2426];&quot;&quot;)" office:value-type="float" office:value="2421" calcext:value-type="float">
            <text:p>2421</text:p>
          </table:table-cell>
          <table:table-cell table:number-columns-repeated="1022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formula="of:=IF(MOD([.$F2424];[.A2427])=0;[.A2427];&quot;&quot;)" office:value-type="float" office:value="2422" calcext:value-type="float">
            <text:p>2422</text:p>
          </table:table-cell>
          <table:table-cell table:number-columns-repeated="1022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formula="of:=IF(MOD([.$F2425];[.A2428])=0;[.A2428];&quot;&quot;)" office:value-type="float" office:value="2423" calcext:value-type="float">
            <text:p>2423</text:p>
          </table:table-cell>
          <table:table-cell table:number-columns-repeated="1022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formula="of:=IF(MOD([.$F2426];[.A2429])=0;[.A2429];&quot;&quot;)" office:value-type="float" office:value="2424" calcext:value-type="float">
            <text:p>2424</text:p>
          </table:table-cell>
          <table:table-cell table:number-columns-repeated="1022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formula="of:=IF(MOD([.$F2427];[.A2430])=0;[.A2430];&quot;&quot;)" office:value-type="float" office:value="2425" calcext:value-type="float">
            <text:p>2425</text:p>
          </table:table-cell>
          <table:table-cell table:number-columns-repeated="1022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formula="of:=IF(MOD([.$F2428];[.A2431])=0;[.A2431];&quot;&quot;)" office:value-type="float" office:value="2426" calcext:value-type="float">
            <text:p>2426</text:p>
          </table:table-cell>
          <table:table-cell table:number-columns-repeated="1022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formula="of:=IF(MOD([.$F2429];[.A2432])=0;[.A2432];&quot;&quot;)" office:value-type="float" office:value="2427" calcext:value-type="float">
            <text:p>2427</text:p>
          </table:table-cell>
          <table:table-cell table:number-columns-repeated="1022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formula="of:=IF(MOD([.$F2430];[.A2433])=0;[.A2433];&quot;&quot;)" office:value-type="float" office:value="2428" calcext:value-type="float">
            <text:p>2428</text:p>
          </table:table-cell>
          <table:table-cell table:number-columns-repeated="1022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formula="of:=IF(MOD([.$F2431];[.A2434])=0;[.A2434];&quot;&quot;)" office:value-type="float" office:value="2429" calcext:value-type="float">
            <text:p>2429</text:p>
          </table:table-cell>
          <table:table-cell table:number-columns-repeated="1022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formula="of:=IF(MOD([.$F2432];[.A2435])=0;[.A2435];&quot;&quot;)" office:value-type="float" office:value="2430" calcext:value-type="float">
            <text:p>2430</text:p>
          </table:table-cell>
          <table:table-cell table:number-columns-repeated="1022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formula="of:=IF(MOD([.$F2433];[.A2436])=0;[.A2436];&quot;&quot;)" office:value-type="float" office:value="2431" calcext:value-type="float">
            <text:p>2431</text:p>
          </table:table-cell>
          <table:table-cell table:number-columns-repeated="1022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formula="of:=IF(MOD([.$F2434];[.A2437])=0;[.A2437];&quot;&quot;)" office:value-type="float" office:value="2432" calcext:value-type="float">
            <text:p>2432</text:p>
          </table:table-cell>
          <table:table-cell table:number-columns-repeated="1022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formula="of:=IF(MOD([.$F2435];[.A2438])=0;[.A2438];&quot;&quot;)" office:value-type="float" office:value="2433" calcext:value-type="float">
            <text:p>2433</text:p>
          </table:table-cell>
          <table:table-cell table:number-columns-repeated="1022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formula="of:=IF(MOD([.$F2436];[.A2439])=0;[.A2439];&quot;&quot;)" office:value-type="float" office:value="2434" calcext:value-type="float">
            <text:p>2434</text:p>
          </table:table-cell>
          <table:table-cell table:number-columns-repeated="1022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formula="of:=IF(MOD([.$F2437];[.A2440])=0;[.A2440];&quot;&quot;)" office:value-type="float" office:value="2435" calcext:value-type="float">
            <text:p>2435</text:p>
          </table:table-cell>
          <table:table-cell table:number-columns-repeated="1022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formula="of:=IF(MOD([.$F2438];[.A2441])=0;[.A2441];&quot;&quot;)" office:value-type="float" office:value="2436" calcext:value-type="float">
            <text:p>2436</text:p>
          </table:table-cell>
          <table:table-cell table:number-columns-repeated="1022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formula="of:=IF(MOD([.$F2439];[.A2442])=0;[.A2442];&quot;&quot;)" office:value-type="float" office:value="2437" calcext:value-type="float">
            <text:p>2437</text:p>
          </table:table-cell>
          <table:table-cell table:number-columns-repeated="1022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formula="of:=IF(MOD([.$F2440];[.A2443])=0;[.A2443];&quot;&quot;)" office:value-type="float" office:value="2438" calcext:value-type="float">
            <text:p>2438</text:p>
          </table:table-cell>
          <table:table-cell table:number-columns-repeated="1022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formula="of:=IF(MOD([.$F2441];[.A2444])=0;[.A2444];&quot;&quot;)" office:value-type="float" office:value="2439" calcext:value-type="float">
            <text:p>2439</text:p>
          </table:table-cell>
          <table:table-cell table:number-columns-repeated="1022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formula="of:=IF(MOD([.$F2442];[.A2445])=0;[.A2445];&quot;&quot;)" office:value-type="float" office:value="2440" calcext:value-type="float">
            <text:p>2440</text:p>
          </table:table-cell>
          <table:table-cell table:number-columns-repeated="1022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formula="of:=IF(MOD([.$F2443];[.A2446])=0;[.A2446];&quot;&quot;)" office:value-type="float" office:value="2441" calcext:value-type="float">
            <text:p>2441</text:p>
          </table:table-cell>
          <table:table-cell table:number-columns-repeated="1022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formula="of:=IF(MOD([.$F2444];[.A2447])=0;[.A2447];&quot;&quot;)" office:value-type="float" office:value="2442" calcext:value-type="float">
            <text:p>2442</text:p>
          </table:table-cell>
          <table:table-cell table:number-columns-repeated="1022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formula="of:=IF(MOD([.$F2445];[.A2448])=0;[.A2448];&quot;&quot;)" office:value-type="float" office:value="2443" calcext:value-type="float">
            <text:p>2443</text:p>
          </table:table-cell>
          <table:table-cell table:number-columns-repeated="1022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formula="of:=IF(MOD([.$F2446];[.A2449])=0;[.A2449];&quot;&quot;)" office:value-type="float" office:value="2444" calcext:value-type="float">
            <text:p>2444</text:p>
          </table:table-cell>
          <table:table-cell table:number-columns-repeated="1022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formula="of:=IF(MOD([.$F2447];[.A2450])=0;[.A2450];&quot;&quot;)" office:value-type="float" office:value="2445" calcext:value-type="float">
            <text:p>2445</text:p>
          </table:table-cell>
          <table:table-cell table:number-columns-repeated="1022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formula="of:=IF(MOD([.$F2448];[.A2451])=0;[.A2451];&quot;&quot;)" office:value-type="float" office:value="2446" calcext:value-type="float">
            <text:p>2446</text:p>
          </table:table-cell>
          <table:table-cell table:number-columns-repeated="1022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formula="of:=IF(MOD([.$F2449];[.A2452])=0;[.A2452];&quot;&quot;)" office:value-type="float" office:value="2447" calcext:value-type="float">
            <text:p>2447</text:p>
          </table:table-cell>
          <table:table-cell table:number-columns-repeated="1022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formula="of:=IF(MOD([.$F2450];[.A2453])=0;[.A2453];&quot;&quot;)" office:value-type="float" office:value="2448" calcext:value-type="float">
            <text:p>2448</text:p>
          </table:table-cell>
          <table:table-cell table:number-columns-repeated="1022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formula="of:=IF(MOD([.$F2451];[.A2454])=0;[.A2454];&quot;&quot;)" office:value-type="float" office:value="2449" calcext:value-type="float">
            <text:p>2449</text:p>
          </table:table-cell>
          <table:table-cell table:number-columns-repeated="1022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formula="of:=IF(MOD([.$F2452];[.A2455])=0;[.A2455];&quot;&quot;)" office:value-type="float" office:value="2450" calcext:value-type="float">
            <text:p>2450</text:p>
          </table:table-cell>
          <table:table-cell table:number-columns-repeated="1022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formula="of:=IF(MOD([.$F2453];[.A2456])=0;[.A2456];&quot;&quot;)" office:value-type="float" office:value="2451" calcext:value-type="float">
            <text:p>2451</text:p>
          </table:table-cell>
          <table:table-cell table:number-columns-repeated="1022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formula="of:=IF(MOD([.$F2454];[.A2457])=0;[.A2457];&quot;&quot;)" office:value-type="float" office:value="2452" calcext:value-type="float">
            <text:p>2452</text:p>
          </table:table-cell>
          <table:table-cell table:number-columns-repeated="1022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formula="of:=IF(MOD([.$F2455];[.A2458])=0;[.A2458];&quot;&quot;)" office:value-type="float" office:value="2453" calcext:value-type="float">
            <text:p>2453</text:p>
          </table:table-cell>
          <table:table-cell table:number-columns-repeated="1022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formula="of:=IF(MOD([.$F2456];[.A2459])=0;[.A2459];&quot;&quot;)" office:value-type="float" office:value="2454" calcext:value-type="float">
            <text:p>2454</text:p>
          </table:table-cell>
          <table:table-cell table:number-columns-repeated="1022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formula="of:=IF(MOD([.$F2457];[.A2460])=0;[.A2460];&quot;&quot;)" office:value-type="float" office:value="2455" calcext:value-type="float">
            <text:p>2455</text:p>
          </table:table-cell>
          <table:table-cell table:number-columns-repeated="1022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formula="of:=IF(MOD([.$F2458];[.A2461])=0;[.A2461];&quot;&quot;)" office:value-type="float" office:value="2456" calcext:value-type="float">
            <text:p>2456</text:p>
          </table:table-cell>
          <table:table-cell table:number-columns-repeated="1022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formula="of:=IF(MOD([.$F2459];[.A2462])=0;[.A2462];&quot;&quot;)" office:value-type="float" office:value="2457" calcext:value-type="float">
            <text:p>2457</text:p>
          </table:table-cell>
          <table:table-cell table:number-columns-repeated="1022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formula="of:=IF(MOD([.$F2460];[.A2463])=0;[.A2463];&quot;&quot;)" office:value-type="float" office:value="2458" calcext:value-type="float">
            <text:p>2458</text:p>
          </table:table-cell>
          <table:table-cell table:number-columns-repeated="1022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formula="of:=IF(MOD([.$F2461];[.A2464])=0;[.A2464];&quot;&quot;)" office:value-type="float" office:value="2459" calcext:value-type="float">
            <text:p>2459</text:p>
          </table:table-cell>
          <table:table-cell table:number-columns-repeated="1022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formula="of:=IF(MOD([.$F2462];[.A2465])=0;[.A2465];&quot;&quot;)" office:value-type="float" office:value="2460" calcext:value-type="float">
            <text:p>2460</text:p>
          </table:table-cell>
          <table:table-cell table:number-columns-repeated="1022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formula="of:=IF(MOD([.$F2463];[.A2466])=0;[.A2466];&quot;&quot;)" office:value-type="float" office:value="2461" calcext:value-type="float">
            <text:p>2461</text:p>
          </table:table-cell>
          <table:table-cell table:number-columns-repeated="1022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formula="of:=IF(MOD([.$F2464];[.A2467])=0;[.A2467];&quot;&quot;)" office:value-type="float" office:value="2462" calcext:value-type="float">
            <text:p>2462</text:p>
          </table:table-cell>
          <table:table-cell table:number-columns-repeated="1022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formula="of:=IF(MOD([.$F2465];[.A2468])=0;[.A2468];&quot;&quot;)" office:value-type="float" office:value="2463" calcext:value-type="float">
            <text:p>2463</text:p>
          </table:table-cell>
          <table:table-cell table:number-columns-repeated="1022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formula="of:=IF(MOD([.$F2466];[.A2469])=0;[.A2469];&quot;&quot;)" office:value-type="float" office:value="2464" calcext:value-type="float">
            <text:p>2464</text:p>
          </table:table-cell>
          <table:table-cell table:number-columns-repeated="1022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formula="of:=IF(MOD([.$F2467];[.A2470])=0;[.A2470];&quot;&quot;)" office:value-type="float" office:value="2465" calcext:value-type="float">
            <text:p>2465</text:p>
          </table:table-cell>
          <table:table-cell table:number-columns-repeated="1022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formula="of:=IF(MOD([.$F2468];[.A2471])=0;[.A2471];&quot;&quot;)" office:value-type="float" office:value="2466" calcext:value-type="float">
            <text:p>2466</text:p>
          </table:table-cell>
          <table:table-cell table:number-columns-repeated="1022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formula="of:=IF(MOD([.$F2469];[.A2472])=0;[.A2472];&quot;&quot;)" office:value-type="float" office:value="2467" calcext:value-type="float">
            <text:p>2467</text:p>
          </table:table-cell>
          <table:table-cell table:number-columns-repeated="1022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formula="of:=IF(MOD([.$F2470];[.A2473])=0;[.A2473];&quot;&quot;)" office:value-type="float" office:value="2468" calcext:value-type="float">
            <text:p>2468</text:p>
          </table:table-cell>
          <table:table-cell table:number-columns-repeated="1022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formula="of:=IF(MOD([.$F2471];[.A2474])=0;[.A2474];&quot;&quot;)" office:value-type="float" office:value="2469" calcext:value-type="float">
            <text:p>2469</text:p>
          </table:table-cell>
          <table:table-cell table:number-columns-repeated="1022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formula="of:=IF(MOD([.$F2472];[.A2475])=0;[.A2475];&quot;&quot;)" office:value-type="float" office:value="2470" calcext:value-type="float">
            <text:p>2470</text:p>
          </table:table-cell>
          <table:table-cell table:number-columns-repeated="1022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formula="of:=IF(MOD([.$F2473];[.A2476])=0;[.A2476];&quot;&quot;)" office:value-type="float" office:value="2471" calcext:value-type="float">
            <text:p>2471</text:p>
          </table:table-cell>
          <table:table-cell table:number-columns-repeated="1022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formula="of:=IF(MOD([.$F2474];[.A2477])=0;[.A2477];&quot;&quot;)" office:value-type="float" office:value="2472" calcext:value-type="float">
            <text:p>2472</text:p>
          </table:table-cell>
          <table:table-cell table:number-columns-repeated="1022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formula="of:=IF(MOD([.$F2475];[.A2478])=0;[.A2478];&quot;&quot;)" office:value-type="float" office:value="2473" calcext:value-type="float">
            <text:p>2473</text:p>
          </table:table-cell>
          <table:table-cell table:number-columns-repeated="1022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formula="of:=IF(MOD([.$F2476];[.A2479])=0;[.A2479];&quot;&quot;)" office:value-type="float" office:value="2474" calcext:value-type="float">
            <text:p>2474</text:p>
          </table:table-cell>
          <table:table-cell table:number-columns-repeated="1022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formula="of:=IF(MOD([.$F2477];[.A2480])=0;[.A2480];&quot;&quot;)" office:value-type="float" office:value="2475" calcext:value-type="float">
            <text:p>2475</text:p>
          </table:table-cell>
          <table:table-cell table:number-columns-repeated="1022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formula="of:=IF(MOD([.$F2478];[.A2481])=0;[.A2481];&quot;&quot;)" office:value-type="float" office:value="2476" calcext:value-type="float">
            <text:p>2476</text:p>
          </table:table-cell>
          <table:table-cell table:number-columns-repeated="1022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formula="of:=IF(MOD([.$F2479];[.A2482])=0;[.A2482];&quot;&quot;)" office:value-type="float" office:value="2477" calcext:value-type="float">
            <text:p>2477</text:p>
          </table:table-cell>
          <table:table-cell table:number-columns-repeated="1022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formula="of:=IF(MOD([.$F2480];[.A2483])=0;[.A2483];&quot;&quot;)" office:value-type="float" office:value="2478" calcext:value-type="float">
            <text:p>2478</text:p>
          </table:table-cell>
          <table:table-cell table:number-columns-repeated="1022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formula="of:=IF(MOD([.$F2481];[.A2484])=0;[.A2484];&quot;&quot;)" office:value-type="float" office:value="2479" calcext:value-type="float">
            <text:p>2479</text:p>
          </table:table-cell>
          <table:table-cell table:number-columns-repeated="1022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formula="of:=IF(MOD([.$F2482];[.A2485])=0;[.A2485];&quot;&quot;)" office:value-type="float" office:value="2480" calcext:value-type="float">
            <text:p>2480</text:p>
          </table:table-cell>
          <table:table-cell table:number-columns-repeated="1022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formula="of:=IF(MOD([.$F2483];[.A2486])=0;[.A2486];&quot;&quot;)" office:value-type="float" office:value="2481" calcext:value-type="float">
            <text:p>2481</text:p>
          </table:table-cell>
          <table:table-cell table:number-columns-repeated="1022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formula="of:=IF(MOD([.$F2484];[.A2487])=0;[.A2487];&quot;&quot;)" office:value-type="float" office:value="2482" calcext:value-type="float">
            <text:p>2482</text:p>
          </table:table-cell>
          <table:table-cell table:number-columns-repeated="1022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formula="of:=IF(MOD([.$F2485];[.A2488])=0;[.A2488];&quot;&quot;)" office:value-type="float" office:value="2483" calcext:value-type="float">
            <text:p>2483</text:p>
          </table:table-cell>
          <table:table-cell table:number-columns-repeated="1022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formula="of:=IF(MOD([.$F2486];[.A2489])=0;[.A2489];&quot;&quot;)" office:value-type="float" office:value="2484" calcext:value-type="float">
            <text:p>2484</text:p>
          </table:table-cell>
          <table:table-cell table:number-columns-repeated="1022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formula="of:=IF(MOD([.$F2487];[.A2490])=0;[.A2490];&quot;&quot;)" office:value-type="float" office:value="2485" calcext:value-type="float">
            <text:p>2485</text:p>
          </table:table-cell>
          <table:table-cell table:number-columns-repeated="1022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formula="of:=IF(MOD([.$F2488];[.A2491])=0;[.A2491];&quot;&quot;)" office:value-type="float" office:value="2486" calcext:value-type="float">
            <text:p>2486</text:p>
          </table:table-cell>
          <table:table-cell table:number-columns-repeated="1022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formula="of:=IF(MOD([.$F2489];[.A2492])=0;[.A2492];&quot;&quot;)" office:value-type="float" office:value="2487" calcext:value-type="float">
            <text:p>2487</text:p>
          </table:table-cell>
          <table:table-cell table:number-columns-repeated="1022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formula="of:=IF(MOD([.$F2490];[.A2493])=0;[.A2493];&quot;&quot;)" office:value-type="float" office:value="2488" calcext:value-type="float">
            <text:p>2488</text:p>
          </table:table-cell>
          <table:table-cell table:number-columns-repeated="1022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formula="of:=IF(MOD([.$F2491];[.A2494])=0;[.A2494];&quot;&quot;)" office:value-type="float" office:value="2489" calcext:value-type="float">
            <text:p>2489</text:p>
          </table:table-cell>
          <table:table-cell table:number-columns-repeated="1022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formula="of:=IF(MOD([.$F2492];[.A2495])=0;[.A2495];&quot;&quot;)" office:value-type="float" office:value="2490" calcext:value-type="float">
            <text:p>2490</text:p>
          </table:table-cell>
          <table:table-cell table:number-columns-repeated="1022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formula="of:=IF(MOD([.$F2493];[.A2496])=0;[.A2496];&quot;&quot;)" office:value-type="float" office:value="2491" calcext:value-type="float">
            <text:p>2491</text:p>
          </table:table-cell>
          <table:table-cell table:number-columns-repeated="1022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formula="of:=IF(MOD([.$F2494];[.A2497])=0;[.A2497];&quot;&quot;)" office:value-type="float" office:value="2492" calcext:value-type="float">
            <text:p>2492</text:p>
          </table:table-cell>
          <table:table-cell table:number-columns-repeated="1022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formula="of:=IF(MOD([.$F2495];[.A2498])=0;[.A2498];&quot;&quot;)" office:value-type="float" office:value="2493" calcext:value-type="float">
            <text:p>2493</text:p>
          </table:table-cell>
          <table:table-cell table:number-columns-repeated="1022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formula="of:=IF(MOD([.$F2496];[.A2499])=0;[.A2499];&quot;&quot;)" office:value-type="float" office:value="2494" calcext:value-type="float">
            <text:p>2494</text:p>
          </table:table-cell>
          <table:table-cell table:number-columns-repeated="1022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formula="of:=IF(MOD([.$F2497];[.A2500])=0;[.A2500];&quot;&quot;)" office:value-type="float" office:value="2495" calcext:value-type="float">
            <text:p>2495</text:p>
          </table:table-cell>
          <table:table-cell table:number-columns-repeated="1022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formula="of:=IF(MOD([.$F2498];[.A2501])=0;[.A2501];&quot;&quot;)" office:value-type="float" office:value="2496" calcext:value-type="float">
            <text:p>2496</text:p>
          </table:table-cell>
          <table:table-cell table:number-columns-repeated="1022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formula="of:=IF(MOD([.$F2499];[.A2502])=0;[.A2502];&quot;&quot;)" office:value-type="float" office:value="2497" calcext:value-type="float">
            <text:p>2497</text:p>
          </table:table-cell>
          <table:table-cell table:number-columns-repeated="1022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formula="of:=IF(MOD([.$F2500];[.A2503])=0;[.A2503];&quot;&quot;)" office:value-type="float" office:value="2498" calcext:value-type="float">
            <text:p>2498</text:p>
          </table:table-cell>
          <table:table-cell table:number-columns-repeated="1022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formula="of:=IF(MOD([.$F2501];[.A2504])=0;[.A2504];&quot;&quot;)" office:value-type="float" office:value="2499" calcext:value-type="float">
            <text:p>2499</text:p>
          </table:table-cell>
          <table:table-cell table:number-columns-repeated="1022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formula="of:=IF(MOD([.$F2502];[.A2505])=0;[.A2505];&quot;&quot;)" office:value-type="float" office:value="2500" calcext:value-type="float">
            <text:p>2500</text:p>
          </table:table-cell>
          <table:table-cell table:number-columns-repeated="1022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formula="of:=IF(MOD([.$F2503];[.A2506])=0;[.A2506];&quot;&quot;)" office:value-type="float" office:value="2501" calcext:value-type="float">
            <text:p>2501</text:p>
          </table:table-cell>
          <table:table-cell table:number-columns-repeated="1022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formula="of:=IF(MOD([.$F2504];[.A2507])=0;[.A2507];&quot;&quot;)" office:value-type="float" office:value="2502" calcext:value-type="float">
            <text:p>2502</text:p>
          </table:table-cell>
          <table:table-cell table:number-columns-repeated="1022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formula="of:=IF(MOD([.$F2505];[.A2508])=0;[.A2508];&quot;&quot;)" office:value-type="float" office:value="2503" calcext:value-type="float">
            <text:p>2503</text:p>
          </table:table-cell>
          <table:table-cell table:number-columns-repeated="1022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formula="of:=IF(MOD([.$F2506];[.A2509])=0;[.A2509];&quot;&quot;)" office:value-type="float" office:value="2504" calcext:value-type="float">
            <text:p>2504</text:p>
          </table:table-cell>
          <table:table-cell table:number-columns-repeated="1022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formula="of:=IF(MOD([.$F2507];[.A2510])=0;[.A2510];&quot;&quot;)" office:value-type="float" office:value="2505" calcext:value-type="float">
            <text:p>2505</text:p>
          </table:table-cell>
          <table:table-cell table:number-columns-repeated="1022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formula="of:=IF(MOD([.$F2508];[.A2511])=0;[.A2511];&quot;&quot;)" office:value-type="float" office:value="2506" calcext:value-type="float">
            <text:p>2506</text:p>
          </table:table-cell>
          <table:table-cell table:number-columns-repeated="1022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formula="of:=IF(MOD([.$F2509];[.A2512])=0;[.A2512];&quot;&quot;)" office:value-type="float" office:value="2507" calcext:value-type="float">
            <text:p>2507</text:p>
          </table:table-cell>
          <table:table-cell table:number-columns-repeated="1022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formula="of:=IF(MOD([.$F2510];[.A2513])=0;[.A2513];&quot;&quot;)" office:value-type="float" office:value="2508" calcext:value-type="float">
            <text:p>2508</text:p>
          </table:table-cell>
          <table:table-cell table:number-columns-repeated="1022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formula="of:=IF(MOD([.$F2511];[.A2514])=0;[.A2514];&quot;&quot;)" office:value-type="float" office:value="2509" calcext:value-type="float">
            <text:p>2509</text:p>
          </table:table-cell>
          <table:table-cell table:number-columns-repeated="1022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formula="of:=IF(MOD([.$F2512];[.A2515])=0;[.A2515];&quot;&quot;)" office:value-type="float" office:value="2510" calcext:value-type="float">
            <text:p>2510</text:p>
          </table:table-cell>
          <table:table-cell table:number-columns-repeated="1022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formula="of:=IF(MOD([.$F2513];[.A2516])=0;[.A2516];&quot;&quot;)" office:value-type="float" office:value="2511" calcext:value-type="float">
            <text:p>2511</text:p>
          </table:table-cell>
          <table:table-cell table:number-columns-repeated="1022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formula="of:=IF(MOD([.$F2514];[.A2517])=0;[.A2517];&quot;&quot;)" office:value-type="float" office:value="2512" calcext:value-type="float">
            <text:p>2512</text:p>
          </table:table-cell>
          <table:table-cell table:number-columns-repeated="1022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formula="of:=IF(MOD([.$F2515];[.A2518])=0;[.A2518];&quot;&quot;)" office:value-type="float" office:value="2513" calcext:value-type="float">
            <text:p>2513</text:p>
          </table:table-cell>
          <table:table-cell table:number-columns-repeated="1022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formula="of:=IF(MOD([.$F2516];[.A2519])=0;[.A2519];&quot;&quot;)" office:value-type="float" office:value="2514" calcext:value-type="float">
            <text:p>2514</text:p>
          </table:table-cell>
          <table:table-cell table:number-columns-repeated="1022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formula="of:=IF(MOD([.$F2517];[.A2520])=0;[.A2520];&quot;&quot;)" office:value-type="float" office:value="2515" calcext:value-type="float">
            <text:p>2515</text:p>
          </table:table-cell>
          <table:table-cell table:number-columns-repeated="1022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formula="of:=IF(MOD([.$F2518];[.A2521])=0;[.A2521];&quot;&quot;)" office:value-type="float" office:value="2516" calcext:value-type="float">
            <text:p>2516</text:p>
          </table:table-cell>
          <table:table-cell table:number-columns-repeated="1022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formula="of:=IF(MOD([.$F2519];[.A2522])=0;[.A2522];&quot;&quot;)" office:value-type="float" office:value="2517" calcext:value-type="float">
            <text:p>2517</text:p>
          </table:table-cell>
          <table:table-cell table:number-columns-repeated="1022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formula="of:=IF(MOD([.$F2520];[.A2523])=0;[.A2523];&quot;&quot;)" office:value-type="float" office:value="2518" calcext:value-type="float">
            <text:p>2518</text:p>
          </table:table-cell>
          <table:table-cell table:number-columns-repeated="1022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formula="of:=IF(MOD([.$F2521];[.A2524])=0;[.A2524];&quot;&quot;)" office:value-type="float" office:value="2519" calcext:value-type="float">
            <text:p>2519</text:p>
          </table:table-cell>
          <table:table-cell table:number-columns-repeated="1022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formula="of:=IF(MOD([.$F2522];[.A2525])=0;[.A2525];&quot;&quot;)" office:value-type="float" office:value="2520" calcext:value-type="float">
            <text:p>2520</text:p>
          </table:table-cell>
          <table:table-cell table:number-columns-repeated="1022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formula="of:=IF(MOD([.$F2523];[.A2526])=0;[.A2526];&quot;&quot;)" office:value-type="float" office:value="2521" calcext:value-type="float">
            <text:p>2521</text:p>
          </table:table-cell>
          <table:table-cell table:number-columns-repeated="1022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formula="of:=IF(MOD([.$F2524];[.A2527])=0;[.A2527];&quot;&quot;)" office:value-type="float" office:value="2522" calcext:value-type="float">
            <text:p>2522</text:p>
          </table:table-cell>
          <table:table-cell table:number-columns-repeated="1022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formula="of:=IF(MOD([.$F2525];[.A2528])=0;[.A2528];&quot;&quot;)" office:value-type="float" office:value="2523" calcext:value-type="float">
            <text:p>2523</text:p>
          </table:table-cell>
          <table:table-cell table:number-columns-repeated="1022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formula="of:=IF(MOD([.$F2526];[.A2529])=0;[.A2529];&quot;&quot;)" office:value-type="float" office:value="2524" calcext:value-type="float">
            <text:p>2524</text:p>
          </table:table-cell>
          <table:table-cell table:number-columns-repeated="1022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formula="of:=IF(MOD([.$F2527];[.A2530])=0;[.A2530];&quot;&quot;)" office:value-type="float" office:value="2525" calcext:value-type="float">
            <text:p>2525</text:p>
          </table:table-cell>
          <table:table-cell table:number-columns-repeated="1022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formula="of:=IF(MOD([.$F2528];[.A2531])=0;[.A2531];&quot;&quot;)" office:value-type="float" office:value="2526" calcext:value-type="float">
            <text:p>2526</text:p>
          </table:table-cell>
          <table:table-cell table:number-columns-repeated="1022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formula="of:=IF(MOD([.$F2529];[.A2532])=0;[.A2532];&quot;&quot;)" office:value-type="float" office:value="2527" calcext:value-type="float">
            <text:p>2527</text:p>
          </table:table-cell>
          <table:table-cell table:number-columns-repeated="1022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formula="of:=IF(MOD([.$F2530];[.A2533])=0;[.A2533];&quot;&quot;)" office:value-type="float" office:value="2528" calcext:value-type="float">
            <text:p>2528</text:p>
          </table:table-cell>
          <table:table-cell table:number-columns-repeated="1022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formula="of:=IF(MOD([.$F2531];[.A2534])=0;[.A2534];&quot;&quot;)" office:value-type="float" office:value="2529" calcext:value-type="float">
            <text:p>2529</text:p>
          </table:table-cell>
          <table:table-cell table:number-columns-repeated="1022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formula="of:=IF(MOD([.$F2532];[.A2535])=0;[.A2535];&quot;&quot;)" office:value-type="float" office:value="2530" calcext:value-type="float">
            <text:p>2530</text:p>
          </table:table-cell>
          <table:table-cell table:number-columns-repeated="1022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formula="of:=IF(MOD([.$F2533];[.A2536])=0;[.A2536];&quot;&quot;)" office:value-type="float" office:value="2531" calcext:value-type="float">
            <text:p>2531</text:p>
          </table:table-cell>
          <table:table-cell table:number-columns-repeated="1022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formula="of:=IF(MOD([.$F2534];[.A2537])=0;[.A2537];&quot;&quot;)" office:value-type="float" office:value="2532" calcext:value-type="float">
            <text:p>2532</text:p>
          </table:table-cell>
          <table:table-cell table:number-columns-repeated="1022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formula="of:=IF(MOD([.$F2535];[.A2538])=0;[.A2538];&quot;&quot;)" office:value-type="float" office:value="2533" calcext:value-type="float">
            <text:p>2533</text:p>
          </table:table-cell>
          <table:table-cell table:number-columns-repeated="1022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formula="of:=IF(MOD([.$F2536];[.A2539])=0;[.A2539];&quot;&quot;)" office:value-type="float" office:value="2534" calcext:value-type="float">
            <text:p>2534</text:p>
          </table:table-cell>
          <table:table-cell table:number-columns-repeated="1022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formula="of:=IF(MOD([.$F2537];[.A2540])=0;[.A2540];&quot;&quot;)" office:value-type="float" office:value="2535" calcext:value-type="float">
            <text:p>2535</text:p>
          </table:table-cell>
          <table:table-cell table:number-columns-repeated="1022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formula="of:=IF(MOD([.$F2538];[.A2541])=0;[.A2541];&quot;&quot;)" office:value-type="float" office:value="2536" calcext:value-type="float">
            <text:p>2536</text:p>
          </table:table-cell>
          <table:table-cell table:number-columns-repeated="1022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formula="of:=IF(MOD([.$F2539];[.A2542])=0;[.A2542];&quot;&quot;)" office:value-type="float" office:value="2537" calcext:value-type="float">
            <text:p>2537</text:p>
          </table:table-cell>
          <table:table-cell table:number-columns-repeated="1022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formula="of:=IF(MOD([.$F2540];[.A2543])=0;[.A2543];&quot;&quot;)" office:value-type="float" office:value="2538" calcext:value-type="float">
            <text:p>2538</text:p>
          </table:table-cell>
          <table:table-cell table:number-columns-repeated="1022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formula="of:=IF(MOD([.$F2541];[.A2544])=0;[.A2544];&quot;&quot;)" office:value-type="float" office:value="2539" calcext:value-type="float">
            <text:p>2539</text:p>
          </table:table-cell>
          <table:table-cell table:number-columns-repeated="1022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formula="of:=IF(MOD([.$F2542];[.A2545])=0;[.A2545];&quot;&quot;)" office:value-type="float" office:value="2540" calcext:value-type="float">
            <text:p>2540</text:p>
          </table:table-cell>
          <table:table-cell table:number-columns-repeated="1022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formula="of:=IF(MOD([.$F2543];[.A2546])=0;[.A2546];&quot;&quot;)" office:value-type="float" office:value="2541" calcext:value-type="float">
            <text:p>2541</text:p>
          </table:table-cell>
          <table:table-cell table:number-columns-repeated="1022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formula="of:=IF(MOD([.$F2544];[.A2547])=0;[.A2547];&quot;&quot;)" office:value-type="float" office:value="2542" calcext:value-type="float">
            <text:p>2542</text:p>
          </table:table-cell>
          <table:table-cell table:number-columns-repeated="1022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formula="of:=IF(MOD([.$F2545];[.A2548])=0;[.A2548];&quot;&quot;)" office:value-type="float" office:value="2543" calcext:value-type="float">
            <text:p>2543</text:p>
          </table:table-cell>
          <table:table-cell table:number-columns-repeated="1022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formula="of:=IF(MOD([.$F2546];[.A2549])=0;[.A2549];&quot;&quot;)" office:value-type="float" office:value="2544" calcext:value-type="float">
            <text:p>2544</text:p>
          </table:table-cell>
          <table:table-cell table:number-columns-repeated="1022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formula="of:=IF(MOD([.$F2547];[.A2550])=0;[.A2550];&quot;&quot;)" office:value-type="float" office:value="2545" calcext:value-type="float">
            <text:p>2545</text:p>
          </table:table-cell>
          <table:table-cell table:number-columns-repeated="1022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formula="of:=IF(MOD([.$F2548];[.A2551])=0;[.A2551];&quot;&quot;)" office:value-type="float" office:value="2546" calcext:value-type="float">
            <text:p>2546</text:p>
          </table:table-cell>
          <table:table-cell table:number-columns-repeated="1022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formula="of:=IF(MOD([.$F2549];[.A2552])=0;[.A2552];&quot;&quot;)" office:value-type="float" office:value="2547" calcext:value-type="float">
            <text:p>2547</text:p>
          </table:table-cell>
          <table:table-cell table:number-columns-repeated="1022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formula="of:=IF(MOD([.$F2550];[.A2553])=0;[.A2553];&quot;&quot;)" office:value-type="float" office:value="2548" calcext:value-type="float">
            <text:p>2548</text:p>
          </table:table-cell>
          <table:table-cell table:number-columns-repeated="1022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formula="of:=IF(MOD([.$F2551];[.A2554])=0;[.A2554];&quot;&quot;)" office:value-type="float" office:value="2549" calcext:value-type="float">
            <text:p>2549</text:p>
          </table:table-cell>
          <table:table-cell table:number-columns-repeated="1022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formula="of:=IF(MOD([.$F2552];[.A2555])=0;[.A2555];&quot;&quot;)" office:value-type="float" office:value="2550" calcext:value-type="float">
            <text:p>2550</text:p>
          </table:table-cell>
          <table:table-cell table:number-columns-repeated="1022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formula="of:=IF(MOD([.$F2553];[.A2556])=0;[.A2556];&quot;&quot;)" office:value-type="float" office:value="2551" calcext:value-type="float">
            <text:p>2551</text:p>
          </table:table-cell>
          <table:table-cell table:number-columns-repeated="1022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formula="of:=IF(MOD([.$F2554];[.A2557])=0;[.A2557];&quot;&quot;)" office:value-type="float" office:value="2552" calcext:value-type="float">
            <text:p>2552</text:p>
          </table:table-cell>
          <table:table-cell table:number-columns-repeated="1022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formula="of:=IF(MOD([.$F2555];[.A2558])=0;[.A2558];&quot;&quot;)" office:value-type="float" office:value="2553" calcext:value-type="float">
            <text:p>2553</text:p>
          </table:table-cell>
          <table:table-cell table:number-columns-repeated="1022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formula="of:=IF(MOD([.$F2556];[.A2559])=0;[.A2559];&quot;&quot;)" office:value-type="float" office:value="2554" calcext:value-type="float">
            <text:p>2554</text:p>
          </table:table-cell>
          <table:table-cell table:number-columns-repeated="1022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formula="of:=IF(MOD([.$F2557];[.A2560])=0;[.A2560];&quot;&quot;)" office:value-type="float" office:value="2555" calcext:value-type="float">
            <text:p>2555</text:p>
          </table:table-cell>
          <table:table-cell table:number-columns-repeated="1022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formula="of:=IF(MOD([.$F2558];[.A2561])=0;[.A2561];&quot;&quot;)" office:value-type="float" office:value="2556" calcext:value-type="float">
            <text:p>2556</text:p>
          </table:table-cell>
          <table:table-cell table:number-columns-repeated="1022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formula="of:=IF(MOD([.$F2559];[.A2562])=0;[.A2562];&quot;&quot;)" office:value-type="float" office:value="2557" calcext:value-type="float">
            <text:p>2557</text:p>
          </table:table-cell>
          <table:table-cell table:number-columns-repeated="1022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formula="of:=IF(MOD([.$F2560];[.A2563])=0;[.A2563];&quot;&quot;)" office:value-type="float" office:value="2558" calcext:value-type="float">
            <text:p>2558</text:p>
          </table:table-cell>
          <table:table-cell table:number-columns-repeated="1022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formula="of:=IF(MOD([.$F2561];[.A2564])=0;[.A2564];&quot;&quot;)" office:value-type="float" office:value="2559" calcext:value-type="float">
            <text:p>2559</text:p>
          </table:table-cell>
          <table:table-cell table:number-columns-repeated="1022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formula="of:=IF(MOD([.$F2562];[.A2565])=0;[.A2565];&quot;&quot;)" office:value-type="float" office:value="2560" calcext:value-type="float">
            <text:p>2560</text:p>
          </table:table-cell>
          <table:table-cell table:number-columns-repeated="1022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formula="of:=IF(MOD([.$F2563];[.A2566])=0;[.A2566];&quot;&quot;)" office:value-type="float" office:value="2561" calcext:value-type="float">
            <text:p>2561</text:p>
          </table:table-cell>
          <table:table-cell table:number-columns-repeated="1022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formula="of:=IF(MOD([.$F2564];[.A2567])=0;[.A2567];&quot;&quot;)" office:value-type="float" office:value="2562" calcext:value-type="float">
            <text:p>2562</text:p>
          </table:table-cell>
          <table:table-cell table:number-columns-repeated="1022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formula="of:=IF(MOD([.$F2565];[.A2568])=0;[.A2568];&quot;&quot;)" office:value-type="float" office:value="2563" calcext:value-type="float">
            <text:p>2563</text:p>
          </table:table-cell>
          <table:table-cell table:number-columns-repeated="1022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formula="of:=IF(MOD([.$F2566];[.A2569])=0;[.A2569];&quot;&quot;)" office:value-type="float" office:value="2564" calcext:value-type="float">
            <text:p>2564</text:p>
          </table:table-cell>
          <table:table-cell table:number-columns-repeated="1022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formula="of:=IF(MOD([.$F2567];[.A2570])=0;[.A2570];&quot;&quot;)" office:value-type="float" office:value="2565" calcext:value-type="float">
            <text:p>2565</text:p>
          </table:table-cell>
          <table:table-cell table:number-columns-repeated="1022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formula="of:=IF(MOD([.$F2568];[.A2571])=0;[.A2571];&quot;&quot;)" office:value-type="float" office:value="2566" calcext:value-type="float">
            <text:p>2566</text:p>
          </table:table-cell>
          <table:table-cell table:number-columns-repeated="1022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formula="of:=IF(MOD([.$F2569];[.A2572])=0;[.A2572];&quot;&quot;)" office:value-type="float" office:value="2567" calcext:value-type="float">
            <text:p>2567</text:p>
          </table:table-cell>
          <table:table-cell table:number-columns-repeated="1022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formula="of:=IF(MOD([.$F2570];[.A2573])=0;[.A2573];&quot;&quot;)" office:value-type="float" office:value="2568" calcext:value-type="float">
            <text:p>2568</text:p>
          </table:table-cell>
          <table:table-cell table:number-columns-repeated="1022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formula="of:=IF(MOD([.$F2571];[.A2574])=0;[.A2574];&quot;&quot;)" office:value-type="float" office:value="2569" calcext:value-type="float">
            <text:p>2569</text:p>
          </table:table-cell>
          <table:table-cell table:number-columns-repeated="1022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formula="of:=IF(MOD([.$F2572];[.A2575])=0;[.A2575];&quot;&quot;)" office:value-type="float" office:value="2570" calcext:value-type="float">
            <text:p>2570</text:p>
          </table:table-cell>
          <table:table-cell table:number-columns-repeated="1022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formula="of:=IF(MOD([.$F2573];[.A2576])=0;[.A2576];&quot;&quot;)" office:value-type="float" office:value="2571" calcext:value-type="float">
            <text:p>2571</text:p>
          </table:table-cell>
          <table:table-cell table:number-columns-repeated="1022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formula="of:=IF(MOD([.$F2574];[.A2577])=0;[.A2577];&quot;&quot;)" office:value-type="float" office:value="2572" calcext:value-type="float">
            <text:p>2572</text:p>
          </table:table-cell>
          <table:table-cell table:number-columns-repeated="1022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formula="of:=IF(MOD([.$F2575];[.A2578])=0;[.A2578];&quot;&quot;)" office:value-type="float" office:value="2573" calcext:value-type="float">
            <text:p>2573</text:p>
          </table:table-cell>
          <table:table-cell table:number-columns-repeated="1022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formula="of:=IF(MOD([.$F2576];[.A2579])=0;[.A2579];&quot;&quot;)" office:value-type="float" office:value="2574" calcext:value-type="float">
            <text:p>2574</text:p>
          </table:table-cell>
          <table:table-cell table:number-columns-repeated="1022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formula="of:=IF(MOD([.$F2577];[.A2580])=0;[.A2580];&quot;&quot;)" office:value-type="float" office:value="2575" calcext:value-type="float">
            <text:p>2575</text:p>
          </table:table-cell>
          <table:table-cell table:number-columns-repeated="1022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formula="of:=IF(MOD([.$F2578];[.A2581])=0;[.A2581];&quot;&quot;)" office:value-type="float" office:value="2576" calcext:value-type="float">
            <text:p>2576</text:p>
          </table:table-cell>
          <table:table-cell table:number-columns-repeated="1022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formula="of:=IF(MOD([.$F2579];[.A2582])=0;[.A2582];&quot;&quot;)" office:value-type="float" office:value="2577" calcext:value-type="float">
            <text:p>2577</text:p>
          </table:table-cell>
          <table:table-cell table:number-columns-repeated="1022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formula="of:=IF(MOD([.$F2580];[.A2583])=0;[.A2583];&quot;&quot;)" office:value-type="float" office:value="2578" calcext:value-type="float">
            <text:p>2578</text:p>
          </table:table-cell>
          <table:table-cell table:number-columns-repeated="1022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formula="of:=IF(MOD([.$F2581];[.A2584])=0;[.A2584];&quot;&quot;)" office:value-type="float" office:value="2579" calcext:value-type="float">
            <text:p>2579</text:p>
          </table:table-cell>
          <table:table-cell table:number-columns-repeated="1022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formula="of:=IF(MOD([.$F2582];[.A2585])=0;[.A2585];&quot;&quot;)" office:value-type="float" office:value="2580" calcext:value-type="float">
            <text:p>2580</text:p>
          </table:table-cell>
          <table:table-cell table:number-columns-repeated="1022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formula="of:=IF(MOD([.$F2583];[.A2586])=0;[.A2586];&quot;&quot;)" office:value-type="float" office:value="2581" calcext:value-type="float">
            <text:p>2581</text:p>
          </table:table-cell>
          <table:table-cell table:number-columns-repeated="1022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formula="of:=IF(MOD([.$F2584];[.A2587])=0;[.A2587];&quot;&quot;)" office:value-type="float" office:value="2582" calcext:value-type="float">
            <text:p>2582</text:p>
          </table:table-cell>
          <table:table-cell table:number-columns-repeated="1022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formula="of:=IF(MOD([.$F2585];[.A2588])=0;[.A2588];&quot;&quot;)" office:value-type="float" office:value="2583" calcext:value-type="float">
            <text:p>2583</text:p>
          </table:table-cell>
          <table:table-cell table:number-columns-repeated="1022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formula="of:=IF(MOD([.$F2586];[.A2589])=0;[.A2589];&quot;&quot;)" office:value-type="float" office:value="2584" calcext:value-type="float">
            <text:p>2584</text:p>
          </table:table-cell>
          <table:table-cell table:number-columns-repeated="1022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formula="of:=IF(MOD([.$F2587];[.A2590])=0;[.A2590];&quot;&quot;)" office:value-type="float" office:value="2585" calcext:value-type="float">
            <text:p>2585</text:p>
          </table:table-cell>
          <table:table-cell table:number-columns-repeated="1022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formula="of:=IF(MOD([.$F2588];[.A2591])=0;[.A2591];&quot;&quot;)" office:value-type="float" office:value="2586" calcext:value-type="float">
            <text:p>2586</text:p>
          </table:table-cell>
          <table:table-cell table:number-columns-repeated="1022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formula="of:=IF(MOD([.$F2589];[.A2592])=0;[.A2592];&quot;&quot;)" office:value-type="float" office:value="2587" calcext:value-type="float">
            <text:p>2587</text:p>
          </table:table-cell>
          <table:table-cell table:number-columns-repeated="1022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formula="of:=IF(MOD([.$F2590];[.A2593])=0;[.A2593];&quot;&quot;)" office:value-type="float" office:value="2588" calcext:value-type="float">
            <text:p>2588</text:p>
          </table:table-cell>
          <table:table-cell table:number-columns-repeated="1022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formula="of:=IF(MOD([.$F2591];[.A2594])=0;[.A2594];&quot;&quot;)" office:value-type="float" office:value="2589" calcext:value-type="float">
            <text:p>2589</text:p>
          </table:table-cell>
          <table:table-cell table:number-columns-repeated="1022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formula="of:=IF(MOD([.$F2592];[.A2595])=0;[.A2595];&quot;&quot;)" office:value-type="float" office:value="2590" calcext:value-type="float">
            <text:p>2590</text:p>
          </table:table-cell>
          <table:table-cell table:number-columns-repeated="1022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formula="of:=IF(MOD([.$F2593];[.A2596])=0;[.A2596];&quot;&quot;)" office:value-type="float" office:value="2591" calcext:value-type="float">
            <text:p>2591</text:p>
          </table:table-cell>
          <table:table-cell table:number-columns-repeated="1022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formula="of:=IF(MOD([.$F2594];[.A2597])=0;[.A2597];&quot;&quot;)" office:value-type="float" office:value="2592" calcext:value-type="float">
            <text:p>2592</text:p>
          </table:table-cell>
          <table:table-cell table:number-columns-repeated="1022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formula="of:=IF(MOD([.$F2595];[.A2598])=0;[.A2598];&quot;&quot;)" office:value-type="float" office:value="2593" calcext:value-type="float">
            <text:p>2593</text:p>
          </table:table-cell>
          <table:table-cell table:number-columns-repeated="1022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formula="of:=IF(MOD([.$F2596];[.A2599])=0;[.A2599];&quot;&quot;)" office:value-type="float" office:value="2594" calcext:value-type="float">
            <text:p>2594</text:p>
          </table:table-cell>
          <table:table-cell table:number-columns-repeated="1022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formula="of:=IF(MOD([.$F2597];[.A2600])=0;[.A2600];&quot;&quot;)" office:value-type="float" office:value="2595" calcext:value-type="float">
            <text:p>2595</text:p>
          </table:table-cell>
          <table:table-cell table:number-columns-repeated="1022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formula="of:=IF(MOD([.$F2598];[.A2601])=0;[.A2601];&quot;&quot;)" office:value-type="float" office:value="2596" calcext:value-type="float">
            <text:p>2596</text:p>
          </table:table-cell>
          <table:table-cell table:number-columns-repeated="1022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formula="of:=IF(MOD([.$F2599];[.A2602])=0;[.A2602];&quot;&quot;)" office:value-type="float" office:value="2597" calcext:value-type="float">
            <text:p>2597</text:p>
          </table:table-cell>
          <table:table-cell table:number-columns-repeated="1022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formula="of:=IF(MOD([.$F2600];[.A2603])=0;[.A2603];&quot;&quot;)" office:value-type="float" office:value="2598" calcext:value-type="float">
            <text:p>2598</text:p>
          </table:table-cell>
          <table:table-cell table:number-columns-repeated="1022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formula="of:=IF(MOD([.$F2601];[.A2604])=0;[.A2604];&quot;&quot;)" office:value-type="float" office:value="2599" calcext:value-type="float">
            <text:p>2599</text:p>
          </table:table-cell>
          <table:table-cell table:number-columns-repeated="1022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formula="of:=IF(MOD([.$F2602];[.A2605])=0;[.A2605];&quot;&quot;)" office:value-type="float" office:value="2600" calcext:value-type="float">
            <text:p>2600</text:p>
          </table:table-cell>
          <table:table-cell table:number-columns-repeated="1022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formula="of:=IF(MOD([.$F2603];[.A2606])=0;[.A2606];&quot;&quot;)" office:value-type="float" office:value="2601" calcext:value-type="float">
            <text:p>2601</text:p>
          </table:table-cell>
          <table:table-cell table:number-columns-repeated="1022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formula="of:=IF(MOD([.$F2604];[.A2607])=0;[.A2607];&quot;&quot;)" office:value-type="float" office:value="2602" calcext:value-type="float">
            <text:p>2602</text:p>
          </table:table-cell>
          <table:table-cell table:number-columns-repeated="1022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formula="of:=IF(MOD([.$F2605];[.A2608])=0;[.A2608];&quot;&quot;)" office:value-type="float" office:value="2603" calcext:value-type="float">
            <text:p>2603</text:p>
          </table:table-cell>
          <table:table-cell table:number-columns-repeated="1022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formula="of:=IF(MOD([.$F2606];[.A2609])=0;[.A2609];&quot;&quot;)" office:value-type="float" office:value="2604" calcext:value-type="float">
            <text:p>2604</text:p>
          </table:table-cell>
          <table:table-cell table:number-columns-repeated="1022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formula="of:=IF(MOD([.$F2607];[.A2610])=0;[.A2610];&quot;&quot;)" office:value-type="float" office:value="2605" calcext:value-type="float">
            <text:p>2605</text:p>
          </table:table-cell>
          <table:table-cell table:number-columns-repeated="1022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formula="of:=IF(MOD([.$F2608];[.A2611])=0;[.A2611];&quot;&quot;)" office:value-type="float" office:value="2606" calcext:value-type="float">
            <text:p>2606</text:p>
          </table:table-cell>
          <table:table-cell table:number-columns-repeated="1022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formula="of:=IF(MOD([.$F2609];[.A2612])=0;[.A2612];&quot;&quot;)" office:value-type="float" office:value="2607" calcext:value-type="float">
            <text:p>2607</text:p>
          </table:table-cell>
          <table:table-cell table:number-columns-repeated="1022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formula="of:=IF(MOD([.$F2610];[.A2613])=0;[.A2613];&quot;&quot;)" office:value-type="float" office:value="2608" calcext:value-type="float">
            <text:p>2608</text:p>
          </table:table-cell>
          <table:table-cell table:number-columns-repeated="1022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formula="of:=IF(MOD([.$F2611];[.A2614])=0;[.A2614];&quot;&quot;)" office:value-type="float" office:value="2609" calcext:value-type="float">
            <text:p>2609</text:p>
          </table:table-cell>
          <table:table-cell table:number-columns-repeated="1022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formula="of:=IF(MOD([.$F2612];[.A2615])=0;[.A2615];&quot;&quot;)" office:value-type="float" office:value="2610" calcext:value-type="float">
            <text:p>2610</text:p>
          </table:table-cell>
          <table:table-cell table:number-columns-repeated="1022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formula="of:=IF(MOD([.$F2613];[.A2616])=0;[.A2616];&quot;&quot;)" office:value-type="float" office:value="2611" calcext:value-type="float">
            <text:p>2611</text:p>
          </table:table-cell>
          <table:table-cell table:number-columns-repeated="1022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formula="of:=IF(MOD([.$F2614];[.A2617])=0;[.A2617];&quot;&quot;)" office:value-type="float" office:value="2612" calcext:value-type="float">
            <text:p>2612</text:p>
          </table:table-cell>
          <table:table-cell table:number-columns-repeated="1022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formula="of:=IF(MOD([.$F2615];[.A2618])=0;[.A2618];&quot;&quot;)" office:value-type="float" office:value="2613" calcext:value-type="float">
            <text:p>2613</text:p>
          </table:table-cell>
          <table:table-cell table:number-columns-repeated="1022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formula="of:=IF(MOD([.$F2616];[.A2619])=0;[.A2619];&quot;&quot;)" office:value-type="float" office:value="2614" calcext:value-type="float">
            <text:p>2614</text:p>
          </table:table-cell>
          <table:table-cell table:number-columns-repeated="1022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formula="of:=IF(MOD([.$F2617];[.A2620])=0;[.A2620];&quot;&quot;)" office:value-type="float" office:value="2615" calcext:value-type="float">
            <text:p>2615</text:p>
          </table:table-cell>
          <table:table-cell table:number-columns-repeated="1022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formula="of:=IF(MOD([.$F2618];[.A2621])=0;[.A2621];&quot;&quot;)" office:value-type="float" office:value="2616" calcext:value-type="float">
            <text:p>2616</text:p>
          </table:table-cell>
          <table:table-cell table:number-columns-repeated="1022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formula="of:=IF(MOD([.$F2619];[.A2622])=0;[.A2622];&quot;&quot;)" office:value-type="float" office:value="2617" calcext:value-type="float">
            <text:p>2617</text:p>
          </table:table-cell>
          <table:table-cell table:number-columns-repeated="1022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formula="of:=IF(MOD([.$F2620];[.A2623])=0;[.A2623];&quot;&quot;)" office:value-type="float" office:value="2618" calcext:value-type="float">
            <text:p>2618</text:p>
          </table:table-cell>
          <table:table-cell table:number-columns-repeated="1022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formula="of:=IF(MOD([.$F2621];[.A2624])=0;[.A2624];&quot;&quot;)" office:value-type="float" office:value="2619" calcext:value-type="float">
            <text:p>2619</text:p>
          </table:table-cell>
          <table:table-cell table:number-columns-repeated="1022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formula="of:=IF(MOD([.$F2622];[.A2625])=0;[.A2625];&quot;&quot;)" office:value-type="float" office:value="2620" calcext:value-type="float">
            <text:p>2620</text:p>
          </table:table-cell>
          <table:table-cell table:number-columns-repeated="1022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formula="of:=IF(MOD([.$F2623];[.A2626])=0;[.A2626];&quot;&quot;)" office:value-type="float" office:value="2621" calcext:value-type="float">
            <text:p>2621</text:p>
          </table:table-cell>
          <table:table-cell table:number-columns-repeated="1022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formula="of:=IF(MOD([.$F2624];[.A2627])=0;[.A2627];&quot;&quot;)" office:value-type="float" office:value="2622" calcext:value-type="float">
            <text:p>2622</text:p>
          </table:table-cell>
          <table:table-cell table:number-columns-repeated="1022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formula="of:=IF(MOD([.$F2625];[.A2628])=0;[.A2628];&quot;&quot;)" office:value-type="float" office:value="2623" calcext:value-type="float">
            <text:p>2623</text:p>
          </table:table-cell>
          <table:table-cell table:number-columns-repeated="1022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formula="of:=IF(MOD([.$F2626];[.A2629])=0;[.A2629];&quot;&quot;)" office:value-type="float" office:value="2624" calcext:value-type="float">
            <text:p>2624</text:p>
          </table:table-cell>
          <table:table-cell table:number-columns-repeated="1022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formula="of:=IF(MOD([.$F2627];[.A2630])=0;[.A2630];&quot;&quot;)" office:value-type="float" office:value="2625" calcext:value-type="float">
            <text:p>2625</text:p>
          </table:table-cell>
          <table:table-cell table:number-columns-repeated="1022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formula="of:=IF(MOD([.$F2628];[.A2631])=0;[.A2631];&quot;&quot;)" office:value-type="float" office:value="2626" calcext:value-type="float">
            <text:p>2626</text:p>
          </table:table-cell>
          <table:table-cell table:number-columns-repeated="1022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formula="of:=IF(MOD([.$F2629];[.A2632])=0;[.A2632];&quot;&quot;)" office:value-type="float" office:value="2627" calcext:value-type="float">
            <text:p>2627</text:p>
          </table:table-cell>
          <table:table-cell table:number-columns-repeated="1022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formula="of:=IF(MOD([.$F2630];[.A2633])=0;[.A2633];&quot;&quot;)" office:value-type="float" office:value="2628" calcext:value-type="float">
            <text:p>2628</text:p>
          </table:table-cell>
          <table:table-cell table:number-columns-repeated="1022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formula="of:=IF(MOD([.$F2631];[.A2634])=0;[.A2634];&quot;&quot;)" office:value-type="float" office:value="2629" calcext:value-type="float">
            <text:p>2629</text:p>
          </table:table-cell>
          <table:table-cell table:number-columns-repeated="1022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formula="of:=IF(MOD([.$F2632];[.A2635])=0;[.A2635];&quot;&quot;)" office:value-type="float" office:value="2630" calcext:value-type="float">
            <text:p>2630</text:p>
          </table:table-cell>
          <table:table-cell table:number-columns-repeated="1022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formula="of:=IF(MOD([.$F2633];[.A2636])=0;[.A2636];&quot;&quot;)" office:value-type="float" office:value="2631" calcext:value-type="float">
            <text:p>2631</text:p>
          </table:table-cell>
          <table:table-cell table:number-columns-repeated="1022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formula="of:=IF(MOD([.$F2634];[.A2637])=0;[.A2637];&quot;&quot;)" office:value-type="float" office:value="2632" calcext:value-type="float">
            <text:p>2632</text:p>
          </table:table-cell>
          <table:table-cell table:number-columns-repeated="1022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formula="of:=IF(MOD([.$F2635];[.A2638])=0;[.A2638];&quot;&quot;)" office:value-type="float" office:value="2633" calcext:value-type="float">
            <text:p>2633</text:p>
          </table:table-cell>
          <table:table-cell table:number-columns-repeated="1022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formula="of:=IF(MOD([.$F2636];[.A2639])=0;[.A2639];&quot;&quot;)" office:value-type="float" office:value="2634" calcext:value-type="float">
            <text:p>2634</text:p>
          </table:table-cell>
          <table:table-cell table:number-columns-repeated="1022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formula="of:=IF(MOD([.$F2637];[.A2640])=0;[.A2640];&quot;&quot;)" office:value-type="float" office:value="2635" calcext:value-type="float">
            <text:p>2635</text:p>
          </table:table-cell>
          <table:table-cell table:number-columns-repeated="1022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formula="of:=IF(MOD([.$F2638];[.A2641])=0;[.A2641];&quot;&quot;)" office:value-type="float" office:value="2636" calcext:value-type="float">
            <text:p>2636</text:p>
          </table:table-cell>
          <table:table-cell table:number-columns-repeated="1022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formula="of:=IF(MOD([.$F2639];[.A2642])=0;[.A2642];&quot;&quot;)" office:value-type="float" office:value="2637" calcext:value-type="float">
            <text:p>2637</text:p>
          </table:table-cell>
          <table:table-cell table:number-columns-repeated="1022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formula="of:=IF(MOD([.$F2640];[.A2643])=0;[.A2643];&quot;&quot;)" office:value-type="float" office:value="2638" calcext:value-type="float">
            <text:p>2638</text:p>
          </table:table-cell>
          <table:table-cell table:number-columns-repeated="1022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formula="of:=IF(MOD([.$F2641];[.A2644])=0;[.A2644];&quot;&quot;)" office:value-type="float" office:value="2639" calcext:value-type="float">
            <text:p>2639</text:p>
          </table:table-cell>
          <table:table-cell table:number-columns-repeated="1022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formula="of:=IF(MOD([.$F2642];[.A2645])=0;[.A2645];&quot;&quot;)" office:value-type="float" office:value="2640" calcext:value-type="float">
            <text:p>2640</text:p>
          </table:table-cell>
          <table:table-cell table:number-columns-repeated="1022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formula="of:=IF(MOD([.$F2643];[.A2646])=0;[.A2646];&quot;&quot;)" office:value-type="float" office:value="2641" calcext:value-type="float">
            <text:p>2641</text:p>
          </table:table-cell>
          <table:table-cell table:number-columns-repeated="1022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formula="of:=IF(MOD([.$F2644];[.A2647])=0;[.A2647];&quot;&quot;)" office:value-type="float" office:value="2642" calcext:value-type="float">
            <text:p>2642</text:p>
          </table:table-cell>
          <table:table-cell table:number-columns-repeated="1022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formula="of:=IF(MOD([.$F2645];[.A2648])=0;[.A2648];&quot;&quot;)" office:value-type="float" office:value="2643" calcext:value-type="float">
            <text:p>2643</text:p>
          </table:table-cell>
          <table:table-cell table:number-columns-repeated="1022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formula="of:=IF(MOD([.$F2646];[.A2649])=0;[.A2649];&quot;&quot;)" office:value-type="float" office:value="2644" calcext:value-type="float">
            <text:p>2644</text:p>
          </table:table-cell>
          <table:table-cell table:number-columns-repeated="1022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formula="of:=IF(MOD([.$F2647];[.A2650])=0;[.A2650];&quot;&quot;)" office:value-type="float" office:value="2645" calcext:value-type="float">
            <text:p>2645</text:p>
          </table:table-cell>
          <table:table-cell table:number-columns-repeated="1022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formula="of:=IF(MOD([.$F2648];[.A2651])=0;[.A2651];&quot;&quot;)" office:value-type="float" office:value="2646" calcext:value-type="float">
            <text:p>2646</text:p>
          </table:table-cell>
          <table:table-cell table:number-columns-repeated="1022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formula="of:=IF(MOD([.$F2649];[.A2652])=0;[.A2652];&quot;&quot;)" office:value-type="float" office:value="2647" calcext:value-type="float">
            <text:p>2647</text:p>
          </table:table-cell>
          <table:table-cell table:number-columns-repeated="1022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formula="of:=IF(MOD([.$F2650];[.A2653])=0;[.A2653];&quot;&quot;)" office:value-type="float" office:value="2648" calcext:value-type="float">
            <text:p>2648</text:p>
          </table:table-cell>
          <table:table-cell table:number-columns-repeated="1022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formula="of:=IF(MOD([.$F2651];[.A2654])=0;[.A2654];&quot;&quot;)" office:value-type="float" office:value="2649" calcext:value-type="float">
            <text:p>2649</text:p>
          </table:table-cell>
          <table:table-cell table:number-columns-repeated="1022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formula="of:=IF(MOD([.$F2652];[.A2655])=0;[.A2655];&quot;&quot;)" office:value-type="float" office:value="2650" calcext:value-type="float">
            <text:p>2650</text:p>
          </table:table-cell>
          <table:table-cell table:number-columns-repeated="1022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formula="of:=IF(MOD([.$F2653];[.A2656])=0;[.A2656];&quot;&quot;)" office:value-type="float" office:value="2651" calcext:value-type="float">
            <text:p>2651</text:p>
          </table:table-cell>
          <table:table-cell table:number-columns-repeated="1022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formula="of:=IF(MOD([.$F2654];[.A2657])=0;[.A2657];&quot;&quot;)" office:value-type="float" office:value="2652" calcext:value-type="float">
            <text:p>2652</text:p>
          </table:table-cell>
          <table:table-cell table:number-columns-repeated="1022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formula="of:=IF(MOD([.$F2655];[.A2658])=0;[.A2658];&quot;&quot;)" office:value-type="float" office:value="2653" calcext:value-type="float">
            <text:p>2653</text:p>
          </table:table-cell>
          <table:table-cell table:number-columns-repeated="1022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formula="of:=IF(MOD([.$F2656];[.A2659])=0;[.A2659];&quot;&quot;)" office:value-type="float" office:value="2654" calcext:value-type="float">
            <text:p>2654</text:p>
          </table:table-cell>
          <table:table-cell table:number-columns-repeated="1022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formula="of:=IF(MOD([.$F2657];[.A2660])=0;[.A2660];&quot;&quot;)" office:value-type="float" office:value="2655" calcext:value-type="float">
            <text:p>2655</text:p>
          </table:table-cell>
          <table:table-cell table:number-columns-repeated="1022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formula="of:=IF(MOD([.$F2658];[.A2661])=0;[.A2661];&quot;&quot;)" office:value-type="float" office:value="2656" calcext:value-type="float">
            <text:p>2656</text:p>
          </table:table-cell>
          <table:table-cell table:number-columns-repeated="1022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formula="of:=IF(MOD([.$F2659];[.A2662])=0;[.A2662];&quot;&quot;)" office:value-type="float" office:value="2657" calcext:value-type="float">
            <text:p>2657</text:p>
          </table:table-cell>
          <table:table-cell table:number-columns-repeated="1022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formula="of:=IF(MOD([.$F2660];[.A2663])=0;[.A2663];&quot;&quot;)" office:value-type="float" office:value="2658" calcext:value-type="float">
            <text:p>2658</text:p>
          </table:table-cell>
          <table:table-cell table:number-columns-repeated="1022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formula="of:=IF(MOD([.$F2661];[.A2664])=0;[.A2664];&quot;&quot;)" office:value-type="float" office:value="2659" calcext:value-type="float">
            <text:p>2659</text:p>
          </table:table-cell>
          <table:table-cell table:number-columns-repeated="1022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formula="of:=IF(MOD([.$F2662];[.A2665])=0;[.A2665];&quot;&quot;)" office:value-type="float" office:value="2660" calcext:value-type="float">
            <text:p>2660</text:p>
          </table:table-cell>
          <table:table-cell table:number-columns-repeated="1022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formula="of:=IF(MOD([.$F2663];[.A2666])=0;[.A2666];&quot;&quot;)" office:value-type="float" office:value="2661" calcext:value-type="float">
            <text:p>2661</text:p>
          </table:table-cell>
          <table:table-cell table:number-columns-repeated="1022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formula="of:=IF(MOD([.$F2664];[.A2667])=0;[.A2667];&quot;&quot;)" office:value-type="float" office:value="2662" calcext:value-type="float">
            <text:p>2662</text:p>
          </table:table-cell>
          <table:table-cell table:number-columns-repeated="1022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formula="of:=IF(MOD([.$F2665];[.A2668])=0;[.A2668];&quot;&quot;)" office:value-type="float" office:value="2663" calcext:value-type="float">
            <text:p>2663</text:p>
          </table:table-cell>
          <table:table-cell table:number-columns-repeated="1022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formula="of:=IF(MOD([.$F2666];[.A2669])=0;[.A2669];&quot;&quot;)" office:value-type="float" office:value="2664" calcext:value-type="float">
            <text:p>2664</text:p>
          </table:table-cell>
          <table:table-cell table:number-columns-repeated="1022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formula="of:=IF(MOD([.$F2667];[.A2670])=0;[.A2670];&quot;&quot;)" office:value-type="float" office:value="2665" calcext:value-type="float">
            <text:p>2665</text:p>
          </table:table-cell>
          <table:table-cell table:number-columns-repeated="1022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formula="of:=IF(MOD([.$F2668];[.A2671])=0;[.A2671];&quot;&quot;)" office:value-type="float" office:value="2666" calcext:value-type="float">
            <text:p>2666</text:p>
          </table:table-cell>
          <table:table-cell table:number-columns-repeated="1022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formula="of:=IF(MOD([.$F2669];[.A2672])=0;[.A2672];&quot;&quot;)" office:value-type="float" office:value="2667" calcext:value-type="float">
            <text:p>2667</text:p>
          </table:table-cell>
          <table:table-cell table:number-columns-repeated="1022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formula="of:=IF(MOD([.$F2670];[.A2673])=0;[.A2673];&quot;&quot;)" office:value-type="float" office:value="2668" calcext:value-type="float">
            <text:p>2668</text:p>
          </table:table-cell>
          <table:table-cell table:number-columns-repeated="1022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formula="of:=IF(MOD([.$F2671];[.A2674])=0;[.A2674];&quot;&quot;)" office:value-type="float" office:value="2669" calcext:value-type="float">
            <text:p>2669</text:p>
          </table:table-cell>
          <table:table-cell table:number-columns-repeated="1022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formula="of:=IF(MOD([.$F2672];[.A2675])=0;[.A2675];&quot;&quot;)" office:value-type="float" office:value="2670" calcext:value-type="float">
            <text:p>2670</text:p>
          </table:table-cell>
          <table:table-cell table:number-columns-repeated="1022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formula="of:=IF(MOD([.$F2673];[.A2676])=0;[.A2676];&quot;&quot;)" office:value-type="float" office:value="2671" calcext:value-type="float">
            <text:p>2671</text:p>
          </table:table-cell>
          <table:table-cell table:number-columns-repeated="1022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formula="of:=IF(MOD([.$F2674];[.A2677])=0;[.A2677];&quot;&quot;)" office:value-type="float" office:value="2672" calcext:value-type="float">
            <text:p>2672</text:p>
          </table:table-cell>
          <table:table-cell table:number-columns-repeated="1022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formula="of:=IF(MOD([.$F2675];[.A2678])=0;[.A2678];&quot;&quot;)" office:value-type="float" office:value="2673" calcext:value-type="float">
            <text:p>2673</text:p>
          </table:table-cell>
          <table:table-cell table:number-columns-repeated="1022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formula="of:=IF(MOD([.$F2676];[.A2679])=0;[.A2679];&quot;&quot;)" office:value-type="float" office:value="2674" calcext:value-type="float">
            <text:p>2674</text:p>
          </table:table-cell>
          <table:table-cell table:number-columns-repeated="1022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formula="of:=IF(MOD([.$F2677];[.A2680])=0;[.A2680];&quot;&quot;)" office:value-type="float" office:value="2675" calcext:value-type="float">
            <text:p>2675</text:p>
          </table:table-cell>
          <table:table-cell table:number-columns-repeated="1022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formula="of:=IF(MOD([.$F2678];[.A2681])=0;[.A2681];&quot;&quot;)" office:value-type="float" office:value="2676" calcext:value-type="float">
            <text:p>2676</text:p>
          </table:table-cell>
          <table:table-cell table:number-columns-repeated="1022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formula="of:=IF(MOD([.$F2679];[.A2682])=0;[.A2682];&quot;&quot;)" office:value-type="float" office:value="2677" calcext:value-type="float">
            <text:p>2677</text:p>
          </table:table-cell>
          <table:table-cell table:number-columns-repeated="1022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formula="of:=IF(MOD([.$F2680];[.A2683])=0;[.A2683];&quot;&quot;)" office:value-type="float" office:value="2678" calcext:value-type="float">
            <text:p>2678</text:p>
          </table:table-cell>
          <table:table-cell table:number-columns-repeated="1022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formula="of:=IF(MOD([.$F2681];[.A2684])=0;[.A2684];&quot;&quot;)" office:value-type="float" office:value="2679" calcext:value-type="float">
            <text:p>2679</text:p>
          </table:table-cell>
          <table:table-cell table:number-columns-repeated="1022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formula="of:=IF(MOD([.$F2682];[.A2685])=0;[.A2685];&quot;&quot;)" office:value-type="float" office:value="2680" calcext:value-type="float">
            <text:p>2680</text:p>
          </table:table-cell>
          <table:table-cell table:number-columns-repeated="1022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formula="of:=IF(MOD([.$F2683];[.A2686])=0;[.A2686];&quot;&quot;)" office:value-type="float" office:value="2681" calcext:value-type="float">
            <text:p>2681</text:p>
          </table:table-cell>
          <table:table-cell table:number-columns-repeated="1022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formula="of:=IF(MOD([.$F2684];[.A2687])=0;[.A2687];&quot;&quot;)" office:value-type="float" office:value="2682" calcext:value-type="float">
            <text:p>2682</text:p>
          </table:table-cell>
          <table:table-cell table:number-columns-repeated="1022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formula="of:=IF(MOD([.$F2685];[.A2688])=0;[.A2688];&quot;&quot;)" office:value-type="float" office:value="2683" calcext:value-type="float">
            <text:p>2683</text:p>
          </table:table-cell>
          <table:table-cell table:number-columns-repeated="1022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formula="of:=IF(MOD([.$F2686];[.A2689])=0;[.A2689];&quot;&quot;)" office:value-type="float" office:value="2684" calcext:value-type="float">
            <text:p>2684</text:p>
          </table:table-cell>
          <table:table-cell table:number-columns-repeated="1022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formula="of:=IF(MOD([.$F2687];[.A2690])=0;[.A2690];&quot;&quot;)" office:value-type="float" office:value="2685" calcext:value-type="float">
            <text:p>2685</text:p>
          </table:table-cell>
          <table:table-cell table:number-columns-repeated="1022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formula="of:=IF(MOD([.$F2688];[.A2691])=0;[.A2691];&quot;&quot;)" office:value-type="float" office:value="2686" calcext:value-type="float">
            <text:p>2686</text:p>
          </table:table-cell>
          <table:table-cell table:number-columns-repeated="1022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formula="of:=IF(MOD([.$F2689];[.A2692])=0;[.A2692];&quot;&quot;)" office:value-type="float" office:value="2687" calcext:value-type="float">
            <text:p>2687</text:p>
          </table:table-cell>
          <table:table-cell table:number-columns-repeated="1022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formula="of:=IF(MOD([.$F2690];[.A2693])=0;[.A2693];&quot;&quot;)" office:value-type="float" office:value="2688" calcext:value-type="float">
            <text:p>2688</text:p>
          </table:table-cell>
          <table:table-cell table:number-columns-repeated="1022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formula="of:=IF(MOD([.$F2691];[.A2694])=0;[.A2694];&quot;&quot;)" office:value-type="float" office:value="2689" calcext:value-type="float">
            <text:p>2689</text:p>
          </table:table-cell>
          <table:table-cell table:number-columns-repeated="1022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formula="of:=IF(MOD([.$F2692];[.A2695])=0;[.A2695];&quot;&quot;)" office:value-type="float" office:value="2690" calcext:value-type="float">
            <text:p>2690</text:p>
          </table:table-cell>
          <table:table-cell table:number-columns-repeated="1022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formula="of:=IF(MOD([.$F2693];[.A2696])=0;[.A2696];&quot;&quot;)" office:value-type="float" office:value="2691" calcext:value-type="float">
            <text:p>2691</text:p>
          </table:table-cell>
          <table:table-cell table:number-columns-repeated="1022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formula="of:=IF(MOD([.$F2694];[.A2697])=0;[.A2697];&quot;&quot;)" office:value-type="float" office:value="2692" calcext:value-type="float">
            <text:p>2692</text:p>
          </table:table-cell>
          <table:table-cell table:number-columns-repeated="1022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formula="of:=IF(MOD([.$F2695];[.A2698])=0;[.A2698];&quot;&quot;)" office:value-type="float" office:value="2693" calcext:value-type="float">
            <text:p>2693</text:p>
          </table:table-cell>
          <table:table-cell table:number-columns-repeated="1022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formula="of:=IF(MOD([.$F2696];[.A2699])=0;[.A2699];&quot;&quot;)" office:value-type="float" office:value="2694" calcext:value-type="float">
            <text:p>2694</text:p>
          </table:table-cell>
          <table:table-cell table:number-columns-repeated="1022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formula="of:=IF(MOD([.$F2697];[.A2700])=0;[.A2700];&quot;&quot;)" office:value-type="float" office:value="2695" calcext:value-type="float">
            <text:p>2695</text:p>
          </table:table-cell>
          <table:table-cell table:number-columns-repeated="1022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formula="of:=IF(MOD([.$F2698];[.A2701])=0;[.A2701];&quot;&quot;)" office:value-type="float" office:value="2696" calcext:value-type="float">
            <text:p>2696</text:p>
          </table:table-cell>
          <table:table-cell table:number-columns-repeated="1022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formula="of:=IF(MOD([.$F2699];[.A2702])=0;[.A2702];&quot;&quot;)" office:value-type="float" office:value="2697" calcext:value-type="float">
            <text:p>2697</text:p>
          </table:table-cell>
          <table:table-cell table:number-columns-repeated="1022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formula="of:=IF(MOD([.$F2700];[.A2703])=0;[.A2703];&quot;&quot;)" office:value-type="float" office:value="2698" calcext:value-type="float">
            <text:p>2698</text:p>
          </table:table-cell>
          <table:table-cell table:number-columns-repeated="1022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formula="of:=IF(MOD([.$F2701];[.A2704])=0;[.A2704];&quot;&quot;)" office:value-type="float" office:value="2699" calcext:value-type="float">
            <text:p>2699</text:p>
          </table:table-cell>
          <table:table-cell table:number-columns-repeated="1022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formula="of:=IF(MOD([.$F2702];[.A2705])=0;[.A2705];&quot;&quot;)" office:value-type="float" office:value="2700" calcext:value-type="float">
            <text:p>2700</text:p>
          </table:table-cell>
          <table:table-cell table:number-columns-repeated="1022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formula="of:=IF(MOD([.$F2703];[.A2706])=0;[.A2706];&quot;&quot;)" office:value-type="float" office:value="2701" calcext:value-type="float">
            <text:p>2701</text:p>
          </table:table-cell>
          <table:table-cell table:number-columns-repeated="1022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formula="of:=IF(MOD([.$F2704];[.A2707])=0;[.A2707];&quot;&quot;)" office:value-type="float" office:value="2702" calcext:value-type="float">
            <text:p>2702</text:p>
          </table:table-cell>
          <table:table-cell table:number-columns-repeated="1022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formula="of:=IF(MOD([.$F2705];[.A2708])=0;[.A2708];&quot;&quot;)" office:value-type="float" office:value="2703" calcext:value-type="float">
            <text:p>2703</text:p>
          </table:table-cell>
          <table:table-cell table:number-columns-repeated="1022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formula="of:=IF(MOD([.$F2706];[.A2709])=0;[.A2709];&quot;&quot;)" office:value-type="float" office:value="2704" calcext:value-type="float">
            <text:p>2704</text:p>
          </table:table-cell>
          <table:table-cell table:number-columns-repeated="1022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formula="of:=IF(MOD([.$F2707];[.A2710])=0;[.A2710];&quot;&quot;)" office:value-type="float" office:value="2705" calcext:value-type="float">
            <text:p>2705</text:p>
          </table:table-cell>
          <table:table-cell table:number-columns-repeated="1022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formula="of:=IF(MOD([.$F2708];[.A2711])=0;[.A2711];&quot;&quot;)" office:value-type="float" office:value="2706" calcext:value-type="float">
            <text:p>2706</text:p>
          </table:table-cell>
          <table:table-cell table:number-columns-repeated="1022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formula="of:=IF(MOD([.$F2709];[.A2712])=0;[.A2712];&quot;&quot;)" office:value-type="float" office:value="2707" calcext:value-type="float">
            <text:p>2707</text:p>
          </table:table-cell>
          <table:table-cell table:number-columns-repeated="1022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formula="of:=IF(MOD([.$F2710];[.A2713])=0;[.A2713];&quot;&quot;)" office:value-type="float" office:value="2708" calcext:value-type="float">
            <text:p>2708</text:p>
          </table:table-cell>
          <table:table-cell table:number-columns-repeated="1022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formula="of:=IF(MOD([.$F2711];[.A2714])=0;[.A2714];&quot;&quot;)" office:value-type="float" office:value="2709" calcext:value-type="float">
            <text:p>2709</text:p>
          </table:table-cell>
          <table:table-cell table:number-columns-repeated="1022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formula="of:=IF(MOD([.$F2712];[.A2715])=0;[.A2715];&quot;&quot;)" office:value-type="float" office:value="2710" calcext:value-type="float">
            <text:p>2710</text:p>
          </table:table-cell>
          <table:table-cell table:number-columns-repeated="1022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formula="of:=IF(MOD([.$F2713];[.A2716])=0;[.A2716];&quot;&quot;)" office:value-type="float" office:value="2711" calcext:value-type="float">
            <text:p>2711</text:p>
          </table:table-cell>
          <table:table-cell table:number-columns-repeated="1022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formula="of:=IF(MOD([.$F2714];[.A2717])=0;[.A2717];&quot;&quot;)" office:value-type="float" office:value="2712" calcext:value-type="float">
            <text:p>2712</text:p>
          </table:table-cell>
          <table:table-cell table:number-columns-repeated="1022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formula="of:=IF(MOD([.$F2715];[.A2718])=0;[.A2718];&quot;&quot;)" office:value-type="float" office:value="2713" calcext:value-type="float">
            <text:p>2713</text:p>
          </table:table-cell>
          <table:table-cell table:number-columns-repeated="1022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formula="of:=IF(MOD([.$F2716];[.A2719])=0;[.A2719];&quot;&quot;)" office:value-type="float" office:value="2714" calcext:value-type="float">
            <text:p>2714</text:p>
          </table:table-cell>
          <table:table-cell table:number-columns-repeated="1022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formula="of:=IF(MOD([.$F2717];[.A2720])=0;[.A2720];&quot;&quot;)" office:value-type="float" office:value="2715" calcext:value-type="float">
            <text:p>2715</text:p>
          </table:table-cell>
          <table:table-cell table:number-columns-repeated="1022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formula="of:=IF(MOD([.$F2718];[.A2721])=0;[.A2721];&quot;&quot;)" office:value-type="float" office:value="2716" calcext:value-type="float">
            <text:p>2716</text:p>
          </table:table-cell>
          <table:table-cell table:number-columns-repeated="1022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formula="of:=IF(MOD([.$F2719];[.A2722])=0;[.A2722];&quot;&quot;)" office:value-type="float" office:value="2717" calcext:value-type="float">
            <text:p>2717</text:p>
          </table:table-cell>
          <table:table-cell table:number-columns-repeated="1022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formula="of:=IF(MOD([.$F2720];[.A2723])=0;[.A2723];&quot;&quot;)" office:value-type="float" office:value="2718" calcext:value-type="float">
            <text:p>2718</text:p>
          </table:table-cell>
          <table:table-cell table:number-columns-repeated="1022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formula="of:=IF(MOD([.$F2721];[.A2724])=0;[.A2724];&quot;&quot;)" office:value-type="float" office:value="2719" calcext:value-type="float">
            <text:p>2719</text:p>
          </table:table-cell>
          <table:table-cell table:number-columns-repeated="1022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formula="of:=IF(MOD([.$F2722];[.A2725])=0;[.A2725];&quot;&quot;)" office:value-type="float" office:value="2720" calcext:value-type="float">
            <text:p>2720</text:p>
          </table:table-cell>
          <table:table-cell table:number-columns-repeated="1022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formula="of:=IF(MOD([.$F2723];[.A2726])=0;[.A2726];&quot;&quot;)" office:value-type="float" office:value="2721" calcext:value-type="float">
            <text:p>2721</text:p>
          </table:table-cell>
          <table:table-cell table:number-columns-repeated="1022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formula="of:=IF(MOD([.$F2724];[.A2727])=0;[.A2727];&quot;&quot;)" office:value-type="float" office:value="2722" calcext:value-type="float">
            <text:p>2722</text:p>
          </table:table-cell>
          <table:table-cell table:number-columns-repeated="1022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formula="of:=IF(MOD([.$F2725];[.A2728])=0;[.A2728];&quot;&quot;)" office:value-type="float" office:value="2723" calcext:value-type="float">
            <text:p>2723</text:p>
          </table:table-cell>
          <table:table-cell table:number-columns-repeated="1022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formula="of:=IF(MOD([.$F2726];[.A2729])=0;[.A2729];&quot;&quot;)" office:value-type="float" office:value="2724" calcext:value-type="float">
            <text:p>2724</text:p>
          </table:table-cell>
          <table:table-cell table:number-columns-repeated="1022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formula="of:=IF(MOD([.$F2727];[.A2730])=0;[.A2730];&quot;&quot;)" office:value-type="float" office:value="2725" calcext:value-type="float">
            <text:p>2725</text:p>
          </table:table-cell>
          <table:table-cell table:number-columns-repeated="1022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formula="of:=IF(MOD([.$F2728];[.A2731])=0;[.A2731];&quot;&quot;)" office:value-type="float" office:value="2726" calcext:value-type="float">
            <text:p>2726</text:p>
          </table:table-cell>
          <table:table-cell table:number-columns-repeated="1022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formula="of:=IF(MOD([.$F2729];[.A2732])=0;[.A2732];&quot;&quot;)" office:value-type="float" office:value="2727" calcext:value-type="float">
            <text:p>2727</text:p>
          </table:table-cell>
          <table:table-cell table:number-columns-repeated="1022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formula="of:=IF(MOD([.$F2730];[.A2733])=0;[.A2733];&quot;&quot;)" office:value-type="float" office:value="2728" calcext:value-type="float">
            <text:p>2728</text:p>
          </table:table-cell>
          <table:table-cell table:number-columns-repeated="1022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formula="of:=IF(MOD([.$F2731];[.A2734])=0;[.A2734];&quot;&quot;)" office:value-type="float" office:value="2729" calcext:value-type="float">
            <text:p>2729</text:p>
          </table:table-cell>
          <table:table-cell table:number-columns-repeated="1022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formula="of:=IF(MOD([.$F2732];[.A2735])=0;[.A2735];&quot;&quot;)" office:value-type="float" office:value="2730" calcext:value-type="float">
            <text:p>2730</text:p>
          </table:table-cell>
          <table:table-cell table:number-columns-repeated="1022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formula="of:=IF(MOD([.$F2733];[.A2736])=0;[.A2736];&quot;&quot;)" office:value-type="float" office:value="2731" calcext:value-type="float">
            <text:p>2731</text:p>
          </table:table-cell>
          <table:table-cell table:number-columns-repeated="1022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formula="of:=IF(MOD([.$F2734];[.A2737])=0;[.A2737];&quot;&quot;)" office:value-type="float" office:value="2732" calcext:value-type="float">
            <text:p>2732</text:p>
          </table:table-cell>
          <table:table-cell table:number-columns-repeated="1022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formula="of:=IF(MOD([.$F2735];[.A2738])=0;[.A2738];&quot;&quot;)" office:value-type="float" office:value="2733" calcext:value-type="float">
            <text:p>2733</text:p>
          </table:table-cell>
          <table:table-cell table:number-columns-repeated="1022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formula="of:=IF(MOD([.$F2736];[.A2739])=0;[.A2739];&quot;&quot;)" office:value-type="float" office:value="2734" calcext:value-type="float">
            <text:p>2734</text:p>
          </table:table-cell>
          <table:table-cell table:number-columns-repeated="1022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formula="of:=IF(MOD([.$F2737];[.A2740])=0;[.A2740];&quot;&quot;)" office:value-type="float" office:value="2735" calcext:value-type="float">
            <text:p>2735</text:p>
          </table:table-cell>
          <table:table-cell table:number-columns-repeated="1022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formula="of:=IF(MOD([.$F2738];[.A2741])=0;[.A2741];&quot;&quot;)" office:value-type="float" office:value="2736" calcext:value-type="float">
            <text:p>2736</text:p>
          </table:table-cell>
          <table:table-cell table:number-columns-repeated="1022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formula="of:=IF(MOD([.$F2739];[.A2742])=0;[.A2742];&quot;&quot;)" office:value-type="float" office:value="2737" calcext:value-type="float">
            <text:p>2737</text:p>
          </table:table-cell>
          <table:table-cell table:number-columns-repeated="1022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formula="of:=IF(MOD([.$F2740];[.A2743])=0;[.A2743];&quot;&quot;)" office:value-type="float" office:value="2738" calcext:value-type="float">
            <text:p>2738</text:p>
          </table:table-cell>
          <table:table-cell table:number-columns-repeated="1022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formula="of:=IF(MOD([.$F2741];[.A2744])=0;[.A2744];&quot;&quot;)" office:value-type="float" office:value="2739" calcext:value-type="float">
            <text:p>2739</text:p>
          </table:table-cell>
          <table:table-cell table:number-columns-repeated="1022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formula="of:=IF(MOD([.$F2742];[.A2745])=0;[.A2745];&quot;&quot;)" office:value-type="float" office:value="2740" calcext:value-type="float">
            <text:p>2740</text:p>
          </table:table-cell>
          <table:table-cell table:number-columns-repeated="1022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formula="of:=IF(MOD([.$F2743];[.A2746])=0;[.A2746];&quot;&quot;)" office:value-type="float" office:value="2741" calcext:value-type="float">
            <text:p>2741</text:p>
          </table:table-cell>
          <table:table-cell table:number-columns-repeated="1022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formula="of:=IF(MOD([.$F2744];[.A2747])=0;[.A2747];&quot;&quot;)" office:value-type="float" office:value="2742" calcext:value-type="float">
            <text:p>2742</text:p>
          </table:table-cell>
          <table:table-cell table:number-columns-repeated="1022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formula="of:=IF(MOD([.$F2745];[.A2748])=0;[.A2748];&quot;&quot;)" office:value-type="float" office:value="2743" calcext:value-type="float">
            <text:p>2743</text:p>
          </table:table-cell>
          <table:table-cell table:number-columns-repeated="1022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formula="of:=IF(MOD([.$F2746];[.A2749])=0;[.A2749];&quot;&quot;)" office:value-type="float" office:value="2744" calcext:value-type="float">
            <text:p>2744</text:p>
          </table:table-cell>
          <table:table-cell table:number-columns-repeated="1022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formula="of:=IF(MOD([.$F2747];[.A2750])=0;[.A2750];&quot;&quot;)" office:value-type="float" office:value="2745" calcext:value-type="float">
            <text:p>2745</text:p>
          </table:table-cell>
          <table:table-cell table:number-columns-repeated="1022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formula="of:=IF(MOD([.$F2748];[.A2751])=0;[.A2751];&quot;&quot;)" office:value-type="float" office:value="2746" calcext:value-type="float">
            <text:p>2746</text:p>
          </table:table-cell>
          <table:table-cell table:number-columns-repeated="1022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formula="of:=IF(MOD([.$F2749];[.A2752])=0;[.A2752];&quot;&quot;)" office:value-type="float" office:value="2747" calcext:value-type="float">
            <text:p>2747</text:p>
          </table:table-cell>
          <table:table-cell table:number-columns-repeated="1022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formula="of:=IF(MOD([.$F2750];[.A2753])=0;[.A2753];&quot;&quot;)" office:value-type="float" office:value="2748" calcext:value-type="float">
            <text:p>2748</text:p>
          </table:table-cell>
          <table:table-cell table:number-columns-repeated="1022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formula="of:=IF(MOD([.$F2751];[.A2754])=0;[.A2754];&quot;&quot;)" office:value-type="float" office:value="2749" calcext:value-type="float">
            <text:p>2749</text:p>
          </table:table-cell>
          <table:table-cell table:number-columns-repeated="1022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formula="of:=IF(MOD([.$F2752];[.A2755])=0;[.A2755];&quot;&quot;)" office:value-type="float" office:value="2750" calcext:value-type="float">
            <text:p>2750</text:p>
          </table:table-cell>
          <table:table-cell table:number-columns-repeated="1022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formula="of:=IF(MOD([.$F2753];[.A2756])=0;[.A2756];&quot;&quot;)" office:value-type="float" office:value="2751" calcext:value-type="float">
            <text:p>2751</text:p>
          </table:table-cell>
          <table:table-cell table:number-columns-repeated="1022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formula="of:=IF(MOD([.$F2754];[.A2757])=0;[.A2757];&quot;&quot;)" office:value-type="float" office:value="2752" calcext:value-type="float">
            <text:p>2752</text:p>
          </table:table-cell>
          <table:table-cell table:number-columns-repeated="1022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formula="of:=IF(MOD([.$F2755];[.A2758])=0;[.A2758];&quot;&quot;)" office:value-type="float" office:value="2753" calcext:value-type="float">
            <text:p>2753</text:p>
          </table:table-cell>
          <table:table-cell table:number-columns-repeated="1022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formula="of:=IF(MOD([.$F2756];[.A2759])=0;[.A2759];&quot;&quot;)" office:value-type="float" office:value="2754" calcext:value-type="float">
            <text:p>2754</text:p>
          </table:table-cell>
          <table:table-cell table:number-columns-repeated="1022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formula="of:=IF(MOD([.$F2757];[.A2760])=0;[.A2760];&quot;&quot;)" office:value-type="float" office:value="2755" calcext:value-type="float">
            <text:p>2755</text:p>
          </table:table-cell>
          <table:table-cell table:number-columns-repeated="1022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formula="of:=IF(MOD([.$F2758];[.A2761])=0;[.A2761];&quot;&quot;)" office:value-type="float" office:value="2756" calcext:value-type="float">
            <text:p>2756</text:p>
          </table:table-cell>
          <table:table-cell table:number-columns-repeated="1022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formula="of:=IF(MOD([.$F2759];[.A2762])=0;[.A2762];&quot;&quot;)" office:value-type="float" office:value="2757" calcext:value-type="float">
            <text:p>2757</text:p>
          </table:table-cell>
          <table:table-cell table:number-columns-repeated="1022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formula="of:=IF(MOD([.$F2760];[.A2763])=0;[.A2763];&quot;&quot;)" office:value-type="float" office:value="2758" calcext:value-type="float">
            <text:p>2758</text:p>
          </table:table-cell>
          <table:table-cell table:number-columns-repeated="1022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formula="of:=IF(MOD([.$F2761];[.A2764])=0;[.A2764];&quot;&quot;)" office:value-type="float" office:value="2759" calcext:value-type="float">
            <text:p>2759</text:p>
          </table:table-cell>
          <table:table-cell table:number-columns-repeated="1022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formula="of:=IF(MOD([.$F2762];[.A2765])=0;[.A2765];&quot;&quot;)" office:value-type="float" office:value="2760" calcext:value-type="float">
            <text:p>2760</text:p>
          </table:table-cell>
          <table:table-cell table:number-columns-repeated="1022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formula="of:=IF(MOD([.$F2763];[.A2766])=0;[.A2766];&quot;&quot;)" office:value-type="float" office:value="2761" calcext:value-type="float">
            <text:p>2761</text:p>
          </table:table-cell>
          <table:table-cell table:number-columns-repeated="1022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formula="of:=IF(MOD([.$F2764];[.A2767])=0;[.A2767];&quot;&quot;)" office:value-type="float" office:value="2762" calcext:value-type="float">
            <text:p>2762</text:p>
          </table:table-cell>
          <table:table-cell table:number-columns-repeated="1022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formula="of:=IF(MOD([.$F2765];[.A2768])=0;[.A2768];&quot;&quot;)" office:value-type="float" office:value="2763" calcext:value-type="float">
            <text:p>2763</text:p>
          </table:table-cell>
          <table:table-cell table:number-columns-repeated="1022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formula="of:=IF(MOD([.$F2766];[.A2769])=0;[.A2769];&quot;&quot;)" office:value-type="float" office:value="2764" calcext:value-type="float">
            <text:p>2764</text:p>
          </table:table-cell>
          <table:table-cell table:number-columns-repeated="1022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formula="of:=IF(MOD([.$F2767];[.A2770])=0;[.A2770];&quot;&quot;)" office:value-type="float" office:value="2765" calcext:value-type="float">
            <text:p>2765</text:p>
          </table:table-cell>
          <table:table-cell table:number-columns-repeated="1022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formula="of:=IF(MOD([.$F2768];[.A2771])=0;[.A2771];&quot;&quot;)" office:value-type="float" office:value="2766" calcext:value-type="float">
            <text:p>2766</text:p>
          </table:table-cell>
          <table:table-cell table:number-columns-repeated="1022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formula="of:=IF(MOD([.$F2769];[.A2772])=0;[.A2772];&quot;&quot;)" office:value-type="float" office:value="2767" calcext:value-type="float">
            <text:p>2767</text:p>
          </table:table-cell>
          <table:table-cell table:number-columns-repeated="1022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formula="of:=IF(MOD([.$F2770];[.A2773])=0;[.A2773];&quot;&quot;)" office:value-type="float" office:value="2768" calcext:value-type="float">
            <text:p>2768</text:p>
          </table:table-cell>
          <table:table-cell table:number-columns-repeated="1022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formula="of:=IF(MOD([.$F2771];[.A2774])=0;[.A2774];&quot;&quot;)" office:value-type="float" office:value="2769" calcext:value-type="float">
            <text:p>2769</text:p>
          </table:table-cell>
          <table:table-cell table:number-columns-repeated="1022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formula="of:=IF(MOD([.$F2772];[.A2775])=0;[.A2775];&quot;&quot;)" office:value-type="float" office:value="2770" calcext:value-type="float">
            <text:p>2770</text:p>
          </table:table-cell>
          <table:table-cell table:number-columns-repeated="1022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formula="of:=IF(MOD([.$F2773];[.A2776])=0;[.A2776];&quot;&quot;)" office:value-type="float" office:value="2771" calcext:value-type="float">
            <text:p>2771</text:p>
          </table:table-cell>
          <table:table-cell table:number-columns-repeated="1022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formula="of:=IF(MOD([.$F2774];[.A2777])=0;[.A2777];&quot;&quot;)" office:value-type="float" office:value="2772" calcext:value-type="float">
            <text:p>2772</text:p>
          </table:table-cell>
          <table:table-cell table:number-columns-repeated="1022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formula="of:=IF(MOD([.$F2775];[.A2778])=0;[.A2778];&quot;&quot;)" office:value-type="float" office:value="2773" calcext:value-type="float">
            <text:p>2773</text:p>
          </table:table-cell>
          <table:table-cell table:number-columns-repeated="1022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formula="of:=IF(MOD([.$F2776];[.A2779])=0;[.A2779];&quot;&quot;)" office:value-type="float" office:value="2774" calcext:value-type="float">
            <text:p>2774</text:p>
          </table:table-cell>
          <table:table-cell table:number-columns-repeated="1022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formula="of:=IF(MOD([.$F2777];[.A2780])=0;[.A2780];&quot;&quot;)" office:value-type="float" office:value="2775" calcext:value-type="float">
            <text:p>2775</text:p>
          </table:table-cell>
          <table:table-cell table:number-columns-repeated="1022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formula="of:=IF(MOD([.$F2778];[.A2781])=0;[.A2781];&quot;&quot;)" office:value-type="float" office:value="2776" calcext:value-type="float">
            <text:p>2776</text:p>
          </table:table-cell>
          <table:table-cell table:number-columns-repeated="1022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formula="of:=IF(MOD([.$F2779];[.A2782])=0;[.A2782];&quot;&quot;)" office:value-type="float" office:value="2777" calcext:value-type="float">
            <text:p>2777</text:p>
          </table:table-cell>
          <table:table-cell table:number-columns-repeated="1022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formula="of:=IF(MOD([.$F2780];[.A2783])=0;[.A2783];&quot;&quot;)" office:value-type="float" office:value="2778" calcext:value-type="float">
            <text:p>2778</text:p>
          </table:table-cell>
          <table:table-cell table:number-columns-repeated="1022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formula="of:=IF(MOD([.$F2781];[.A2784])=0;[.A2784];&quot;&quot;)" office:value-type="float" office:value="2779" calcext:value-type="float">
            <text:p>2779</text:p>
          </table:table-cell>
          <table:table-cell table:number-columns-repeated="1022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formula="of:=IF(MOD([.$F2782];[.A2785])=0;[.A2785];&quot;&quot;)" office:value-type="float" office:value="2780" calcext:value-type="float">
            <text:p>2780</text:p>
          </table:table-cell>
          <table:table-cell table:number-columns-repeated="1022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formula="of:=IF(MOD([.$F2783];[.A2786])=0;[.A2786];&quot;&quot;)" office:value-type="float" office:value="2781" calcext:value-type="float">
            <text:p>2781</text:p>
          </table:table-cell>
          <table:table-cell table:number-columns-repeated="1022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formula="of:=IF(MOD([.$F2784];[.A2787])=0;[.A2787];&quot;&quot;)" office:value-type="float" office:value="2782" calcext:value-type="float">
            <text:p>2782</text:p>
          </table:table-cell>
          <table:table-cell table:number-columns-repeated="1022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formula="of:=IF(MOD([.$F2785];[.A2788])=0;[.A2788];&quot;&quot;)" office:value-type="float" office:value="2783" calcext:value-type="float">
            <text:p>2783</text:p>
          </table:table-cell>
          <table:table-cell table:number-columns-repeated="1022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formula="of:=IF(MOD([.$F2786];[.A2789])=0;[.A2789];&quot;&quot;)" office:value-type="float" office:value="2784" calcext:value-type="float">
            <text:p>2784</text:p>
          </table:table-cell>
          <table:table-cell table:number-columns-repeated="1022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formula="of:=IF(MOD([.$F2787];[.A2790])=0;[.A2790];&quot;&quot;)" office:value-type="float" office:value="2785" calcext:value-type="float">
            <text:p>2785</text:p>
          </table:table-cell>
          <table:table-cell table:number-columns-repeated="1022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formula="of:=IF(MOD([.$F2788];[.A2791])=0;[.A2791];&quot;&quot;)" office:value-type="float" office:value="2786" calcext:value-type="float">
            <text:p>2786</text:p>
          </table:table-cell>
          <table:table-cell table:number-columns-repeated="1022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formula="of:=IF(MOD([.$F2789];[.A2792])=0;[.A2792];&quot;&quot;)" office:value-type="float" office:value="2787" calcext:value-type="float">
            <text:p>2787</text:p>
          </table:table-cell>
          <table:table-cell table:number-columns-repeated="1022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formula="of:=IF(MOD([.$F2790];[.A2793])=0;[.A2793];&quot;&quot;)" office:value-type="float" office:value="2788" calcext:value-type="float">
            <text:p>2788</text:p>
          </table:table-cell>
          <table:table-cell table:number-columns-repeated="1022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formula="of:=IF(MOD([.$F2791];[.A2794])=0;[.A2794];&quot;&quot;)" office:value-type="float" office:value="2789" calcext:value-type="float">
            <text:p>2789</text:p>
          </table:table-cell>
          <table:table-cell table:number-columns-repeated="1022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formula="of:=IF(MOD([.$F2792];[.A2795])=0;[.A2795];&quot;&quot;)" office:value-type="float" office:value="2790" calcext:value-type="float">
            <text:p>2790</text:p>
          </table:table-cell>
          <table:table-cell table:number-columns-repeated="1022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formula="of:=IF(MOD([.$F2793];[.A2796])=0;[.A2796];&quot;&quot;)" office:value-type="float" office:value="2791" calcext:value-type="float">
            <text:p>2791</text:p>
          </table:table-cell>
          <table:table-cell table:number-columns-repeated="1022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formula="of:=IF(MOD([.$F2794];[.A2797])=0;[.A2797];&quot;&quot;)" office:value-type="float" office:value="2792" calcext:value-type="float">
            <text:p>2792</text:p>
          </table:table-cell>
          <table:table-cell table:number-columns-repeated="1022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formula="of:=IF(MOD([.$F2795];[.A2798])=0;[.A2798];&quot;&quot;)" office:value-type="float" office:value="2793" calcext:value-type="float">
            <text:p>2793</text:p>
          </table:table-cell>
          <table:table-cell table:number-columns-repeated="1022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formula="of:=IF(MOD([.$F2796];[.A2799])=0;[.A2799];&quot;&quot;)" office:value-type="float" office:value="2794" calcext:value-type="float">
            <text:p>2794</text:p>
          </table:table-cell>
          <table:table-cell table:number-columns-repeated="1022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formula="of:=IF(MOD([.$F2797];[.A2800])=0;[.A2800];&quot;&quot;)" office:value-type="float" office:value="2795" calcext:value-type="float">
            <text:p>2795</text:p>
          </table:table-cell>
          <table:table-cell table:number-columns-repeated="1022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formula="of:=IF(MOD([.$F2798];[.A2801])=0;[.A2801];&quot;&quot;)" office:value-type="float" office:value="2796" calcext:value-type="float">
            <text:p>2796</text:p>
          </table:table-cell>
          <table:table-cell table:number-columns-repeated="1022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formula="of:=IF(MOD([.$F2799];[.A2802])=0;[.A2802];&quot;&quot;)" office:value-type="float" office:value="2797" calcext:value-type="float">
            <text:p>2797</text:p>
          </table:table-cell>
          <table:table-cell table:number-columns-repeated="1022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formula="of:=IF(MOD([.$F2800];[.A2803])=0;[.A2803];&quot;&quot;)" office:value-type="float" office:value="2798" calcext:value-type="float">
            <text:p>2798</text:p>
          </table:table-cell>
          <table:table-cell table:number-columns-repeated="1022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formula="of:=IF(MOD([.$F2801];[.A2804])=0;[.A2804];&quot;&quot;)" office:value-type="float" office:value="2799" calcext:value-type="float">
            <text:p>2799</text:p>
          </table:table-cell>
          <table:table-cell table:number-columns-repeated="1022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formula="of:=IF(MOD([.$F2802];[.A2805])=0;[.A2805];&quot;&quot;)" office:value-type="float" office:value="2800" calcext:value-type="float">
            <text:p>2800</text:p>
          </table:table-cell>
          <table:table-cell table:number-columns-repeated="1022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formula="of:=IF(MOD([.$F2803];[.A2806])=0;[.A2806];&quot;&quot;)" office:value-type="float" office:value="2801" calcext:value-type="float">
            <text:p>2801</text:p>
          </table:table-cell>
          <table:table-cell table:number-columns-repeated="1022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formula="of:=IF(MOD([.$F2804];[.A2807])=0;[.A2807];&quot;&quot;)" office:value-type="float" office:value="2802" calcext:value-type="float">
            <text:p>2802</text:p>
          </table:table-cell>
          <table:table-cell table:number-columns-repeated="1022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formula="of:=IF(MOD([.$F2805];[.A2808])=0;[.A2808];&quot;&quot;)" office:value-type="float" office:value="2803" calcext:value-type="float">
            <text:p>2803</text:p>
          </table:table-cell>
          <table:table-cell table:number-columns-repeated="1022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formula="of:=IF(MOD([.$F2806];[.A2809])=0;[.A2809];&quot;&quot;)" office:value-type="float" office:value="2804" calcext:value-type="float">
            <text:p>2804</text:p>
          </table:table-cell>
          <table:table-cell table:number-columns-repeated="1022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formula="of:=IF(MOD([.$F2807];[.A2810])=0;[.A2810];&quot;&quot;)" office:value-type="float" office:value="2805" calcext:value-type="float">
            <text:p>2805</text:p>
          </table:table-cell>
          <table:table-cell table:number-columns-repeated="1022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formula="of:=IF(MOD([.$F2808];[.A2811])=0;[.A2811];&quot;&quot;)" office:value-type="float" office:value="2806" calcext:value-type="float">
            <text:p>2806</text:p>
          </table:table-cell>
          <table:table-cell table:number-columns-repeated="1022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formula="of:=IF(MOD([.$F2809];[.A2812])=0;[.A2812];&quot;&quot;)" office:value-type="float" office:value="2807" calcext:value-type="float">
            <text:p>2807</text:p>
          </table:table-cell>
          <table:table-cell table:number-columns-repeated="1022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formula="of:=IF(MOD([.$F2810];[.A2813])=0;[.A2813];&quot;&quot;)" office:value-type="float" office:value="2808" calcext:value-type="float">
            <text:p>2808</text:p>
          </table:table-cell>
          <table:table-cell table:number-columns-repeated="1022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formula="of:=IF(MOD([.$F2811];[.A2814])=0;[.A2814];&quot;&quot;)" office:value-type="float" office:value="2809" calcext:value-type="float">
            <text:p>2809</text:p>
          </table:table-cell>
          <table:table-cell table:number-columns-repeated="1022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formula="of:=IF(MOD([.$F2812];[.A2815])=0;[.A2815];&quot;&quot;)" office:value-type="float" office:value="2810" calcext:value-type="float">
            <text:p>2810</text:p>
          </table:table-cell>
          <table:table-cell table:number-columns-repeated="1022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formula="of:=IF(MOD([.$F2813];[.A2816])=0;[.A2816];&quot;&quot;)" office:value-type="float" office:value="2811" calcext:value-type="float">
            <text:p>2811</text:p>
          </table:table-cell>
          <table:table-cell table:number-columns-repeated="1022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formula="of:=IF(MOD([.$F2814];[.A2817])=0;[.A2817];&quot;&quot;)" office:value-type="float" office:value="2812" calcext:value-type="float">
            <text:p>2812</text:p>
          </table:table-cell>
          <table:table-cell table:number-columns-repeated="1022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formula="of:=IF(MOD([.$F2815];[.A2818])=0;[.A2818];&quot;&quot;)" office:value-type="float" office:value="2813" calcext:value-type="float">
            <text:p>2813</text:p>
          </table:table-cell>
          <table:table-cell table:number-columns-repeated="1022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formula="of:=IF(MOD([.$F2816];[.A2819])=0;[.A2819];&quot;&quot;)" office:value-type="float" office:value="2814" calcext:value-type="float">
            <text:p>2814</text:p>
          </table:table-cell>
          <table:table-cell table:number-columns-repeated="1022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formula="of:=IF(MOD([.$F2817];[.A2820])=0;[.A2820];&quot;&quot;)" office:value-type="float" office:value="2815" calcext:value-type="float">
            <text:p>2815</text:p>
          </table:table-cell>
          <table:table-cell table:number-columns-repeated="1022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formula="of:=IF(MOD([.$F2818];[.A2821])=0;[.A2821];&quot;&quot;)" office:value-type="float" office:value="2816" calcext:value-type="float">
            <text:p>2816</text:p>
          </table:table-cell>
          <table:table-cell table:number-columns-repeated="1022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formula="of:=IF(MOD([.$F2819];[.A2822])=0;[.A2822];&quot;&quot;)" office:value-type="float" office:value="2817" calcext:value-type="float">
            <text:p>2817</text:p>
          </table:table-cell>
          <table:table-cell table:number-columns-repeated="1022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formula="of:=IF(MOD([.$F2820];[.A2823])=0;[.A2823];&quot;&quot;)" office:value-type="float" office:value="2818" calcext:value-type="float">
            <text:p>2818</text:p>
          </table:table-cell>
          <table:table-cell table:number-columns-repeated="1022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formula="of:=IF(MOD([.$F2821];[.A2824])=0;[.A2824];&quot;&quot;)" office:value-type="float" office:value="2819" calcext:value-type="float">
            <text:p>2819</text:p>
          </table:table-cell>
          <table:table-cell table:number-columns-repeated="1022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formula="of:=IF(MOD([.$F2822];[.A2825])=0;[.A2825];&quot;&quot;)" office:value-type="float" office:value="2820" calcext:value-type="float">
            <text:p>2820</text:p>
          </table:table-cell>
          <table:table-cell table:number-columns-repeated="1022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formula="of:=IF(MOD([.$F2823];[.A2826])=0;[.A2826];&quot;&quot;)" office:value-type="float" office:value="2821" calcext:value-type="float">
            <text:p>2821</text:p>
          </table:table-cell>
          <table:table-cell table:number-columns-repeated="1022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formula="of:=IF(MOD([.$F2824];[.A2827])=0;[.A2827];&quot;&quot;)" office:value-type="float" office:value="2822" calcext:value-type="float">
            <text:p>2822</text:p>
          </table:table-cell>
          <table:table-cell table:number-columns-repeated="1022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formula="of:=IF(MOD([.$F2825];[.A2828])=0;[.A2828];&quot;&quot;)" office:value-type="float" office:value="2823" calcext:value-type="float">
            <text:p>2823</text:p>
          </table:table-cell>
          <table:table-cell table:number-columns-repeated="1022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formula="of:=IF(MOD([.$F2826];[.A2829])=0;[.A2829];&quot;&quot;)" office:value-type="float" office:value="2824" calcext:value-type="float">
            <text:p>2824</text:p>
          </table:table-cell>
          <table:table-cell table:number-columns-repeated="1022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formula="of:=IF(MOD([.$F2827];[.A2830])=0;[.A2830];&quot;&quot;)" office:value-type="float" office:value="2825" calcext:value-type="float">
            <text:p>2825</text:p>
          </table:table-cell>
          <table:table-cell table:number-columns-repeated="1022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formula="of:=IF(MOD([.$F2828];[.A2831])=0;[.A2831];&quot;&quot;)" office:value-type="float" office:value="2826" calcext:value-type="float">
            <text:p>2826</text:p>
          </table:table-cell>
          <table:table-cell table:number-columns-repeated="1022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formula="of:=IF(MOD([.$F2829];[.A2832])=0;[.A2832];&quot;&quot;)" office:value-type="float" office:value="2827" calcext:value-type="float">
            <text:p>2827</text:p>
          </table:table-cell>
          <table:table-cell table:number-columns-repeated="1022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formula="of:=IF(MOD([.$F2830];[.A2833])=0;[.A2833];&quot;&quot;)" office:value-type="float" office:value="2828" calcext:value-type="float">
            <text:p>2828</text:p>
          </table:table-cell>
          <table:table-cell table:number-columns-repeated="1022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formula="of:=IF(MOD([.$F2831];[.A2834])=0;[.A2834];&quot;&quot;)" office:value-type="float" office:value="2829" calcext:value-type="float">
            <text:p>2829</text:p>
          </table:table-cell>
          <table:table-cell table:number-columns-repeated="1022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formula="of:=IF(MOD([.$F2832];[.A2835])=0;[.A2835];&quot;&quot;)" office:value-type="float" office:value="2830" calcext:value-type="float">
            <text:p>2830</text:p>
          </table:table-cell>
          <table:table-cell table:number-columns-repeated="1022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formula="of:=IF(MOD([.$F2833];[.A2836])=0;[.A2836];&quot;&quot;)" office:value-type="float" office:value="2831" calcext:value-type="float">
            <text:p>2831</text:p>
          </table:table-cell>
          <table:table-cell table:number-columns-repeated="1022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formula="of:=IF(MOD([.$F2834];[.A2837])=0;[.A2837];&quot;&quot;)" office:value-type="float" office:value="2832" calcext:value-type="float">
            <text:p>2832</text:p>
          </table:table-cell>
          <table:table-cell table:number-columns-repeated="1022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formula="of:=IF(MOD([.$F2835];[.A2838])=0;[.A2838];&quot;&quot;)" office:value-type="float" office:value="2833" calcext:value-type="float">
            <text:p>2833</text:p>
          </table:table-cell>
          <table:table-cell table:number-columns-repeated="1022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formula="of:=IF(MOD([.$F2836];[.A2839])=0;[.A2839];&quot;&quot;)" office:value-type="float" office:value="2834" calcext:value-type="float">
            <text:p>2834</text:p>
          </table:table-cell>
          <table:table-cell table:number-columns-repeated="1022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formula="of:=IF(MOD([.$F2837];[.A2840])=0;[.A2840];&quot;&quot;)" office:value-type="float" office:value="2835" calcext:value-type="float">
            <text:p>2835</text:p>
          </table:table-cell>
          <table:table-cell table:number-columns-repeated="1022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formula="of:=IF(MOD([.$F2838];[.A2841])=0;[.A2841];&quot;&quot;)" office:value-type="float" office:value="2836" calcext:value-type="float">
            <text:p>2836</text:p>
          </table:table-cell>
          <table:table-cell table:number-columns-repeated="1022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formula="of:=IF(MOD([.$F2839];[.A2842])=0;[.A2842];&quot;&quot;)" office:value-type="float" office:value="2837" calcext:value-type="float">
            <text:p>2837</text:p>
          </table:table-cell>
          <table:table-cell table:number-columns-repeated="1022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formula="of:=IF(MOD([.$F2840];[.A2843])=0;[.A2843];&quot;&quot;)" office:value-type="float" office:value="2838" calcext:value-type="float">
            <text:p>2838</text:p>
          </table:table-cell>
          <table:table-cell table:number-columns-repeated="1022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formula="of:=IF(MOD([.$F2841];[.A2844])=0;[.A2844];&quot;&quot;)" office:value-type="float" office:value="2839" calcext:value-type="float">
            <text:p>2839</text:p>
          </table:table-cell>
          <table:table-cell table:number-columns-repeated="1022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formula="of:=IF(MOD([.$F2842];[.A2845])=0;[.A2845];&quot;&quot;)" office:value-type="float" office:value="2840" calcext:value-type="float">
            <text:p>2840</text:p>
          </table:table-cell>
          <table:table-cell table:number-columns-repeated="1022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formula="of:=IF(MOD([.$F2843];[.A2846])=0;[.A2846];&quot;&quot;)" office:value-type="float" office:value="2841" calcext:value-type="float">
            <text:p>2841</text:p>
          </table:table-cell>
          <table:table-cell table:number-columns-repeated="1022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formula="of:=IF(MOD([.$F2844];[.A2847])=0;[.A2847];&quot;&quot;)" office:value-type="float" office:value="2842" calcext:value-type="float">
            <text:p>2842</text:p>
          </table:table-cell>
          <table:table-cell table:number-columns-repeated="1022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formula="of:=IF(MOD([.$F2845];[.A2848])=0;[.A2848];&quot;&quot;)" office:value-type="float" office:value="2843" calcext:value-type="float">
            <text:p>2843</text:p>
          </table:table-cell>
          <table:table-cell table:number-columns-repeated="1022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formula="of:=IF(MOD([.$F2846];[.A2849])=0;[.A2849];&quot;&quot;)" office:value-type="float" office:value="2844" calcext:value-type="float">
            <text:p>2844</text:p>
          </table:table-cell>
          <table:table-cell table:number-columns-repeated="1022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formula="of:=IF(MOD([.$F2847];[.A2850])=0;[.A2850];&quot;&quot;)" office:value-type="float" office:value="2845" calcext:value-type="float">
            <text:p>2845</text:p>
          </table:table-cell>
          <table:table-cell table:number-columns-repeated="1022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formula="of:=IF(MOD([.$F2848];[.A2851])=0;[.A2851];&quot;&quot;)" office:value-type="float" office:value="2846" calcext:value-type="float">
            <text:p>2846</text:p>
          </table:table-cell>
          <table:table-cell table:number-columns-repeated="1022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formula="of:=IF(MOD([.$F2849];[.A2852])=0;[.A2852];&quot;&quot;)" office:value-type="float" office:value="2847" calcext:value-type="float">
            <text:p>2847</text:p>
          </table:table-cell>
          <table:table-cell table:number-columns-repeated="1022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formula="of:=IF(MOD([.$F2850];[.A2853])=0;[.A2853];&quot;&quot;)" office:value-type="float" office:value="2848" calcext:value-type="float">
            <text:p>2848</text:p>
          </table:table-cell>
          <table:table-cell table:number-columns-repeated="1022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formula="of:=IF(MOD([.$F2851];[.A2854])=0;[.A2854];&quot;&quot;)" office:value-type="float" office:value="2849" calcext:value-type="float">
            <text:p>2849</text:p>
          </table:table-cell>
          <table:table-cell table:number-columns-repeated="1022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formula="of:=IF(MOD([.$F2852];[.A2855])=0;[.A2855];&quot;&quot;)" office:value-type="float" office:value="2850" calcext:value-type="float">
            <text:p>2850</text:p>
          </table:table-cell>
          <table:table-cell table:number-columns-repeated="1022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formula="of:=IF(MOD([.$F2853];[.A2856])=0;[.A2856];&quot;&quot;)" office:value-type="float" office:value="2851" calcext:value-type="float">
            <text:p>2851</text:p>
          </table:table-cell>
          <table:table-cell table:number-columns-repeated="1022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formula="of:=IF(MOD([.$F2854];[.A2857])=0;[.A2857];&quot;&quot;)" office:value-type="float" office:value="2852" calcext:value-type="float">
            <text:p>2852</text:p>
          </table:table-cell>
          <table:table-cell table:number-columns-repeated="1022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formula="of:=IF(MOD([.$F2855];[.A2858])=0;[.A2858];&quot;&quot;)" office:value-type="float" office:value="2853" calcext:value-type="float">
            <text:p>2853</text:p>
          </table:table-cell>
          <table:table-cell table:number-columns-repeated="1022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formula="of:=IF(MOD([.$F2856];[.A2859])=0;[.A2859];&quot;&quot;)" office:value-type="float" office:value="2854" calcext:value-type="float">
            <text:p>2854</text:p>
          </table:table-cell>
          <table:table-cell table:number-columns-repeated="1022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formula="of:=IF(MOD([.$F2857];[.A2860])=0;[.A2860];&quot;&quot;)" office:value-type="float" office:value="2855" calcext:value-type="float">
            <text:p>2855</text:p>
          </table:table-cell>
          <table:table-cell table:number-columns-repeated="1022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formula="of:=IF(MOD([.$F2858];[.A2861])=0;[.A2861];&quot;&quot;)" office:value-type="float" office:value="2856" calcext:value-type="float">
            <text:p>2856</text:p>
          </table:table-cell>
          <table:table-cell table:number-columns-repeated="1022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formula="of:=IF(MOD([.$F2859];[.A2862])=0;[.A2862];&quot;&quot;)" office:value-type="float" office:value="2857" calcext:value-type="float">
            <text:p>2857</text:p>
          </table:table-cell>
          <table:table-cell table:number-columns-repeated="1022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formula="of:=IF(MOD([.$F2860];[.A2863])=0;[.A2863];&quot;&quot;)" office:value-type="float" office:value="2858" calcext:value-type="float">
            <text:p>2858</text:p>
          </table:table-cell>
          <table:table-cell table:number-columns-repeated="1022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formula="of:=IF(MOD([.$F2861];[.A2864])=0;[.A2864];&quot;&quot;)" office:value-type="float" office:value="2859" calcext:value-type="float">
            <text:p>2859</text:p>
          </table:table-cell>
          <table:table-cell table:number-columns-repeated="1022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formula="of:=IF(MOD([.$F2862];[.A2865])=0;[.A2865];&quot;&quot;)" office:value-type="float" office:value="2860" calcext:value-type="float">
            <text:p>2860</text:p>
          </table:table-cell>
          <table:table-cell table:number-columns-repeated="1022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formula="of:=IF(MOD([.$F2863];[.A2866])=0;[.A2866];&quot;&quot;)" office:value-type="float" office:value="2861" calcext:value-type="float">
            <text:p>2861</text:p>
          </table:table-cell>
          <table:table-cell table:number-columns-repeated="1022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formula="of:=IF(MOD([.$F2864];[.A2867])=0;[.A2867];&quot;&quot;)" office:value-type="float" office:value="2862" calcext:value-type="float">
            <text:p>2862</text:p>
          </table:table-cell>
          <table:table-cell table:number-columns-repeated="1022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formula="of:=IF(MOD([.$F2865];[.A2868])=0;[.A2868];&quot;&quot;)" office:value-type="float" office:value="2863" calcext:value-type="float">
            <text:p>2863</text:p>
          </table:table-cell>
          <table:table-cell table:number-columns-repeated="1022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formula="of:=IF(MOD([.$F2866];[.A2869])=0;[.A2869];&quot;&quot;)" office:value-type="float" office:value="2864" calcext:value-type="float">
            <text:p>2864</text:p>
          </table:table-cell>
          <table:table-cell table:number-columns-repeated="1022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formula="of:=IF(MOD([.$F2867];[.A2870])=0;[.A2870];&quot;&quot;)" office:value-type="float" office:value="2865" calcext:value-type="float">
            <text:p>2865</text:p>
          </table:table-cell>
          <table:table-cell table:number-columns-repeated="1022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formula="of:=IF(MOD([.$F2868];[.A2871])=0;[.A2871];&quot;&quot;)" office:value-type="float" office:value="2866" calcext:value-type="float">
            <text:p>2866</text:p>
          </table:table-cell>
          <table:table-cell table:number-columns-repeated="1022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formula="of:=IF(MOD([.$F2869];[.A2872])=0;[.A2872];&quot;&quot;)" office:value-type="float" office:value="2867" calcext:value-type="float">
            <text:p>2867</text:p>
          </table:table-cell>
          <table:table-cell table:number-columns-repeated="1022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formula="of:=IF(MOD([.$F2870];[.A2873])=0;[.A2873];&quot;&quot;)" office:value-type="float" office:value="2868" calcext:value-type="float">
            <text:p>2868</text:p>
          </table:table-cell>
          <table:table-cell table:number-columns-repeated="1022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formula="of:=IF(MOD([.$F2871];[.A2874])=0;[.A2874];&quot;&quot;)" office:value-type="float" office:value="2869" calcext:value-type="float">
            <text:p>2869</text:p>
          </table:table-cell>
          <table:table-cell table:number-columns-repeated="1022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formula="of:=IF(MOD([.$F2872];[.A2875])=0;[.A2875];&quot;&quot;)" office:value-type="float" office:value="2870" calcext:value-type="float">
            <text:p>2870</text:p>
          </table:table-cell>
          <table:table-cell table:number-columns-repeated="1022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formula="of:=IF(MOD([.$F2873];[.A2876])=0;[.A2876];&quot;&quot;)" office:value-type="float" office:value="2871" calcext:value-type="float">
            <text:p>2871</text:p>
          </table:table-cell>
          <table:table-cell table:number-columns-repeated="1022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formula="of:=IF(MOD([.$F2874];[.A2877])=0;[.A2877];&quot;&quot;)" office:value-type="float" office:value="2872" calcext:value-type="float">
            <text:p>2872</text:p>
          </table:table-cell>
          <table:table-cell table:number-columns-repeated="1022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formula="of:=IF(MOD([.$F2875];[.A2878])=0;[.A2878];&quot;&quot;)" office:value-type="float" office:value="2873" calcext:value-type="float">
            <text:p>2873</text:p>
          </table:table-cell>
          <table:table-cell table:number-columns-repeated="1022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formula="of:=IF(MOD([.$F2876];[.A2879])=0;[.A2879];&quot;&quot;)" office:value-type="float" office:value="2874" calcext:value-type="float">
            <text:p>2874</text:p>
          </table:table-cell>
          <table:table-cell table:number-columns-repeated="1022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formula="of:=IF(MOD([.$F2877];[.A2880])=0;[.A2880];&quot;&quot;)" office:value-type="float" office:value="2875" calcext:value-type="float">
            <text:p>2875</text:p>
          </table:table-cell>
          <table:table-cell table:number-columns-repeated="1022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formula="of:=IF(MOD([.$F2878];[.A2881])=0;[.A2881];&quot;&quot;)" office:value-type="float" office:value="2876" calcext:value-type="float">
            <text:p>2876</text:p>
          </table:table-cell>
          <table:table-cell table:number-columns-repeated="1022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formula="of:=IF(MOD([.$F2879];[.A2882])=0;[.A2882];&quot;&quot;)" office:value-type="float" office:value="2877" calcext:value-type="float">
            <text:p>2877</text:p>
          </table:table-cell>
          <table:table-cell table:number-columns-repeated="1022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formula="of:=IF(MOD([.$F2880];[.A2883])=0;[.A2883];&quot;&quot;)" office:value-type="float" office:value="2878" calcext:value-type="float">
            <text:p>2878</text:p>
          </table:table-cell>
          <table:table-cell table:number-columns-repeated="1022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formula="of:=IF(MOD([.$F2881];[.A2884])=0;[.A2884];&quot;&quot;)" office:value-type="float" office:value="2879" calcext:value-type="float">
            <text:p>2879</text:p>
          </table:table-cell>
          <table:table-cell table:number-columns-repeated="1022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formula="of:=IF(MOD([.$F2882];[.A2885])=0;[.A2885];&quot;&quot;)" office:value-type="float" office:value="2880" calcext:value-type="float">
            <text:p>2880</text:p>
          </table:table-cell>
          <table:table-cell table:number-columns-repeated="1022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formula="of:=IF(MOD([.$F2883];[.A2886])=0;[.A2886];&quot;&quot;)" office:value-type="float" office:value="2881" calcext:value-type="float">
            <text:p>2881</text:p>
          </table:table-cell>
          <table:table-cell table:number-columns-repeated="1022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formula="of:=IF(MOD([.$F2884];[.A2887])=0;[.A2887];&quot;&quot;)" office:value-type="float" office:value="2882" calcext:value-type="float">
            <text:p>2882</text:p>
          </table:table-cell>
          <table:table-cell table:number-columns-repeated="1022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formula="of:=IF(MOD([.$F2885];[.A2888])=0;[.A2888];&quot;&quot;)" office:value-type="float" office:value="2883" calcext:value-type="float">
            <text:p>2883</text:p>
          </table:table-cell>
          <table:table-cell table:number-columns-repeated="1022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formula="of:=IF(MOD([.$F2886];[.A2889])=0;[.A2889];&quot;&quot;)" office:value-type="float" office:value="2884" calcext:value-type="float">
            <text:p>2884</text:p>
          </table:table-cell>
          <table:table-cell table:number-columns-repeated="1022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formula="of:=IF(MOD([.$F2887];[.A2890])=0;[.A2890];&quot;&quot;)" office:value-type="float" office:value="2885" calcext:value-type="float">
            <text:p>2885</text:p>
          </table:table-cell>
          <table:table-cell table:number-columns-repeated="1022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formula="of:=IF(MOD([.$F2888];[.A2891])=0;[.A2891];&quot;&quot;)" office:value-type="float" office:value="2886" calcext:value-type="float">
            <text:p>2886</text:p>
          </table:table-cell>
          <table:table-cell table:number-columns-repeated="1022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formula="of:=IF(MOD([.$F2889];[.A2892])=0;[.A2892];&quot;&quot;)" office:value-type="float" office:value="2887" calcext:value-type="float">
            <text:p>2887</text:p>
          </table:table-cell>
          <table:table-cell table:number-columns-repeated="1022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formula="of:=IF(MOD([.$F2890];[.A2893])=0;[.A2893];&quot;&quot;)" office:value-type="float" office:value="2888" calcext:value-type="float">
            <text:p>2888</text:p>
          </table:table-cell>
          <table:table-cell table:number-columns-repeated="1022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formula="of:=IF(MOD([.$F2891];[.A2894])=0;[.A2894];&quot;&quot;)" office:value-type="float" office:value="2889" calcext:value-type="float">
            <text:p>2889</text:p>
          </table:table-cell>
          <table:table-cell table:number-columns-repeated="1022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formula="of:=IF(MOD([.$F2892];[.A2895])=0;[.A2895];&quot;&quot;)" office:value-type="float" office:value="2890" calcext:value-type="float">
            <text:p>2890</text:p>
          </table:table-cell>
          <table:table-cell table:number-columns-repeated="1022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formula="of:=IF(MOD([.$F2893];[.A2896])=0;[.A2896];&quot;&quot;)" office:value-type="float" office:value="2891" calcext:value-type="float">
            <text:p>2891</text:p>
          </table:table-cell>
          <table:table-cell table:number-columns-repeated="1022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formula="of:=IF(MOD([.$F2894];[.A2897])=0;[.A2897];&quot;&quot;)" office:value-type="float" office:value="2892" calcext:value-type="float">
            <text:p>2892</text:p>
          </table:table-cell>
          <table:table-cell table:number-columns-repeated="1022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formula="of:=IF(MOD([.$F2895];[.A2898])=0;[.A2898];&quot;&quot;)" office:value-type="float" office:value="2893" calcext:value-type="float">
            <text:p>2893</text:p>
          </table:table-cell>
          <table:table-cell table:number-columns-repeated="1022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formula="of:=IF(MOD([.$F2896];[.A2899])=0;[.A2899];&quot;&quot;)" office:value-type="float" office:value="2894" calcext:value-type="float">
            <text:p>2894</text:p>
          </table:table-cell>
          <table:table-cell table:number-columns-repeated="1022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formula="of:=IF(MOD([.$F2897];[.A2900])=0;[.A2900];&quot;&quot;)" office:value-type="float" office:value="2895" calcext:value-type="float">
            <text:p>2895</text:p>
          </table:table-cell>
          <table:table-cell table:number-columns-repeated="1022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formula="of:=IF(MOD([.$F2898];[.A2901])=0;[.A2901];&quot;&quot;)" office:value-type="float" office:value="2896" calcext:value-type="float">
            <text:p>2896</text:p>
          </table:table-cell>
          <table:table-cell table:number-columns-repeated="1022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formula="of:=IF(MOD([.$F2899];[.A2902])=0;[.A2902];&quot;&quot;)" office:value-type="float" office:value="2897" calcext:value-type="float">
            <text:p>2897</text:p>
          </table:table-cell>
          <table:table-cell table:number-columns-repeated="1022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formula="of:=IF(MOD([.$F2900];[.A2903])=0;[.A2903];&quot;&quot;)" office:value-type="float" office:value="2898" calcext:value-type="float">
            <text:p>2898</text:p>
          </table:table-cell>
          <table:table-cell table:number-columns-repeated="1022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formula="of:=IF(MOD([.$F2901];[.A2904])=0;[.A2904];&quot;&quot;)" office:value-type="float" office:value="2899" calcext:value-type="float">
            <text:p>2899</text:p>
          </table:table-cell>
          <table:table-cell table:number-columns-repeated="1022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formula="of:=IF(MOD([.$F2902];[.A2905])=0;[.A2905];&quot;&quot;)" office:value-type="float" office:value="2900" calcext:value-type="float">
            <text:p>2900</text:p>
          </table:table-cell>
          <table:table-cell table:number-columns-repeated="1022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formula="of:=IF(MOD([.$F2903];[.A2906])=0;[.A2906];&quot;&quot;)" office:value-type="float" office:value="2901" calcext:value-type="float">
            <text:p>2901</text:p>
          </table:table-cell>
          <table:table-cell table:number-columns-repeated="1022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formula="of:=IF(MOD([.$F2904];[.A2907])=0;[.A2907];&quot;&quot;)" office:value-type="float" office:value="2902" calcext:value-type="float">
            <text:p>2902</text:p>
          </table:table-cell>
          <table:table-cell table:number-columns-repeated="1022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formula="of:=IF(MOD([.$F2905];[.A2908])=0;[.A2908];&quot;&quot;)" office:value-type="float" office:value="2903" calcext:value-type="float">
            <text:p>2903</text:p>
          </table:table-cell>
          <table:table-cell table:number-columns-repeated="1022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formula="of:=IF(MOD([.$F2906];[.A2909])=0;[.A2909];&quot;&quot;)" office:value-type="float" office:value="2904" calcext:value-type="float">
            <text:p>2904</text:p>
          </table:table-cell>
          <table:table-cell table:number-columns-repeated="1022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formula="of:=IF(MOD([.$F2907];[.A2910])=0;[.A2910];&quot;&quot;)" office:value-type="float" office:value="2905" calcext:value-type="float">
            <text:p>2905</text:p>
          </table:table-cell>
          <table:table-cell table:number-columns-repeated="1022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formula="of:=IF(MOD([.$F2908];[.A2911])=0;[.A2911];&quot;&quot;)" office:value-type="float" office:value="2906" calcext:value-type="float">
            <text:p>2906</text:p>
          </table:table-cell>
          <table:table-cell table:number-columns-repeated="1022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formula="of:=IF(MOD([.$F2909];[.A2912])=0;[.A2912];&quot;&quot;)" office:value-type="float" office:value="2907" calcext:value-type="float">
            <text:p>2907</text:p>
          </table:table-cell>
          <table:table-cell table:number-columns-repeated="1022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formula="of:=IF(MOD([.$F2910];[.A2913])=0;[.A2913];&quot;&quot;)" office:value-type="float" office:value="2908" calcext:value-type="float">
            <text:p>2908</text:p>
          </table:table-cell>
          <table:table-cell table:number-columns-repeated="1022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formula="of:=IF(MOD([.$F2911];[.A2914])=0;[.A2914];&quot;&quot;)" office:value-type="float" office:value="2909" calcext:value-type="float">
            <text:p>2909</text:p>
          </table:table-cell>
          <table:table-cell table:number-columns-repeated="1022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formula="of:=IF(MOD([.$F2912];[.A2915])=0;[.A2915];&quot;&quot;)" office:value-type="float" office:value="2910" calcext:value-type="float">
            <text:p>2910</text:p>
          </table:table-cell>
          <table:table-cell table:number-columns-repeated="1022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formula="of:=IF(MOD([.$F2913];[.A2916])=0;[.A2916];&quot;&quot;)" office:value-type="float" office:value="2911" calcext:value-type="float">
            <text:p>2911</text:p>
          </table:table-cell>
          <table:table-cell table:number-columns-repeated="1022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formula="of:=IF(MOD([.$F2914];[.A2917])=0;[.A2917];&quot;&quot;)" office:value-type="float" office:value="2912" calcext:value-type="float">
            <text:p>2912</text:p>
          </table:table-cell>
          <table:table-cell table:number-columns-repeated="1022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formula="of:=IF(MOD([.$F2915];[.A2918])=0;[.A2918];&quot;&quot;)" office:value-type="float" office:value="2913" calcext:value-type="float">
            <text:p>2913</text:p>
          </table:table-cell>
          <table:table-cell table:number-columns-repeated="1022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formula="of:=IF(MOD([.$F2916];[.A2919])=0;[.A2919];&quot;&quot;)" office:value-type="float" office:value="2914" calcext:value-type="float">
            <text:p>2914</text:p>
          </table:table-cell>
          <table:table-cell table:number-columns-repeated="1022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formula="of:=IF(MOD([.$F2917];[.A2920])=0;[.A2920];&quot;&quot;)" office:value-type="float" office:value="2915" calcext:value-type="float">
            <text:p>2915</text:p>
          </table:table-cell>
          <table:table-cell table:number-columns-repeated="1022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formula="of:=IF(MOD([.$F2918];[.A2921])=0;[.A2921];&quot;&quot;)" office:value-type="float" office:value="2916" calcext:value-type="float">
            <text:p>2916</text:p>
          </table:table-cell>
          <table:table-cell table:number-columns-repeated="1022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formula="of:=IF(MOD([.$F2919];[.A2922])=0;[.A2922];&quot;&quot;)" office:value-type="float" office:value="2917" calcext:value-type="float">
            <text:p>2917</text:p>
          </table:table-cell>
          <table:table-cell table:number-columns-repeated="1022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formula="of:=IF(MOD([.$F2920];[.A2923])=0;[.A2923];&quot;&quot;)" office:value-type="float" office:value="2918" calcext:value-type="float">
            <text:p>2918</text:p>
          </table:table-cell>
          <table:table-cell table:number-columns-repeated="1022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formula="of:=IF(MOD([.$F2921];[.A2924])=0;[.A2924];&quot;&quot;)" office:value-type="float" office:value="2919" calcext:value-type="float">
            <text:p>2919</text:p>
          </table:table-cell>
          <table:table-cell table:number-columns-repeated="1022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formula="of:=IF(MOD([.$F2922];[.A2925])=0;[.A2925];&quot;&quot;)" office:value-type="float" office:value="2920" calcext:value-type="float">
            <text:p>2920</text:p>
          </table:table-cell>
          <table:table-cell table:number-columns-repeated="1022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formula="of:=IF(MOD([.$F2923];[.A2926])=0;[.A2926];&quot;&quot;)" office:value-type="float" office:value="2921" calcext:value-type="float">
            <text:p>2921</text:p>
          </table:table-cell>
          <table:table-cell table:number-columns-repeated="1022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formula="of:=IF(MOD([.$F2924];[.A2927])=0;[.A2927];&quot;&quot;)" office:value-type="float" office:value="2922" calcext:value-type="float">
            <text:p>2922</text:p>
          </table:table-cell>
          <table:table-cell table:number-columns-repeated="1022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formula="of:=IF(MOD([.$F2925];[.A2928])=0;[.A2928];&quot;&quot;)" office:value-type="float" office:value="2923" calcext:value-type="float">
            <text:p>2923</text:p>
          </table:table-cell>
          <table:table-cell table:number-columns-repeated="1022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formula="of:=IF(MOD([.$F2926];[.A2929])=0;[.A2929];&quot;&quot;)" office:value-type="float" office:value="2924" calcext:value-type="float">
            <text:p>2924</text:p>
          </table:table-cell>
          <table:table-cell table:number-columns-repeated="1022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formula="of:=IF(MOD([.$F2927];[.A2930])=0;[.A2930];&quot;&quot;)" office:value-type="float" office:value="2925" calcext:value-type="float">
            <text:p>2925</text:p>
          </table:table-cell>
          <table:table-cell table:number-columns-repeated="1022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formula="of:=IF(MOD([.$F2928];[.A2931])=0;[.A2931];&quot;&quot;)" office:value-type="float" office:value="2926" calcext:value-type="float">
            <text:p>2926</text:p>
          </table:table-cell>
          <table:table-cell table:number-columns-repeated="1022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formula="of:=IF(MOD([.$F2929];[.A2932])=0;[.A2932];&quot;&quot;)" office:value-type="float" office:value="2927" calcext:value-type="float">
            <text:p>2927</text:p>
          </table:table-cell>
          <table:table-cell table:number-columns-repeated="1022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formula="of:=IF(MOD([.$F2930];[.A2933])=0;[.A2933];&quot;&quot;)" office:value-type="float" office:value="2928" calcext:value-type="float">
            <text:p>2928</text:p>
          </table:table-cell>
          <table:table-cell table:number-columns-repeated="1022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formula="of:=IF(MOD([.$F2931];[.A2934])=0;[.A2934];&quot;&quot;)" office:value-type="float" office:value="2929" calcext:value-type="float">
            <text:p>2929</text:p>
          </table:table-cell>
          <table:table-cell table:number-columns-repeated="1022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formula="of:=IF(MOD([.$F2932];[.A2935])=0;[.A2935];&quot;&quot;)" office:value-type="float" office:value="2930" calcext:value-type="float">
            <text:p>2930</text:p>
          </table:table-cell>
          <table:table-cell table:number-columns-repeated="1022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formula="of:=IF(MOD([.$F2933];[.A2936])=0;[.A2936];&quot;&quot;)" office:value-type="float" office:value="2931" calcext:value-type="float">
            <text:p>2931</text:p>
          </table:table-cell>
          <table:table-cell table:number-columns-repeated="1022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formula="of:=IF(MOD([.$F2934];[.A2937])=0;[.A2937];&quot;&quot;)" office:value-type="float" office:value="2932" calcext:value-type="float">
            <text:p>2932</text:p>
          </table:table-cell>
          <table:table-cell table:number-columns-repeated="1022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formula="of:=IF(MOD([.$F2935];[.A2938])=0;[.A2938];&quot;&quot;)" office:value-type="float" office:value="2933" calcext:value-type="float">
            <text:p>2933</text:p>
          </table:table-cell>
          <table:table-cell table:number-columns-repeated="1022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formula="of:=IF(MOD([.$F2936];[.A2939])=0;[.A2939];&quot;&quot;)" office:value-type="float" office:value="2934" calcext:value-type="float">
            <text:p>2934</text:p>
          </table:table-cell>
          <table:table-cell table:number-columns-repeated="1022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formula="of:=IF(MOD([.$F2937];[.A2940])=0;[.A2940];&quot;&quot;)" office:value-type="float" office:value="2935" calcext:value-type="float">
            <text:p>2935</text:p>
          </table:table-cell>
          <table:table-cell table:number-columns-repeated="1022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formula="of:=IF(MOD([.$F2938];[.A2941])=0;[.A2941];&quot;&quot;)" office:value-type="float" office:value="2936" calcext:value-type="float">
            <text:p>2936</text:p>
          </table:table-cell>
          <table:table-cell table:number-columns-repeated="1022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formula="of:=IF(MOD([.$F2939];[.A2942])=0;[.A2942];&quot;&quot;)" office:value-type="float" office:value="2937" calcext:value-type="float">
            <text:p>2937</text:p>
          </table:table-cell>
          <table:table-cell table:number-columns-repeated="1022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formula="of:=IF(MOD([.$F2940];[.A2943])=0;[.A2943];&quot;&quot;)" office:value-type="float" office:value="2938" calcext:value-type="float">
            <text:p>2938</text:p>
          </table:table-cell>
          <table:table-cell table:number-columns-repeated="1022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formula="of:=IF(MOD([.$F2941];[.A2944])=0;[.A2944];&quot;&quot;)" office:value-type="float" office:value="2939" calcext:value-type="float">
            <text:p>2939</text:p>
          </table:table-cell>
          <table:table-cell table:number-columns-repeated="1022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formula="of:=IF(MOD([.$F2942];[.A2945])=0;[.A2945];&quot;&quot;)" office:value-type="float" office:value="2940" calcext:value-type="float">
            <text:p>2940</text:p>
          </table:table-cell>
          <table:table-cell table:number-columns-repeated="1022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formula="of:=IF(MOD([.$F2943];[.A2946])=0;[.A2946];&quot;&quot;)" office:value-type="float" office:value="2941" calcext:value-type="float">
            <text:p>2941</text:p>
          </table:table-cell>
          <table:table-cell table:number-columns-repeated="1022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formula="of:=IF(MOD([.$F2944];[.A2947])=0;[.A2947];&quot;&quot;)" office:value-type="float" office:value="2942" calcext:value-type="float">
            <text:p>2942</text:p>
          </table:table-cell>
          <table:table-cell table:number-columns-repeated="1022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formula="of:=IF(MOD([.$F2945];[.A2948])=0;[.A2948];&quot;&quot;)" office:value-type="float" office:value="2943" calcext:value-type="float">
            <text:p>2943</text:p>
          </table:table-cell>
          <table:table-cell table:number-columns-repeated="1022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formula="of:=IF(MOD([.$F2946];[.A2949])=0;[.A2949];&quot;&quot;)" office:value-type="float" office:value="2944" calcext:value-type="float">
            <text:p>2944</text:p>
          </table:table-cell>
          <table:table-cell table:number-columns-repeated="1022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formula="of:=IF(MOD([.$F2947];[.A2950])=0;[.A2950];&quot;&quot;)" office:value-type="float" office:value="2945" calcext:value-type="float">
            <text:p>2945</text:p>
          </table:table-cell>
          <table:table-cell table:number-columns-repeated="1022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formula="of:=IF(MOD([.$F2948];[.A2951])=0;[.A2951];&quot;&quot;)" office:value-type="float" office:value="2946" calcext:value-type="float">
            <text:p>2946</text:p>
          </table:table-cell>
          <table:table-cell table:number-columns-repeated="1022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formula="of:=IF(MOD([.$F2949];[.A2952])=0;[.A2952];&quot;&quot;)" office:value-type="float" office:value="2947" calcext:value-type="float">
            <text:p>2947</text:p>
          </table:table-cell>
          <table:table-cell table:number-columns-repeated="1022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formula="of:=IF(MOD([.$F2950];[.A2953])=0;[.A2953];&quot;&quot;)" office:value-type="float" office:value="2948" calcext:value-type="float">
            <text:p>2948</text:p>
          </table:table-cell>
          <table:table-cell table:number-columns-repeated="1022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formula="of:=IF(MOD([.$F2951];[.A2954])=0;[.A2954];&quot;&quot;)" office:value-type="float" office:value="2949" calcext:value-type="float">
            <text:p>2949</text:p>
          </table:table-cell>
          <table:table-cell table:number-columns-repeated="1022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formula="of:=IF(MOD([.$F2952];[.A2955])=0;[.A2955];&quot;&quot;)" office:value-type="float" office:value="2950" calcext:value-type="float">
            <text:p>2950</text:p>
          </table:table-cell>
          <table:table-cell table:number-columns-repeated="1022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formula="of:=IF(MOD([.$F2953];[.A2956])=0;[.A2956];&quot;&quot;)" office:value-type="float" office:value="2951" calcext:value-type="float">
            <text:p>2951</text:p>
          </table:table-cell>
          <table:table-cell table:number-columns-repeated="1022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formula="of:=IF(MOD([.$F2954];[.A2957])=0;[.A2957];&quot;&quot;)" office:value-type="float" office:value="2952" calcext:value-type="float">
            <text:p>2952</text:p>
          </table:table-cell>
          <table:table-cell table:number-columns-repeated="1022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formula="of:=IF(MOD([.$F2955];[.A2958])=0;[.A2958];&quot;&quot;)" office:value-type="float" office:value="2953" calcext:value-type="float">
            <text:p>2953</text:p>
          </table:table-cell>
          <table:table-cell table:number-columns-repeated="1022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formula="of:=IF(MOD([.$F2956];[.A2959])=0;[.A2959];&quot;&quot;)" office:value-type="float" office:value="2954" calcext:value-type="float">
            <text:p>2954</text:p>
          </table:table-cell>
          <table:table-cell table:number-columns-repeated="1022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formula="of:=IF(MOD([.$F2957];[.A2960])=0;[.A2960];&quot;&quot;)" office:value-type="float" office:value="2955" calcext:value-type="float">
            <text:p>2955</text:p>
          </table:table-cell>
          <table:table-cell table:number-columns-repeated="1022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formula="of:=IF(MOD([.$F2958];[.A2961])=0;[.A2961];&quot;&quot;)" office:value-type="float" office:value="2956" calcext:value-type="float">
            <text:p>2956</text:p>
          </table:table-cell>
          <table:table-cell table:number-columns-repeated="1022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formula="of:=IF(MOD([.$F2959];[.A2962])=0;[.A2962];&quot;&quot;)" office:value-type="float" office:value="2957" calcext:value-type="float">
            <text:p>2957</text:p>
          </table:table-cell>
          <table:table-cell table:number-columns-repeated="1022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formula="of:=IF(MOD([.$F2960];[.A2963])=0;[.A2963];&quot;&quot;)" office:value-type="float" office:value="2958" calcext:value-type="float">
            <text:p>2958</text:p>
          </table:table-cell>
          <table:table-cell table:number-columns-repeated="1022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formula="of:=IF(MOD([.$F2961];[.A2964])=0;[.A2964];&quot;&quot;)" office:value-type="float" office:value="2959" calcext:value-type="float">
            <text:p>2959</text:p>
          </table:table-cell>
          <table:table-cell table:number-columns-repeated="1022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formula="of:=IF(MOD([.$F2962];[.A2965])=0;[.A2965];&quot;&quot;)" office:value-type="float" office:value="2960" calcext:value-type="float">
            <text:p>2960</text:p>
          </table:table-cell>
          <table:table-cell table:number-columns-repeated="1022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formula="of:=IF(MOD([.$F2963];[.A2966])=0;[.A2966];&quot;&quot;)" office:value-type="float" office:value="2961" calcext:value-type="float">
            <text:p>2961</text:p>
          </table:table-cell>
          <table:table-cell table:number-columns-repeated="1022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formula="of:=IF(MOD([.$F2964];[.A2967])=0;[.A2967];&quot;&quot;)" office:value-type="float" office:value="2962" calcext:value-type="float">
            <text:p>2962</text:p>
          </table:table-cell>
          <table:table-cell table:number-columns-repeated="1022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formula="of:=IF(MOD([.$F2965];[.A2968])=0;[.A2968];&quot;&quot;)" office:value-type="float" office:value="2963" calcext:value-type="float">
            <text:p>2963</text:p>
          </table:table-cell>
          <table:table-cell table:number-columns-repeated="1022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formula="of:=IF(MOD([.$F2966];[.A2969])=0;[.A2969];&quot;&quot;)" office:value-type="float" office:value="2964" calcext:value-type="float">
            <text:p>2964</text:p>
          </table:table-cell>
          <table:table-cell table:number-columns-repeated="1022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formula="of:=IF(MOD([.$F2967];[.A2970])=0;[.A2970];&quot;&quot;)" office:value-type="float" office:value="2965" calcext:value-type="float">
            <text:p>2965</text:p>
          </table:table-cell>
          <table:table-cell table:number-columns-repeated="1022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formula="of:=IF(MOD([.$F2968];[.A2971])=0;[.A2971];&quot;&quot;)" office:value-type="float" office:value="2966" calcext:value-type="float">
            <text:p>2966</text:p>
          </table:table-cell>
          <table:table-cell table:number-columns-repeated="1022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formula="of:=IF(MOD([.$F2969];[.A2972])=0;[.A2972];&quot;&quot;)" office:value-type="float" office:value="2967" calcext:value-type="float">
            <text:p>2967</text:p>
          </table:table-cell>
          <table:table-cell table:number-columns-repeated="1022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formula="of:=IF(MOD([.$F2970];[.A2973])=0;[.A2973];&quot;&quot;)" office:value-type="float" office:value="2968" calcext:value-type="float">
            <text:p>2968</text:p>
          </table:table-cell>
          <table:table-cell table:number-columns-repeated="1022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formula="of:=IF(MOD([.$F2971];[.A2974])=0;[.A2974];&quot;&quot;)" office:value-type="float" office:value="2969" calcext:value-type="float">
            <text:p>2969</text:p>
          </table:table-cell>
          <table:table-cell table:number-columns-repeated="1022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formula="of:=IF(MOD([.$F2972];[.A2975])=0;[.A2975];&quot;&quot;)" office:value-type="float" office:value="2970" calcext:value-type="float">
            <text:p>2970</text:p>
          </table:table-cell>
          <table:table-cell table:number-columns-repeated="1022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formula="of:=IF(MOD([.$F2973];[.A2976])=0;[.A2976];&quot;&quot;)" office:value-type="float" office:value="2971" calcext:value-type="float">
            <text:p>2971</text:p>
          </table:table-cell>
          <table:table-cell table:number-columns-repeated="1022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formula="of:=IF(MOD([.$F2974];[.A2977])=0;[.A2977];&quot;&quot;)" office:value-type="float" office:value="2972" calcext:value-type="float">
            <text:p>2972</text:p>
          </table:table-cell>
          <table:table-cell table:number-columns-repeated="1022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formula="of:=IF(MOD([.$F2975];[.A2978])=0;[.A2978];&quot;&quot;)" office:value-type="float" office:value="2973" calcext:value-type="float">
            <text:p>2973</text:p>
          </table:table-cell>
          <table:table-cell table:number-columns-repeated="1022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formula="of:=IF(MOD([.$F2976];[.A2979])=0;[.A2979];&quot;&quot;)" office:value-type="float" office:value="2974" calcext:value-type="float">
            <text:p>2974</text:p>
          </table:table-cell>
          <table:table-cell table:number-columns-repeated="1022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formula="of:=IF(MOD([.$F2977];[.A2980])=0;[.A2980];&quot;&quot;)" office:value-type="float" office:value="2975" calcext:value-type="float">
            <text:p>2975</text:p>
          </table:table-cell>
          <table:table-cell table:number-columns-repeated="1022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formula="of:=IF(MOD([.$F2978];[.A2981])=0;[.A2981];&quot;&quot;)" office:value-type="float" office:value="2976" calcext:value-type="float">
            <text:p>2976</text:p>
          </table:table-cell>
          <table:table-cell table:number-columns-repeated="1022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formula="of:=IF(MOD([.$F2979];[.A2982])=0;[.A2982];&quot;&quot;)" office:value-type="float" office:value="2977" calcext:value-type="float">
            <text:p>2977</text:p>
          </table:table-cell>
          <table:table-cell table:number-columns-repeated="1022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formula="of:=IF(MOD([.$F2980];[.A2983])=0;[.A2983];&quot;&quot;)" office:value-type="float" office:value="2978" calcext:value-type="float">
            <text:p>2978</text:p>
          </table:table-cell>
          <table:table-cell table:number-columns-repeated="1022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formula="of:=IF(MOD([.$F2981];[.A2984])=0;[.A2984];&quot;&quot;)" office:value-type="float" office:value="2979" calcext:value-type="float">
            <text:p>2979</text:p>
          </table:table-cell>
          <table:table-cell table:number-columns-repeated="1022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formula="of:=IF(MOD([.$F2982];[.A2985])=0;[.A2985];&quot;&quot;)" office:value-type="float" office:value="2980" calcext:value-type="float">
            <text:p>2980</text:p>
          </table:table-cell>
          <table:table-cell table:number-columns-repeated="1022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formula="of:=IF(MOD([.$F2983];[.A2986])=0;[.A2986];&quot;&quot;)" office:value-type="float" office:value="2981" calcext:value-type="float">
            <text:p>2981</text:p>
          </table:table-cell>
          <table:table-cell table:number-columns-repeated="1022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formula="of:=IF(MOD([.$F2984];[.A2987])=0;[.A2987];&quot;&quot;)" office:value-type="float" office:value="2982" calcext:value-type="float">
            <text:p>2982</text:p>
          </table:table-cell>
          <table:table-cell table:number-columns-repeated="1022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formula="of:=IF(MOD([.$F2985];[.A2988])=0;[.A2988];&quot;&quot;)" office:value-type="float" office:value="2983" calcext:value-type="float">
            <text:p>2983</text:p>
          </table:table-cell>
          <table:table-cell table:number-columns-repeated="1022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formula="of:=IF(MOD([.$F2986];[.A2989])=0;[.A2989];&quot;&quot;)" office:value-type="float" office:value="2984" calcext:value-type="float">
            <text:p>2984</text:p>
          </table:table-cell>
          <table:table-cell table:number-columns-repeated="1022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formula="of:=IF(MOD([.$F2987];[.A2990])=0;[.A2990];&quot;&quot;)" office:value-type="float" office:value="2985" calcext:value-type="float">
            <text:p>2985</text:p>
          </table:table-cell>
          <table:table-cell table:number-columns-repeated="1022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formula="of:=IF(MOD([.$F2988];[.A2991])=0;[.A2991];&quot;&quot;)" office:value-type="float" office:value="2986" calcext:value-type="float">
            <text:p>2986</text:p>
          </table:table-cell>
          <table:table-cell table:number-columns-repeated="1022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formula="of:=IF(MOD([.$F2989];[.A2992])=0;[.A2992];&quot;&quot;)" office:value-type="float" office:value="2987" calcext:value-type="float">
            <text:p>2987</text:p>
          </table:table-cell>
          <table:table-cell table:number-columns-repeated="1022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formula="of:=IF(MOD([.$F2990];[.A2993])=0;[.A2993];&quot;&quot;)" office:value-type="float" office:value="2988" calcext:value-type="float">
            <text:p>2988</text:p>
          </table:table-cell>
          <table:table-cell table:number-columns-repeated="1022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formula="of:=IF(MOD([.$F2991];[.A2994])=0;[.A2994];&quot;&quot;)" office:value-type="float" office:value="2989" calcext:value-type="float">
            <text:p>2989</text:p>
          </table:table-cell>
          <table:table-cell table:number-columns-repeated="1022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formula="of:=IF(MOD([.$F2992];[.A2995])=0;[.A2995];&quot;&quot;)" office:value-type="float" office:value="2990" calcext:value-type="float">
            <text:p>2990</text:p>
          </table:table-cell>
          <table:table-cell table:number-columns-repeated="1022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formula="of:=IF(MOD([.$F2993];[.A2996])=0;[.A2996];&quot;&quot;)" office:value-type="float" office:value="2991" calcext:value-type="float">
            <text:p>2991</text:p>
          </table:table-cell>
          <table:table-cell table:number-columns-repeated="1022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formula="of:=IF(MOD([.$F2994];[.A2997])=0;[.A2997];&quot;&quot;)" office:value-type="float" office:value="2992" calcext:value-type="float">
            <text:p>2992</text:p>
          </table:table-cell>
          <table:table-cell table:number-columns-repeated="1022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formula="of:=IF(MOD([.$F2995];[.A2998])=0;[.A2998];&quot;&quot;)" office:value-type="float" office:value="2993" calcext:value-type="float">
            <text:p>2993</text:p>
          </table:table-cell>
          <table:table-cell table:number-columns-repeated="1022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formula="of:=IF(MOD([.$F2996];[.A2999])=0;[.A2999];&quot;&quot;)" office:value-type="float" office:value="2994" calcext:value-type="float">
            <text:p>2994</text:p>
          </table:table-cell>
          <table:table-cell table:number-columns-repeated="1022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formula="of:=IF(MOD([.$F2997];[.A3000])=0;[.A3000];&quot;&quot;)" office:value-type="float" office:value="2995" calcext:value-type="float">
            <text:p>2995</text:p>
          </table:table-cell>
          <table:table-cell table:number-columns-repeated="1022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formula="of:=IF(MOD([.$F2998];[.A3001])=0;[.A3001];&quot;&quot;)" office:value-type="float" office:value="2996" calcext:value-type="float">
            <text:p>2996</text:p>
          </table:table-cell>
          <table:table-cell table:number-columns-repeated="1022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formula="of:=IF(MOD([.$F2999];[.A3002])=0;[.A3002];&quot;&quot;)" office:value-type="float" office:value="2997" calcext:value-type="float">
            <text:p>2997</text:p>
          </table:table-cell>
          <table:table-cell table:number-columns-repeated="1022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formula="of:=IF(MOD([.$F3000];[.A3003])=0;[.A3003];&quot;&quot;)" office:value-type="float" office:value="2998" calcext:value-type="float">
            <text:p>2998</text:p>
          </table:table-cell>
          <table:table-cell table:number-columns-repeated="1022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formula="of:=IF(MOD([.$F3001];[.A3004])=0;[.A3004];&quot;&quot;)" office:value-type="float" office:value="2999" calcext:value-type="float">
            <text:p>2999</text:p>
          </table:table-cell>
          <table:table-cell table:number-columns-repeated="1022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formula="of:=IF(MOD([.$F3002];[.A3005])=0;[.A3005];&quot;&quot;)" office:value-type="float" office:value="3000" calcext:value-type="float">
            <text:p>3000</text:p>
          </table:table-cell>
          <table:table-cell table:number-columns-repeated="1022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formula="of:=IF(MOD([.$F3003];[.A3006])=0;[.A3006];&quot;&quot;)" office:value-type="float" office:value="3001" calcext:value-type="float">
            <text:p>3001</text:p>
          </table:table-cell>
          <table:table-cell table:number-columns-repeated="1022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formula="of:=IF(MOD([.$F3004];[.A3007])=0;[.A3007];&quot;&quot;)" office:value-type="float" office:value="3002" calcext:value-type="float">
            <text:p>3002</text:p>
          </table:table-cell>
          <table:table-cell table:number-columns-repeated="1022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formula="of:=IF(MOD([.$F3005];[.A3008])=0;[.A3008];&quot;&quot;)" office:value-type="float" office:value="3003" calcext:value-type="float">
            <text:p>3003</text:p>
          </table:table-cell>
          <table:table-cell table:number-columns-repeated="1022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formula="of:=IF(MOD([.$F3006];[.A3009])=0;[.A3009];&quot;&quot;)" office:value-type="float" office:value="3004" calcext:value-type="float">
            <text:p>3004</text:p>
          </table:table-cell>
          <table:table-cell table:number-columns-repeated="1022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formula="of:=IF(MOD([.$F3007];[.A3010])=0;[.A3010];&quot;&quot;)" office:value-type="float" office:value="3005" calcext:value-type="float">
            <text:p>3005</text:p>
          </table:table-cell>
          <table:table-cell table:number-columns-repeated="1022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formula="of:=IF(MOD([.$F3008];[.A3011])=0;[.A3011];&quot;&quot;)" office:value-type="float" office:value="3006" calcext:value-type="float">
            <text:p>3006</text:p>
          </table:table-cell>
          <table:table-cell table:number-columns-repeated="1022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formula="of:=IF(MOD([.$F3009];[.A3012])=0;[.A3012];&quot;&quot;)" office:value-type="float" office:value="3007" calcext:value-type="float">
            <text:p>3007</text:p>
          </table:table-cell>
          <table:table-cell table:number-columns-repeated="1022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formula="of:=IF(MOD([.$F3010];[.A3013])=0;[.A3013];&quot;&quot;)" office:value-type="float" office:value="3008" calcext:value-type="float">
            <text:p>3008</text:p>
          </table:table-cell>
          <table:table-cell table:number-columns-repeated="1022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formula="of:=IF(MOD([.$F3011];[.A3014])=0;[.A3014];&quot;&quot;)" office:value-type="float" office:value="3009" calcext:value-type="float">
            <text:p>3009</text:p>
          </table:table-cell>
          <table:table-cell table:number-columns-repeated="1022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formula="of:=IF(MOD([.$F3012];[.A3015])=0;[.A3015];&quot;&quot;)" office:value-type="float" office:value="3010" calcext:value-type="float">
            <text:p>3010</text:p>
          </table:table-cell>
          <table:table-cell table:number-columns-repeated="1022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formula="of:=IF(MOD([.$F3013];[.A3016])=0;[.A3016];&quot;&quot;)" office:value-type="float" office:value="3011" calcext:value-type="float">
            <text:p>3011</text:p>
          </table:table-cell>
          <table:table-cell table:number-columns-repeated="1022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formula="of:=IF(MOD([.$F3014];[.A3017])=0;[.A3017];&quot;&quot;)" office:value-type="float" office:value="3012" calcext:value-type="float">
            <text:p>3012</text:p>
          </table:table-cell>
          <table:table-cell table:number-columns-repeated="1022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formula="of:=IF(MOD([.$F3015];[.A3018])=0;[.A3018];&quot;&quot;)" office:value-type="float" office:value="3013" calcext:value-type="float">
            <text:p>3013</text:p>
          </table:table-cell>
          <table:table-cell table:number-columns-repeated="1022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formula="of:=IF(MOD([.$F3016];[.A3019])=0;[.A3019];&quot;&quot;)" office:value-type="float" office:value="3014" calcext:value-type="float">
            <text:p>3014</text:p>
          </table:table-cell>
          <table:table-cell table:number-columns-repeated="1022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formula="of:=IF(MOD([.$F3017];[.A3020])=0;[.A3020];&quot;&quot;)" office:value-type="float" office:value="3015" calcext:value-type="float">
            <text:p>3015</text:p>
          </table:table-cell>
          <table:table-cell table:number-columns-repeated="1022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formula="of:=IF(MOD([.$F3018];[.A3021])=0;[.A3021];&quot;&quot;)" office:value-type="float" office:value="3016" calcext:value-type="float">
            <text:p>3016</text:p>
          </table:table-cell>
          <table:table-cell table:number-columns-repeated="1022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formula="of:=IF(MOD([.$F3019];[.A3022])=0;[.A3022];&quot;&quot;)" office:value-type="float" office:value="3017" calcext:value-type="float">
            <text:p>3017</text:p>
          </table:table-cell>
          <table:table-cell table:number-columns-repeated="1022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formula="of:=IF(MOD([.$F3020];[.A3023])=0;[.A3023];&quot;&quot;)" office:value-type="float" office:value="3018" calcext:value-type="float">
            <text:p>3018</text:p>
          </table:table-cell>
          <table:table-cell table:number-columns-repeated="1022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formula="of:=IF(MOD([.$F3021];[.A3024])=0;[.A3024];&quot;&quot;)" office:value-type="float" office:value="3019" calcext:value-type="float">
            <text:p>3019</text:p>
          </table:table-cell>
          <table:table-cell table:number-columns-repeated="1022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formula="of:=IF(MOD([.$F3022];[.A3025])=0;[.A3025];&quot;&quot;)" office:value-type="float" office:value="3020" calcext:value-type="float">
            <text:p>3020</text:p>
          </table:table-cell>
          <table:table-cell table:number-columns-repeated="1022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formula="of:=IF(MOD([.$F3023];[.A3026])=0;[.A3026];&quot;&quot;)" office:value-type="float" office:value="3021" calcext:value-type="float">
            <text:p>3021</text:p>
          </table:table-cell>
          <table:table-cell table:number-columns-repeated="1022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formula="of:=IF(MOD([.$F3024];[.A3027])=0;[.A3027];&quot;&quot;)" office:value-type="float" office:value="3022" calcext:value-type="float">
            <text:p>3022</text:p>
          </table:table-cell>
          <table:table-cell table:number-columns-repeated="1022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formula="of:=IF(MOD([.$F3025];[.A3028])=0;[.A3028];&quot;&quot;)" office:value-type="float" office:value="3023" calcext:value-type="float">
            <text:p>3023</text:p>
          </table:table-cell>
          <table:table-cell table:number-columns-repeated="1022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formula="of:=IF(MOD([.$F3026];[.A3029])=0;[.A3029];&quot;&quot;)" office:value-type="float" office:value="3024" calcext:value-type="float">
            <text:p>3024</text:p>
          </table:table-cell>
          <table:table-cell table:number-columns-repeated="1022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formula="of:=IF(MOD([.$F3027];[.A3030])=0;[.A3030];&quot;&quot;)" office:value-type="float" office:value="3025" calcext:value-type="float">
            <text:p>3025</text:p>
          </table:table-cell>
          <table:table-cell table:number-columns-repeated="1022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formula="of:=IF(MOD([.$F3028];[.A3031])=0;[.A3031];&quot;&quot;)" office:value-type="float" office:value="3026" calcext:value-type="float">
            <text:p>3026</text:p>
          </table:table-cell>
          <table:table-cell table:number-columns-repeated="1022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formula="of:=IF(MOD([.$F3029];[.A3032])=0;[.A3032];&quot;&quot;)" office:value-type="float" office:value="3027" calcext:value-type="float">
            <text:p>3027</text:p>
          </table:table-cell>
          <table:table-cell table:number-columns-repeated="1022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formula="of:=IF(MOD([.$F3030];[.A3033])=0;[.A3033];&quot;&quot;)" office:value-type="float" office:value="3028" calcext:value-type="float">
            <text:p>3028</text:p>
          </table:table-cell>
          <table:table-cell table:number-columns-repeated="1022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formula="of:=IF(MOD([.$F3031];[.A3034])=0;[.A3034];&quot;&quot;)" office:value-type="float" office:value="3029" calcext:value-type="float">
            <text:p>3029</text:p>
          </table:table-cell>
          <table:table-cell table:number-columns-repeated="1022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formula="of:=IF(MOD([.$F3032];[.A3035])=0;[.A3035];&quot;&quot;)" office:value-type="float" office:value="3030" calcext:value-type="float">
            <text:p>3030</text:p>
          </table:table-cell>
          <table:table-cell table:number-columns-repeated="1022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formula="of:=IF(MOD([.$F3033];[.A3036])=0;[.A3036];&quot;&quot;)" office:value-type="float" office:value="3031" calcext:value-type="float">
            <text:p>3031</text:p>
          </table:table-cell>
          <table:table-cell table:number-columns-repeated="1022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formula="of:=IF(MOD([.$F3034];[.A3037])=0;[.A3037];&quot;&quot;)" office:value-type="float" office:value="3032" calcext:value-type="float">
            <text:p>3032</text:p>
          </table:table-cell>
          <table:table-cell table:number-columns-repeated="1022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formula="of:=IF(MOD([.$F3035];[.A3038])=0;[.A3038];&quot;&quot;)" office:value-type="float" office:value="3033" calcext:value-type="float">
            <text:p>3033</text:p>
          </table:table-cell>
          <table:table-cell table:number-columns-repeated="1022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formula="of:=IF(MOD([.$F3036];[.A3039])=0;[.A3039];&quot;&quot;)" office:value-type="float" office:value="3034" calcext:value-type="float">
            <text:p>3034</text:p>
          </table:table-cell>
          <table:table-cell table:number-columns-repeated="1022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formula="of:=IF(MOD([.$F3037];[.A3040])=0;[.A3040];&quot;&quot;)" office:value-type="float" office:value="3035" calcext:value-type="float">
            <text:p>3035</text:p>
          </table:table-cell>
          <table:table-cell table:number-columns-repeated="1022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formula="of:=IF(MOD([.$F3038];[.A3041])=0;[.A3041];&quot;&quot;)" office:value-type="float" office:value="3036" calcext:value-type="float">
            <text:p>3036</text:p>
          </table:table-cell>
          <table:table-cell table:number-columns-repeated="1022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formula="of:=IF(MOD([.$F3039];[.A3042])=0;[.A3042];&quot;&quot;)" office:value-type="float" office:value="3037" calcext:value-type="float">
            <text:p>3037</text:p>
          </table:table-cell>
          <table:table-cell table:number-columns-repeated="1022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formula="of:=IF(MOD([.$F3040];[.A3043])=0;[.A3043];&quot;&quot;)" office:value-type="float" office:value="3038" calcext:value-type="float">
            <text:p>3038</text:p>
          </table:table-cell>
          <table:table-cell table:number-columns-repeated="1022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formula="of:=IF(MOD([.$F3041];[.A3044])=0;[.A3044];&quot;&quot;)" office:value-type="float" office:value="3039" calcext:value-type="float">
            <text:p>3039</text:p>
          </table:table-cell>
          <table:table-cell table:number-columns-repeated="1022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formula="of:=IF(MOD([.$F3042];[.A3045])=0;[.A3045];&quot;&quot;)" office:value-type="float" office:value="3040" calcext:value-type="float">
            <text:p>3040</text:p>
          </table:table-cell>
          <table:table-cell table:number-columns-repeated="1022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formula="of:=IF(MOD([.$F3043];[.A3046])=0;[.A3046];&quot;&quot;)" office:value-type="float" office:value="3041" calcext:value-type="float">
            <text:p>3041</text:p>
          </table:table-cell>
          <table:table-cell table:number-columns-repeated="1022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formula="of:=IF(MOD([.$F3044];[.A3047])=0;[.A3047];&quot;&quot;)" office:value-type="float" office:value="3042" calcext:value-type="float">
            <text:p>3042</text:p>
          </table:table-cell>
          <table:table-cell table:number-columns-repeated="1022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formula="of:=IF(MOD([.$F3045];[.A3048])=0;[.A3048];&quot;&quot;)" office:value-type="float" office:value="3043" calcext:value-type="float">
            <text:p>3043</text:p>
          </table:table-cell>
          <table:table-cell table:number-columns-repeated="1022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formula="of:=IF(MOD([.$F3046];[.A3049])=0;[.A3049];&quot;&quot;)" office:value-type="float" office:value="3044" calcext:value-type="float">
            <text:p>3044</text:p>
          </table:table-cell>
          <table:table-cell table:number-columns-repeated="1022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formula="of:=IF(MOD([.$F3047];[.A3050])=0;[.A3050];&quot;&quot;)" office:value-type="float" office:value="3045" calcext:value-type="float">
            <text:p>3045</text:p>
          </table:table-cell>
          <table:table-cell table:number-columns-repeated="1022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formula="of:=IF(MOD([.$F3048];[.A3051])=0;[.A3051];&quot;&quot;)" office:value-type="float" office:value="3046" calcext:value-type="float">
            <text:p>3046</text:p>
          </table:table-cell>
          <table:table-cell table:number-columns-repeated="1022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formula="of:=IF(MOD([.$F3049];[.A3052])=0;[.A3052];&quot;&quot;)" office:value-type="float" office:value="3047" calcext:value-type="float">
            <text:p>3047</text:p>
          </table:table-cell>
          <table:table-cell table:number-columns-repeated="1022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formula="of:=IF(MOD([.$F3050];[.A3053])=0;[.A3053];&quot;&quot;)" office:value-type="float" office:value="3048" calcext:value-type="float">
            <text:p>3048</text:p>
          </table:table-cell>
          <table:table-cell table:number-columns-repeated="1022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formula="of:=IF(MOD([.$F3051];[.A3054])=0;[.A3054];&quot;&quot;)" office:value-type="float" office:value="3049" calcext:value-type="float">
            <text:p>3049</text:p>
          </table:table-cell>
          <table:table-cell table:number-columns-repeated="1022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formula="of:=IF(MOD([.$F3052];[.A3055])=0;[.A3055];&quot;&quot;)" office:value-type="float" office:value="3050" calcext:value-type="float">
            <text:p>3050</text:p>
          </table:table-cell>
          <table:table-cell table:number-columns-repeated="1022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formula="of:=IF(MOD([.$F3053];[.A3056])=0;[.A3056];&quot;&quot;)" office:value-type="float" office:value="3051" calcext:value-type="float">
            <text:p>3051</text:p>
          </table:table-cell>
          <table:table-cell table:number-columns-repeated="1022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formula="of:=IF(MOD([.$F3054];[.A3057])=0;[.A3057];&quot;&quot;)" office:value-type="float" office:value="3052" calcext:value-type="float">
            <text:p>3052</text:p>
          </table:table-cell>
          <table:table-cell table:number-columns-repeated="1022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formula="of:=IF(MOD([.$F3055];[.A3058])=0;[.A3058];&quot;&quot;)" office:value-type="float" office:value="3053" calcext:value-type="float">
            <text:p>3053</text:p>
          </table:table-cell>
          <table:table-cell table:number-columns-repeated="1022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formula="of:=IF(MOD([.$F3056];[.A3059])=0;[.A3059];&quot;&quot;)" office:value-type="float" office:value="3054" calcext:value-type="float">
            <text:p>3054</text:p>
          </table:table-cell>
          <table:table-cell table:number-columns-repeated="1022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formula="of:=IF(MOD([.$F3057];[.A3060])=0;[.A3060];&quot;&quot;)" office:value-type="float" office:value="3055" calcext:value-type="float">
            <text:p>3055</text:p>
          </table:table-cell>
          <table:table-cell table:number-columns-repeated="1022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formula="of:=IF(MOD([.$F3058];[.A3061])=0;[.A3061];&quot;&quot;)" office:value-type="float" office:value="3056" calcext:value-type="float">
            <text:p>3056</text:p>
          </table:table-cell>
          <table:table-cell table:number-columns-repeated="1022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formula="of:=IF(MOD([.$F3059];[.A3062])=0;[.A3062];&quot;&quot;)" office:value-type="float" office:value="3057" calcext:value-type="float">
            <text:p>3057</text:p>
          </table:table-cell>
          <table:table-cell table:number-columns-repeated="1022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formula="of:=IF(MOD([.$F3060];[.A3063])=0;[.A3063];&quot;&quot;)" office:value-type="float" office:value="3058" calcext:value-type="float">
            <text:p>3058</text:p>
          </table:table-cell>
          <table:table-cell table:number-columns-repeated="1022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formula="of:=IF(MOD([.$F3061];[.A3064])=0;[.A3064];&quot;&quot;)" office:value-type="float" office:value="3059" calcext:value-type="float">
            <text:p>3059</text:p>
          </table:table-cell>
          <table:table-cell table:number-columns-repeated="1022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formula="of:=IF(MOD([.$F3062];[.A3065])=0;[.A3065];&quot;&quot;)" office:value-type="float" office:value="3060" calcext:value-type="float">
            <text:p>3060</text:p>
          </table:table-cell>
          <table:table-cell table:number-columns-repeated="1022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formula="of:=IF(MOD([.$F3063];[.A3066])=0;[.A3066];&quot;&quot;)" office:value-type="float" office:value="3061" calcext:value-type="float">
            <text:p>3061</text:p>
          </table:table-cell>
          <table:table-cell table:number-columns-repeated="1022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formula="of:=IF(MOD([.$F3064];[.A3067])=0;[.A3067];&quot;&quot;)" office:value-type="float" office:value="3062" calcext:value-type="float">
            <text:p>3062</text:p>
          </table:table-cell>
          <table:table-cell table:number-columns-repeated="1022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formula="of:=IF(MOD([.$F3065];[.A3068])=0;[.A3068];&quot;&quot;)" office:value-type="float" office:value="3063" calcext:value-type="float">
            <text:p>3063</text:p>
          </table:table-cell>
          <table:table-cell table:number-columns-repeated="1022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formula="of:=IF(MOD([.$F3066];[.A3069])=0;[.A3069];&quot;&quot;)" office:value-type="float" office:value="3064" calcext:value-type="float">
            <text:p>3064</text:p>
          </table:table-cell>
          <table:table-cell table:number-columns-repeated="1022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formula="of:=IF(MOD([.$F3067];[.A3070])=0;[.A3070];&quot;&quot;)" office:value-type="float" office:value="3065" calcext:value-type="float">
            <text:p>3065</text:p>
          </table:table-cell>
          <table:table-cell table:number-columns-repeated="1022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formula="of:=IF(MOD([.$F3068];[.A3071])=0;[.A3071];&quot;&quot;)" office:value-type="float" office:value="3066" calcext:value-type="float">
            <text:p>3066</text:p>
          </table:table-cell>
          <table:table-cell table:number-columns-repeated="1022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formula="of:=IF(MOD([.$F3069];[.A3072])=0;[.A3072];&quot;&quot;)" office:value-type="float" office:value="3067" calcext:value-type="float">
            <text:p>3067</text:p>
          </table:table-cell>
          <table:table-cell table:number-columns-repeated="1022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formula="of:=IF(MOD([.$F3070];[.A3073])=0;[.A3073];&quot;&quot;)" office:value-type="float" office:value="3068" calcext:value-type="float">
            <text:p>3068</text:p>
          </table:table-cell>
          <table:table-cell table:number-columns-repeated="1022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formula="of:=IF(MOD([.$F3071];[.A3074])=0;[.A3074];&quot;&quot;)" office:value-type="float" office:value="3069" calcext:value-type="float">
            <text:p>3069</text:p>
          </table:table-cell>
          <table:table-cell table:number-columns-repeated="1022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formula="of:=IF(MOD([.$F3072];[.A3075])=0;[.A3075];&quot;&quot;)" office:value-type="float" office:value="3070" calcext:value-type="float">
            <text:p>3070</text:p>
          </table:table-cell>
          <table:table-cell table:number-columns-repeated="1022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formula="of:=IF(MOD([.$F3073];[.A3076])=0;[.A3076];&quot;&quot;)" office:value-type="float" office:value="3071" calcext:value-type="float">
            <text:p>3071</text:p>
          </table:table-cell>
          <table:table-cell table:number-columns-repeated="1022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formula="of:=IF(MOD([.$F3074];[.A3077])=0;[.A3077];&quot;&quot;)" office:value-type="float" office:value="3072" calcext:value-type="float">
            <text:p>3072</text:p>
          </table:table-cell>
          <table:table-cell table:number-columns-repeated="1022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formula="of:=IF(MOD([.$F3075];[.A3078])=0;[.A3078];&quot;&quot;)" office:value-type="float" office:value="3073" calcext:value-type="float">
            <text:p>3073</text:p>
          </table:table-cell>
          <table:table-cell table:number-columns-repeated="1022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formula="of:=IF(MOD([.$F3076];[.A3079])=0;[.A3079];&quot;&quot;)" office:value-type="float" office:value="3074" calcext:value-type="float">
            <text:p>3074</text:p>
          </table:table-cell>
          <table:table-cell table:number-columns-repeated="1022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formula="of:=IF(MOD([.$F3077];[.A3080])=0;[.A3080];&quot;&quot;)" office:value-type="float" office:value="3075" calcext:value-type="float">
            <text:p>3075</text:p>
          </table:table-cell>
          <table:table-cell table:number-columns-repeated="1022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formula="of:=IF(MOD([.$F3078];[.A3081])=0;[.A3081];&quot;&quot;)" office:value-type="float" office:value="3076" calcext:value-type="float">
            <text:p>3076</text:p>
          </table:table-cell>
          <table:table-cell table:number-columns-repeated="1022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formula="of:=IF(MOD([.$F3079];[.A3082])=0;[.A3082];&quot;&quot;)" office:value-type="float" office:value="3077" calcext:value-type="float">
            <text:p>3077</text:p>
          </table:table-cell>
          <table:table-cell table:number-columns-repeated="1022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formula="of:=IF(MOD([.$F3080];[.A3083])=0;[.A3083];&quot;&quot;)" office:value-type="float" office:value="3078" calcext:value-type="float">
            <text:p>3078</text:p>
          </table:table-cell>
          <table:table-cell table:number-columns-repeated="1022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formula="of:=IF(MOD([.$F3081];[.A3084])=0;[.A3084];&quot;&quot;)" office:value-type="float" office:value="3079" calcext:value-type="float">
            <text:p>3079</text:p>
          </table:table-cell>
          <table:table-cell table:number-columns-repeated="1022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formula="of:=IF(MOD([.$F3082];[.A3085])=0;[.A3085];&quot;&quot;)" office:value-type="float" office:value="3080" calcext:value-type="float">
            <text:p>3080</text:p>
          </table:table-cell>
          <table:table-cell table:number-columns-repeated="1022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formula="of:=IF(MOD([.$F3083];[.A3086])=0;[.A3086];&quot;&quot;)" office:value-type="float" office:value="3081" calcext:value-type="float">
            <text:p>3081</text:p>
          </table:table-cell>
          <table:table-cell table:number-columns-repeated="1022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formula="of:=IF(MOD([.$F3084];[.A3087])=0;[.A3087];&quot;&quot;)" office:value-type="float" office:value="3082" calcext:value-type="float">
            <text:p>3082</text:p>
          </table:table-cell>
          <table:table-cell table:number-columns-repeated="1022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formula="of:=IF(MOD([.$F3085];[.A3088])=0;[.A3088];&quot;&quot;)" office:value-type="float" office:value="3083" calcext:value-type="float">
            <text:p>3083</text:p>
          </table:table-cell>
          <table:table-cell table:number-columns-repeated="1022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formula="of:=IF(MOD([.$F3086];[.A3089])=0;[.A3089];&quot;&quot;)" office:value-type="float" office:value="3084" calcext:value-type="float">
            <text:p>3084</text:p>
          </table:table-cell>
          <table:table-cell table:number-columns-repeated="1022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formula="of:=IF(MOD([.$F3087];[.A3090])=0;[.A3090];&quot;&quot;)" office:value-type="float" office:value="3085" calcext:value-type="float">
            <text:p>3085</text:p>
          </table:table-cell>
          <table:table-cell table:number-columns-repeated="1022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formula="of:=IF(MOD([.$F3088];[.A3091])=0;[.A3091];&quot;&quot;)" office:value-type="float" office:value="3086" calcext:value-type="float">
            <text:p>3086</text:p>
          </table:table-cell>
          <table:table-cell table:number-columns-repeated="1022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formula="of:=IF(MOD([.$F3089];[.A3092])=0;[.A3092];&quot;&quot;)" office:value-type="float" office:value="3087" calcext:value-type="float">
            <text:p>3087</text:p>
          </table:table-cell>
          <table:table-cell table:number-columns-repeated="1022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formula="of:=IF(MOD([.$F3090];[.A3093])=0;[.A3093];&quot;&quot;)" office:value-type="float" office:value="3088" calcext:value-type="float">
            <text:p>3088</text:p>
          </table:table-cell>
          <table:table-cell table:number-columns-repeated="1022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formula="of:=IF(MOD([.$F3091];[.A3094])=0;[.A3094];&quot;&quot;)" office:value-type="float" office:value="3089" calcext:value-type="float">
            <text:p>3089</text:p>
          </table:table-cell>
          <table:table-cell table:number-columns-repeated="1022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formula="of:=IF(MOD([.$F3092];[.A3095])=0;[.A3095];&quot;&quot;)" office:value-type="float" office:value="3090" calcext:value-type="float">
            <text:p>3090</text:p>
          </table:table-cell>
          <table:table-cell table:number-columns-repeated="1022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formula="of:=IF(MOD([.$F3093];[.A3096])=0;[.A3096];&quot;&quot;)" office:value-type="float" office:value="3091" calcext:value-type="float">
            <text:p>3091</text:p>
          </table:table-cell>
          <table:table-cell table:number-columns-repeated="1022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formula="of:=IF(MOD([.$F3094];[.A3097])=0;[.A3097];&quot;&quot;)" office:value-type="float" office:value="3092" calcext:value-type="float">
            <text:p>3092</text:p>
          </table:table-cell>
          <table:table-cell table:number-columns-repeated="1022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formula="of:=IF(MOD([.$F3095];[.A3098])=0;[.A3098];&quot;&quot;)" office:value-type="float" office:value="3093" calcext:value-type="float">
            <text:p>3093</text:p>
          </table:table-cell>
          <table:table-cell table:number-columns-repeated="1022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formula="of:=IF(MOD([.$F3096];[.A3099])=0;[.A3099];&quot;&quot;)" office:value-type="float" office:value="3094" calcext:value-type="float">
            <text:p>3094</text:p>
          </table:table-cell>
          <table:table-cell table:number-columns-repeated="1022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formula="of:=IF(MOD([.$F3097];[.A3100])=0;[.A3100];&quot;&quot;)" office:value-type="float" office:value="3095" calcext:value-type="float">
            <text:p>3095</text:p>
          </table:table-cell>
          <table:table-cell table:number-columns-repeated="1022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formula="of:=IF(MOD([.$F3098];[.A3101])=0;[.A3101];&quot;&quot;)" office:value-type="float" office:value="3096" calcext:value-type="float">
            <text:p>3096</text:p>
          </table:table-cell>
          <table:table-cell table:number-columns-repeated="1022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formula="of:=IF(MOD([.$F3099];[.A3102])=0;[.A3102];&quot;&quot;)" office:value-type="float" office:value="3097" calcext:value-type="float">
            <text:p>3097</text:p>
          </table:table-cell>
          <table:table-cell table:number-columns-repeated="1022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formula="of:=IF(MOD([.$F3100];[.A3103])=0;[.A3103];&quot;&quot;)" office:value-type="float" office:value="3098" calcext:value-type="float">
            <text:p>3098</text:p>
          </table:table-cell>
          <table:table-cell table:number-columns-repeated="1022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formula="of:=IF(MOD([.$F3101];[.A3104])=0;[.A3104];&quot;&quot;)" office:value-type="float" office:value="3099" calcext:value-type="float">
            <text:p>3099</text:p>
          </table:table-cell>
          <table:table-cell table:number-columns-repeated="1022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formula="of:=IF(MOD([.$F3102];[.A3105])=0;[.A3105];&quot;&quot;)" office:value-type="float" office:value="3100" calcext:value-type="float">
            <text:p>3100</text:p>
          </table:table-cell>
          <table:table-cell table:number-columns-repeated="1022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formula="of:=IF(MOD([.$F3103];[.A3106])=0;[.A3106];&quot;&quot;)" office:value-type="float" office:value="3101" calcext:value-type="float">
            <text:p>3101</text:p>
          </table:table-cell>
          <table:table-cell table:number-columns-repeated="1022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formula="of:=IF(MOD([.$F3104];[.A3107])=0;[.A3107];&quot;&quot;)" office:value-type="float" office:value="3102" calcext:value-type="float">
            <text:p>3102</text:p>
          </table:table-cell>
          <table:table-cell table:number-columns-repeated="1022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formula="of:=IF(MOD([.$F3105];[.A3108])=0;[.A3108];&quot;&quot;)" office:value-type="float" office:value="3103" calcext:value-type="float">
            <text:p>3103</text:p>
          </table:table-cell>
          <table:table-cell table:number-columns-repeated="1022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formula="of:=IF(MOD([.$F3106];[.A3109])=0;[.A3109];&quot;&quot;)" office:value-type="float" office:value="3104" calcext:value-type="float">
            <text:p>3104</text:p>
          </table:table-cell>
          <table:table-cell table:number-columns-repeated="1022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formula="of:=IF(MOD([.$F3107];[.A3110])=0;[.A3110];&quot;&quot;)" office:value-type="float" office:value="3105" calcext:value-type="float">
            <text:p>3105</text:p>
          </table:table-cell>
          <table:table-cell table:number-columns-repeated="1022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formula="of:=IF(MOD([.$F3108];[.A3111])=0;[.A3111];&quot;&quot;)" office:value-type="float" office:value="3106" calcext:value-type="float">
            <text:p>3106</text:p>
          </table:table-cell>
          <table:table-cell table:number-columns-repeated="1022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formula="of:=IF(MOD([.$F3109];[.A3112])=0;[.A3112];&quot;&quot;)" office:value-type="float" office:value="3107" calcext:value-type="float">
            <text:p>3107</text:p>
          </table:table-cell>
          <table:table-cell table:number-columns-repeated="1022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formula="of:=IF(MOD([.$F3110];[.A3113])=0;[.A3113];&quot;&quot;)" office:value-type="float" office:value="3108" calcext:value-type="float">
            <text:p>3108</text:p>
          </table:table-cell>
          <table:table-cell table:number-columns-repeated="1022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formula="of:=IF(MOD([.$F3111];[.A3114])=0;[.A3114];&quot;&quot;)" office:value-type="float" office:value="3109" calcext:value-type="float">
            <text:p>3109</text:p>
          </table:table-cell>
          <table:table-cell table:number-columns-repeated="1022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formula="of:=IF(MOD([.$F3112];[.A3115])=0;[.A3115];&quot;&quot;)" office:value-type="float" office:value="3110" calcext:value-type="float">
            <text:p>3110</text:p>
          </table:table-cell>
          <table:table-cell table:number-columns-repeated="1022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formula="of:=IF(MOD([.$F3113];[.A3116])=0;[.A3116];&quot;&quot;)" office:value-type="float" office:value="3111" calcext:value-type="float">
            <text:p>3111</text:p>
          </table:table-cell>
          <table:table-cell table:number-columns-repeated="1022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formula="of:=IF(MOD([.$F3114];[.A3117])=0;[.A3117];&quot;&quot;)" office:value-type="float" office:value="3112" calcext:value-type="float">
            <text:p>3112</text:p>
          </table:table-cell>
          <table:table-cell table:number-columns-repeated="1022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formula="of:=IF(MOD([.$F3115];[.A3118])=0;[.A3118];&quot;&quot;)" office:value-type="float" office:value="3113" calcext:value-type="float">
            <text:p>3113</text:p>
          </table:table-cell>
          <table:table-cell table:number-columns-repeated="1022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formula="of:=IF(MOD([.$F3116];[.A3119])=0;[.A3119];&quot;&quot;)" office:value-type="float" office:value="3114" calcext:value-type="float">
            <text:p>3114</text:p>
          </table:table-cell>
          <table:table-cell table:number-columns-repeated="1022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formula="of:=IF(MOD([.$F3117];[.A3120])=0;[.A3120];&quot;&quot;)" office:value-type="float" office:value="3115" calcext:value-type="float">
            <text:p>3115</text:p>
          </table:table-cell>
          <table:table-cell table:number-columns-repeated="1022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formula="of:=IF(MOD([.$F3118];[.A3121])=0;[.A3121];&quot;&quot;)" office:value-type="float" office:value="3116" calcext:value-type="float">
            <text:p>3116</text:p>
          </table:table-cell>
          <table:table-cell table:number-columns-repeated="1022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formula="of:=IF(MOD([.$F3119];[.A3122])=0;[.A3122];&quot;&quot;)" office:value-type="float" office:value="3117" calcext:value-type="float">
            <text:p>3117</text:p>
          </table:table-cell>
          <table:table-cell table:number-columns-repeated="1022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formula="of:=IF(MOD([.$F3120];[.A3123])=0;[.A3123];&quot;&quot;)" office:value-type="float" office:value="3118" calcext:value-type="float">
            <text:p>3118</text:p>
          </table:table-cell>
          <table:table-cell table:number-columns-repeated="1022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formula="of:=IF(MOD([.$F3121];[.A3124])=0;[.A3124];&quot;&quot;)" office:value-type="float" office:value="3119" calcext:value-type="float">
            <text:p>3119</text:p>
          </table:table-cell>
          <table:table-cell table:number-columns-repeated="1022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formula="of:=IF(MOD([.$F3122];[.A3125])=0;[.A3125];&quot;&quot;)" office:value-type="float" office:value="3120" calcext:value-type="float">
            <text:p>3120</text:p>
          </table:table-cell>
          <table:table-cell table:number-columns-repeated="1022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formula="of:=IF(MOD([.$F3123];[.A3126])=0;[.A3126];&quot;&quot;)" office:value-type="float" office:value="3121" calcext:value-type="float">
            <text:p>3121</text:p>
          </table:table-cell>
          <table:table-cell table:number-columns-repeated="1022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formula="of:=IF(MOD([.$F3124];[.A3127])=0;[.A3127];&quot;&quot;)" office:value-type="float" office:value="3122" calcext:value-type="float">
            <text:p>3122</text:p>
          </table:table-cell>
          <table:table-cell table:number-columns-repeated="1022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formula="of:=IF(MOD([.$F3125];[.A3128])=0;[.A3128];&quot;&quot;)" office:value-type="float" office:value="3123" calcext:value-type="float">
            <text:p>3123</text:p>
          </table:table-cell>
          <table:table-cell table:number-columns-repeated="1022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formula="of:=IF(MOD([.$F3126];[.A3129])=0;[.A3129];&quot;&quot;)" office:value-type="float" office:value="3124" calcext:value-type="float">
            <text:p>3124</text:p>
          </table:table-cell>
          <table:table-cell table:number-columns-repeated="1022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formula="of:=IF(MOD([.$F3127];[.A3130])=0;[.A3130];&quot;&quot;)" office:value-type="float" office:value="3125" calcext:value-type="float">
            <text:p>3125</text:p>
          </table:table-cell>
          <table:table-cell table:number-columns-repeated="1022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formula="of:=IF(MOD([.$F3128];[.A3131])=0;[.A3131];&quot;&quot;)" office:value-type="float" office:value="3126" calcext:value-type="float">
            <text:p>3126</text:p>
          </table:table-cell>
          <table:table-cell table:number-columns-repeated="1022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formula="of:=IF(MOD([.$F3129];[.A3132])=0;[.A3132];&quot;&quot;)" office:value-type="float" office:value="3127" calcext:value-type="float">
            <text:p>3127</text:p>
          </table:table-cell>
          <table:table-cell table:number-columns-repeated="1022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formula="of:=IF(MOD([.$F3130];[.A3133])=0;[.A3133];&quot;&quot;)" office:value-type="float" office:value="3128" calcext:value-type="float">
            <text:p>3128</text:p>
          </table:table-cell>
          <table:table-cell table:number-columns-repeated="1022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formula="of:=IF(MOD([.$F3131];[.A3134])=0;[.A3134];&quot;&quot;)" office:value-type="float" office:value="3129" calcext:value-type="float">
            <text:p>3129</text:p>
          </table:table-cell>
          <table:table-cell table:number-columns-repeated="1022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formula="of:=IF(MOD([.$F3132];[.A3135])=0;[.A3135];&quot;&quot;)" office:value-type="float" office:value="3130" calcext:value-type="float">
            <text:p>3130</text:p>
          </table:table-cell>
          <table:table-cell table:number-columns-repeated="1022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formula="of:=IF(MOD([.$F3133];[.A3136])=0;[.A3136];&quot;&quot;)" office:value-type="float" office:value="3131" calcext:value-type="float">
            <text:p>3131</text:p>
          </table:table-cell>
          <table:table-cell table:number-columns-repeated="1022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formula="of:=IF(MOD([.$F3134];[.A3137])=0;[.A3137];&quot;&quot;)" office:value-type="float" office:value="3132" calcext:value-type="float">
            <text:p>3132</text:p>
          </table:table-cell>
          <table:table-cell table:number-columns-repeated="1022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formula="of:=IF(MOD([.$F3135];[.A3138])=0;[.A3138];&quot;&quot;)" office:value-type="float" office:value="3133" calcext:value-type="float">
            <text:p>3133</text:p>
          </table:table-cell>
          <table:table-cell table:number-columns-repeated="1022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formula="of:=IF(MOD([.$F3136];[.A3139])=0;[.A3139];&quot;&quot;)" office:value-type="float" office:value="3134" calcext:value-type="float">
            <text:p>3134</text:p>
          </table:table-cell>
          <table:table-cell table:number-columns-repeated="1022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formula="of:=IF(MOD([.$F3137];[.A3140])=0;[.A3140];&quot;&quot;)" office:value-type="float" office:value="3135" calcext:value-type="float">
            <text:p>3135</text:p>
          </table:table-cell>
          <table:table-cell table:number-columns-repeated="1022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formula="of:=IF(MOD([.$F3138];[.A3141])=0;[.A3141];&quot;&quot;)" office:value-type="float" office:value="3136" calcext:value-type="float">
            <text:p>3136</text:p>
          </table:table-cell>
          <table:table-cell table:number-columns-repeated="1022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formula="of:=IF(MOD([.$F3139];[.A3142])=0;[.A3142];&quot;&quot;)" office:value-type="float" office:value="3137" calcext:value-type="float">
            <text:p>3137</text:p>
          </table:table-cell>
          <table:table-cell table:number-columns-repeated="1022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formula="of:=IF(MOD([.$F3140];[.A3143])=0;[.A3143];&quot;&quot;)" office:value-type="float" office:value="3138" calcext:value-type="float">
            <text:p>3138</text:p>
          </table:table-cell>
          <table:table-cell table:number-columns-repeated="1022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formula="of:=IF(MOD([.$F3141];[.A3144])=0;[.A3144];&quot;&quot;)" office:value-type="float" office:value="3139" calcext:value-type="float">
            <text:p>3139</text:p>
          </table:table-cell>
          <table:table-cell table:number-columns-repeated="1022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formula="of:=IF(MOD([.$F3142];[.A3145])=0;[.A3145];&quot;&quot;)" office:value-type="float" office:value="3140" calcext:value-type="float">
            <text:p>3140</text:p>
          </table:table-cell>
          <table:table-cell table:number-columns-repeated="1022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formula="of:=IF(MOD([.$F3143];[.A3146])=0;[.A3146];&quot;&quot;)" office:value-type="float" office:value="3141" calcext:value-type="float">
            <text:p>3141</text:p>
          </table:table-cell>
          <table:table-cell table:number-columns-repeated="1022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formula="of:=IF(MOD([.$F3144];[.A3147])=0;[.A3147];&quot;&quot;)" office:value-type="float" office:value="3142" calcext:value-type="float">
            <text:p>3142</text:p>
          </table:table-cell>
          <table:table-cell table:number-columns-repeated="1022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formula="of:=IF(MOD([.$F3145];[.A3148])=0;[.A3148];&quot;&quot;)" office:value-type="float" office:value="3143" calcext:value-type="float">
            <text:p>3143</text:p>
          </table:table-cell>
          <table:table-cell table:number-columns-repeated="1022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formula="of:=IF(MOD([.$F3146];[.A3149])=0;[.A3149];&quot;&quot;)" office:value-type="float" office:value="3144" calcext:value-type="float">
            <text:p>3144</text:p>
          </table:table-cell>
          <table:table-cell table:number-columns-repeated="1022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formula="of:=IF(MOD([.$F3147];[.A3150])=0;[.A3150];&quot;&quot;)" office:value-type="float" office:value="3145" calcext:value-type="float">
            <text:p>3145</text:p>
          </table:table-cell>
          <table:table-cell table:number-columns-repeated="1022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formula="of:=IF(MOD([.$F3148];[.A3151])=0;[.A3151];&quot;&quot;)" office:value-type="float" office:value="3146" calcext:value-type="float">
            <text:p>3146</text:p>
          </table:table-cell>
          <table:table-cell table:number-columns-repeated="1022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formula="of:=IF(MOD([.$F3149];[.A3152])=0;[.A3152];&quot;&quot;)" office:value-type="float" office:value="3147" calcext:value-type="float">
            <text:p>3147</text:p>
          </table:table-cell>
          <table:table-cell table:number-columns-repeated="1022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formula="of:=IF(MOD([.$F3150];[.A3153])=0;[.A3153];&quot;&quot;)" office:value-type="float" office:value="3148" calcext:value-type="float">
            <text:p>3148</text:p>
          </table:table-cell>
          <table:table-cell table:number-columns-repeated="1022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formula="of:=IF(MOD([.$F3151];[.A3154])=0;[.A3154];&quot;&quot;)" office:value-type="float" office:value="3149" calcext:value-type="float">
            <text:p>3149</text:p>
          </table:table-cell>
          <table:table-cell table:number-columns-repeated="1022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formula="of:=IF(MOD([.$F3152];[.A3155])=0;[.A3155];&quot;&quot;)" office:value-type="float" office:value="3150" calcext:value-type="float">
            <text:p>3150</text:p>
          </table:table-cell>
          <table:table-cell table:number-columns-repeated="1022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formula="of:=IF(MOD([.$F3153];[.A3156])=0;[.A3156];&quot;&quot;)" office:value-type="float" office:value="3151" calcext:value-type="float">
            <text:p>3151</text:p>
          </table:table-cell>
          <table:table-cell table:number-columns-repeated="1022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formula="of:=IF(MOD([.$F3154];[.A3157])=0;[.A3157];&quot;&quot;)" office:value-type="float" office:value="3152" calcext:value-type="float">
            <text:p>3152</text:p>
          </table:table-cell>
          <table:table-cell table:number-columns-repeated="1022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formula="of:=IF(MOD([.$F3155];[.A3158])=0;[.A3158];&quot;&quot;)" office:value-type="float" office:value="3153" calcext:value-type="float">
            <text:p>3153</text:p>
          </table:table-cell>
          <table:table-cell table:number-columns-repeated="1022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formula="of:=IF(MOD([.$F3156];[.A3159])=0;[.A3159];&quot;&quot;)" office:value-type="float" office:value="3154" calcext:value-type="float">
            <text:p>3154</text:p>
          </table:table-cell>
          <table:table-cell table:number-columns-repeated="1022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formula="of:=IF(MOD([.$F3157];[.A3160])=0;[.A3160];&quot;&quot;)" office:value-type="float" office:value="3155" calcext:value-type="float">
            <text:p>3155</text:p>
          </table:table-cell>
          <table:table-cell table:number-columns-repeated="1022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formula="of:=IF(MOD([.$F3158];[.A3161])=0;[.A3161];&quot;&quot;)" office:value-type="float" office:value="3156" calcext:value-type="float">
            <text:p>3156</text:p>
          </table:table-cell>
          <table:table-cell table:number-columns-repeated="1022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formula="of:=IF(MOD([.$F3159];[.A3162])=0;[.A3162];&quot;&quot;)" office:value-type="float" office:value="3157" calcext:value-type="float">
            <text:p>3157</text:p>
          </table:table-cell>
          <table:table-cell table:number-columns-repeated="1022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formula="of:=IF(MOD([.$F3160];[.A3163])=0;[.A3163];&quot;&quot;)" office:value-type="float" office:value="3158" calcext:value-type="float">
            <text:p>3158</text:p>
          </table:table-cell>
          <table:table-cell table:number-columns-repeated="1022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formula="of:=IF(MOD([.$F3161];[.A3164])=0;[.A3164];&quot;&quot;)" office:value-type="float" office:value="3159" calcext:value-type="float">
            <text:p>3159</text:p>
          </table:table-cell>
          <table:table-cell table:number-columns-repeated="1022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formula="of:=IF(MOD([.$F3162];[.A3165])=0;[.A3165];&quot;&quot;)" office:value-type="float" office:value="3160" calcext:value-type="float">
            <text:p>3160</text:p>
          </table:table-cell>
          <table:table-cell table:number-columns-repeated="1022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formula="of:=IF(MOD([.$F3163];[.A3166])=0;[.A3166];&quot;&quot;)" office:value-type="float" office:value="3161" calcext:value-type="float">
            <text:p>3161</text:p>
          </table:table-cell>
          <table:table-cell table:number-columns-repeated="1022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formula="of:=IF(MOD([.$F3164];[.A3167])=0;[.A3167];&quot;&quot;)" office:value-type="float" office:value="3162" calcext:value-type="float">
            <text:p>3162</text:p>
          </table:table-cell>
          <table:table-cell table:number-columns-repeated="1022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formula="of:=IF(MOD([.$F3165];[.A3168])=0;[.A3168];&quot;&quot;)" office:value-type="float" office:value="3163" calcext:value-type="float">
            <text:p>3163</text:p>
          </table:table-cell>
          <table:table-cell table:number-columns-repeated="1022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formula="of:=IF(MOD([.$F3166];[.A3169])=0;[.A3169];&quot;&quot;)" office:value-type="float" office:value="3164" calcext:value-type="float">
            <text:p>3164</text:p>
          </table:table-cell>
          <table:table-cell table:number-columns-repeated="1022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formula="of:=IF(MOD([.$F3167];[.A3170])=0;[.A3170];&quot;&quot;)" office:value-type="float" office:value="3165" calcext:value-type="float">
            <text:p>3165</text:p>
          </table:table-cell>
          <table:table-cell table:number-columns-repeated="1022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formula="of:=IF(MOD([.$F3168];[.A3171])=0;[.A3171];&quot;&quot;)" office:value-type="float" office:value="3166" calcext:value-type="float">
            <text:p>3166</text:p>
          </table:table-cell>
          <table:table-cell table:number-columns-repeated="1022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formula="of:=IF(MOD([.$F3169];[.A3172])=0;[.A3172];&quot;&quot;)" office:value-type="float" office:value="3167" calcext:value-type="float">
            <text:p>3167</text:p>
          </table:table-cell>
          <table:table-cell table:number-columns-repeated="1022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formula="of:=IF(MOD([.$F3170];[.A3173])=0;[.A3173];&quot;&quot;)" office:value-type="float" office:value="3168" calcext:value-type="float">
            <text:p>3168</text:p>
          </table:table-cell>
          <table:table-cell table:number-columns-repeated="1022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formula="of:=IF(MOD([.$F3171];[.A3174])=0;[.A3174];&quot;&quot;)" office:value-type="float" office:value="3169" calcext:value-type="float">
            <text:p>3169</text:p>
          </table:table-cell>
          <table:table-cell table:number-columns-repeated="1022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formula="of:=IF(MOD([.$F3172];[.A3175])=0;[.A3175];&quot;&quot;)" office:value-type="float" office:value="3170" calcext:value-type="float">
            <text:p>3170</text:p>
          </table:table-cell>
          <table:table-cell table:number-columns-repeated="1022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formula="of:=IF(MOD([.$F3173];[.A3176])=0;[.A3176];&quot;&quot;)" office:value-type="float" office:value="3171" calcext:value-type="float">
            <text:p>3171</text:p>
          </table:table-cell>
          <table:table-cell table:number-columns-repeated="1022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formula="of:=IF(MOD([.$F3174];[.A3177])=0;[.A3177];&quot;&quot;)" office:value-type="float" office:value="3172" calcext:value-type="float">
            <text:p>3172</text:p>
          </table:table-cell>
          <table:table-cell table:number-columns-repeated="1022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formula="of:=IF(MOD([.$F3175];[.A3178])=0;[.A3178];&quot;&quot;)" office:value-type="float" office:value="3173" calcext:value-type="float">
            <text:p>3173</text:p>
          </table:table-cell>
          <table:table-cell table:number-columns-repeated="1022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formula="of:=IF(MOD([.$F3176];[.A3179])=0;[.A3179];&quot;&quot;)" office:value-type="float" office:value="3174" calcext:value-type="float">
            <text:p>3174</text:p>
          </table:table-cell>
          <table:table-cell table:number-columns-repeated="1022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formula="of:=IF(MOD([.$F3177];[.A3180])=0;[.A3180];&quot;&quot;)" office:value-type="float" office:value="3175" calcext:value-type="float">
            <text:p>3175</text:p>
          </table:table-cell>
          <table:table-cell table:number-columns-repeated="1022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formula="of:=IF(MOD([.$F3178];[.A3181])=0;[.A3181];&quot;&quot;)" office:value-type="float" office:value="3176" calcext:value-type="float">
            <text:p>3176</text:p>
          </table:table-cell>
          <table:table-cell table:number-columns-repeated="1022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formula="of:=IF(MOD([.$F3179];[.A3182])=0;[.A3182];&quot;&quot;)" office:value-type="float" office:value="3177" calcext:value-type="float">
            <text:p>3177</text:p>
          </table:table-cell>
          <table:table-cell table:number-columns-repeated="1022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formula="of:=IF(MOD([.$F3180];[.A3183])=0;[.A3183];&quot;&quot;)" office:value-type="float" office:value="3178" calcext:value-type="float">
            <text:p>3178</text:p>
          </table:table-cell>
          <table:table-cell table:number-columns-repeated="1022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formula="of:=IF(MOD([.$F3181];[.A3184])=0;[.A3184];&quot;&quot;)" office:value-type="float" office:value="3179" calcext:value-type="float">
            <text:p>3179</text:p>
          </table:table-cell>
          <table:table-cell table:number-columns-repeated="1022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formula="of:=IF(MOD([.$F3182];[.A3185])=0;[.A3185];&quot;&quot;)" office:value-type="float" office:value="3180" calcext:value-type="float">
            <text:p>3180</text:p>
          </table:table-cell>
          <table:table-cell table:number-columns-repeated="1022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formula="of:=IF(MOD([.$F3183];[.A3186])=0;[.A3186];&quot;&quot;)" office:value-type="float" office:value="3181" calcext:value-type="float">
            <text:p>3181</text:p>
          </table:table-cell>
          <table:table-cell table:number-columns-repeated="1022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formula="of:=IF(MOD([.$F3184];[.A3187])=0;[.A3187];&quot;&quot;)" office:value-type="float" office:value="3182" calcext:value-type="float">
            <text:p>3182</text:p>
          </table:table-cell>
          <table:table-cell table:number-columns-repeated="1022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formula="of:=IF(MOD([.$F3185];[.A3188])=0;[.A3188];&quot;&quot;)" office:value-type="float" office:value="3183" calcext:value-type="float">
            <text:p>3183</text:p>
          </table:table-cell>
          <table:table-cell table:number-columns-repeated="1022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formula="of:=IF(MOD([.$F3186];[.A3189])=0;[.A3189];&quot;&quot;)" office:value-type="float" office:value="3184" calcext:value-type="float">
            <text:p>3184</text:p>
          </table:table-cell>
          <table:table-cell table:number-columns-repeated="1022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formula="of:=IF(MOD([.$F3187];[.A3190])=0;[.A3190];&quot;&quot;)" office:value-type="float" office:value="3185" calcext:value-type="float">
            <text:p>3185</text:p>
          </table:table-cell>
          <table:table-cell table:number-columns-repeated="1022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formula="of:=IF(MOD([.$F3188];[.A3191])=0;[.A3191];&quot;&quot;)" office:value-type="float" office:value="3186" calcext:value-type="float">
            <text:p>3186</text:p>
          </table:table-cell>
          <table:table-cell table:number-columns-repeated="1022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formula="of:=IF(MOD([.$F3189];[.A3192])=0;[.A3192];&quot;&quot;)" office:value-type="float" office:value="3187" calcext:value-type="float">
            <text:p>3187</text:p>
          </table:table-cell>
          <table:table-cell table:number-columns-repeated="1022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formula="of:=IF(MOD([.$F3190];[.A3193])=0;[.A3193];&quot;&quot;)" office:value-type="float" office:value="3188" calcext:value-type="float">
            <text:p>3188</text:p>
          </table:table-cell>
          <table:table-cell table:number-columns-repeated="1022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formula="of:=IF(MOD([.$F3191];[.A3194])=0;[.A3194];&quot;&quot;)" office:value-type="float" office:value="3189" calcext:value-type="float">
            <text:p>3189</text:p>
          </table:table-cell>
          <table:table-cell table:number-columns-repeated="1022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formula="of:=IF(MOD([.$F3192];[.A3195])=0;[.A3195];&quot;&quot;)" office:value-type="float" office:value="3190" calcext:value-type="float">
            <text:p>3190</text:p>
          </table:table-cell>
          <table:table-cell table:number-columns-repeated="1022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formula="of:=IF(MOD([.$F3193];[.A3196])=0;[.A3196];&quot;&quot;)" office:value-type="float" office:value="3191" calcext:value-type="float">
            <text:p>3191</text:p>
          </table:table-cell>
          <table:table-cell table:number-columns-repeated="1022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formula="of:=IF(MOD([.$F3194];[.A3197])=0;[.A3197];&quot;&quot;)" office:value-type="float" office:value="3192" calcext:value-type="float">
            <text:p>3192</text:p>
          </table:table-cell>
          <table:table-cell table:number-columns-repeated="1022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formula="of:=IF(MOD([.$F3195];[.A3198])=0;[.A3198];&quot;&quot;)" office:value-type="float" office:value="3193" calcext:value-type="float">
            <text:p>3193</text:p>
          </table:table-cell>
          <table:table-cell table:number-columns-repeated="1022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formula="of:=IF(MOD([.$F3196];[.A3199])=0;[.A3199];&quot;&quot;)" office:value-type="float" office:value="3194" calcext:value-type="float">
            <text:p>3194</text:p>
          </table:table-cell>
          <table:table-cell table:number-columns-repeated="1022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formula="of:=IF(MOD([.$F3197];[.A3200])=0;[.A3200];&quot;&quot;)" office:value-type="float" office:value="3195" calcext:value-type="float">
            <text:p>3195</text:p>
          </table:table-cell>
          <table:table-cell table:number-columns-repeated="1022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formula="of:=IF(MOD([.$F3198];[.A3201])=0;[.A3201];&quot;&quot;)" office:value-type="float" office:value="3196" calcext:value-type="float">
            <text:p>3196</text:p>
          </table:table-cell>
          <table:table-cell table:number-columns-repeated="1022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formula="of:=IF(MOD([.$F3199];[.A3202])=0;[.A3202];&quot;&quot;)" office:value-type="float" office:value="3197" calcext:value-type="float">
            <text:p>3197</text:p>
          </table:table-cell>
          <table:table-cell table:number-columns-repeated="1022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formula="of:=IF(MOD([.$F3200];[.A3203])=0;[.A3203];&quot;&quot;)" office:value-type="float" office:value="3198" calcext:value-type="float">
            <text:p>3198</text:p>
          </table:table-cell>
          <table:table-cell table:number-columns-repeated="1022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formula="of:=IF(MOD([.$F3201];[.A3204])=0;[.A3204];&quot;&quot;)" office:value-type="float" office:value="3199" calcext:value-type="float">
            <text:p>3199</text:p>
          </table:table-cell>
          <table:table-cell table:number-columns-repeated="1022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formula="of:=IF(MOD([.$F3202];[.A3205])=0;[.A3205];&quot;&quot;)" office:value-type="float" office:value="3200" calcext:value-type="float">
            <text:p>3200</text:p>
          </table:table-cell>
          <table:table-cell table:number-columns-repeated="1022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formula="of:=IF(MOD([.$F3203];[.A3206])=0;[.A3206];&quot;&quot;)" office:value-type="float" office:value="3201" calcext:value-type="float">
            <text:p>3201</text:p>
          </table:table-cell>
          <table:table-cell table:number-columns-repeated="1022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formula="of:=IF(MOD([.$F3204];[.A3207])=0;[.A3207];&quot;&quot;)" office:value-type="float" office:value="3202" calcext:value-type="float">
            <text:p>3202</text:p>
          </table:table-cell>
          <table:table-cell table:number-columns-repeated="1022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formula="of:=IF(MOD([.$F3205];[.A3208])=0;[.A3208];&quot;&quot;)" office:value-type="float" office:value="3203" calcext:value-type="float">
            <text:p>3203</text:p>
          </table:table-cell>
          <table:table-cell table:number-columns-repeated="1022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formula="of:=IF(MOD([.$F3206];[.A3209])=0;[.A3209];&quot;&quot;)" office:value-type="float" office:value="3204" calcext:value-type="float">
            <text:p>3204</text:p>
          </table:table-cell>
          <table:table-cell table:number-columns-repeated="1022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formula="of:=IF(MOD([.$F3207];[.A3210])=0;[.A3210];&quot;&quot;)" office:value-type="float" office:value="3205" calcext:value-type="float">
            <text:p>3205</text:p>
          </table:table-cell>
          <table:table-cell table:number-columns-repeated="1022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formula="of:=IF(MOD([.$F3208];[.A3211])=0;[.A3211];&quot;&quot;)" office:value-type="float" office:value="3206" calcext:value-type="float">
            <text:p>3206</text:p>
          </table:table-cell>
          <table:table-cell table:number-columns-repeated="1022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formula="of:=IF(MOD([.$F3209];[.A3212])=0;[.A3212];&quot;&quot;)" office:value-type="float" office:value="3207" calcext:value-type="float">
            <text:p>3207</text:p>
          </table:table-cell>
          <table:table-cell table:number-columns-repeated="1022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formula="of:=IF(MOD([.$F3210];[.A3213])=0;[.A3213];&quot;&quot;)" office:value-type="float" office:value="3208" calcext:value-type="float">
            <text:p>3208</text:p>
          </table:table-cell>
          <table:table-cell table:number-columns-repeated="1022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formula="of:=IF(MOD([.$F3211];[.A3214])=0;[.A3214];&quot;&quot;)" office:value-type="float" office:value="3209" calcext:value-type="float">
            <text:p>3209</text:p>
          </table:table-cell>
          <table:table-cell table:number-columns-repeated="1022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formula="of:=IF(MOD([.$F3212];[.A3215])=0;[.A3215];&quot;&quot;)" office:value-type="float" office:value="3210" calcext:value-type="float">
            <text:p>3210</text:p>
          </table:table-cell>
          <table:table-cell table:number-columns-repeated="1022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formula="of:=IF(MOD([.$F3213];[.A3216])=0;[.A3216];&quot;&quot;)" office:value-type="float" office:value="3211" calcext:value-type="float">
            <text:p>3211</text:p>
          </table:table-cell>
          <table:table-cell table:number-columns-repeated="1022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formula="of:=IF(MOD([.$F3214];[.A3217])=0;[.A3217];&quot;&quot;)" office:value-type="float" office:value="3212" calcext:value-type="float">
            <text:p>3212</text:p>
          </table:table-cell>
          <table:table-cell table:number-columns-repeated="1022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formula="of:=IF(MOD([.$F3215];[.A3218])=0;[.A3218];&quot;&quot;)" office:value-type="float" office:value="3213" calcext:value-type="float">
            <text:p>3213</text:p>
          </table:table-cell>
          <table:table-cell table:number-columns-repeated="1022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formula="of:=IF(MOD([.$F3216];[.A3219])=0;[.A3219];&quot;&quot;)" office:value-type="float" office:value="3214" calcext:value-type="float">
            <text:p>3214</text:p>
          </table:table-cell>
          <table:table-cell table:number-columns-repeated="1022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formula="of:=IF(MOD([.$F3217];[.A3220])=0;[.A3220];&quot;&quot;)" office:value-type="float" office:value="3215" calcext:value-type="float">
            <text:p>3215</text:p>
          </table:table-cell>
          <table:table-cell table:number-columns-repeated="1022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formula="of:=IF(MOD([.$F3218];[.A3221])=0;[.A3221];&quot;&quot;)" office:value-type="float" office:value="3216" calcext:value-type="float">
            <text:p>3216</text:p>
          </table:table-cell>
          <table:table-cell table:number-columns-repeated="1022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formula="of:=IF(MOD([.$F3219];[.A3222])=0;[.A3222];&quot;&quot;)" office:value-type="float" office:value="3217" calcext:value-type="float">
            <text:p>3217</text:p>
          </table:table-cell>
          <table:table-cell table:number-columns-repeated="1022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formula="of:=IF(MOD([.$F3220];[.A3223])=0;[.A3223];&quot;&quot;)" office:value-type="float" office:value="3218" calcext:value-type="float">
            <text:p>3218</text:p>
          </table:table-cell>
          <table:table-cell table:number-columns-repeated="1022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formula="of:=IF(MOD([.$F3221];[.A3224])=0;[.A3224];&quot;&quot;)" office:value-type="float" office:value="3219" calcext:value-type="float">
            <text:p>3219</text:p>
          </table:table-cell>
          <table:table-cell table:number-columns-repeated="1022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formula="of:=IF(MOD([.$F3222];[.A3225])=0;[.A3225];&quot;&quot;)" office:value-type="float" office:value="3220" calcext:value-type="float">
            <text:p>3220</text:p>
          </table:table-cell>
          <table:table-cell table:number-columns-repeated="1022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formula="of:=IF(MOD([.$F3223];[.A3226])=0;[.A3226];&quot;&quot;)" office:value-type="float" office:value="3221" calcext:value-type="float">
            <text:p>3221</text:p>
          </table:table-cell>
          <table:table-cell table:number-columns-repeated="1022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formula="of:=IF(MOD([.$F3224];[.A3227])=0;[.A3227];&quot;&quot;)" office:value-type="float" office:value="3222" calcext:value-type="float">
            <text:p>3222</text:p>
          </table:table-cell>
          <table:table-cell table:number-columns-repeated="1022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formula="of:=IF(MOD([.$F3225];[.A3228])=0;[.A3228];&quot;&quot;)" office:value-type="float" office:value="3223" calcext:value-type="float">
            <text:p>3223</text:p>
          </table:table-cell>
          <table:table-cell table:number-columns-repeated="1022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formula="of:=IF(MOD([.$F3226];[.A3229])=0;[.A3229];&quot;&quot;)" office:value-type="float" office:value="3224" calcext:value-type="float">
            <text:p>3224</text:p>
          </table:table-cell>
          <table:table-cell table:number-columns-repeated="1022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formula="of:=IF(MOD([.$F3227];[.A3230])=0;[.A3230];&quot;&quot;)" office:value-type="float" office:value="3225" calcext:value-type="float">
            <text:p>3225</text:p>
          </table:table-cell>
          <table:table-cell table:number-columns-repeated="1022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formula="of:=IF(MOD([.$F3228];[.A3231])=0;[.A3231];&quot;&quot;)" office:value-type="float" office:value="3226" calcext:value-type="float">
            <text:p>3226</text:p>
          </table:table-cell>
          <table:table-cell table:number-columns-repeated="1022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formula="of:=IF(MOD([.$F3229];[.A3232])=0;[.A3232];&quot;&quot;)" office:value-type="float" office:value="3227" calcext:value-type="float">
            <text:p>3227</text:p>
          </table:table-cell>
          <table:table-cell table:number-columns-repeated="1022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formula="of:=IF(MOD([.$F3230];[.A3233])=0;[.A3233];&quot;&quot;)" office:value-type="float" office:value="3228" calcext:value-type="float">
            <text:p>3228</text:p>
          </table:table-cell>
          <table:table-cell table:number-columns-repeated="1022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formula="of:=IF(MOD([.$F3231];[.A3234])=0;[.A3234];&quot;&quot;)" office:value-type="float" office:value="3229" calcext:value-type="float">
            <text:p>3229</text:p>
          </table:table-cell>
          <table:table-cell table:number-columns-repeated="1022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formula="of:=IF(MOD([.$F3232];[.A3235])=0;[.A3235];&quot;&quot;)" office:value-type="float" office:value="3230" calcext:value-type="float">
            <text:p>3230</text:p>
          </table:table-cell>
          <table:table-cell table:number-columns-repeated="1022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formula="of:=IF(MOD([.$F3233];[.A3236])=0;[.A3236];&quot;&quot;)" office:value-type="float" office:value="3231" calcext:value-type="float">
            <text:p>3231</text:p>
          </table:table-cell>
          <table:table-cell table:number-columns-repeated="1022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formula="of:=IF(MOD([.$F3234];[.A3237])=0;[.A3237];&quot;&quot;)" office:value-type="float" office:value="3232" calcext:value-type="float">
            <text:p>3232</text:p>
          </table:table-cell>
          <table:table-cell table:number-columns-repeated="1022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formula="of:=IF(MOD([.$F3235];[.A3238])=0;[.A3238];&quot;&quot;)" office:value-type="float" office:value="3233" calcext:value-type="float">
            <text:p>3233</text:p>
          </table:table-cell>
          <table:table-cell table:number-columns-repeated="1022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formula="of:=IF(MOD([.$F3236];[.A3239])=0;[.A3239];&quot;&quot;)" office:value-type="float" office:value="3234" calcext:value-type="float">
            <text:p>3234</text:p>
          </table:table-cell>
          <table:table-cell table:number-columns-repeated="1022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formula="of:=IF(MOD([.$F3237];[.A3240])=0;[.A3240];&quot;&quot;)" office:value-type="float" office:value="3235" calcext:value-type="float">
            <text:p>3235</text:p>
          </table:table-cell>
          <table:table-cell table:number-columns-repeated="1022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formula="of:=IF(MOD([.$F3238];[.A3241])=0;[.A3241];&quot;&quot;)" office:value-type="float" office:value="3236" calcext:value-type="float">
            <text:p>3236</text:p>
          </table:table-cell>
          <table:table-cell table:number-columns-repeated="1022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formula="of:=IF(MOD([.$F3239];[.A3242])=0;[.A3242];&quot;&quot;)" office:value-type="float" office:value="3237" calcext:value-type="float">
            <text:p>3237</text:p>
          </table:table-cell>
          <table:table-cell table:number-columns-repeated="1022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formula="of:=IF(MOD([.$F3240];[.A3243])=0;[.A3243];&quot;&quot;)" office:value-type="float" office:value="3238" calcext:value-type="float">
            <text:p>3238</text:p>
          </table:table-cell>
          <table:table-cell table:number-columns-repeated="1022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formula="of:=IF(MOD([.$F3241];[.A3244])=0;[.A3244];&quot;&quot;)" office:value-type="float" office:value="3239" calcext:value-type="float">
            <text:p>3239</text:p>
          </table:table-cell>
          <table:table-cell table:number-columns-repeated="1022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formula="of:=IF(MOD([.$F3242];[.A3245])=0;[.A3245];&quot;&quot;)" office:value-type="float" office:value="3240" calcext:value-type="float">
            <text:p>3240</text:p>
          </table:table-cell>
          <table:table-cell table:number-columns-repeated="1022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formula="of:=IF(MOD([.$F3243];[.A3246])=0;[.A3246];&quot;&quot;)" office:value-type="float" office:value="3241" calcext:value-type="float">
            <text:p>3241</text:p>
          </table:table-cell>
          <table:table-cell table:number-columns-repeated="1022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formula="of:=IF(MOD([.$F3244];[.A3247])=0;[.A3247];&quot;&quot;)" office:value-type="float" office:value="3242" calcext:value-type="float">
            <text:p>3242</text:p>
          </table:table-cell>
          <table:table-cell table:number-columns-repeated="1022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formula="of:=IF(MOD([.$F3245];[.A3248])=0;[.A3248];&quot;&quot;)" office:value-type="float" office:value="3243" calcext:value-type="float">
            <text:p>3243</text:p>
          </table:table-cell>
          <table:table-cell table:number-columns-repeated="1022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formula="of:=IF(MOD([.$F3246];[.A3249])=0;[.A3249];&quot;&quot;)" office:value-type="float" office:value="3244" calcext:value-type="float">
            <text:p>3244</text:p>
          </table:table-cell>
          <table:table-cell table:number-columns-repeated="1022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formula="of:=IF(MOD([.$F3247];[.A3250])=0;[.A3250];&quot;&quot;)" office:value-type="float" office:value="3245" calcext:value-type="float">
            <text:p>3245</text:p>
          </table:table-cell>
          <table:table-cell table:number-columns-repeated="1022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formula="of:=IF(MOD([.$F3248];[.A3251])=0;[.A3251];&quot;&quot;)" office:value-type="float" office:value="3246" calcext:value-type="float">
            <text:p>3246</text:p>
          </table:table-cell>
          <table:table-cell table:number-columns-repeated="1022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formula="of:=IF(MOD([.$F3249];[.A3252])=0;[.A3252];&quot;&quot;)" office:value-type="float" office:value="3247" calcext:value-type="float">
            <text:p>3247</text:p>
          </table:table-cell>
          <table:table-cell table:number-columns-repeated="1022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formula="of:=IF(MOD([.$F3250];[.A3253])=0;[.A3253];&quot;&quot;)" office:value-type="float" office:value="3248" calcext:value-type="float">
            <text:p>3248</text:p>
          </table:table-cell>
          <table:table-cell table:number-columns-repeated="1022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formula="of:=IF(MOD([.$F3251];[.A3254])=0;[.A3254];&quot;&quot;)" office:value-type="float" office:value="3249" calcext:value-type="float">
            <text:p>3249</text:p>
          </table:table-cell>
          <table:table-cell table:number-columns-repeated="1022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formula="of:=IF(MOD([.$F3252];[.A3255])=0;[.A3255];&quot;&quot;)" office:value-type="float" office:value="3250" calcext:value-type="float">
            <text:p>3250</text:p>
          </table:table-cell>
          <table:table-cell table:number-columns-repeated="1022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formula="of:=IF(MOD([.$F3253];[.A3256])=0;[.A3256];&quot;&quot;)" office:value-type="float" office:value="3251" calcext:value-type="float">
            <text:p>3251</text:p>
          </table:table-cell>
          <table:table-cell table:number-columns-repeated="1022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formula="of:=IF(MOD([.$F3254];[.A3257])=0;[.A3257];&quot;&quot;)" office:value-type="float" office:value="3252" calcext:value-type="float">
            <text:p>3252</text:p>
          </table:table-cell>
          <table:table-cell table:number-columns-repeated="1022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formula="of:=IF(MOD([.$F3255];[.A3258])=0;[.A3258];&quot;&quot;)" office:value-type="float" office:value="3253" calcext:value-type="float">
            <text:p>3253</text:p>
          </table:table-cell>
          <table:table-cell table:number-columns-repeated="1022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formula="of:=IF(MOD([.$F3256];[.A3259])=0;[.A3259];&quot;&quot;)" office:value-type="float" office:value="3254" calcext:value-type="float">
            <text:p>3254</text:p>
          </table:table-cell>
          <table:table-cell table:number-columns-repeated="1022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formula="of:=IF(MOD([.$F3257];[.A3260])=0;[.A3260];&quot;&quot;)" office:value-type="float" office:value="3255" calcext:value-type="float">
            <text:p>3255</text:p>
          </table:table-cell>
          <table:table-cell table:number-columns-repeated="1022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formula="of:=IF(MOD([.$F3258];[.A3261])=0;[.A3261];&quot;&quot;)" office:value-type="float" office:value="3256" calcext:value-type="float">
            <text:p>3256</text:p>
          </table:table-cell>
          <table:table-cell table:number-columns-repeated="1022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formula="of:=IF(MOD([.$F3259];[.A3262])=0;[.A3262];&quot;&quot;)" office:value-type="float" office:value="3257" calcext:value-type="float">
            <text:p>3257</text:p>
          </table:table-cell>
          <table:table-cell table:number-columns-repeated="1022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formula="of:=IF(MOD([.$F3260];[.A3263])=0;[.A3263];&quot;&quot;)" office:value-type="float" office:value="3258" calcext:value-type="float">
            <text:p>3258</text:p>
          </table:table-cell>
          <table:table-cell table:number-columns-repeated="1022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formula="of:=IF(MOD([.$F3261];[.A3264])=0;[.A3264];&quot;&quot;)" office:value-type="float" office:value="3259" calcext:value-type="float">
            <text:p>3259</text:p>
          </table:table-cell>
          <table:table-cell table:number-columns-repeated="1022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formula="of:=IF(MOD([.$F3262];[.A3265])=0;[.A3265];&quot;&quot;)" office:value-type="float" office:value="3260" calcext:value-type="float">
            <text:p>3260</text:p>
          </table:table-cell>
          <table:table-cell table:number-columns-repeated="1022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formula="of:=IF(MOD([.$F3263];[.A3266])=0;[.A3266];&quot;&quot;)" office:value-type="float" office:value="3261" calcext:value-type="float">
            <text:p>3261</text:p>
          </table:table-cell>
          <table:table-cell table:number-columns-repeated="1022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formula="of:=IF(MOD([.$F3264];[.A3267])=0;[.A3267];&quot;&quot;)" office:value-type="float" office:value="3262" calcext:value-type="float">
            <text:p>3262</text:p>
          </table:table-cell>
          <table:table-cell table:number-columns-repeated="1022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formula="of:=IF(MOD([.$F3265];[.A3268])=0;[.A3268];&quot;&quot;)" office:value-type="float" office:value="3263" calcext:value-type="float">
            <text:p>3263</text:p>
          </table:table-cell>
          <table:table-cell table:number-columns-repeated="1022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formula="of:=IF(MOD([.$F3266];[.A3269])=0;[.A3269];&quot;&quot;)" office:value-type="float" office:value="3264" calcext:value-type="float">
            <text:p>3264</text:p>
          </table:table-cell>
          <table:table-cell table:number-columns-repeated="1022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formula="of:=IF(MOD([.$F3267];[.A3270])=0;[.A3270];&quot;&quot;)" office:value-type="float" office:value="3265" calcext:value-type="float">
            <text:p>3265</text:p>
          </table:table-cell>
          <table:table-cell table:number-columns-repeated="1022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formula="of:=IF(MOD([.$F3268];[.A3271])=0;[.A3271];&quot;&quot;)" office:value-type="float" office:value="3266" calcext:value-type="float">
            <text:p>3266</text:p>
          </table:table-cell>
          <table:table-cell table:number-columns-repeated="1022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formula="of:=IF(MOD([.$F3269];[.A3272])=0;[.A3272];&quot;&quot;)" office:value-type="float" office:value="3267" calcext:value-type="float">
            <text:p>3267</text:p>
          </table:table-cell>
          <table:table-cell table:number-columns-repeated="1022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formula="of:=IF(MOD([.$F3270];[.A3273])=0;[.A3273];&quot;&quot;)" office:value-type="float" office:value="3268" calcext:value-type="float">
            <text:p>3268</text:p>
          </table:table-cell>
          <table:table-cell table:number-columns-repeated="1022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formula="of:=IF(MOD([.$F3271];[.A3274])=0;[.A3274];&quot;&quot;)" office:value-type="float" office:value="3269" calcext:value-type="float">
            <text:p>3269</text:p>
          </table:table-cell>
          <table:table-cell table:number-columns-repeated="1022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formula="of:=IF(MOD([.$F3272];[.A3275])=0;[.A3275];&quot;&quot;)" office:value-type="float" office:value="3270" calcext:value-type="float">
            <text:p>3270</text:p>
          </table:table-cell>
          <table:table-cell table:number-columns-repeated="1022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formula="of:=IF(MOD([.$F3273];[.A3276])=0;[.A3276];&quot;&quot;)" office:value-type="float" office:value="3271" calcext:value-type="float">
            <text:p>3271</text:p>
          </table:table-cell>
          <table:table-cell table:number-columns-repeated="1022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formula="of:=IF(MOD([.$F3274];[.A3277])=0;[.A3277];&quot;&quot;)" office:value-type="float" office:value="3272" calcext:value-type="float">
            <text:p>3272</text:p>
          </table:table-cell>
          <table:table-cell table:number-columns-repeated="1022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formula="of:=IF(MOD([.$F3275];[.A3278])=0;[.A3278];&quot;&quot;)" office:value-type="float" office:value="3273" calcext:value-type="float">
            <text:p>3273</text:p>
          </table:table-cell>
          <table:table-cell table:number-columns-repeated="1022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formula="of:=IF(MOD([.$F3276];[.A3279])=0;[.A3279];&quot;&quot;)" office:value-type="float" office:value="3274" calcext:value-type="float">
            <text:p>3274</text:p>
          </table:table-cell>
          <table:table-cell table:number-columns-repeated="1022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formula="of:=IF(MOD([.$F3277];[.A3280])=0;[.A3280];&quot;&quot;)" office:value-type="float" office:value="3275" calcext:value-type="float">
            <text:p>3275</text:p>
          </table:table-cell>
          <table:table-cell table:number-columns-repeated="1022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formula="of:=IF(MOD([.$F3278];[.A3281])=0;[.A3281];&quot;&quot;)" office:value-type="float" office:value="3276" calcext:value-type="float">
            <text:p>3276</text:p>
          </table:table-cell>
          <table:table-cell table:number-columns-repeated="1022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formula="of:=IF(MOD([.$F3279];[.A3282])=0;[.A3282];&quot;&quot;)" office:value-type="float" office:value="3277" calcext:value-type="float">
            <text:p>3277</text:p>
          </table:table-cell>
          <table:table-cell table:number-columns-repeated="1022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formula="of:=IF(MOD([.$F3280];[.A3283])=0;[.A3283];&quot;&quot;)" office:value-type="float" office:value="3278" calcext:value-type="float">
            <text:p>3278</text:p>
          </table:table-cell>
          <table:table-cell table:number-columns-repeated="1022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formula="of:=IF(MOD([.$F3281];[.A3284])=0;[.A3284];&quot;&quot;)" office:value-type="float" office:value="3279" calcext:value-type="float">
            <text:p>3279</text:p>
          </table:table-cell>
          <table:table-cell table:number-columns-repeated="1022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formula="of:=IF(MOD([.$F3282];[.A3285])=0;[.A3285];&quot;&quot;)" office:value-type="float" office:value="3280" calcext:value-type="float">
            <text:p>3280</text:p>
          </table:table-cell>
          <table:table-cell table:number-columns-repeated="1022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formula="of:=IF(MOD([.$F3283];[.A3286])=0;[.A3286];&quot;&quot;)" office:value-type="float" office:value="3281" calcext:value-type="float">
            <text:p>3281</text:p>
          </table:table-cell>
          <table:table-cell table:number-columns-repeated="1022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formula="of:=IF(MOD([.$F3284];[.A3287])=0;[.A3287];&quot;&quot;)" office:value-type="float" office:value="3282" calcext:value-type="float">
            <text:p>3282</text:p>
          </table:table-cell>
          <table:table-cell table:number-columns-repeated="1022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formula="of:=IF(MOD([.$F3285];[.A3288])=0;[.A3288];&quot;&quot;)" office:value-type="float" office:value="3283" calcext:value-type="float">
            <text:p>3283</text:p>
          </table:table-cell>
          <table:table-cell table:number-columns-repeated="1022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formula="of:=IF(MOD([.$F3286];[.A3289])=0;[.A3289];&quot;&quot;)" office:value-type="float" office:value="3284" calcext:value-type="float">
            <text:p>3284</text:p>
          </table:table-cell>
          <table:table-cell table:number-columns-repeated="1022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formula="of:=IF(MOD([.$F3287];[.A3290])=0;[.A3290];&quot;&quot;)" office:value-type="float" office:value="3285" calcext:value-type="float">
            <text:p>3285</text:p>
          </table:table-cell>
          <table:table-cell table:number-columns-repeated="1022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formula="of:=IF(MOD([.$F3288];[.A3291])=0;[.A3291];&quot;&quot;)" office:value-type="float" office:value="3286" calcext:value-type="float">
            <text:p>3286</text:p>
          </table:table-cell>
          <table:table-cell table:number-columns-repeated="1022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formula="of:=IF(MOD([.$F3289];[.A3292])=0;[.A3292];&quot;&quot;)" office:value-type="float" office:value="3287" calcext:value-type="float">
            <text:p>3287</text:p>
          </table:table-cell>
          <table:table-cell table:number-columns-repeated="1022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formula="of:=IF(MOD([.$F3290];[.A3293])=0;[.A3293];&quot;&quot;)" office:value-type="float" office:value="3288" calcext:value-type="float">
            <text:p>3288</text:p>
          </table:table-cell>
          <table:table-cell table:number-columns-repeated="1022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formula="of:=IF(MOD([.$F3291];[.A3294])=0;[.A3294];&quot;&quot;)" office:value-type="float" office:value="3289" calcext:value-type="float">
            <text:p>3289</text:p>
          </table:table-cell>
          <table:table-cell table:number-columns-repeated="1022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formula="of:=IF(MOD([.$F3292];[.A3295])=0;[.A3295];&quot;&quot;)" office:value-type="float" office:value="3290" calcext:value-type="float">
            <text:p>3290</text:p>
          </table:table-cell>
          <table:table-cell table:number-columns-repeated="1022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formula="of:=IF(MOD([.$F3293];[.A3296])=0;[.A3296];&quot;&quot;)" office:value-type="float" office:value="3291" calcext:value-type="float">
            <text:p>3291</text:p>
          </table:table-cell>
          <table:table-cell table:number-columns-repeated="1022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formula="of:=IF(MOD([.$F3294];[.A3297])=0;[.A3297];&quot;&quot;)" office:value-type="float" office:value="3292" calcext:value-type="float">
            <text:p>3292</text:p>
          </table:table-cell>
          <table:table-cell table:number-columns-repeated="1022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formula="of:=IF(MOD([.$F3295];[.A3298])=0;[.A3298];&quot;&quot;)" office:value-type="float" office:value="3293" calcext:value-type="float">
            <text:p>3293</text:p>
          </table:table-cell>
          <table:table-cell table:number-columns-repeated="1022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formula="of:=IF(MOD([.$F3296];[.A3299])=0;[.A3299];&quot;&quot;)" office:value-type="float" office:value="3294" calcext:value-type="float">
            <text:p>3294</text:p>
          </table:table-cell>
          <table:table-cell table:number-columns-repeated="1022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formula="of:=IF(MOD([.$F3297];[.A3300])=0;[.A3300];&quot;&quot;)" office:value-type="float" office:value="3295" calcext:value-type="float">
            <text:p>3295</text:p>
          </table:table-cell>
          <table:table-cell table:number-columns-repeated="1022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formula="of:=IF(MOD([.$F3298];[.A3301])=0;[.A3301];&quot;&quot;)" office:value-type="float" office:value="3296" calcext:value-type="float">
            <text:p>3296</text:p>
          </table:table-cell>
          <table:table-cell table:number-columns-repeated="1022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formula="of:=IF(MOD([.$F3299];[.A3302])=0;[.A3302];&quot;&quot;)" office:value-type="float" office:value="3297" calcext:value-type="float">
            <text:p>3297</text:p>
          </table:table-cell>
          <table:table-cell table:number-columns-repeated="1022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formula="of:=IF(MOD([.$F3300];[.A3303])=0;[.A3303];&quot;&quot;)" office:value-type="float" office:value="3298" calcext:value-type="float">
            <text:p>3298</text:p>
          </table:table-cell>
          <table:table-cell table:number-columns-repeated="1022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formula="of:=IF(MOD([.$F3301];[.A3304])=0;[.A3304];&quot;&quot;)" office:value-type="float" office:value="3299" calcext:value-type="float">
            <text:p>3299</text:p>
          </table:table-cell>
          <table:table-cell table:number-columns-repeated="1022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formula="of:=IF(MOD([.$F3302];[.A3305])=0;[.A3305];&quot;&quot;)" office:value-type="float" office:value="3300" calcext:value-type="float">
            <text:p>3300</text:p>
          </table:table-cell>
          <table:table-cell table:number-columns-repeated="1022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formula="of:=IF(MOD([.$F3303];[.A3306])=0;[.A3306];&quot;&quot;)" office:value-type="float" office:value="3301" calcext:value-type="float">
            <text:p>3301</text:p>
          </table:table-cell>
          <table:table-cell table:number-columns-repeated="1022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formula="of:=IF(MOD([.$F3304];[.A3307])=0;[.A3307];&quot;&quot;)" office:value-type="float" office:value="3302" calcext:value-type="float">
            <text:p>3302</text:p>
          </table:table-cell>
          <table:table-cell table:number-columns-repeated="1022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formula="of:=IF(MOD([.$F3305];[.A3308])=0;[.A3308];&quot;&quot;)" office:value-type="float" office:value="3303" calcext:value-type="float">
            <text:p>3303</text:p>
          </table:table-cell>
          <table:table-cell table:number-columns-repeated="1022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formula="of:=IF(MOD([.$F3306];[.A3309])=0;[.A3309];&quot;&quot;)" office:value-type="float" office:value="3304" calcext:value-type="float">
            <text:p>3304</text:p>
          </table:table-cell>
          <table:table-cell table:number-columns-repeated="1022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formula="of:=IF(MOD([.$F3307];[.A3310])=0;[.A3310];&quot;&quot;)" office:value-type="float" office:value="3305" calcext:value-type="float">
            <text:p>3305</text:p>
          </table:table-cell>
          <table:table-cell table:number-columns-repeated="1022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formula="of:=IF(MOD([.$F3308];[.A3311])=0;[.A3311];&quot;&quot;)" office:value-type="float" office:value="3306" calcext:value-type="float">
            <text:p>3306</text:p>
          </table:table-cell>
          <table:table-cell table:number-columns-repeated="1022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formula="of:=IF(MOD([.$F3309];[.A3312])=0;[.A3312];&quot;&quot;)" office:value-type="float" office:value="3307" calcext:value-type="float">
            <text:p>3307</text:p>
          </table:table-cell>
          <table:table-cell table:number-columns-repeated="1022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formula="of:=IF(MOD([.$F3310];[.A3313])=0;[.A3313];&quot;&quot;)" office:value-type="float" office:value="3308" calcext:value-type="float">
            <text:p>3308</text:p>
          </table:table-cell>
          <table:table-cell table:number-columns-repeated="1022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formula="of:=IF(MOD([.$F3311];[.A3314])=0;[.A3314];&quot;&quot;)" office:value-type="float" office:value="3309" calcext:value-type="float">
            <text:p>3309</text:p>
          </table:table-cell>
          <table:table-cell table:number-columns-repeated="1022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formula="of:=IF(MOD([.$F3312];[.A3315])=0;[.A3315];&quot;&quot;)" office:value-type="float" office:value="3310" calcext:value-type="float">
            <text:p>3310</text:p>
          </table:table-cell>
          <table:table-cell table:number-columns-repeated="1022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formula="of:=IF(MOD([.$F3313];[.A3316])=0;[.A3316];&quot;&quot;)" office:value-type="float" office:value="3311" calcext:value-type="float">
            <text:p>3311</text:p>
          </table:table-cell>
          <table:table-cell table:number-columns-repeated="1022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formula="of:=IF(MOD([.$F3314];[.A3317])=0;[.A3317];&quot;&quot;)" office:value-type="float" office:value="3312" calcext:value-type="float">
            <text:p>3312</text:p>
          </table:table-cell>
          <table:table-cell table:number-columns-repeated="1022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formula="of:=IF(MOD([.$F3315];[.A3318])=0;[.A3318];&quot;&quot;)" office:value-type="float" office:value="3313" calcext:value-type="float">
            <text:p>3313</text:p>
          </table:table-cell>
          <table:table-cell table:number-columns-repeated="1022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formula="of:=IF(MOD([.$F3316];[.A3319])=0;[.A3319];&quot;&quot;)" office:value-type="float" office:value="3314" calcext:value-type="float">
            <text:p>3314</text:p>
          </table:table-cell>
          <table:table-cell table:number-columns-repeated="1022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formula="of:=IF(MOD([.$F3317];[.A3320])=0;[.A3320];&quot;&quot;)" office:value-type="float" office:value="3315" calcext:value-type="float">
            <text:p>3315</text:p>
          </table:table-cell>
          <table:table-cell table:number-columns-repeated="1022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formula="of:=IF(MOD([.$F3318];[.A3321])=0;[.A3321];&quot;&quot;)" office:value-type="float" office:value="3316" calcext:value-type="float">
            <text:p>3316</text:p>
          </table:table-cell>
          <table:table-cell table:number-columns-repeated="1022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formula="of:=IF(MOD([.$F3319];[.A3322])=0;[.A3322];&quot;&quot;)" office:value-type="float" office:value="3317" calcext:value-type="float">
            <text:p>3317</text:p>
          </table:table-cell>
          <table:table-cell table:number-columns-repeated="1022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formula="of:=IF(MOD([.$F3320];[.A3323])=0;[.A3323];&quot;&quot;)" office:value-type="float" office:value="3318" calcext:value-type="float">
            <text:p>3318</text:p>
          </table:table-cell>
          <table:table-cell table:number-columns-repeated="1022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formula="of:=IF(MOD([.$F3321];[.A3324])=0;[.A3324];&quot;&quot;)" office:value-type="float" office:value="3319" calcext:value-type="float">
            <text:p>3319</text:p>
          </table:table-cell>
          <table:table-cell table:number-columns-repeated="1022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formula="of:=IF(MOD([.$F3322];[.A3325])=0;[.A3325];&quot;&quot;)" office:value-type="float" office:value="3320" calcext:value-type="float">
            <text:p>3320</text:p>
          </table:table-cell>
          <table:table-cell table:number-columns-repeated="1022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formula="of:=IF(MOD([.$F3323];[.A3326])=0;[.A3326];&quot;&quot;)" office:value-type="float" office:value="3321" calcext:value-type="float">
            <text:p>3321</text:p>
          </table:table-cell>
          <table:table-cell table:number-columns-repeated="1022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formula="of:=IF(MOD([.$F3324];[.A3327])=0;[.A3327];&quot;&quot;)" office:value-type="float" office:value="3322" calcext:value-type="float">
            <text:p>3322</text:p>
          </table:table-cell>
          <table:table-cell table:number-columns-repeated="1022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formula="of:=IF(MOD([.$F3325];[.A3328])=0;[.A3328];&quot;&quot;)" office:value-type="float" office:value="3323" calcext:value-type="float">
            <text:p>3323</text:p>
          </table:table-cell>
          <table:table-cell table:number-columns-repeated="1022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formula="of:=IF(MOD([.$F3326];[.A3329])=0;[.A3329];&quot;&quot;)" office:value-type="float" office:value="3324" calcext:value-type="float">
            <text:p>3324</text:p>
          </table:table-cell>
          <table:table-cell table:number-columns-repeated="1022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formula="of:=IF(MOD([.$F3327];[.A3330])=0;[.A3330];&quot;&quot;)" office:value-type="float" office:value="3325" calcext:value-type="float">
            <text:p>3325</text:p>
          </table:table-cell>
          <table:table-cell table:number-columns-repeated="1022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formula="of:=IF(MOD([.$F3328];[.A3331])=0;[.A3331];&quot;&quot;)" office:value-type="float" office:value="3326" calcext:value-type="float">
            <text:p>3326</text:p>
          </table:table-cell>
          <table:table-cell table:number-columns-repeated="1022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formula="of:=IF(MOD([.$F3329];[.A3332])=0;[.A3332];&quot;&quot;)" office:value-type="float" office:value="3327" calcext:value-type="float">
            <text:p>3327</text:p>
          </table:table-cell>
          <table:table-cell table:number-columns-repeated="1022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formula="of:=IF(MOD([.$F3330];[.A3333])=0;[.A3333];&quot;&quot;)" office:value-type="float" office:value="3328" calcext:value-type="float">
            <text:p>3328</text:p>
          </table:table-cell>
          <table:table-cell table:number-columns-repeated="1022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formula="of:=IF(MOD([.$F3331];[.A3334])=0;[.A3334];&quot;&quot;)" office:value-type="float" office:value="3329" calcext:value-type="float">
            <text:p>3329</text:p>
          </table:table-cell>
          <table:table-cell table:number-columns-repeated="1022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formula="of:=IF(MOD([.$F3332];[.A3335])=0;[.A3335];&quot;&quot;)" office:value-type="float" office:value="3330" calcext:value-type="float">
            <text:p>3330</text:p>
          </table:table-cell>
          <table:table-cell table:number-columns-repeated="1022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formula="of:=IF(MOD([.$F3333];[.A3336])=0;[.A3336];&quot;&quot;)" office:value-type="float" office:value="3331" calcext:value-type="float">
            <text:p>3331</text:p>
          </table:table-cell>
          <table:table-cell table:number-columns-repeated="1022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formula="of:=IF(MOD([.$F3334];[.A3337])=0;[.A3337];&quot;&quot;)" office:value-type="float" office:value="3332" calcext:value-type="float">
            <text:p>3332</text:p>
          </table:table-cell>
          <table:table-cell table:number-columns-repeated="1022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formula="of:=IF(MOD([.$F3335];[.A3338])=0;[.A3338];&quot;&quot;)" office:value-type="float" office:value="3333" calcext:value-type="float">
            <text:p>3333</text:p>
          </table:table-cell>
          <table:table-cell table:number-columns-repeated="1022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formula="of:=IF(MOD([.$F3336];[.A3339])=0;[.A3339];&quot;&quot;)" office:value-type="float" office:value="3334" calcext:value-type="float">
            <text:p>3334</text:p>
          </table:table-cell>
          <table:table-cell table:number-columns-repeated="1022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formula="of:=IF(MOD([.$F3337];[.A3340])=0;[.A3340];&quot;&quot;)" office:value-type="float" office:value="3335" calcext:value-type="float">
            <text:p>3335</text:p>
          </table:table-cell>
          <table:table-cell table:number-columns-repeated="1022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formula="of:=IF(MOD([.$F3338];[.A3341])=0;[.A3341];&quot;&quot;)" office:value-type="float" office:value="3336" calcext:value-type="float">
            <text:p>3336</text:p>
          </table:table-cell>
          <table:table-cell table:number-columns-repeated="1022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formula="of:=IF(MOD([.$F3339];[.A3342])=0;[.A3342];&quot;&quot;)" office:value-type="float" office:value="3337" calcext:value-type="float">
            <text:p>3337</text:p>
          </table:table-cell>
          <table:table-cell table:number-columns-repeated="1022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formula="of:=IF(MOD([.$F3340];[.A3343])=0;[.A3343];&quot;&quot;)" office:value-type="float" office:value="3338" calcext:value-type="float">
            <text:p>3338</text:p>
          </table:table-cell>
          <table:table-cell table:number-columns-repeated="1022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formula="of:=IF(MOD([.$F3341];[.A3344])=0;[.A3344];&quot;&quot;)" office:value-type="float" office:value="3339" calcext:value-type="float">
            <text:p>3339</text:p>
          </table:table-cell>
          <table:table-cell table:number-columns-repeated="1022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formula="of:=IF(MOD([.$F3342];[.A3345])=0;[.A3345];&quot;&quot;)" office:value-type="float" office:value="3340" calcext:value-type="float">
            <text:p>3340</text:p>
          </table:table-cell>
          <table:table-cell table:number-columns-repeated="1022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formula="of:=IF(MOD([.$F3343];[.A3346])=0;[.A3346];&quot;&quot;)" office:value-type="float" office:value="3341" calcext:value-type="float">
            <text:p>3341</text:p>
          </table:table-cell>
          <table:table-cell table:number-columns-repeated="1022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formula="of:=IF(MOD([.$F3344];[.A3347])=0;[.A3347];&quot;&quot;)" office:value-type="float" office:value="3342" calcext:value-type="float">
            <text:p>3342</text:p>
          </table:table-cell>
          <table:table-cell table:number-columns-repeated="1022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formula="of:=IF(MOD([.$F3345];[.A3348])=0;[.A3348];&quot;&quot;)" office:value-type="float" office:value="3343" calcext:value-type="float">
            <text:p>3343</text:p>
          </table:table-cell>
          <table:table-cell table:number-columns-repeated="1022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formula="of:=IF(MOD([.$F3346];[.A3349])=0;[.A3349];&quot;&quot;)" office:value-type="float" office:value="3344" calcext:value-type="float">
            <text:p>3344</text:p>
          </table:table-cell>
          <table:table-cell table:number-columns-repeated="1022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formula="of:=IF(MOD([.$F3347];[.A3350])=0;[.A3350];&quot;&quot;)" office:value-type="float" office:value="3345" calcext:value-type="float">
            <text:p>3345</text:p>
          </table:table-cell>
          <table:table-cell table:number-columns-repeated="1022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formula="of:=IF(MOD([.$F3348];[.A3351])=0;[.A3351];&quot;&quot;)" office:value-type="float" office:value="3346" calcext:value-type="float">
            <text:p>3346</text:p>
          </table:table-cell>
          <table:table-cell table:number-columns-repeated="1022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formula="of:=IF(MOD([.$F3349];[.A3352])=0;[.A3352];&quot;&quot;)" office:value-type="float" office:value="3347" calcext:value-type="float">
            <text:p>3347</text:p>
          </table:table-cell>
          <table:table-cell table:number-columns-repeated="1022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formula="of:=IF(MOD([.$F3350];[.A3353])=0;[.A3353];&quot;&quot;)" office:value-type="float" office:value="3348" calcext:value-type="float">
            <text:p>3348</text:p>
          </table:table-cell>
          <table:table-cell table:number-columns-repeated="1022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formula="of:=IF(MOD([.$F3351];[.A3354])=0;[.A3354];&quot;&quot;)" office:value-type="float" office:value="3349" calcext:value-type="float">
            <text:p>3349</text:p>
          </table:table-cell>
          <table:table-cell table:number-columns-repeated="1022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formula="of:=IF(MOD([.$F3352];[.A3355])=0;[.A3355];&quot;&quot;)" office:value-type="float" office:value="3350" calcext:value-type="float">
            <text:p>3350</text:p>
          </table:table-cell>
          <table:table-cell table:number-columns-repeated="1022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formula="of:=IF(MOD([.$F3353];[.A3356])=0;[.A3356];&quot;&quot;)" office:value-type="float" office:value="3351" calcext:value-type="float">
            <text:p>3351</text:p>
          </table:table-cell>
          <table:table-cell table:number-columns-repeated="1022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formula="of:=IF(MOD([.$F3354];[.A3357])=0;[.A3357];&quot;&quot;)" office:value-type="float" office:value="3352" calcext:value-type="float">
            <text:p>3352</text:p>
          </table:table-cell>
          <table:table-cell table:number-columns-repeated="1022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formula="of:=IF(MOD([.$F3355];[.A3358])=0;[.A3358];&quot;&quot;)" office:value-type="float" office:value="3353" calcext:value-type="float">
            <text:p>3353</text:p>
          </table:table-cell>
          <table:table-cell table:number-columns-repeated="1022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formula="of:=IF(MOD([.$F3356];[.A3359])=0;[.A3359];&quot;&quot;)" office:value-type="float" office:value="3354" calcext:value-type="float">
            <text:p>3354</text:p>
          </table:table-cell>
          <table:table-cell table:number-columns-repeated="1022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formula="of:=IF(MOD([.$F3357];[.A3360])=0;[.A3360];&quot;&quot;)" office:value-type="float" office:value="3355" calcext:value-type="float">
            <text:p>3355</text:p>
          </table:table-cell>
          <table:table-cell table:number-columns-repeated="1022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formula="of:=IF(MOD([.$F3358];[.A3361])=0;[.A3361];&quot;&quot;)" office:value-type="float" office:value="3356" calcext:value-type="float">
            <text:p>3356</text:p>
          </table:table-cell>
          <table:table-cell table:number-columns-repeated="1022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formula="of:=IF(MOD([.$F3359];[.A3362])=0;[.A3362];&quot;&quot;)" office:value-type="float" office:value="3357" calcext:value-type="float">
            <text:p>3357</text:p>
          </table:table-cell>
          <table:table-cell table:number-columns-repeated="1022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formula="of:=IF(MOD([.$F3360];[.A3363])=0;[.A3363];&quot;&quot;)" office:value-type="float" office:value="3358" calcext:value-type="float">
            <text:p>3358</text:p>
          </table:table-cell>
          <table:table-cell table:number-columns-repeated="1022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formula="of:=IF(MOD([.$F3361];[.A3364])=0;[.A3364];&quot;&quot;)" office:value-type="float" office:value="3359" calcext:value-type="float">
            <text:p>3359</text:p>
          </table:table-cell>
          <table:table-cell table:number-columns-repeated="1022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formula="of:=IF(MOD([.$F3362];[.A3365])=0;[.A3365];&quot;&quot;)" office:value-type="float" office:value="3360" calcext:value-type="float">
            <text:p>3360</text:p>
          </table:table-cell>
          <table:table-cell table:number-columns-repeated="1022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formula="of:=IF(MOD([.$F3363];[.A3366])=0;[.A3366];&quot;&quot;)" office:value-type="float" office:value="3361" calcext:value-type="float">
            <text:p>3361</text:p>
          </table:table-cell>
          <table:table-cell table:number-columns-repeated="1022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formula="of:=IF(MOD([.$F3364];[.A3367])=0;[.A3367];&quot;&quot;)" office:value-type="float" office:value="3362" calcext:value-type="float">
            <text:p>3362</text:p>
          </table:table-cell>
          <table:table-cell table:number-columns-repeated="1022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formula="of:=IF(MOD([.$F3365];[.A3368])=0;[.A3368];&quot;&quot;)" office:value-type="float" office:value="3363" calcext:value-type="float">
            <text:p>3363</text:p>
          </table:table-cell>
          <table:table-cell table:number-columns-repeated="1022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formula="of:=IF(MOD([.$F3366];[.A3369])=0;[.A3369];&quot;&quot;)" office:value-type="float" office:value="3364" calcext:value-type="float">
            <text:p>3364</text:p>
          </table:table-cell>
          <table:table-cell table:number-columns-repeated="1022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formula="of:=IF(MOD([.$F3367];[.A3370])=0;[.A3370];&quot;&quot;)" office:value-type="float" office:value="3365" calcext:value-type="float">
            <text:p>3365</text:p>
          </table:table-cell>
          <table:table-cell table:number-columns-repeated="1022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formula="of:=IF(MOD([.$F3368];[.A3371])=0;[.A3371];&quot;&quot;)" office:value-type="float" office:value="3366" calcext:value-type="float">
            <text:p>3366</text:p>
          </table:table-cell>
          <table:table-cell table:number-columns-repeated="1022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formula="of:=IF(MOD([.$F3369];[.A3372])=0;[.A3372];&quot;&quot;)" office:value-type="float" office:value="3367" calcext:value-type="float">
            <text:p>3367</text:p>
          </table:table-cell>
          <table:table-cell table:number-columns-repeated="1022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formula="of:=IF(MOD([.$F3370];[.A3373])=0;[.A3373];&quot;&quot;)" office:value-type="float" office:value="3368" calcext:value-type="float">
            <text:p>3368</text:p>
          </table:table-cell>
          <table:table-cell table:number-columns-repeated="1022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formula="of:=IF(MOD([.$F3371];[.A3374])=0;[.A3374];&quot;&quot;)" office:value-type="float" office:value="3369" calcext:value-type="float">
            <text:p>3369</text:p>
          </table:table-cell>
          <table:table-cell table:number-columns-repeated="1022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formula="of:=IF(MOD([.$F3372];[.A3375])=0;[.A3375];&quot;&quot;)" office:value-type="float" office:value="3370" calcext:value-type="float">
            <text:p>3370</text:p>
          </table:table-cell>
          <table:table-cell table:number-columns-repeated="1022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formula="of:=IF(MOD([.$F3373];[.A3376])=0;[.A3376];&quot;&quot;)" office:value-type="float" office:value="3371" calcext:value-type="float">
            <text:p>3371</text:p>
          </table:table-cell>
          <table:table-cell table:number-columns-repeated="1022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formula="of:=IF(MOD([.$F3374];[.A3377])=0;[.A3377];&quot;&quot;)" office:value-type="float" office:value="3372" calcext:value-type="float">
            <text:p>3372</text:p>
          </table:table-cell>
          <table:table-cell table:number-columns-repeated="1022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formula="of:=IF(MOD([.$F3375];[.A3378])=0;[.A3378];&quot;&quot;)" office:value-type="float" office:value="3373" calcext:value-type="float">
            <text:p>3373</text:p>
          </table:table-cell>
          <table:table-cell table:number-columns-repeated="1022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formula="of:=IF(MOD([.$F3376];[.A3379])=0;[.A3379];&quot;&quot;)" office:value-type="float" office:value="3374" calcext:value-type="float">
            <text:p>3374</text:p>
          </table:table-cell>
          <table:table-cell table:number-columns-repeated="1022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formula="of:=IF(MOD([.$F3377];[.A3380])=0;[.A3380];&quot;&quot;)" office:value-type="float" office:value="3375" calcext:value-type="float">
            <text:p>3375</text:p>
          </table:table-cell>
          <table:table-cell table:number-columns-repeated="1022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formula="of:=IF(MOD([.$F3378];[.A3381])=0;[.A3381];&quot;&quot;)" office:value-type="float" office:value="3376" calcext:value-type="float">
            <text:p>3376</text:p>
          </table:table-cell>
          <table:table-cell table:number-columns-repeated="1022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formula="of:=IF(MOD([.$F3379];[.A3382])=0;[.A3382];&quot;&quot;)" office:value-type="float" office:value="3377" calcext:value-type="float">
            <text:p>3377</text:p>
          </table:table-cell>
          <table:table-cell table:number-columns-repeated="1022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formula="of:=IF(MOD([.$F3380];[.A3383])=0;[.A3383];&quot;&quot;)" office:value-type="float" office:value="3378" calcext:value-type="float">
            <text:p>3378</text:p>
          </table:table-cell>
          <table:table-cell table:number-columns-repeated="1022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formula="of:=IF(MOD([.$F3381];[.A3384])=0;[.A3384];&quot;&quot;)" office:value-type="float" office:value="3379" calcext:value-type="float">
            <text:p>3379</text:p>
          </table:table-cell>
          <table:table-cell table:number-columns-repeated="1022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formula="of:=IF(MOD([.$F3382];[.A3385])=0;[.A3385];&quot;&quot;)" office:value-type="float" office:value="3380" calcext:value-type="float">
            <text:p>3380</text:p>
          </table:table-cell>
          <table:table-cell table:number-columns-repeated="1022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formula="of:=IF(MOD([.$F3383];[.A3386])=0;[.A3386];&quot;&quot;)" office:value-type="float" office:value="3381" calcext:value-type="float">
            <text:p>3381</text:p>
          </table:table-cell>
          <table:table-cell table:number-columns-repeated="1022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formula="of:=IF(MOD([.$F3384];[.A3387])=0;[.A3387];&quot;&quot;)" office:value-type="float" office:value="3382" calcext:value-type="float">
            <text:p>3382</text:p>
          </table:table-cell>
          <table:table-cell table:number-columns-repeated="1022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formula="of:=IF(MOD([.$F3385];[.A3388])=0;[.A3388];&quot;&quot;)" office:value-type="float" office:value="3383" calcext:value-type="float">
            <text:p>3383</text:p>
          </table:table-cell>
          <table:table-cell table:number-columns-repeated="1022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formula="of:=IF(MOD([.$F3386];[.A3389])=0;[.A3389];&quot;&quot;)" office:value-type="float" office:value="3384" calcext:value-type="float">
            <text:p>3384</text:p>
          </table:table-cell>
          <table:table-cell table:number-columns-repeated="1022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formula="of:=IF(MOD([.$F3387];[.A3390])=0;[.A3390];&quot;&quot;)" office:value-type="float" office:value="3385" calcext:value-type="float">
            <text:p>3385</text:p>
          </table:table-cell>
          <table:table-cell table:number-columns-repeated="1022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formula="of:=IF(MOD([.$F3388];[.A3391])=0;[.A3391];&quot;&quot;)" office:value-type="float" office:value="3386" calcext:value-type="float">
            <text:p>3386</text:p>
          </table:table-cell>
          <table:table-cell table:number-columns-repeated="1022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formula="of:=IF(MOD([.$F3389];[.A3392])=0;[.A3392];&quot;&quot;)" office:value-type="float" office:value="3387" calcext:value-type="float">
            <text:p>3387</text:p>
          </table:table-cell>
          <table:table-cell table:number-columns-repeated="1022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formula="of:=IF(MOD([.$F3390];[.A3393])=0;[.A3393];&quot;&quot;)" office:value-type="float" office:value="3388" calcext:value-type="float">
            <text:p>3388</text:p>
          </table:table-cell>
          <table:table-cell table:number-columns-repeated="1022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formula="of:=IF(MOD([.$F3391];[.A3394])=0;[.A3394];&quot;&quot;)" office:value-type="float" office:value="3389" calcext:value-type="float">
            <text:p>3389</text:p>
          </table:table-cell>
          <table:table-cell table:number-columns-repeated="1022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formula="of:=IF(MOD([.$F3392];[.A3395])=0;[.A3395];&quot;&quot;)" office:value-type="float" office:value="3390" calcext:value-type="float">
            <text:p>3390</text:p>
          </table:table-cell>
          <table:table-cell table:number-columns-repeated="1022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formula="of:=IF(MOD([.$F3393];[.A3396])=0;[.A3396];&quot;&quot;)" office:value-type="float" office:value="3391" calcext:value-type="float">
            <text:p>3391</text:p>
          </table:table-cell>
          <table:table-cell table:number-columns-repeated="1022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formula="of:=IF(MOD([.$F3394];[.A3397])=0;[.A3397];&quot;&quot;)" office:value-type="float" office:value="3392" calcext:value-type="float">
            <text:p>3392</text:p>
          </table:table-cell>
          <table:table-cell table:number-columns-repeated="1022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formula="of:=IF(MOD([.$F3395];[.A3398])=0;[.A3398];&quot;&quot;)" office:value-type="float" office:value="3393" calcext:value-type="float">
            <text:p>3393</text:p>
          </table:table-cell>
          <table:table-cell table:number-columns-repeated="1022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formula="of:=IF(MOD([.$F3396];[.A3399])=0;[.A3399];&quot;&quot;)" office:value-type="float" office:value="3394" calcext:value-type="float">
            <text:p>3394</text:p>
          </table:table-cell>
          <table:table-cell table:number-columns-repeated="1022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formula="of:=IF(MOD([.$F3397];[.A3400])=0;[.A3400];&quot;&quot;)" office:value-type="float" office:value="3395" calcext:value-type="float">
            <text:p>3395</text:p>
          </table:table-cell>
          <table:table-cell table:number-columns-repeated="1022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formula="of:=IF(MOD([.$F3398];[.A3401])=0;[.A3401];&quot;&quot;)" office:value-type="float" office:value="3396" calcext:value-type="float">
            <text:p>3396</text:p>
          </table:table-cell>
          <table:table-cell table:number-columns-repeated="1022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formula="of:=IF(MOD([.$F3399];[.A3402])=0;[.A3402];&quot;&quot;)" office:value-type="float" office:value="3397" calcext:value-type="float">
            <text:p>3397</text:p>
          </table:table-cell>
          <table:table-cell table:number-columns-repeated="1022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formula="of:=IF(MOD([.$F3400];[.A3403])=0;[.A3403];&quot;&quot;)" office:value-type="float" office:value="3398" calcext:value-type="float">
            <text:p>3398</text:p>
          </table:table-cell>
          <table:table-cell table:number-columns-repeated="1022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formula="of:=IF(MOD([.$F3401];[.A3404])=0;[.A3404];&quot;&quot;)" office:value-type="float" office:value="3399" calcext:value-type="float">
            <text:p>3399</text:p>
          </table:table-cell>
          <table:table-cell table:number-columns-repeated="1022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formula="of:=IF(MOD([.$F3402];[.A3405])=0;[.A3405];&quot;&quot;)" office:value-type="float" office:value="3400" calcext:value-type="float">
            <text:p>3400</text:p>
          </table:table-cell>
          <table:table-cell table:number-columns-repeated="1022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formula="of:=IF(MOD([.$F3403];[.A3406])=0;[.A3406];&quot;&quot;)" office:value-type="float" office:value="3401" calcext:value-type="float">
            <text:p>3401</text:p>
          </table:table-cell>
          <table:table-cell table:number-columns-repeated="1022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formula="of:=IF(MOD([.$F3404];[.A3407])=0;[.A3407];&quot;&quot;)" office:value-type="float" office:value="3402" calcext:value-type="float">
            <text:p>3402</text:p>
          </table:table-cell>
          <table:table-cell table:number-columns-repeated="1022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formula="of:=IF(MOD([.$F3405];[.A3408])=0;[.A3408];&quot;&quot;)" office:value-type="float" office:value="3403" calcext:value-type="float">
            <text:p>3403</text:p>
          </table:table-cell>
          <table:table-cell table:number-columns-repeated="1022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formula="of:=IF(MOD([.$F3406];[.A3409])=0;[.A3409];&quot;&quot;)" office:value-type="float" office:value="3404" calcext:value-type="float">
            <text:p>3404</text:p>
          </table:table-cell>
          <table:table-cell table:number-columns-repeated="1022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formula="of:=IF(MOD([.$F3407];[.A3410])=0;[.A3410];&quot;&quot;)" office:value-type="float" office:value="3405" calcext:value-type="float">
            <text:p>3405</text:p>
          </table:table-cell>
          <table:table-cell table:number-columns-repeated="1022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formula="of:=IF(MOD([.$F3408];[.A3411])=0;[.A3411];&quot;&quot;)" office:value-type="float" office:value="3406" calcext:value-type="float">
            <text:p>3406</text:p>
          </table:table-cell>
          <table:table-cell table:number-columns-repeated="1022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formula="of:=IF(MOD([.$F3409];[.A3412])=0;[.A3412];&quot;&quot;)" office:value-type="float" office:value="3407" calcext:value-type="float">
            <text:p>3407</text:p>
          </table:table-cell>
          <table:table-cell table:number-columns-repeated="1022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formula="of:=IF(MOD([.$F3410];[.A3413])=0;[.A3413];&quot;&quot;)" office:value-type="float" office:value="3408" calcext:value-type="float">
            <text:p>3408</text:p>
          </table:table-cell>
          <table:table-cell table:number-columns-repeated="1022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formula="of:=IF(MOD([.$F3411];[.A3414])=0;[.A3414];&quot;&quot;)" office:value-type="float" office:value="3409" calcext:value-type="float">
            <text:p>3409</text:p>
          </table:table-cell>
          <table:table-cell table:number-columns-repeated="1022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formula="of:=IF(MOD([.$F3412];[.A3415])=0;[.A3415];&quot;&quot;)" office:value-type="float" office:value="3410" calcext:value-type="float">
            <text:p>3410</text:p>
          </table:table-cell>
          <table:table-cell table:number-columns-repeated="1022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formula="of:=IF(MOD([.$F3413];[.A3416])=0;[.A3416];&quot;&quot;)" office:value-type="float" office:value="3411" calcext:value-type="float">
            <text:p>3411</text:p>
          </table:table-cell>
          <table:table-cell table:number-columns-repeated="1022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formula="of:=IF(MOD([.$F3414];[.A3417])=0;[.A3417];&quot;&quot;)" office:value-type="float" office:value="3412" calcext:value-type="float">
            <text:p>3412</text:p>
          </table:table-cell>
          <table:table-cell table:number-columns-repeated="1022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formula="of:=IF(MOD([.$F3415];[.A3418])=0;[.A3418];&quot;&quot;)" office:value-type="float" office:value="3413" calcext:value-type="float">
            <text:p>3413</text:p>
          </table:table-cell>
          <table:table-cell table:number-columns-repeated="1022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formula="of:=IF(MOD([.$F3416];[.A3419])=0;[.A3419];&quot;&quot;)" office:value-type="float" office:value="3414" calcext:value-type="float">
            <text:p>3414</text:p>
          </table:table-cell>
          <table:table-cell table:number-columns-repeated="1022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formula="of:=IF(MOD([.$F3417];[.A3420])=0;[.A3420];&quot;&quot;)" office:value-type="float" office:value="3415" calcext:value-type="float">
            <text:p>3415</text:p>
          </table:table-cell>
          <table:table-cell table:number-columns-repeated="1022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formula="of:=IF(MOD([.$F3418];[.A3421])=0;[.A3421];&quot;&quot;)" office:value-type="float" office:value="3416" calcext:value-type="float">
            <text:p>3416</text:p>
          </table:table-cell>
          <table:table-cell table:number-columns-repeated="1022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formula="of:=IF(MOD([.$F3419];[.A3422])=0;[.A3422];&quot;&quot;)" office:value-type="float" office:value="3417" calcext:value-type="float">
            <text:p>3417</text:p>
          </table:table-cell>
          <table:table-cell table:number-columns-repeated="1022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formula="of:=IF(MOD([.$F3420];[.A3423])=0;[.A3423];&quot;&quot;)" office:value-type="float" office:value="3418" calcext:value-type="float">
            <text:p>3418</text:p>
          </table:table-cell>
          <table:table-cell table:number-columns-repeated="1022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formula="of:=IF(MOD([.$F3421];[.A3424])=0;[.A3424];&quot;&quot;)" office:value-type="float" office:value="3419" calcext:value-type="float">
            <text:p>3419</text:p>
          </table:table-cell>
          <table:table-cell table:number-columns-repeated="1022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formula="of:=IF(MOD([.$F3422];[.A3425])=0;[.A3425];&quot;&quot;)" office:value-type="float" office:value="3420" calcext:value-type="float">
            <text:p>3420</text:p>
          </table:table-cell>
          <table:table-cell table:number-columns-repeated="1022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formula="of:=IF(MOD([.$F3423];[.A3426])=0;[.A3426];&quot;&quot;)" office:value-type="float" office:value="3421" calcext:value-type="float">
            <text:p>3421</text:p>
          </table:table-cell>
          <table:table-cell table:number-columns-repeated="1022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formula="of:=IF(MOD([.$F3424];[.A3427])=0;[.A3427];&quot;&quot;)" office:value-type="float" office:value="3422" calcext:value-type="float">
            <text:p>3422</text:p>
          </table:table-cell>
          <table:table-cell table:number-columns-repeated="1022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formula="of:=IF(MOD([.$F3425];[.A3428])=0;[.A3428];&quot;&quot;)" office:value-type="float" office:value="3423" calcext:value-type="float">
            <text:p>3423</text:p>
          </table:table-cell>
          <table:table-cell table:number-columns-repeated="1022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formula="of:=IF(MOD([.$F3426];[.A3429])=0;[.A3429];&quot;&quot;)" office:value-type="float" office:value="3424" calcext:value-type="float">
            <text:p>3424</text:p>
          </table:table-cell>
          <table:table-cell table:number-columns-repeated="1022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formula="of:=IF(MOD([.$F3427];[.A3430])=0;[.A3430];&quot;&quot;)" office:value-type="float" office:value="3425" calcext:value-type="float">
            <text:p>3425</text:p>
          </table:table-cell>
          <table:table-cell table:number-columns-repeated="1022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formula="of:=IF(MOD([.$F3428];[.A3431])=0;[.A3431];&quot;&quot;)" office:value-type="float" office:value="3426" calcext:value-type="float">
            <text:p>3426</text:p>
          </table:table-cell>
          <table:table-cell table:number-columns-repeated="1022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formula="of:=IF(MOD([.$F3429];[.A3432])=0;[.A3432];&quot;&quot;)" office:value-type="float" office:value="3427" calcext:value-type="float">
            <text:p>3427</text:p>
          </table:table-cell>
          <table:table-cell table:number-columns-repeated="1022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formula="of:=IF(MOD([.$F3430];[.A3433])=0;[.A3433];&quot;&quot;)" office:value-type="float" office:value="3428" calcext:value-type="float">
            <text:p>3428</text:p>
          </table:table-cell>
          <table:table-cell table:number-columns-repeated="1022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formula="of:=IF(MOD([.$F3431];[.A3434])=0;[.A3434];&quot;&quot;)" office:value-type="float" office:value="3429" calcext:value-type="float">
            <text:p>3429</text:p>
          </table:table-cell>
          <table:table-cell table:number-columns-repeated="1022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formula="of:=IF(MOD([.$F3432];[.A3435])=0;[.A3435];&quot;&quot;)" office:value-type="float" office:value="3430" calcext:value-type="float">
            <text:p>3430</text:p>
          </table:table-cell>
          <table:table-cell table:number-columns-repeated="1022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formula="of:=IF(MOD([.$F3433];[.A3436])=0;[.A3436];&quot;&quot;)" office:value-type="float" office:value="3431" calcext:value-type="float">
            <text:p>3431</text:p>
          </table:table-cell>
          <table:table-cell table:number-columns-repeated="1022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formula="of:=IF(MOD([.$F3434];[.A3437])=0;[.A3437];&quot;&quot;)" office:value-type="float" office:value="3432" calcext:value-type="float">
            <text:p>3432</text:p>
          </table:table-cell>
          <table:table-cell table:number-columns-repeated="1022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formula="of:=IF(MOD([.$F3435];[.A3438])=0;[.A3438];&quot;&quot;)" office:value-type="float" office:value="3433" calcext:value-type="float">
            <text:p>3433</text:p>
          </table:table-cell>
          <table:table-cell table:number-columns-repeated="1022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formula="of:=IF(MOD([.$F3436];[.A3439])=0;[.A3439];&quot;&quot;)" office:value-type="float" office:value="3434" calcext:value-type="float">
            <text:p>3434</text:p>
          </table:table-cell>
          <table:table-cell table:number-columns-repeated="1022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formula="of:=IF(MOD([.$F3437];[.A3440])=0;[.A3440];&quot;&quot;)" office:value-type="float" office:value="3435" calcext:value-type="float">
            <text:p>3435</text:p>
          </table:table-cell>
          <table:table-cell table:number-columns-repeated="1022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formula="of:=IF(MOD([.$F3438];[.A3441])=0;[.A3441];&quot;&quot;)" office:value-type="float" office:value="3436" calcext:value-type="float">
            <text:p>3436</text:p>
          </table:table-cell>
          <table:table-cell table:number-columns-repeated="1022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formula="of:=IF(MOD([.$F3439];[.A3442])=0;[.A3442];&quot;&quot;)" office:value-type="float" office:value="3437" calcext:value-type="float">
            <text:p>3437</text:p>
          </table:table-cell>
          <table:table-cell table:number-columns-repeated="1022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formula="of:=IF(MOD([.$F3440];[.A3443])=0;[.A3443];&quot;&quot;)" office:value-type="float" office:value="3438" calcext:value-type="float">
            <text:p>3438</text:p>
          </table:table-cell>
          <table:table-cell table:number-columns-repeated="1022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formula="of:=IF(MOD([.$F3441];[.A3444])=0;[.A3444];&quot;&quot;)" office:value-type="float" office:value="3439" calcext:value-type="float">
            <text:p>3439</text:p>
          </table:table-cell>
          <table:table-cell table:number-columns-repeated="1022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formula="of:=IF(MOD([.$F3442];[.A3445])=0;[.A3445];&quot;&quot;)" office:value-type="float" office:value="3440" calcext:value-type="float">
            <text:p>3440</text:p>
          </table:table-cell>
          <table:table-cell table:number-columns-repeated="1022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formula="of:=IF(MOD([.$F3443];[.A3446])=0;[.A3446];&quot;&quot;)" office:value-type="float" office:value="3441" calcext:value-type="float">
            <text:p>3441</text:p>
          </table:table-cell>
          <table:table-cell table:number-columns-repeated="1022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formula="of:=IF(MOD([.$F3444];[.A3447])=0;[.A3447];&quot;&quot;)" office:value-type="float" office:value="3442" calcext:value-type="float">
            <text:p>3442</text:p>
          </table:table-cell>
          <table:table-cell table:number-columns-repeated="1022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formula="of:=IF(MOD([.$F3445];[.A3448])=0;[.A3448];&quot;&quot;)" office:value-type="float" office:value="3443" calcext:value-type="float">
            <text:p>3443</text:p>
          </table:table-cell>
          <table:table-cell table:number-columns-repeated="1022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formula="of:=IF(MOD([.$F3446];[.A3449])=0;[.A3449];&quot;&quot;)" office:value-type="float" office:value="3444" calcext:value-type="float">
            <text:p>3444</text:p>
          </table:table-cell>
          <table:table-cell table:number-columns-repeated="1022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formula="of:=IF(MOD([.$F3447];[.A3450])=0;[.A3450];&quot;&quot;)" office:value-type="float" office:value="3445" calcext:value-type="float">
            <text:p>3445</text:p>
          </table:table-cell>
          <table:table-cell table:number-columns-repeated="1022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formula="of:=IF(MOD([.$F3448];[.A3451])=0;[.A3451];&quot;&quot;)" office:value-type="float" office:value="3446" calcext:value-type="float">
            <text:p>3446</text:p>
          </table:table-cell>
          <table:table-cell table:number-columns-repeated="1022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formula="of:=IF(MOD([.$F3449];[.A3452])=0;[.A3452];&quot;&quot;)" office:value-type="float" office:value="3447" calcext:value-type="float">
            <text:p>3447</text:p>
          </table:table-cell>
          <table:table-cell table:number-columns-repeated="1022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formula="of:=IF(MOD([.$F3450];[.A3453])=0;[.A3453];&quot;&quot;)" office:value-type="float" office:value="3448" calcext:value-type="float">
            <text:p>3448</text:p>
          </table:table-cell>
          <table:table-cell table:number-columns-repeated="1022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formula="of:=IF(MOD([.$F3451];[.A3454])=0;[.A3454];&quot;&quot;)" office:value-type="float" office:value="3449" calcext:value-type="float">
            <text:p>3449</text:p>
          </table:table-cell>
          <table:table-cell table:number-columns-repeated="1022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formula="of:=IF(MOD([.$F3452];[.A3455])=0;[.A3455];&quot;&quot;)" office:value-type="float" office:value="3450" calcext:value-type="float">
            <text:p>3450</text:p>
          </table:table-cell>
          <table:table-cell table:number-columns-repeated="1022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formula="of:=IF(MOD([.$F3453];[.A3456])=0;[.A3456];&quot;&quot;)" office:value-type="float" office:value="3451" calcext:value-type="float">
            <text:p>3451</text:p>
          </table:table-cell>
          <table:table-cell table:number-columns-repeated="1022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formula="of:=IF(MOD([.$F3454];[.A3457])=0;[.A3457];&quot;&quot;)" office:value-type="float" office:value="3452" calcext:value-type="float">
            <text:p>3452</text:p>
          </table:table-cell>
          <table:table-cell table:number-columns-repeated="1022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formula="of:=IF(MOD([.$F3455];[.A3458])=0;[.A3458];&quot;&quot;)" office:value-type="float" office:value="3453" calcext:value-type="float">
            <text:p>3453</text:p>
          </table:table-cell>
          <table:table-cell table:number-columns-repeated="1022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formula="of:=IF(MOD([.$F3456];[.A3459])=0;[.A3459];&quot;&quot;)" office:value-type="float" office:value="3454" calcext:value-type="float">
            <text:p>3454</text:p>
          </table:table-cell>
          <table:table-cell table:number-columns-repeated="1022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formula="of:=IF(MOD([.$F3457];[.A3460])=0;[.A3460];&quot;&quot;)" office:value-type="float" office:value="3455" calcext:value-type="float">
            <text:p>3455</text:p>
          </table:table-cell>
          <table:table-cell table:number-columns-repeated="1022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formula="of:=IF(MOD([.$F3458];[.A3461])=0;[.A3461];&quot;&quot;)" office:value-type="float" office:value="3456" calcext:value-type="float">
            <text:p>3456</text:p>
          </table:table-cell>
          <table:table-cell table:number-columns-repeated="1022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formula="of:=IF(MOD([.$F3459];[.A3462])=0;[.A3462];&quot;&quot;)" office:value-type="float" office:value="3457" calcext:value-type="float">
            <text:p>3457</text:p>
          </table:table-cell>
          <table:table-cell table:number-columns-repeated="1022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formula="of:=IF(MOD([.$F3460];[.A3463])=0;[.A3463];&quot;&quot;)" office:value-type="float" office:value="3458" calcext:value-type="float">
            <text:p>3458</text:p>
          </table:table-cell>
          <table:table-cell table:number-columns-repeated="1022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formula="of:=IF(MOD([.$F3461];[.A3464])=0;[.A3464];&quot;&quot;)" office:value-type="float" office:value="3459" calcext:value-type="float">
            <text:p>3459</text:p>
          </table:table-cell>
          <table:table-cell table:number-columns-repeated="1022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formula="of:=IF(MOD([.$F3462];[.A3465])=0;[.A3465];&quot;&quot;)" office:value-type="float" office:value="3460" calcext:value-type="float">
            <text:p>3460</text:p>
          </table:table-cell>
          <table:table-cell table:number-columns-repeated="1022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formula="of:=IF(MOD([.$F3463];[.A3466])=0;[.A3466];&quot;&quot;)" office:value-type="float" office:value="3461" calcext:value-type="float">
            <text:p>3461</text:p>
          </table:table-cell>
          <table:table-cell table:number-columns-repeated="1022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formula="of:=IF(MOD([.$F3464];[.A3467])=0;[.A3467];&quot;&quot;)" office:value-type="float" office:value="3462" calcext:value-type="float">
            <text:p>3462</text:p>
          </table:table-cell>
          <table:table-cell table:number-columns-repeated="1022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formula="of:=IF(MOD([.$F3465];[.A3468])=0;[.A3468];&quot;&quot;)" office:value-type="float" office:value="3463" calcext:value-type="float">
            <text:p>3463</text:p>
          </table:table-cell>
          <table:table-cell table:number-columns-repeated="1022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formula="of:=IF(MOD([.$F3466];[.A3469])=0;[.A3469];&quot;&quot;)" office:value-type="float" office:value="3464" calcext:value-type="float">
            <text:p>3464</text:p>
          </table:table-cell>
          <table:table-cell table:number-columns-repeated="1022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formula="of:=IF(MOD([.$F3467];[.A3470])=0;[.A3470];&quot;&quot;)" office:value-type="float" office:value="3465" calcext:value-type="float">
            <text:p>3465</text:p>
          </table:table-cell>
          <table:table-cell table:number-columns-repeated="1022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formula="of:=IF(MOD([.$F3468];[.A3471])=0;[.A3471];&quot;&quot;)" office:value-type="float" office:value="3466" calcext:value-type="float">
            <text:p>3466</text:p>
          </table:table-cell>
          <table:table-cell table:number-columns-repeated="1022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formula="of:=IF(MOD([.$F3469];[.A3472])=0;[.A3472];&quot;&quot;)" office:value-type="float" office:value="3467" calcext:value-type="float">
            <text:p>3467</text:p>
          </table:table-cell>
          <table:table-cell table:number-columns-repeated="1022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formula="of:=IF(MOD([.$F3470];[.A3473])=0;[.A3473];&quot;&quot;)" office:value-type="float" office:value="3468" calcext:value-type="float">
            <text:p>3468</text:p>
          </table:table-cell>
          <table:table-cell table:number-columns-repeated="1022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formula="of:=IF(MOD([.$F3471];[.A3474])=0;[.A3474];&quot;&quot;)" office:value-type="float" office:value="3469" calcext:value-type="float">
            <text:p>3469</text:p>
          </table:table-cell>
          <table:table-cell table:number-columns-repeated="1022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formula="of:=IF(MOD([.$F3472];[.A3475])=0;[.A3475];&quot;&quot;)" office:value-type="float" office:value="3470" calcext:value-type="float">
            <text:p>3470</text:p>
          </table:table-cell>
          <table:table-cell table:number-columns-repeated="1022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formula="of:=IF(MOD([.$F3473];[.A3476])=0;[.A3476];&quot;&quot;)" office:value-type="float" office:value="3471" calcext:value-type="float">
            <text:p>3471</text:p>
          </table:table-cell>
          <table:table-cell table:number-columns-repeated="1022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formula="of:=IF(MOD([.$F3474];[.A3477])=0;[.A3477];&quot;&quot;)" office:value-type="float" office:value="3472" calcext:value-type="float">
            <text:p>3472</text:p>
          </table:table-cell>
          <table:table-cell table:number-columns-repeated="1022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formula="of:=IF(MOD([.$F3475];[.A3478])=0;[.A3478];&quot;&quot;)" office:value-type="float" office:value="3473" calcext:value-type="float">
            <text:p>3473</text:p>
          </table:table-cell>
          <table:table-cell table:number-columns-repeated="1022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formula="of:=IF(MOD([.$F3476];[.A3479])=0;[.A3479];&quot;&quot;)" office:value-type="float" office:value="3474" calcext:value-type="float">
            <text:p>3474</text:p>
          </table:table-cell>
          <table:table-cell table:number-columns-repeated="1022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formula="of:=IF(MOD([.$F3477];[.A3480])=0;[.A3480];&quot;&quot;)" office:value-type="float" office:value="3475" calcext:value-type="float">
            <text:p>3475</text:p>
          </table:table-cell>
          <table:table-cell table:number-columns-repeated="1022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formula="of:=IF(MOD([.$F3478];[.A3481])=0;[.A3481];&quot;&quot;)" office:value-type="float" office:value="3476" calcext:value-type="float">
            <text:p>3476</text:p>
          </table:table-cell>
          <table:table-cell table:number-columns-repeated="1022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formula="of:=IF(MOD([.$F3479];[.A3482])=0;[.A3482];&quot;&quot;)" office:value-type="float" office:value="3477" calcext:value-type="float">
            <text:p>3477</text:p>
          </table:table-cell>
          <table:table-cell table:number-columns-repeated="1022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formula="of:=IF(MOD([.$F3480];[.A3483])=0;[.A3483];&quot;&quot;)" office:value-type="float" office:value="3478" calcext:value-type="float">
            <text:p>3478</text:p>
          </table:table-cell>
          <table:table-cell table:number-columns-repeated="1022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formula="of:=IF(MOD([.$F3481];[.A3484])=0;[.A3484];&quot;&quot;)" office:value-type="float" office:value="3479" calcext:value-type="float">
            <text:p>3479</text:p>
          </table:table-cell>
          <table:table-cell table:number-columns-repeated="1022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formula="of:=IF(MOD([.$F3482];[.A3485])=0;[.A3485];&quot;&quot;)" office:value-type="float" office:value="3480" calcext:value-type="float">
            <text:p>3480</text:p>
          </table:table-cell>
          <table:table-cell table:number-columns-repeated="1022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formula="of:=IF(MOD([.$F3483];[.A3486])=0;[.A3486];&quot;&quot;)" office:value-type="float" office:value="3481" calcext:value-type="float">
            <text:p>3481</text:p>
          </table:table-cell>
          <table:table-cell table:number-columns-repeated="1022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formula="of:=IF(MOD([.$F3484];[.A3487])=0;[.A3487];&quot;&quot;)" office:value-type="float" office:value="3482" calcext:value-type="float">
            <text:p>3482</text:p>
          </table:table-cell>
          <table:table-cell table:number-columns-repeated="1022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formula="of:=IF(MOD([.$F3485];[.A3488])=0;[.A3488];&quot;&quot;)" office:value-type="float" office:value="3483" calcext:value-type="float">
            <text:p>3483</text:p>
          </table:table-cell>
          <table:table-cell table:number-columns-repeated="1022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formula="of:=IF(MOD([.$F3486];[.A3489])=0;[.A3489];&quot;&quot;)" office:value-type="float" office:value="3484" calcext:value-type="float">
            <text:p>3484</text:p>
          </table:table-cell>
          <table:table-cell table:number-columns-repeated="1022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formula="of:=IF(MOD([.$F3487];[.A3490])=0;[.A3490];&quot;&quot;)" office:value-type="float" office:value="3485" calcext:value-type="float">
            <text:p>3485</text:p>
          </table:table-cell>
          <table:table-cell table:number-columns-repeated="1022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formula="of:=IF(MOD([.$F3488];[.A3491])=0;[.A3491];&quot;&quot;)" office:value-type="float" office:value="3486" calcext:value-type="float">
            <text:p>3486</text:p>
          </table:table-cell>
          <table:table-cell table:number-columns-repeated="1022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formula="of:=IF(MOD([.$F3489];[.A3492])=0;[.A3492];&quot;&quot;)" office:value-type="float" office:value="3487" calcext:value-type="float">
            <text:p>3487</text:p>
          </table:table-cell>
          <table:table-cell table:number-columns-repeated="1022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formula="of:=IF(MOD([.$F3490];[.A3493])=0;[.A3493];&quot;&quot;)" office:value-type="float" office:value="3488" calcext:value-type="float">
            <text:p>3488</text:p>
          </table:table-cell>
          <table:table-cell table:number-columns-repeated="1022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formula="of:=IF(MOD([.$F3491];[.A3494])=0;[.A3494];&quot;&quot;)" office:value-type="float" office:value="3489" calcext:value-type="float">
            <text:p>3489</text:p>
          </table:table-cell>
          <table:table-cell table:number-columns-repeated="1022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formula="of:=IF(MOD([.$F3492];[.A3495])=0;[.A3495];&quot;&quot;)" office:value-type="float" office:value="3490" calcext:value-type="float">
            <text:p>3490</text:p>
          </table:table-cell>
          <table:table-cell table:number-columns-repeated="1022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formula="of:=IF(MOD([.$F3493];[.A3496])=0;[.A3496];&quot;&quot;)" office:value-type="float" office:value="3491" calcext:value-type="float">
            <text:p>3491</text:p>
          </table:table-cell>
          <table:table-cell table:number-columns-repeated="1022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formula="of:=IF(MOD([.$F3494];[.A3497])=0;[.A3497];&quot;&quot;)" office:value-type="float" office:value="3492" calcext:value-type="float">
            <text:p>3492</text:p>
          </table:table-cell>
          <table:table-cell table:number-columns-repeated="1022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formula="of:=IF(MOD([.$F3495];[.A3498])=0;[.A3498];&quot;&quot;)" office:value-type="float" office:value="3493" calcext:value-type="float">
            <text:p>3493</text:p>
          </table:table-cell>
          <table:table-cell table:number-columns-repeated="1022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formula="of:=IF(MOD([.$F3496];[.A3499])=0;[.A3499];&quot;&quot;)" office:value-type="float" office:value="3494" calcext:value-type="float">
            <text:p>3494</text:p>
          </table:table-cell>
          <table:table-cell table:number-columns-repeated="1022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formula="of:=IF(MOD([.$F3497];[.A3500])=0;[.A3500];&quot;&quot;)" office:value-type="float" office:value="3495" calcext:value-type="float">
            <text:p>3495</text:p>
          </table:table-cell>
          <table:table-cell table:number-columns-repeated="1022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formula="of:=IF(MOD([.$F3498];[.A3501])=0;[.A3501];&quot;&quot;)" office:value-type="float" office:value="3496" calcext:value-type="float">
            <text:p>3496</text:p>
          </table:table-cell>
          <table:table-cell table:number-columns-repeated="1022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formula="of:=IF(MOD([.$F3499];[.A3502])=0;[.A3502];&quot;&quot;)" office:value-type="float" office:value="3497" calcext:value-type="float">
            <text:p>3497</text:p>
          </table:table-cell>
          <table:table-cell table:number-columns-repeated="1022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formula="of:=IF(MOD([.$F3500];[.A3503])=0;[.A3503];&quot;&quot;)" office:value-type="float" office:value="3498" calcext:value-type="float">
            <text:p>3498</text:p>
          </table:table-cell>
          <table:table-cell table:number-columns-repeated="1022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formula="of:=IF(MOD([.$F3501];[.A3504])=0;[.A3504];&quot;&quot;)" office:value-type="float" office:value="3499" calcext:value-type="float">
            <text:p>3499</text:p>
          </table:table-cell>
          <table:table-cell table:number-columns-repeated="1022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formula="of:=IF(MOD([.$F3502];[.A3505])=0;[.A3505];&quot;&quot;)" office:value-type="float" office:value="3500" calcext:value-type="float">
            <text:p>3500</text:p>
          </table:table-cell>
          <table:table-cell table:number-columns-repeated="1022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formula="of:=IF(MOD([.$F3503];[.A3506])=0;[.A3506];&quot;&quot;)" office:value-type="float" office:value="3501" calcext:value-type="float">
            <text:p>3501</text:p>
          </table:table-cell>
          <table:table-cell table:number-columns-repeated="1022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formula="of:=IF(MOD([.$F3504];[.A3507])=0;[.A3507];&quot;&quot;)" office:value-type="float" office:value="3502" calcext:value-type="float">
            <text:p>3502</text:p>
          </table:table-cell>
          <table:table-cell table:number-columns-repeated="1022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formula="of:=IF(MOD([.$F3505];[.A3508])=0;[.A3508];&quot;&quot;)" office:value-type="float" office:value="3503" calcext:value-type="float">
            <text:p>3503</text:p>
          </table:table-cell>
          <table:table-cell table:number-columns-repeated="1022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formula="of:=IF(MOD([.$F3506];[.A3509])=0;[.A3509];&quot;&quot;)" office:value-type="float" office:value="3504" calcext:value-type="float">
            <text:p>3504</text:p>
          </table:table-cell>
          <table:table-cell table:number-columns-repeated="1022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formula="of:=IF(MOD([.$F3507];[.A3510])=0;[.A3510];&quot;&quot;)" office:value-type="float" office:value="3505" calcext:value-type="float">
            <text:p>3505</text:p>
          </table:table-cell>
          <table:table-cell table:number-columns-repeated="1022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formula="of:=IF(MOD([.$F3508];[.A3511])=0;[.A3511];&quot;&quot;)" office:value-type="float" office:value="3506" calcext:value-type="float">
            <text:p>3506</text:p>
          </table:table-cell>
          <table:table-cell table:number-columns-repeated="1022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formula="of:=IF(MOD([.$F3509];[.A3512])=0;[.A3512];&quot;&quot;)" office:value-type="float" office:value="3507" calcext:value-type="float">
            <text:p>3507</text:p>
          </table:table-cell>
          <table:table-cell table:number-columns-repeated="1022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formula="of:=IF(MOD([.$F3510];[.A3513])=0;[.A3513];&quot;&quot;)" office:value-type="float" office:value="3508" calcext:value-type="float">
            <text:p>3508</text:p>
          </table:table-cell>
          <table:table-cell table:number-columns-repeated="1022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formula="of:=IF(MOD([.$F3511];[.A3514])=0;[.A3514];&quot;&quot;)" office:value-type="float" office:value="3509" calcext:value-type="float">
            <text:p>3509</text:p>
          </table:table-cell>
          <table:table-cell table:number-columns-repeated="1022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formula="of:=IF(MOD([.$F3512];[.A3515])=0;[.A3515];&quot;&quot;)" office:value-type="float" office:value="3510" calcext:value-type="float">
            <text:p>3510</text:p>
          </table:table-cell>
          <table:table-cell table:number-columns-repeated="1022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formula="of:=IF(MOD([.$F3513];[.A3516])=0;[.A3516];&quot;&quot;)" office:value-type="float" office:value="3511" calcext:value-type="float">
            <text:p>3511</text:p>
          </table:table-cell>
          <table:table-cell table:number-columns-repeated="1022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formula="of:=IF(MOD([.$F3514];[.A3517])=0;[.A3517];&quot;&quot;)" office:value-type="float" office:value="3512" calcext:value-type="float">
            <text:p>3512</text:p>
          </table:table-cell>
          <table:table-cell table:number-columns-repeated="1022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formula="of:=IF(MOD([.$F3515];[.A3518])=0;[.A3518];&quot;&quot;)" office:value-type="float" office:value="3513" calcext:value-type="float">
            <text:p>3513</text:p>
          </table:table-cell>
          <table:table-cell table:number-columns-repeated="1022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formula="of:=IF(MOD([.$F3516];[.A3519])=0;[.A3519];&quot;&quot;)" office:value-type="float" office:value="3514" calcext:value-type="float">
            <text:p>3514</text:p>
          </table:table-cell>
          <table:table-cell table:number-columns-repeated="1022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formula="of:=IF(MOD([.$F3517];[.A3520])=0;[.A3520];&quot;&quot;)" office:value-type="float" office:value="3515" calcext:value-type="float">
            <text:p>3515</text:p>
          </table:table-cell>
          <table:table-cell table:number-columns-repeated="1022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formula="of:=IF(MOD([.$F3518];[.A3521])=0;[.A3521];&quot;&quot;)" office:value-type="float" office:value="3516" calcext:value-type="float">
            <text:p>3516</text:p>
          </table:table-cell>
          <table:table-cell table:number-columns-repeated="1022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formula="of:=IF(MOD([.$F3519];[.A3522])=0;[.A3522];&quot;&quot;)" office:value-type="float" office:value="3517" calcext:value-type="float">
            <text:p>3517</text:p>
          </table:table-cell>
          <table:table-cell table:number-columns-repeated="1022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formula="of:=IF(MOD([.$F3520];[.A3523])=0;[.A3523];&quot;&quot;)" office:value-type="float" office:value="3518" calcext:value-type="float">
            <text:p>3518</text:p>
          </table:table-cell>
          <table:table-cell table:number-columns-repeated="1022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formula="of:=IF(MOD([.$F3521];[.A3524])=0;[.A3524];&quot;&quot;)" office:value-type="float" office:value="3519" calcext:value-type="float">
            <text:p>3519</text:p>
          </table:table-cell>
          <table:table-cell table:number-columns-repeated="1022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formula="of:=IF(MOD([.$F3522];[.A3525])=0;[.A3525];&quot;&quot;)" office:value-type="float" office:value="3520" calcext:value-type="float">
            <text:p>3520</text:p>
          </table:table-cell>
          <table:table-cell table:number-columns-repeated="1022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formula="of:=IF(MOD([.$F3523];[.A3526])=0;[.A3526];&quot;&quot;)" office:value-type="float" office:value="3521" calcext:value-type="float">
            <text:p>3521</text:p>
          </table:table-cell>
          <table:table-cell table:number-columns-repeated="1022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formula="of:=IF(MOD([.$F3524];[.A3527])=0;[.A3527];&quot;&quot;)" office:value-type="float" office:value="3522" calcext:value-type="float">
            <text:p>3522</text:p>
          </table:table-cell>
          <table:table-cell table:number-columns-repeated="1022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formula="of:=IF(MOD([.$F3525];[.A3528])=0;[.A3528];&quot;&quot;)" office:value-type="float" office:value="3523" calcext:value-type="float">
            <text:p>3523</text:p>
          </table:table-cell>
          <table:table-cell table:number-columns-repeated="1022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formula="of:=IF(MOD([.$F3526];[.A3529])=0;[.A3529];&quot;&quot;)" office:value-type="float" office:value="3524" calcext:value-type="float">
            <text:p>3524</text:p>
          </table:table-cell>
          <table:table-cell table:number-columns-repeated="1022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formula="of:=IF(MOD([.$F3527];[.A3530])=0;[.A3530];&quot;&quot;)" office:value-type="float" office:value="3525" calcext:value-type="float">
            <text:p>3525</text:p>
          </table:table-cell>
          <table:table-cell table:number-columns-repeated="1022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formula="of:=IF(MOD([.$F3528];[.A3531])=0;[.A3531];&quot;&quot;)" office:value-type="float" office:value="3526" calcext:value-type="float">
            <text:p>3526</text:p>
          </table:table-cell>
          <table:table-cell table:number-columns-repeated="1022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formula="of:=IF(MOD([.$F3529];[.A3532])=0;[.A3532];&quot;&quot;)" office:value-type="float" office:value="3527" calcext:value-type="float">
            <text:p>3527</text:p>
          </table:table-cell>
          <table:table-cell table:number-columns-repeated="1022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formula="of:=IF(MOD([.$F3530];[.A3533])=0;[.A3533];&quot;&quot;)" office:value-type="float" office:value="3528" calcext:value-type="float">
            <text:p>3528</text:p>
          </table:table-cell>
          <table:table-cell table:number-columns-repeated="1022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formula="of:=IF(MOD([.$F3531];[.A3534])=0;[.A3534];&quot;&quot;)" office:value-type="float" office:value="3529" calcext:value-type="float">
            <text:p>3529</text:p>
          </table:table-cell>
          <table:table-cell table:number-columns-repeated="1022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formula="of:=IF(MOD([.$F3532];[.A3535])=0;[.A3535];&quot;&quot;)" office:value-type="float" office:value="3530" calcext:value-type="float">
            <text:p>3530</text:p>
          </table:table-cell>
          <table:table-cell table:number-columns-repeated="1022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formula="of:=IF(MOD([.$F3533];[.A3536])=0;[.A3536];&quot;&quot;)" office:value-type="float" office:value="3531" calcext:value-type="float">
            <text:p>3531</text:p>
          </table:table-cell>
          <table:table-cell table:number-columns-repeated="1022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formula="of:=IF(MOD([.$F3534];[.A3537])=0;[.A3537];&quot;&quot;)" office:value-type="float" office:value="3532" calcext:value-type="float">
            <text:p>3532</text:p>
          </table:table-cell>
          <table:table-cell table:number-columns-repeated="1022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formula="of:=IF(MOD([.$F3535];[.A3538])=0;[.A3538];&quot;&quot;)" office:value-type="float" office:value="3533" calcext:value-type="float">
            <text:p>3533</text:p>
          </table:table-cell>
          <table:table-cell table:number-columns-repeated="1022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formula="of:=IF(MOD([.$F3536];[.A3539])=0;[.A3539];&quot;&quot;)" office:value-type="float" office:value="3534" calcext:value-type="float">
            <text:p>3534</text:p>
          </table:table-cell>
          <table:table-cell table:number-columns-repeated="1022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formula="of:=IF(MOD([.$F3537];[.A3540])=0;[.A3540];&quot;&quot;)" office:value-type="float" office:value="3535" calcext:value-type="float">
            <text:p>3535</text:p>
          </table:table-cell>
          <table:table-cell table:number-columns-repeated="1022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formula="of:=IF(MOD([.$F3538];[.A3541])=0;[.A3541];&quot;&quot;)" office:value-type="float" office:value="3536" calcext:value-type="float">
            <text:p>3536</text:p>
          </table:table-cell>
          <table:table-cell table:number-columns-repeated="1022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formula="of:=IF(MOD([.$F3539];[.A3542])=0;[.A3542];&quot;&quot;)" office:value-type="float" office:value="3537" calcext:value-type="float">
            <text:p>3537</text:p>
          </table:table-cell>
          <table:table-cell table:number-columns-repeated="1022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formula="of:=IF(MOD([.$F3540];[.A3543])=0;[.A3543];&quot;&quot;)" office:value-type="float" office:value="3538" calcext:value-type="float">
            <text:p>3538</text:p>
          </table:table-cell>
          <table:table-cell table:number-columns-repeated="1022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formula="of:=IF(MOD([.$F3541];[.A3544])=0;[.A3544];&quot;&quot;)" office:value-type="float" office:value="3539" calcext:value-type="float">
            <text:p>3539</text:p>
          </table:table-cell>
          <table:table-cell table:number-columns-repeated="1022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formula="of:=IF(MOD([.$F3542];[.A3545])=0;[.A3545];&quot;&quot;)" office:value-type="float" office:value="3540" calcext:value-type="float">
            <text:p>3540</text:p>
          </table:table-cell>
          <table:table-cell table:number-columns-repeated="1022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formula="of:=IF(MOD([.$F3543];[.A3546])=0;[.A3546];&quot;&quot;)" office:value-type="float" office:value="3541" calcext:value-type="float">
            <text:p>3541</text:p>
          </table:table-cell>
          <table:table-cell table:number-columns-repeated="1022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formula="of:=IF(MOD([.$F3544];[.A3547])=0;[.A3547];&quot;&quot;)" office:value-type="float" office:value="3542" calcext:value-type="float">
            <text:p>3542</text:p>
          </table:table-cell>
          <table:table-cell table:number-columns-repeated="1022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formula="of:=IF(MOD([.$F3545];[.A3548])=0;[.A3548];&quot;&quot;)" office:value-type="float" office:value="3543" calcext:value-type="float">
            <text:p>3543</text:p>
          </table:table-cell>
          <table:table-cell table:number-columns-repeated="1022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formula="of:=IF(MOD([.$F3546];[.A3549])=0;[.A3549];&quot;&quot;)" office:value-type="float" office:value="3544" calcext:value-type="float">
            <text:p>3544</text:p>
          </table:table-cell>
          <table:table-cell table:number-columns-repeated="1022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formula="of:=IF(MOD([.$F3547];[.A3550])=0;[.A3550];&quot;&quot;)" office:value-type="float" office:value="3545" calcext:value-type="float">
            <text:p>3545</text:p>
          </table:table-cell>
          <table:table-cell table:number-columns-repeated="1022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formula="of:=IF(MOD([.$F3548];[.A3551])=0;[.A3551];&quot;&quot;)" office:value-type="float" office:value="3546" calcext:value-type="float">
            <text:p>3546</text:p>
          </table:table-cell>
          <table:table-cell table:number-columns-repeated="1022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formula="of:=IF(MOD([.$F3549];[.A3552])=0;[.A3552];&quot;&quot;)" office:value-type="float" office:value="3547" calcext:value-type="float">
            <text:p>3547</text:p>
          </table:table-cell>
          <table:table-cell table:number-columns-repeated="1022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formula="of:=IF(MOD([.$F3550];[.A3553])=0;[.A3553];&quot;&quot;)" office:value-type="float" office:value="3548" calcext:value-type="float">
            <text:p>3548</text:p>
          </table:table-cell>
          <table:table-cell table:number-columns-repeated="1022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formula="of:=IF(MOD([.$F3551];[.A3554])=0;[.A3554];&quot;&quot;)" office:value-type="float" office:value="3549" calcext:value-type="float">
            <text:p>3549</text:p>
          </table:table-cell>
          <table:table-cell table:number-columns-repeated="1022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formula="of:=IF(MOD([.$F3552];[.A3555])=0;[.A3555];&quot;&quot;)" office:value-type="float" office:value="3550" calcext:value-type="float">
            <text:p>3550</text:p>
          </table:table-cell>
          <table:table-cell table:number-columns-repeated="1022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formula="of:=IF(MOD([.$F3553];[.A3556])=0;[.A3556];&quot;&quot;)" office:value-type="float" office:value="3551" calcext:value-type="float">
            <text:p>3551</text:p>
          </table:table-cell>
          <table:table-cell table:number-columns-repeated="1022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formula="of:=IF(MOD([.$F3554];[.A3557])=0;[.A3557];&quot;&quot;)" office:value-type="float" office:value="3552" calcext:value-type="float">
            <text:p>3552</text:p>
          </table:table-cell>
          <table:table-cell table:number-columns-repeated="1022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formula="of:=IF(MOD([.$F3555];[.A3558])=0;[.A3558];&quot;&quot;)" office:value-type="float" office:value="3553" calcext:value-type="float">
            <text:p>3553</text:p>
          </table:table-cell>
          <table:table-cell table:number-columns-repeated="1022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formula="of:=IF(MOD([.$F3556];[.A3559])=0;[.A3559];&quot;&quot;)" office:value-type="float" office:value="3554" calcext:value-type="float">
            <text:p>3554</text:p>
          </table:table-cell>
          <table:table-cell table:number-columns-repeated="1022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formula="of:=IF(MOD([.$F3557];[.A3560])=0;[.A3560];&quot;&quot;)" office:value-type="float" office:value="3555" calcext:value-type="float">
            <text:p>3555</text:p>
          </table:table-cell>
          <table:table-cell table:number-columns-repeated="1022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formula="of:=IF(MOD([.$F3558];[.A3561])=0;[.A3561];&quot;&quot;)" office:value-type="float" office:value="3556" calcext:value-type="float">
            <text:p>3556</text:p>
          </table:table-cell>
          <table:table-cell table:number-columns-repeated="1022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formula="of:=IF(MOD([.$F3559];[.A3562])=0;[.A3562];&quot;&quot;)" office:value-type="float" office:value="3557" calcext:value-type="float">
            <text:p>3557</text:p>
          </table:table-cell>
          <table:table-cell table:number-columns-repeated="1022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formula="of:=IF(MOD([.$F3560];[.A3563])=0;[.A3563];&quot;&quot;)" office:value-type="float" office:value="3558" calcext:value-type="float">
            <text:p>3558</text:p>
          </table:table-cell>
          <table:table-cell table:number-columns-repeated="1022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formula="of:=IF(MOD([.$F3561];[.A3564])=0;[.A3564];&quot;&quot;)" office:value-type="float" office:value="3559" calcext:value-type="float">
            <text:p>3559</text:p>
          </table:table-cell>
          <table:table-cell table:number-columns-repeated="1022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formula="of:=IF(MOD([.$F3562];[.A3565])=0;[.A3565];&quot;&quot;)" office:value-type="float" office:value="3560" calcext:value-type="float">
            <text:p>3560</text:p>
          </table:table-cell>
          <table:table-cell table:number-columns-repeated="1022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formula="of:=IF(MOD([.$F3563];[.A3566])=0;[.A3566];&quot;&quot;)" office:value-type="float" office:value="3561" calcext:value-type="float">
            <text:p>3561</text:p>
          </table:table-cell>
          <table:table-cell table:number-columns-repeated="1022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formula="of:=IF(MOD([.$F3564];[.A3567])=0;[.A3567];&quot;&quot;)" office:value-type="float" office:value="3562" calcext:value-type="float">
            <text:p>3562</text:p>
          </table:table-cell>
          <table:table-cell table:number-columns-repeated="1022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formula="of:=IF(MOD([.$F3565];[.A3568])=0;[.A3568];&quot;&quot;)" office:value-type="float" office:value="3563" calcext:value-type="float">
            <text:p>3563</text:p>
          </table:table-cell>
          <table:table-cell table:number-columns-repeated="1022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formula="of:=IF(MOD([.$F3566];[.A3569])=0;[.A3569];&quot;&quot;)" office:value-type="float" office:value="3564" calcext:value-type="float">
            <text:p>3564</text:p>
          </table:table-cell>
          <table:table-cell table:number-columns-repeated="1022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formula="of:=IF(MOD([.$F3567];[.A3570])=0;[.A3570];&quot;&quot;)" office:value-type="float" office:value="3565" calcext:value-type="float">
            <text:p>3565</text:p>
          </table:table-cell>
          <table:table-cell table:number-columns-repeated="1022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formula="of:=IF(MOD([.$F3568];[.A3571])=0;[.A3571];&quot;&quot;)" office:value-type="float" office:value="3566" calcext:value-type="float">
            <text:p>3566</text:p>
          </table:table-cell>
          <table:table-cell table:number-columns-repeated="1022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formula="of:=IF(MOD([.$F3569];[.A3572])=0;[.A3572];&quot;&quot;)" office:value-type="float" office:value="3567" calcext:value-type="float">
            <text:p>3567</text:p>
          </table:table-cell>
          <table:table-cell table:number-columns-repeated="1022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formula="of:=IF(MOD([.$F3570];[.A3573])=0;[.A3573];&quot;&quot;)" office:value-type="float" office:value="3568" calcext:value-type="float">
            <text:p>3568</text:p>
          </table:table-cell>
          <table:table-cell table:number-columns-repeated="1022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formula="of:=IF(MOD([.$F3571];[.A3574])=0;[.A3574];&quot;&quot;)" office:value-type="float" office:value="3569" calcext:value-type="float">
            <text:p>3569</text:p>
          </table:table-cell>
          <table:table-cell table:number-columns-repeated="1022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formula="of:=IF(MOD([.$F3572];[.A3575])=0;[.A3575];&quot;&quot;)" office:value-type="float" office:value="3570" calcext:value-type="float">
            <text:p>3570</text:p>
          </table:table-cell>
          <table:table-cell table:number-columns-repeated="1022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formula="of:=IF(MOD([.$F3573];[.A3576])=0;[.A3576];&quot;&quot;)" office:value-type="float" office:value="3571" calcext:value-type="float">
            <text:p>3571</text:p>
          </table:table-cell>
          <table:table-cell table:number-columns-repeated="1022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formula="of:=IF(MOD([.$F3574];[.A3577])=0;[.A3577];&quot;&quot;)" office:value-type="float" office:value="3572" calcext:value-type="float">
            <text:p>3572</text:p>
          </table:table-cell>
          <table:table-cell table:number-columns-repeated="1022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formula="of:=IF(MOD([.$F3575];[.A3578])=0;[.A3578];&quot;&quot;)" office:value-type="float" office:value="3573" calcext:value-type="float">
            <text:p>3573</text:p>
          </table:table-cell>
          <table:table-cell table:number-columns-repeated="1022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formula="of:=IF(MOD([.$F3576];[.A3579])=0;[.A3579];&quot;&quot;)" office:value-type="float" office:value="3574" calcext:value-type="float">
            <text:p>3574</text:p>
          </table:table-cell>
          <table:table-cell table:number-columns-repeated="1022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formula="of:=IF(MOD([.$F3577];[.A3580])=0;[.A3580];&quot;&quot;)" office:value-type="float" office:value="3575" calcext:value-type="float">
            <text:p>3575</text:p>
          </table:table-cell>
          <table:table-cell table:number-columns-repeated="1022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formula="of:=IF(MOD([.$F3578];[.A3581])=0;[.A3581];&quot;&quot;)" office:value-type="float" office:value="3576" calcext:value-type="float">
            <text:p>3576</text:p>
          </table:table-cell>
          <table:table-cell table:number-columns-repeated="1022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formula="of:=IF(MOD([.$F3579];[.A3582])=0;[.A3582];&quot;&quot;)" office:value-type="float" office:value="3577" calcext:value-type="float">
            <text:p>3577</text:p>
          </table:table-cell>
          <table:table-cell table:number-columns-repeated="1022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formula="of:=IF(MOD([.$F3580];[.A3583])=0;[.A3583];&quot;&quot;)" office:value-type="float" office:value="3578" calcext:value-type="float">
            <text:p>3578</text:p>
          </table:table-cell>
          <table:table-cell table:number-columns-repeated="1022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formula="of:=IF(MOD([.$F3581];[.A3584])=0;[.A3584];&quot;&quot;)" office:value-type="float" office:value="3579" calcext:value-type="float">
            <text:p>3579</text:p>
          </table:table-cell>
          <table:table-cell table:number-columns-repeated="1022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formula="of:=IF(MOD([.$F3582];[.A3585])=0;[.A3585];&quot;&quot;)" office:value-type="float" office:value="3580" calcext:value-type="float">
            <text:p>3580</text:p>
          </table:table-cell>
          <table:table-cell table:number-columns-repeated="1022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formula="of:=IF(MOD([.$F3583];[.A3586])=0;[.A3586];&quot;&quot;)" office:value-type="float" office:value="3581" calcext:value-type="float">
            <text:p>3581</text:p>
          </table:table-cell>
          <table:table-cell table:number-columns-repeated="1022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formula="of:=IF(MOD([.$F3584];[.A3587])=0;[.A3587];&quot;&quot;)" office:value-type="float" office:value="3582" calcext:value-type="float">
            <text:p>3582</text:p>
          </table:table-cell>
          <table:table-cell table:number-columns-repeated="1022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formula="of:=IF(MOD([.$F3585];[.A3588])=0;[.A3588];&quot;&quot;)" office:value-type="float" office:value="3583" calcext:value-type="float">
            <text:p>3583</text:p>
          </table:table-cell>
          <table:table-cell table:number-columns-repeated="1022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formula="of:=IF(MOD([.$F3586];[.A3589])=0;[.A3589];&quot;&quot;)" office:value-type="float" office:value="3584" calcext:value-type="float">
            <text:p>3584</text:p>
          </table:table-cell>
          <table:table-cell table:number-columns-repeated="1022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formula="of:=IF(MOD([.$F3587];[.A3590])=0;[.A3590];&quot;&quot;)" office:value-type="float" office:value="3585" calcext:value-type="float">
            <text:p>3585</text:p>
          </table:table-cell>
          <table:table-cell table:number-columns-repeated="1022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formula="of:=IF(MOD([.$F3588];[.A3591])=0;[.A3591];&quot;&quot;)" office:value-type="float" office:value="3586" calcext:value-type="float">
            <text:p>3586</text:p>
          </table:table-cell>
          <table:table-cell table:number-columns-repeated="1022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formula="of:=IF(MOD([.$F3589];[.A3592])=0;[.A3592];&quot;&quot;)" office:value-type="float" office:value="3587" calcext:value-type="float">
            <text:p>3587</text:p>
          </table:table-cell>
          <table:table-cell table:number-columns-repeated="1022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formula="of:=IF(MOD([.$F3590];[.A3593])=0;[.A3593];&quot;&quot;)" office:value-type="float" office:value="3588" calcext:value-type="float">
            <text:p>3588</text:p>
          </table:table-cell>
          <table:table-cell table:number-columns-repeated="1022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formula="of:=IF(MOD([.$F3591];[.A3594])=0;[.A3594];&quot;&quot;)" office:value-type="float" office:value="3589" calcext:value-type="float">
            <text:p>3589</text:p>
          </table:table-cell>
          <table:table-cell table:number-columns-repeated="1022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formula="of:=IF(MOD([.$F3592];[.A3595])=0;[.A3595];&quot;&quot;)" office:value-type="float" office:value="3590" calcext:value-type="float">
            <text:p>3590</text:p>
          </table:table-cell>
          <table:table-cell table:number-columns-repeated="1022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formula="of:=IF(MOD([.$F3593];[.A3596])=0;[.A3596];&quot;&quot;)" office:value-type="float" office:value="3591" calcext:value-type="float">
            <text:p>3591</text:p>
          </table:table-cell>
          <table:table-cell table:number-columns-repeated="1022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formula="of:=IF(MOD([.$F3594];[.A3597])=0;[.A3597];&quot;&quot;)" office:value-type="float" office:value="3592" calcext:value-type="float">
            <text:p>3592</text:p>
          </table:table-cell>
          <table:table-cell table:number-columns-repeated="1022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formula="of:=IF(MOD([.$F3595];[.A3598])=0;[.A3598];&quot;&quot;)" office:value-type="float" office:value="3593" calcext:value-type="float">
            <text:p>3593</text:p>
          </table:table-cell>
          <table:table-cell table:number-columns-repeated="1022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formula="of:=IF(MOD([.$F3596];[.A3599])=0;[.A3599];&quot;&quot;)" office:value-type="float" office:value="3594" calcext:value-type="float">
            <text:p>3594</text:p>
          </table:table-cell>
          <table:table-cell table:number-columns-repeated="1022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formula="of:=IF(MOD([.$F3597];[.A3600])=0;[.A3600];&quot;&quot;)" office:value-type="float" office:value="3595" calcext:value-type="float">
            <text:p>3595</text:p>
          </table:table-cell>
          <table:table-cell table:number-columns-repeated="1022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formula="of:=IF(MOD([.$F3598];[.A3601])=0;[.A3601];&quot;&quot;)" office:value-type="float" office:value="3596" calcext:value-type="float">
            <text:p>3596</text:p>
          </table:table-cell>
          <table:table-cell table:number-columns-repeated="1022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formula="of:=IF(MOD([.$F3599];[.A3602])=0;[.A3602];&quot;&quot;)" office:value-type="float" office:value="3597" calcext:value-type="float">
            <text:p>3597</text:p>
          </table:table-cell>
          <table:table-cell table:number-columns-repeated="1022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formula="of:=IF(MOD([.$F3600];[.A3603])=0;[.A3603];&quot;&quot;)" office:value-type="float" office:value="3598" calcext:value-type="float">
            <text:p>3598</text:p>
          </table:table-cell>
          <table:table-cell table:number-columns-repeated="1022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formula="of:=IF(MOD([.$F3601];[.A3604])=0;[.A3604];&quot;&quot;)" office:value-type="float" office:value="3599" calcext:value-type="float">
            <text:p>3599</text:p>
          </table:table-cell>
          <table:table-cell table:number-columns-repeated="1022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formula="of:=IF(MOD([.$F3602];[.A3605])=0;[.A3605];&quot;&quot;)" office:value-type="float" office:value="3600" calcext:value-type="float">
            <text:p>3600</text:p>
          </table:table-cell>
          <table:table-cell table:number-columns-repeated="1022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formula="of:=IF(MOD([.$F3603];[.A3606])=0;[.A3606];&quot;&quot;)" office:value-type="float" office:value="3601" calcext:value-type="float">
            <text:p>3601</text:p>
          </table:table-cell>
          <table:table-cell table:number-columns-repeated="1022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formula="of:=IF(MOD([.$F3604];[.A3607])=0;[.A3607];&quot;&quot;)" office:value-type="float" office:value="3602" calcext:value-type="float">
            <text:p>3602</text:p>
          </table:table-cell>
          <table:table-cell table:number-columns-repeated="1022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formula="of:=IF(MOD([.$F3605];[.A3608])=0;[.A3608];&quot;&quot;)" office:value-type="float" office:value="3603" calcext:value-type="float">
            <text:p>3603</text:p>
          </table:table-cell>
          <table:table-cell table:number-columns-repeated="1022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formula="of:=IF(MOD([.$F3606];[.A3609])=0;[.A3609];&quot;&quot;)" office:value-type="float" office:value="3604" calcext:value-type="float">
            <text:p>3604</text:p>
          </table:table-cell>
          <table:table-cell table:number-columns-repeated="1022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formula="of:=IF(MOD([.$F3607];[.A3610])=0;[.A3610];&quot;&quot;)" office:value-type="float" office:value="3605" calcext:value-type="float">
            <text:p>3605</text:p>
          </table:table-cell>
          <table:table-cell table:number-columns-repeated="1022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formula="of:=IF(MOD([.$F3608];[.A3611])=0;[.A3611];&quot;&quot;)" office:value-type="float" office:value="3606" calcext:value-type="float">
            <text:p>3606</text:p>
          </table:table-cell>
          <table:table-cell table:number-columns-repeated="1022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formula="of:=IF(MOD([.$F3609];[.A3612])=0;[.A3612];&quot;&quot;)" office:value-type="float" office:value="3607" calcext:value-type="float">
            <text:p>3607</text:p>
          </table:table-cell>
          <table:table-cell table:number-columns-repeated="1022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formula="of:=IF(MOD([.$F3610];[.A3613])=0;[.A3613];&quot;&quot;)" office:value-type="float" office:value="3608" calcext:value-type="float">
            <text:p>3608</text:p>
          </table:table-cell>
          <table:table-cell table:number-columns-repeated="1022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formula="of:=IF(MOD([.$F3611];[.A3614])=0;[.A3614];&quot;&quot;)" office:value-type="float" office:value="3609" calcext:value-type="float">
            <text:p>3609</text:p>
          </table:table-cell>
          <table:table-cell table:number-columns-repeated="1022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formula="of:=IF(MOD([.$F3612];[.A3615])=0;[.A3615];&quot;&quot;)" office:value-type="float" office:value="3610" calcext:value-type="float">
            <text:p>3610</text:p>
          </table:table-cell>
          <table:table-cell table:number-columns-repeated="1022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formula="of:=IF(MOD([.$F3613];[.A3616])=0;[.A3616];&quot;&quot;)" office:value-type="float" office:value="3611" calcext:value-type="float">
            <text:p>3611</text:p>
          </table:table-cell>
          <table:table-cell table:number-columns-repeated="1022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formula="of:=IF(MOD([.$F3614];[.A3617])=0;[.A3617];&quot;&quot;)" office:value-type="float" office:value="3612" calcext:value-type="float">
            <text:p>3612</text:p>
          </table:table-cell>
          <table:table-cell table:number-columns-repeated="1022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formula="of:=IF(MOD([.$F3615];[.A3618])=0;[.A3618];&quot;&quot;)" office:value-type="float" office:value="3613" calcext:value-type="float">
            <text:p>3613</text:p>
          </table:table-cell>
          <table:table-cell table:number-columns-repeated="1022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formula="of:=IF(MOD([.$F3616];[.A3619])=0;[.A3619];&quot;&quot;)" office:value-type="float" office:value="3614" calcext:value-type="float">
            <text:p>3614</text:p>
          </table:table-cell>
          <table:table-cell table:number-columns-repeated="1022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formula="of:=IF(MOD([.$F3617];[.A3620])=0;[.A3620];&quot;&quot;)" office:value-type="float" office:value="3615" calcext:value-type="float">
            <text:p>3615</text:p>
          </table:table-cell>
          <table:table-cell table:number-columns-repeated="1022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formula="of:=IF(MOD([.$F3618];[.A3621])=0;[.A3621];&quot;&quot;)" office:value-type="float" office:value="3616" calcext:value-type="float">
            <text:p>3616</text:p>
          </table:table-cell>
          <table:table-cell table:number-columns-repeated="1022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formula="of:=IF(MOD([.$F3619];[.A3622])=0;[.A3622];&quot;&quot;)" office:value-type="float" office:value="3617" calcext:value-type="float">
            <text:p>3617</text:p>
          </table:table-cell>
          <table:table-cell table:number-columns-repeated="1022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formula="of:=IF(MOD([.$F3620];[.A3623])=0;[.A3623];&quot;&quot;)" office:value-type="float" office:value="3618" calcext:value-type="float">
            <text:p>3618</text:p>
          </table:table-cell>
          <table:table-cell table:number-columns-repeated="1022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formula="of:=IF(MOD([.$F3621];[.A3624])=0;[.A3624];&quot;&quot;)" office:value-type="float" office:value="3619" calcext:value-type="float">
            <text:p>3619</text:p>
          </table:table-cell>
          <table:table-cell table:number-columns-repeated="1022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formula="of:=IF(MOD([.$F3622];[.A3625])=0;[.A3625];&quot;&quot;)" office:value-type="float" office:value="3620" calcext:value-type="float">
            <text:p>3620</text:p>
          </table:table-cell>
          <table:table-cell table:number-columns-repeated="1022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formula="of:=IF(MOD([.$F3623];[.A3626])=0;[.A3626];&quot;&quot;)" office:value-type="float" office:value="3621" calcext:value-type="float">
            <text:p>3621</text:p>
          </table:table-cell>
          <table:table-cell table:number-columns-repeated="1022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formula="of:=IF(MOD([.$F3624];[.A3627])=0;[.A3627];&quot;&quot;)" office:value-type="float" office:value="3622" calcext:value-type="float">
            <text:p>3622</text:p>
          </table:table-cell>
          <table:table-cell table:number-columns-repeated="1022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formula="of:=IF(MOD([.$F3625];[.A3628])=0;[.A3628];&quot;&quot;)" office:value-type="float" office:value="3623" calcext:value-type="float">
            <text:p>3623</text:p>
          </table:table-cell>
          <table:table-cell table:number-columns-repeated="1022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formula="of:=IF(MOD([.$F3626];[.A3629])=0;[.A3629];&quot;&quot;)" office:value-type="float" office:value="3624" calcext:value-type="float">
            <text:p>3624</text:p>
          </table:table-cell>
          <table:table-cell table:number-columns-repeated="1022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formula="of:=IF(MOD([.$F3627];[.A3630])=0;[.A3630];&quot;&quot;)" office:value-type="float" office:value="3625" calcext:value-type="float">
            <text:p>3625</text:p>
          </table:table-cell>
          <table:table-cell table:number-columns-repeated="1022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formula="of:=IF(MOD([.$F3628];[.A3631])=0;[.A3631];&quot;&quot;)" office:value-type="float" office:value="3626" calcext:value-type="float">
            <text:p>3626</text:p>
          </table:table-cell>
          <table:table-cell table:number-columns-repeated="1022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formula="of:=IF(MOD([.$F3629];[.A3632])=0;[.A3632];&quot;&quot;)" office:value-type="float" office:value="3627" calcext:value-type="float">
            <text:p>3627</text:p>
          </table:table-cell>
          <table:table-cell table:number-columns-repeated="1022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formula="of:=IF(MOD([.$F3630];[.A3633])=0;[.A3633];&quot;&quot;)" office:value-type="float" office:value="3628" calcext:value-type="float">
            <text:p>3628</text:p>
          </table:table-cell>
          <table:table-cell table:number-columns-repeated="1022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formula="of:=IF(MOD([.$F3631];[.A3634])=0;[.A3634];&quot;&quot;)" office:value-type="float" office:value="3629" calcext:value-type="float">
            <text:p>3629</text:p>
          </table:table-cell>
          <table:table-cell table:number-columns-repeated="1022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formula="of:=IF(MOD([.$F3632];[.A3635])=0;[.A3635];&quot;&quot;)" office:value-type="float" office:value="3630" calcext:value-type="float">
            <text:p>3630</text:p>
          </table:table-cell>
          <table:table-cell table:number-columns-repeated="1022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formula="of:=IF(MOD([.$F3633];[.A3636])=0;[.A3636];&quot;&quot;)" office:value-type="float" office:value="3631" calcext:value-type="float">
            <text:p>3631</text:p>
          </table:table-cell>
          <table:table-cell table:number-columns-repeated="1022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formula="of:=IF(MOD([.$F3634];[.A3637])=0;[.A3637];&quot;&quot;)" office:value-type="float" office:value="3632" calcext:value-type="float">
            <text:p>3632</text:p>
          </table:table-cell>
          <table:table-cell table:number-columns-repeated="1022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formula="of:=IF(MOD([.$F3635];[.A3638])=0;[.A3638];&quot;&quot;)" office:value-type="float" office:value="3633" calcext:value-type="float">
            <text:p>3633</text:p>
          </table:table-cell>
          <table:table-cell table:number-columns-repeated="1022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formula="of:=IF(MOD([.$F3636];[.A3639])=0;[.A3639];&quot;&quot;)" office:value-type="float" office:value="3634" calcext:value-type="float">
            <text:p>3634</text:p>
          </table:table-cell>
          <table:table-cell table:number-columns-repeated="1022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formula="of:=IF(MOD([.$F3637];[.A3640])=0;[.A3640];&quot;&quot;)" office:value-type="float" office:value="3635" calcext:value-type="float">
            <text:p>3635</text:p>
          </table:table-cell>
          <table:table-cell table:number-columns-repeated="1022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formula="of:=IF(MOD([.$F3638];[.A3641])=0;[.A3641];&quot;&quot;)" office:value-type="float" office:value="3636" calcext:value-type="float">
            <text:p>3636</text:p>
          </table:table-cell>
          <table:table-cell table:number-columns-repeated="1022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formula="of:=IF(MOD([.$F3639];[.A3642])=0;[.A3642];&quot;&quot;)" office:value-type="float" office:value="3637" calcext:value-type="float">
            <text:p>3637</text:p>
          </table:table-cell>
          <table:table-cell table:number-columns-repeated="1022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formula="of:=IF(MOD([.$F3640];[.A3643])=0;[.A3643];&quot;&quot;)" office:value-type="float" office:value="3638" calcext:value-type="float">
            <text:p>3638</text:p>
          </table:table-cell>
          <table:table-cell table:number-columns-repeated="1022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formula="of:=IF(MOD([.$F3641];[.A3644])=0;[.A3644];&quot;&quot;)" office:value-type="float" office:value="3639" calcext:value-type="float">
            <text:p>3639</text:p>
          </table:table-cell>
          <table:table-cell table:number-columns-repeated="1022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formula="of:=IF(MOD([.$F3642];[.A3645])=0;[.A3645];&quot;&quot;)" office:value-type="float" office:value="3640" calcext:value-type="float">
            <text:p>3640</text:p>
          </table:table-cell>
          <table:table-cell table:number-columns-repeated="1022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formula="of:=IF(MOD([.$F3643];[.A3646])=0;[.A3646];&quot;&quot;)" office:value-type="float" office:value="3641" calcext:value-type="float">
            <text:p>3641</text:p>
          </table:table-cell>
          <table:table-cell table:number-columns-repeated="1022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formula="of:=IF(MOD([.$F3644];[.A3647])=0;[.A3647];&quot;&quot;)" office:value-type="float" office:value="3642" calcext:value-type="float">
            <text:p>3642</text:p>
          </table:table-cell>
          <table:table-cell table:number-columns-repeated="1022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formula="of:=IF(MOD([.$F3645];[.A3648])=0;[.A3648];&quot;&quot;)" office:value-type="float" office:value="3643" calcext:value-type="float">
            <text:p>3643</text:p>
          </table:table-cell>
          <table:table-cell table:number-columns-repeated="1022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formula="of:=IF(MOD([.$F3646];[.A3649])=0;[.A3649];&quot;&quot;)" office:value-type="float" office:value="3644" calcext:value-type="float">
            <text:p>3644</text:p>
          </table:table-cell>
          <table:table-cell table:number-columns-repeated="1022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formula="of:=IF(MOD([.$F3647];[.A3650])=0;[.A3650];&quot;&quot;)" office:value-type="float" office:value="3645" calcext:value-type="float">
            <text:p>3645</text:p>
          </table:table-cell>
          <table:table-cell table:number-columns-repeated="1022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formula="of:=IF(MOD([.$F3648];[.A3651])=0;[.A3651];&quot;&quot;)" office:value-type="float" office:value="3646" calcext:value-type="float">
            <text:p>3646</text:p>
          </table:table-cell>
          <table:table-cell table:number-columns-repeated="1022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formula="of:=IF(MOD([.$F3649];[.A3652])=0;[.A3652];&quot;&quot;)" office:value-type="float" office:value="3647" calcext:value-type="float">
            <text:p>3647</text:p>
          </table:table-cell>
          <table:table-cell table:number-columns-repeated="1022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formula="of:=IF(MOD([.$F3650];[.A3653])=0;[.A3653];&quot;&quot;)" office:value-type="float" office:value="3648" calcext:value-type="float">
            <text:p>3648</text:p>
          </table:table-cell>
          <table:table-cell table:number-columns-repeated="1022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formula="of:=IF(MOD([.$F3651];[.A3654])=0;[.A3654];&quot;&quot;)" office:value-type="float" office:value="3649" calcext:value-type="float">
            <text:p>3649</text:p>
          </table:table-cell>
          <table:table-cell table:number-columns-repeated="1022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formula="of:=IF(MOD([.$F3652];[.A3655])=0;[.A3655];&quot;&quot;)" office:value-type="float" office:value="3650" calcext:value-type="float">
            <text:p>3650</text:p>
          </table:table-cell>
          <table:table-cell table:number-columns-repeated="1022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formula="of:=IF(MOD([.$F3653];[.A3656])=0;[.A3656];&quot;&quot;)" office:value-type="float" office:value="3651" calcext:value-type="float">
            <text:p>3651</text:p>
          </table:table-cell>
          <table:table-cell table:number-columns-repeated="1022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formula="of:=IF(MOD([.$F3654];[.A3657])=0;[.A3657];&quot;&quot;)" office:value-type="float" office:value="3652" calcext:value-type="float">
            <text:p>3652</text:p>
          </table:table-cell>
          <table:table-cell table:number-columns-repeated="1022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formula="of:=IF(MOD([.$F3655];[.A3658])=0;[.A3658];&quot;&quot;)" office:value-type="float" office:value="3653" calcext:value-type="float">
            <text:p>3653</text:p>
          </table:table-cell>
          <table:table-cell table:number-columns-repeated="1022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formula="of:=IF(MOD([.$F3656];[.A3659])=0;[.A3659];&quot;&quot;)" office:value-type="float" office:value="3654" calcext:value-type="float">
            <text:p>3654</text:p>
          </table:table-cell>
          <table:table-cell table:number-columns-repeated="1022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formula="of:=IF(MOD([.$F3657];[.A3660])=0;[.A3660];&quot;&quot;)" office:value-type="float" office:value="3655" calcext:value-type="float">
            <text:p>3655</text:p>
          </table:table-cell>
          <table:table-cell table:number-columns-repeated="1022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formula="of:=IF(MOD([.$F3658];[.A3661])=0;[.A3661];&quot;&quot;)" office:value-type="float" office:value="3656" calcext:value-type="float">
            <text:p>3656</text:p>
          </table:table-cell>
          <table:table-cell table:number-columns-repeated="1022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formula="of:=IF(MOD([.$F3659];[.A3662])=0;[.A3662];&quot;&quot;)" office:value-type="float" office:value="3657" calcext:value-type="float">
            <text:p>3657</text:p>
          </table:table-cell>
          <table:table-cell table:number-columns-repeated="1022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formula="of:=IF(MOD([.$F3660];[.A3663])=0;[.A3663];&quot;&quot;)" office:value-type="float" office:value="3658" calcext:value-type="float">
            <text:p>3658</text:p>
          </table:table-cell>
          <table:table-cell table:number-columns-repeated="1022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formula="of:=IF(MOD([.$F3661];[.A3664])=0;[.A3664];&quot;&quot;)" office:value-type="float" office:value="3659" calcext:value-type="float">
            <text:p>3659</text:p>
          </table:table-cell>
          <table:table-cell table:number-columns-repeated="1022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formula="of:=IF(MOD([.$F3662];[.A3665])=0;[.A3665];&quot;&quot;)" office:value-type="float" office:value="3660" calcext:value-type="float">
            <text:p>3660</text:p>
          </table:table-cell>
          <table:table-cell table:number-columns-repeated="1022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formula="of:=IF(MOD([.$F3663];[.A3666])=0;[.A3666];&quot;&quot;)" office:value-type="float" office:value="3661" calcext:value-type="float">
            <text:p>3661</text:p>
          </table:table-cell>
          <table:table-cell table:number-columns-repeated="1022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formula="of:=IF(MOD([.$F3664];[.A3667])=0;[.A3667];&quot;&quot;)" office:value-type="float" office:value="3662" calcext:value-type="float">
            <text:p>3662</text:p>
          </table:table-cell>
          <table:table-cell table:number-columns-repeated="1022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formula="of:=IF(MOD([.$F3665];[.A3668])=0;[.A3668];&quot;&quot;)" office:value-type="float" office:value="3663" calcext:value-type="float">
            <text:p>3663</text:p>
          </table:table-cell>
          <table:table-cell table:number-columns-repeated="1022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formula="of:=IF(MOD([.$F3666];[.A3669])=0;[.A3669];&quot;&quot;)" office:value-type="float" office:value="3664" calcext:value-type="float">
            <text:p>3664</text:p>
          </table:table-cell>
          <table:table-cell table:number-columns-repeated="1022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formula="of:=IF(MOD([.$F3667];[.A3670])=0;[.A3670];&quot;&quot;)" office:value-type="float" office:value="3665" calcext:value-type="float">
            <text:p>3665</text:p>
          </table:table-cell>
          <table:table-cell table:number-columns-repeated="1022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formula="of:=IF(MOD([.$F3668];[.A3671])=0;[.A3671];&quot;&quot;)" office:value-type="float" office:value="3666" calcext:value-type="float">
            <text:p>3666</text:p>
          </table:table-cell>
          <table:table-cell table:number-columns-repeated="1022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formula="of:=IF(MOD([.$F3669];[.A3672])=0;[.A3672];&quot;&quot;)" office:value-type="float" office:value="3667" calcext:value-type="float">
            <text:p>3667</text:p>
          </table:table-cell>
          <table:table-cell table:number-columns-repeated="1022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formula="of:=IF(MOD([.$F3670];[.A3673])=0;[.A3673];&quot;&quot;)" office:value-type="float" office:value="3668" calcext:value-type="float">
            <text:p>3668</text:p>
          </table:table-cell>
          <table:table-cell table:number-columns-repeated="1022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formula="of:=IF(MOD([.$F3671];[.A3674])=0;[.A3674];&quot;&quot;)" office:value-type="float" office:value="3669" calcext:value-type="float">
            <text:p>3669</text:p>
          </table:table-cell>
          <table:table-cell table:number-columns-repeated="1022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formula="of:=IF(MOD([.$F3672];[.A3675])=0;[.A3675];&quot;&quot;)" office:value-type="float" office:value="3670" calcext:value-type="float">
            <text:p>3670</text:p>
          </table:table-cell>
          <table:table-cell table:number-columns-repeated="1022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formula="of:=IF(MOD([.$F3673];[.A3676])=0;[.A3676];&quot;&quot;)" office:value-type="float" office:value="3671" calcext:value-type="float">
            <text:p>3671</text:p>
          </table:table-cell>
          <table:table-cell table:number-columns-repeated="1022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formula="of:=IF(MOD([.$F3674];[.A3677])=0;[.A3677];&quot;&quot;)" office:value-type="float" office:value="3672" calcext:value-type="float">
            <text:p>3672</text:p>
          </table:table-cell>
          <table:table-cell table:number-columns-repeated="1022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formula="of:=IF(MOD([.$F3675];[.A3678])=0;[.A3678];&quot;&quot;)" office:value-type="float" office:value="3673" calcext:value-type="float">
            <text:p>3673</text:p>
          </table:table-cell>
          <table:table-cell table:number-columns-repeated="1022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formula="of:=IF(MOD([.$F3676];[.A3679])=0;[.A3679];&quot;&quot;)" office:value-type="float" office:value="3674" calcext:value-type="float">
            <text:p>3674</text:p>
          </table:table-cell>
          <table:table-cell table:number-columns-repeated="1022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formula="of:=IF(MOD([.$F3677];[.A3680])=0;[.A3680];&quot;&quot;)" office:value-type="float" office:value="3675" calcext:value-type="float">
            <text:p>3675</text:p>
          </table:table-cell>
          <table:table-cell table:number-columns-repeated="1022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formula="of:=IF(MOD([.$F3678];[.A3681])=0;[.A3681];&quot;&quot;)" office:value-type="float" office:value="3676" calcext:value-type="float">
            <text:p>3676</text:p>
          </table:table-cell>
          <table:table-cell table:number-columns-repeated="1022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formula="of:=IF(MOD([.$F3679];[.A3682])=0;[.A3682];&quot;&quot;)" office:value-type="float" office:value="3677" calcext:value-type="float">
            <text:p>3677</text:p>
          </table:table-cell>
          <table:table-cell table:number-columns-repeated="1022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formula="of:=IF(MOD([.$F3680];[.A3683])=0;[.A3683];&quot;&quot;)" office:value-type="float" office:value="3678" calcext:value-type="float">
            <text:p>3678</text:p>
          </table:table-cell>
          <table:table-cell table:number-columns-repeated="1022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formula="of:=IF(MOD([.$F3681];[.A3684])=0;[.A3684];&quot;&quot;)" office:value-type="float" office:value="3679" calcext:value-type="float">
            <text:p>3679</text:p>
          </table:table-cell>
          <table:table-cell table:number-columns-repeated="1022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formula="of:=IF(MOD([.$F3682];[.A3685])=0;[.A3685];&quot;&quot;)" office:value-type="float" office:value="3680" calcext:value-type="float">
            <text:p>3680</text:p>
          </table:table-cell>
          <table:table-cell table:number-columns-repeated="1022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formula="of:=IF(MOD([.$F3683];[.A3686])=0;[.A3686];&quot;&quot;)" office:value-type="float" office:value="3681" calcext:value-type="float">
            <text:p>3681</text:p>
          </table:table-cell>
          <table:table-cell table:number-columns-repeated="1022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formula="of:=IF(MOD([.$F3684];[.A3687])=0;[.A3687];&quot;&quot;)" office:value-type="float" office:value="3682" calcext:value-type="float">
            <text:p>3682</text:p>
          </table:table-cell>
          <table:table-cell table:number-columns-repeated="1022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formula="of:=IF(MOD([.$F3685];[.A3688])=0;[.A3688];&quot;&quot;)" office:value-type="float" office:value="3683" calcext:value-type="float">
            <text:p>3683</text:p>
          </table:table-cell>
          <table:table-cell table:number-columns-repeated="1022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formula="of:=IF(MOD([.$F3686];[.A3689])=0;[.A3689];&quot;&quot;)" office:value-type="float" office:value="3684" calcext:value-type="float">
            <text:p>3684</text:p>
          </table:table-cell>
          <table:table-cell table:number-columns-repeated="1022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formula="of:=IF(MOD([.$F3687];[.A3690])=0;[.A3690];&quot;&quot;)" office:value-type="float" office:value="3685" calcext:value-type="float">
            <text:p>3685</text:p>
          </table:table-cell>
          <table:table-cell table:number-columns-repeated="1022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formula="of:=IF(MOD([.$F3688];[.A3691])=0;[.A3691];&quot;&quot;)" office:value-type="float" office:value="3686" calcext:value-type="float">
            <text:p>3686</text:p>
          </table:table-cell>
          <table:table-cell table:number-columns-repeated="1022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formula="of:=IF(MOD([.$F3689];[.A3692])=0;[.A3692];&quot;&quot;)" office:value-type="float" office:value="3687" calcext:value-type="float">
            <text:p>3687</text:p>
          </table:table-cell>
          <table:table-cell table:number-columns-repeated="1022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formula="of:=IF(MOD([.$F3690];[.A3693])=0;[.A3693];&quot;&quot;)" office:value-type="float" office:value="3688" calcext:value-type="float">
            <text:p>3688</text:p>
          </table:table-cell>
          <table:table-cell table:number-columns-repeated="1022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formula="of:=IF(MOD([.$F3691];[.A3694])=0;[.A3694];&quot;&quot;)" office:value-type="float" office:value="3689" calcext:value-type="float">
            <text:p>3689</text:p>
          </table:table-cell>
          <table:table-cell table:number-columns-repeated="1022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formula="of:=IF(MOD([.$F3692];[.A3695])=0;[.A3695];&quot;&quot;)" office:value-type="float" office:value="3690" calcext:value-type="float">
            <text:p>3690</text:p>
          </table:table-cell>
          <table:table-cell table:number-columns-repeated="1022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formula="of:=IF(MOD([.$F3693];[.A3696])=0;[.A3696];&quot;&quot;)" office:value-type="float" office:value="3691" calcext:value-type="float">
            <text:p>3691</text:p>
          </table:table-cell>
          <table:table-cell table:number-columns-repeated="1022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formula="of:=IF(MOD([.$F3694];[.A3697])=0;[.A3697];&quot;&quot;)" office:value-type="float" office:value="3692" calcext:value-type="float">
            <text:p>3692</text:p>
          </table:table-cell>
          <table:table-cell table:number-columns-repeated="1022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formula="of:=IF(MOD([.$F3695];[.A3698])=0;[.A3698];&quot;&quot;)" office:value-type="float" office:value="3693" calcext:value-type="float">
            <text:p>3693</text:p>
          </table:table-cell>
          <table:table-cell table:number-columns-repeated="1022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formula="of:=IF(MOD([.$F3696];[.A3699])=0;[.A3699];&quot;&quot;)" office:value-type="float" office:value="3694" calcext:value-type="float">
            <text:p>3694</text:p>
          </table:table-cell>
          <table:table-cell table:number-columns-repeated="1022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formula="of:=IF(MOD([.$F3697];[.A3700])=0;[.A3700];&quot;&quot;)" office:value-type="float" office:value="3695" calcext:value-type="float">
            <text:p>3695</text:p>
          </table:table-cell>
          <table:table-cell table:number-columns-repeated="1022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formula="of:=IF(MOD([.$F3698];[.A3701])=0;[.A3701];&quot;&quot;)" office:value-type="float" office:value="3696" calcext:value-type="float">
            <text:p>3696</text:p>
          </table:table-cell>
          <table:table-cell table:number-columns-repeated="1022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formula="of:=IF(MOD([.$F3699];[.A3702])=0;[.A3702];&quot;&quot;)" office:value-type="float" office:value="3697" calcext:value-type="float">
            <text:p>3697</text:p>
          </table:table-cell>
          <table:table-cell table:number-columns-repeated="1022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formula="of:=IF(MOD([.$F3700];[.A3703])=0;[.A3703];&quot;&quot;)" office:value-type="float" office:value="3698" calcext:value-type="float">
            <text:p>3698</text:p>
          </table:table-cell>
          <table:table-cell table:number-columns-repeated="1022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formula="of:=IF(MOD([.$F3701];[.A3704])=0;[.A3704];&quot;&quot;)" office:value-type="float" office:value="3699" calcext:value-type="float">
            <text:p>3699</text:p>
          </table:table-cell>
          <table:table-cell table:number-columns-repeated="1022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formula="of:=IF(MOD([.$F3702];[.A3705])=0;[.A3705];&quot;&quot;)" office:value-type="float" office:value="3700" calcext:value-type="float">
            <text:p>3700</text:p>
          </table:table-cell>
          <table:table-cell table:number-columns-repeated="1022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formula="of:=IF(MOD([.$F3703];[.A3706])=0;[.A3706];&quot;&quot;)" office:value-type="float" office:value="3701" calcext:value-type="float">
            <text:p>3701</text:p>
          </table:table-cell>
          <table:table-cell table:number-columns-repeated="1022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formula="of:=IF(MOD([.$F3704];[.A3707])=0;[.A3707];&quot;&quot;)" office:value-type="float" office:value="3702" calcext:value-type="float">
            <text:p>3702</text:p>
          </table:table-cell>
          <table:table-cell table:number-columns-repeated="1022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formula="of:=IF(MOD([.$F3705];[.A3708])=0;[.A3708];&quot;&quot;)" office:value-type="float" office:value="3703" calcext:value-type="float">
            <text:p>3703</text:p>
          </table:table-cell>
          <table:table-cell table:number-columns-repeated="1022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formula="of:=IF(MOD([.$F3706];[.A3709])=0;[.A3709];&quot;&quot;)" office:value-type="float" office:value="3704" calcext:value-type="float">
            <text:p>3704</text:p>
          </table:table-cell>
          <table:table-cell table:number-columns-repeated="1022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formula="of:=IF(MOD([.$F3707];[.A3710])=0;[.A3710];&quot;&quot;)" office:value-type="float" office:value="3705" calcext:value-type="float">
            <text:p>3705</text:p>
          </table:table-cell>
          <table:table-cell table:number-columns-repeated="1022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formula="of:=IF(MOD([.$F3708];[.A3711])=0;[.A3711];&quot;&quot;)" office:value-type="float" office:value="3706" calcext:value-type="float">
            <text:p>3706</text:p>
          </table:table-cell>
          <table:table-cell table:number-columns-repeated="1022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formula="of:=IF(MOD([.$F3709];[.A3712])=0;[.A3712];&quot;&quot;)" office:value-type="float" office:value="3707" calcext:value-type="float">
            <text:p>3707</text:p>
          </table:table-cell>
          <table:table-cell table:number-columns-repeated="1022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formula="of:=IF(MOD([.$F3710];[.A3713])=0;[.A3713];&quot;&quot;)" office:value-type="float" office:value="3708" calcext:value-type="float">
            <text:p>3708</text:p>
          </table:table-cell>
          <table:table-cell table:number-columns-repeated="1022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formula="of:=IF(MOD([.$F3711];[.A3714])=0;[.A3714];&quot;&quot;)" office:value-type="float" office:value="3709" calcext:value-type="float">
            <text:p>3709</text:p>
          </table:table-cell>
          <table:table-cell table:number-columns-repeated="1022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formula="of:=IF(MOD([.$F3712];[.A3715])=0;[.A3715];&quot;&quot;)" office:value-type="float" office:value="3710" calcext:value-type="float">
            <text:p>3710</text:p>
          </table:table-cell>
          <table:table-cell table:number-columns-repeated="1022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formula="of:=IF(MOD([.$F3713];[.A3716])=0;[.A3716];&quot;&quot;)" office:value-type="float" office:value="3711" calcext:value-type="float">
            <text:p>3711</text:p>
          </table:table-cell>
          <table:table-cell table:number-columns-repeated="1022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formula="of:=IF(MOD([.$F3714];[.A3717])=0;[.A3717];&quot;&quot;)" office:value-type="float" office:value="3712" calcext:value-type="float">
            <text:p>3712</text:p>
          </table:table-cell>
          <table:table-cell table:number-columns-repeated="1022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formula="of:=IF(MOD([.$F3715];[.A3718])=0;[.A3718];&quot;&quot;)" office:value-type="float" office:value="3713" calcext:value-type="float">
            <text:p>3713</text:p>
          </table:table-cell>
          <table:table-cell table:number-columns-repeated="1022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formula="of:=IF(MOD([.$F3716];[.A3719])=0;[.A3719];&quot;&quot;)" office:value-type="float" office:value="3714" calcext:value-type="float">
            <text:p>3714</text:p>
          </table:table-cell>
          <table:table-cell table:number-columns-repeated="1022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formula="of:=IF(MOD([.$F3717];[.A3720])=0;[.A3720];&quot;&quot;)" office:value-type="float" office:value="3715" calcext:value-type="float">
            <text:p>3715</text:p>
          </table:table-cell>
          <table:table-cell table:number-columns-repeated="1022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formula="of:=IF(MOD([.$F3718];[.A3721])=0;[.A3721];&quot;&quot;)" office:value-type="float" office:value="3716" calcext:value-type="float">
            <text:p>3716</text:p>
          </table:table-cell>
          <table:table-cell table:number-columns-repeated="1022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formula="of:=IF(MOD([.$F3719];[.A3722])=0;[.A3722];&quot;&quot;)" office:value-type="float" office:value="3717" calcext:value-type="float">
            <text:p>3717</text:p>
          </table:table-cell>
          <table:table-cell table:number-columns-repeated="1022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formula="of:=IF(MOD([.$F3720];[.A3723])=0;[.A3723];&quot;&quot;)" office:value-type="float" office:value="3718" calcext:value-type="float">
            <text:p>3718</text:p>
          </table:table-cell>
          <table:table-cell table:number-columns-repeated="1022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formula="of:=IF(MOD([.$F3721];[.A3724])=0;[.A3724];&quot;&quot;)" office:value-type="float" office:value="3719" calcext:value-type="float">
            <text:p>3719</text:p>
          </table:table-cell>
          <table:table-cell table:number-columns-repeated="1022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formula="of:=IF(MOD([.$F3722];[.A3725])=0;[.A3725];&quot;&quot;)" office:value-type="float" office:value="3720" calcext:value-type="float">
            <text:p>3720</text:p>
          </table:table-cell>
          <table:table-cell table:number-columns-repeated="1022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formula="of:=IF(MOD([.$F3723];[.A3726])=0;[.A3726];&quot;&quot;)" office:value-type="float" office:value="3721" calcext:value-type="float">
            <text:p>3721</text:p>
          </table:table-cell>
          <table:table-cell table:number-columns-repeated="1022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formula="of:=IF(MOD([.$F3724];[.A3727])=0;[.A3727];&quot;&quot;)" office:value-type="float" office:value="3722" calcext:value-type="float">
            <text:p>3722</text:p>
          </table:table-cell>
          <table:table-cell table:number-columns-repeated="1022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formula="of:=IF(MOD([.$F3725];[.A3728])=0;[.A3728];&quot;&quot;)" office:value-type="float" office:value="3723" calcext:value-type="float">
            <text:p>3723</text:p>
          </table:table-cell>
          <table:table-cell table:number-columns-repeated="1022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formula="of:=IF(MOD([.$F3726];[.A3729])=0;[.A3729];&quot;&quot;)" office:value-type="float" office:value="3724" calcext:value-type="float">
            <text:p>3724</text:p>
          </table:table-cell>
          <table:table-cell table:number-columns-repeated="1022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formula="of:=IF(MOD([.$F3727];[.A3730])=0;[.A3730];&quot;&quot;)" office:value-type="float" office:value="3725" calcext:value-type="float">
            <text:p>3725</text:p>
          </table:table-cell>
          <table:table-cell table:number-columns-repeated="1022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formula="of:=IF(MOD([.$F3728];[.A3731])=0;[.A3731];&quot;&quot;)" office:value-type="float" office:value="3726" calcext:value-type="float">
            <text:p>3726</text:p>
          </table:table-cell>
          <table:table-cell table:number-columns-repeated="1022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formula="of:=IF(MOD([.$F3729];[.A3732])=0;[.A3732];&quot;&quot;)" office:value-type="float" office:value="3727" calcext:value-type="float">
            <text:p>3727</text:p>
          </table:table-cell>
          <table:table-cell table:number-columns-repeated="1022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formula="of:=IF(MOD([.$F3730];[.A3733])=0;[.A3733];&quot;&quot;)" office:value-type="float" office:value="3728" calcext:value-type="float">
            <text:p>3728</text:p>
          </table:table-cell>
          <table:table-cell table:number-columns-repeated="1022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formula="of:=IF(MOD([.$F3731];[.A3734])=0;[.A3734];&quot;&quot;)" office:value-type="float" office:value="3729" calcext:value-type="float">
            <text:p>3729</text:p>
          </table:table-cell>
          <table:table-cell table:number-columns-repeated="1022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formula="of:=IF(MOD([.$F3732];[.A3735])=0;[.A3735];&quot;&quot;)" office:value-type="float" office:value="3730" calcext:value-type="float">
            <text:p>3730</text:p>
          </table:table-cell>
          <table:table-cell table:number-columns-repeated="1022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formula="of:=IF(MOD([.$F3733];[.A3736])=0;[.A3736];&quot;&quot;)" office:value-type="float" office:value="3731" calcext:value-type="float">
            <text:p>3731</text:p>
          </table:table-cell>
          <table:table-cell table:number-columns-repeated="1022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formula="of:=IF(MOD([.$F3734];[.A3737])=0;[.A3737];&quot;&quot;)" office:value-type="float" office:value="3732" calcext:value-type="float">
            <text:p>3732</text:p>
          </table:table-cell>
          <table:table-cell table:number-columns-repeated="1022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formula="of:=IF(MOD([.$F3735];[.A3738])=0;[.A3738];&quot;&quot;)" office:value-type="float" office:value="3733" calcext:value-type="float">
            <text:p>3733</text:p>
          </table:table-cell>
          <table:table-cell table:number-columns-repeated="1022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formula="of:=IF(MOD([.$F3736];[.A3739])=0;[.A3739];&quot;&quot;)" office:value-type="float" office:value="3734" calcext:value-type="float">
            <text:p>3734</text:p>
          </table:table-cell>
          <table:table-cell table:number-columns-repeated="1022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formula="of:=IF(MOD([.$F3737];[.A3740])=0;[.A3740];&quot;&quot;)" office:value-type="float" office:value="3735" calcext:value-type="float">
            <text:p>3735</text:p>
          </table:table-cell>
          <table:table-cell table:number-columns-repeated="1022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formula="of:=IF(MOD([.$F3738];[.A3741])=0;[.A3741];&quot;&quot;)" office:value-type="float" office:value="3736" calcext:value-type="float">
            <text:p>3736</text:p>
          </table:table-cell>
          <table:table-cell table:number-columns-repeated="1022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formula="of:=IF(MOD([.$F3739];[.A3742])=0;[.A3742];&quot;&quot;)" office:value-type="float" office:value="3737" calcext:value-type="float">
            <text:p>3737</text:p>
          </table:table-cell>
          <table:table-cell table:number-columns-repeated="1022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formula="of:=IF(MOD([.$F3740];[.A3743])=0;[.A3743];&quot;&quot;)" office:value-type="float" office:value="3738" calcext:value-type="float">
            <text:p>3738</text:p>
          </table:table-cell>
          <table:table-cell table:number-columns-repeated="1022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formula="of:=IF(MOD([.$F3741];[.A3744])=0;[.A3744];&quot;&quot;)" office:value-type="float" office:value="3739" calcext:value-type="float">
            <text:p>3739</text:p>
          </table:table-cell>
          <table:table-cell table:number-columns-repeated="1022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formula="of:=IF(MOD([.$F3742];[.A3745])=0;[.A3745];&quot;&quot;)" office:value-type="float" office:value="3740" calcext:value-type="float">
            <text:p>3740</text:p>
          </table:table-cell>
          <table:table-cell table:number-columns-repeated="1022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formula="of:=IF(MOD([.$F3743];[.A3746])=0;[.A3746];&quot;&quot;)" office:value-type="float" office:value="3741" calcext:value-type="float">
            <text:p>3741</text:p>
          </table:table-cell>
          <table:table-cell table:number-columns-repeated="1022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formula="of:=IF(MOD([.$F3744];[.A3747])=0;[.A3747];&quot;&quot;)" office:value-type="float" office:value="3742" calcext:value-type="float">
            <text:p>3742</text:p>
          </table:table-cell>
          <table:table-cell table:number-columns-repeated="1022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formula="of:=IF(MOD([.$F3745];[.A3748])=0;[.A3748];&quot;&quot;)" office:value-type="float" office:value="3743" calcext:value-type="float">
            <text:p>3743</text:p>
          </table:table-cell>
          <table:table-cell table:number-columns-repeated="1022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formula="of:=IF(MOD([.$F3746];[.A3749])=0;[.A3749];&quot;&quot;)" office:value-type="float" office:value="3744" calcext:value-type="float">
            <text:p>3744</text:p>
          </table:table-cell>
          <table:table-cell table:number-columns-repeated="1022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formula="of:=IF(MOD([.$F3747];[.A3750])=0;[.A3750];&quot;&quot;)" office:value-type="float" office:value="3745" calcext:value-type="float">
            <text:p>3745</text:p>
          </table:table-cell>
          <table:table-cell table:number-columns-repeated="1022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formula="of:=IF(MOD([.$F3748];[.A3751])=0;[.A3751];&quot;&quot;)" office:value-type="float" office:value="3746" calcext:value-type="float">
            <text:p>3746</text:p>
          </table:table-cell>
          <table:table-cell table:number-columns-repeated="1022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formula="of:=IF(MOD([.$F3749];[.A3752])=0;[.A3752];&quot;&quot;)" office:value-type="float" office:value="3747" calcext:value-type="float">
            <text:p>3747</text:p>
          </table:table-cell>
          <table:table-cell table:number-columns-repeated="1022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formula="of:=IF(MOD([.$F3750];[.A3753])=0;[.A3753];&quot;&quot;)" office:value-type="float" office:value="3748" calcext:value-type="float">
            <text:p>3748</text:p>
          </table:table-cell>
          <table:table-cell table:number-columns-repeated="1022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formula="of:=IF(MOD([.$F3751];[.A3754])=0;[.A3754];&quot;&quot;)" office:value-type="float" office:value="3749" calcext:value-type="float">
            <text:p>3749</text:p>
          </table:table-cell>
          <table:table-cell table:number-columns-repeated="1022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formula="of:=IF(MOD([.$F3752];[.A3755])=0;[.A3755];&quot;&quot;)" office:value-type="float" office:value="3750" calcext:value-type="float">
            <text:p>3750</text:p>
          </table:table-cell>
          <table:table-cell table:number-columns-repeated="1022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formula="of:=IF(MOD([.$F3753];[.A3756])=0;[.A3756];&quot;&quot;)" office:value-type="float" office:value="3751" calcext:value-type="float">
            <text:p>3751</text:p>
          </table:table-cell>
          <table:table-cell table:number-columns-repeated="1022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formula="of:=IF(MOD([.$F3754];[.A3757])=0;[.A3757];&quot;&quot;)" office:value-type="float" office:value="3752" calcext:value-type="float">
            <text:p>3752</text:p>
          </table:table-cell>
          <table:table-cell table:number-columns-repeated="1022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formula="of:=IF(MOD([.$F3755];[.A3758])=0;[.A3758];&quot;&quot;)" office:value-type="float" office:value="3753" calcext:value-type="float">
            <text:p>3753</text:p>
          </table:table-cell>
          <table:table-cell table:number-columns-repeated="1022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formula="of:=IF(MOD([.$F3756];[.A3759])=0;[.A3759];&quot;&quot;)" office:value-type="float" office:value="3754" calcext:value-type="float">
            <text:p>3754</text:p>
          </table:table-cell>
          <table:table-cell table:number-columns-repeated="1022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formula="of:=IF(MOD([.$F3757];[.A3760])=0;[.A3760];&quot;&quot;)" office:value-type="float" office:value="3755" calcext:value-type="float">
            <text:p>3755</text:p>
          </table:table-cell>
          <table:table-cell table:number-columns-repeated="1022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formula="of:=IF(MOD([.$F3758];[.A3761])=0;[.A3761];&quot;&quot;)" office:value-type="float" office:value="3756" calcext:value-type="float">
            <text:p>3756</text:p>
          </table:table-cell>
          <table:table-cell table:number-columns-repeated="1022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formula="of:=IF(MOD([.$F3759];[.A3762])=0;[.A3762];&quot;&quot;)" office:value-type="float" office:value="3757" calcext:value-type="float">
            <text:p>3757</text:p>
          </table:table-cell>
          <table:table-cell table:number-columns-repeated="1022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formula="of:=IF(MOD([.$F3760];[.A3763])=0;[.A3763];&quot;&quot;)" office:value-type="float" office:value="3758" calcext:value-type="float">
            <text:p>3758</text:p>
          </table:table-cell>
          <table:table-cell table:number-columns-repeated="1022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formula="of:=IF(MOD([.$F3761];[.A3764])=0;[.A3764];&quot;&quot;)" office:value-type="float" office:value="3759" calcext:value-type="float">
            <text:p>3759</text:p>
          </table:table-cell>
          <table:table-cell table:number-columns-repeated="1022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formula="of:=IF(MOD([.$F3762];[.A3765])=0;[.A3765];&quot;&quot;)" office:value-type="float" office:value="3760" calcext:value-type="float">
            <text:p>3760</text:p>
          </table:table-cell>
          <table:table-cell table:number-columns-repeated="1022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formula="of:=IF(MOD([.$F3763];[.A3766])=0;[.A3766];&quot;&quot;)" office:value-type="float" office:value="3761" calcext:value-type="float">
            <text:p>3761</text:p>
          </table:table-cell>
          <table:table-cell table:number-columns-repeated="1022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formula="of:=IF(MOD([.$F3764];[.A3767])=0;[.A3767];&quot;&quot;)" office:value-type="float" office:value="3762" calcext:value-type="float">
            <text:p>3762</text:p>
          </table:table-cell>
          <table:table-cell table:number-columns-repeated="1022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formula="of:=IF(MOD([.$F3765];[.A3768])=0;[.A3768];&quot;&quot;)" office:value-type="float" office:value="3763" calcext:value-type="float">
            <text:p>3763</text:p>
          </table:table-cell>
          <table:table-cell table:number-columns-repeated="1022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formula="of:=IF(MOD([.$F3766];[.A3769])=0;[.A3769];&quot;&quot;)" office:value-type="float" office:value="3764" calcext:value-type="float">
            <text:p>3764</text:p>
          </table:table-cell>
          <table:table-cell table:number-columns-repeated="1022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formula="of:=IF(MOD([.$F3767];[.A3770])=0;[.A3770];&quot;&quot;)" office:value-type="float" office:value="3765" calcext:value-type="float">
            <text:p>3765</text:p>
          </table:table-cell>
          <table:table-cell table:number-columns-repeated="1022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formula="of:=IF(MOD([.$F3768];[.A3771])=0;[.A3771];&quot;&quot;)" office:value-type="float" office:value="3766" calcext:value-type="float">
            <text:p>3766</text:p>
          </table:table-cell>
          <table:table-cell table:number-columns-repeated="1022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formula="of:=IF(MOD([.$F3769];[.A3772])=0;[.A3772];&quot;&quot;)" office:value-type="float" office:value="3767" calcext:value-type="float">
            <text:p>3767</text:p>
          </table:table-cell>
          <table:table-cell table:number-columns-repeated="1022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formula="of:=IF(MOD([.$F3770];[.A3773])=0;[.A3773];&quot;&quot;)" office:value-type="float" office:value="3768" calcext:value-type="float">
            <text:p>3768</text:p>
          </table:table-cell>
          <table:table-cell table:number-columns-repeated="1022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formula="of:=IF(MOD([.$F3771];[.A3774])=0;[.A3774];&quot;&quot;)" office:value-type="float" office:value="3769" calcext:value-type="float">
            <text:p>3769</text:p>
          </table:table-cell>
          <table:table-cell table:number-columns-repeated="1022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formula="of:=IF(MOD([.$F3772];[.A3775])=0;[.A3775];&quot;&quot;)" office:value-type="float" office:value="3770" calcext:value-type="float">
            <text:p>3770</text:p>
          </table:table-cell>
          <table:table-cell table:number-columns-repeated="1022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formula="of:=IF(MOD([.$F3773];[.A3776])=0;[.A3776];&quot;&quot;)" office:value-type="float" office:value="3771" calcext:value-type="float">
            <text:p>3771</text:p>
          </table:table-cell>
          <table:table-cell table:number-columns-repeated="1022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formula="of:=IF(MOD([.$F3774];[.A3777])=0;[.A3777];&quot;&quot;)" office:value-type="float" office:value="3772" calcext:value-type="float">
            <text:p>3772</text:p>
          </table:table-cell>
          <table:table-cell table:number-columns-repeated="1022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formula="of:=IF(MOD([.$F3775];[.A3778])=0;[.A3778];&quot;&quot;)" office:value-type="float" office:value="3773" calcext:value-type="float">
            <text:p>3773</text:p>
          </table:table-cell>
          <table:table-cell table:number-columns-repeated="1022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formula="of:=IF(MOD([.$F3776];[.A3779])=0;[.A3779];&quot;&quot;)" office:value-type="float" office:value="3774" calcext:value-type="float">
            <text:p>3774</text:p>
          </table:table-cell>
          <table:table-cell table:number-columns-repeated="1022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formula="of:=IF(MOD([.$F3777];[.A3780])=0;[.A3780];&quot;&quot;)" office:value-type="float" office:value="3775" calcext:value-type="float">
            <text:p>3775</text:p>
          </table:table-cell>
          <table:table-cell table:number-columns-repeated="1022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formula="of:=IF(MOD([.$F3778];[.A3781])=0;[.A3781];&quot;&quot;)" office:value-type="float" office:value="3776" calcext:value-type="float">
            <text:p>3776</text:p>
          </table:table-cell>
          <table:table-cell table:number-columns-repeated="1022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formula="of:=IF(MOD([.$F3779];[.A3782])=0;[.A3782];&quot;&quot;)" office:value-type="float" office:value="3777" calcext:value-type="float">
            <text:p>3777</text:p>
          </table:table-cell>
          <table:table-cell table:number-columns-repeated="1022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formula="of:=IF(MOD([.$F3780];[.A3783])=0;[.A3783];&quot;&quot;)" office:value-type="float" office:value="3778" calcext:value-type="float">
            <text:p>3778</text:p>
          </table:table-cell>
          <table:table-cell table:number-columns-repeated="1022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formula="of:=IF(MOD([.$F3781];[.A3784])=0;[.A3784];&quot;&quot;)" office:value-type="float" office:value="3779" calcext:value-type="float">
            <text:p>3779</text:p>
          </table:table-cell>
          <table:table-cell table:number-columns-repeated="1022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formula="of:=IF(MOD([.$F3782];[.A3785])=0;[.A3785];&quot;&quot;)" office:value-type="float" office:value="3780" calcext:value-type="float">
            <text:p>3780</text:p>
          </table:table-cell>
          <table:table-cell table:number-columns-repeated="1022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formula="of:=IF(MOD([.$F3783];[.A3786])=0;[.A3786];&quot;&quot;)" office:value-type="float" office:value="3781" calcext:value-type="float">
            <text:p>3781</text:p>
          </table:table-cell>
          <table:table-cell table:number-columns-repeated="1022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formula="of:=IF(MOD([.$F3784];[.A3787])=0;[.A3787];&quot;&quot;)" office:value-type="float" office:value="3782" calcext:value-type="float">
            <text:p>3782</text:p>
          </table:table-cell>
          <table:table-cell table:number-columns-repeated="1022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formula="of:=IF(MOD([.$F3785];[.A3788])=0;[.A3788];&quot;&quot;)" office:value-type="float" office:value="3783" calcext:value-type="float">
            <text:p>3783</text:p>
          </table:table-cell>
          <table:table-cell table:number-columns-repeated="1022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formula="of:=IF(MOD([.$F3786];[.A3789])=0;[.A3789];&quot;&quot;)" office:value-type="float" office:value="3784" calcext:value-type="float">
            <text:p>3784</text:p>
          </table:table-cell>
          <table:table-cell table:number-columns-repeated="1022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formula="of:=IF(MOD([.$F3787];[.A3790])=0;[.A3790];&quot;&quot;)" office:value-type="float" office:value="3785" calcext:value-type="float">
            <text:p>3785</text:p>
          </table:table-cell>
          <table:table-cell table:number-columns-repeated="1022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formula="of:=IF(MOD([.$F3788];[.A3791])=0;[.A3791];&quot;&quot;)" office:value-type="float" office:value="3786" calcext:value-type="float">
            <text:p>3786</text:p>
          </table:table-cell>
          <table:table-cell table:number-columns-repeated="1022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formula="of:=IF(MOD([.$F3789];[.A3792])=0;[.A3792];&quot;&quot;)" office:value-type="float" office:value="3787" calcext:value-type="float">
            <text:p>3787</text:p>
          </table:table-cell>
          <table:table-cell table:number-columns-repeated="1022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formula="of:=IF(MOD([.$F3790];[.A3793])=0;[.A3793];&quot;&quot;)" office:value-type="float" office:value="3788" calcext:value-type="float">
            <text:p>3788</text:p>
          </table:table-cell>
          <table:table-cell table:number-columns-repeated="1022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formula="of:=IF(MOD([.$F3791];[.A3794])=0;[.A3794];&quot;&quot;)" office:value-type="float" office:value="3789" calcext:value-type="float">
            <text:p>3789</text:p>
          </table:table-cell>
          <table:table-cell table:number-columns-repeated="1022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formula="of:=IF(MOD([.$F3792];[.A3795])=0;[.A3795];&quot;&quot;)" office:value-type="float" office:value="3790" calcext:value-type="float">
            <text:p>3790</text:p>
          </table:table-cell>
          <table:table-cell table:number-columns-repeated="1022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formula="of:=IF(MOD([.$F3793];[.A3796])=0;[.A3796];&quot;&quot;)" office:value-type="float" office:value="3791" calcext:value-type="float">
            <text:p>3791</text:p>
          </table:table-cell>
          <table:table-cell table:number-columns-repeated="1022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formula="of:=IF(MOD([.$F3794];[.A3797])=0;[.A3797];&quot;&quot;)" office:value-type="float" office:value="3792" calcext:value-type="float">
            <text:p>3792</text:p>
          </table:table-cell>
          <table:table-cell table:number-columns-repeated="1022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formula="of:=IF(MOD([.$F3795];[.A3798])=0;[.A3798];&quot;&quot;)" office:value-type="float" office:value="3793" calcext:value-type="float">
            <text:p>3793</text:p>
          </table:table-cell>
          <table:table-cell table:number-columns-repeated="1022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formula="of:=IF(MOD([.$F3796];[.A3799])=0;[.A3799];&quot;&quot;)" office:value-type="float" office:value="3794" calcext:value-type="float">
            <text:p>3794</text:p>
          </table:table-cell>
          <table:table-cell table:number-columns-repeated="1022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formula="of:=IF(MOD([.$F3797];[.A3800])=0;[.A3800];&quot;&quot;)" office:value-type="float" office:value="3795" calcext:value-type="float">
            <text:p>3795</text:p>
          </table:table-cell>
          <table:table-cell table:number-columns-repeated="1022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formula="of:=IF(MOD([.$F3798];[.A3801])=0;[.A3801];&quot;&quot;)" office:value-type="float" office:value="3796" calcext:value-type="float">
            <text:p>3796</text:p>
          </table:table-cell>
          <table:table-cell table:number-columns-repeated="1022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formula="of:=IF(MOD([.$F3799];[.A3802])=0;[.A3802];&quot;&quot;)" office:value-type="float" office:value="3797" calcext:value-type="float">
            <text:p>3797</text:p>
          </table:table-cell>
          <table:table-cell table:number-columns-repeated="1022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formula="of:=IF(MOD([.$F3800];[.A3803])=0;[.A3803];&quot;&quot;)" office:value-type="float" office:value="3798" calcext:value-type="float">
            <text:p>3798</text:p>
          </table:table-cell>
          <table:table-cell table:number-columns-repeated="1022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formula="of:=IF(MOD([.$F3801];[.A3804])=0;[.A3804];&quot;&quot;)" office:value-type="float" office:value="3799" calcext:value-type="float">
            <text:p>3799</text:p>
          </table:table-cell>
          <table:table-cell table:number-columns-repeated="1022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formula="of:=IF(MOD([.$F3802];[.A3805])=0;[.A3805];&quot;&quot;)" office:value-type="float" office:value="3800" calcext:value-type="float">
            <text:p>3800</text:p>
          </table:table-cell>
          <table:table-cell table:number-columns-repeated="1022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formula="of:=IF(MOD([.$F3803];[.A3806])=0;[.A3806];&quot;&quot;)" office:value-type="float" office:value="3801" calcext:value-type="float">
            <text:p>3801</text:p>
          </table:table-cell>
          <table:table-cell table:number-columns-repeated="1022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formula="of:=IF(MOD([.$F3804];[.A3807])=0;[.A3807];&quot;&quot;)" office:value-type="float" office:value="3802" calcext:value-type="float">
            <text:p>3802</text:p>
          </table:table-cell>
          <table:table-cell table:number-columns-repeated="1022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formula="of:=IF(MOD([.$F3805];[.A3808])=0;[.A3808];&quot;&quot;)" office:value-type="float" office:value="3803" calcext:value-type="float">
            <text:p>3803</text:p>
          </table:table-cell>
          <table:table-cell table:number-columns-repeated="1022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formula="of:=IF(MOD([.$F3806];[.A3809])=0;[.A3809];&quot;&quot;)" office:value-type="float" office:value="3804" calcext:value-type="float">
            <text:p>3804</text:p>
          </table:table-cell>
          <table:table-cell table:number-columns-repeated="1022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formula="of:=IF(MOD([.$F3807];[.A3810])=0;[.A3810];&quot;&quot;)" office:value-type="float" office:value="3805" calcext:value-type="float">
            <text:p>3805</text:p>
          </table:table-cell>
          <table:table-cell table:number-columns-repeated="1022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formula="of:=IF(MOD([.$F3808];[.A3811])=0;[.A3811];&quot;&quot;)" office:value-type="float" office:value="3806" calcext:value-type="float">
            <text:p>3806</text:p>
          </table:table-cell>
          <table:table-cell table:number-columns-repeated="1022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formula="of:=IF(MOD([.$F3809];[.A3812])=0;[.A3812];&quot;&quot;)" office:value-type="float" office:value="3807" calcext:value-type="float">
            <text:p>3807</text:p>
          </table:table-cell>
          <table:table-cell table:number-columns-repeated="1022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formula="of:=IF(MOD([.$F3810];[.A3813])=0;[.A3813];&quot;&quot;)" office:value-type="float" office:value="3808" calcext:value-type="float">
            <text:p>3808</text:p>
          </table:table-cell>
          <table:table-cell table:number-columns-repeated="1022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formula="of:=IF(MOD([.$F3811];[.A3814])=0;[.A3814];&quot;&quot;)" office:value-type="float" office:value="3809" calcext:value-type="float">
            <text:p>3809</text:p>
          </table:table-cell>
          <table:table-cell table:number-columns-repeated="1022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formula="of:=IF(MOD([.$F3812];[.A3815])=0;[.A3815];&quot;&quot;)" office:value-type="float" office:value="3810" calcext:value-type="float">
            <text:p>3810</text:p>
          </table:table-cell>
          <table:table-cell table:number-columns-repeated="1022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formula="of:=IF(MOD([.$F3813];[.A3816])=0;[.A3816];&quot;&quot;)" office:value-type="float" office:value="3811" calcext:value-type="float">
            <text:p>3811</text:p>
          </table:table-cell>
          <table:table-cell table:number-columns-repeated="1022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formula="of:=IF(MOD([.$F3814];[.A3817])=0;[.A3817];&quot;&quot;)" office:value-type="float" office:value="3812" calcext:value-type="float">
            <text:p>3812</text:p>
          </table:table-cell>
          <table:table-cell table:number-columns-repeated="1022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formula="of:=IF(MOD([.$F3815];[.A3818])=0;[.A3818];&quot;&quot;)" office:value-type="float" office:value="3813" calcext:value-type="float">
            <text:p>3813</text:p>
          </table:table-cell>
          <table:table-cell table:number-columns-repeated="1022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formula="of:=IF(MOD([.$F3816];[.A3819])=0;[.A3819];&quot;&quot;)" office:value-type="float" office:value="3814" calcext:value-type="float">
            <text:p>3814</text:p>
          </table:table-cell>
          <table:table-cell table:number-columns-repeated="1022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formula="of:=IF(MOD([.$F3817];[.A3820])=0;[.A3820];&quot;&quot;)" office:value-type="float" office:value="3815" calcext:value-type="float">
            <text:p>3815</text:p>
          </table:table-cell>
          <table:table-cell table:number-columns-repeated="1022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formula="of:=IF(MOD([.$F3818];[.A3821])=0;[.A3821];&quot;&quot;)" office:value-type="float" office:value="3816" calcext:value-type="float">
            <text:p>3816</text:p>
          </table:table-cell>
          <table:table-cell table:number-columns-repeated="1022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formula="of:=IF(MOD([.$F3819];[.A3822])=0;[.A3822];&quot;&quot;)" office:value-type="float" office:value="3817" calcext:value-type="float">
            <text:p>3817</text:p>
          </table:table-cell>
          <table:table-cell table:number-columns-repeated="1022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formula="of:=IF(MOD([.$F3820];[.A3823])=0;[.A3823];&quot;&quot;)" office:value-type="float" office:value="3818" calcext:value-type="float">
            <text:p>3818</text:p>
          </table:table-cell>
          <table:table-cell table:number-columns-repeated="1022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formula="of:=IF(MOD([.$F3821];[.A3824])=0;[.A3824];&quot;&quot;)" office:value-type="float" office:value="3819" calcext:value-type="float">
            <text:p>3819</text:p>
          </table:table-cell>
          <table:table-cell table:number-columns-repeated="1022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formula="of:=IF(MOD([.$F3822];[.A3825])=0;[.A3825];&quot;&quot;)" office:value-type="float" office:value="3820" calcext:value-type="float">
            <text:p>3820</text:p>
          </table:table-cell>
          <table:table-cell table:number-columns-repeated="1022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formula="of:=IF(MOD([.$F3823];[.A3826])=0;[.A3826];&quot;&quot;)" office:value-type="float" office:value="3821" calcext:value-type="float">
            <text:p>3821</text:p>
          </table:table-cell>
          <table:table-cell table:number-columns-repeated="1022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formula="of:=IF(MOD([.$F3824];[.A3827])=0;[.A3827];&quot;&quot;)" office:value-type="float" office:value="3822" calcext:value-type="float">
            <text:p>3822</text:p>
          </table:table-cell>
          <table:table-cell table:number-columns-repeated="1022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formula="of:=IF(MOD([.$F3825];[.A3828])=0;[.A3828];&quot;&quot;)" office:value-type="float" office:value="3823" calcext:value-type="float">
            <text:p>3823</text:p>
          </table:table-cell>
          <table:table-cell table:number-columns-repeated="1022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formula="of:=IF(MOD([.$F3826];[.A3829])=0;[.A3829];&quot;&quot;)" office:value-type="float" office:value="3824" calcext:value-type="float">
            <text:p>3824</text:p>
          </table:table-cell>
          <table:table-cell table:number-columns-repeated="1022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formula="of:=IF(MOD([.$F3827];[.A3830])=0;[.A3830];&quot;&quot;)" office:value-type="float" office:value="3825" calcext:value-type="float">
            <text:p>3825</text:p>
          </table:table-cell>
          <table:table-cell table:number-columns-repeated="1022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formula="of:=IF(MOD([.$F3828];[.A3831])=0;[.A3831];&quot;&quot;)" office:value-type="float" office:value="3826" calcext:value-type="float">
            <text:p>3826</text:p>
          </table:table-cell>
          <table:table-cell table:number-columns-repeated="1022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formula="of:=IF(MOD([.$F3829];[.A3832])=0;[.A3832];&quot;&quot;)" office:value-type="float" office:value="3827" calcext:value-type="float">
            <text:p>3827</text:p>
          </table:table-cell>
          <table:table-cell table:number-columns-repeated="1022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formula="of:=IF(MOD([.$F3830];[.A3833])=0;[.A3833];&quot;&quot;)" office:value-type="float" office:value="3828" calcext:value-type="float">
            <text:p>3828</text:p>
          </table:table-cell>
          <table:table-cell table:number-columns-repeated="1022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formula="of:=IF(MOD([.$F3831];[.A3834])=0;[.A3834];&quot;&quot;)" office:value-type="float" office:value="3829" calcext:value-type="float">
            <text:p>3829</text:p>
          </table:table-cell>
          <table:table-cell table:number-columns-repeated="1022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formula="of:=IF(MOD([.$F3832];[.A3835])=0;[.A3835];&quot;&quot;)" office:value-type="float" office:value="3830" calcext:value-type="float">
            <text:p>3830</text:p>
          </table:table-cell>
          <table:table-cell table:number-columns-repeated="1022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formula="of:=IF(MOD([.$F3833];[.A3836])=0;[.A3836];&quot;&quot;)" office:value-type="float" office:value="3831" calcext:value-type="float">
            <text:p>3831</text:p>
          </table:table-cell>
          <table:table-cell table:number-columns-repeated="1022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formula="of:=IF(MOD([.$F3834];[.A3837])=0;[.A3837];&quot;&quot;)" office:value-type="float" office:value="3832" calcext:value-type="float">
            <text:p>3832</text:p>
          </table:table-cell>
          <table:table-cell table:number-columns-repeated="1022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formula="of:=IF(MOD([.$F3835];[.A3838])=0;[.A3838];&quot;&quot;)" office:value-type="float" office:value="3833" calcext:value-type="float">
            <text:p>3833</text:p>
          </table:table-cell>
          <table:table-cell table:number-columns-repeated="1022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formula="of:=IF(MOD([.$F3836];[.A3839])=0;[.A3839];&quot;&quot;)" office:value-type="float" office:value="3834" calcext:value-type="float">
            <text:p>3834</text:p>
          </table:table-cell>
          <table:table-cell table:number-columns-repeated="1022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formula="of:=IF(MOD([.$F3837];[.A3840])=0;[.A3840];&quot;&quot;)" office:value-type="float" office:value="3835" calcext:value-type="float">
            <text:p>3835</text:p>
          </table:table-cell>
          <table:table-cell table:number-columns-repeated="1022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formula="of:=IF(MOD([.$F3838];[.A3841])=0;[.A3841];&quot;&quot;)" office:value-type="float" office:value="3836" calcext:value-type="float">
            <text:p>3836</text:p>
          </table:table-cell>
          <table:table-cell table:number-columns-repeated="1022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formula="of:=IF(MOD([.$F3839];[.A3842])=0;[.A3842];&quot;&quot;)" office:value-type="float" office:value="3837" calcext:value-type="float">
            <text:p>3837</text:p>
          </table:table-cell>
          <table:table-cell table:number-columns-repeated="1022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formula="of:=IF(MOD([.$F3840];[.A3843])=0;[.A3843];&quot;&quot;)" office:value-type="float" office:value="3838" calcext:value-type="float">
            <text:p>3838</text:p>
          </table:table-cell>
          <table:table-cell table:number-columns-repeated="1022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formula="of:=IF(MOD([.$F3841];[.A3844])=0;[.A3844];&quot;&quot;)" office:value-type="float" office:value="3839" calcext:value-type="float">
            <text:p>3839</text:p>
          </table:table-cell>
          <table:table-cell table:number-columns-repeated="1022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formula="of:=IF(MOD([.$F3842];[.A3845])=0;[.A3845];&quot;&quot;)" office:value-type="float" office:value="3840" calcext:value-type="float">
            <text:p>3840</text:p>
          </table:table-cell>
          <table:table-cell table:number-columns-repeated="1022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formula="of:=IF(MOD([.$F3843];[.A3846])=0;[.A3846];&quot;&quot;)" office:value-type="float" office:value="3841" calcext:value-type="float">
            <text:p>3841</text:p>
          </table:table-cell>
          <table:table-cell table:number-columns-repeated="1022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formula="of:=IF(MOD([.$F3844];[.A3847])=0;[.A3847];&quot;&quot;)" office:value-type="float" office:value="3842" calcext:value-type="float">
            <text:p>3842</text:p>
          </table:table-cell>
          <table:table-cell table:number-columns-repeated="1022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formula="of:=IF(MOD([.$F3845];[.A3848])=0;[.A3848];&quot;&quot;)" office:value-type="float" office:value="3843" calcext:value-type="float">
            <text:p>3843</text:p>
          </table:table-cell>
          <table:table-cell table:number-columns-repeated="1022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formula="of:=IF(MOD([.$F3846];[.A3849])=0;[.A3849];&quot;&quot;)" office:value-type="float" office:value="3844" calcext:value-type="float">
            <text:p>3844</text:p>
          </table:table-cell>
          <table:table-cell table:number-columns-repeated="1022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formula="of:=IF(MOD([.$F3847];[.A3850])=0;[.A3850];&quot;&quot;)" office:value-type="float" office:value="3845" calcext:value-type="float">
            <text:p>3845</text:p>
          </table:table-cell>
          <table:table-cell table:number-columns-repeated="1022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formula="of:=IF(MOD([.$F3848];[.A3851])=0;[.A3851];&quot;&quot;)" office:value-type="float" office:value="3846" calcext:value-type="float">
            <text:p>3846</text:p>
          </table:table-cell>
          <table:table-cell table:number-columns-repeated="1022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formula="of:=IF(MOD([.$F3849];[.A3852])=0;[.A3852];&quot;&quot;)" office:value-type="float" office:value="3847" calcext:value-type="float">
            <text:p>3847</text:p>
          </table:table-cell>
          <table:table-cell table:number-columns-repeated="1022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formula="of:=IF(MOD([.$F3850];[.A3853])=0;[.A3853];&quot;&quot;)" office:value-type="float" office:value="3848" calcext:value-type="float">
            <text:p>3848</text:p>
          </table:table-cell>
          <table:table-cell table:number-columns-repeated="1022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formula="of:=IF(MOD([.$F3851];[.A3854])=0;[.A3854];&quot;&quot;)" office:value-type="float" office:value="3849" calcext:value-type="float">
            <text:p>3849</text:p>
          </table:table-cell>
          <table:table-cell table:number-columns-repeated="1022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formula="of:=IF(MOD([.$F3852];[.A3855])=0;[.A3855];&quot;&quot;)" office:value-type="float" office:value="3850" calcext:value-type="float">
            <text:p>3850</text:p>
          </table:table-cell>
          <table:table-cell table:number-columns-repeated="1022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formula="of:=IF(MOD([.$F3853];[.A3856])=0;[.A3856];&quot;&quot;)" office:value-type="float" office:value="3851" calcext:value-type="float">
            <text:p>3851</text:p>
          </table:table-cell>
          <table:table-cell table:number-columns-repeated="1022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formula="of:=IF(MOD([.$F3854];[.A3857])=0;[.A3857];&quot;&quot;)" office:value-type="float" office:value="3852" calcext:value-type="float">
            <text:p>3852</text:p>
          </table:table-cell>
          <table:table-cell table:number-columns-repeated="1022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formula="of:=IF(MOD([.$F3855];[.A3858])=0;[.A3858];&quot;&quot;)" office:value-type="float" office:value="3853" calcext:value-type="float">
            <text:p>3853</text:p>
          </table:table-cell>
          <table:table-cell table:number-columns-repeated="1022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formula="of:=IF(MOD([.$F3856];[.A3859])=0;[.A3859];&quot;&quot;)" office:value-type="float" office:value="3854" calcext:value-type="float">
            <text:p>3854</text:p>
          </table:table-cell>
          <table:table-cell table:number-columns-repeated="1022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formula="of:=IF(MOD([.$F3857];[.A3860])=0;[.A3860];&quot;&quot;)" office:value-type="float" office:value="3855" calcext:value-type="float">
            <text:p>3855</text:p>
          </table:table-cell>
          <table:table-cell table:number-columns-repeated="1022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formula="of:=IF(MOD([.$F3858];[.A3861])=0;[.A3861];&quot;&quot;)" office:value-type="float" office:value="3856" calcext:value-type="float">
            <text:p>3856</text:p>
          </table:table-cell>
          <table:table-cell table:number-columns-repeated="1022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formula="of:=IF(MOD([.$F3859];[.A3862])=0;[.A3862];&quot;&quot;)" office:value-type="float" office:value="3857" calcext:value-type="float">
            <text:p>3857</text:p>
          </table:table-cell>
          <table:table-cell table:number-columns-repeated="1022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formula="of:=IF(MOD([.$F3860];[.A3863])=0;[.A3863];&quot;&quot;)" office:value-type="float" office:value="3858" calcext:value-type="float">
            <text:p>3858</text:p>
          </table:table-cell>
          <table:table-cell table:number-columns-repeated="1022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formula="of:=IF(MOD([.$F3861];[.A3864])=0;[.A3864];&quot;&quot;)" office:value-type="float" office:value="3859" calcext:value-type="float">
            <text:p>3859</text:p>
          </table:table-cell>
          <table:table-cell table:number-columns-repeated="1022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formula="of:=IF(MOD([.$F3862];[.A3865])=0;[.A3865];&quot;&quot;)" office:value-type="float" office:value="3860" calcext:value-type="float">
            <text:p>3860</text:p>
          </table:table-cell>
          <table:table-cell table:number-columns-repeated="1022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formula="of:=IF(MOD([.$F3863];[.A3866])=0;[.A3866];&quot;&quot;)" office:value-type="float" office:value="3861" calcext:value-type="float">
            <text:p>3861</text:p>
          </table:table-cell>
          <table:table-cell table:number-columns-repeated="1022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formula="of:=IF(MOD([.$F3864];[.A3867])=0;[.A3867];&quot;&quot;)" office:value-type="float" office:value="3862" calcext:value-type="float">
            <text:p>3862</text:p>
          </table:table-cell>
          <table:table-cell table:number-columns-repeated="1022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formula="of:=IF(MOD([.$F3865];[.A3868])=0;[.A3868];&quot;&quot;)" office:value-type="float" office:value="3863" calcext:value-type="float">
            <text:p>3863</text:p>
          </table:table-cell>
          <table:table-cell table:number-columns-repeated="1022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formula="of:=IF(MOD([.$F3866];[.A3869])=0;[.A3869];&quot;&quot;)" office:value-type="float" office:value="3864" calcext:value-type="float">
            <text:p>3864</text:p>
          </table:table-cell>
          <table:table-cell table:number-columns-repeated="1022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formula="of:=IF(MOD([.$F3867];[.A3870])=0;[.A3870];&quot;&quot;)" office:value-type="float" office:value="3865" calcext:value-type="float">
            <text:p>3865</text:p>
          </table:table-cell>
          <table:table-cell table:number-columns-repeated="1022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formula="of:=IF(MOD([.$F3868];[.A3871])=0;[.A3871];&quot;&quot;)" office:value-type="float" office:value="3866" calcext:value-type="float">
            <text:p>3866</text:p>
          </table:table-cell>
          <table:table-cell table:number-columns-repeated="1022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formula="of:=IF(MOD([.$F3869];[.A3872])=0;[.A3872];&quot;&quot;)" office:value-type="float" office:value="3867" calcext:value-type="float">
            <text:p>3867</text:p>
          </table:table-cell>
          <table:table-cell table:number-columns-repeated="1022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formula="of:=IF(MOD([.$F3870];[.A3873])=0;[.A3873];&quot;&quot;)" office:value-type="float" office:value="3868" calcext:value-type="float">
            <text:p>3868</text:p>
          </table:table-cell>
          <table:table-cell table:number-columns-repeated="1022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formula="of:=IF(MOD([.$F3871];[.A3874])=0;[.A3874];&quot;&quot;)" office:value-type="float" office:value="3869" calcext:value-type="float">
            <text:p>3869</text:p>
          </table:table-cell>
          <table:table-cell table:number-columns-repeated="1022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formula="of:=IF(MOD([.$F3872];[.A3875])=0;[.A3875];&quot;&quot;)" office:value-type="float" office:value="3870" calcext:value-type="float">
            <text:p>3870</text:p>
          </table:table-cell>
          <table:table-cell table:number-columns-repeated="1022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formula="of:=IF(MOD([.$F3873];[.A3876])=0;[.A3876];&quot;&quot;)" office:value-type="float" office:value="3871" calcext:value-type="float">
            <text:p>3871</text:p>
          </table:table-cell>
          <table:table-cell table:number-columns-repeated="1022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formula="of:=IF(MOD([.$F3874];[.A3877])=0;[.A3877];&quot;&quot;)" office:value-type="float" office:value="3872" calcext:value-type="float">
            <text:p>3872</text:p>
          </table:table-cell>
          <table:table-cell table:number-columns-repeated="1022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formula="of:=IF(MOD([.$F3875];[.A3878])=0;[.A3878];&quot;&quot;)" office:value-type="float" office:value="3873" calcext:value-type="float">
            <text:p>3873</text:p>
          </table:table-cell>
          <table:table-cell table:number-columns-repeated="1022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formula="of:=IF(MOD([.$F3876];[.A3879])=0;[.A3879];&quot;&quot;)" office:value-type="float" office:value="3874" calcext:value-type="float">
            <text:p>3874</text:p>
          </table:table-cell>
          <table:table-cell table:number-columns-repeated="1022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formula="of:=IF(MOD([.$F3877];[.A3880])=0;[.A3880];&quot;&quot;)" office:value-type="float" office:value="3875" calcext:value-type="float">
            <text:p>3875</text:p>
          </table:table-cell>
          <table:table-cell table:number-columns-repeated="1022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formula="of:=IF(MOD([.$F3878];[.A3881])=0;[.A3881];&quot;&quot;)" office:value-type="float" office:value="3876" calcext:value-type="float">
            <text:p>3876</text:p>
          </table:table-cell>
          <table:table-cell table:number-columns-repeated="1022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formula="of:=IF(MOD([.$F3879];[.A3882])=0;[.A3882];&quot;&quot;)" office:value-type="float" office:value="3877" calcext:value-type="float">
            <text:p>3877</text:p>
          </table:table-cell>
          <table:table-cell table:number-columns-repeated="1022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formula="of:=IF(MOD([.$F3880];[.A3883])=0;[.A3883];&quot;&quot;)" office:value-type="float" office:value="3878" calcext:value-type="float">
            <text:p>3878</text:p>
          </table:table-cell>
          <table:table-cell table:number-columns-repeated="1022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formula="of:=IF(MOD([.$F3881];[.A3884])=0;[.A3884];&quot;&quot;)" office:value-type="float" office:value="3879" calcext:value-type="float">
            <text:p>3879</text:p>
          </table:table-cell>
          <table:table-cell table:number-columns-repeated="1022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formula="of:=IF(MOD([.$F3882];[.A3885])=0;[.A3885];&quot;&quot;)" office:value-type="float" office:value="3880" calcext:value-type="float">
            <text:p>3880</text:p>
          </table:table-cell>
          <table:table-cell table:number-columns-repeated="1022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formula="of:=IF(MOD([.$F3883];[.A3886])=0;[.A3886];&quot;&quot;)" office:value-type="float" office:value="3881" calcext:value-type="float">
            <text:p>3881</text:p>
          </table:table-cell>
          <table:table-cell table:number-columns-repeated="1022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formula="of:=IF(MOD([.$F3884];[.A3887])=0;[.A3887];&quot;&quot;)" office:value-type="float" office:value="3882" calcext:value-type="float">
            <text:p>3882</text:p>
          </table:table-cell>
          <table:table-cell table:number-columns-repeated="1022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formula="of:=IF(MOD([.$F3885];[.A3888])=0;[.A3888];&quot;&quot;)" office:value-type="float" office:value="3883" calcext:value-type="float">
            <text:p>3883</text:p>
          </table:table-cell>
          <table:table-cell table:number-columns-repeated="1022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formula="of:=IF(MOD([.$F3886];[.A3889])=0;[.A3889];&quot;&quot;)" office:value-type="float" office:value="3884" calcext:value-type="float">
            <text:p>3884</text:p>
          </table:table-cell>
          <table:table-cell table:number-columns-repeated="1022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formula="of:=IF(MOD([.$F3887];[.A3890])=0;[.A3890];&quot;&quot;)" office:value-type="float" office:value="3885" calcext:value-type="float">
            <text:p>3885</text:p>
          </table:table-cell>
          <table:table-cell table:number-columns-repeated="1022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formula="of:=IF(MOD([.$F3888];[.A3891])=0;[.A3891];&quot;&quot;)" office:value-type="float" office:value="3886" calcext:value-type="float">
            <text:p>3886</text:p>
          </table:table-cell>
          <table:table-cell table:number-columns-repeated="1022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formula="of:=IF(MOD([.$F3889];[.A3892])=0;[.A3892];&quot;&quot;)" office:value-type="float" office:value="3887" calcext:value-type="float">
            <text:p>3887</text:p>
          </table:table-cell>
          <table:table-cell table:number-columns-repeated="1022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formula="of:=IF(MOD([.$F3890];[.A3893])=0;[.A3893];&quot;&quot;)" office:value-type="float" office:value="3888" calcext:value-type="float">
            <text:p>3888</text:p>
          </table:table-cell>
          <table:table-cell table:number-columns-repeated="1022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formula="of:=IF(MOD([.$F3891];[.A3894])=0;[.A3894];&quot;&quot;)" office:value-type="float" office:value="3889" calcext:value-type="float">
            <text:p>3889</text:p>
          </table:table-cell>
          <table:table-cell table:number-columns-repeated="1022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formula="of:=IF(MOD([.$F3892];[.A3895])=0;[.A3895];&quot;&quot;)" office:value-type="float" office:value="3890" calcext:value-type="float">
            <text:p>3890</text:p>
          </table:table-cell>
          <table:table-cell table:number-columns-repeated="1022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formula="of:=IF(MOD([.$F3893];[.A3896])=0;[.A3896];&quot;&quot;)" office:value-type="float" office:value="3891" calcext:value-type="float">
            <text:p>3891</text:p>
          </table:table-cell>
          <table:table-cell table:number-columns-repeated="1022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formula="of:=IF(MOD([.$F3894];[.A3897])=0;[.A3897];&quot;&quot;)" office:value-type="float" office:value="3892" calcext:value-type="float">
            <text:p>3892</text:p>
          </table:table-cell>
          <table:table-cell table:number-columns-repeated="1022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formula="of:=IF(MOD([.$F3895];[.A3898])=0;[.A3898];&quot;&quot;)" office:value-type="float" office:value="3893" calcext:value-type="float">
            <text:p>3893</text:p>
          </table:table-cell>
          <table:table-cell table:number-columns-repeated="1022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formula="of:=IF(MOD([.$F3896];[.A3899])=0;[.A3899];&quot;&quot;)" office:value-type="float" office:value="3894" calcext:value-type="float">
            <text:p>3894</text:p>
          </table:table-cell>
          <table:table-cell table:number-columns-repeated="1022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formula="of:=IF(MOD([.$F3897];[.A3900])=0;[.A3900];&quot;&quot;)" office:value-type="float" office:value="3895" calcext:value-type="float">
            <text:p>3895</text:p>
          </table:table-cell>
          <table:table-cell table:number-columns-repeated="1022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formula="of:=IF(MOD([.$F3898];[.A3901])=0;[.A3901];&quot;&quot;)" office:value-type="float" office:value="3896" calcext:value-type="float">
            <text:p>3896</text:p>
          </table:table-cell>
          <table:table-cell table:number-columns-repeated="1022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formula="of:=IF(MOD([.$F3899];[.A3902])=0;[.A3902];&quot;&quot;)" office:value-type="float" office:value="3897" calcext:value-type="float">
            <text:p>3897</text:p>
          </table:table-cell>
          <table:table-cell table:number-columns-repeated="1022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formula="of:=IF(MOD([.$F3900];[.A3903])=0;[.A3903];&quot;&quot;)" office:value-type="float" office:value="3898" calcext:value-type="float">
            <text:p>3898</text:p>
          </table:table-cell>
          <table:table-cell table:number-columns-repeated="1022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formula="of:=IF(MOD([.$F3901];[.A3904])=0;[.A3904];&quot;&quot;)" office:value-type="float" office:value="3899" calcext:value-type="float">
            <text:p>3899</text:p>
          </table:table-cell>
          <table:table-cell table:number-columns-repeated="1022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formula="of:=IF(MOD([.$F3902];[.A3905])=0;[.A3905];&quot;&quot;)" office:value-type="float" office:value="3900" calcext:value-type="float">
            <text:p>3900</text:p>
          </table:table-cell>
          <table:table-cell table:number-columns-repeated="1022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formula="of:=IF(MOD([.$F3903];[.A3906])=0;[.A3906];&quot;&quot;)" office:value-type="float" office:value="3901" calcext:value-type="float">
            <text:p>3901</text:p>
          </table:table-cell>
          <table:table-cell table:number-columns-repeated="1022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formula="of:=IF(MOD([.$F3904];[.A3907])=0;[.A3907];&quot;&quot;)" office:value-type="float" office:value="3902" calcext:value-type="float">
            <text:p>3902</text:p>
          </table:table-cell>
          <table:table-cell table:number-columns-repeated="1022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formula="of:=IF(MOD([.$F3905];[.A3908])=0;[.A3908];&quot;&quot;)" office:value-type="float" office:value="3903" calcext:value-type="float">
            <text:p>3903</text:p>
          </table:table-cell>
          <table:table-cell table:number-columns-repeated="1022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formula="of:=IF(MOD([.$F3906];[.A3909])=0;[.A3909];&quot;&quot;)" office:value-type="float" office:value="3904" calcext:value-type="float">
            <text:p>3904</text:p>
          </table:table-cell>
          <table:table-cell table:number-columns-repeated="1022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formula="of:=IF(MOD([.$F3907];[.A3910])=0;[.A3910];&quot;&quot;)" office:value-type="float" office:value="3905" calcext:value-type="float">
            <text:p>3905</text:p>
          </table:table-cell>
          <table:table-cell table:number-columns-repeated="1022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formula="of:=IF(MOD([.$F3908];[.A3911])=0;[.A3911];&quot;&quot;)" office:value-type="float" office:value="3906" calcext:value-type="float">
            <text:p>3906</text:p>
          </table:table-cell>
          <table:table-cell table:number-columns-repeated="1022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formula="of:=IF(MOD([.$F3909];[.A3912])=0;[.A3912];&quot;&quot;)" office:value-type="float" office:value="3907" calcext:value-type="float">
            <text:p>3907</text:p>
          </table:table-cell>
          <table:table-cell table:number-columns-repeated="1022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formula="of:=IF(MOD([.$F3910];[.A3913])=0;[.A3913];&quot;&quot;)" office:value-type="float" office:value="3908" calcext:value-type="float">
            <text:p>3908</text:p>
          </table:table-cell>
          <table:table-cell table:number-columns-repeated="1022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formula="of:=IF(MOD([.$F3911];[.A3914])=0;[.A3914];&quot;&quot;)" office:value-type="float" office:value="3909" calcext:value-type="float">
            <text:p>3909</text:p>
          </table:table-cell>
          <table:table-cell table:number-columns-repeated="1022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formula="of:=IF(MOD([.$F3912];[.A3915])=0;[.A3915];&quot;&quot;)" office:value-type="float" office:value="3910" calcext:value-type="float">
            <text:p>3910</text:p>
          </table:table-cell>
          <table:table-cell table:number-columns-repeated="1022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formula="of:=IF(MOD([.$F3913];[.A3916])=0;[.A3916];&quot;&quot;)" office:value-type="float" office:value="3911" calcext:value-type="float">
            <text:p>3911</text:p>
          </table:table-cell>
          <table:table-cell table:number-columns-repeated="1022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formula="of:=IF(MOD([.$F3914];[.A3917])=0;[.A3917];&quot;&quot;)" office:value-type="float" office:value="3912" calcext:value-type="float">
            <text:p>3912</text:p>
          </table:table-cell>
          <table:table-cell table:number-columns-repeated="1022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formula="of:=IF(MOD([.$F3915];[.A3918])=0;[.A3918];&quot;&quot;)" office:value-type="float" office:value="3913" calcext:value-type="float">
            <text:p>3913</text:p>
          </table:table-cell>
          <table:table-cell table:number-columns-repeated="1022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formula="of:=IF(MOD([.$F3916];[.A3919])=0;[.A3919];&quot;&quot;)" office:value-type="float" office:value="3914" calcext:value-type="float">
            <text:p>3914</text:p>
          </table:table-cell>
          <table:table-cell table:number-columns-repeated="1022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formula="of:=IF(MOD([.$F3917];[.A3920])=0;[.A3920];&quot;&quot;)" office:value-type="float" office:value="3915" calcext:value-type="float">
            <text:p>3915</text:p>
          </table:table-cell>
          <table:table-cell table:number-columns-repeated="1022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formula="of:=IF(MOD([.$F3918];[.A3921])=0;[.A3921];&quot;&quot;)" office:value-type="float" office:value="3916" calcext:value-type="float">
            <text:p>3916</text:p>
          </table:table-cell>
          <table:table-cell table:number-columns-repeated="1022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formula="of:=IF(MOD([.$F3919];[.A3922])=0;[.A3922];&quot;&quot;)" office:value-type="float" office:value="3917" calcext:value-type="float">
            <text:p>3917</text:p>
          </table:table-cell>
          <table:table-cell table:number-columns-repeated="1022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formula="of:=IF(MOD([.$F3920];[.A3923])=0;[.A3923];&quot;&quot;)" office:value-type="float" office:value="3918" calcext:value-type="float">
            <text:p>3918</text:p>
          </table:table-cell>
          <table:table-cell table:number-columns-repeated="1022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formula="of:=IF(MOD([.$F3921];[.A3924])=0;[.A3924];&quot;&quot;)" office:value-type="float" office:value="3919" calcext:value-type="float">
            <text:p>3919</text:p>
          </table:table-cell>
          <table:table-cell table:number-columns-repeated="1022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formula="of:=IF(MOD([.$F3922];[.A3925])=0;[.A3925];&quot;&quot;)" office:value-type="float" office:value="3920" calcext:value-type="float">
            <text:p>3920</text:p>
          </table:table-cell>
          <table:table-cell table:number-columns-repeated="1022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formula="of:=IF(MOD([.$F3923];[.A3926])=0;[.A3926];&quot;&quot;)" office:value-type="float" office:value="3921" calcext:value-type="float">
            <text:p>3921</text:p>
          </table:table-cell>
          <table:table-cell table:number-columns-repeated="1022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formula="of:=IF(MOD([.$F3924];[.A3927])=0;[.A3927];&quot;&quot;)" office:value-type="float" office:value="3922" calcext:value-type="float">
            <text:p>3922</text:p>
          </table:table-cell>
          <table:table-cell table:number-columns-repeated="1022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formula="of:=IF(MOD([.$F3925];[.A3928])=0;[.A3928];&quot;&quot;)" office:value-type="float" office:value="3923" calcext:value-type="float">
            <text:p>3923</text:p>
          </table:table-cell>
          <table:table-cell table:number-columns-repeated="1022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formula="of:=IF(MOD([.$F3926];[.A3929])=0;[.A3929];&quot;&quot;)" office:value-type="float" office:value="3924" calcext:value-type="float">
            <text:p>3924</text:p>
          </table:table-cell>
          <table:table-cell table:number-columns-repeated="1022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formula="of:=IF(MOD([.$F3927];[.A3930])=0;[.A3930];&quot;&quot;)" office:value-type="float" office:value="3925" calcext:value-type="float">
            <text:p>3925</text:p>
          </table:table-cell>
          <table:table-cell table:number-columns-repeated="1022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formula="of:=IF(MOD([.$F3928];[.A3931])=0;[.A3931];&quot;&quot;)" office:value-type="float" office:value="3926" calcext:value-type="float">
            <text:p>3926</text:p>
          </table:table-cell>
          <table:table-cell table:number-columns-repeated="1022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formula="of:=IF(MOD([.$F3929];[.A3932])=0;[.A3932];&quot;&quot;)" office:value-type="float" office:value="3927" calcext:value-type="float">
            <text:p>3927</text:p>
          </table:table-cell>
          <table:table-cell table:number-columns-repeated="1022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formula="of:=IF(MOD([.$F3930];[.A3933])=0;[.A3933];&quot;&quot;)" office:value-type="float" office:value="3928" calcext:value-type="float">
            <text:p>3928</text:p>
          </table:table-cell>
          <table:table-cell table:number-columns-repeated="1022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formula="of:=IF(MOD([.$F3931];[.A3934])=0;[.A3934];&quot;&quot;)" office:value-type="float" office:value="3929" calcext:value-type="float">
            <text:p>3929</text:p>
          </table:table-cell>
          <table:table-cell table:number-columns-repeated="1022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formula="of:=IF(MOD([.$F3932];[.A3935])=0;[.A3935];&quot;&quot;)" office:value-type="float" office:value="3930" calcext:value-type="float">
            <text:p>3930</text:p>
          </table:table-cell>
          <table:table-cell table:number-columns-repeated="1022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formula="of:=IF(MOD([.$F3933];[.A3936])=0;[.A3936];&quot;&quot;)" office:value-type="float" office:value="3931" calcext:value-type="float">
            <text:p>3931</text:p>
          </table:table-cell>
          <table:table-cell table:number-columns-repeated="1022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formula="of:=IF(MOD([.$F3934];[.A3937])=0;[.A3937];&quot;&quot;)" office:value-type="float" office:value="3932" calcext:value-type="float">
            <text:p>3932</text:p>
          </table:table-cell>
          <table:table-cell table:number-columns-repeated="1022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formula="of:=IF(MOD([.$F3935];[.A3938])=0;[.A3938];&quot;&quot;)" office:value-type="float" office:value="3933" calcext:value-type="float">
            <text:p>3933</text:p>
          </table:table-cell>
          <table:table-cell table:number-columns-repeated="1022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formula="of:=IF(MOD([.$F3936];[.A3939])=0;[.A3939];&quot;&quot;)" office:value-type="float" office:value="3934" calcext:value-type="float">
            <text:p>3934</text:p>
          </table:table-cell>
          <table:table-cell table:number-columns-repeated="1022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formula="of:=IF(MOD([.$F3937];[.A3940])=0;[.A3940];&quot;&quot;)" office:value-type="float" office:value="3935" calcext:value-type="float">
            <text:p>3935</text:p>
          </table:table-cell>
          <table:table-cell table:number-columns-repeated="1022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formula="of:=IF(MOD([.$F3938];[.A3941])=0;[.A3941];&quot;&quot;)" office:value-type="float" office:value="3936" calcext:value-type="float">
            <text:p>3936</text:p>
          </table:table-cell>
          <table:table-cell table:number-columns-repeated="1022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formula="of:=IF(MOD([.$F3939];[.A3942])=0;[.A3942];&quot;&quot;)" office:value-type="float" office:value="3937" calcext:value-type="float">
            <text:p>3937</text:p>
          </table:table-cell>
          <table:table-cell table:number-columns-repeated="1022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formula="of:=IF(MOD([.$F3940];[.A3943])=0;[.A3943];&quot;&quot;)" office:value-type="float" office:value="3938" calcext:value-type="float">
            <text:p>3938</text:p>
          </table:table-cell>
          <table:table-cell table:number-columns-repeated="1022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formula="of:=IF(MOD([.$F3941];[.A3944])=0;[.A3944];&quot;&quot;)" office:value-type="float" office:value="3939" calcext:value-type="float">
            <text:p>3939</text:p>
          </table:table-cell>
          <table:table-cell table:number-columns-repeated="1022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formula="of:=IF(MOD([.$F3942];[.A3945])=0;[.A3945];&quot;&quot;)" office:value-type="float" office:value="3940" calcext:value-type="float">
            <text:p>3940</text:p>
          </table:table-cell>
          <table:table-cell table:number-columns-repeated="1022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formula="of:=IF(MOD([.$F3943];[.A3946])=0;[.A3946];&quot;&quot;)" office:value-type="float" office:value="3941" calcext:value-type="float">
            <text:p>3941</text:p>
          </table:table-cell>
          <table:table-cell table:number-columns-repeated="1022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formula="of:=IF(MOD([.$F3944];[.A3947])=0;[.A3947];&quot;&quot;)" office:value-type="float" office:value="3942" calcext:value-type="float">
            <text:p>3942</text:p>
          </table:table-cell>
          <table:table-cell table:number-columns-repeated="1022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formula="of:=IF(MOD([.$F3945];[.A3948])=0;[.A3948];&quot;&quot;)" office:value-type="float" office:value="3943" calcext:value-type="float">
            <text:p>3943</text:p>
          </table:table-cell>
          <table:table-cell table:number-columns-repeated="1022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formula="of:=IF(MOD([.$F3946];[.A3949])=0;[.A3949];&quot;&quot;)" office:value-type="float" office:value="3944" calcext:value-type="float">
            <text:p>3944</text:p>
          </table:table-cell>
          <table:table-cell table:number-columns-repeated="1022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formula="of:=IF(MOD([.$F3947];[.A3950])=0;[.A3950];&quot;&quot;)" office:value-type="float" office:value="3945" calcext:value-type="float">
            <text:p>3945</text:p>
          </table:table-cell>
          <table:table-cell table:number-columns-repeated="1022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formula="of:=IF(MOD([.$F3948];[.A3951])=0;[.A3951];&quot;&quot;)" office:value-type="float" office:value="3946" calcext:value-type="float">
            <text:p>3946</text:p>
          </table:table-cell>
          <table:table-cell table:number-columns-repeated="1022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formula="of:=IF(MOD([.$F3949];[.A3952])=0;[.A3952];&quot;&quot;)" office:value-type="float" office:value="3947" calcext:value-type="float">
            <text:p>3947</text:p>
          </table:table-cell>
          <table:table-cell table:number-columns-repeated="1022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formula="of:=IF(MOD([.$F3950];[.A3953])=0;[.A3953];&quot;&quot;)" office:value-type="float" office:value="3948" calcext:value-type="float">
            <text:p>3948</text:p>
          </table:table-cell>
          <table:table-cell table:number-columns-repeated="1022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formula="of:=IF(MOD([.$F3951];[.A3954])=0;[.A3954];&quot;&quot;)" office:value-type="float" office:value="3949" calcext:value-type="float">
            <text:p>3949</text:p>
          </table:table-cell>
          <table:table-cell table:number-columns-repeated="1022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formula="of:=IF(MOD([.$F3952];[.A3955])=0;[.A3955];&quot;&quot;)" office:value-type="float" office:value="3950" calcext:value-type="float">
            <text:p>3950</text:p>
          </table:table-cell>
          <table:table-cell table:number-columns-repeated="1022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formula="of:=IF(MOD([.$F3953];[.A3956])=0;[.A3956];&quot;&quot;)" office:value-type="float" office:value="3951" calcext:value-type="float">
            <text:p>3951</text:p>
          </table:table-cell>
          <table:table-cell table:number-columns-repeated="1022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formula="of:=IF(MOD([.$F3954];[.A3957])=0;[.A3957];&quot;&quot;)" office:value-type="float" office:value="3952" calcext:value-type="float">
            <text:p>3952</text:p>
          </table:table-cell>
          <table:table-cell table:number-columns-repeated="1022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formula="of:=IF(MOD([.$F3955];[.A3958])=0;[.A3958];&quot;&quot;)" office:value-type="float" office:value="3953" calcext:value-type="float">
            <text:p>3953</text:p>
          </table:table-cell>
          <table:table-cell table:number-columns-repeated="1022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formula="of:=IF(MOD([.$F3956];[.A3959])=0;[.A3959];&quot;&quot;)" office:value-type="float" office:value="3954" calcext:value-type="float">
            <text:p>3954</text:p>
          </table:table-cell>
          <table:table-cell table:number-columns-repeated="1022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formula="of:=IF(MOD([.$F3957];[.A3960])=0;[.A3960];&quot;&quot;)" office:value-type="float" office:value="3955" calcext:value-type="float">
            <text:p>3955</text:p>
          </table:table-cell>
          <table:table-cell table:number-columns-repeated="1022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formula="of:=IF(MOD([.$F3958];[.A3961])=0;[.A3961];&quot;&quot;)" office:value-type="float" office:value="3956" calcext:value-type="float">
            <text:p>3956</text:p>
          </table:table-cell>
          <table:table-cell table:number-columns-repeated="1022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formula="of:=IF(MOD([.$F3959];[.A3962])=0;[.A3962];&quot;&quot;)" office:value-type="float" office:value="3957" calcext:value-type="float">
            <text:p>3957</text:p>
          </table:table-cell>
          <table:table-cell table:number-columns-repeated="1022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formula="of:=IF(MOD([.$F3960];[.A3963])=0;[.A3963];&quot;&quot;)" office:value-type="float" office:value="3958" calcext:value-type="float">
            <text:p>3958</text:p>
          </table:table-cell>
          <table:table-cell table:number-columns-repeated="1022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formula="of:=IF(MOD([.$F3961];[.A3964])=0;[.A3964];&quot;&quot;)" office:value-type="float" office:value="3959" calcext:value-type="float">
            <text:p>3959</text:p>
          </table:table-cell>
          <table:table-cell table:number-columns-repeated="1022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formula="of:=IF(MOD([.$F3962];[.A3965])=0;[.A3965];&quot;&quot;)" office:value-type="float" office:value="3960" calcext:value-type="float">
            <text:p>3960</text:p>
          </table:table-cell>
          <table:table-cell table:number-columns-repeated="1022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formula="of:=IF(MOD([.$F3963];[.A3966])=0;[.A3966];&quot;&quot;)" office:value-type="float" office:value="3961" calcext:value-type="float">
            <text:p>3961</text:p>
          </table:table-cell>
          <table:table-cell table:number-columns-repeated="1022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formula="of:=IF(MOD([.$F3964];[.A3967])=0;[.A3967];&quot;&quot;)" office:value-type="float" office:value="3962" calcext:value-type="float">
            <text:p>3962</text:p>
          </table:table-cell>
          <table:table-cell table:number-columns-repeated="1022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formula="of:=IF(MOD([.$F3965];[.A3968])=0;[.A3968];&quot;&quot;)" office:value-type="float" office:value="3963" calcext:value-type="float">
            <text:p>3963</text:p>
          </table:table-cell>
          <table:table-cell table:number-columns-repeated="1022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formula="of:=IF(MOD([.$F3966];[.A3969])=0;[.A3969];&quot;&quot;)" office:value-type="float" office:value="3964" calcext:value-type="float">
            <text:p>3964</text:p>
          </table:table-cell>
          <table:table-cell table:number-columns-repeated="1022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formula="of:=IF(MOD([.$F3967];[.A3970])=0;[.A3970];&quot;&quot;)" office:value-type="float" office:value="3965" calcext:value-type="float">
            <text:p>3965</text:p>
          </table:table-cell>
          <table:table-cell table:number-columns-repeated="1022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formula="of:=IF(MOD([.$F3968];[.A3971])=0;[.A3971];&quot;&quot;)" office:value-type="float" office:value="3966" calcext:value-type="float">
            <text:p>3966</text:p>
          </table:table-cell>
          <table:table-cell table:number-columns-repeated="1022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formula="of:=IF(MOD([.$F3969];[.A3972])=0;[.A3972];&quot;&quot;)" office:value-type="float" office:value="3967" calcext:value-type="float">
            <text:p>3967</text:p>
          </table:table-cell>
          <table:table-cell table:number-columns-repeated="1022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formula="of:=IF(MOD([.$F3970];[.A3973])=0;[.A3973];&quot;&quot;)" office:value-type="float" office:value="3968" calcext:value-type="float">
            <text:p>3968</text:p>
          </table:table-cell>
          <table:table-cell table:number-columns-repeated="1022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formula="of:=IF(MOD([.$F3971];[.A3974])=0;[.A3974];&quot;&quot;)" office:value-type="float" office:value="3969" calcext:value-type="float">
            <text:p>3969</text:p>
          </table:table-cell>
          <table:table-cell table:number-columns-repeated="1022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formula="of:=IF(MOD([.$F3972];[.A3975])=0;[.A3975];&quot;&quot;)" office:value-type="float" office:value="3970" calcext:value-type="float">
            <text:p>3970</text:p>
          </table:table-cell>
          <table:table-cell table:number-columns-repeated="1022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formula="of:=IF(MOD([.$F3973];[.A3976])=0;[.A3976];&quot;&quot;)" office:value-type="float" office:value="3971" calcext:value-type="float">
            <text:p>3971</text:p>
          </table:table-cell>
          <table:table-cell table:number-columns-repeated="1022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formula="of:=IF(MOD([.$F3974];[.A3977])=0;[.A3977];&quot;&quot;)" office:value-type="float" office:value="3972" calcext:value-type="float">
            <text:p>3972</text:p>
          </table:table-cell>
          <table:table-cell table:number-columns-repeated="1022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formula="of:=IF(MOD([.$F3975];[.A3978])=0;[.A3978];&quot;&quot;)" office:value-type="float" office:value="3973" calcext:value-type="float">
            <text:p>3973</text:p>
          </table:table-cell>
          <table:table-cell table:number-columns-repeated="1022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formula="of:=IF(MOD([.$F3976];[.A3979])=0;[.A3979];&quot;&quot;)" office:value-type="float" office:value="3974" calcext:value-type="float">
            <text:p>3974</text:p>
          </table:table-cell>
          <table:table-cell table:number-columns-repeated="1022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formula="of:=IF(MOD([.$F3977];[.A3980])=0;[.A3980];&quot;&quot;)" office:value-type="float" office:value="3975" calcext:value-type="float">
            <text:p>3975</text:p>
          </table:table-cell>
          <table:table-cell table:number-columns-repeated="1022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formula="of:=IF(MOD([.$F3978];[.A3981])=0;[.A3981];&quot;&quot;)" office:value-type="float" office:value="3976" calcext:value-type="float">
            <text:p>3976</text:p>
          </table:table-cell>
          <table:table-cell table:number-columns-repeated="1022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formula="of:=IF(MOD([.$F3979];[.A3982])=0;[.A3982];&quot;&quot;)" office:value-type="float" office:value="3977" calcext:value-type="float">
            <text:p>3977</text:p>
          </table:table-cell>
          <table:table-cell table:number-columns-repeated="1022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formula="of:=IF(MOD([.$F3980];[.A3983])=0;[.A3983];&quot;&quot;)" office:value-type="float" office:value="3978" calcext:value-type="float">
            <text:p>3978</text:p>
          </table:table-cell>
          <table:table-cell table:number-columns-repeated="1022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formula="of:=IF(MOD([.$F3981];[.A3984])=0;[.A3984];&quot;&quot;)" office:value-type="float" office:value="3979" calcext:value-type="float">
            <text:p>3979</text:p>
          </table:table-cell>
          <table:table-cell table:number-columns-repeated="1022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formula="of:=IF(MOD([.$F3982];[.A3985])=0;[.A3985];&quot;&quot;)" office:value-type="float" office:value="3980" calcext:value-type="float">
            <text:p>3980</text:p>
          </table:table-cell>
          <table:table-cell table:number-columns-repeated="1022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formula="of:=IF(MOD([.$F3983];[.A3986])=0;[.A3986];&quot;&quot;)" office:value-type="float" office:value="3981" calcext:value-type="float">
            <text:p>3981</text:p>
          </table:table-cell>
          <table:table-cell table:number-columns-repeated="1022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formula="of:=IF(MOD([.$F3984];[.A3987])=0;[.A3987];&quot;&quot;)" office:value-type="float" office:value="3982" calcext:value-type="float">
            <text:p>3982</text:p>
          </table:table-cell>
          <table:table-cell table:number-columns-repeated="1022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formula="of:=IF(MOD([.$F3985];[.A3988])=0;[.A3988];&quot;&quot;)" office:value-type="float" office:value="3983" calcext:value-type="float">
            <text:p>3983</text:p>
          </table:table-cell>
          <table:table-cell table:number-columns-repeated="1022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formula="of:=IF(MOD([.$F3986];[.A3989])=0;[.A3989];&quot;&quot;)" office:value-type="float" office:value="3984" calcext:value-type="float">
            <text:p>3984</text:p>
          </table:table-cell>
          <table:table-cell table:number-columns-repeated="1022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formula="of:=IF(MOD([.$F3987];[.A3990])=0;[.A3990];&quot;&quot;)" office:value-type="float" office:value="3985" calcext:value-type="float">
            <text:p>3985</text:p>
          </table:table-cell>
          <table:table-cell table:number-columns-repeated="1022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formula="of:=IF(MOD([.$F3988];[.A3991])=0;[.A3991];&quot;&quot;)" office:value-type="float" office:value="3986" calcext:value-type="float">
            <text:p>3986</text:p>
          </table:table-cell>
          <table:table-cell table:number-columns-repeated="1022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formula="of:=IF(MOD([.$F3989];[.A3992])=0;[.A3992];&quot;&quot;)" office:value-type="float" office:value="3987" calcext:value-type="float">
            <text:p>3987</text:p>
          </table:table-cell>
          <table:table-cell table:number-columns-repeated="1022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formula="of:=IF(MOD([.$F3990];[.A3993])=0;[.A3993];&quot;&quot;)" office:value-type="float" office:value="3988" calcext:value-type="float">
            <text:p>3988</text:p>
          </table:table-cell>
          <table:table-cell table:number-columns-repeated="1022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formula="of:=IF(MOD([.$F3991];[.A3994])=0;[.A3994];&quot;&quot;)" office:value-type="float" office:value="3989" calcext:value-type="float">
            <text:p>3989</text:p>
          </table:table-cell>
          <table:table-cell table:number-columns-repeated="1022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formula="of:=IF(MOD([.$F3992];[.A3995])=0;[.A3995];&quot;&quot;)" office:value-type="float" office:value="3990" calcext:value-type="float">
            <text:p>3990</text:p>
          </table:table-cell>
          <table:table-cell table:number-columns-repeated="1022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formula="of:=IF(MOD([.$F3993];[.A3996])=0;[.A3996];&quot;&quot;)" office:value-type="float" office:value="3991" calcext:value-type="float">
            <text:p>3991</text:p>
          </table:table-cell>
          <table:table-cell table:number-columns-repeated="1022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formula="of:=IF(MOD([.$F3994];[.A3997])=0;[.A3997];&quot;&quot;)" office:value-type="float" office:value="3992" calcext:value-type="float">
            <text:p>3992</text:p>
          </table:table-cell>
          <table:table-cell table:number-columns-repeated="1022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formula="of:=IF(MOD([.$F3995];[.A3998])=0;[.A3998];&quot;&quot;)" office:value-type="float" office:value="3993" calcext:value-type="float">
            <text:p>3993</text:p>
          </table:table-cell>
          <table:table-cell table:number-columns-repeated="1022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formula="of:=IF(MOD([.$F3996];[.A3999])=0;[.A3999];&quot;&quot;)" office:value-type="float" office:value="3994" calcext:value-type="float">
            <text:p>3994</text:p>
          </table:table-cell>
          <table:table-cell table:number-columns-repeated="1022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formula="of:=IF(MOD([.$F3997];[.A4000])=0;[.A4000];&quot;&quot;)" office:value-type="float" office:value="3995" calcext:value-type="float">
            <text:p>3995</text:p>
          </table:table-cell>
          <table:table-cell table:number-columns-repeated="1022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formula="of:=IF(MOD([.$F3998];[.A4001])=0;[.A4001];&quot;&quot;)" office:value-type="float" office:value="3996" calcext:value-type="float">
            <text:p>3996</text:p>
          </table:table-cell>
          <table:table-cell table:number-columns-repeated="1022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formula="of:=IF(MOD([.$F3999];[.A4002])=0;[.A4002];&quot;&quot;)" office:value-type="float" office:value="3997" calcext:value-type="float">
            <text:p>3997</text:p>
          </table:table-cell>
          <table:table-cell table:number-columns-repeated="1022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formula="of:=IF(MOD([.$F4000];[.A4003])=0;[.A4003];&quot;&quot;)" office:value-type="float" office:value="3998" calcext:value-type="float">
            <text:p>3998</text:p>
          </table:table-cell>
          <table:table-cell table:number-columns-repeated="1022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formula="of:=IF(MOD([.$F4001];[.A4004])=0;[.A4004];&quot;&quot;)" office:value-type="float" office:value="3999" calcext:value-type="float">
            <text:p>3999</text:p>
          </table:table-cell>
          <table:table-cell table:number-columns-repeated="1022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formula="of:=IF(MOD([.$F4002];[.A4005])=0;[.A4005];&quot;&quot;)" office:value-type="float" office:value="4000" calcext:value-type="float">
            <text:p>4000</text:p>
          </table:table-cell>
          <table:table-cell table:number-columns-repeated="1022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formula="of:=IF(MOD([.$F4003];[.A4006])=0;[.A4006];&quot;&quot;)" office:value-type="float" office:value="4001" calcext:value-type="float">
            <text:p>4001</text:p>
          </table:table-cell>
          <table:table-cell table:number-columns-repeated="1022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formula="of:=IF(MOD([.$F4004];[.A4007])=0;[.A4007];&quot;&quot;)" office:value-type="float" office:value="4002" calcext:value-type="float">
            <text:p>4002</text:p>
          </table:table-cell>
          <table:table-cell table:number-columns-repeated="1022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formula="of:=IF(MOD([.$F4005];[.A4008])=0;[.A4008];&quot;&quot;)" office:value-type="float" office:value="4003" calcext:value-type="float">
            <text:p>4003</text:p>
          </table:table-cell>
          <table:table-cell table:number-columns-repeated="1022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formula="of:=IF(MOD([.$F4006];[.A4009])=0;[.A4009];&quot;&quot;)" office:value-type="float" office:value="4004" calcext:value-type="float">
            <text:p>4004</text:p>
          </table:table-cell>
          <table:table-cell table:number-columns-repeated="1022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formula="of:=IF(MOD([.$F4007];[.A4010])=0;[.A4010];&quot;&quot;)" office:value-type="float" office:value="4005" calcext:value-type="float">
            <text:p>4005</text:p>
          </table:table-cell>
          <table:table-cell table:number-columns-repeated="1022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formula="of:=IF(MOD([.$F4008];[.A4011])=0;[.A4011];&quot;&quot;)" office:value-type="float" office:value="4006" calcext:value-type="float">
            <text:p>4006</text:p>
          </table:table-cell>
          <table:table-cell table:number-columns-repeated="1022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formula="of:=IF(MOD([.$F4009];[.A4012])=0;[.A4012];&quot;&quot;)" office:value-type="float" office:value="4007" calcext:value-type="float">
            <text:p>4007</text:p>
          </table:table-cell>
          <table:table-cell table:number-columns-repeated="1022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formula="of:=IF(MOD([.$F4010];[.A4013])=0;[.A4013];&quot;&quot;)" office:value-type="float" office:value="4008" calcext:value-type="float">
            <text:p>4008</text:p>
          </table:table-cell>
          <table:table-cell table:number-columns-repeated="1022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formula="of:=IF(MOD([.$F4011];[.A4014])=0;[.A4014];&quot;&quot;)" office:value-type="float" office:value="4009" calcext:value-type="float">
            <text:p>4009</text:p>
          </table:table-cell>
          <table:table-cell table:number-columns-repeated="1022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formula="of:=IF(MOD([.$F4012];[.A4015])=0;[.A4015];&quot;&quot;)" office:value-type="float" office:value="4010" calcext:value-type="float">
            <text:p>4010</text:p>
          </table:table-cell>
          <table:table-cell table:number-columns-repeated="1022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formula="of:=IF(MOD([.$F4013];[.A4016])=0;[.A4016];&quot;&quot;)" office:value-type="float" office:value="4011" calcext:value-type="float">
            <text:p>4011</text:p>
          </table:table-cell>
          <table:table-cell table:number-columns-repeated="1022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formula="of:=IF(MOD([.$F4014];[.A4017])=0;[.A4017];&quot;&quot;)" office:value-type="float" office:value="4012" calcext:value-type="float">
            <text:p>4012</text:p>
          </table:table-cell>
          <table:table-cell table:number-columns-repeated="1022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formula="of:=IF(MOD([.$F4015];[.A4018])=0;[.A4018];&quot;&quot;)" office:value-type="float" office:value="4013" calcext:value-type="float">
            <text:p>4013</text:p>
          </table:table-cell>
          <table:table-cell table:number-columns-repeated="1022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formula="of:=IF(MOD([.$F4016];[.A4019])=0;[.A4019];&quot;&quot;)" office:value-type="float" office:value="4014" calcext:value-type="float">
            <text:p>4014</text:p>
          </table:table-cell>
          <table:table-cell table:number-columns-repeated="1022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formula="of:=IF(MOD([.$F4017];[.A4020])=0;[.A4020];&quot;&quot;)" office:value-type="float" office:value="4015" calcext:value-type="float">
            <text:p>4015</text:p>
          </table:table-cell>
          <table:table-cell table:number-columns-repeated="1022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formula="of:=IF(MOD([.$F4018];[.A4021])=0;[.A4021];&quot;&quot;)" office:value-type="float" office:value="4016" calcext:value-type="float">
            <text:p>4016</text:p>
          </table:table-cell>
          <table:table-cell table:number-columns-repeated="1022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formula="of:=IF(MOD([.$F4019];[.A4022])=0;[.A4022];&quot;&quot;)" office:value-type="float" office:value="4017" calcext:value-type="float">
            <text:p>4017</text:p>
          </table:table-cell>
          <table:table-cell table:number-columns-repeated="1022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formula="of:=IF(MOD([.$F4020];[.A4023])=0;[.A4023];&quot;&quot;)" office:value-type="float" office:value="4018" calcext:value-type="float">
            <text:p>4018</text:p>
          </table:table-cell>
          <table:table-cell table:number-columns-repeated="1022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formula="of:=IF(MOD([.$F4021];[.A4024])=0;[.A4024];&quot;&quot;)" office:value-type="float" office:value="4019" calcext:value-type="float">
            <text:p>4019</text:p>
          </table:table-cell>
          <table:table-cell table:number-columns-repeated="1022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formula="of:=IF(MOD([.$F4022];[.A4025])=0;[.A4025];&quot;&quot;)" office:value-type="float" office:value="4020" calcext:value-type="float">
            <text:p>4020</text:p>
          </table:table-cell>
          <table:table-cell table:number-columns-repeated="1022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formula="of:=IF(MOD([.$F4023];[.A4026])=0;[.A4026];&quot;&quot;)" office:value-type="float" office:value="4021" calcext:value-type="float">
            <text:p>4021</text:p>
          </table:table-cell>
          <table:table-cell table:number-columns-repeated="1022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formula="of:=IF(MOD([.$F4024];[.A4027])=0;[.A4027];&quot;&quot;)" office:value-type="float" office:value="4022" calcext:value-type="float">
            <text:p>4022</text:p>
          </table:table-cell>
          <table:table-cell table:number-columns-repeated="1022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formula="of:=IF(MOD([.$F4025];[.A4028])=0;[.A4028];&quot;&quot;)" office:value-type="float" office:value="4023" calcext:value-type="float">
            <text:p>4023</text:p>
          </table:table-cell>
          <table:table-cell table:number-columns-repeated="1022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formula="of:=IF(MOD([.$F4026];[.A4029])=0;[.A4029];&quot;&quot;)" office:value-type="float" office:value="4024" calcext:value-type="float">
            <text:p>4024</text:p>
          </table:table-cell>
          <table:table-cell table:number-columns-repeated="1022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formula="of:=IF(MOD([.$F4027];[.A4030])=0;[.A4030];&quot;&quot;)" office:value-type="float" office:value="4025" calcext:value-type="float">
            <text:p>4025</text:p>
          </table:table-cell>
          <table:table-cell table:number-columns-repeated="1022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formula="of:=IF(MOD([.$F4028];[.A4031])=0;[.A4031];&quot;&quot;)" office:value-type="float" office:value="4026" calcext:value-type="float">
            <text:p>4026</text:p>
          </table:table-cell>
          <table:table-cell table:number-columns-repeated="1022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formula="of:=IF(MOD([.$F4029];[.A4032])=0;[.A4032];&quot;&quot;)" office:value-type="float" office:value="4027" calcext:value-type="float">
            <text:p>4027</text:p>
          </table:table-cell>
          <table:table-cell table:number-columns-repeated="1022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formula="of:=IF(MOD([.$F4030];[.A4033])=0;[.A4033];&quot;&quot;)" office:value-type="float" office:value="4028" calcext:value-type="float">
            <text:p>4028</text:p>
          </table:table-cell>
          <table:table-cell table:number-columns-repeated="1022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formula="of:=IF(MOD([.$F4031];[.A4034])=0;[.A4034];&quot;&quot;)" office:value-type="float" office:value="4029" calcext:value-type="float">
            <text:p>4029</text:p>
          </table:table-cell>
          <table:table-cell table:number-columns-repeated="1022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formula="of:=IF(MOD([.$F4032];[.A4035])=0;[.A4035];&quot;&quot;)" office:value-type="float" office:value="4030" calcext:value-type="float">
            <text:p>4030</text:p>
          </table:table-cell>
          <table:table-cell table:number-columns-repeated="1022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formula="of:=IF(MOD([.$F4033];[.A4036])=0;[.A4036];&quot;&quot;)" office:value-type="float" office:value="4031" calcext:value-type="float">
            <text:p>4031</text:p>
          </table:table-cell>
          <table:table-cell table:number-columns-repeated="1022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formula="of:=IF(MOD([.$F4034];[.A4037])=0;[.A4037];&quot;&quot;)" office:value-type="float" office:value="4032" calcext:value-type="float">
            <text:p>4032</text:p>
          </table:table-cell>
          <table:table-cell table:number-columns-repeated="1022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formula="of:=IF(MOD([.$F4035];[.A4038])=0;[.A4038];&quot;&quot;)" office:value-type="float" office:value="4033" calcext:value-type="float">
            <text:p>4033</text:p>
          </table:table-cell>
          <table:table-cell table:number-columns-repeated="1022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formula="of:=IF(MOD([.$F4036];[.A4039])=0;[.A4039];&quot;&quot;)" office:value-type="float" office:value="4034" calcext:value-type="float">
            <text:p>4034</text:p>
          </table:table-cell>
          <table:table-cell table:number-columns-repeated="1022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formula="of:=IF(MOD([.$F4037];[.A4040])=0;[.A4040];&quot;&quot;)" office:value-type="float" office:value="4035" calcext:value-type="float">
            <text:p>4035</text:p>
          </table:table-cell>
          <table:table-cell table:number-columns-repeated="1022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formula="of:=IF(MOD([.$F4038];[.A4041])=0;[.A4041];&quot;&quot;)" office:value-type="float" office:value="4036" calcext:value-type="float">
            <text:p>4036</text:p>
          </table:table-cell>
          <table:table-cell table:number-columns-repeated="1022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formula="of:=IF(MOD([.$F4039];[.A4042])=0;[.A4042];&quot;&quot;)" office:value-type="float" office:value="4037" calcext:value-type="float">
            <text:p>4037</text:p>
          </table:table-cell>
          <table:table-cell table:number-columns-repeated="1022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formula="of:=IF(MOD([.$F4040];[.A4043])=0;[.A4043];&quot;&quot;)" office:value-type="float" office:value="4038" calcext:value-type="float">
            <text:p>4038</text:p>
          </table:table-cell>
          <table:table-cell table:number-columns-repeated="1022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formula="of:=IF(MOD([.$F4041];[.A4044])=0;[.A4044];&quot;&quot;)" office:value-type="float" office:value="4039" calcext:value-type="float">
            <text:p>4039</text:p>
          </table:table-cell>
          <table:table-cell table:number-columns-repeated="1022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formula="of:=IF(MOD([.$F4042];[.A4045])=0;[.A4045];&quot;&quot;)" office:value-type="float" office:value="4040" calcext:value-type="float">
            <text:p>4040</text:p>
          </table:table-cell>
          <table:table-cell table:number-columns-repeated="1022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formula="of:=IF(MOD([.$F4043];[.A4046])=0;[.A4046];&quot;&quot;)" office:value-type="float" office:value="4041" calcext:value-type="float">
            <text:p>4041</text:p>
          </table:table-cell>
          <table:table-cell table:number-columns-repeated="1022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formula="of:=IF(MOD([.$F4044];[.A4047])=0;[.A4047];&quot;&quot;)" office:value-type="float" office:value="4042" calcext:value-type="float">
            <text:p>4042</text:p>
          </table:table-cell>
          <table:table-cell table:number-columns-repeated="1022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formula="of:=IF(MOD([.$F4045];[.A4048])=0;[.A4048];&quot;&quot;)" office:value-type="float" office:value="4043" calcext:value-type="float">
            <text:p>4043</text:p>
          </table:table-cell>
          <table:table-cell table:number-columns-repeated="1022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formula="of:=IF(MOD([.$F4046];[.A4049])=0;[.A4049];&quot;&quot;)" office:value-type="float" office:value="4044" calcext:value-type="float">
            <text:p>4044</text:p>
          </table:table-cell>
          <table:table-cell table:number-columns-repeated="1022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formula="of:=IF(MOD([.$F4047];[.A4050])=0;[.A4050];&quot;&quot;)" office:value-type="float" office:value="4045" calcext:value-type="float">
            <text:p>4045</text:p>
          </table:table-cell>
          <table:table-cell table:number-columns-repeated="1022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formula="of:=IF(MOD([.$F4048];[.A4051])=0;[.A4051];&quot;&quot;)" office:value-type="float" office:value="4046" calcext:value-type="float">
            <text:p>4046</text:p>
          </table:table-cell>
          <table:table-cell table:number-columns-repeated="1022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formula="of:=IF(MOD([.$F4049];[.A4052])=0;[.A4052];&quot;&quot;)" office:value-type="float" office:value="4047" calcext:value-type="float">
            <text:p>4047</text:p>
          </table:table-cell>
          <table:table-cell table:number-columns-repeated="1022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formula="of:=IF(MOD([.$F4050];[.A4053])=0;[.A4053];&quot;&quot;)" office:value-type="float" office:value="4048" calcext:value-type="float">
            <text:p>4048</text:p>
          </table:table-cell>
          <table:table-cell table:number-columns-repeated="1022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formula="of:=IF(MOD([.$F4051];[.A4054])=0;[.A4054];&quot;&quot;)" office:value-type="float" office:value="4049" calcext:value-type="float">
            <text:p>4049</text:p>
          </table:table-cell>
          <table:table-cell table:number-columns-repeated="1022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formula="of:=IF(MOD([.$F4052];[.A4055])=0;[.A4055];&quot;&quot;)" office:value-type="float" office:value="4050" calcext:value-type="float">
            <text:p>4050</text:p>
          </table:table-cell>
          <table:table-cell table:number-columns-repeated="1022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formula="of:=IF(MOD([.$F4053];[.A4056])=0;[.A4056];&quot;&quot;)" office:value-type="float" office:value="4051" calcext:value-type="float">
            <text:p>4051</text:p>
          </table:table-cell>
          <table:table-cell table:number-columns-repeated="1022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formula="of:=IF(MOD([.$F4054];[.A4057])=0;[.A4057];&quot;&quot;)" office:value-type="float" office:value="4052" calcext:value-type="float">
            <text:p>4052</text:p>
          </table:table-cell>
          <table:table-cell table:number-columns-repeated="1022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formula="of:=IF(MOD([.$F4055];[.A4058])=0;[.A4058];&quot;&quot;)" office:value-type="float" office:value="4053" calcext:value-type="float">
            <text:p>4053</text:p>
          </table:table-cell>
          <table:table-cell table:number-columns-repeated="1022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formula="of:=IF(MOD([.$F4056];[.A4059])=0;[.A4059];&quot;&quot;)" office:value-type="float" office:value="4054" calcext:value-type="float">
            <text:p>4054</text:p>
          </table:table-cell>
          <table:table-cell table:number-columns-repeated="1022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formula="of:=IF(MOD([.$F4057];[.A4060])=0;[.A4060];&quot;&quot;)" office:value-type="float" office:value="4055" calcext:value-type="float">
            <text:p>4055</text:p>
          </table:table-cell>
          <table:table-cell table:number-columns-repeated="1022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formula="of:=IF(MOD([.$F4058];[.A4061])=0;[.A4061];&quot;&quot;)" office:value-type="float" office:value="4056" calcext:value-type="float">
            <text:p>4056</text:p>
          </table:table-cell>
          <table:table-cell table:number-columns-repeated="1022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formula="of:=IF(MOD([.$F4059];[.A4062])=0;[.A4062];&quot;&quot;)" office:value-type="float" office:value="4057" calcext:value-type="float">
            <text:p>4057</text:p>
          </table:table-cell>
          <table:table-cell table:number-columns-repeated="1022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formula="of:=IF(MOD([.$F4060];[.A4063])=0;[.A4063];&quot;&quot;)" office:value-type="float" office:value="4058" calcext:value-type="float">
            <text:p>4058</text:p>
          </table:table-cell>
          <table:table-cell table:number-columns-repeated="1022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formula="of:=IF(MOD([.$F4061];[.A4064])=0;[.A4064];&quot;&quot;)" office:value-type="float" office:value="4059" calcext:value-type="float">
            <text:p>4059</text:p>
          </table:table-cell>
          <table:table-cell table:number-columns-repeated="1022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formula="of:=IF(MOD([.$F4062];[.A4065])=0;[.A4065];&quot;&quot;)" office:value-type="float" office:value="4060" calcext:value-type="float">
            <text:p>4060</text:p>
          </table:table-cell>
          <table:table-cell table:number-columns-repeated="1022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formula="of:=IF(MOD([.$F4063];[.A4066])=0;[.A4066];&quot;&quot;)" office:value-type="float" office:value="4061" calcext:value-type="float">
            <text:p>4061</text:p>
          </table:table-cell>
          <table:table-cell table:number-columns-repeated="1022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formula="of:=IF(MOD([.$F4064];[.A4067])=0;[.A4067];&quot;&quot;)" office:value-type="float" office:value="4062" calcext:value-type="float">
            <text:p>4062</text:p>
          </table:table-cell>
          <table:table-cell table:number-columns-repeated="1022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formula="of:=IF(MOD([.$F4065];[.A4068])=0;[.A4068];&quot;&quot;)" office:value-type="float" office:value="4063" calcext:value-type="float">
            <text:p>4063</text:p>
          </table:table-cell>
          <table:table-cell table:number-columns-repeated="1022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formula="of:=IF(MOD([.$F4066];[.A4069])=0;[.A4069];&quot;&quot;)" office:value-type="float" office:value="4064" calcext:value-type="float">
            <text:p>4064</text:p>
          </table:table-cell>
          <table:table-cell table:number-columns-repeated="1022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formula="of:=IF(MOD([.$F4067];[.A4070])=0;[.A4070];&quot;&quot;)" office:value-type="float" office:value="4065" calcext:value-type="float">
            <text:p>4065</text:p>
          </table:table-cell>
          <table:table-cell table:number-columns-repeated="1022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formula="of:=IF(MOD([.$F4068];[.A4071])=0;[.A4071];&quot;&quot;)" office:value-type="float" office:value="4066" calcext:value-type="float">
            <text:p>4066</text:p>
          </table:table-cell>
          <table:table-cell table:number-columns-repeated="1022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formula="of:=IF(MOD([.$F4069];[.A4072])=0;[.A4072];&quot;&quot;)" office:value-type="float" office:value="4067" calcext:value-type="float">
            <text:p>4067</text:p>
          </table:table-cell>
          <table:table-cell table:number-columns-repeated="1022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formula="of:=IF(MOD([.$F4070];[.A4073])=0;[.A4073];&quot;&quot;)" office:value-type="float" office:value="4068" calcext:value-type="float">
            <text:p>4068</text:p>
          </table:table-cell>
          <table:table-cell table:number-columns-repeated="1022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formula="of:=IF(MOD([.$F4071];[.A4074])=0;[.A4074];&quot;&quot;)" office:value-type="float" office:value="4069" calcext:value-type="float">
            <text:p>4069</text:p>
          </table:table-cell>
          <table:table-cell table:number-columns-repeated="1022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formula="of:=IF(MOD([.$F4072];[.A4075])=0;[.A4075];&quot;&quot;)" office:value-type="float" office:value="4070" calcext:value-type="float">
            <text:p>4070</text:p>
          </table:table-cell>
          <table:table-cell table:number-columns-repeated="1022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formula="of:=IF(MOD([.$F4073];[.A4076])=0;[.A4076];&quot;&quot;)" office:value-type="float" office:value="4071" calcext:value-type="float">
            <text:p>4071</text:p>
          </table:table-cell>
          <table:table-cell table:number-columns-repeated="1022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formula="of:=IF(MOD([.$F4074];[.A4077])=0;[.A4077];&quot;&quot;)" office:value-type="float" office:value="4072" calcext:value-type="float">
            <text:p>4072</text:p>
          </table:table-cell>
          <table:table-cell table:number-columns-repeated="1022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formula="of:=IF(MOD([.$F4075];[.A4078])=0;[.A4078];&quot;&quot;)" office:value-type="float" office:value="4073" calcext:value-type="float">
            <text:p>4073</text:p>
          </table:table-cell>
          <table:table-cell table:number-columns-repeated="1022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formula="of:=IF(MOD([.$F4076];[.A4079])=0;[.A4079];&quot;&quot;)" office:value-type="float" office:value="4074" calcext:value-type="float">
            <text:p>4074</text:p>
          </table:table-cell>
          <table:table-cell table:number-columns-repeated="1022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formula="of:=IF(MOD([.$F4077];[.A4080])=0;[.A4080];&quot;&quot;)" office:value-type="float" office:value="4075" calcext:value-type="float">
            <text:p>4075</text:p>
          </table:table-cell>
          <table:table-cell table:number-columns-repeated="1022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formula="of:=IF(MOD([.$F4078];[.A4081])=0;[.A4081];&quot;&quot;)" office:value-type="float" office:value="4076" calcext:value-type="float">
            <text:p>4076</text:p>
          </table:table-cell>
          <table:table-cell table:number-columns-repeated="1022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formula="of:=IF(MOD([.$F4079];[.A4082])=0;[.A4082];&quot;&quot;)" office:value-type="float" office:value="4077" calcext:value-type="float">
            <text:p>4077</text:p>
          </table:table-cell>
          <table:table-cell table:number-columns-repeated="1022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formula="of:=IF(MOD([.$F4080];[.A4083])=0;[.A4083];&quot;&quot;)" office:value-type="float" office:value="4078" calcext:value-type="float">
            <text:p>4078</text:p>
          </table:table-cell>
          <table:table-cell table:number-columns-repeated="1022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formula="of:=IF(MOD([.$F4081];[.A4084])=0;[.A4084];&quot;&quot;)" office:value-type="float" office:value="4079" calcext:value-type="float">
            <text:p>4079</text:p>
          </table:table-cell>
          <table:table-cell table:number-columns-repeated="1022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formula="of:=IF(MOD([.$F4082];[.A4085])=0;[.A4085];&quot;&quot;)" office:value-type="float" office:value="4080" calcext:value-type="float">
            <text:p>4080</text:p>
          </table:table-cell>
          <table:table-cell table:number-columns-repeated="1022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formula="of:=IF(MOD([.$F4083];[.A4086])=0;[.A4086];&quot;&quot;)" office:value-type="float" office:value="4081" calcext:value-type="float">
            <text:p>4081</text:p>
          </table:table-cell>
          <table:table-cell table:number-columns-repeated="1022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formula="of:=IF(MOD([.$F4084];[.A4087])=0;[.A4087];&quot;&quot;)" office:value-type="float" office:value="4082" calcext:value-type="float">
            <text:p>4082</text:p>
          </table:table-cell>
          <table:table-cell table:number-columns-repeated="1022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formula="of:=IF(MOD([.$F4085];[.A4088])=0;[.A4088];&quot;&quot;)" office:value-type="float" office:value="4083" calcext:value-type="float">
            <text:p>4083</text:p>
          </table:table-cell>
          <table:table-cell table:number-columns-repeated="1022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formula="of:=IF(MOD([.$F4086];[.A4089])=0;[.A4089];&quot;&quot;)" office:value-type="float" office:value="4084" calcext:value-type="float">
            <text:p>4084</text:p>
          </table:table-cell>
          <table:table-cell table:number-columns-repeated="1022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formula="of:=IF(MOD([.$F4087];[.A4090])=0;[.A4090];&quot;&quot;)" office:value-type="float" office:value="4085" calcext:value-type="float">
            <text:p>4085</text:p>
          </table:table-cell>
          <table:table-cell table:number-columns-repeated="1022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formula="of:=IF(MOD([.$F4088];[.A4091])=0;[.A4091];&quot;&quot;)" office:value-type="float" office:value="4086" calcext:value-type="float">
            <text:p>4086</text:p>
          </table:table-cell>
          <table:table-cell table:number-columns-repeated="1022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formula="of:=IF(MOD([.$F4089];[.A4092])=0;[.A4092];&quot;&quot;)" office:value-type="float" office:value="4087" calcext:value-type="float">
            <text:p>4087</text:p>
          </table:table-cell>
          <table:table-cell table:number-columns-repeated="1022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formula="of:=IF(MOD([.$F4090];[.A4093])=0;[.A4093];&quot;&quot;)" office:value-type="float" office:value="4088" calcext:value-type="float">
            <text:p>4088</text:p>
          </table:table-cell>
          <table:table-cell table:number-columns-repeated="1022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formula="of:=IF(MOD([.$F4091];[.A4094])=0;[.A4094];&quot;&quot;)" office:value-type="float" office:value="4089" calcext:value-type="float">
            <text:p>4089</text:p>
          </table:table-cell>
          <table:table-cell table:number-columns-repeated="1022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formula="of:=IF(MOD([.$F4092];[.A4095])=0;[.A4095];&quot;&quot;)" office:value-type="float" office:value="4090" calcext:value-type="float">
            <text:p>4090</text:p>
          </table:table-cell>
          <table:table-cell table:number-columns-repeated="1022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formula="of:=IF(MOD([.$F4093];[.A4096])=0;[.A4096];&quot;&quot;)" office:value-type="float" office:value="4091" calcext:value-type="float">
            <text:p>4091</text:p>
          </table:table-cell>
          <table:table-cell table:number-columns-repeated="1022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formula="of:=IF(MOD([.$F4094];[.A4097])=0;[.A4097];&quot;&quot;)" office:value-type="float" office:value="4092" calcext:value-type="float">
            <text:p>4092</text:p>
          </table:table-cell>
          <table:table-cell table:number-columns-repeated="1022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formula="of:=IF(MOD([.$F4095];[.A4098])=0;[.A4098];&quot;&quot;)" office:value-type="float" office:value="4093" calcext:value-type="float">
            <text:p>4093</text:p>
          </table:table-cell>
          <table:table-cell table:number-columns-repeated="1022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formula="of:=IF(MOD([.$F4096];[.A4099])=0;[.A4099];&quot;&quot;)" office:value-type="float" office:value="4094" calcext:value-type="float">
            <text:p>4094</text:p>
          </table:table-cell>
          <table:table-cell table:number-columns-repeated="1022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formula="of:=IF(MOD([.$F4097];[.A4100])=0;[.A4100];&quot;&quot;)" office:value-type="float" office:value="4095" calcext:value-type="float">
            <text:p>4095</text:p>
          </table:table-cell>
          <table:table-cell table:number-columns-repeated="1022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formula="of:=IF(MOD([.$F4098];[.A4101])=0;[.A4101];&quot;&quot;)" office:value-type="float" office:value="4096" calcext:value-type="float">
            <text:p>4096</text:p>
          </table:table-cell>
          <table:table-cell table:number-columns-repeated="1022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formula="of:=IF(MOD([.$F4099];[.A4102])=0;[.A4102];&quot;&quot;)" office:value-type="float" office:value="4097" calcext:value-type="float">
            <text:p>4097</text:p>
          </table:table-cell>
          <table:table-cell table:number-columns-repeated="1022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formula="of:=IF(MOD([.$F4100];[.A4103])=0;[.A4103];&quot;&quot;)" office:value-type="float" office:value="4098" calcext:value-type="float">
            <text:p>4098</text:p>
          </table:table-cell>
          <table:table-cell table:number-columns-repeated="1022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formula="of:=IF(MOD([.$F4101];[.A4104])=0;[.A4104];&quot;&quot;)" office:value-type="float" office:value="4099" calcext:value-type="float">
            <text:p>4099</text:p>
          </table:table-cell>
          <table:table-cell table:number-columns-repeated="1022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formula="of:=IF(MOD([.$F4102];[.A4105])=0;[.A4105];&quot;&quot;)" office:value-type="float" office:value="4100" calcext:value-type="float">
            <text:p>4100</text:p>
          </table:table-cell>
          <table:table-cell table:number-columns-repeated="1022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formula="of:=IF(MOD([.$F4103];[.A4106])=0;[.A4106];&quot;&quot;)" office:value-type="float" office:value="4101" calcext:value-type="float">
            <text:p>4101</text:p>
          </table:table-cell>
          <table:table-cell table:number-columns-repeated="1022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formula="of:=IF(MOD([.$F4104];[.A4107])=0;[.A4107];&quot;&quot;)" office:value-type="float" office:value="4102" calcext:value-type="float">
            <text:p>4102</text:p>
          </table:table-cell>
          <table:table-cell table:number-columns-repeated="1022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formula="of:=IF(MOD([.$F4105];[.A4108])=0;[.A4108];&quot;&quot;)" office:value-type="float" office:value="4103" calcext:value-type="float">
            <text:p>4103</text:p>
          </table:table-cell>
          <table:table-cell table:number-columns-repeated="1022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formula="of:=IF(MOD([.$F4106];[.A4109])=0;[.A4109];&quot;&quot;)" office:value-type="float" office:value="4104" calcext:value-type="float">
            <text:p>4104</text:p>
          </table:table-cell>
          <table:table-cell table:number-columns-repeated="1022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formula="of:=IF(MOD([.$F4107];[.A4110])=0;[.A4110];&quot;&quot;)" office:value-type="float" office:value="4105" calcext:value-type="float">
            <text:p>4105</text:p>
          </table:table-cell>
          <table:table-cell table:number-columns-repeated="1022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formula="of:=IF(MOD([.$F4108];[.A4111])=0;[.A4111];&quot;&quot;)" office:value-type="float" office:value="4106" calcext:value-type="float">
            <text:p>4106</text:p>
          </table:table-cell>
          <table:table-cell table:number-columns-repeated="1022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formula="of:=IF(MOD([.$F4109];[.A4112])=0;[.A4112];&quot;&quot;)" office:value-type="float" office:value="4107" calcext:value-type="float">
            <text:p>4107</text:p>
          </table:table-cell>
          <table:table-cell table:number-columns-repeated="1022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formula="of:=IF(MOD([.$F4110];[.A4113])=0;[.A4113];&quot;&quot;)" office:value-type="float" office:value="4108" calcext:value-type="float">
            <text:p>4108</text:p>
          </table:table-cell>
          <table:table-cell table:number-columns-repeated="1022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formula="of:=IF(MOD([.$F4111];[.A4114])=0;[.A4114];&quot;&quot;)" office:value-type="float" office:value="4109" calcext:value-type="float">
            <text:p>4109</text:p>
          </table:table-cell>
          <table:table-cell table:number-columns-repeated="1022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formula="of:=IF(MOD([.$F4112];[.A4115])=0;[.A4115];&quot;&quot;)" office:value-type="float" office:value="4110" calcext:value-type="float">
            <text:p>4110</text:p>
          </table:table-cell>
          <table:table-cell table:number-columns-repeated="1022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formula="of:=IF(MOD([.$F4113];[.A4116])=0;[.A4116];&quot;&quot;)" office:value-type="float" office:value="4111" calcext:value-type="float">
            <text:p>4111</text:p>
          </table:table-cell>
          <table:table-cell table:number-columns-repeated="1022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formula="of:=IF(MOD([.$F4114];[.A4117])=0;[.A4117];&quot;&quot;)" office:value-type="float" office:value="4112" calcext:value-type="float">
            <text:p>4112</text:p>
          </table:table-cell>
          <table:table-cell table:number-columns-repeated="1022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formula="of:=IF(MOD([.$F4115];[.A4118])=0;[.A4118];&quot;&quot;)" office:value-type="float" office:value="4113" calcext:value-type="float">
            <text:p>4113</text:p>
          </table:table-cell>
          <table:table-cell table:number-columns-repeated="1022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formula="of:=IF(MOD([.$F4116];[.A4119])=0;[.A4119];&quot;&quot;)" office:value-type="float" office:value="4114" calcext:value-type="float">
            <text:p>4114</text:p>
          </table:table-cell>
          <table:table-cell table:number-columns-repeated="1022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formula="of:=IF(MOD([.$F4117];[.A4120])=0;[.A4120];&quot;&quot;)" office:value-type="float" office:value="4115" calcext:value-type="float">
            <text:p>4115</text:p>
          </table:table-cell>
          <table:table-cell table:number-columns-repeated="1022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formula="of:=IF(MOD([.$F4118];[.A4121])=0;[.A4121];&quot;&quot;)" office:value-type="float" office:value="4116" calcext:value-type="float">
            <text:p>4116</text:p>
          </table:table-cell>
          <table:table-cell table:number-columns-repeated="1022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formula="of:=IF(MOD([.$F4119];[.A4122])=0;[.A4122];&quot;&quot;)" office:value-type="float" office:value="4117" calcext:value-type="float">
            <text:p>4117</text:p>
          </table:table-cell>
          <table:table-cell table:number-columns-repeated="1022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formula="of:=IF(MOD([.$F4120];[.A4123])=0;[.A4123];&quot;&quot;)" office:value-type="float" office:value="4118" calcext:value-type="float">
            <text:p>4118</text:p>
          </table:table-cell>
          <table:table-cell table:number-columns-repeated="1022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formula="of:=IF(MOD([.$F4121];[.A4124])=0;[.A4124];&quot;&quot;)" office:value-type="float" office:value="4119" calcext:value-type="float">
            <text:p>4119</text:p>
          </table:table-cell>
          <table:table-cell table:number-columns-repeated="1022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formula="of:=IF(MOD([.$F4122];[.A4125])=0;[.A4125];&quot;&quot;)" office:value-type="float" office:value="4120" calcext:value-type="float">
            <text:p>4120</text:p>
          </table:table-cell>
          <table:table-cell table:number-columns-repeated="1022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formula="of:=IF(MOD([.$F4123];[.A4126])=0;[.A4126];&quot;&quot;)" office:value-type="float" office:value="4121" calcext:value-type="float">
            <text:p>4121</text:p>
          </table:table-cell>
          <table:table-cell table:number-columns-repeated="1022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formula="of:=IF(MOD([.$F4124];[.A4127])=0;[.A4127];&quot;&quot;)" office:value-type="float" office:value="4122" calcext:value-type="float">
            <text:p>4122</text:p>
          </table:table-cell>
          <table:table-cell table:number-columns-repeated="1022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formula="of:=IF(MOD([.$F4125];[.A4128])=0;[.A4128];&quot;&quot;)" office:value-type="float" office:value="4123" calcext:value-type="float">
            <text:p>4123</text:p>
          </table:table-cell>
          <table:table-cell table:number-columns-repeated="1022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formula="of:=IF(MOD([.$F4126];[.A4129])=0;[.A4129];&quot;&quot;)" office:value-type="float" office:value="4124" calcext:value-type="float">
            <text:p>4124</text:p>
          </table:table-cell>
          <table:table-cell table:number-columns-repeated="1022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formula="of:=IF(MOD([.$F4127];[.A4130])=0;[.A4130];&quot;&quot;)" office:value-type="float" office:value="4125" calcext:value-type="float">
            <text:p>4125</text:p>
          </table:table-cell>
          <table:table-cell table:number-columns-repeated="1022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formula="of:=IF(MOD([.$F4128];[.A4131])=0;[.A4131];&quot;&quot;)" office:value-type="float" office:value="4126" calcext:value-type="float">
            <text:p>4126</text:p>
          </table:table-cell>
          <table:table-cell table:number-columns-repeated="1022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formula="of:=IF(MOD([.$F4129];[.A4132])=0;[.A4132];&quot;&quot;)" office:value-type="float" office:value="4127" calcext:value-type="float">
            <text:p>4127</text:p>
          </table:table-cell>
          <table:table-cell table:number-columns-repeated="1022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formula="of:=IF(MOD([.$F4130];[.A4133])=0;[.A4133];&quot;&quot;)" office:value-type="float" office:value="4128" calcext:value-type="float">
            <text:p>4128</text:p>
          </table:table-cell>
          <table:table-cell table:number-columns-repeated="1022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formula="of:=IF(MOD([.$F4131];[.A4134])=0;[.A4134];&quot;&quot;)" office:value-type="float" office:value="4129" calcext:value-type="float">
            <text:p>4129</text:p>
          </table:table-cell>
          <table:table-cell table:number-columns-repeated="1022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formula="of:=IF(MOD([.$F4132];[.A4135])=0;[.A4135];&quot;&quot;)" office:value-type="float" office:value="4130" calcext:value-type="float">
            <text:p>4130</text:p>
          </table:table-cell>
          <table:table-cell table:number-columns-repeated="1022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formula="of:=IF(MOD([.$F4133];[.A4136])=0;[.A4136];&quot;&quot;)" office:value-type="float" office:value="4131" calcext:value-type="float">
            <text:p>4131</text:p>
          </table:table-cell>
          <table:table-cell table:number-columns-repeated="1022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formula="of:=IF(MOD([.$F4134];[.A4137])=0;[.A4137];&quot;&quot;)" office:value-type="float" office:value="4132" calcext:value-type="float">
            <text:p>4132</text:p>
          </table:table-cell>
          <table:table-cell table:number-columns-repeated="1022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formula="of:=IF(MOD([.$F4135];[.A4138])=0;[.A4138];&quot;&quot;)" office:value-type="float" office:value="4133" calcext:value-type="float">
            <text:p>4133</text:p>
          </table:table-cell>
          <table:table-cell table:number-columns-repeated="1022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formula="of:=IF(MOD([.$F4136];[.A4139])=0;[.A4139];&quot;&quot;)" office:value-type="float" office:value="4134" calcext:value-type="float">
            <text:p>4134</text:p>
          </table:table-cell>
          <table:table-cell table:number-columns-repeated="1022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formula="of:=IF(MOD([.$F4137];[.A4140])=0;[.A4140];&quot;&quot;)" office:value-type="float" office:value="4135" calcext:value-type="float">
            <text:p>4135</text:p>
          </table:table-cell>
          <table:table-cell table:number-columns-repeated="1022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formula="of:=IF(MOD([.$F4138];[.A4141])=0;[.A4141];&quot;&quot;)" office:value-type="float" office:value="4136" calcext:value-type="float">
            <text:p>4136</text:p>
          </table:table-cell>
          <table:table-cell table:number-columns-repeated="1022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formula="of:=IF(MOD([.$F4139];[.A4142])=0;[.A4142];&quot;&quot;)" office:value-type="float" office:value="4137" calcext:value-type="float">
            <text:p>4137</text:p>
          </table:table-cell>
          <table:table-cell table:number-columns-repeated="1022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formula="of:=IF(MOD([.$F4140];[.A4143])=0;[.A4143];&quot;&quot;)" office:value-type="float" office:value="4138" calcext:value-type="float">
            <text:p>4138</text:p>
          </table:table-cell>
          <table:table-cell table:number-columns-repeated="1022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formula="of:=IF(MOD([.$F4141];[.A4144])=0;[.A4144];&quot;&quot;)" office:value-type="float" office:value="4139" calcext:value-type="float">
            <text:p>4139</text:p>
          </table:table-cell>
          <table:table-cell table:number-columns-repeated="1022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formula="of:=IF(MOD([.$F4142];[.A4145])=0;[.A4145];&quot;&quot;)" office:value-type="float" office:value="4140" calcext:value-type="float">
            <text:p>4140</text:p>
          </table:table-cell>
          <table:table-cell table:number-columns-repeated="1022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formula="of:=IF(MOD([.$F4143];[.A4146])=0;[.A4146];&quot;&quot;)" office:value-type="float" office:value="4141" calcext:value-type="float">
            <text:p>4141</text:p>
          </table:table-cell>
          <table:table-cell table:number-columns-repeated="1022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formula="of:=IF(MOD([.$F4144];[.A4147])=0;[.A4147];&quot;&quot;)" office:value-type="float" office:value="4142" calcext:value-type="float">
            <text:p>4142</text:p>
          </table:table-cell>
          <table:table-cell table:number-columns-repeated="1022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formula="of:=IF(MOD([.$F4145];[.A4148])=0;[.A4148];&quot;&quot;)" office:value-type="float" office:value="4143" calcext:value-type="float">
            <text:p>4143</text:p>
          </table:table-cell>
          <table:table-cell table:number-columns-repeated="1022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formula="of:=IF(MOD([.$F4146];[.A4149])=0;[.A4149];&quot;&quot;)" office:value-type="float" office:value="4144" calcext:value-type="float">
            <text:p>4144</text:p>
          </table:table-cell>
          <table:table-cell table:number-columns-repeated="1022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formula="of:=IF(MOD([.$F4147];[.A4150])=0;[.A4150];&quot;&quot;)" office:value-type="float" office:value="4145" calcext:value-type="float">
            <text:p>4145</text:p>
          </table:table-cell>
          <table:table-cell table:number-columns-repeated="1022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formula="of:=IF(MOD([.$F4148];[.A4151])=0;[.A4151];&quot;&quot;)" office:value-type="float" office:value="4146" calcext:value-type="float">
            <text:p>4146</text:p>
          </table:table-cell>
          <table:table-cell table:number-columns-repeated="1022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formula="of:=IF(MOD([.$F4149];[.A4152])=0;[.A4152];&quot;&quot;)" office:value-type="float" office:value="4147" calcext:value-type="float">
            <text:p>4147</text:p>
          </table:table-cell>
          <table:table-cell table:number-columns-repeated="1022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formula="of:=IF(MOD([.$F4150];[.A4153])=0;[.A4153];&quot;&quot;)" office:value-type="float" office:value="4148" calcext:value-type="float">
            <text:p>4148</text:p>
          </table:table-cell>
          <table:table-cell table:number-columns-repeated="1022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formula="of:=IF(MOD([.$F4151];[.A4154])=0;[.A4154];&quot;&quot;)" office:value-type="float" office:value="4149" calcext:value-type="float">
            <text:p>4149</text:p>
          </table:table-cell>
          <table:table-cell table:number-columns-repeated="1022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formula="of:=IF(MOD([.$F4152];[.A4155])=0;[.A4155];&quot;&quot;)" office:value-type="float" office:value="4150" calcext:value-type="float">
            <text:p>4150</text:p>
          </table:table-cell>
          <table:table-cell table:number-columns-repeated="1022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formula="of:=IF(MOD([.$F4153];[.A4156])=0;[.A4156];&quot;&quot;)" office:value-type="float" office:value="4151" calcext:value-type="float">
            <text:p>4151</text:p>
          </table:table-cell>
          <table:table-cell table:number-columns-repeated="1022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formula="of:=IF(MOD([.$F4154];[.A4157])=0;[.A4157];&quot;&quot;)" office:value-type="float" office:value="4152" calcext:value-type="float">
            <text:p>4152</text:p>
          </table:table-cell>
          <table:table-cell table:number-columns-repeated="1022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formula="of:=IF(MOD([.$F4155];[.A4158])=0;[.A4158];&quot;&quot;)" office:value-type="float" office:value="4153" calcext:value-type="float">
            <text:p>4153</text:p>
          </table:table-cell>
          <table:table-cell table:number-columns-repeated="1022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formula="of:=IF(MOD([.$F4156];[.A4159])=0;[.A4159];&quot;&quot;)" office:value-type="float" office:value="4154" calcext:value-type="float">
            <text:p>4154</text:p>
          </table:table-cell>
          <table:table-cell table:number-columns-repeated="1022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formula="of:=IF(MOD([.$F4157];[.A4160])=0;[.A4160];&quot;&quot;)" office:value-type="float" office:value="4155" calcext:value-type="float">
            <text:p>4155</text:p>
          </table:table-cell>
          <table:table-cell table:number-columns-repeated="1022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formula="of:=IF(MOD([.$F4158];[.A4161])=0;[.A4161];&quot;&quot;)" office:value-type="float" office:value="4156" calcext:value-type="float">
            <text:p>4156</text:p>
          </table:table-cell>
          <table:table-cell table:number-columns-repeated="1022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formula="of:=IF(MOD([.$F4159];[.A4162])=0;[.A4162];&quot;&quot;)" office:value-type="float" office:value="4157" calcext:value-type="float">
            <text:p>4157</text:p>
          </table:table-cell>
          <table:table-cell table:number-columns-repeated="1022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formula="of:=IF(MOD([.$F4160];[.A4163])=0;[.A4163];&quot;&quot;)" office:value-type="float" office:value="4158" calcext:value-type="float">
            <text:p>4158</text:p>
          </table:table-cell>
          <table:table-cell table:number-columns-repeated="1022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formula="of:=IF(MOD([.$F4161];[.A4164])=0;[.A4164];&quot;&quot;)" office:value-type="float" office:value="4159" calcext:value-type="float">
            <text:p>4159</text:p>
          </table:table-cell>
          <table:table-cell table:number-columns-repeated="1022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formula="of:=IF(MOD([.$F4162];[.A4165])=0;[.A4165];&quot;&quot;)" office:value-type="float" office:value="4160" calcext:value-type="float">
            <text:p>4160</text:p>
          </table:table-cell>
          <table:table-cell table:number-columns-repeated="1022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formula="of:=IF(MOD([.$F4163];[.A4166])=0;[.A4166];&quot;&quot;)" office:value-type="float" office:value="4161" calcext:value-type="float">
            <text:p>4161</text:p>
          </table:table-cell>
          <table:table-cell table:number-columns-repeated="1022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formula="of:=IF(MOD([.$F4164];[.A4167])=0;[.A4167];&quot;&quot;)" office:value-type="float" office:value="4162" calcext:value-type="float">
            <text:p>4162</text:p>
          </table:table-cell>
          <table:table-cell table:number-columns-repeated="1022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formula="of:=IF(MOD([.$F4165];[.A4168])=0;[.A4168];&quot;&quot;)" office:value-type="float" office:value="4163" calcext:value-type="float">
            <text:p>4163</text:p>
          </table:table-cell>
          <table:table-cell table:number-columns-repeated="1022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formula="of:=IF(MOD([.$F4166];[.A4169])=0;[.A4169];&quot;&quot;)" office:value-type="float" office:value="4164" calcext:value-type="float">
            <text:p>4164</text:p>
          </table:table-cell>
          <table:table-cell table:number-columns-repeated="1022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formula="of:=IF(MOD([.$F4167];[.A4170])=0;[.A4170];&quot;&quot;)" office:value-type="float" office:value="4165" calcext:value-type="float">
            <text:p>4165</text:p>
          </table:table-cell>
          <table:table-cell table:number-columns-repeated="1022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formula="of:=IF(MOD([.$F4168];[.A4171])=0;[.A4171];&quot;&quot;)" office:value-type="float" office:value="4166" calcext:value-type="float">
            <text:p>4166</text:p>
          </table:table-cell>
          <table:table-cell table:number-columns-repeated="1022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formula="of:=IF(MOD([.$F4169];[.A4172])=0;[.A4172];&quot;&quot;)" office:value-type="float" office:value="4167" calcext:value-type="float">
            <text:p>4167</text:p>
          </table:table-cell>
          <table:table-cell table:number-columns-repeated="1022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formula="of:=IF(MOD([.$F4170];[.A4173])=0;[.A4173];&quot;&quot;)" office:value-type="float" office:value="4168" calcext:value-type="float">
            <text:p>4168</text:p>
          </table:table-cell>
          <table:table-cell table:number-columns-repeated="1022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formula="of:=IF(MOD([.$F4171];[.A4174])=0;[.A4174];&quot;&quot;)" office:value-type="float" office:value="4169" calcext:value-type="float">
            <text:p>4169</text:p>
          </table:table-cell>
          <table:table-cell table:number-columns-repeated="1022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formula="of:=IF(MOD([.$F4172];[.A4175])=0;[.A4175];&quot;&quot;)" office:value-type="float" office:value="4170" calcext:value-type="float">
            <text:p>4170</text:p>
          </table:table-cell>
          <table:table-cell table:number-columns-repeated="1022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formula="of:=IF(MOD([.$F4173];[.A4176])=0;[.A4176];&quot;&quot;)" office:value-type="float" office:value="4171" calcext:value-type="float">
            <text:p>4171</text:p>
          </table:table-cell>
          <table:table-cell table:number-columns-repeated="1022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formula="of:=IF(MOD([.$F4174];[.A4177])=0;[.A4177];&quot;&quot;)" office:value-type="float" office:value="4172" calcext:value-type="float">
            <text:p>4172</text:p>
          </table:table-cell>
          <table:table-cell table:number-columns-repeated="1022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formula="of:=IF(MOD([.$F4175];[.A4178])=0;[.A4178];&quot;&quot;)" office:value-type="float" office:value="4173" calcext:value-type="float">
            <text:p>4173</text:p>
          </table:table-cell>
          <table:table-cell table:number-columns-repeated="1022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formula="of:=IF(MOD([.$F4176];[.A4179])=0;[.A4179];&quot;&quot;)" office:value-type="float" office:value="4174" calcext:value-type="float">
            <text:p>4174</text:p>
          </table:table-cell>
          <table:table-cell table:number-columns-repeated="1022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formula="of:=IF(MOD([.$F4177];[.A4180])=0;[.A4180];&quot;&quot;)" office:value-type="float" office:value="4175" calcext:value-type="float">
            <text:p>4175</text:p>
          </table:table-cell>
          <table:table-cell table:number-columns-repeated="1022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formula="of:=IF(MOD([.$F4178];[.A4181])=0;[.A4181];&quot;&quot;)" office:value-type="float" office:value="4176" calcext:value-type="float">
            <text:p>4176</text:p>
          </table:table-cell>
          <table:table-cell table:number-columns-repeated="1022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formula="of:=IF(MOD([.$F4179];[.A4182])=0;[.A4182];&quot;&quot;)" office:value-type="float" office:value="4177" calcext:value-type="float">
            <text:p>4177</text:p>
          </table:table-cell>
          <table:table-cell table:number-columns-repeated="1022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formula="of:=IF(MOD([.$F4180];[.A4183])=0;[.A4183];&quot;&quot;)" office:value-type="float" office:value="4178" calcext:value-type="float">
            <text:p>4178</text:p>
          </table:table-cell>
          <table:table-cell table:number-columns-repeated="1022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formula="of:=IF(MOD([.$F4181];[.A4184])=0;[.A4184];&quot;&quot;)" office:value-type="float" office:value="4179" calcext:value-type="float">
            <text:p>4179</text:p>
          </table:table-cell>
          <table:table-cell table:number-columns-repeated="1022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formula="of:=IF(MOD([.$F4182];[.A4185])=0;[.A4185];&quot;&quot;)" office:value-type="float" office:value="4180" calcext:value-type="float">
            <text:p>4180</text:p>
          </table:table-cell>
          <table:table-cell table:number-columns-repeated="1022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formula="of:=IF(MOD([.$F4183];[.A4186])=0;[.A4186];&quot;&quot;)" office:value-type="float" office:value="4181" calcext:value-type="float">
            <text:p>4181</text:p>
          </table:table-cell>
          <table:table-cell table:number-columns-repeated="1022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formula="of:=IF(MOD([.$F4184];[.A4187])=0;[.A4187];&quot;&quot;)" office:value-type="float" office:value="4182" calcext:value-type="float">
            <text:p>4182</text:p>
          </table:table-cell>
          <table:table-cell table:number-columns-repeated="1022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formula="of:=IF(MOD([.$F4185];[.A4188])=0;[.A4188];&quot;&quot;)" office:value-type="float" office:value="4183" calcext:value-type="float">
            <text:p>4183</text:p>
          </table:table-cell>
          <table:table-cell table:number-columns-repeated="1022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formula="of:=IF(MOD([.$F4186];[.A4189])=0;[.A4189];&quot;&quot;)" office:value-type="float" office:value="4184" calcext:value-type="float">
            <text:p>4184</text:p>
          </table:table-cell>
          <table:table-cell table:number-columns-repeated="1022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formula="of:=IF(MOD([.$F4187];[.A4190])=0;[.A4190];&quot;&quot;)" office:value-type="float" office:value="4185" calcext:value-type="float">
            <text:p>4185</text:p>
          </table:table-cell>
          <table:table-cell table:number-columns-repeated="1022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formula="of:=IF(MOD([.$F4188];[.A4191])=0;[.A4191];&quot;&quot;)" office:value-type="float" office:value="4186" calcext:value-type="float">
            <text:p>4186</text:p>
          </table:table-cell>
          <table:table-cell table:number-columns-repeated="1022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formula="of:=IF(MOD([.$F4189];[.A4192])=0;[.A4192];&quot;&quot;)" office:value-type="float" office:value="4187" calcext:value-type="float">
            <text:p>4187</text:p>
          </table:table-cell>
          <table:table-cell table:number-columns-repeated="1022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formula="of:=IF(MOD([.$F4190];[.A4193])=0;[.A4193];&quot;&quot;)" office:value-type="float" office:value="4188" calcext:value-type="float">
            <text:p>4188</text:p>
          </table:table-cell>
          <table:table-cell table:number-columns-repeated="1022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formula="of:=IF(MOD([.$F4191];[.A4194])=0;[.A4194];&quot;&quot;)" office:value-type="float" office:value="4189" calcext:value-type="float">
            <text:p>4189</text:p>
          </table:table-cell>
          <table:table-cell table:number-columns-repeated="1022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formula="of:=IF(MOD([.$F4192];[.A4195])=0;[.A4195];&quot;&quot;)" office:value-type="float" office:value="4190" calcext:value-type="float">
            <text:p>4190</text:p>
          </table:table-cell>
          <table:table-cell table:number-columns-repeated="1022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formula="of:=IF(MOD([.$F4193];[.A4196])=0;[.A4196];&quot;&quot;)" office:value-type="float" office:value="4191" calcext:value-type="float">
            <text:p>4191</text:p>
          </table:table-cell>
          <table:table-cell table:number-columns-repeated="1022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formula="of:=IF(MOD([.$F4194];[.A4197])=0;[.A4197];&quot;&quot;)" office:value-type="float" office:value="4192" calcext:value-type="float">
            <text:p>4192</text:p>
          </table:table-cell>
          <table:table-cell table:number-columns-repeated="1022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formula="of:=IF(MOD([.$F4195];[.A4198])=0;[.A4198];&quot;&quot;)" office:value-type="float" office:value="4193" calcext:value-type="float">
            <text:p>4193</text:p>
          </table:table-cell>
          <table:table-cell table:number-columns-repeated="1022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formula="of:=IF(MOD([.$F4196];[.A4199])=0;[.A4199];&quot;&quot;)" office:value-type="float" office:value="4194" calcext:value-type="float">
            <text:p>4194</text:p>
          </table:table-cell>
          <table:table-cell table:number-columns-repeated="1022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formula="of:=IF(MOD([.$F4197];[.A4200])=0;[.A4200];&quot;&quot;)" office:value-type="float" office:value="4195" calcext:value-type="float">
            <text:p>4195</text:p>
          </table:table-cell>
          <table:table-cell table:number-columns-repeated="1022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formula="of:=IF(MOD([.$F4198];[.A4201])=0;[.A4201];&quot;&quot;)" office:value-type="float" office:value="4196" calcext:value-type="float">
            <text:p>4196</text:p>
          </table:table-cell>
          <table:table-cell table:number-columns-repeated="1022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formula="of:=IF(MOD([.$F4199];[.A4202])=0;[.A4202];&quot;&quot;)" office:value-type="float" office:value="4197" calcext:value-type="float">
            <text:p>4197</text:p>
          </table:table-cell>
          <table:table-cell table:number-columns-repeated="1022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formula="of:=IF(MOD([.$F4200];[.A4203])=0;[.A4203];&quot;&quot;)" office:value-type="float" office:value="4198" calcext:value-type="float">
            <text:p>4198</text:p>
          </table:table-cell>
          <table:table-cell table:number-columns-repeated="1022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formula="of:=IF(MOD([.$F4201];[.A4204])=0;[.A4204];&quot;&quot;)" office:value-type="float" office:value="4199" calcext:value-type="float">
            <text:p>4199</text:p>
          </table:table-cell>
          <table:table-cell table:number-columns-repeated="1022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formula="of:=IF(MOD([.$F4202];[.A4205])=0;[.A4205];&quot;&quot;)" office:value-type="float" office:value="4200" calcext:value-type="float">
            <text:p>4200</text:p>
          </table:table-cell>
          <table:table-cell table:number-columns-repeated="1022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formula="of:=IF(MOD([.$F4203];[.A4206])=0;[.A4206];&quot;&quot;)" office:value-type="float" office:value="4201" calcext:value-type="float">
            <text:p>4201</text:p>
          </table:table-cell>
          <table:table-cell table:number-columns-repeated="1022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formula="of:=IF(MOD([.$F4204];[.A4207])=0;[.A4207];&quot;&quot;)" office:value-type="float" office:value="4202" calcext:value-type="float">
            <text:p>4202</text:p>
          </table:table-cell>
          <table:table-cell table:number-columns-repeated="1022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formula="of:=IF(MOD([.$F4205];[.A4208])=0;[.A4208];&quot;&quot;)" office:value-type="float" office:value="4203" calcext:value-type="float">
            <text:p>4203</text:p>
          </table:table-cell>
          <table:table-cell table:number-columns-repeated="1022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formula="of:=IF(MOD([.$F4206];[.A4209])=0;[.A4209];&quot;&quot;)" office:value-type="float" office:value="4204" calcext:value-type="float">
            <text:p>4204</text:p>
          </table:table-cell>
          <table:table-cell table:number-columns-repeated="1022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formula="of:=IF(MOD([.$F4207];[.A4210])=0;[.A4210];&quot;&quot;)" office:value-type="float" office:value="4205" calcext:value-type="float">
            <text:p>4205</text:p>
          </table:table-cell>
          <table:table-cell table:number-columns-repeated="1022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formula="of:=IF(MOD([.$F4208];[.A4211])=0;[.A4211];&quot;&quot;)" office:value-type="float" office:value="4206" calcext:value-type="float">
            <text:p>4206</text:p>
          </table:table-cell>
          <table:table-cell table:number-columns-repeated="1022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formula="of:=IF(MOD([.$F4209];[.A4212])=0;[.A4212];&quot;&quot;)" office:value-type="float" office:value="4207" calcext:value-type="float">
            <text:p>4207</text:p>
          </table:table-cell>
          <table:table-cell table:number-columns-repeated="1022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formula="of:=IF(MOD([.$F4210];[.A4213])=0;[.A4213];&quot;&quot;)" office:value-type="float" office:value="4208" calcext:value-type="float">
            <text:p>4208</text:p>
          </table:table-cell>
          <table:table-cell table:number-columns-repeated="1022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formula="of:=IF(MOD([.$F4211];[.A4214])=0;[.A4214];&quot;&quot;)" office:value-type="float" office:value="4209" calcext:value-type="float">
            <text:p>4209</text:p>
          </table:table-cell>
          <table:table-cell table:number-columns-repeated="1022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formula="of:=IF(MOD([.$F4212];[.A4215])=0;[.A4215];&quot;&quot;)" office:value-type="float" office:value="4210" calcext:value-type="float">
            <text:p>4210</text:p>
          </table:table-cell>
          <table:table-cell table:number-columns-repeated="1022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formula="of:=IF(MOD([.$F4213];[.A4216])=0;[.A4216];&quot;&quot;)" office:value-type="float" office:value="4211" calcext:value-type="float">
            <text:p>4211</text:p>
          </table:table-cell>
          <table:table-cell table:number-columns-repeated="1022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formula="of:=IF(MOD([.$F4214];[.A4217])=0;[.A4217];&quot;&quot;)" office:value-type="float" office:value="4212" calcext:value-type="float">
            <text:p>4212</text:p>
          </table:table-cell>
          <table:table-cell table:number-columns-repeated="1022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formula="of:=IF(MOD([.$F4215];[.A4218])=0;[.A4218];&quot;&quot;)" office:value-type="float" office:value="4213" calcext:value-type="float">
            <text:p>4213</text:p>
          </table:table-cell>
          <table:table-cell table:number-columns-repeated="1022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formula="of:=IF(MOD([.$F4216];[.A4219])=0;[.A4219];&quot;&quot;)" office:value-type="float" office:value="4214" calcext:value-type="float">
            <text:p>4214</text:p>
          </table:table-cell>
          <table:table-cell table:number-columns-repeated="1022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formula="of:=IF(MOD([.$F4217];[.A4220])=0;[.A4220];&quot;&quot;)" office:value-type="float" office:value="4215" calcext:value-type="float">
            <text:p>4215</text:p>
          </table:table-cell>
          <table:table-cell table:number-columns-repeated="1022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formula="of:=IF(MOD([.$F4218];[.A4221])=0;[.A4221];&quot;&quot;)" office:value-type="float" office:value="4216" calcext:value-type="float">
            <text:p>4216</text:p>
          </table:table-cell>
          <table:table-cell table:number-columns-repeated="1022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formula="of:=IF(MOD([.$F4219];[.A4222])=0;[.A4222];&quot;&quot;)" office:value-type="float" office:value="4217" calcext:value-type="float">
            <text:p>4217</text:p>
          </table:table-cell>
          <table:table-cell table:number-columns-repeated="1022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formula="of:=IF(MOD([.$F4220];[.A4223])=0;[.A4223];&quot;&quot;)" office:value-type="float" office:value="4218" calcext:value-type="float">
            <text:p>4218</text:p>
          </table:table-cell>
          <table:table-cell table:number-columns-repeated="1022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formula="of:=IF(MOD([.$F4221];[.A4224])=0;[.A4224];&quot;&quot;)" office:value-type="float" office:value="4219" calcext:value-type="float">
            <text:p>4219</text:p>
          </table:table-cell>
          <table:table-cell table:number-columns-repeated="1022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formula="of:=IF(MOD([.$F4222];[.A4225])=0;[.A4225];&quot;&quot;)" office:value-type="float" office:value="4220" calcext:value-type="float">
            <text:p>4220</text:p>
          </table:table-cell>
          <table:table-cell table:number-columns-repeated="1022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formula="of:=IF(MOD([.$F4223];[.A4226])=0;[.A4226];&quot;&quot;)" office:value-type="float" office:value="4221" calcext:value-type="float">
            <text:p>4221</text:p>
          </table:table-cell>
          <table:table-cell table:number-columns-repeated="1022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formula="of:=IF(MOD([.$F4224];[.A4227])=0;[.A4227];&quot;&quot;)" office:value-type="float" office:value="4222" calcext:value-type="float">
            <text:p>4222</text:p>
          </table:table-cell>
          <table:table-cell table:number-columns-repeated="1022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formula="of:=IF(MOD([.$F4225];[.A4228])=0;[.A4228];&quot;&quot;)" office:value-type="float" office:value="4223" calcext:value-type="float">
            <text:p>4223</text:p>
          </table:table-cell>
          <table:table-cell table:number-columns-repeated="1022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formula="of:=IF(MOD([.$F4226];[.A4229])=0;[.A4229];&quot;&quot;)" office:value-type="float" office:value="4224" calcext:value-type="float">
            <text:p>4224</text:p>
          </table:table-cell>
          <table:table-cell table:number-columns-repeated="1022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formula="of:=IF(MOD([.$F4227];[.A4230])=0;[.A4230];&quot;&quot;)" office:value-type="float" office:value="4225" calcext:value-type="float">
            <text:p>4225</text:p>
          </table:table-cell>
          <table:table-cell table:number-columns-repeated="1022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formula="of:=IF(MOD([.$F4228];[.A4231])=0;[.A4231];&quot;&quot;)" office:value-type="float" office:value="4226" calcext:value-type="float">
            <text:p>4226</text:p>
          </table:table-cell>
          <table:table-cell table:number-columns-repeated="1022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formula="of:=IF(MOD([.$F4229];[.A4232])=0;[.A4232];&quot;&quot;)" office:value-type="float" office:value="4227" calcext:value-type="float">
            <text:p>4227</text:p>
          </table:table-cell>
          <table:table-cell table:number-columns-repeated="1022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formula="of:=IF(MOD([.$F4230];[.A4233])=0;[.A4233];&quot;&quot;)" office:value-type="float" office:value="4228" calcext:value-type="float">
            <text:p>4228</text:p>
          </table:table-cell>
          <table:table-cell table:number-columns-repeated="1022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formula="of:=IF(MOD([.$F4231];[.A4234])=0;[.A4234];&quot;&quot;)" office:value-type="float" office:value="4229" calcext:value-type="float">
            <text:p>4229</text:p>
          </table:table-cell>
          <table:table-cell table:number-columns-repeated="1022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formula="of:=IF(MOD([.$F4232];[.A4235])=0;[.A4235];&quot;&quot;)" office:value-type="float" office:value="4230" calcext:value-type="float">
            <text:p>4230</text:p>
          </table:table-cell>
          <table:table-cell table:number-columns-repeated="1022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formula="of:=IF(MOD([.$F4233];[.A4236])=0;[.A4236];&quot;&quot;)" office:value-type="float" office:value="4231" calcext:value-type="float">
            <text:p>4231</text:p>
          </table:table-cell>
          <table:table-cell table:number-columns-repeated="1022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formula="of:=IF(MOD([.$F4234];[.A4237])=0;[.A4237];&quot;&quot;)" office:value-type="float" office:value="4232" calcext:value-type="float">
            <text:p>4232</text:p>
          </table:table-cell>
          <table:table-cell table:number-columns-repeated="1022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formula="of:=IF(MOD([.$F4235];[.A4238])=0;[.A4238];&quot;&quot;)" office:value-type="float" office:value="4233" calcext:value-type="float">
            <text:p>4233</text:p>
          </table:table-cell>
          <table:table-cell table:number-columns-repeated="1022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formula="of:=IF(MOD([.$F4236];[.A4239])=0;[.A4239];&quot;&quot;)" office:value-type="float" office:value="4234" calcext:value-type="float">
            <text:p>4234</text:p>
          </table:table-cell>
          <table:table-cell table:number-columns-repeated="1022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formula="of:=IF(MOD([.$F4237];[.A4240])=0;[.A4240];&quot;&quot;)" office:value-type="float" office:value="4235" calcext:value-type="float">
            <text:p>4235</text:p>
          </table:table-cell>
          <table:table-cell table:number-columns-repeated="1022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formula="of:=IF(MOD([.$F4238];[.A4241])=0;[.A4241];&quot;&quot;)" office:value-type="float" office:value="4236" calcext:value-type="float">
            <text:p>4236</text:p>
          </table:table-cell>
          <table:table-cell table:number-columns-repeated="1022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formula="of:=IF(MOD([.$F4239];[.A4242])=0;[.A4242];&quot;&quot;)" office:value-type="float" office:value="4237" calcext:value-type="float">
            <text:p>4237</text:p>
          </table:table-cell>
          <table:table-cell table:number-columns-repeated="1022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formula="of:=IF(MOD([.$F4240];[.A4243])=0;[.A4243];&quot;&quot;)" office:value-type="float" office:value="4238" calcext:value-type="float">
            <text:p>4238</text:p>
          </table:table-cell>
          <table:table-cell table:number-columns-repeated="1022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formula="of:=IF(MOD([.$F4241];[.A4244])=0;[.A4244];&quot;&quot;)" office:value-type="float" office:value="4239" calcext:value-type="float">
            <text:p>4239</text:p>
          </table:table-cell>
          <table:table-cell table:number-columns-repeated="1022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formula="of:=IF(MOD([.$F4242];[.A4245])=0;[.A4245];&quot;&quot;)" office:value-type="float" office:value="4240" calcext:value-type="float">
            <text:p>4240</text:p>
          </table:table-cell>
          <table:table-cell table:number-columns-repeated="1022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formula="of:=IF(MOD([.$F4243];[.A4246])=0;[.A4246];&quot;&quot;)" office:value-type="float" office:value="4241" calcext:value-type="float">
            <text:p>4241</text:p>
          </table:table-cell>
          <table:table-cell table:number-columns-repeated="1022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formula="of:=IF(MOD([.$F4244];[.A4247])=0;[.A4247];&quot;&quot;)" office:value-type="float" office:value="4242" calcext:value-type="float">
            <text:p>4242</text:p>
          </table:table-cell>
          <table:table-cell table:number-columns-repeated="1022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formula="of:=IF(MOD([.$F4245];[.A4248])=0;[.A4248];&quot;&quot;)" office:value-type="float" office:value="4243" calcext:value-type="float">
            <text:p>4243</text:p>
          </table:table-cell>
          <table:table-cell table:number-columns-repeated="1022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formula="of:=IF(MOD([.$F4246];[.A4249])=0;[.A4249];&quot;&quot;)" office:value-type="float" office:value="4244" calcext:value-type="float">
            <text:p>4244</text:p>
          </table:table-cell>
          <table:table-cell table:number-columns-repeated="1022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formula="of:=IF(MOD([.$F4247];[.A4250])=0;[.A4250];&quot;&quot;)" office:value-type="float" office:value="4245" calcext:value-type="float">
            <text:p>4245</text:p>
          </table:table-cell>
          <table:table-cell table:number-columns-repeated="1022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formula="of:=IF(MOD([.$F4248];[.A4251])=0;[.A4251];&quot;&quot;)" office:value-type="float" office:value="4246" calcext:value-type="float">
            <text:p>4246</text:p>
          </table:table-cell>
          <table:table-cell table:number-columns-repeated="1022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formula="of:=IF(MOD([.$F4249];[.A4252])=0;[.A4252];&quot;&quot;)" office:value-type="float" office:value="4247" calcext:value-type="float">
            <text:p>4247</text:p>
          </table:table-cell>
          <table:table-cell table:number-columns-repeated="1022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formula="of:=IF(MOD([.$F4250];[.A4253])=0;[.A4253];&quot;&quot;)" office:value-type="float" office:value="4248" calcext:value-type="float">
            <text:p>4248</text:p>
          </table:table-cell>
          <table:table-cell table:number-columns-repeated="1022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formula="of:=IF(MOD([.$F4251];[.A4254])=0;[.A4254];&quot;&quot;)" office:value-type="float" office:value="4249" calcext:value-type="float">
            <text:p>4249</text:p>
          </table:table-cell>
          <table:table-cell table:number-columns-repeated="1022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formula="of:=IF(MOD([.$F4252];[.A4255])=0;[.A4255];&quot;&quot;)" office:value-type="float" office:value="4250" calcext:value-type="float">
            <text:p>4250</text:p>
          </table:table-cell>
          <table:table-cell table:number-columns-repeated="1022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formula="of:=IF(MOD([.$F4253];[.A4256])=0;[.A4256];&quot;&quot;)" office:value-type="float" office:value="4251" calcext:value-type="float">
            <text:p>4251</text:p>
          </table:table-cell>
          <table:table-cell table:number-columns-repeated="1022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formula="of:=IF(MOD([.$F4254];[.A4257])=0;[.A4257];&quot;&quot;)" office:value-type="float" office:value="4252" calcext:value-type="float">
            <text:p>4252</text:p>
          </table:table-cell>
          <table:table-cell table:number-columns-repeated="1022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formula="of:=IF(MOD([.$F4255];[.A4258])=0;[.A4258];&quot;&quot;)" office:value-type="float" office:value="4253" calcext:value-type="float">
            <text:p>4253</text:p>
          </table:table-cell>
          <table:table-cell table:number-columns-repeated="1022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formula="of:=IF(MOD([.$F4256];[.A4259])=0;[.A4259];&quot;&quot;)" office:value-type="float" office:value="4254" calcext:value-type="float">
            <text:p>4254</text:p>
          </table:table-cell>
          <table:table-cell table:number-columns-repeated="1022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formula="of:=IF(MOD([.$F4257];[.A4260])=0;[.A4260];&quot;&quot;)" office:value-type="float" office:value="4255" calcext:value-type="float">
            <text:p>4255</text:p>
          </table:table-cell>
          <table:table-cell table:number-columns-repeated="1022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formula="of:=IF(MOD([.$F4258];[.A4261])=0;[.A4261];&quot;&quot;)" office:value-type="float" office:value="4256" calcext:value-type="float">
            <text:p>4256</text:p>
          </table:table-cell>
          <table:table-cell table:number-columns-repeated="1022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formula="of:=IF(MOD([.$F4259];[.A4262])=0;[.A4262];&quot;&quot;)" office:value-type="float" office:value="4257" calcext:value-type="float">
            <text:p>4257</text:p>
          </table:table-cell>
          <table:table-cell table:number-columns-repeated="1022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formula="of:=IF(MOD([.$F4260];[.A4263])=0;[.A4263];&quot;&quot;)" office:value-type="float" office:value="4258" calcext:value-type="float">
            <text:p>4258</text:p>
          </table:table-cell>
          <table:table-cell table:number-columns-repeated="1022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formula="of:=IF(MOD([.$F4261];[.A4264])=0;[.A4264];&quot;&quot;)" office:value-type="float" office:value="4259" calcext:value-type="float">
            <text:p>4259</text:p>
          </table:table-cell>
          <table:table-cell table:number-columns-repeated="1022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formula="of:=IF(MOD([.$F4262];[.A4265])=0;[.A4265];&quot;&quot;)" office:value-type="float" office:value="4260" calcext:value-type="float">
            <text:p>4260</text:p>
          </table:table-cell>
          <table:table-cell table:number-columns-repeated="1022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formula="of:=IF(MOD([.$F4263];[.A4266])=0;[.A4266];&quot;&quot;)" office:value-type="float" office:value="4261" calcext:value-type="float">
            <text:p>4261</text:p>
          </table:table-cell>
          <table:table-cell table:number-columns-repeated="1022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formula="of:=IF(MOD([.$F4264];[.A4267])=0;[.A4267];&quot;&quot;)" office:value-type="float" office:value="4262" calcext:value-type="float">
            <text:p>4262</text:p>
          </table:table-cell>
          <table:table-cell table:number-columns-repeated="1022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formula="of:=IF(MOD([.$F4265];[.A4268])=0;[.A4268];&quot;&quot;)" office:value-type="float" office:value="4263" calcext:value-type="float">
            <text:p>4263</text:p>
          </table:table-cell>
          <table:table-cell table:number-columns-repeated="1022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formula="of:=IF(MOD([.$F4266];[.A4269])=0;[.A4269];&quot;&quot;)" office:value-type="float" office:value="4264" calcext:value-type="float">
            <text:p>4264</text:p>
          </table:table-cell>
          <table:table-cell table:number-columns-repeated="1022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formula="of:=IF(MOD([.$F4267];[.A4270])=0;[.A4270];&quot;&quot;)" office:value-type="float" office:value="4265" calcext:value-type="float">
            <text:p>4265</text:p>
          </table:table-cell>
          <table:table-cell table:number-columns-repeated="1022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formula="of:=IF(MOD([.$F4268];[.A4271])=0;[.A4271];&quot;&quot;)" office:value-type="float" office:value="4266" calcext:value-type="float">
            <text:p>4266</text:p>
          </table:table-cell>
          <table:table-cell table:number-columns-repeated="1022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formula="of:=IF(MOD([.$F4269];[.A4272])=0;[.A4272];&quot;&quot;)" office:value-type="float" office:value="4267" calcext:value-type="float">
            <text:p>4267</text:p>
          </table:table-cell>
          <table:table-cell table:number-columns-repeated="1022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formula="of:=IF(MOD([.$F4270];[.A4273])=0;[.A4273];&quot;&quot;)" office:value-type="float" office:value="4268" calcext:value-type="float">
            <text:p>4268</text:p>
          </table:table-cell>
          <table:table-cell table:number-columns-repeated="1022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formula="of:=IF(MOD([.$F4271];[.A4274])=0;[.A4274];&quot;&quot;)" office:value-type="float" office:value="4269" calcext:value-type="float">
            <text:p>4269</text:p>
          </table:table-cell>
          <table:table-cell table:number-columns-repeated="1022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formula="of:=IF(MOD([.$F4272];[.A4275])=0;[.A4275];&quot;&quot;)" office:value-type="float" office:value="4270" calcext:value-type="float">
            <text:p>4270</text:p>
          </table:table-cell>
          <table:table-cell table:number-columns-repeated="1022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formula="of:=IF(MOD([.$F4273];[.A4276])=0;[.A4276];&quot;&quot;)" office:value-type="float" office:value="4271" calcext:value-type="float">
            <text:p>4271</text:p>
          </table:table-cell>
          <table:table-cell table:number-columns-repeated="1022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formula="of:=IF(MOD([.$F4274];[.A4277])=0;[.A4277];&quot;&quot;)" office:value-type="float" office:value="4272" calcext:value-type="float">
            <text:p>4272</text:p>
          </table:table-cell>
          <table:table-cell table:number-columns-repeated="1022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formula="of:=IF(MOD([.$F4275];[.A4278])=0;[.A4278];&quot;&quot;)" office:value-type="float" office:value="4273" calcext:value-type="float">
            <text:p>4273</text:p>
          </table:table-cell>
          <table:table-cell table:number-columns-repeated="1022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formula="of:=IF(MOD([.$F4276];[.A4279])=0;[.A4279];&quot;&quot;)" office:value-type="float" office:value="4274" calcext:value-type="float">
            <text:p>4274</text:p>
          </table:table-cell>
          <table:table-cell table:number-columns-repeated="1022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formula="of:=IF(MOD([.$F4277];[.A4280])=0;[.A4280];&quot;&quot;)" office:value-type="float" office:value="4275" calcext:value-type="float">
            <text:p>4275</text:p>
          </table:table-cell>
          <table:table-cell table:number-columns-repeated="1022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formula="of:=IF(MOD([.$F4278];[.A4281])=0;[.A4281];&quot;&quot;)" office:value-type="float" office:value="4276" calcext:value-type="float">
            <text:p>4276</text:p>
          </table:table-cell>
          <table:table-cell table:number-columns-repeated="1022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formula="of:=IF(MOD([.$F4279];[.A4282])=0;[.A4282];&quot;&quot;)" office:value-type="float" office:value="4277" calcext:value-type="float">
            <text:p>4277</text:p>
          </table:table-cell>
          <table:table-cell table:number-columns-repeated="1022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formula="of:=IF(MOD([.$F4280];[.A4283])=0;[.A4283];&quot;&quot;)" office:value-type="float" office:value="4278" calcext:value-type="float">
            <text:p>4278</text:p>
          </table:table-cell>
          <table:table-cell table:number-columns-repeated="1022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formula="of:=IF(MOD([.$F4281];[.A4284])=0;[.A4284];&quot;&quot;)" office:value-type="float" office:value="4279" calcext:value-type="float">
            <text:p>4279</text:p>
          </table:table-cell>
          <table:table-cell table:number-columns-repeated="1022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formula="of:=IF(MOD([.$F4282];[.A4285])=0;[.A4285];&quot;&quot;)" office:value-type="float" office:value="4280" calcext:value-type="float">
            <text:p>4280</text:p>
          </table:table-cell>
          <table:table-cell table:number-columns-repeated="1022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formula="of:=IF(MOD([.$F4283];[.A4286])=0;[.A4286];&quot;&quot;)" office:value-type="float" office:value="4281" calcext:value-type="float">
            <text:p>4281</text:p>
          </table:table-cell>
          <table:table-cell table:number-columns-repeated="1022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formula="of:=IF(MOD([.$F4284];[.A4287])=0;[.A4287];&quot;&quot;)" office:value-type="float" office:value="4282" calcext:value-type="float">
            <text:p>4282</text:p>
          </table:table-cell>
          <table:table-cell table:number-columns-repeated="1022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formula="of:=IF(MOD([.$F4285];[.A4288])=0;[.A4288];&quot;&quot;)" office:value-type="float" office:value="4283" calcext:value-type="float">
            <text:p>4283</text:p>
          </table:table-cell>
          <table:table-cell table:number-columns-repeated="1022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formula="of:=IF(MOD([.$F4286];[.A4289])=0;[.A4289];&quot;&quot;)" office:value-type="float" office:value="4284" calcext:value-type="float">
            <text:p>4284</text:p>
          </table:table-cell>
          <table:table-cell table:number-columns-repeated="1022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formula="of:=IF(MOD([.$F4287];[.A4290])=0;[.A4290];&quot;&quot;)" office:value-type="float" office:value="4285" calcext:value-type="float">
            <text:p>4285</text:p>
          </table:table-cell>
          <table:table-cell table:number-columns-repeated="1022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formula="of:=IF(MOD([.$F4288];[.A4291])=0;[.A4291];&quot;&quot;)" office:value-type="float" office:value="4286" calcext:value-type="float">
            <text:p>4286</text:p>
          </table:table-cell>
          <table:table-cell table:number-columns-repeated="1022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formula="of:=IF(MOD([.$F4289];[.A4292])=0;[.A4292];&quot;&quot;)" office:value-type="float" office:value="4287" calcext:value-type="float">
            <text:p>4287</text:p>
          </table:table-cell>
          <table:table-cell table:number-columns-repeated="1022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formula="of:=IF(MOD([.$F4290];[.A4293])=0;[.A4293];&quot;&quot;)" office:value-type="float" office:value="4288" calcext:value-type="float">
            <text:p>4288</text:p>
          </table:table-cell>
          <table:table-cell table:number-columns-repeated="1022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formula="of:=IF(MOD([.$F4291];[.A4294])=0;[.A4294];&quot;&quot;)" office:value-type="float" office:value="4289" calcext:value-type="float">
            <text:p>4289</text:p>
          </table:table-cell>
          <table:table-cell table:number-columns-repeated="1022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formula="of:=IF(MOD([.$F4292];[.A4295])=0;[.A4295];&quot;&quot;)" office:value-type="float" office:value="4290" calcext:value-type="float">
            <text:p>4290</text:p>
          </table:table-cell>
          <table:table-cell table:number-columns-repeated="1022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formula="of:=IF(MOD([.$F4293];[.A4296])=0;[.A4296];&quot;&quot;)" office:value-type="float" office:value="4291" calcext:value-type="float">
            <text:p>4291</text:p>
          </table:table-cell>
          <table:table-cell table:number-columns-repeated="1022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formula="of:=IF(MOD([.$F4294];[.A4297])=0;[.A4297];&quot;&quot;)" office:value-type="float" office:value="4292" calcext:value-type="float">
            <text:p>4292</text:p>
          </table:table-cell>
          <table:table-cell table:number-columns-repeated="1022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formula="of:=IF(MOD([.$F4295];[.A4298])=0;[.A4298];&quot;&quot;)" office:value-type="float" office:value="4293" calcext:value-type="float">
            <text:p>4293</text:p>
          </table:table-cell>
          <table:table-cell table:number-columns-repeated="1022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formula="of:=IF(MOD([.$F4296];[.A4299])=0;[.A4299];&quot;&quot;)" office:value-type="float" office:value="4294" calcext:value-type="float">
            <text:p>4294</text:p>
          </table:table-cell>
          <table:table-cell table:number-columns-repeated="1022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formula="of:=IF(MOD([.$F4297];[.A4300])=0;[.A4300];&quot;&quot;)" office:value-type="float" office:value="4295" calcext:value-type="float">
            <text:p>4295</text:p>
          </table:table-cell>
          <table:table-cell table:number-columns-repeated="1022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formula="of:=IF(MOD([.$F4298];[.A4301])=0;[.A4301];&quot;&quot;)" office:value-type="float" office:value="4296" calcext:value-type="float">
            <text:p>4296</text:p>
          </table:table-cell>
          <table:table-cell table:number-columns-repeated="1022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formula="of:=IF(MOD([.$F4299];[.A4302])=0;[.A4302];&quot;&quot;)" office:value-type="float" office:value="4297" calcext:value-type="float">
            <text:p>4297</text:p>
          </table:table-cell>
          <table:table-cell table:number-columns-repeated="1022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formula="of:=IF(MOD([.$F4300];[.A4303])=0;[.A4303];&quot;&quot;)" office:value-type="float" office:value="4298" calcext:value-type="float">
            <text:p>4298</text:p>
          </table:table-cell>
          <table:table-cell table:number-columns-repeated="1022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formula="of:=IF(MOD([.$F4301];[.A4304])=0;[.A4304];&quot;&quot;)" office:value-type="float" office:value="4299" calcext:value-type="float">
            <text:p>4299</text:p>
          </table:table-cell>
          <table:table-cell table:number-columns-repeated="1022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formula="of:=IF(MOD([.$F4302];[.A4305])=0;[.A4305];&quot;&quot;)" office:value-type="float" office:value="4300" calcext:value-type="float">
            <text:p>4300</text:p>
          </table:table-cell>
          <table:table-cell table:number-columns-repeated="1022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formula="of:=IF(MOD([.$F4303];[.A4306])=0;[.A4306];&quot;&quot;)" office:value-type="float" office:value="4301" calcext:value-type="float">
            <text:p>4301</text:p>
          </table:table-cell>
          <table:table-cell table:number-columns-repeated="1022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formula="of:=IF(MOD([.$F4304];[.A4307])=0;[.A4307];&quot;&quot;)" office:value-type="float" office:value="4302" calcext:value-type="float">
            <text:p>4302</text:p>
          </table:table-cell>
          <table:table-cell table:number-columns-repeated="1022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formula="of:=IF(MOD([.$F4305];[.A4308])=0;[.A4308];&quot;&quot;)" office:value-type="float" office:value="4303" calcext:value-type="float">
            <text:p>4303</text:p>
          </table:table-cell>
          <table:table-cell table:number-columns-repeated="1022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formula="of:=IF(MOD([.$F4306];[.A4309])=0;[.A4309];&quot;&quot;)" office:value-type="float" office:value="4304" calcext:value-type="float">
            <text:p>4304</text:p>
          </table:table-cell>
          <table:table-cell table:number-columns-repeated="1022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formula="of:=IF(MOD([.$F4307];[.A4310])=0;[.A4310];&quot;&quot;)" office:value-type="float" office:value="4305" calcext:value-type="float">
            <text:p>4305</text:p>
          </table:table-cell>
          <table:table-cell table:number-columns-repeated="1022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formula="of:=IF(MOD([.$F4308];[.A4311])=0;[.A4311];&quot;&quot;)" office:value-type="float" office:value="4306" calcext:value-type="float">
            <text:p>4306</text:p>
          </table:table-cell>
          <table:table-cell table:number-columns-repeated="1022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formula="of:=IF(MOD([.$F4309];[.A4312])=0;[.A4312];&quot;&quot;)" office:value-type="float" office:value="4307" calcext:value-type="float">
            <text:p>4307</text:p>
          </table:table-cell>
          <table:table-cell table:number-columns-repeated="1022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formula="of:=IF(MOD([.$F4310];[.A4313])=0;[.A4313];&quot;&quot;)" office:value-type="float" office:value="4308" calcext:value-type="float">
            <text:p>4308</text:p>
          </table:table-cell>
          <table:table-cell table:number-columns-repeated="1022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formula="of:=IF(MOD([.$F4311];[.A4314])=0;[.A4314];&quot;&quot;)" office:value-type="float" office:value="4309" calcext:value-type="float">
            <text:p>4309</text:p>
          </table:table-cell>
          <table:table-cell table:number-columns-repeated="1022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formula="of:=IF(MOD([.$F4312];[.A4315])=0;[.A4315];&quot;&quot;)" office:value-type="float" office:value="4310" calcext:value-type="float">
            <text:p>4310</text:p>
          </table:table-cell>
          <table:table-cell table:number-columns-repeated="1022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formula="of:=IF(MOD([.$F4313];[.A4316])=0;[.A4316];&quot;&quot;)" office:value-type="float" office:value="4311" calcext:value-type="float">
            <text:p>4311</text:p>
          </table:table-cell>
          <table:table-cell table:number-columns-repeated="1022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formula="of:=IF(MOD([.$F4314];[.A4317])=0;[.A4317];&quot;&quot;)" office:value-type="float" office:value="4312" calcext:value-type="float">
            <text:p>4312</text:p>
          </table:table-cell>
          <table:table-cell table:number-columns-repeated="1022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formula="of:=IF(MOD([.$F4315];[.A4318])=0;[.A4318];&quot;&quot;)" office:value-type="float" office:value="4313" calcext:value-type="float">
            <text:p>4313</text:p>
          </table:table-cell>
          <table:table-cell table:number-columns-repeated="1022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formula="of:=IF(MOD([.$F4316];[.A4319])=0;[.A4319];&quot;&quot;)" office:value-type="float" office:value="4314" calcext:value-type="float">
            <text:p>4314</text:p>
          </table:table-cell>
          <table:table-cell table:number-columns-repeated="1022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formula="of:=IF(MOD([.$F4317];[.A4320])=0;[.A4320];&quot;&quot;)" office:value-type="float" office:value="4315" calcext:value-type="float">
            <text:p>4315</text:p>
          </table:table-cell>
          <table:table-cell table:number-columns-repeated="1022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formula="of:=IF(MOD([.$F4318];[.A4321])=0;[.A4321];&quot;&quot;)" office:value-type="float" office:value="4316" calcext:value-type="float">
            <text:p>4316</text:p>
          </table:table-cell>
          <table:table-cell table:number-columns-repeated="1022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formula="of:=IF(MOD([.$F4319];[.A4322])=0;[.A4322];&quot;&quot;)" office:value-type="float" office:value="4317" calcext:value-type="float">
            <text:p>4317</text:p>
          </table:table-cell>
          <table:table-cell table:number-columns-repeated="1022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formula="of:=IF(MOD([.$F4320];[.A4323])=0;[.A4323];&quot;&quot;)" office:value-type="float" office:value="4318" calcext:value-type="float">
            <text:p>4318</text:p>
          </table:table-cell>
          <table:table-cell table:number-columns-repeated="1022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formula="of:=IF(MOD([.$F4321];[.A4324])=0;[.A4324];&quot;&quot;)" office:value-type="float" office:value="4319" calcext:value-type="float">
            <text:p>4319</text:p>
          </table:table-cell>
          <table:table-cell table:number-columns-repeated="1022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formula="of:=IF(MOD([.$F4322];[.A4325])=0;[.A4325];&quot;&quot;)" office:value-type="float" office:value="4320" calcext:value-type="float">
            <text:p>4320</text:p>
          </table:table-cell>
          <table:table-cell table:number-columns-repeated="1022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formula="of:=IF(MOD([.$F4323];[.A4326])=0;[.A4326];&quot;&quot;)" office:value-type="float" office:value="4321" calcext:value-type="float">
            <text:p>4321</text:p>
          </table:table-cell>
          <table:table-cell table:number-columns-repeated="1022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formula="of:=IF(MOD([.$F4324];[.A4327])=0;[.A4327];&quot;&quot;)" office:value-type="float" office:value="4322" calcext:value-type="float">
            <text:p>4322</text:p>
          </table:table-cell>
          <table:table-cell table:number-columns-repeated="1022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formula="of:=IF(MOD([.$F4325];[.A4328])=0;[.A4328];&quot;&quot;)" office:value-type="float" office:value="4323" calcext:value-type="float">
            <text:p>4323</text:p>
          </table:table-cell>
          <table:table-cell table:number-columns-repeated="1022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formula="of:=IF(MOD([.$F4326];[.A4329])=0;[.A4329];&quot;&quot;)" office:value-type="float" office:value="4324" calcext:value-type="float">
            <text:p>4324</text:p>
          </table:table-cell>
          <table:table-cell table:number-columns-repeated="1022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formula="of:=IF(MOD([.$F4327];[.A4330])=0;[.A4330];&quot;&quot;)" office:value-type="float" office:value="4325" calcext:value-type="float">
            <text:p>4325</text:p>
          </table:table-cell>
          <table:table-cell table:number-columns-repeated="1022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formula="of:=IF(MOD([.$F4328];[.A4331])=0;[.A4331];&quot;&quot;)" office:value-type="float" office:value="4326" calcext:value-type="float">
            <text:p>4326</text:p>
          </table:table-cell>
          <table:table-cell table:number-columns-repeated="1022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formula="of:=IF(MOD([.$F4329];[.A4332])=0;[.A4332];&quot;&quot;)" office:value-type="float" office:value="4327" calcext:value-type="float">
            <text:p>4327</text:p>
          </table:table-cell>
          <table:table-cell table:number-columns-repeated="1022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formula="of:=IF(MOD([.$F4330];[.A4333])=0;[.A4333];&quot;&quot;)" office:value-type="float" office:value="4328" calcext:value-type="float">
            <text:p>4328</text:p>
          </table:table-cell>
          <table:table-cell table:number-columns-repeated="1022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formula="of:=IF(MOD([.$F4331];[.A4334])=0;[.A4334];&quot;&quot;)" office:value-type="float" office:value="4329" calcext:value-type="float">
            <text:p>4329</text:p>
          </table:table-cell>
          <table:table-cell table:number-columns-repeated="1022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formula="of:=IF(MOD([.$F4332];[.A4335])=0;[.A4335];&quot;&quot;)" office:value-type="float" office:value="4330" calcext:value-type="float">
            <text:p>4330</text:p>
          </table:table-cell>
          <table:table-cell table:number-columns-repeated="1022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formula="of:=IF(MOD([.$F4333];[.A4336])=0;[.A4336];&quot;&quot;)" office:value-type="float" office:value="4331" calcext:value-type="float">
            <text:p>4331</text:p>
          </table:table-cell>
          <table:table-cell table:number-columns-repeated="1022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formula="of:=IF(MOD([.$F4334];[.A4337])=0;[.A4337];&quot;&quot;)" office:value-type="float" office:value="4332" calcext:value-type="float">
            <text:p>4332</text:p>
          </table:table-cell>
          <table:table-cell table:number-columns-repeated="1022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formula="of:=IF(MOD([.$F4335];[.A4338])=0;[.A4338];&quot;&quot;)" office:value-type="float" office:value="4333" calcext:value-type="float">
            <text:p>4333</text:p>
          </table:table-cell>
          <table:table-cell table:number-columns-repeated="1022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formula="of:=IF(MOD([.$F4336];[.A4339])=0;[.A4339];&quot;&quot;)" office:value-type="float" office:value="4334" calcext:value-type="float">
            <text:p>4334</text:p>
          </table:table-cell>
          <table:table-cell table:number-columns-repeated="1022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formula="of:=IF(MOD([.$F4337];[.A4340])=0;[.A4340];&quot;&quot;)" office:value-type="float" office:value="4335" calcext:value-type="float">
            <text:p>4335</text:p>
          </table:table-cell>
          <table:table-cell table:number-columns-repeated="1022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formula="of:=IF(MOD([.$F4338];[.A4341])=0;[.A4341];&quot;&quot;)" office:value-type="float" office:value="4336" calcext:value-type="float">
            <text:p>4336</text:p>
          </table:table-cell>
          <table:table-cell table:number-columns-repeated="1022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formula="of:=IF(MOD([.$F4339];[.A4342])=0;[.A4342];&quot;&quot;)" office:value-type="float" office:value="4337" calcext:value-type="float">
            <text:p>4337</text:p>
          </table:table-cell>
          <table:table-cell table:number-columns-repeated="1022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formula="of:=IF(MOD([.$F4340];[.A4343])=0;[.A4343];&quot;&quot;)" office:value-type="float" office:value="4338" calcext:value-type="float">
            <text:p>4338</text:p>
          </table:table-cell>
          <table:table-cell table:number-columns-repeated="1022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formula="of:=IF(MOD([.$F4341];[.A4344])=0;[.A4344];&quot;&quot;)" office:value-type="float" office:value="4339" calcext:value-type="float">
            <text:p>4339</text:p>
          </table:table-cell>
          <table:table-cell table:number-columns-repeated="1022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formula="of:=IF(MOD([.$F4342];[.A4345])=0;[.A4345];&quot;&quot;)" office:value-type="float" office:value="4340" calcext:value-type="float">
            <text:p>4340</text:p>
          </table:table-cell>
          <table:table-cell table:number-columns-repeated="1022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formula="of:=IF(MOD([.$F4343];[.A4346])=0;[.A4346];&quot;&quot;)" office:value-type="float" office:value="4341" calcext:value-type="float">
            <text:p>4341</text:p>
          </table:table-cell>
          <table:table-cell table:number-columns-repeated="1022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formula="of:=IF(MOD([.$F4344];[.A4347])=0;[.A4347];&quot;&quot;)" office:value-type="float" office:value="4342" calcext:value-type="float">
            <text:p>4342</text:p>
          </table:table-cell>
          <table:table-cell table:number-columns-repeated="1022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formula="of:=IF(MOD([.$F4345];[.A4348])=0;[.A4348];&quot;&quot;)" office:value-type="float" office:value="4343" calcext:value-type="float">
            <text:p>4343</text:p>
          </table:table-cell>
          <table:table-cell table:number-columns-repeated="1022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formula="of:=IF(MOD([.$F4346];[.A4349])=0;[.A4349];&quot;&quot;)" office:value-type="float" office:value="4344" calcext:value-type="float">
            <text:p>4344</text:p>
          </table:table-cell>
          <table:table-cell table:number-columns-repeated="1022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formula="of:=IF(MOD([.$F4347];[.A4350])=0;[.A4350];&quot;&quot;)" office:value-type="float" office:value="4345" calcext:value-type="float">
            <text:p>4345</text:p>
          </table:table-cell>
          <table:table-cell table:number-columns-repeated="1022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formula="of:=IF(MOD([.$F4348];[.A4351])=0;[.A4351];&quot;&quot;)" office:value-type="float" office:value="4346" calcext:value-type="float">
            <text:p>4346</text:p>
          </table:table-cell>
          <table:table-cell table:number-columns-repeated="1022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formula="of:=IF(MOD([.$F4349];[.A4352])=0;[.A4352];&quot;&quot;)" office:value-type="float" office:value="4347" calcext:value-type="float">
            <text:p>4347</text:p>
          </table:table-cell>
          <table:table-cell table:number-columns-repeated="1022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formula="of:=IF(MOD([.$F4350];[.A4353])=0;[.A4353];&quot;&quot;)" office:value-type="float" office:value="4348" calcext:value-type="float">
            <text:p>4348</text:p>
          </table:table-cell>
          <table:table-cell table:number-columns-repeated="1022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formula="of:=IF(MOD([.$F4351];[.A4354])=0;[.A4354];&quot;&quot;)" office:value-type="float" office:value="4349" calcext:value-type="float">
            <text:p>4349</text:p>
          </table:table-cell>
          <table:table-cell table:number-columns-repeated="1022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formula="of:=IF(MOD([.$F4352];[.A4355])=0;[.A4355];&quot;&quot;)" office:value-type="float" office:value="4350" calcext:value-type="float">
            <text:p>4350</text:p>
          </table:table-cell>
          <table:table-cell table:number-columns-repeated="1022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formula="of:=IF(MOD([.$F4353];[.A4356])=0;[.A4356];&quot;&quot;)" office:value-type="float" office:value="4351" calcext:value-type="float">
            <text:p>4351</text:p>
          </table:table-cell>
          <table:table-cell table:number-columns-repeated="1022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formula="of:=IF(MOD([.$F4354];[.A4357])=0;[.A4357];&quot;&quot;)" office:value-type="float" office:value="4352" calcext:value-type="float">
            <text:p>4352</text:p>
          </table:table-cell>
          <table:table-cell table:number-columns-repeated="1022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formula="of:=IF(MOD([.$F4355];[.A4358])=0;[.A4358];&quot;&quot;)" office:value-type="float" office:value="4353" calcext:value-type="float">
            <text:p>4353</text:p>
          </table:table-cell>
          <table:table-cell table:number-columns-repeated="1022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formula="of:=IF(MOD([.$F4356];[.A4359])=0;[.A4359];&quot;&quot;)" office:value-type="float" office:value="4354" calcext:value-type="float">
            <text:p>4354</text:p>
          </table:table-cell>
          <table:table-cell table:number-columns-repeated="1022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formula="of:=IF(MOD([.$F4357];[.A4360])=0;[.A4360];&quot;&quot;)" office:value-type="float" office:value="4355" calcext:value-type="float">
            <text:p>4355</text:p>
          </table:table-cell>
          <table:table-cell table:number-columns-repeated="1022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formula="of:=IF(MOD([.$F4358];[.A4361])=0;[.A4361];&quot;&quot;)" office:value-type="float" office:value="4356" calcext:value-type="float">
            <text:p>4356</text:p>
          </table:table-cell>
          <table:table-cell table:number-columns-repeated="1022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formula="of:=IF(MOD([.$F4359];[.A4362])=0;[.A4362];&quot;&quot;)" office:value-type="float" office:value="4357" calcext:value-type="float">
            <text:p>4357</text:p>
          </table:table-cell>
          <table:table-cell table:number-columns-repeated="1022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formula="of:=IF(MOD([.$F4360];[.A4363])=0;[.A4363];&quot;&quot;)" office:value-type="float" office:value="4358" calcext:value-type="float">
            <text:p>4358</text:p>
          </table:table-cell>
          <table:table-cell table:number-columns-repeated="1022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formula="of:=IF(MOD([.$F4361];[.A4364])=0;[.A4364];&quot;&quot;)" office:value-type="float" office:value="4359" calcext:value-type="float">
            <text:p>4359</text:p>
          </table:table-cell>
          <table:table-cell table:number-columns-repeated="1022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formula="of:=IF(MOD([.$F4362];[.A4365])=0;[.A4365];&quot;&quot;)" office:value-type="float" office:value="4360" calcext:value-type="float">
            <text:p>4360</text:p>
          </table:table-cell>
          <table:table-cell table:number-columns-repeated="1022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formula="of:=IF(MOD([.$F4363];[.A4366])=0;[.A4366];&quot;&quot;)" office:value-type="float" office:value="4361" calcext:value-type="float">
            <text:p>4361</text:p>
          </table:table-cell>
          <table:table-cell table:number-columns-repeated="1022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formula="of:=IF(MOD([.$F4364];[.A4367])=0;[.A4367];&quot;&quot;)" office:value-type="float" office:value="4362" calcext:value-type="float">
            <text:p>4362</text:p>
          </table:table-cell>
          <table:table-cell table:number-columns-repeated="1022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formula="of:=IF(MOD([.$F4365];[.A4368])=0;[.A4368];&quot;&quot;)" office:value-type="float" office:value="4363" calcext:value-type="float">
            <text:p>4363</text:p>
          </table:table-cell>
          <table:table-cell table:number-columns-repeated="1022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formula="of:=IF(MOD([.$F4366];[.A4369])=0;[.A4369];&quot;&quot;)" office:value-type="float" office:value="4364" calcext:value-type="float">
            <text:p>4364</text:p>
          </table:table-cell>
          <table:table-cell table:number-columns-repeated="1022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formula="of:=IF(MOD([.$F4367];[.A4370])=0;[.A4370];&quot;&quot;)" office:value-type="float" office:value="4365" calcext:value-type="float">
            <text:p>4365</text:p>
          </table:table-cell>
          <table:table-cell table:number-columns-repeated="1022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formula="of:=IF(MOD([.$F4368];[.A4371])=0;[.A4371];&quot;&quot;)" office:value-type="float" office:value="4366" calcext:value-type="float">
            <text:p>4366</text:p>
          </table:table-cell>
          <table:table-cell table:number-columns-repeated="1022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formula="of:=IF(MOD([.$F4369];[.A4372])=0;[.A4372];&quot;&quot;)" office:value-type="float" office:value="4367" calcext:value-type="float">
            <text:p>4367</text:p>
          </table:table-cell>
          <table:table-cell table:number-columns-repeated="1022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formula="of:=IF(MOD([.$F4370];[.A4373])=0;[.A4373];&quot;&quot;)" office:value-type="float" office:value="4368" calcext:value-type="float">
            <text:p>4368</text:p>
          </table:table-cell>
          <table:table-cell table:number-columns-repeated="1022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formula="of:=IF(MOD([.$F4371];[.A4374])=0;[.A4374];&quot;&quot;)" office:value-type="float" office:value="4369" calcext:value-type="float">
            <text:p>4369</text:p>
          </table:table-cell>
          <table:table-cell table:number-columns-repeated="1022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formula="of:=IF(MOD([.$F4372];[.A4375])=0;[.A4375];&quot;&quot;)" office:value-type="float" office:value="4370" calcext:value-type="float">
            <text:p>4370</text:p>
          </table:table-cell>
          <table:table-cell table:number-columns-repeated="1022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formula="of:=IF(MOD([.$F4373];[.A4376])=0;[.A4376];&quot;&quot;)" office:value-type="float" office:value="4371" calcext:value-type="float">
            <text:p>4371</text:p>
          </table:table-cell>
          <table:table-cell table:number-columns-repeated="1022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formula="of:=IF(MOD([.$F4374];[.A4377])=0;[.A4377];&quot;&quot;)" office:value-type="float" office:value="4372" calcext:value-type="float">
            <text:p>4372</text:p>
          </table:table-cell>
          <table:table-cell table:number-columns-repeated="1022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formula="of:=IF(MOD([.$F4375];[.A4378])=0;[.A4378];&quot;&quot;)" office:value-type="float" office:value="4373" calcext:value-type="float">
            <text:p>4373</text:p>
          </table:table-cell>
          <table:table-cell table:number-columns-repeated="1022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formula="of:=IF(MOD([.$F4376];[.A4379])=0;[.A4379];&quot;&quot;)" office:value-type="float" office:value="4374" calcext:value-type="float">
            <text:p>4374</text:p>
          </table:table-cell>
          <table:table-cell table:number-columns-repeated="1022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formula="of:=IF(MOD([.$F4377];[.A4380])=0;[.A4380];&quot;&quot;)" office:value-type="float" office:value="4375" calcext:value-type="float">
            <text:p>4375</text:p>
          </table:table-cell>
          <table:table-cell table:number-columns-repeated="1022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formula="of:=IF(MOD([.$F4378];[.A4381])=0;[.A4381];&quot;&quot;)" office:value-type="float" office:value="4376" calcext:value-type="float">
            <text:p>4376</text:p>
          </table:table-cell>
          <table:table-cell table:number-columns-repeated="1022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formula="of:=IF(MOD([.$F4379];[.A4382])=0;[.A4382];&quot;&quot;)" office:value-type="float" office:value="4377" calcext:value-type="float">
            <text:p>4377</text:p>
          </table:table-cell>
          <table:table-cell table:number-columns-repeated="1022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formula="of:=IF(MOD([.$F4380];[.A4383])=0;[.A4383];&quot;&quot;)" office:value-type="float" office:value="4378" calcext:value-type="float">
            <text:p>4378</text:p>
          </table:table-cell>
          <table:table-cell table:number-columns-repeated="1022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formula="of:=IF(MOD([.$F4381];[.A4384])=0;[.A4384];&quot;&quot;)" office:value-type="float" office:value="4379" calcext:value-type="float">
            <text:p>4379</text:p>
          </table:table-cell>
          <table:table-cell table:number-columns-repeated="1022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formula="of:=IF(MOD([.$F4382];[.A4385])=0;[.A4385];&quot;&quot;)" office:value-type="float" office:value="4380" calcext:value-type="float">
            <text:p>4380</text:p>
          </table:table-cell>
          <table:table-cell table:number-columns-repeated="1022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formula="of:=IF(MOD([.$F4383];[.A4386])=0;[.A4386];&quot;&quot;)" office:value-type="float" office:value="4381" calcext:value-type="float">
            <text:p>4381</text:p>
          </table:table-cell>
          <table:table-cell table:number-columns-repeated="1022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formula="of:=IF(MOD([.$F4384];[.A4387])=0;[.A4387];&quot;&quot;)" office:value-type="float" office:value="4382" calcext:value-type="float">
            <text:p>4382</text:p>
          </table:table-cell>
          <table:table-cell table:number-columns-repeated="1022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formula="of:=IF(MOD([.$F4385];[.A4388])=0;[.A4388];&quot;&quot;)" office:value-type="float" office:value="4383" calcext:value-type="float">
            <text:p>4383</text:p>
          </table:table-cell>
          <table:table-cell table:number-columns-repeated="1022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formula="of:=IF(MOD([.$F4386];[.A4389])=0;[.A4389];&quot;&quot;)" office:value-type="float" office:value="4384" calcext:value-type="float">
            <text:p>4384</text:p>
          </table:table-cell>
          <table:table-cell table:number-columns-repeated="1022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formula="of:=IF(MOD([.$F4387];[.A4390])=0;[.A4390];&quot;&quot;)" office:value-type="float" office:value="4385" calcext:value-type="float">
            <text:p>4385</text:p>
          </table:table-cell>
          <table:table-cell table:number-columns-repeated="1022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formula="of:=IF(MOD([.$F4388];[.A4391])=0;[.A4391];&quot;&quot;)" office:value-type="float" office:value="4386" calcext:value-type="float">
            <text:p>4386</text:p>
          </table:table-cell>
          <table:table-cell table:number-columns-repeated="1022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formula="of:=IF(MOD([.$F4389];[.A4392])=0;[.A4392];&quot;&quot;)" office:value-type="float" office:value="4387" calcext:value-type="float">
            <text:p>4387</text:p>
          </table:table-cell>
          <table:table-cell table:number-columns-repeated="1022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formula="of:=IF(MOD([.$F4390];[.A4393])=0;[.A4393];&quot;&quot;)" office:value-type="float" office:value="4388" calcext:value-type="float">
            <text:p>4388</text:p>
          </table:table-cell>
          <table:table-cell table:number-columns-repeated="1022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formula="of:=IF(MOD([.$F4391];[.A4394])=0;[.A4394];&quot;&quot;)" office:value-type="float" office:value="4389" calcext:value-type="float">
            <text:p>4389</text:p>
          </table:table-cell>
          <table:table-cell table:number-columns-repeated="1022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formula="of:=IF(MOD([.$F4392];[.A4395])=0;[.A4395];&quot;&quot;)" office:value-type="float" office:value="4390" calcext:value-type="float">
            <text:p>4390</text:p>
          </table:table-cell>
          <table:table-cell table:number-columns-repeated="1022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formula="of:=IF(MOD([.$F4393];[.A4396])=0;[.A4396];&quot;&quot;)" office:value-type="float" office:value="4391" calcext:value-type="float">
            <text:p>4391</text:p>
          </table:table-cell>
          <table:table-cell table:number-columns-repeated="1022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formula="of:=IF(MOD([.$F4394];[.A4397])=0;[.A4397];&quot;&quot;)" office:value-type="float" office:value="4392" calcext:value-type="float">
            <text:p>4392</text:p>
          </table:table-cell>
          <table:table-cell table:number-columns-repeated="1022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formula="of:=IF(MOD([.$F4395];[.A4398])=0;[.A4398];&quot;&quot;)" office:value-type="float" office:value="4393" calcext:value-type="float">
            <text:p>4393</text:p>
          </table:table-cell>
          <table:table-cell table:number-columns-repeated="1022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formula="of:=IF(MOD([.$F4396];[.A4399])=0;[.A4399];&quot;&quot;)" office:value-type="float" office:value="4394" calcext:value-type="float">
            <text:p>4394</text:p>
          </table:table-cell>
          <table:table-cell table:number-columns-repeated="1022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formula="of:=IF(MOD([.$F4397];[.A4400])=0;[.A4400];&quot;&quot;)" office:value-type="float" office:value="4395" calcext:value-type="float">
            <text:p>4395</text:p>
          </table:table-cell>
          <table:table-cell table:number-columns-repeated="1022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formula="of:=IF(MOD([.$F4398];[.A4401])=0;[.A4401];&quot;&quot;)" office:value-type="float" office:value="4396" calcext:value-type="float">
            <text:p>4396</text:p>
          </table:table-cell>
          <table:table-cell table:number-columns-repeated="1022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formula="of:=IF(MOD([.$F4399];[.A4402])=0;[.A4402];&quot;&quot;)" office:value-type="float" office:value="4397" calcext:value-type="float">
            <text:p>4397</text:p>
          </table:table-cell>
          <table:table-cell table:number-columns-repeated="1022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formula="of:=IF(MOD([.$F4400];[.A4403])=0;[.A4403];&quot;&quot;)" office:value-type="float" office:value="4398" calcext:value-type="float">
            <text:p>4398</text:p>
          </table:table-cell>
          <table:table-cell table:number-columns-repeated="1022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formula="of:=IF(MOD([.$F4401];[.A4404])=0;[.A4404];&quot;&quot;)" office:value-type="float" office:value="4399" calcext:value-type="float">
            <text:p>4399</text:p>
          </table:table-cell>
          <table:table-cell table:number-columns-repeated="1022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formula="of:=IF(MOD([.$F4402];[.A4405])=0;[.A4405];&quot;&quot;)" office:value-type="float" office:value="4400" calcext:value-type="float">
            <text:p>4400</text:p>
          </table:table-cell>
          <table:table-cell table:number-columns-repeated="1022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formula="of:=IF(MOD([.$F4403];[.A4406])=0;[.A4406];&quot;&quot;)" office:value-type="float" office:value="4401" calcext:value-type="float">
            <text:p>4401</text:p>
          </table:table-cell>
          <table:table-cell table:number-columns-repeated="1022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formula="of:=IF(MOD([.$F4404];[.A4407])=0;[.A4407];&quot;&quot;)" office:value-type="float" office:value="4402" calcext:value-type="float">
            <text:p>4402</text:p>
          </table:table-cell>
          <table:table-cell table:number-columns-repeated="1022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formula="of:=IF(MOD([.$F4405];[.A4408])=0;[.A4408];&quot;&quot;)" office:value-type="float" office:value="4403" calcext:value-type="float">
            <text:p>4403</text:p>
          </table:table-cell>
          <table:table-cell table:number-columns-repeated="1022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formula="of:=IF(MOD([.$F4406];[.A4409])=0;[.A4409];&quot;&quot;)" office:value-type="float" office:value="4404" calcext:value-type="float">
            <text:p>4404</text:p>
          </table:table-cell>
          <table:table-cell table:number-columns-repeated="1022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formula="of:=IF(MOD([.$F4407];[.A4410])=0;[.A4410];&quot;&quot;)" office:value-type="float" office:value="4405" calcext:value-type="float">
            <text:p>4405</text:p>
          </table:table-cell>
          <table:table-cell table:number-columns-repeated="1022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formula="of:=IF(MOD([.$F4408];[.A4411])=0;[.A4411];&quot;&quot;)" office:value-type="float" office:value="4406" calcext:value-type="float">
            <text:p>4406</text:p>
          </table:table-cell>
          <table:table-cell table:number-columns-repeated="1022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formula="of:=IF(MOD([.$F4409];[.A4412])=0;[.A4412];&quot;&quot;)" office:value-type="float" office:value="4407" calcext:value-type="float">
            <text:p>4407</text:p>
          </table:table-cell>
          <table:table-cell table:number-columns-repeated="1022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formula="of:=IF(MOD([.$F4410];[.A4413])=0;[.A4413];&quot;&quot;)" office:value-type="float" office:value="4408" calcext:value-type="float">
            <text:p>4408</text:p>
          </table:table-cell>
          <table:table-cell table:number-columns-repeated="1022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formula="of:=IF(MOD([.$F4411];[.A4414])=0;[.A4414];&quot;&quot;)" office:value-type="float" office:value="4409" calcext:value-type="float">
            <text:p>4409</text:p>
          </table:table-cell>
          <table:table-cell table:number-columns-repeated="1022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formula="of:=IF(MOD([.$F4412];[.A4415])=0;[.A4415];&quot;&quot;)" office:value-type="float" office:value="4410" calcext:value-type="float">
            <text:p>4410</text:p>
          </table:table-cell>
          <table:table-cell table:number-columns-repeated="1022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formula="of:=IF(MOD([.$F4413];[.A4416])=0;[.A4416];&quot;&quot;)" office:value-type="float" office:value="4411" calcext:value-type="float">
            <text:p>4411</text:p>
          </table:table-cell>
          <table:table-cell table:number-columns-repeated="1022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formula="of:=IF(MOD([.$F4414];[.A4417])=0;[.A4417];&quot;&quot;)" office:value-type="float" office:value="4412" calcext:value-type="float">
            <text:p>4412</text:p>
          </table:table-cell>
          <table:table-cell table:number-columns-repeated="1022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formula="of:=IF(MOD([.$F4415];[.A4418])=0;[.A4418];&quot;&quot;)" office:value-type="float" office:value="4413" calcext:value-type="float">
            <text:p>4413</text:p>
          </table:table-cell>
          <table:table-cell table:number-columns-repeated="1022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formula="of:=IF(MOD([.$F4416];[.A4419])=0;[.A4419];&quot;&quot;)" office:value-type="float" office:value="4414" calcext:value-type="float">
            <text:p>4414</text:p>
          </table:table-cell>
          <table:table-cell table:number-columns-repeated="1022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formula="of:=IF(MOD([.$F4417];[.A4420])=0;[.A4420];&quot;&quot;)" office:value-type="float" office:value="4415" calcext:value-type="float">
            <text:p>4415</text:p>
          </table:table-cell>
          <table:table-cell table:number-columns-repeated="1022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formula="of:=IF(MOD([.$F4418];[.A4421])=0;[.A4421];&quot;&quot;)" office:value-type="float" office:value="4416" calcext:value-type="float">
            <text:p>4416</text:p>
          </table:table-cell>
          <table:table-cell table:number-columns-repeated="1022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formula="of:=IF(MOD([.$F4419];[.A4422])=0;[.A4422];&quot;&quot;)" office:value-type="float" office:value="4417" calcext:value-type="float">
            <text:p>4417</text:p>
          </table:table-cell>
          <table:table-cell table:number-columns-repeated="1022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formula="of:=IF(MOD([.$F4420];[.A4423])=0;[.A4423];&quot;&quot;)" office:value-type="float" office:value="4418" calcext:value-type="float">
            <text:p>4418</text:p>
          </table:table-cell>
          <table:table-cell table:number-columns-repeated="1022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formula="of:=IF(MOD([.$F4421];[.A4424])=0;[.A4424];&quot;&quot;)" office:value-type="float" office:value="4419" calcext:value-type="float">
            <text:p>4419</text:p>
          </table:table-cell>
          <table:table-cell table:number-columns-repeated="1022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formula="of:=IF(MOD([.$F4422];[.A4425])=0;[.A4425];&quot;&quot;)" office:value-type="float" office:value="4420" calcext:value-type="float">
            <text:p>4420</text:p>
          </table:table-cell>
          <table:table-cell table:number-columns-repeated="1022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formula="of:=IF(MOD([.$F4423];[.A4426])=0;[.A4426];&quot;&quot;)" office:value-type="float" office:value="4421" calcext:value-type="float">
            <text:p>4421</text:p>
          </table:table-cell>
          <table:table-cell table:number-columns-repeated="1022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formula="of:=IF(MOD([.$F4424];[.A4427])=0;[.A4427];&quot;&quot;)" office:value-type="float" office:value="4422" calcext:value-type="float">
            <text:p>4422</text:p>
          </table:table-cell>
          <table:table-cell table:number-columns-repeated="1022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formula="of:=IF(MOD([.$F4425];[.A4428])=0;[.A4428];&quot;&quot;)" office:value-type="float" office:value="4423" calcext:value-type="float">
            <text:p>4423</text:p>
          </table:table-cell>
          <table:table-cell table:number-columns-repeated="1022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formula="of:=IF(MOD([.$F4426];[.A4429])=0;[.A4429];&quot;&quot;)" office:value-type="float" office:value="4424" calcext:value-type="float">
            <text:p>4424</text:p>
          </table:table-cell>
          <table:table-cell table:number-columns-repeated="1022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formula="of:=IF(MOD([.$F4427];[.A4430])=0;[.A4430];&quot;&quot;)" office:value-type="float" office:value="4425" calcext:value-type="float">
            <text:p>4425</text:p>
          </table:table-cell>
          <table:table-cell table:number-columns-repeated="1022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formula="of:=IF(MOD([.$F4428];[.A4431])=0;[.A4431];&quot;&quot;)" office:value-type="float" office:value="4426" calcext:value-type="float">
            <text:p>4426</text:p>
          </table:table-cell>
          <table:table-cell table:number-columns-repeated="1022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formula="of:=IF(MOD([.$F4429];[.A4432])=0;[.A4432];&quot;&quot;)" office:value-type="float" office:value="4427" calcext:value-type="float">
            <text:p>4427</text:p>
          </table:table-cell>
          <table:table-cell table:number-columns-repeated="1022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formula="of:=IF(MOD([.$F4430];[.A4433])=0;[.A4433];&quot;&quot;)" office:value-type="float" office:value="4428" calcext:value-type="float">
            <text:p>4428</text:p>
          </table:table-cell>
          <table:table-cell table:number-columns-repeated="1022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formula="of:=IF(MOD([.$F4431];[.A4434])=0;[.A4434];&quot;&quot;)" office:value-type="float" office:value="4429" calcext:value-type="float">
            <text:p>4429</text:p>
          </table:table-cell>
          <table:table-cell table:number-columns-repeated="1022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formula="of:=IF(MOD([.$F4432];[.A4435])=0;[.A4435];&quot;&quot;)" office:value-type="float" office:value="4430" calcext:value-type="float">
            <text:p>4430</text:p>
          </table:table-cell>
          <table:table-cell table:number-columns-repeated="1022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formula="of:=IF(MOD([.$F4433];[.A4436])=0;[.A4436];&quot;&quot;)" office:value-type="float" office:value="4431" calcext:value-type="float">
            <text:p>4431</text:p>
          </table:table-cell>
          <table:table-cell table:number-columns-repeated="1022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formula="of:=IF(MOD([.$F4434];[.A4437])=0;[.A4437];&quot;&quot;)" office:value-type="float" office:value="4432" calcext:value-type="float">
            <text:p>4432</text:p>
          </table:table-cell>
          <table:table-cell table:number-columns-repeated="1022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formula="of:=IF(MOD([.$F4435];[.A4438])=0;[.A4438];&quot;&quot;)" office:value-type="float" office:value="4433" calcext:value-type="float">
            <text:p>4433</text:p>
          </table:table-cell>
          <table:table-cell table:number-columns-repeated="1022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formula="of:=IF(MOD([.$F4436];[.A4439])=0;[.A4439];&quot;&quot;)" office:value-type="float" office:value="4434" calcext:value-type="float">
            <text:p>4434</text:p>
          </table:table-cell>
          <table:table-cell table:number-columns-repeated="1022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formula="of:=IF(MOD([.$F4437];[.A4440])=0;[.A4440];&quot;&quot;)" office:value-type="float" office:value="4435" calcext:value-type="float">
            <text:p>4435</text:p>
          </table:table-cell>
          <table:table-cell table:number-columns-repeated="1022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formula="of:=IF(MOD([.$F4438];[.A4441])=0;[.A4441];&quot;&quot;)" office:value-type="float" office:value="4436" calcext:value-type="float">
            <text:p>4436</text:p>
          </table:table-cell>
          <table:table-cell table:number-columns-repeated="1022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formula="of:=IF(MOD([.$F4439];[.A4442])=0;[.A4442];&quot;&quot;)" office:value-type="float" office:value="4437" calcext:value-type="float">
            <text:p>4437</text:p>
          </table:table-cell>
          <table:table-cell table:number-columns-repeated="1022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formula="of:=IF(MOD([.$F4440];[.A4443])=0;[.A4443];&quot;&quot;)" office:value-type="float" office:value="4438" calcext:value-type="float">
            <text:p>4438</text:p>
          </table:table-cell>
          <table:table-cell table:number-columns-repeated="1022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formula="of:=IF(MOD([.$F4441];[.A4444])=0;[.A4444];&quot;&quot;)" office:value-type="float" office:value="4439" calcext:value-type="float">
            <text:p>4439</text:p>
          </table:table-cell>
          <table:table-cell table:number-columns-repeated="1022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formula="of:=IF(MOD([.$F4442];[.A4445])=0;[.A4445];&quot;&quot;)" office:value-type="float" office:value="4440" calcext:value-type="float">
            <text:p>4440</text:p>
          </table:table-cell>
          <table:table-cell table:number-columns-repeated="1022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formula="of:=IF(MOD([.$F4443];[.A4446])=0;[.A4446];&quot;&quot;)" office:value-type="float" office:value="4441" calcext:value-type="float">
            <text:p>4441</text:p>
          </table:table-cell>
          <table:table-cell table:number-columns-repeated="1022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formula="of:=IF(MOD([.$F4444];[.A4447])=0;[.A4447];&quot;&quot;)" office:value-type="float" office:value="4442" calcext:value-type="float">
            <text:p>4442</text:p>
          </table:table-cell>
          <table:table-cell table:number-columns-repeated="1022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formula="of:=IF(MOD([.$F4445];[.A4448])=0;[.A4448];&quot;&quot;)" office:value-type="float" office:value="4443" calcext:value-type="float">
            <text:p>4443</text:p>
          </table:table-cell>
          <table:table-cell table:number-columns-repeated="1022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formula="of:=IF(MOD([.$F4446];[.A4449])=0;[.A4449];&quot;&quot;)" office:value-type="float" office:value="4444" calcext:value-type="float">
            <text:p>4444</text:p>
          </table:table-cell>
          <table:table-cell table:number-columns-repeated="1022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formula="of:=IF(MOD([.$F4447];[.A4450])=0;[.A4450];&quot;&quot;)" office:value-type="float" office:value="4445" calcext:value-type="float">
            <text:p>4445</text:p>
          </table:table-cell>
          <table:table-cell table:number-columns-repeated="1022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formula="of:=IF(MOD([.$F4448];[.A4451])=0;[.A4451];&quot;&quot;)" office:value-type="float" office:value="4446" calcext:value-type="float">
            <text:p>4446</text:p>
          </table:table-cell>
          <table:table-cell table:number-columns-repeated="1022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formula="of:=IF(MOD([.$F4449];[.A4452])=0;[.A4452];&quot;&quot;)" office:value-type="float" office:value="4447" calcext:value-type="float">
            <text:p>4447</text:p>
          </table:table-cell>
          <table:table-cell table:number-columns-repeated="1022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formula="of:=IF(MOD([.$F4450];[.A4453])=0;[.A4453];&quot;&quot;)" office:value-type="float" office:value="4448" calcext:value-type="float">
            <text:p>4448</text:p>
          </table:table-cell>
          <table:table-cell table:number-columns-repeated="1022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formula="of:=IF(MOD([.$F4451];[.A4454])=0;[.A4454];&quot;&quot;)" office:value-type="float" office:value="4449" calcext:value-type="float">
            <text:p>4449</text:p>
          </table:table-cell>
          <table:table-cell table:number-columns-repeated="1022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formula="of:=IF(MOD([.$F4452];[.A4455])=0;[.A4455];&quot;&quot;)" office:value-type="float" office:value="4450" calcext:value-type="float">
            <text:p>4450</text:p>
          </table:table-cell>
          <table:table-cell table:number-columns-repeated="1022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formula="of:=IF(MOD([.$F4453];[.A4456])=0;[.A4456];&quot;&quot;)" office:value-type="float" office:value="4451" calcext:value-type="float">
            <text:p>4451</text:p>
          </table:table-cell>
          <table:table-cell table:number-columns-repeated="1022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formula="of:=IF(MOD([.$F4454];[.A4457])=0;[.A4457];&quot;&quot;)" office:value-type="float" office:value="4452" calcext:value-type="float">
            <text:p>4452</text:p>
          </table:table-cell>
          <table:table-cell table:number-columns-repeated="1022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formula="of:=IF(MOD([.$F4455];[.A4458])=0;[.A4458];&quot;&quot;)" office:value-type="float" office:value="4453" calcext:value-type="float">
            <text:p>4453</text:p>
          </table:table-cell>
          <table:table-cell table:number-columns-repeated="1022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formula="of:=IF(MOD([.$F4456];[.A4459])=0;[.A4459];&quot;&quot;)" office:value-type="float" office:value="4454" calcext:value-type="float">
            <text:p>4454</text:p>
          </table:table-cell>
          <table:table-cell table:number-columns-repeated="1022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formula="of:=IF(MOD([.$F4457];[.A4460])=0;[.A4460];&quot;&quot;)" office:value-type="float" office:value="4455" calcext:value-type="float">
            <text:p>4455</text:p>
          </table:table-cell>
          <table:table-cell table:number-columns-repeated="1022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formula="of:=IF(MOD([.$F4458];[.A4461])=0;[.A4461];&quot;&quot;)" office:value-type="float" office:value="4456" calcext:value-type="float">
            <text:p>4456</text:p>
          </table:table-cell>
          <table:table-cell table:number-columns-repeated="1022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formula="of:=IF(MOD([.$F4459];[.A4462])=0;[.A4462];&quot;&quot;)" office:value-type="float" office:value="4457" calcext:value-type="float">
            <text:p>4457</text:p>
          </table:table-cell>
          <table:table-cell table:number-columns-repeated="1022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formula="of:=IF(MOD([.$F4460];[.A4463])=0;[.A4463];&quot;&quot;)" office:value-type="float" office:value="4458" calcext:value-type="float">
            <text:p>4458</text:p>
          </table:table-cell>
          <table:table-cell table:number-columns-repeated="1022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formula="of:=IF(MOD([.$F4461];[.A4464])=0;[.A4464];&quot;&quot;)" office:value-type="float" office:value="4459" calcext:value-type="float">
            <text:p>4459</text:p>
          </table:table-cell>
          <table:table-cell table:number-columns-repeated="1022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formula="of:=IF(MOD([.$F4462];[.A4465])=0;[.A4465];&quot;&quot;)" office:value-type="float" office:value="4460" calcext:value-type="float">
            <text:p>4460</text:p>
          </table:table-cell>
          <table:table-cell table:number-columns-repeated="1022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formula="of:=IF(MOD([.$F4463];[.A4466])=0;[.A4466];&quot;&quot;)" office:value-type="float" office:value="4461" calcext:value-type="float">
            <text:p>4461</text:p>
          </table:table-cell>
          <table:table-cell table:number-columns-repeated="1022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formula="of:=IF(MOD([.$F4464];[.A4467])=0;[.A4467];&quot;&quot;)" office:value-type="float" office:value="4462" calcext:value-type="float">
            <text:p>4462</text:p>
          </table:table-cell>
          <table:table-cell table:number-columns-repeated="1022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formula="of:=IF(MOD([.$F4465];[.A4468])=0;[.A4468];&quot;&quot;)" office:value-type="float" office:value="4463" calcext:value-type="float">
            <text:p>4463</text:p>
          </table:table-cell>
          <table:table-cell table:number-columns-repeated="1022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formula="of:=IF(MOD([.$F4466];[.A4469])=0;[.A4469];&quot;&quot;)" office:value-type="float" office:value="4464" calcext:value-type="float">
            <text:p>4464</text:p>
          </table:table-cell>
          <table:table-cell table:number-columns-repeated="1022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formula="of:=IF(MOD([.$F4467];[.A4470])=0;[.A4470];&quot;&quot;)" office:value-type="float" office:value="4465" calcext:value-type="float">
            <text:p>4465</text:p>
          </table:table-cell>
          <table:table-cell table:number-columns-repeated="1022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formula="of:=IF(MOD([.$F4468];[.A4471])=0;[.A4471];&quot;&quot;)" office:value-type="float" office:value="4466" calcext:value-type="float">
            <text:p>4466</text:p>
          </table:table-cell>
          <table:table-cell table:number-columns-repeated="1022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formula="of:=IF(MOD([.$F4469];[.A4472])=0;[.A4472];&quot;&quot;)" office:value-type="float" office:value="4467" calcext:value-type="float">
            <text:p>4467</text:p>
          </table:table-cell>
          <table:table-cell table:number-columns-repeated="1022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formula="of:=IF(MOD([.$F4470];[.A4473])=0;[.A4473];&quot;&quot;)" office:value-type="float" office:value="4468" calcext:value-type="float">
            <text:p>4468</text:p>
          </table:table-cell>
          <table:table-cell table:number-columns-repeated="1022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formula="of:=IF(MOD([.$F4471];[.A4474])=0;[.A4474];&quot;&quot;)" office:value-type="float" office:value="4469" calcext:value-type="float">
            <text:p>4469</text:p>
          </table:table-cell>
          <table:table-cell table:number-columns-repeated="1022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formula="of:=IF(MOD([.$F4472];[.A4475])=0;[.A4475];&quot;&quot;)" office:value-type="float" office:value="4470" calcext:value-type="float">
            <text:p>4470</text:p>
          </table:table-cell>
          <table:table-cell table:number-columns-repeated="1022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formula="of:=IF(MOD([.$F4473];[.A4476])=0;[.A4476];&quot;&quot;)" office:value-type="float" office:value="4471" calcext:value-type="float">
            <text:p>4471</text:p>
          </table:table-cell>
          <table:table-cell table:number-columns-repeated="1022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formula="of:=IF(MOD([.$F4474];[.A4477])=0;[.A4477];&quot;&quot;)" office:value-type="float" office:value="4472" calcext:value-type="float">
            <text:p>4472</text:p>
          </table:table-cell>
          <table:table-cell table:number-columns-repeated="1022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formula="of:=IF(MOD([.$F4475];[.A4478])=0;[.A4478];&quot;&quot;)" office:value-type="float" office:value="4473" calcext:value-type="float">
            <text:p>4473</text:p>
          </table:table-cell>
          <table:table-cell table:number-columns-repeated="1022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formula="of:=IF(MOD([.$F4476];[.A4479])=0;[.A4479];&quot;&quot;)" office:value-type="float" office:value="4474" calcext:value-type="float">
            <text:p>4474</text:p>
          </table:table-cell>
          <table:table-cell table:number-columns-repeated="1022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formula="of:=IF(MOD([.$F4477];[.A4480])=0;[.A4480];&quot;&quot;)" office:value-type="float" office:value="4475" calcext:value-type="float">
            <text:p>4475</text:p>
          </table:table-cell>
          <table:table-cell table:number-columns-repeated="1022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formula="of:=IF(MOD([.$F4478];[.A4481])=0;[.A4481];&quot;&quot;)" office:value-type="float" office:value="4476" calcext:value-type="float">
            <text:p>4476</text:p>
          </table:table-cell>
          <table:table-cell table:number-columns-repeated="1022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formula="of:=IF(MOD([.$F4479];[.A4482])=0;[.A4482];&quot;&quot;)" office:value-type="float" office:value="4477" calcext:value-type="float">
            <text:p>4477</text:p>
          </table:table-cell>
          <table:table-cell table:number-columns-repeated="1022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formula="of:=IF(MOD([.$F4480];[.A4483])=0;[.A4483];&quot;&quot;)" office:value-type="float" office:value="4478" calcext:value-type="float">
            <text:p>4478</text:p>
          </table:table-cell>
          <table:table-cell table:number-columns-repeated="1022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formula="of:=IF(MOD([.$F4481];[.A4484])=0;[.A4484];&quot;&quot;)" office:value-type="float" office:value="4479" calcext:value-type="float">
            <text:p>4479</text:p>
          </table:table-cell>
          <table:table-cell table:number-columns-repeated="1022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formula="of:=IF(MOD([.$F4482];[.A4485])=0;[.A4485];&quot;&quot;)" office:value-type="float" office:value="4480" calcext:value-type="float">
            <text:p>4480</text:p>
          </table:table-cell>
          <table:table-cell table:number-columns-repeated="1022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formula="of:=IF(MOD([.$F4483];[.A4486])=0;[.A4486];&quot;&quot;)" office:value-type="float" office:value="4481" calcext:value-type="float">
            <text:p>4481</text:p>
          </table:table-cell>
          <table:table-cell table:number-columns-repeated="1022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formula="of:=IF(MOD([.$F4484];[.A4487])=0;[.A4487];&quot;&quot;)" office:value-type="float" office:value="4482" calcext:value-type="float">
            <text:p>4482</text:p>
          </table:table-cell>
          <table:table-cell table:number-columns-repeated="1022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formula="of:=IF(MOD([.$F4485];[.A4488])=0;[.A4488];&quot;&quot;)" office:value-type="float" office:value="4483" calcext:value-type="float">
            <text:p>4483</text:p>
          </table:table-cell>
          <table:table-cell table:number-columns-repeated="1022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formula="of:=IF(MOD([.$F4486];[.A4489])=0;[.A4489];&quot;&quot;)" office:value-type="float" office:value="4484" calcext:value-type="float">
            <text:p>4484</text:p>
          </table:table-cell>
          <table:table-cell table:number-columns-repeated="1022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formula="of:=IF(MOD([.$F4487];[.A4490])=0;[.A4490];&quot;&quot;)" office:value-type="float" office:value="4485" calcext:value-type="float">
            <text:p>4485</text:p>
          </table:table-cell>
          <table:table-cell table:number-columns-repeated="1022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formula="of:=IF(MOD([.$F4488];[.A4491])=0;[.A4491];&quot;&quot;)" office:value-type="float" office:value="4486" calcext:value-type="float">
            <text:p>4486</text:p>
          </table:table-cell>
          <table:table-cell table:number-columns-repeated="1022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formula="of:=IF(MOD([.$F4489];[.A4492])=0;[.A4492];&quot;&quot;)" office:value-type="float" office:value="4487" calcext:value-type="float">
            <text:p>4487</text:p>
          </table:table-cell>
          <table:table-cell table:number-columns-repeated="1022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formula="of:=IF(MOD([.$F4490];[.A4493])=0;[.A4493];&quot;&quot;)" office:value-type="float" office:value="4488" calcext:value-type="float">
            <text:p>4488</text:p>
          </table:table-cell>
          <table:table-cell table:number-columns-repeated="1022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formula="of:=IF(MOD([.$F4491];[.A4494])=0;[.A4494];&quot;&quot;)" office:value-type="float" office:value="4489" calcext:value-type="float">
            <text:p>4489</text:p>
          </table:table-cell>
          <table:table-cell table:number-columns-repeated="1022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formula="of:=IF(MOD([.$F4492];[.A4495])=0;[.A4495];&quot;&quot;)" office:value-type="float" office:value="4490" calcext:value-type="float">
            <text:p>4490</text:p>
          </table:table-cell>
          <table:table-cell table:number-columns-repeated="1022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formula="of:=IF(MOD([.$F4493];[.A4496])=0;[.A4496];&quot;&quot;)" office:value-type="float" office:value="4491" calcext:value-type="float">
            <text:p>4491</text:p>
          </table:table-cell>
          <table:table-cell table:number-columns-repeated="1022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formula="of:=IF(MOD([.$F4494];[.A4497])=0;[.A4497];&quot;&quot;)" office:value-type="float" office:value="4492" calcext:value-type="float">
            <text:p>4492</text:p>
          </table:table-cell>
          <table:table-cell table:number-columns-repeated="1022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formula="of:=IF(MOD([.$F4495];[.A4498])=0;[.A4498];&quot;&quot;)" office:value-type="float" office:value="4493" calcext:value-type="float">
            <text:p>4493</text:p>
          </table:table-cell>
          <table:table-cell table:number-columns-repeated="1022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formula="of:=IF(MOD([.$F4496];[.A4499])=0;[.A4499];&quot;&quot;)" office:value-type="float" office:value="4494" calcext:value-type="float">
            <text:p>4494</text:p>
          </table:table-cell>
          <table:table-cell table:number-columns-repeated="1022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formula="of:=IF(MOD([.$F4497];[.A4500])=0;[.A4500];&quot;&quot;)" office:value-type="float" office:value="4495" calcext:value-type="float">
            <text:p>4495</text:p>
          </table:table-cell>
          <table:table-cell table:number-columns-repeated="1022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formula="of:=IF(MOD([.$F4498];[.A4501])=0;[.A4501];&quot;&quot;)" office:value-type="float" office:value="4496" calcext:value-type="float">
            <text:p>4496</text:p>
          </table:table-cell>
          <table:table-cell table:number-columns-repeated="1022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formula="of:=IF(MOD([.$F4499];[.A4502])=0;[.A4502];&quot;&quot;)" office:value-type="float" office:value="4497" calcext:value-type="float">
            <text:p>4497</text:p>
          </table:table-cell>
          <table:table-cell table:number-columns-repeated="1022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formula="of:=IF(MOD([.$F4500];[.A4503])=0;[.A4503];&quot;&quot;)" office:value-type="float" office:value="4498" calcext:value-type="float">
            <text:p>4498</text:p>
          </table:table-cell>
          <table:table-cell table:number-columns-repeated="1022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formula="of:=IF(MOD([.$F4501];[.A4504])=0;[.A4504];&quot;&quot;)" office:value-type="float" office:value="4499" calcext:value-type="float">
            <text:p>4499</text:p>
          </table:table-cell>
          <table:table-cell table:number-columns-repeated="1022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formula="of:=IF(MOD([.$F4502];[.A4505])=0;[.A4505];&quot;&quot;)" office:value-type="float" office:value="4500" calcext:value-type="float">
            <text:p>4500</text:p>
          </table:table-cell>
          <table:table-cell table:number-columns-repeated="1022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formula="of:=IF(MOD([.$F4503];[.A4506])=0;[.A4506];&quot;&quot;)" office:value-type="float" office:value="4501" calcext:value-type="float">
            <text:p>4501</text:p>
          </table:table-cell>
          <table:table-cell table:number-columns-repeated="1022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formula="of:=IF(MOD([.$F4504];[.A4507])=0;[.A4507];&quot;&quot;)" office:value-type="float" office:value="4502" calcext:value-type="float">
            <text:p>4502</text:p>
          </table:table-cell>
          <table:table-cell table:number-columns-repeated="1022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formula="of:=IF(MOD([.$F4505];[.A4508])=0;[.A4508];&quot;&quot;)" office:value-type="float" office:value="4503" calcext:value-type="float">
            <text:p>4503</text:p>
          </table:table-cell>
          <table:table-cell table:number-columns-repeated="1022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formula="of:=IF(MOD([.$F4506];[.A4509])=0;[.A4509];&quot;&quot;)" office:value-type="float" office:value="4504" calcext:value-type="float">
            <text:p>4504</text:p>
          </table:table-cell>
          <table:table-cell table:number-columns-repeated="1022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formula="of:=IF(MOD([.$F4507];[.A4510])=0;[.A4510];&quot;&quot;)" office:value-type="float" office:value="4505" calcext:value-type="float">
            <text:p>4505</text:p>
          </table:table-cell>
          <table:table-cell table:number-columns-repeated="1022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formula="of:=IF(MOD([.$F4508];[.A4511])=0;[.A4511];&quot;&quot;)" office:value-type="float" office:value="4506" calcext:value-type="float">
            <text:p>4506</text:p>
          </table:table-cell>
          <table:table-cell table:number-columns-repeated="1022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formula="of:=IF(MOD([.$F4509];[.A4512])=0;[.A4512];&quot;&quot;)" office:value-type="float" office:value="4507" calcext:value-type="float">
            <text:p>4507</text:p>
          </table:table-cell>
          <table:table-cell table:number-columns-repeated="1022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formula="of:=IF(MOD([.$F4510];[.A4513])=0;[.A4513];&quot;&quot;)" office:value-type="float" office:value="4508" calcext:value-type="float">
            <text:p>4508</text:p>
          </table:table-cell>
          <table:table-cell table:number-columns-repeated="1022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formula="of:=IF(MOD([.$F4511];[.A4514])=0;[.A4514];&quot;&quot;)" office:value-type="float" office:value="4509" calcext:value-type="float">
            <text:p>4509</text:p>
          </table:table-cell>
          <table:table-cell table:number-columns-repeated="1022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formula="of:=IF(MOD([.$F4512];[.A4515])=0;[.A4515];&quot;&quot;)" office:value-type="float" office:value="4510" calcext:value-type="float">
            <text:p>4510</text:p>
          </table:table-cell>
          <table:table-cell table:number-columns-repeated="1022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formula="of:=IF(MOD([.$F4513];[.A4516])=0;[.A4516];&quot;&quot;)" office:value-type="float" office:value="4511" calcext:value-type="float">
            <text:p>4511</text:p>
          </table:table-cell>
          <table:table-cell table:number-columns-repeated="1022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formula="of:=IF(MOD([.$F4514];[.A4517])=0;[.A4517];&quot;&quot;)" office:value-type="float" office:value="4512" calcext:value-type="float">
            <text:p>4512</text:p>
          </table:table-cell>
          <table:table-cell table:number-columns-repeated="1022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formula="of:=IF(MOD([.$F4515];[.A4518])=0;[.A4518];&quot;&quot;)" office:value-type="float" office:value="4513" calcext:value-type="float">
            <text:p>4513</text:p>
          </table:table-cell>
          <table:table-cell table:number-columns-repeated="1022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formula="of:=IF(MOD([.$F4516];[.A4519])=0;[.A4519];&quot;&quot;)" office:value-type="float" office:value="4514" calcext:value-type="float">
            <text:p>4514</text:p>
          </table:table-cell>
          <table:table-cell table:number-columns-repeated="1022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formula="of:=IF(MOD([.$F4517];[.A4520])=0;[.A4520];&quot;&quot;)" office:value-type="float" office:value="4515" calcext:value-type="float">
            <text:p>4515</text:p>
          </table:table-cell>
          <table:table-cell table:number-columns-repeated="1022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formula="of:=IF(MOD([.$F4518];[.A4521])=0;[.A4521];&quot;&quot;)" office:value-type="float" office:value="4516" calcext:value-type="float">
            <text:p>4516</text:p>
          </table:table-cell>
          <table:table-cell table:number-columns-repeated="1022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formula="of:=IF(MOD([.$F4519];[.A4522])=0;[.A4522];&quot;&quot;)" office:value-type="float" office:value="4517" calcext:value-type="float">
            <text:p>4517</text:p>
          </table:table-cell>
          <table:table-cell table:number-columns-repeated="1022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formula="of:=IF(MOD([.$F4520];[.A4523])=0;[.A4523];&quot;&quot;)" office:value-type="float" office:value="4518" calcext:value-type="float">
            <text:p>4518</text:p>
          </table:table-cell>
          <table:table-cell table:number-columns-repeated="1022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formula="of:=IF(MOD([.$F4521];[.A4524])=0;[.A4524];&quot;&quot;)" office:value-type="float" office:value="4519" calcext:value-type="float">
            <text:p>4519</text:p>
          </table:table-cell>
          <table:table-cell table:number-columns-repeated="1022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formula="of:=IF(MOD([.$F4522];[.A4525])=0;[.A4525];&quot;&quot;)" office:value-type="float" office:value="4520" calcext:value-type="float">
            <text:p>4520</text:p>
          </table:table-cell>
          <table:table-cell table:number-columns-repeated="1022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formula="of:=IF(MOD([.$F4523];[.A4526])=0;[.A4526];&quot;&quot;)" office:value-type="float" office:value="4521" calcext:value-type="float">
            <text:p>4521</text:p>
          </table:table-cell>
          <table:table-cell table:number-columns-repeated="1022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formula="of:=IF(MOD([.$F4524];[.A4527])=0;[.A4527];&quot;&quot;)" office:value-type="float" office:value="4522" calcext:value-type="float">
            <text:p>4522</text:p>
          </table:table-cell>
          <table:table-cell table:number-columns-repeated="1022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formula="of:=IF(MOD([.$F4525];[.A4528])=0;[.A4528];&quot;&quot;)" office:value-type="float" office:value="4523" calcext:value-type="float">
            <text:p>4523</text:p>
          </table:table-cell>
          <table:table-cell table:number-columns-repeated="1022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formula="of:=IF(MOD([.$F4526];[.A4529])=0;[.A4529];&quot;&quot;)" office:value-type="float" office:value="4524" calcext:value-type="float">
            <text:p>4524</text:p>
          </table:table-cell>
          <table:table-cell table:number-columns-repeated="1022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formula="of:=IF(MOD([.$F4527];[.A4530])=0;[.A4530];&quot;&quot;)" office:value-type="float" office:value="4525" calcext:value-type="float">
            <text:p>4525</text:p>
          </table:table-cell>
          <table:table-cell table:number-columns-repeated="1022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formula="of:=IF(MOD([.$F4528];[.A4531])=0;[.A4531];&quot;&quot;)" office:value-type="float" office:value="4526" calcext:value-type="float">
            <text:p>4526</text:p>
          </table:table-cell>
          <table:table-cell table:number-columns-repeated="1022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formula="of:=IF(MOD([.$F4529];[.A4532])=0;[.A4532];&quot;&quot;)" office:value-type="float" office:value="4527" calcext:value-type="float">
            <text:p>4527</text:p>
          </table:table-cell>
          <table:table-cell table:number-columns-repeated="1022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formula="of:=IF(MOD([.$F4530];[.A4533])=0;[.A4533];&quot;&quot;)" office:value-type="float" office:value="4528" calcext:value-type="float">
            <text:p>4528</text:p>
          </table:table-cell>
          <table:table-cell table:number-columns-repeated="1022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formula="of:=IF(MOD([.$F4531];[.A4534])=0;[.A4534];&quot;&quot;)" office:value-type="float" office:value="4529" calcext:value-type="float">
            <text:p>4529</text:p>
          </table:table-cell>
          <table:table-cell table:number-columns-repeated="1022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formula="of:=IF(MOD([.$F4532];[.A4535])=0;[.A4535];&quot;&quot;)" office:value-type="float" office:value="4530" calcext:value-type="float">
            <text:p>4530</text:p>
          </table:table-cell>
          <table:table-cell table:number-columns-repeated="1022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formula="of:=IF(MOD([.$F4533];[.A4536])=0;[.A4536];&quot;&quot;)" office:value-type="float" office:value="4531" calcext:value-type="float">
            <text:p>4531</text:p>
          </table:table-cell>
          <table:table-cell table:number-columns-repeated="1022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formula="of:=IF(MOD([.$F4534];[.A4537])=0;[.A4537];&quot;&quot;)" office:value-type="float" office:value="4532" calcext:value-type="float">
            <text:p>4532</text:p>
          </table:table-cell>
          <table:table-cell table:number-columns-repeated="1022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formula="of:=IF(MOD([.$F4535];[.A4538])=0;[.A4538];&quot;&quot;)" office:value-type="float" office:value="4533" calcext:value-type="float">
            <text:p>4533</text:p>
          </table:table-cell>
          <table:table-cell table:number-columns-repeated="1022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formula="of:=IF(MOD([.$F4536];[.A4539])=0;[.A4539];&quot;&quot;)" office:value-type="float" office:value="4534" calcext:value-type="float">
            <text:p>4534</text:p>
          </table:table-cell>
          <table:table-cell table:number-columns-repeated="1022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formula="of:=IF(MOD([.$F4537];[.A4540])=0;[.A4540];&quot;&quot;)" office:value-type="float" office:value="4535" calcext:value-type="float">
            <text:p>4535</text:p>
          </table:table-cell>
          <table:table-cell table:number-columns-repeated="1022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formula="of:=IF(MOD([.$F4538];[.A4541])=0;[.A4541];&quot;&quot;)" office:value-type="float" office:value="4536" calcext:value-type="float">
            <text:p>4536</text:p>
          </table:table-cell>
          <table:table-cell table:number-columns-repeated="1022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formula="of:=IF(MOD([.$F4539];[.A4542])=0;[.A4542];&quot;&quot;)" office:value-type="float" office:value="4537" calcext:value-type="float">
            <text:p>4537</text:p>
          </table:table-cell>
          <table:table-cell table:number-columns-repeated="1022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formula="of:=IF(MOD([.$F4540];[.A4543])=0;[.A4543];&quot;&quot;)" office:value-type="float" office:value="4538" calcext:value-type="float">
            <text:p>4538</text:p>
          </table:table-cell>
          <table:table-cell table:number-columns-repeated="1022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formula="of:=IF(MOD([.$F4541];[.A4544])=0;[.A4544];&quot;&quot;)" office:value-type="float" office:value="4539" calcext:value-type="float">
            <text:p>4539</text:p>
          </table:table-cell>
          <table:table-cell table:number-columns-repeated="1022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formula="of:=IF(MOD([.$F4542];[.A4545])=0;[.A4545];&quot;&quot;)" office:value-type="float" office:value="4540" calcext:value-type="float">
            <text:p>4540</text:p>
          </table:table-cell>
          <table:table-cell table:number-columns-repeated="1022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formula="of:=IF(MOD([.$F4543];[.A4546])=0;[.A4546];&quot;&quot;)" office:value-type="float" office:value="4541" calcext:value-type="float">
            <text:p>4541</text:p>
          </table:table-cell>
          <table:table-cell table:number-columns-repeated="1022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formula="of:=IF(MOD([.$F4544];[.A4547])=0;[.A4547];&quot;&quot;)" office:value-type="float" office:value="4542" calcext:value-type="float">
            <text:p>4542</text:p>
          </table:table-cell>
          <table:table-cell table:number-columns-repeated="1022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formula="of:=IF(MOD([.$F4545];[.A4548])=0;[.A4548];&quot;&quot;)" office:value-type="float" office:value="4543" calcext:value-type="float">
            <text:p>4543</text:p>
          </table:table-cell>
          <table:table-cell table:number-columns-repeated="1022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formula="of:=IF(MOD([.$F4546];[.A4549])=0;[.A4549];&quot;&quot;)" office:value-type="float" office:value="4544" calcext:value-type="float">
            <text:p>4544</text:p>
          </table:table-cell>
          <table:table-cell table:number-columns-repeated="1022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formula="of:=IF(MOD([.$F4547];[.A4550])=0;[.A4550];&quot;&quot;)" office:value-type="float" office:value="4545" calcext:value-type="float">
            <text:p>4545</text:p>
          </table:table-cell>
          <table:table-cell table:number-columns-repeated="1022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formula="of:=IF(MOD([.$F4548];[.A4551])=0;[.A4551];&quot;&quot;)" office:value-type="float" office:value="4546" calcext:value-type="float">
            <text:p>4546</text:p>
          </table:table-cell>
          <table:table-cell table:number-columns-repeated="1022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formula="of:=IF(MOD([.$F4549];[.A4552])=0;[.A4552];&quot;&quot;)" office:value-type="float" office:value="4547" calcext:value-type="float">
            <text:p>4547</text:p>
          </table:table-cell>
          <table:table-cell table:number-columns-repeated="1022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formula="of:=IF(MOD([.$F4550];[.A4553])=0;[.A4553];&quot;&quot;)" office:value-type="float" office:value="4548" calcext:value-type="float">
            <text:p>4548</text:p>
          </table:table-cell>
          <table:table-cell table:number-columns-repeated="1022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formula="of:=IF(MOD([.$F4551];[.A4554])=0;[.A4554];&quot;&quot;)" office:value-type="float" office:value="4549" calcext:value-type="float">
            <text:p>4549</text:p>
          </table:table-cell>
          <table:table-cell table:number-columns-repeated="1022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formula="of:=IF(MOD([.$F4552];[.A4555])=0;[.A4555];&quot;&quot;)" office:value-type="float" office:value="4550" calcext:value-type="float">
            <text:p>4550</text:p>
          </table:table-cell>
          <table:table-cell table:number-columns-repeated="1022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formula="of:=IF(MOD([.$F4553];[.A4556])=0;[.A4556];&quot;&quot;)" office:value-type="float" office:value="4551" calcext:value-type="float">
            <text:p>4551</text:p>
          </table:table-cell>
          <table:table-cell table:number-columns-repeated="1022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formula="of:=IF(MOD([.$F4554];[.A4557])=0;[.A4557];&quot;&quot;)" office:value-type="float" office:value="4552" calcext:value-type="float">
            <text:p>4552</text:p>
          </table:table-cell>
          <table:table-cell table:number-columns-repeated="1022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formula="of:=IF(MOD([.$F4555];[.A4558])=0;[.A4558];&quot;&quot;)" office:value-type="float" office:value="4553" calcext:value-type="float">
            <text:p>4553</text:p>
          </table:table-cell>
          <table:table-cell table:number-columns-repeated="1022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formula="of:=IF(MOD([.$F4556];[.A4559])=0;[.A4559];&quot;&quot;)" office:value-type="float" office:value="4554" calcext:value-type="float">
            <text:p>4554</text:p>
          </table:table-cell>
          <table:table-cell table:number-columns-repeated="1022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formula="of:=IF(MOD([.$F4557];[.A4560])=0;[.A4560];&quot;&quot;)" office:value-type="float" office:value="4555" calcext:value-type="float">
            <text:p>4555</text:p>
          </table:table-cell>
          <table:table-cell table:number-columns-repeated="1022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formula="of:=IF(MOD([.$F4558];[.A4561])=0;[.A4561];&quot;&quot;)" office:value-type="float" office:value="4556" calcext:value-type="float">
            <text:p>4556</text:p>
          </table:table-cell>
          <table:table-cell table:number-columns-repeated="1022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formula="of:=IF(MOD([.$F4559];[.A4562])=0;[.A4562];&quot;&quot;)" office:value-type="float" office:value="4557" calcext:value-type="float">
            <text:p>4557</text:p>
          </table:table-cell>
          <table:table-cell table:number-columns-repeated="1022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formula="of:=IF(MOD([.$F4560];[.A4563])=0;[.A4563];&quot;&quot;)" office:value-type="float" office:value="4558" calcext:value-type="float">
            <text:p>4558</text:p>
          </table:table-cell>
          <table:table-cell table:number-columns-repeated="1022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formula="of:=IF(MOD([.$F4561];[.A4564])=0;[.A4564];&quot;&quot;)" office:value-type="float" office:value="4559" calcext:value-type="float">
            <text:p>4559</text:p>
          </table:table-cell>
          <table:table-cell table:number-columns-repeated="1022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formula="of:=IF(MOD([.$F4562];[.A4565])=0;[.A4565];&quot;&quot;)" office:value-type="float" office:value="4560" calcext:value-type="float">
            <text:p>4560</text:p>
          </table:table-cell>
          <table:table-cell table:number-columns-repeated="1022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formula="of:=IF(MOD([.$F4563];[.A4566])=0;[.A4566];&quot;&quot;)" office:value-type="float" office:value="4561" calcext:value-type="float">
            <text:p>4561</text:p>
          </table:table-cell>
          <table:table-cell table:number-columns-repeated="1022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formula="of:=IF(MOD([.$F4564];[.A4567])=0;[.A4567];&quot;&quot;)" office:value-type="float" office:value="4562" calcext:value-type="float">
            <text:p>4562</text:p>
          </table:table-cell>
          <table:table-cell table:number-columns-repeated="1022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formula="of:=IF(MOD([.$F4565];[.A4568])=0;[.A4568];&quot;&quot;)" office:value-type="float" office:value="4563" calcext:value-type="float">
            <text:p>4563</text:p>
          </table:table-cell>
          <table:table-cell table:number-columns-repeated="1022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formula="of:=IF(MOD([.$F4566];[.A4569])=0;[.A4569];&quot;&quot;)" office:value-type="float" office:value="4564" calcext:value-type="float">
            <text:p>4564</text:p>
          </table:table-cell>
          <table:table-cell table:number-columns-repeated="1022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formula="of:=IF(MOD([.$F4567];[.A4570])=0;[.A4570];&quot;&quot;)" office:value-type="float" office:value="4565" calcext:value-type="float">
            <text:p>4565</text:p>
          </table:table-cell>
          <table:table-cell table:number-columns-repeated="1022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formula="of:=IF(MOD([.$F4568];[.A4571])=0;[.A4571];&quot;&quot;)" office:value-type="float" office:value="4566" calcext:value-type="float">
            <text:p>4566</text:p>
          </table:table-cell>
          <table:table-cell table:number-columns-repeated="1022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formula="of:=IF(MOD([.$F4569];[.A4572])=0;[.A4572];&quot;&quot;)" office:value-type="float" office:value="4567" calcext:value-type="float">
            <text:p>4567</text:p>
          </table:table-cell>
          <table:table-cell table:number-columns-repeated="1022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formula="of:=IF(MOD([.$F4570];[.A4573])=0;[.A4573];&quot;&quot;)" office:value-type="float" office:value="4568" calcext:value-type="float">
            <text:p>4568</text:p>
          </table:table-cell>
          <table:table-cell table:number-columns-repeated="1022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formula="of:=IF(MOD([.$F4571];[.A4574])=0;[.A4574];&quot;&quot;)" office:value-type="float" office:value="4569" calcext:value-type="float">
            <text:p>4569</text:p>
          </table:table-cell>
          <table:table-cell table:number-columns-repeated="1022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formula="of:=IF(MOD([.$F4572];[.A4575])=0;[.A4575];&quot;&quot;)" office:value-type="float" office:value="4570" calcext:value-type="float">
            <text:p>4570</text:p>
          </table:table-cell>
          <table:table-cell table:number-columns-repeated="1022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formula="of:=IF(MOD([.$F4573];[.A4576])=0;[.A4576];&quot;&quot;)" office:value-type="float" office:value="4571" calcext:value-type="float">
            <text:p>4571</text:p>
          </table:table-cell>
          <table:table-cell table:number-columns-repeated="1022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formula="of:=IF(MOD([.$F4574];[.A4577])=0;[.A4577];&quot;&quot;)" office:value-type="float" office:value="4572" calcext:value-type="float">
            <text:p>4572</text:p>
          </table:table-cell>
          <table:table-cell table:number-columns-repeated="1022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formula="of:=IF(MOD([.$F4575];[.A4578])=0;[.A4578];&quot;&quot;)" office:value-type="float" office:value="4573" calcext:value-type="float">
            <text:p>4573</text:p>
          </table:table-cell>
          <table:table-cell table:number-columns-repeated="1022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formula="of:=IF(MOD([.$F4576];[.A4579])=0;[.A4579];&quot;&quot;)" office:value-type="float" office:value="4574" calcext:value-type="float">
            <text:p>4574</text:p>
          </table:table-cell>
          <table:table-cell table:number-columns-repeated="1022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formula="of:=IF(MOD([.$F4577];[.A4580])=0;[.A4580];&quot;&quot;)" office:value-type="float" office:value="4575" calcext:value-type="float">
            <text:p>4575</text:p>
          </table:table-cell>
          <table:table-cell table:number-columns-repeated="1022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formula="of:=IF(MOD([.$F4578];[.A4581])=0;[.A4581];&quot;&quot;)" office:value-type="float" office:value="4576" calcext:value-type="float">
            <text:p>4576</text:p>
          </table:table-cell>
          <table:table-cell table:number-columns-repeated="1022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formula="of:=IF(MOD([.$F4579];[.A4582])=0;[.A4582];&quot;&quot;)" office:value-type="float" office:value="4577" calcext:value-type="float">
            <text:p>4577</text:p>
          </table:table-cell>
          <table:table-cell table:number-columns-repeated="1022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formula="of:=IF(MOD([.$F4580];[.A4583])=0;[.A4583];&quot;&quot;)" office:value-type="float" office:value="4578" calcext:value-type="float">
            <text:p>4578</text:p>
          </table:table-cell>
          <table:table-cell table:number-columns-repeated="1022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formula="of:=IF(MOD([.$F4581];[.A4584])=0;[.A4584];&quot;&quot;)" office:value-type="float" office:value="4579" calcext:value-type="float">
            <text:p>4579</text:p>
          </table:table-cell>
          <table:table-cell table:number-columns-repeated="1022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formula="of:=IF(MOD([.$F4582];[.A4585])=0;[.A4585];&quot;&quot;)" office:value-type="float" office:value="4580" calcext:value-type="float">
            <text:p>4580</text:p>
          </table:table-cell>
          <table:table-cell table:number-columns-repeated="1022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formula="of:=IF(MOD([.$F4583];[.A4586])=0;[.A4586];&quot;&quot;)" office:value-type="float" office:value="4581" calcext:value-type="float">
            <text:p>4581</text:p>
          </table:table-cell>
          <table:table-cell table:number-columns-repeated="1022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formula="of:=IF(MOD([.$F4584];[.A4587])=0;[.A4587];&quot;&quot;)" office:value-type="float" office:value="4582" calcext:value-type="float">
            <text:p>4582</text:p>
          </table:table-cell>
          <table:table-cell table:number-columns-repeated="1022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formula="of:=IF(MOD([.$F4585];[.A4588])=0;[.A4588];&quot;&quot;)" office:value-type="float" office:value="4583" calcext:value-type="float">
            <text:p>4583</text:p>
          </table:table-cell>
          <table:table-cell table:number-columns-repeated="1022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formula="of:=IF(MOD([.$F4586];[.A4589])=0;[.A4589];&quot;&quot;)" office:value-type="float" office:value="4584" calcext:value-type="float">
            <text:p>4584</text:p>
          </table:table-cell>
          <table:table-cell table:number-columns-repeated="1022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formula="of:=IF(MOD([.$F4587];[.A4590])=0;[.A4590];&quot;&quot;)" office:value-type="float" office:value="4585" calcext:value-type="float">
            <text:p>4585</text:p>
          </table:table-cell>
          <table:table-cell table:number-columns-repeated="1022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formula="of:=IF(MOD([.$F4588];[.A4591])=0;[.A4591];&quot;&quot;)" office:value-type="float" office:value="4586" calcext:value-type="float">
            <text:p>4586</text:p>
          </table:table-cell>
          <table:table-cell table:number-columns-repeated="1022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formula="of:=IF(MOD([.$F4589];[.A4592])=0;[.A4592];&quot;&quot;)" office:value-type="float" office:value="4587" calcext:value-type="float">
            <text:p>4587</text:p>
          </table:table-cell>
          <table:table-cell table:number-columns-repeated="1022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formula="of:=IF(MOD([.$F4590];[.A4593])=0;[.A4593];&quot;&quot;)" office:value-type="float" office:value="4588" calcext:value-type="float">
            <text:p>4588</text:p>
          </table:table-cell>
          <table:table-cell table:number-columns-repeated="1022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formula="of:=IF(MOD([.$F4591];[.A4594])=0;[.A4594];&quot;&quot;)" office:value-type="float" office:value="4589" calcext:value-type="float">
            <text:p>4589</text:p>
          </table:table-cell>
          <table:table-cell table:number-columns-repeated="1022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formula="of:=IF(MOD([.$F4592];[.A4595])=0;[.A4595];&quot;&quot;)" office:value-type="float" office:value="4590" calcext:value-type="float">
            <text:p>4590</text:p>
          </table:table-cell>
          <table:table-cell table:number-columns-repeated="1022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formula="of:=IF(MOD([.$F4593];[.A4596])=0;[.A4596];&quot;&quot;)" office:value-type="float" office:value="4591" calcext:value-type="float">
            <text:p>4591</text:p>
          </table:table-cell>
          <table:table-cell table:number-columns-repeated="1022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formula="of:=IF(MOD([.$F4594];[.A4597])=0;[.A4597];&quot;&quot;)" office:value-type="float" office:value="4592" calcext:value-type="float">
            <text:p>4592</text:p>
          </table:table-cell>
          <table:table-cell table:number-columns-repeated="1022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formula="of:=IF(MOD([.$F4595];[.A4598])=0;[.A4598];&quot;&quot;)" office:value-type="float" office:value="4593" calcext:value-type="float">
            <text:p>4593</text:p>
          </table:table-cell>
          <table:table-cell table:number-columns-repeated="1022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formula="of:=IF(MOD([.$F4596];[.A4599])=0;[.A4599];&quot;&quot;)" office:value-type="float" office:value="4594" calcext:value-type="float">
            <text:p>4594</text:p>
          </table:table-cell>
          <table:table-cell table:number-columns-repeated="1022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formula="of:=IF(MOD([.$F4597];[.A4600])=0;[.A4600];&quot;&quot;)" office:value-type="float" office:value="4595" calcext:value-type="float">
            <text:p>4595</text:p>
          </table:table-cell>
          <table:table-cell table:number-columns-repeated="1022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formula="of:=IF(MOD([.$F4598];[.A4601])=0;[.A4601];&quot;&quot;)" office:value-type="float" office:value="4596" calcext:value-type="float">
            <text:p>4596</text:p>
          </table:table-cell>
          <table:table-cell table:number-columns-repeated="1022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formula="of:=IF(MOD([.$F4599];[.A4602])=0;[.A4602];&quot;&quot;)" office:value-type="float" office:value="4597" calcext:value-type="float">
            <text:p>4597</text:p>
          </table:table-cell>
          <table:table-cell table:number-columns-repeated="1022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formula="of:=IF(MOD([.$F4600];[.A4603])=0;[.A4603];&quot;&quot;)" office:value-type="float" office:value="4598" calcext:value-type="float">
            <text:p>4598</text:p>
          </table:table-cell>
          <table:table-cell table:number-columns-repeated="1022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formula="of:=IF(MOD([.$F4601];[.A4604])=0;[.A4604];&quot;&quot;)" office:value-type="float" office:value="4599" calcext:value-type="float">
            <text:p>4599</text:p>
          </table:table-cell>
          <table:table-cell table:number-columns-repeated="1022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formula="of:=IF(MOD([.$F4602];[.A4605])=0;[.A4605];&quot;&quot;)" office:value-type="float" office:value="4600" calcext:value-type="float">
            <text:p>4600</text:p>
          </table:table-cell>
          <table:table-cell table:number-columns-repeated="1022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formula="of:=IF(MOD([.$F4603];[.A4606])=0;[.A4606];&quot;&quot;)" office:value-type="float" office:value="4601" calcext:value-type="float">
            <text:p>4601</text:p>
          </table:table-cell>
          <table:table-cell table:number-columns-repeated="1022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formula="of:=IF(MOD([.$F4604];[.A4607])=0;[.A4607];&quot;&quot;)" office:value-type="float" office:value="4602" calcext:value-type="float">
            <text:p>4602</text:p>
          </table:table-cell>
          <table:table-cell table:number-columns-repeated="1022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formula="of:=IF(MOD([.$F4605];[.A4608])=0;[.A4608];&quot;&quot;)" office:value-type="float" office:value="4603" calcext:value-type="float">
            <text:p>4603</text:p>
          </table:table-cell>
          <table:table-cell table:number-columns-repeated="1022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formula="of:=IF(MOD([.$F4606];[.A4609])=0;[.A4609];&quot;&quot;)" office:value-type="float" office:value="4604" calcext:value-type="float">
            <text:p>4604</text:p>
          </table:table-cell>
          <table:table-cell table:number-columns-repeated="1022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formula="of:=IF(MOD([.$F4607];[.A4610])=0;[.A4610];&quot;&quot;)" office:value-type="float" office:value="4605" calcext:value-type="float">
            <text:p>4605</text:p>
          </table:table-cell>
          <table:table-cell table:number-columns-repeated="1022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formula="of:=IF(MOD([.$F4608];[.A4611])=0;[.A4611];&quot;&quot;)" office:value-type="float" office:value="4606" calcext:value-type="float">
            <text:p>4606</text:p>
          </table:table-cell>
          <table:table-cell table:number-columns-repeated="1022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formula="of:=IF(MOD([.$F4609];[.A4612])=0;[.A4612];&quot;&quot;)" office:value-type="float" office:value="4607" calcext:value-type="float">
            <text:p>4607</text:p>
          </table:table-cell>
          <table:table-cell table:number-columns-repeated="1022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formula="of:=IF(MOD([.$F4610];[.A4613])=0;[.A4613];&quot;&quot;)" office:value-type="float" office:value="4608" calcext:value-type="float">
            <text:p>4608</text:p>
          </table:table-cell>
          <table:table-cell table:number-columns-repeated="1022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formula="of:=IF(MOD([.$F4611];[.A4614])=0;[.A4614];&quot;&quot;)" office:value-type="float" office:value="4609" calcext:value-type="float">
            <text:p>4609</text:p>
          </table:table-cell>
          <table:table-cell table:number-columns-repeated="1022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formula="of:=IF(MOD([.$F4612];[.A4615])=0;[.A4615];&quot;&quot;)" office:value-type="float" office:value="4610" calcext:value-type="float">
            <text:p>4610</text:p>
          </table:table-cell>
          <table:table-cell table:number-columns-repeated="1022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formula="of:=IF(MOD([.$F4613];[.A4616])=0;[.A4616];&quot;&quot;)" office:value-type="float" office:value="4611" calcext:value-type="float">
            <text:p>4611</text:p>
          </table:table-cell>
          <table:table-cell table:number-columns-repeated="1022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formula="of:=IF(MOD([.$F4614];[.A4617])=0;[.A4617];&quot;&quot;)" office:value-type="float" office:value="4612" calcext:value-type="float">
            <text:p>4612</text:p>
          </table:table-cell>
          <table:table-cell table:number-columns-repeated="1022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formula="of:=IF(MOD([.$F4615];[.A4618])=0;[.A4618];&quot;&quot;)" office:value-type="float" office:value="4613" calcext:value-type="float">
            <text:p>4613</text:p>
          </table:table-cell>
          <table:table-cell table:number-columns-repeated="1022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formula="of:=IF(MOD([.$F4616];[.A4619])=0;[.A4619];&quot;&quot;)" office:value-type="float" office:value="4614" calcext:value-type="float">
            <text:p>4614</text:p>
          </table:table-cell>
          <table:table-cell table:number-columns-repeated="1022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formula="of:=IF(MOD([.$F4617];[.A4620])=0;[.A4620];&quot;&quot;)" office:value-type="float" office:value="4615" calcext:value-type="float">
            <text:p>4615</text:p>
          </table:table-cell>
          <table:table-cell table:number-columns-repeated="1022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formula="of:=IF(MOD([.$F4618];[.A4621])=0;[.A4621];&quot;&quot;)" office:value-type="float" office:value="4616" calcext:value-type="float">
            <text:p>4616</text:p>
          </table:table-cell>
          <table:table-cell table:number-columns-repeated="1022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formula="of:=IF(MOD([.$F4619];[.A4622])=0;[.A4622];&quot;&quot;)" office:value-type="float" office:value="4617" calcext:value-type="float">
            <text:p>4617</text:p>
          </table:table-cell>
          <table:table-cell table:number-columns-repeated="1022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formula="of:=IF(MOD([.$F4620];[.A4623])=0;[.A4623];&quot;&quot;)" office:value-type="float" office:value="4618" calcext:value-type="float">
            <text:p>4618</text:p>
          </table:table-cell>
          <table:table-cell table:number-columns-repeated="1022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formula="of:=IF(MOD([.$F4621];[.A4624])=0;[.A4624];&quot;&quot;)" office:value-type="float" office:value="4619" calcext:value-type="float">
            <text:p>4619</text:p>
          </table:table-cell>
          <table:table-cell table:number-columns-repeated="1022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formula="of:=IF(MOD([.$F4622];[.A4625])=0;[.A4625];&quot;&quot;)" office:value-type="float" office:value="4620" calcext:value-type="float">
            <text:p>4620</text:p>
          </table:table-cell>
          <table:table-cell table:number-columns-repeated="1022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formula="of:=IF(MOD([.$F4623];[.A4626])=0;[.A4626];&quot;&quot;)" office:value-type="float" office:value="4621" calcext:value-type="float">
            <text:p>4621</text:p>
          </table:table-cell>
          <table:table-cell table:number-columns-repeated="1022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formula="of:=IF(MOD([.$F4624];[.A4627])=0;[.A4627];&quot;&quot;)" office:value-type="float" office:value="4622" calcext:value-type="float">
            <text:p>4622</text:p>
          </table:table-cell>
          <table:table-cell table:number-columns-repeated="1022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formula="of:=IF(MOD([.$F4625];[.A4628])=0;[.A4628];&quot;&quot;)" office:value-type="float" office:value="4623" calcext:value-type="float">
            <text:p>4623</text:p>
          </table:table-cell>
          <table:table-cell table:number-columns-repeated="1022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formula="of:=IF(MOD([.$F4626];[.A4629])=0;[.A4629];&quot;&quot;)" office:value-type="float" office:value="4624" calcext:value-type="float">
            <text:p>4624</text:p>
          </table:table-cell>
          <table:table-cell table:number-columns-repeated="1022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formula="of:=IF(MOD([.$F4627];[.A4630])=0;[.A4630];&quot;&quot;)" office:value-type="float" office:value="4625" calcext:value-type="float">
            <text:p>4625</text:p>
          </table:table-cell>
          <table:table-cell table:number-columns-repeated="1022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formula="of:=IF(MOD([.$F4628];[.A4631])=0;[.A4631];&quot;&quot;)" office:value-type="float" office:value="4626" calcext:value-type="float">
            <text:p>4626</text:p>
          </table:table-cell>
          <table:table-cell table:number-columns-repeated="1022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formula="of:=IF(MOD([.$F4629];[.A4632])=0;[.A4632];&quot;&quot;)" office:value-type="float" office:value="4627" calcext:value-type="float">
            <text:p>4627</text:p>
          </table:table-cell>
          <table:table-cell table:number-columns-repeated="1022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formula="of:=IF(MOD([.$F4630];[.A4633])=0;[.A4633];&quot;&quot;)" office:value-type="float" office:value="4628" calcext:value-type="float">
            <text:p>4628</text:p>
          </table:table-cell>
          <table:table-cell table:number-columns-repeated="1022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formula="of:=IF(MOD([.$F4631];[.A4634])=0;[.A4634];&quot;&quot;)" office:value-type="float" office:value="4629" calcext:value-type="float">
            <text:p>4629</text:p>
          </table:table-cell>
          <table:table-cell table:number-columns-repeated="1022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formula="of:=IF(MOD([.$F4632];[.A4635])=0;[.A4635];&quot;&quot;)" office:value-type="float" office:value="4630" calcext:value-type="float">
            <text:p>4630</text:p>
          </table:table-cell>
          <table:table-cell table:number-columns-repeated="1022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formula="of:=IF(MOD([.$F4633];[.A4636])=0;[.A4636];&quot;&quot;)" office:value-type="float" office:value="4631" calcext:value-type="float">
            <text:p>4631</text:p>
          </table:table-cell>
          <table:table-cell table:number-columns-repeated="1022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formula="of:=IF(MOD([.$F4634];[.A4637])=0;[.A4637];&quot;&quot;)" office:value-type="float" office:value="4632" calcext:value-type="float">
            <text:p>4632</text:p>
          </table:table-cell>
          <table:table-cell table:number-columns-repeated="1022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formula="of:=IF(MOD([.$F4635];[.A4638])=0;[.A4638];&quot;&quot;)" office:value-type="float" office:value="4633" calcext:value-type="float">
            <text:p>4633</text:p>
          </table:table-cell>
          <table:table-cell table:number-columns-repeated="1022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formula="of:=IF(MOD([.$F4636];[.A4639])=0;[.A4639];&quot;&quot;)" office:value-type="float" office:value="4634" calcext:value-type="float">
            <text:p>4634</text:p>
          </table:table-cell>
          <table:table-cell table:number-columns-repeated="1022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formula="of:=IF(MOD([.$F4637];[.A4640])=0;[.A4640];&quot;&quot;)" office:value-type="float" office:value="4635" calcext:value-type="float">
            <text:p>4635</text:p>
          </table:table-cell>
          <table:table-cell table:number-columns-repeated="1022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formula="of:=IF(MOD([.$F4638];[.A4641])=0;[.A4641];&quot;&quot;)" office:value-type="float" office:value="4636" calcext:value-type="float">
            <text:p>4636</text:p>
          </table:table-cell>
          <table:table-cell table:number-columns-repeated="1022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formula="of:=IF(MOD([.$F4639];[.A4642])=0;[.A4642];&quot;&quot;)" office:value-type="float" office:value="4637" calcext:value-type="float">
            <text:p>4637</text:p>
          </table:table-cell>
          <table:table-cell table:number-columns-repeated="1022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formula="of:=IF(MOD([.$F4640];[.A4643])=0;[.A4643];&quot;&quot;)" office:value-type="float" office:value="4638" calcext:value-type="float">
            <text:p>4638</text:p>
          </table:table-cell>
          <table:table-cell table:number-columns-repeated="1022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formula="of:=IF(MOD([.$F4641];[.A4644])=0;[.A4644];&quot;&quot;)" office:value-type="float" office:value="4639" calcext:value-type="float">
            <text:p>4639</text:p>
          </table:table-cell>
          <table:table-cell table:number-columns-repeated="1022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formula="of:=IF(MOD([.$F4642];[.A4645])=0;[.A4645];&quot;&quot;)" office:value-type="float" office:value="4640" calcext:value-type="float">
            <text:p>4640</text:p>
          </table:table-cell>
          <table:table-cell table:number-columns-repeated="1022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formula="of:=IF(MOD([.$F4643];[.A4646])=0;[.A4646];&quot;&quot;)" office:value-type="float" office:value="4641" calcext:value-type="float">
            <text:p>4641</text:p>
          </table:table-cell>
          <table:table-cell table:number-columns-repeated="1022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formula="of:=IF(MOD([.$F4644];[.A4647])=0;[.A4647];&quot;&quot;)" office:value-type="float" office:value="4642" calcext:value-type="float">
            <text:p>4642</text:p>
          </table:table-cell>
          <table:table-cell table:number-columns-repeated="1022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formula="of:=IF(MOD([.$F4645];[.A4648])=0;[.A4648];&quot;&quot;)" office:value-type="float" office:value="4643" calcext:value-type="float">
            <text:p>4643</text:p>
          </table:table-cell>
          <table:table-cell table:number-columns-repeated="1022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formula="of:=IF(MOD([.$F4646];[.A4649])=0;[.A4649];&quot;&quot;)" office:value-type="float" office:value="4644" calcext:value-type="float">
            <text:p>4644</text:p>
          </table:table-cell>
          <table:table-cell table:number-columns-repeated="1022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formula="of:=IF(MOD([.$F4647];[.A4650])=0;[.A4650];&quot;&quot;)" office:value-type="float" office:value="4645" calcext:value-type="float">
            <text:p>4645</text:p>
          </table:table-cell>
          <table:table-cell table:number-columns-repeated="1022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formula="of:=IF(MOD([.$F4648];[.A4651])=0;[.A4651];&quot;&quot;)" office:value-type="float" office:value="4646" calcext:value-type="float">
            <text:p>4646</text:p>
          </table:table-cell>
          <table:table-cell table:number-columns-repeated="1022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formula="of:=IF(MOD([.$F4649];[.A4652])=0;[.A4652];&quot;&quot;)" office:value-type="float" office:value="4647" calcext:value-type="float">
            <text:p>4647</text:p>
          </table:table-cell>
          <table:table-cell table:number-columns-repeated="1022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formula="of:=IF(MOD([.$F4650];[.A4653])=0;[.A4653];&quot;&quot;)" office:value-type="float" office:value="4648" calcext:value-type="float">
            <text:p>4648</text:p>
          </table:table-cell>
          <table:table-cell table:number-columns-repeated="1022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formula="of:=IF(MOD([.$F4651];[.A4654])=0;[.A4654];&quot;&quot;)" office:value-type="float" office:value="4649" calcext:value-type="float">
            <text:p>4649</text:p>
          </table:table-cell>
          <table:table-cell table:number-columns-repeated="1022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formula="of:=IF(MOD([.$F4652];[.A4655])=0;[.A4655];&quot;&quot;)" office:value-type="float" office:value="4650" calcext:value-type="float">
            <text:p>4650</text:p>
          </table:table-cell>
          <table:table-cell table:number-columns-repeated="1022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formula="of:=IF(MOD([.$F4653];[.A4656])=0;[.A4656];&quot;&quot;)" office:value-type="float" office:value="4651" calcext:value-type="float">
            <text:p>4651</text:p>
          </table:table-cell>
          <table:table-cell table:number-columns-repeated="1022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formula="of:=IF(MOD([.$F4654];[.A4657])=0;[.A4657];&quot;&quot;)" office:value-type="float" office:value="4652" calcext:value-type="float">
            <text:p>4652</text:p>
          </table:table-cell>
          <table:table-cell table:number-columns-repeated="1022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formula="of:=IF(MOD([.$F4655];[.A4658])=0;[.A4658];&quot;&quot;)" office:value-type="float" office:value="4653" calcext:value-type="float">
            <text:p>4653</text:p>
          </table:table-cell>
          <table:table-cell table:number-columns-repeated="1022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formula="of:=IF(MOD([.$F4656];[.A4659])=0;[.A4659];&quot;&quot;)" office:value-type="float" office:value="4654" calcext:value-type="float">
            <text:p>4654</text:p>
          </table:table-cell>
          <table:table-cell table:number-columns-repeated="1022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formula="of:=IF(MOD([.$F4657];[.A4660])=0;[.A4660];&quot;&quot;)" office:value-type="float" office:value="4655" calcext:value-type="float">
            <text:p>4655</text:p>
          </table:table-cell>
          <table:table-cell table:number-columns-repeated="1022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formula="of:=IF(MOD([.$F4658];[.A4661])=0;[.A4661];&quot;&quot;)" office:value-type="float" office:value="4656" calcext:value-type="float">
            <text:p>4656</text:p>
          </table:table-cell>
          <table:table-cell table:number-columns-repeated="1022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formula="of:=IF(MOD([.$F4659];[.A4662])=0;[.A4662];&quot;&quot;)" office:value-type="float" office:value="4657" calcext:value-type="float">
            <text:p>4657</text:p>
          </table:table-cell>
          <table:table-cell table:number-columns-repeated="1022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formula="of:=IF(MOD([.$F4660];[.A4663])=0;[.A4663];&quot;&quot;)" office:value-type="float" office:value="4658" calcext:value-type="float">
            <text:p>4658</text:p>
          </table:table-cell>
          <table:table-cell table:number-columns-repeated="1022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formula="of:=IF(MOD([.$F4661];[.A4664])=0;[.A4664];&quot;&quot;)" office:value-type="float" office:value="4659" calcext:value-type="float">
            <text:p>4659</text:p>
          </table:table-cell>
          <table:table-cell table:number-columns-repeated="1022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formula="of:=IF(MOD([.$F4662];[.A4665])=0;[.A4665];&quot;&quot;)" office:value-type="float" office:value="4660" calcext:value-type="float">
            <text:p>4660</text:p>
          </table:table-cell>
          <table:table-cell table:number-columns-repeated="1022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formula="of:=IF(MOD([.$F4663];[.A4666])=0;[.A4666];&quot;&quot;)" office:value-type="float" office:value="4661" calcext:value-type="float">
            <text:p>4661</text:p>
          </table:table-cell>
          <table:table-cell table:number-columns-repeated="1022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formula="of:=IF(MOD([.$F4664];[.A4667])=0;[.A4667];&quot;&quot;)" office:value-type="float" office:value="4662" calcext:value-type="float">
            <text:p>4662</text:p>
          </table:table-cell>
          <table:table-cell table:number-columns-repeated="1022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formula="of:=IF(MOD([.$F4665];[.A4668])=0;[.A4668];&quot;&quot;)" office:value-type="float" office:value="4663" calcext:value-type="float">
            <text:p>4663</text:p>
          </table:table-cell>
          <table:table-cell table:number-columns-repeated="1022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formula="of:=IF(MOD([.$F4666];[.A4669])=0;[.A4669];&quot;&quot;)" office:value-type="float" office:value="4664" calcext:value-type="float">
            <text:p>4664</text:p>
          </table:table-cell>
          <table:table-cell table:number-columns-repeated="1022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formula="of:=IF(MOD([.$F4667];[.A4670])=0;[.A4670];&quot;&quot;)" office:value-type="float" office:value="4665" calcext:value-type="float">
            <text:p>4665</text:p>
          </table:table-cell>
          <table:table-cell table:number-columns-repeated="1022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formula="of:=IF(MOD([.$F4668];[.A4671])=0;[.A4671];&quot;&quot;)" office:value-type="float" office:value="4666" calcext:value-type="float">
            <text:p>4666</text:p>
          </table:table-cell>
          <table:table-cell table:number-columns-repeated="1022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formula="of:=IF(MOD([.$F4669];[.A4672])=0;[.A4672];&quot;&quot;)" office:value-type="float" office:value="4667" calcext:value-type="float">
            <text:p>4667</text:p>
          </table:table-cell>
          <table:table-cell table:number-columns-repeated="1022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formula="of:=IF(MOD([.$F4670];[.A4673])=0;[.A4673];&quot;&quot;)" office:value-type="float" office:value="4668" calcext:value-type="float">
            <text:p>4668</text:p>
          </table:table-cell>
          <table:table-cell table:number-columns-repeated="1022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formula="of:=IF(MOD([.$F4671];[.A4674])=0;[.A4674];&quot;&quot;)" office:value-type="float" office:value="4669" calcext:value-type="float">
            <text:p>4669</text:p>
          </table:table-cell>
          <table:table-cell table:number-columns-repeated="1022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formula="of:=IF(MOD([.$F4672];[.A4675])=0;[.A4675];&quot;&quot;)" office:value-type="float" office:value="4670" calcext:value-type="float">
            <text:p>4670</text:p>
          </table:table-cell>
          <table:table-cell table:number-columns-repeated="1022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formula="of:=IF(MOD([.$F4673];[.A4676])=0;[.A4676];&quot;&quot;)" office:value-type="float" office:value="4671" calcext:value-type="float">
            <text:p>4671</text:p>
          </table:table-cell>
          <table:table-cell table:number-columns-repeated="1022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formula="of:=IF(MOD([.$F4674];[.A4677])=0;[.A4677];&quot;&quot;)" office:value-type="float" office:value="4672" calcext:value-type="float">
            <text:p>4672</text:p>
          </table:table-cell>
          <table:table-cell table:number-columns-repeated="1022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formula="of:=IF(MOD([.$F4675];[.A4678])=0;[.A4678];&quot;&quot;)" office:value-type="float" office:value="4673" calcext:value-type="float">
            <text:p>4673</text:p>
          </table:table-cell>
          <table:table-cell table:number-columns-repeated="1022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formula="of:=IF(MOD([.$F4676];[.A4679])=0;[.A4679];&quot;&quot;)" office:value-type="float" office:value="4674" calcext:value-type="float">
            <text:p>4674</text:p>
          </table:table-cell>
          <table:table-cell table:number-columns-repeated="1022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formula="of:=IF(MOD([.$F4677];[.A4680])=0;[.A4680];&quot;&quot;)" office:value-type="float" office:value="4675" calcext:value-type="float">
            <text:p>4675</text:p>
          </table:table-cell>
          <table:table-cell table:number-columns-repeated="1022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formula="of:=IF(MOD([.$F4678];[.A4681])=0;[.A4681];&quot;&quot;)" office:value-type="float" office:value="4676" calcext:value-type="float">
            <text:p>4676</text:p>
          </table:table-cell>
          <table:table-cell table:number-columns-repeated="1022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formula="of:=IF(MOD([.$F4679];[.A4682])=0;[.A4682];&quot;&quot;)" office:value-type="float" office:value="4677" calcext:value-type="float">
            <text:p>4677</text:p>
          </table:table-cell>
          <table:table-cell table:number-columns-repeated="1022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formula="of:=IF(MOD([.$F4680];[.A4683])=0;[.A4683];&quot;&quot;)" office:value-type="float" office:value="4678" calcext:value-type="float">
            <text:p>4678</text:p>
          </table:table-cell>
          <table:table-cell table:number-columns-repeated="1022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formula="of:=IF(MOD([.$F4681];[.A4684])=0;[.A4684];&quot;&quot;)" office:value-type="float" office:value="4679" calcext:value-type="float">
            <text:p>4679</text:p>
          </table:table-cell>
          <table:table-cell table:number-columns-repeated="1022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formula="of:=IF(MOD([.$F4682];[.A4685])=0;[.A4685];&quot;&quot;)" office:value-type="float" office:value="4680" calcext:value-type="float">
            <text:p>4680</text:p>
          </table:table-cell>
          <table:table-cell table:number-columns-repeated="1022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formula="of:=IF(MOD([.$F4683];[.A4686])=0;[.A4686];&quot;&quot;)" office:value-type="float" office:value="4681" calcext:value-type="float">
            <text:p>4681</text:p>
          </table:table-cell>
          <table:table-cell table:number-columns-repeated="1022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formula="of:=IF(MOD([.$F4684];[.A4687])=0;[.A4687];&quot;&quot;)" office:value-type="float" office:value="4682" calcext:value-type="float">
            <text:p>4682</text:p>
          </table:table-cell>
          <table:table-cell table:number-columns-repeated="1022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formula="of:=IF(MOD([.$F4685];[.A4688])=0;[.A4688];&quot;&quot;)" office:value-type="float" office:value="4683" calcext:value-type="float">
            <text:p>4683</text:p>
          </table:table-cell>
          <table:table-cell table:number-columns-repeated="1022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formula="of:=IF(MOD([.$F4686];[.A4689])=0;[.A4689];&quot;&quot;)" office:value-type="float" office:value="4684" calcext:value-type="float">
            <text:p>4684</text:p>
          </table:table-cell>
          <table:table-cell table:number-columns-repeated="1022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formula="of:=IF(MOD([.$F4687];[.A4690])=0;[.A4690];&quot;&quot;)" office:value-type="float" office:value="4685" calcext:value-type="float">
            <text:p>4685</text:p>
          </table:table-cell>
          <table:table-cell table:number-columns-repeated="1022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formula="of:=IF(MOD([.$F4688];[.A4691])=0;[.A4691];&quot;&quot;)" office:value-type="float" office:value="4686" calcext:value-type="float">
            <text:p>4686</text:p>
          </table:table-cell>
          <table:table-cell table:number-columns-repeated="1022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formula="of:=IF(MOD([.$F4689];[.A4692])=0;[.A4692];&quot;&quot;)" office:value-type="float" office:value="4687" calcext:value-type="float">
            <text:p>4687</text:p>
          </table:table-cell>
          <table:table-cell table:number-columns-repeated="1022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formula="of:=IF(MOD([.$F4690];[.A4693])=0;[.A4693];&quot;&quot;)" office:value-type="float" office:value="4688" calcext:value-type="float">
            <text:p>4688</text:p>
          </table:table-cell>
          <table:table-cell table:number-columns-repeated="1022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formula="of:=IF(MOD([.$F4691];[.A4694])=0;[.A4694];&quot;&quot;)" office:value-type="float" office:value="4689" calcext:value-type="float">
            <text:p>4689</text:p>
          </table:table-cell>
          <table:table-cell table:number-columns-repeated="1022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formula="of:=IF(MOD([.$F4692];[.A4695])=0;[.A4695];&quot;&quot;)" office:value-type="float" office:value="4690" calcext:value-type="float">
            <text:p>4690</text:p>
          </table:table-cell>
          <table:table-cell table:number-columns-repeated="1022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formula="of:=IF(MOD([.$F4693];[.A4696])=0;[.A4696];&quot;&quot;)" office:value-type="float" office:value="4691" calcext:value-type="float">
            <text:p>4691</text:p>
          </table:table-cell>
          <table:table-cell table:number-columns-repeated="1022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formula="of:=IF(MOD([.$F4694];[.A4697])=0;[.A4697];&quot;&quot;)" office:value-type="float" office:value="4692" calcext:value-type="float">
            <text:p>4692</text:p>
          </table:table-cell>
          <table:table-cell table:number-columns-repeated="1022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formula="of:=IF(MOD([.$F4695];[.A4698])=0;[.A4698];&quot;&quot;)" office:value-type="float" office:value="4693" calcext:value-type="float">
            <text:p>4693</text:p>
          </table:table-cell>
          <table:table-cell table:number-columns-repeated="1022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formula="of:=IF(MOD([.$F4696];[.A4699])=0;[.A4699];&quot;&quot;)" office:value-type="float" office:value="4694" calcext:value-type="float">
            <text:p>4694</text:p>
          </table:table-cell>
          <table:table-cell table:number-columns-repeated="1022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formula="of:=IF(MOD([.$F4697];[.A4700])=0;[.A4700];&quot;&quot;)" office:value-type="float" office:value="4695" calcext:value-type="float">
            <text:p>4695</text:p>
          </table:table-cell>
          <table:table-cell table:number-columns-repeated="1022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formula="of:=IF(MOD([.$F4698];[.A4701])=0;[.A4701];&quot;&quot;)" office:value-type="float" office:value="4696" calcext:value-type="float">
            <text:p>4696</text:p>
          </table:table-cell>
          <table:table-cell table:number-columns-repeated="1022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formula="of:=IF(MOD([.$F4699];[.A4702])=0;[.A4702];&quot;&quot;)" office:value-type="float" office:value="4697" calcext:value-type="float">
            <text:p>4697</text:p>
          </table:table-cell>
          <table:table-cell table:number-columns-repeated="1022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formula="of:=IF(MOD([.$F4700];[.A4703])=0;[.A4703];&quot;&quot;)" office:value-type="float" office:value="4698" calcext:value-type="float">
            <text:p>4698</text:p>
          </table:table-cell>
          <table:table-cell table:number-columns-repeated="1022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formula="of:=IF(MOD([.$F4701];[.A4704])=0;[.A4704];&quot;&quot;)" office:value-type="float" office:value="4699" calcext:value-type="float">
            <text:p>4699</text:p>
          </table:table-cell>
          <table:table-cell table:number-columns-repeated="1022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formula="of:=IF(MOD([.$F4702];[.A4705])=0;[.A4705];&quot;&quot;)" office:value-type="float" office:value="4700" calcext:value-type="float">
            <text:p>4700</text:p>
          </table:table-cell>
          <table:table-cell table:number-columns-repeated="1022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formula="of:=IF(MOD([.$F4703];[.A4706])=0;[.A4706];&quot;&quot;)" office:value-type="float" office:value="4701" calcext:value-type="float">
            <text:p>4701</text:p>
          </table:table-cell>
          <table:table-cell table:number-columns-repeated="1022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formula="of:=IF(MOD([.$F4704];[.A4707])=0;[.A4707];&quot;&quot;)" office:value-type="float" office:value="4702" calcext:value-type="float">
            <text:p>4702</text:p>
          </table:table-cell>
          <table:table-cell table:number-columns-repeated="1022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formula="of:=IF(MOD([.$F4705];[.A4708])=0;[.A4708];&quot;&quot;)" office:value-type="float" office:value="4703" calcext:value-type="float">
            <text:p>4703</text:p>
          </table:table-cell>
          <table:table-cell table:number-columns-repeated="1022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formula="of:=IF(MOD([.$F4706];[.A4709])=0;[.A4709];&quot;&quot;)" office:value-type="float" office:value="4704" calcext:value-type="float">
            <text:p>4704</text:p>
          </table:table-cell>
          <table:table-cell table:number-columns-repeated="1022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formula="of:=IF(MOD([.$F4707];[.A4710])=0;[.A4710];&quot;&quot;)" office:value-type="float" office:value="4705" calcext:value-type="float">
            <text:p>4705</text:p>
          </table:table-cell>
          <table:table-cell table:number-columns-repeated="1022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formula="of:=IF(MOD([.$F4708];[.A4711])=0;[.A4711];&quot;&quot;)" office:value-type="float" office:value="4706" calcext:value-type="float">
            <text:p>4706</text:p>
          </table:table-cell>
          <table:table-cell table:number-columns-repeated="1022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formula="of:=IF(MOD([.$F4709];[.A4712])=0;[.A4712];&quot;&quot;)" office:value-type="float" office:value="4707" calcext:value-type="float">
            <text:p>4707</text:p>
          </table:table-cell>
          <table:table-cell table:number-columns-repeated="1022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formula="of:=IF(MOD([.$F4710];[.A4713])=0;[.A4713];&quot;&quot;)" office:value-type="float" office:value="4708" calcext:value-type="float">
            <text:p>4708</text:p>
          </table:table-cell>
          <table:table-cell table:number-columns-repeated="1022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formula="of:=IF(MOD([.$F4711];[.A4714])=0;[.A4714];&quot;&quot;)" office:value-type="float" office:value="4709" calcext:value-type="float">
            <text:p>4709</text:p>
          </table:table-cell>
          <table:table-cell table:number-columns-repeated="1022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formula="of:=IF(MOD([.$F4712];[.A4715])=0;[.A4715];&quot;&quot;)" office:value-type="float" office:value="4710" calcext:value-type="float">
            <text:p>4710</text:p>
          </table:table-cell>
          <table:table-cell table:number-columns-repeated="1022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formula="of:=IF(MOD([.$F4713];[.A4716])=0;[.A4716];&quot;&quot;)" office:value-type="float" office:value="4711" calcext:value-type="float">
            <text:p>4711</text:p>
          </table:table-cell>
          <table:table-cell table:number-columns-repeated="1022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formula="of:=IF(MOD([.$F4714];[.A4717])=0;[.A4717];&quot;&quot;)" office:value-type="float" office:value="4712" calcext:value-type="float">
            <text:p>4712</text:p>
          </table:table-cell>
          <table:table-cell table:number-columns-repeated="1022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formula="of:=IF(MOD([.$F4715];[.A4718])=0;[.A4718];&quot;&quot;)" office:value-type="float" office:value="4713" calcext:value-type="float">
            <text:p>4713</text:p>
          </table:table-cell>
          <table:table-cell table:number-columns-repeated="1022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formula="of:=IF(MOD([.$F4716];[.A4719])=0;[.A4719];&quot;&quot;)" office:value-type="float" office:value="4714" calcext:value-type="float">
            <text:p>4714</text:p>
          </table:table-cell>
          <table:table-cell table:number-columns-repeated="1022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formula="of:=IF(MOD([.$F4717];[.A4720])=0;[.A4720];&quot;&quot;)" office:value-type="float" office:value="4715" calcext:value-type="float">
            <text:p>4715</text:p>
          </table:table-cell>
          <table:table-cell table:number-columns-repeated="1022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formula="of:=IF(MOD([.$F4718];[.A4721])=0;[.A4721];&quot;&quot;)" office:value-type="float" office:value="4716" calcext:value-type="float">
            <text:p>4716</text:p>
          </table:table-cell>
          <table:table-cell table:number-columns-repeated="1022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formula="of:=IF(MOD([.$F4719];[.A4722])=0;[.A4722];&quot;&quot;)" office:value-type="float" office:value="4717" calcext:value-type="float">
            <text:p>4717</text:p>
          </table:table-cell>
          <table:table-cell table:number-columns-repeated="1022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formula="of:=IF(MOD([.$F4720];[.A4723])=0;[.A4723];&quot;&quot;)" office:value-type="float" office:value="4718" calcext:value-type="float">
            <text:p>4718</text:p>
          </table:table-cell>
          <table:table-cell table:number-columns-repeated="1022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formula="of:=IF(MOD([.$F4721];[.A4724])=0;[.A4724];&quot;&quot;)" office:value-type="float" office:value="4719" calcext:value-type="float">
            <text:p>4719</text:p>
          </table:table-cell>
          <table:table-cell table:number-columns-repeated="1022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formula="of:=IF(MOD([.$F4722];[.A4725])=0;[.A4725];&quot;&quot;)" office:value-type="float" office:value="4720" calcext:value-type="float">
            <text:p>4720</text:p>
          </table:table-cell>
          <table:table-cell table:number-columns-repeated="1022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formula="of:=IF(MOD([.$F4723];[.A4726])=0;[.A4726];&quot;&quot;)" office:value-type="float" office:value="4721" calcext:value-type="float">
            <text:p>4721</text:p>
          </table:table-cell>
          <table:table-cell table:number-columns-repeated="1022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formula="of:=IF(MOD([.$F4724];[.A4727])=0;[.A4727];&quot;&quot;)" office:value-type="float" office:value="4722" calcext:value-type="float">
            <text:p>4722</text:p>
          </table:table-cell>
          <table:table-cell table:number-columns-repeated="1022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formula="of:=IF(MOD([.$F4725];[.A4728])=0;[.A4728];&quot;&quot;)" office:value-type="float" office:value="4723" calcext:value-type="float">
            <text:p>4723</text:p>
          </table:table-cell>
          <table:table-cell table:number-columns-repeated="1022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formula="of:=IF(MOD([.$F4726];[.A4729])=0;[.A4729];&quot;&quot;)" office:value-type="float" office:value="4724" calcext:value-type="float">
            <text:p>4724</text:p>
          </table:table-cell>
          <table:table-cell table:number-columns-repeated="1022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formula="of:=IF(MOD([.$F4727];[.A4730])=0;[.A4730];&quot;&quot;)" office:value-type="float" office:value="4725" calcext:value-type="float">
            <text:p>4725</text:p>
          </table:table-cell>
          <table:table-cell table:number-columns-repeated="1022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formula="of:=IF(MOD([.$F4728];[.A4731])=0;[.A4731];&quot;&quot;)" office:value-type="float" office:value="4726" calcext:value-type="float">
            <text:p>4726</text:p>
          </table:table-cell>
          <table:table-cell table:number-columns-repeated="1022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formula="of:=IF(MOD([.$F4729];[.A4732])=0;[.A4732];&quot;&quot;)" office:value-type="float" office:value="4727" calcext:value-type="float">
            <text:p>4727</text:p>
          </table:table-cell>
          <table:table-cell table:number-columns-repeated="1022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formula="of:=IF(MOD([.$F4730];[.A4733])=0;[.A4733];&quot;&quot;)" office:value-type="float" office:value="4728" calcext:value-type="float">
            <text:p>4728</text:p>
          </table:table-cell>
          <table:table-cell table:number-columns-repeated="1022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formula="of:=IF(MOD([.$F4731];[.A4734])=0;[.A4734];&quot;&quot;)" office:value-type="float" office:value="4729" calcext:value-type="float">
            <text:p>4729</text:p>
          </table:table-cell>
          <table:table-cell table:number-columns-repeated="1022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formula="of:=IF(MOD([.$F4732];[.A4735])=0;[.A4735];&quot;&quot;)" office:value-type="float" office:value="4730" calcext:value-type="float">
            <text:p>4730</text:p>
          </table:table-cell>
          <table:table-cell table:number-columns-repeated="1022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formula="of:=IF(MOD([.$F4733];[.A4736])=0;[.A4736];&quot;&quot;)" office:value-type="float" office:value="4731" calcext:value-type="float">
            <text:p>4731</text:p>
          </table:table-cell>
          <table:table-cell table:number-columns-repeated="1022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formula="of:=IF(MOD([.$F4734];[.A4737])=0;[.A4737];&quot;&quot;)" office:value-type="float" office:value="4732" calcext:value-type="float">
            <text:p>4732</text:p>
          </table:table-cell>
          <table:table-cell table:number-columns-repeated="1022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formula="of:=IF(MOD([.$F4735];[.A4738])=0;[.A4738];&quot;&quot;)" office:value-type="float" office:value="4733" calcext:value-type="float">
            <text:p>4733</text:p>
          </table:table-cell>
          <table:table-cell table:number-columns-repeated="1022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formula="of:=IF(MOD([.$F4736];[.A4739])=0;[.A4739];&quot;&quot;)" office:value-type="float" office:value="4734" calcext:value-type="float">
            <text:p>4734</text:p>
          </table:table-cell>
          <table:table-cell table:number-columns-repeated="1022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formula="of:=IF(MOD([.$F4737];[.A4740])=0;[.A4740];&quot;&quot;)" office:value-type="float" office:value="4735" calcext:value-type="float">
            <text:p>4735</text:p>
          </table:table-cell>
          <table:table-cell table:number-columns-repeated="1022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formula="of:=IF(MOD([.$F4738];[.A4741])=0;[.A4741];&quot;&quot;)" office:value-type="float" office:value="4736" calcext:value-type="float">
            <text:p>4736</text:p>
          </table:table-cell>
          <table:table-cell table:number-columns-repeated="1022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formula="of:=IF(MOD([.$F4739];[.A4742])=0;[.A4742];&quot;&quot;)" office:value-type="float" office:value="4737" calcext:value-type="float">
            <text:p>4737</text:p>
          </table:table-cell>
          <table:table-cell table:number-columns-repeated="1022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formula="of:=IF(MOD([.$F4740];[.A4743])=0;[.A4743];&quot;&quot;)" office:value-type="float" office:value="4738" calcext:value-type="float">
            <text:p>4738</text:p>
          </table:table-cell>
          <table:table-cell table:number-columns-repeated="1022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formula="of:=IF(MOD([.$F4741];[.A4744])=0;[.A4744];&quot;&quot;)" office:value-type="float" office:value="4739" calcext:value-type="float">
            <text:p>4739</text:p>
          </table:table-cell>
          <table:table-cell table:number-columns-repeated="1022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formula="of:=IF(MOD([.$F4742];[.A4745])=0;[.A4745];&quot;&quot;)" office:value-type="float" office:value="4740" calcext:value-type="float">
            <text:p>4740</text:p>
          </table:table-cell>
          <table:table-cell table:number-columns-repeated="1022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formula="of:=IF(MOD([.$F4743];[.A4746])=0;[.A4746];&quot;&quot;)" office:value-type="float" office:value="4741" calcext:value-type="float">
            <text:p>4741</text:p>
          </table:table-cell>
          <table:table-cell table:number-columns-repeated="1022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formula="of:=IF(MOD([.$F4744];[.A4747])=0;[.A4747];&quot;&quot;)" office:value-type="float" office:value="4742" calcext:value-type="float">
            <text:p>4742</text:p>
          </table:table-cell>
          <table:table-cell table:number-columns-repeated="1022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formula="of:=IF(MOD([.$F4745];[.A4748])=0;[.A4748];&quot;&quot;)" office:value-type="float" office:value="4743" calcext:value-type="float">
            <text:p>4743</text:p>
          </table:table-cell>
          <table:table-cell table:number-columns-repeated="1022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formula="of:=IF(MOD([.$F4746];[.A4749])=0;[.A4749];&quot;&quot;)" office:value-type="float" office:value="4744" calcext:value-type="float">
            <text:p>4744</text:p>
          </table:table-cell>
          <table:table-cell table:number-columns-repeated="1022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formula="of:=IF(MOD([.$F4747];[.A4750])=0;[.A4750];&quot;&quot;)" office:value-type="float" office:value="4745" calcext:value-type="float">
            <text:p>4745</text:p>
          </table:table-cell>
          <table:table-cell table:number-columns-repeated="1022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formula="of:=IF(MOD([.$F4748];[.A4751])=0;[.A4751];&quot;&quot;)" office:value-type="float" office:value="4746" calcext:value-type="float">
            <text:p>4746</text:p>
          </table:table-cell>
          <table:table-cell table:number-columns-repeated="1022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formula="of:=IF(MOD([.$F4749];[.A4752])=0;[.A4752];&quot;&quot;)" office:value-type="float" office:value="4747" calcext:value-type="float">
            <text:p>4747</text:p>
          </table:table-cell>
          <table:table-cell table:number-columns-repeated="1022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formula="of:=IF(MOD([.$F4750];[.A4753])=0;[.A4753];&quot;&quot;)" office:value-type="float" office:value="4748" calcext:value-type="float">
            <text:p>4748</text:p>
          </table:table-cell>
          <table:table-cell table:number-columns-repeated="1022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formula="of:=IF(MOD([.$F4751];[.A4754])=0;[.A4754];&quot;&quot;)" office:value-type="float" office:value="4749" calcext:value-type="float">
            <text:p>4749</text:p>
          </table:table-cell>
          <table:table-cell table:number-columns-repeated="1022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formula="of:=IF(MOD([.$F4752];[.A4755])=0;[.A4755];&quot;&quot;)" office:value-type="float" office:value="4750" calcext:value-type="float">
            <text:p>4750</text:p>
          </table:table-cell>
          <table:table-cell table:number-columns-repeated="1022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formula="of:=IF(MOD([.$F4753];[.A4756])=0;[.A4756];&quot;&quot;)" office:value-type="float" office:value="4751" calcext:value-type="float">
            <text:p>4751</text:p>
          </table:table-cell>
          <table:table-cell table:number-columns-repeated="1022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formula="of:=IF(MOD([.$F4754];[.A4757])=0;[.A4757];&quot;&quot;)" office:value-type="float" office:value="4752" calcext:value-type="float">
            <text:p>4752</text:p>
          </table:table-cell>
          <table:table-cell table:number-columns-repeated="1022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formula="of:=IF(MOD([.$F4755];[.A4758])=0;[.A4758];&quot;&quot;)" office:value-type="float" office:value="4753" calcext:value-type="float">
            <text:p>4753</text:p>
          </table:table-cell>
          <table:table-cell table:number-columns-repeated="1022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formula="of:=IF(MOD([.$F4756];[.A4759])=0;[.A4759];&quot;&quot;)" office:value-type="float" office:value="4754" calcext:value-type="float">
            <text:p>4754</text:p>
          </table:table-cell>
          <table:table-cell table:number-columns-repeated="1022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formula="of:=IF(MOD([.$F4757];[.A4760])=0;[.A4760];&quot;&quot;)" office:value-type="float" office:value="4755" calcext:value-type="float">
            <text:p>4755</text:p>
          </table:table-cell>
          <table:table-cell table:number-columns-repeated="1022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formula="of:=IF(MOD([.$F4758];[.A4761])=0;[.A4761];&quot;&quot;)" office:value-type="float" office:value="4756" calcext:value-type="float">
            <text:p>4756</text:p>
          </table:table-cell>
          <table:table-cell table:number-columns-repeated="1022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formula="of:=IF(MOD([.$F4759];[.A4762])=0;[.A4762];&quot;&quot;)" office:value-type="float" office:value="4757" calcext:value-type="float">
            <text:p>4757</text:p>
          </table:table-cell>
          <table:table-cell table:number-columns-repeated="1022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formula="of:=IF(MOD([.$F4760];[.A4763])=0;[.A4763];&quot;&quot;)" office:value-type="float" office:value="4758" calcext:value-type="float">
            <text:p>4758</text:p>
          </table:table-cell>
          <table:table-cell table:number-columns-repeated="1022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formula="of:=IF(MOD([.$F4761];[.A4764])=0;[.A4764];&quot;&quot;)" office:value-type="float" office:value="4759" calcext:value-type="float">
            <text:p>4759</text:p>
          </table:table-cell>
          <table:table-cell table:number-columns-repeated="1022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formula="of:=IF(MOD([.$F4762];[.A4765])=0;[.A4765];&quot;&quot;)" office:value-type="float" office:value="4760" calcext:value-type="float">
            <text:p>4760</text:p>
          </table:table-cell>
          <table:table-cell table:number-columns-repeated="1022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formula="of:=IF(MOD([.$F4763];[.A4766])=0;[.A4766];&quot;&quot;)" office:value-type="float" office:value="4761" calcext:value-type="float">
            <text:p>4761</text:p>
          </table:table-cell>
          <table:table-cell table:number-columns-repeated="1022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formula="of:=IF(MOD([.$F4764];[.A4767])=0;[.A4767];&quot;&quot;)" office:value-type="float" office:value="4762" calcext:value-type="float">
            <text:p>4762</text:p>
          </table:table-cell>
          <table:table-cell table:number-columns-repeated="1022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formula="of:=IF(MOD([.$F4765];[.A4768])=0;[.A4768];&quot;&quot;)" office:value-type="float" office:value="4763" calcext:value-type="float">
            <text:p>4763</text:p>
          </table:table-cell>
          <table:table-cell table:number-columns-repeated="1022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formula="of:=IF(MOD([.$F4766];[.A4769])=0;[.A4769];&quot;&quot;)" office:value-type="float" office:value="4764" calcext:value-type="float">
            <text:p>4764</text:p>
          </table:table-cell>
          <table:table-cell table:number-columns-repeated="1022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formula="of:=IF(MOD([.$F4767];[.A4770])=0;[.A4770];&quot;&quot;)" office:value-type="float" office:value="4765" calcext:value-type="float">
            <text:p>4765</text:p>
          </table:table-cell>
          <table:table-cell table:number-columns-repeated="1022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formula="of:=IF(MOD([.$F4768];[.A4771])=0;[.A4771];&quot;&quot;)" office:value-type="float" office:value="4766" calcext:value-type="float">
            <text:p>4766</text:p>
          </table:table-cell>
          <table:table-cell table:number-columns-repeated="1022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formula="of:=IF(MOD([.$F4769];[.A4772])=0;[.A4772];&quot;&quot;)" office:value-type="float" office:value="4767" calcext:value-type="float">
            <text:p>4767</text:p>
          </table:table-cell>
          <table:table-cell table:number-columns-repeated="1022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formula="of:=IF(MOD([.$F4770];[.A4773])=0;[.A4773];&quot;&quot;)" office:value-type="float" office:value="4768" calcext:value-type="float">
            <text:p>4768</text:p>
          </table:table-cell>
          <table:table-cell table:number-columns-repeated="1022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formula="of:=IF(MOD([.$F4771];[.A4774])=0;[.A4774];&quot;&quot;)" office:value-type="float" office:value="4769" calcext:value-type="float">
            <text:p>4769</text:p>
          </table:table-cell>
          <table:table-cell table:number-columns-repeated="1022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formula="of:=IF(MOD([.$F4772];[.A4775])=0;[.A4775];&quot;&quot;)" office:value-type="float" office:value="4770" calcext:value-type="float">
            <text:p>4770</text:p>
          </table:table-cell>
          <table:table-cell table:number-columns-repeated="1022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formula="of:=IF(MOD([.$F4773];[.A4776])=0;[.A4776];&quot;&quot;)" office:value-type="float" office:value="4771" calcext:value-type="float">
            <text:p>4771</text:p>
          </table:table-cell>
          <table:table-cell table:number-columns-repeated="1022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formula="of:=IF(MOD([.$F4774];[.A4777])=0;[.A4777];&quot;&quot;)" office:value-type="float" office:value="4772" calcext:value-type="float">
            <text:p>4772</text:p>
          </table:table-cell>
          <table:table-cell table:number-columns-repeated="1022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formula="of:=IF(MOD([.$F4775];[.A4778])=0;[.A4778];&quot;&quot;)" office:value-type="float" office:value="4773" calcext:value-type="float">
            <text:p>4773</text:p>
          </table:table-cell>
          <table:table-cell table:number-columns-repeated="1022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formula="of:=IF(MOD([.$F4776];[.A4779])=0;[.A4779];&quot;&quot;)" office:value-type="float" office:value="4774" calcext:value-type="float">
            <text:p>4774</text:p>
          </table:table-cell>
          <table:table-cell table:number-columns-repeated="1022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formula="of:=IF(MOD([.$F4777];[.A4780])=0;[.A4780];&quot;&quot;)" office:value-type="float" office:value="4775" calcext:value-type="float">
            <text:p>4775</text:p>
          </table:table-cell>
          <table:table-cell table:number-columns-repeated="1022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formula="of:=IF(MOD([.$F4778];[.A4781])=0;[.A4781];&quot;&quot;)" office:value-type="float" office:value="4776" calcext:value-type="float">
            <text:p>4776</text:p>
          </table:table-cell>
          <table:table-cell table:number-columns-repeated="1022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formula="of:=IF(MOD([.$F4779];[.A4782])=0;[.A4782];&quot;&quot;)" office:value-type="float" office:value="4777" calcext:value-type="float">
            <text:p>4777</text:p>
          </table:table-cell>
          <table:table-cell table:number-columns-repeated="1022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formula="of:=IF(MOD([.$F4780];[.A4783])=0;[.A4783];&quot;&quot;)" office:value-type="float" office:value="4778" calcext:value-type="float">
            <text:p>4778</text:p>
          </table:table-cell>
          <table:table-cell table:number-columns-repeated="1022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formula="of:=IF(MOD([.$F4781];[.A4784])=0;[.A4784];&quot;&quot;)" office:value-type="float" office:value="4779" calcext:value-type="float">
            <text:p>4779</text:p>
          </table:table-cell>
          <table:table-cell table:number-columns-repeated="1022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formula="of:=IF(MOD([.$F4782];[.A4785])=0;[.A4785];&quot;&quot;)" office:value-type="float" office:value="4780" calcext:value-type="float">
            <text:p>4780</text:p>
          </table:table-cell>
          <table:table-cell table:number-columns-repeated="1022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formula="of:=IF(MOD([.$F4783];[.A4786])=0;[.A4786];&quot;&quot;)" office:value-type="float" office:value="4781" calcext:value-type="float">
            <text:p>4781</text:p>
          </table:table-cell>
          <table:table-cell table:number-columns-repeated="1022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formula="of:=IF(MOD([.$F4784];[.A4787])=0;[.A4787];&quot;&quot;)" office:value-type="float" office:value="4782" calcext:value-type="float">
            <text:p>4782</text:p>
          </table:table-cell>
          <table:table-cell table:number-columns-repeated="1022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formula="of:=IF(MOD([.$F4785];[.A4788])=0;[.A4788];&quot;&quot;)" office:value-type="float" office:value="4783" calcext:value-type="float">
            <text:p>4783</text:p>
          </table:table-cell>
          <table:table-cell table:number-columns-repeated="1022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formula="of:=IF(MOD([.$F4786];[.A4789])=0;[.A4789];&quot;&quot;)" office:value-type="float" office:value="4784" calcext:value-type="float">
            <text:p>4784</text:p>
          </table:table-cell>
          <table:table-cell table:number-columns-repeated="1022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formula="of:=IF(MOD([.$F4787];[.A4790])=0;[.A4790];&quot;&quot;)" office:value-type="float" office:value="4785" calcext:value-type="float">
            <text:p>4785</text:p>
          </table:table-cell>
          <table:table-cell table:number-columns-repeated="1022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formula="of:=IF(MOD([.$F4788];[.A4791])=0;[.A4791];&quot;&quot;)" office:value-type="float" office:value="4786" calcext:value-type="float">
            <text:p>4786</text:p>
          </table:table-cell>
          <table:table-cell table:number-columns-repeated="1022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formula="of:=IF(MOD([.$F4789];[.A4792])=0;[.A4792];&quot;&quot;)" office:value-type="float" office:value="4787" calcext:value-type="float">
            <text:p>4787</text:p>
          </table:table-cell>
          <table:table-cell table:number-columns-repeated="1022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formula="of:=IF(MOD([.$F4790];[.A4793])=0;[.A4793];&quot;&quot;)" office:value-type="float" office:value="4788" calcext:value-type="float">
            <text:p>4788</text:p>
          </table:table-cell>
          <table:table-cell table:number-columns-repeated="1022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formula="of:=IF(MOD([.$F4791];[.A4794])=0;[.A4794];&quot;&quot;)" office:value-type="float" office:value="4789" calcext:value-type="float">
            <text:p>4789</text:p>
          </table:table-cell>
          <table:table-cell table:number-columns-repeated="1022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formula="of:=IF(MOD([.$F4792];[.A4795])=0;[.A4795];&quot;&quot;)" office:value-type="float" office:value="4790" calcext:value-type="float">
            <text:p>4790</text:p>
          </table:table-cell>
          <table:table-cell table:number-columns-repeated="1022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formula="of:=IF(MOD([.$F4793];[.A4796])=0;[.A4796];&quot;&quot;)" office:value-type="float" office:value="4791" calcext:value-type="float">
            <text:p>4791</text:p>
          </table:table-cell>
          <table:table-cell table:number-columns-repeated="1022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formula="of:=IF(MOD([.$F4794];[.A4797])=0;[.A4797];&quot;&quot;)" office:value-type="float" office:value="4792" calcext:value-type="float">
            <text:p>4792</text:p>
          </table:table-cell>
          <table:table-cell table:number-columns-repeated="1022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formula="of:=IF(MOD([.$F4795];[.A4798])=0;[.A4798];&quot;&quot;)" office:value-type="float" office:value="4793" calcext:value-type="float">
            <text:p>4793</text:p>
          </table:table-cell>
          <table:table-cell table:number-columns-repeated="1022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formula="of:=IF(MOD([.$F4796];[.A4799])=0;[.A4799];&quot;&quot;)" office:value-type="float" office:value="4794" calcext:value-type="float">
            <text:p>4794</text:p>
          </table:table-cell>
          <table:table-cell table:number-columns-repeated="1022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formula="of:=IF(MOD([.$F4797];[.A4800])=0;[.A4800];&quot;&quot;)" office:value-type="float" office:value="4795" calcext:value-type="float">
            <text:p>4795</text:p>
          </table:table-cell>
          <table:table-cell table:number-columns-repeated="1022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formula="of:=IF(MOD([.$F4798];[.A4801])=0;[.A4801];&quot;&quot;)" office:value-type="float" office:value="4796" calcext:value-type="float">
            <text:p>4796</text:p>
          </table:table-cell>
          <table:table-cell table:number-columns-repeated="1022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formula="of:=IF(MOD([.$F4799];[.A4802])=0;[.A4802];&quot;&quot;)" office:value-type="float" office:value="4797" calcext:value-type="float">
            <text:p>4797</text:p>
          </table:table-cell>
          <table:table-cell table:number-columns-repeated="1022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formula="of:=IF(MOD([.$F4800];[.A4803])=0;[.A4803];&quot;&quot;)" office:value-type="float" office:value="4798" calcext:value-type="float">
            <text:p>4798</text:p>
          </table:table-cell>
          <table:table-cell table:number-columns-repeated="1022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formula="of:=IF(MOD([.$F4801];[.A4804])=0;[.A4804];&quot;&quot;)" office:value-type="float" office:value="4799" calcext:value-type="float">
            <text:p>4799</text:p>
          </table:table-cell>
          <table:table-cell table:number-columns-repeated="1022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formula="of:=IF(MOD([.$F4802];[.A4805])=0;[.A4805];&quot;&quot;)" office:value-type="float" office:value="4800" calcext:value-type="float">
            <text:p>4800</text:p>
          </table:table-cell>
          <table:table-cell table:number-columns-repeated="1022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formula="of:=IF(MOD([.$F4803];[.A4806])=0;[.A4806];&quot;&quot;)" office:value-type="float" office:value="4801" calcext:value-type="float">
            <text:p>4801</text:p>
          </table:table-cell>
          <table:table-cell table:number-columns-repeated="1022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formula="of:=IF(MOD([.$F4804];[.A4807])=0;[.A4807];&quot;&quot;)" office:value-type="float" office:value="4802" calcext:value-type="float">
            <text:p>4802</text:p>
          </table:table-cell>
          <table:table-cell table:number-columns-repeated="1022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formula="of:=IF(MOD([.$F4805];[.A4808])=0;[.A4808];&quot;&quot;)" office:value-type="float" office:value="4803" calcext:value-type="float">
            <text:p>4803</text:p>
          </table:table-cell>
          <table:table-cell table:number-columns-repeated="1022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formula="of:=IF(MOD([.$F4806];[.A4809])=0;[.A4809];&quot;&quot;)" office:value-type="float" office:value="4804" calcext:value-type="float">
            <text:p>4804</text:p>
          </table:table-cell>
          <table:table-cell table:number-columns-repeated="1022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formula="of:=IF(MOD([.$F4807];[.A4810])=0;[.A4810];&quot;&quot;)" office:value-type="float" office:value="4805" calcext:value-type="float">
            <text:p>4805</text:p>
          </table:table-cell>
          <table:table-cell table:number-columns-repeated="1022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formula="of:=IF(MOD([.$F4808];[.A4811])=0;[.A4811];&quot;&quot;)" office:value-type="float" office:value="4806" calcext:value-type="float">
            <text:p>4806</text:p>
          </table:table-cell>
          <table:table-cell table:number-columns-repeated="1022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formula="of:=IF(MOD([.$F4809];[.A4812])=0;[.A4812];&quot;&quot;)" office:value-type="float" office:value="4807" calcext:value-type="float">
            <text:p>4807</text:p>
          </table:table-cell>
          <table:table-cell table:number-columns-repeated="1022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formula="of:=IF(MOD([.$F4810];[.A4813])=0;[.A4813];&quot;&quot;)" office:value-type="float" office:value="4808" calcext:value-type="float">
            <text:p>4808</text:p>
          </table:table-cell>
          <table:table-cell table:number-columns-repeated="1022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formula="of:=IF(MOD([.$F4811];[.A4814])=0;[.A4814];&quot;&quot;)" office:value-type="float" office:value="4809" calcext:value-type="float">
            <text:p>4809</text:p>
          </table:table-cell>
          <table:table-cell table:number-columns-repeated="1022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formula="of:=IF(MOD([.$F4812];[.A4815])=0;[.A4815];&quot;&quot;)" office:value-type="float" office:value="4810" calcext:value-type="float">
            <text:p>4810</text:p>
          </table:table-cell>
          <table:table-cell table:number-columns-repeated="1022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formula="of:=IF(MOD([.$F4813];[.A4816])=0;[.A4816];&quot;&quot;)" office:value-type="float" office:value="4811" calcext:value-type="float">
            <text:p>4811</text:p>
          </table:table-cell>
          <table:table-cell table:number-columns-repeated="1022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formula="of:=IF(MOD([.$F4814];[.A4817])=0;[.A4817];&quot;&quot;)" office:value-type="float" office:value="4812" calcext:value-type="float">
            <text:p>4812</text:p>
          </table:table-cell>
          <table:table-cell table:number-columns-repeated="1022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formula="of:=IF(MOD([.$F4815];[.A4818])=0;[.A4818];&quot;&quot;)" office:value-type="float" office:value="4813" calcext:value-type="float">
            <text:p>4813</text:p>
          </table:table-cell>
          <table:table-cell table:number-columns-repeated="1022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formula="of:=IF(MOD([.$F4816];[.A4819])=0;[.A4819];&quot;&quot;)" office:value-type="float" office:value="4814" calcext:value-type="float">
            <text:p>4814</text:p>
          </table:table-cell>
          <table:table-cell table:number-columns-repeated="1022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formula="of:=IF(MOD([.$F4817];[.A4820])=0;[.A4820];&quot;&quot;)" office:value-type="float" office:value="4815" calcext:value-type="float">
            <text:p>4815</text:p>
          </table:table-cell>
          <table:table-cell table:number-columns-repeated="1022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formula="of:=IF(MOD([.$F4818];[.A4821])=0;[.A4821];&quot;&quot;)" office:value-type="float" office:value="4816" calcext:value-type="float">
            <text:p>4816</text:p>
          </table:table-cell>
          <table:table-cell table:number-columns-repeated="1022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formula="of:=IF(MOD([.$F4819];[.A4822])=0;[.A4822];&quot;&quot;)" office:value-type="float" office:value="4817" calcext:value-type="float">
            <text:p>4817</text:p>
          </table:table-cell>
          <table:table-cell table:number-columns-repeated="1022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formula="of:=IF(MOD([.$F4820];[.A4823])=0;[.A4823];&quot;&quot;)" office:value-type="float" office:value="4818" calcext:value-type="float">
            <text:p>4818</text:p>
          </table:table-cell>
          <table:table-cell table:number-columns-repeated="1022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formula="of:=IF(MOD([.$F4821];[.A4824])=0;[.A4824];&quot;&quot;)" office:value-type="float" office:value="4819" calcext:value-type="float">
            <text:p>4819</text:p>
          </table:table-cell>
          <table:table-cell table:number-columns-repeated="1022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formula="of:=IF(MOD([.$F4822];[.A4825])=0;[.A4825];&quot;&quot;)" office:value-type="float" office:value="4820" calcext:value-type="float">
            <text:p>4820</text:p>
          </table:table-cell>
          <table:table-cell table:number-columns-repeated="1022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formula="of:=IF(MOD([.$F4823];[.A4826])=0;[.A4826];&quot;&quot;)" office:value-type="float" office:value="4821" calcext:value-type="float">
            <text:p>4821</text:p>
          </table:table-cell>
          <table:table-cell table:number-columns-repeated="1022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formula="of:=IF(MOD([.$F4824];[.A4827])=0;[.A4827];&quot;&quot;)" office:value-type="float" office:value="4822" calcext:value-type="float">
            <text:p>4822</text:p>
          </table:table-cell>
          <table:table-cell table:number-columns-repeated="1022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formula="of:=IF(MOD([.$F4825];[.A4828])=0;[.A4828];&quot;&quot;)" office:value-type="float" office:value="4823" calcext:value-type="float">
            <text:p>4823</text:p>
          </table:table-cell>
          <table:table-cell table:number-columns-repeated="1022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formula="of:=IF(MOD([.$F4826];[.A4829])=0;[.A4829];&quot;&quot;)" office:value-type="float" office:value="4824" calcext:value-type="float">
            <text:p>4824</text:p>
          </table:table-cell>
          <table:table-cell table:number-columns-repeated="1022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formula="of:=IF(MOD([.$F4827];[.A4830])=0;[.A4830];&quot;&quot;)" office:value-type="float" office:value="4825" calcext:value-type="float">
            <text:p>4825</text:p>
          </table:table-cell>
          <table:table-cell table:number-columns-repeated="1022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formula="of:=IF(MOD([.$F4828];[.A4831])=0;[.A4831];&quot;&quot;)" office:value-type="float" office:value="4826" calcext:value-type="float">
            <text:p>4826</text:p>
          </table:table-cell>
          <table:table-cell table:number-columns-repeated="1022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formula="of:=IF(MOD([.$F4829];[.A4832])=0;[.A4832];&quot;&quot;)" office:value-type="float" office:value="4827" calcext:value-type="float">
            <text:p>4827</text:p>
          </table:table-cell>
          <table:table-cell table:number-columns-repeated="1022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formula="of:=IF(MOD([.$F4830];[.A4833])=0;[.A4833];&quot;&quot;)" office:value-type="float" office:value="4828" calcext:value-type="float">
            <text:p>4828</text:p>
          </table:table-cell>
          <table:table-cell table:number-columns-repeated="1022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formula="of:=IF(MOD([.$F4831];[.A4834])=0;[.A4834];&quot;&quot;)" office:value-type="float" office:value="4829" calcext:value-type="float">
            <text:p>4829</text:p>
          </table:table-cell>
          <table:table-cell table:number-columns-repeated="1022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formula="of:=IF(MOD([.$F4832];[.A4835])=0;[.A4835];&quot;&quot;)" office:value-type="float" office:value="4830" calcext:value-type="float">
            <text:p>4830</text:p>
          </table:table-cell>
          <table:table-cell table:number-columns-repeated="1022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formula="of:=IF(MOD([.$F4833];[.A4836])=0;[.A4836];&quot;&quot;)" office:value-type="float" office:value="4831" calcext:value-type="float">
            <text:p>4831</text:p>
          </table:table-cell>
          <table:table-cell table:number-columns-repeated="1022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formula="of:=IF(MOD([.$F4834];[.A4837])=0;[.A4837];&quot;&quot;)" office:value-type="float" office:value="4832" calcext:value-type="float">
            <text:p>4832</text:p>
          </table:table-cell>
          <table:table-cell table:number-columns-repeated="1022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formula="of:=IF(MOD([.$F4835];[.A4838])=0;[.A4838];&quot;&quot;)" office:value-type="float" office:value="4833" calcext:value-type="float">
            <text:p>4833</text:p>
          </table:table-cell>
          <table:table-cell table:number-columns-repeated="1022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formula="of:=IF(MOD([.$F4836];[.A4839])=0;[.A4839];&quot;&quot;)" office:value-type="float" office:value="4834" calcext:value-type="float">
            <text:p>4834</text:p>
          </table:table-cell>
          <table:table-cell table:number-columns-repeated="1022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formula="of:=IF(MOD([.$F4837];[.A4840])=0;[.A4840];&quot;&quot;)" office:value-type="float" office:value="4835" calcext:value-type="float">
            <text:p>4835</text:p>
          </table:table-cell>
          <table:table-cell table:number-columns-repeated="1022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formula="of:=IF(MOD([.$F4838];[.A4841])=0;[.A4841];&quot;&quot;)" office:value-type="float" office:value="4836" calcext:value-type="float">
            <text:p>4836</text:p>
          </table:table-cell>
          <table:table-cell table:number-columns-repeated="1022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formula="of:=IF(MOD([.$F4839];[.A4842])=0;[.A4842];&quot;&quot;)" office:value-type="float" office:value="4837" calcext:value-type="float">
            <text:p>4837</text:p>
          </table:table-cell>
          <table:table-cell table:number-columns-repeated="1022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formula="of:=IF(MOD([.$F4840];[.A4843])=0;[.A4843];&quot;&quot;)" office:value-type="float" office:value="4838" calcext:value-type="float">
            <text:p>4838</text:p>
          </table:table-cell>
          <table:table-cell table:number-columns-repeated="1022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formula="of:=IF(MOD([.$F4841];[.A4844])=0;[.A4844];&quot;&quot;)" office:value-type="float" office:value="4839" calcext:value-type="float">
            <text:p>4839</text:p>
          </table:table-cell>
          <table:table-cell table:number-columns-repeated="1022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formula="of:=IF(MOD([.$F4842];[.A4845])=0;[.A4845];&quot;&quot;)" office:value-type="float" office:value="4840" calcext:value-type="float">
            <text:p>4840</text:p>
          </table:table-cell>
          <table:table-cell table:number-columns-repeated="1022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formula="of:=IF(MOD([.$F4843];[.A4846])=0;[.A4846];&quot;&quot;)" office:value-type="float" office:value="4841" calcext:value-type="float">
            <text:p>4841</text:p>
          </table:table-cell>
          <table:table-cell table:number-columns-repeated="1022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formula="of:=IF(MOD([.$F4844];[.A4847])=0;[.A4847];&quot;&quot;)" office:value-type="float" office:value="4842" calcext:value-type="float">
            <text:p>4842</text:p>
          </table:table-cell>
          <table:table-cell table:number-columns-repeated="1022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formula="of:=IF(MOD([.$F4845];[.A4848])=0;[.A4848];&quot;&quot;)" office:value-type="float" office:value="4843" calcext:value-type="float">
            <text:p>4843</text:p>
          </table:table-cell>
          <table:table-cell table:number-columns-repeated="1022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formula="of:=IF(MOD([.$F4846];[.A4849])=0;[.A4849];&quot;&quot;)" office:value-type="float" office:value="4844" calcext:value-type="float">
            <text:p>4844</text:p>
          </table:table-cell>
          <table:table-cell table:number-columns-repeated="1022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formula="of:=IF(MOD([.$F4847];[.A4850])=0;[.A4850];&quot;&quot;)" office:value-type="float" office:value="4845" calcext:value-type="float">
            <text:p>4845</text:p>
          </table:table-cell>
          <table:table-cell table:number-columns-repeated="1022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formula="of:=IF(MOD([.$F4848];[.A4851])=0;[.A4851];&quot;&quot;)" office:value-type="float" office:value="4846" calcext:value-type="float">
            <text:p>4846</text:p>
          </table:table-cell>
          <table:table-cell table:number-columns-repeated="1022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formula="of:=IF(MOD([.$F4849];[.A4852])=0;[.A4852];&quot;&quot;)" office:value-type="float" office:value="4847" calcext:value-type="float">
            <text:p>4847</text:p>
          </table:table-cell>
          <table:table-cell table:number-columns-repeated="1022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formula="of:=IF(MOD([.$F4850];[.A4853])=0;[.A4853];&quot;&quot;)" office:value-type="float" office:value="4848" calcext:value-type="float">
            <text:p>4848</text:p>
          </table:table-cell>
          <table:table-cell table:number-columns-repeated="1022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formula="of:=IF(MOD([.$F4851];[.A4854])=0;[.A4854];&quot;&quot;)" office:value-type="float" office:value="4849" calcext:value-type="float">
            <text:p>4849</text:p>
          </table:table-cell>
          <table:table-cell table:number-columns-repeated="1022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formula="of:=IF(MOD([.$F4852];[.A4855])=0;[.A4855];&quot;&quot;)" office:value-type="float" office:value="4850" calcext:value-type="float">
            <text:p>4850</text:p>
          </table:table-cell>
          <table:table-cell table:number-columns-repeated="1022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formula="of:=IF(MOD([.$F4853];[.A4856])=0;[.A4856];&quot;&quot;)" office:value-type="float" office:value="4851" calcext:value-type="float">
            <text:p>4851</text:p>
          </table:table-cell>
          <table:table-cell table:number-columns-repeated="1022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formula="of:=IF(MOD([.$F4854];[.A4857])=0;[.A4857];&quot;&quot;)" office:value-type="float" office:value="4852" calcext:value-type="float">
            <text:p>4852</text:p>
          </table:table-cell>
          <table:table-cell table:number-columns-repeated="1022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formula="of:=IF(MOD([.$F4855];[.A4858])=0;[.A4858];&quot;&quot;)" office:value-type="float" office:value="4853" calcext:value-type="float">
            <text:p>4853</text:p>
          </table:table-cell>
          <table:table-cell table:number-columns-repeated="1022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formula="of:=IF(MOD([.$F4856];[.A4859])=0;[.A4859];&quot;&quot;)" office:value-type="float" office:value="4854" calcext:value-type="float">
            <text:p>4854</text:p>
          </table:table-cell>
          <table:table-cell table:number-columns-repeated="1022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formula="of:=IF(MOD([.$F4857];[.A4860])=0;[.A4860];&quot;&quot;)" office:value-type="float" office:value="4855" calcext:value-type="float">
            <text:p>4855</text:p>
          </table:table-cell>
          <table:table-cell table:number-columns-repeated="1022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formula="of:=IF(MOD([.$F4858];[.A4861])=0;[.A4861];&quot;&quot;)" office:value-type="float" office:value="4856" calcext:value-type="float">
            <text:p>4856</text:p>
          </table:table-cell>
          <table:table-cell table:number-columns-repeated="1022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formula="of:=IF(MOD([.$F4859];[.A4862])=0;[.A4862];&quot;&quot;)" office:value-type="float" office:value="4857" calcext:value-type="float">
            <text:p>4857</text:p>
          </table:table-cell>
          <table:table-cell table:number-columns-repeated="1022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formula="of:=IF(MOD([.$F4860];[.A4863])=0;[.A4863];&quot;&quot;)" office:value-type="float" office:value="4858" calcext:value-type="float">
            <text:p>4858</text:p>
          </table:table-cell>
          <table:table-cell table:number-columns-repeated="1022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formula="of:=IF(MOD([.$F4861];[.A4864])=0;[.A4864];&quot;&quot;)" office:value-type="float" office:value="4859" calcext:value-type="float">
            <text:p>4859</text:p>
          </table:table-cell>
          <table:table-cell table:number-columns-repeated="1022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formula="of:=IF(MOD([.$F4862];[.A4865])=0;[.A4865];&quot;&quot;)" office:value-type="float" office:value="4860" calcext:value-type="float">
            <text:p>4860</text:p>
          </table:table-cell>
          <table:table-cell table:number-columns-repeated="1022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formula="of:=IF(MOD([.$F4863];[.A4866])=0;[.A4866];&quot;&quot;)" office:value-type="float" office:value="4861" calcext:value-type="float">
            <text:p>4861</text:p>
          </table:table-cell>
          <table:table-cell table:number-columns-repeated="1022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formula="of:=IF(MOD([.$F4864];[.A4867])=0;[.A4867];&quot;&quot;)" office:value-type="float" office:value="4862" calcext:value-type="float">
            <text:p>4862</text:p>
          </table:table-cell>
          <table:table-cell table:number-columns-repeated="1022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formula="of:=IF(MOD([.$F4865];[.A4868])=0;[.A4868];&quot;&quot;)" office:value-type="float" office:value="4863" calcext:value-type="float">
            <text:p>4863</text:p>
          </table:table-cell>
          <table:table-cell table:number-columns-repeated="1022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formula="of:=IF(MOD([.$F4866];[.A4869])=0;[.A4869];&quot;&quot;)" office:value-type="float" office:value="4864" calcext:value-type="float">
            <text:p>4864</text:p>
          </table:table-cell>
          <table:table-cell table:number-columns-repeated="1022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formula="of:=IF(MOD([.$F4867];[.A4870])=0;[.A4870];&quot;&quot;)" office:value-type="float" office:value="4865" calcext:value-type="float">
            <text:p>4865</text:p>
          </table:table-cell>
          <table:table-cell table:number-columns-repeated="1022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formula="of:=IF(MOD([.$F4868];[.A4871])=0;[.A4871];&quot;&quot;)" office:value-type="float" office:value="4866" calcext:value-type="float">
            <text:p>4866</text:p>
          </table:table-cell>
          <table:table-cell table:number-columns-repeated="1022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formula="of:=IF(MOD([.$F4869];[.A4872])=0;[.A4872];&quot;&quot;)" office:value-type="float" office:value="4867" calcext:value-type="float">
            <text:p>4867</text:p>
          </table:table-cell>
          <table:table-cell table:number-columns-repeated="1022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formula="of:=IF(MOD([.$F4870];[.A4873])=0;[.A4873];&quot;&quot;)" office:value-type="float" office:value="4868" calcext:value-type="float">
            <text:p>4868</text:p>
          </table:table-cell>
          <table:table-cell table:number-columns-repeated="1022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formula="of:=IF(MOD([.$F4871];[.A4874])=0;[.A4874];&quot;&quot;)" office:value-type="float" office:value="4869" calcext:value-type="float">
            <text:p>4869</text:p>
          </table:table-cell>
          <table:table-cell table:number-columns-repeated="1022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formula="of:=IF(MOD([.$F4872];[.A4875])=0;[.A4875];&quot;&quot;)" office:value-type="float" office:value="4870" calcext:value-type="float">
            <text:p>4870</text:p>
          </table:table-cell>
          <table:table-cell table:number-columns-repeated="1022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formula="of:=IF(MOD([.$F4873];[.A4876])=0;[.A4876];&quot;&quot;)" office:value-type="float" office:value="4871" calcext:value-type="float">
            <text:p>4871</text:p>
          </table:table-cell>
          <table:table-cell table:number-columns-repeated="1022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formula="of:=IF(MOD([.$F4874];[.A4877])=0;[.A4877];&quot;&quot;)" office:value-type="float" office:value="4872" calcext:value-type="float">
            <text:p>4872</text:p>
          </table:table-cell>
          <table:table-cell table:number-columns-repeated="1022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formula="of:=IF(MOD([.$F4875];[.A4878])=0;[.A4878];&quot;&quot;)" office:value-type="float" office:value="4873" calcext:value-type="float">
            <text:p>4873</text:p>
          </table:table-cell>
          <table:table-cell table:number-columns-repeated="1022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formula="of:=IF(MOD([.$F4876];[.A4879])=0;[.A4879];&quot;&quot;)" office:value-type="float" office:value="4874" calcext:value-type="float">
            <text:p>4874</text:p>
          </table:table-cell>
          <table:table-cell table:number-columns-repeated="1022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formula="of:=IF(MOD([.$F4877];[.A4880])=0;[.A4880];&quot;&quot;)" office:value-type="float" office:value="4875" calcext:value-type="float">
            <text:p>4875</text:p>
          </table:table-cell>
          <table:table-cell table:number-columns-repeated="1022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formula="of:=IF(MOD([.$F4878];[.A4881])=0;[.A4881];&quot;&quot;)" office:value-type="float" office:value="4876" calcext:value-type="float">
            <text:p>4876</text:p>
          </table:table-cell>
          <table:table-cell table:number-columns-repeated="1022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formula="of:=IF(MOD([.$F4879];[.A4882])=0;[.A4882];&quot;&quot;)" office:value-type="float" office:value="4877" calcext:value-type="float">
            <text:p>4877</text:p>
          </table:table-cell>
          <table:table-cell table:number-columns-repeated="1022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formula="of:=IF(MOD([.$F4880];[.A4883])=0;[.A4883];&quot;&quot;)" office:value-type="float" office:value="4878" calcext:value-type="float">
            <text:p>4878</text:p>
          </table:table-cell>
          <table:table-cell table:number-columns-repeated="1022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formula="of:=IF(MOD([.$F4881];[.A4884])=0;[.A4884];&quot;&quot;)" office:value-type="float" office:value="4879" calcext:value-type="float">
            <text:p>4879</text:p>
          </table:table-cell>
          <table:table-cell table:number-columns-repeated="1022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formula="of:=IF(MOD([.$F4882];[.A4885])=0;[.A4885];&quot;&quot;)" office:value-type="float" office:value="4880" calcext:value-type="float">
            <text:p>4880</text:p>
          </table:table-cell>
          <table:table-cell table:number-columns-repeated="1022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formula="of:=IF(MOD([.$F4883];[.A4886])=0;[.A4886];&quot;&quot;)" office:value-type="float" office:value="4881" calcext:value-type="float">
            <text:p>4881</text:p>
          </table:table-cell>
          <table:table-cell table:number-columns-repeated="1022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formula="of:=IF(MOD([.$F4884];[.A4887])=0;[.A4887];&quot;&quot;)" office:value-type="float" office:value="4882" calcext:value-type="float">
            <text:p>4882</text:p>
          </table:table-cell>
          <table:table-cell table:number-columns-repeated="1022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formula="of:=IF(MOD([.$F4885];[.A4888])=0;[.A4888];&quot;&quot;)" office:value-type="float" office:value="4883" calcext:value-type="float">
            <text:p>4883</text:p>
          </table:table-cell>
          <table:table-cell table:number-columns-repeated="1022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formula="of:=IF(MOD([.$F4886];[.A4889])=0;[.A4889];&quot;&quot;)" office:value-type="float" office:value="4884" calcext:value-type="float">
            <text:p>4884</text:p>
          </table:table-cell>
          <table:table-cell table:number-columns-repeated="1022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formula="of:=IF(MOD([.$F4887];[.A4890])=0;[.A4890];&quot;&quot;)" office:value-type="float" office:value="4885" calcext:value-type="float">
            <text:p>4885</text:p>
          </table:table-cell>
          <table:table-cell table:number-columns-repeated="1022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formula="of:=IF(MOD([.$F4888];[.A4891])=0;[.A4891];&quot;&quot;)" office:value-type="float" office:value="4886" calcext:value-type="float">
            <text:p>4886</text:p>
          </table:table-cell>
          <table:table-cell table:number-columns-repeated="1022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formula="of:=IF(MOD([.$F4889];[.A4892])=0;[.A4892];&quot;&quot;)" office:value-type="float" office:value="4887" calcext:value-type="float">
            <text:p>4887</text:p>
          </table:table-cell>
          <table:table-cell table:number-columns-repeated="1022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formula="of:=IF(MOD([.$F4890];[.A4893])=0;[.A4893];&quot;&quot;)" office:value-type="float" office:value="4888" calcext:value-type="float">
            <text:p>4888</text:p>
          </table:table-cell>
          <table:table-cell table:number-columns-repeated="1022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formula="of:=IF(MOD([.$F4891];[.A4894])=0;[.A4894];&quot;&quot;)" office:value-type="float" office:value="4889" calcext:value-type="float">
            <text:p>4889</text:p>
          </table:table-cell>
          <table:table-cell table:number-columns-repeated="1022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formula="of:=IF(MOD([.$F4892];[.A4895])=0;[.A4895];&quot;&quot;)" office:value-type="float" office:value="4890" calcext:value-type="float">
            <text:p>4890</text:p>
          </table:table-cell>
          <table:table-cell table:number-columns-repeated="1022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formula="of:=IF(MOD([.$F4893];[.A4896])=0;[.A4896];&quot;&quot;)" office:value-type="float" office:value="4891" calcext:value-type="float">
            <text:p>4891</text:p>
          </table:table-cell>
          <table:table-cell table:number-columns-repeated="1022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formula="of:=IF(MOD([.$F4894];[.A4897])=0;[.A4897];&quot;&quot;)" office:value-type="float" office:value="4892" calcext:value-type="float">
            <text:p>4892</text:p>
          </table:table-cell>
          <table:table-cell table:number-columns-repeated="1022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formula="of:=IF(MOD([.$F4895];[.A4898])=0;[.A4898];&quot;&quot;)" office:value-type="float" office:value="4893" calcext:value-type="float">
            <text:p>4893</text:p>
          </table:table-cell>
          <table:table-cell table:number-columns-repeated="1022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formula="of:=IF(MOD([.$F4896];[.A4899])=0;[.A4899];&quot;&quot;)" office:value-type="float" office:value="4894" calcext:value-type="float">
            <text:p>4894</text:p>
          </table:table-cell>
          <table:table-cell table:number-columns-repeated="1022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formula="of:=IF(MOD([.$F4897];[.A4900])=0;[.A4900];&quot;&quot;)" office:value-type="float" office:value="4895" calcext:value-type="float">
            <text:p>4895</text:p>
          </table:table-cell>
          <table:table-cell table:number-columns-repeated="1022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formula="of:=IF(MOD([.$F4898];[.A4901])=0;[.A4901];&quot;&quot;)" office:value-type="float" office:value="4896" calcext:value-type="float">
            <text:p>4896</text:p>
          </table:table-cell>
          <table:table-cell table:number-columns-repeated="1022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formula="of:=IF(MOD([.$F4899];[.A4902])=0;[.A4902];&quot;&quot;)" office:value-type="float" office:value="4897" calcext:value-type="float">
            <text:p>4897</text:p>
          </table:table-cell>
          <table:table-cell table:number-columns-repeated="1022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formula="of:=IF(MOD([.$F4900];[.A4903])=0;[.A4903];&quot;&quot;)" office:value-type="float" office:value="4898" calcext:value-type="float">
            <text:p>4898</text:p>
          </table:table-cell>
          <table:table-cell table:number-columns-repeated="1022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formula="of:=IF(MOD([.$F4901];[.A4904])=0;[.A4904];&quot;&quot;)" office:value-type="float" office:value="4899" calcext:value-type="float">
            <text:p>4899</text:p>
          </table:table-cell>
          <table:table-cell table:number-columns-repeated="1022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formula="of:=IF(MOD([.$F4902];[.A4905])=0;[.A4905];&quot;&quot;)" office:value-type="float" office:value="4900" calcext:value-type="float">
            <text:p>4900</text:p>
          </table:table-cell>
          <table:table-cell table:number-columns-repeated="1022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formula="of:=IF(MOD([.$F4903];[.A4906])=0;[.A4906];&quot;&quot;)" office:value-type="float" office:value="4901" calcext:value-type="float">
            <text:p>4901</text:p>
          </table:table-cell>
          <table:table-cell table:number-columns-repeated="1022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formula="of:=IF(MOD([.$F4904];[.A4907])=0;[.A4907];&quot;&quot;)" office:value-type="float" office:value="4902" calcext:value-type="float">
            <text:p>4902</text:p>
          </table:table-cell>
          <table:table-cell table:number-columns-repeated="1022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formula="of:=IF(MOD([.$F4905];[.A4908])=0;[.A4908];&quot;&quot;)" office:value-type="float" office:value="4903" calcext:value-type="float">
            <text:p>4903</text:p>
          </table:table-cell>
          <table:table-cell table:number-columns-repeated="1022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formula="of:=IF(MOD([.$F4906];[.A4909])=0;[.A4909];&quot;&quot;)" office:value-type="float" office:value="4904" calcext:value-type="float">
            <text:p>4904</text:p>
          </table:table-cell>
          <table:table-cell table:number-columns-repeated="1022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formula="of:=IF(MOD([.$F4907];[.A4910])=0;[.A4910];&quot;&quot;)" office:value-type="float" office:value="4905" calcext:value-type="float">
            <text:p>4905</text:p>
          </table:table-cell>
          <table:table-cell table:number-columns-repeated="1022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formula="of:=IF(MOD([.$F4908];[.A4911])=0;[.A4911];&quot;&quot;)" office:value-type="float" office:value="4906" calcext:value-type="float">
            <text:p>4906</text:p>
          </table:table-cell>
          <table:table-cell table:number-columns-repeated="1022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formula="of:=IF(MOD([.$F4909];[.A4912])=0;[.A4912];&quot;&quot;)" office:value-type="float" office:value="4907" calcext:value-type="float">
            <text:p>4907</text:p>
          </table:table-cell>
          <table:table-cell table:number-columns-repeated="1022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formula="of:=IF(MOD([.$F4910];[.A4913])=0;[.A4913];&quot;&quot;)" office:value-type="float" office:value="4908" calcext:value-type="float">
            <text:p>4908</text:p>
          </table:table-cell>
          <table:table-cell table:number-columns-repeated="1022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formula="of:=IF(MOD([.$F4911];[.A4914])=0;[.A4914];&quot;&quot;)" office:value-type="float" office:value="4909" calcext:value-type="float">
            <text:p>4909</text:p>
          </table:table-cell>
          <table:table-cell table:number-columns-repeated="1022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formula="of:=IF(MOD([.$F4912];[.A4915])=0;[.A4915];&quot;&quot;)" office:value-type="float" office:value="4910" calcext:value-type="float">
            <text:p>4910</text:p>
          </table:table-cell>
          <table:table-cell table:number-columns-repeated="1022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formula="of:=IF(MOD([.$F4913];[.A4916])=0;[.A4916];&quot;&quot;)" office:value-type="float" office:value="4911" calcext:value-type="float">
            <text:p>4911</text:p>
          </table:table-cell>
          <table:table-cell table:number-columns-repeated="1022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formula="of:=IF(MOD([.$F4914];[.A4917])=0;[.A4917];&quot;&quot;)" office:value-type="float" office:value="4912" calcext:value-type="float">
            <text:p>4912</text:p>
          </table:table-cell>
          <table:table-cell table:number-columns-repeated="1022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formula="of:=IF(MOD([.$F4915];[.A4918])=0;[.A4918];&quot;&quot;)" office:value-type="float" office:value="4913" calcext:value-type="float">
            <text:p>4913</text:p>
          </table:table-cell>
          <table:table-cell table:number-columns-repeated="1022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formula="of:=IF(MOD([.$F4916];[.A4919])=0;[.A4919];&quot;&quot;)" office:value-type="float" office:value="4914" calcext:value-type="float">
            <text:p>4914</text:p>
          </table:table-cell>
          <table:table-cell table:number-columns-repeated="1022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formula="of:=IF(MOD([.$F4917];[.A4920])=0;[.A4920];&quot;&quot;)" office:value-type="float" office:value="4915" calcext:value-type="float">
            <text:p>4915</text:p>
          </table:table-cell>
          <table:table-cell table:number-columns-repeated="1022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formula="of:=IF(MOD([.$F4918];[.A4921])=0;[.A4921];&quot;&quot;)" office:value-type="float" office:value="4916" calcext:value-type="float">
            <text:p>4916</text:p>
          </table:table-cell>
          <table:table-cell table:number-columns-repeated="1022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formula="of:=IF(MOD([.$F4919];[.A4922])=0;[.A4922];&quot;&quot;)" office:value-type="float" office:value="4917" calcext:value-type="float">
            <text:p>4917</text:p>
          </table:table-cell>
          <table:table-cell table:number-columns-repeated="1022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formula="of:=IF(MOD([.$F4920];[.A4923])=0;[.A4923];&quot;&quot;)" office:value-type="float" office:value="4918" calcext:value-type="float">
            <text:p>4918</text:p>
          </table:table-cell>
          <table:table-cell table:number-columns-repeated="1022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formula="of:=IF(MOD([.$F4921];[.A4924])=0;[.A4924];&quot;&quot;)" office:value-type="float" office:value="4919" calcext:value-type="float">
            <text:p>4919</text:p>
          </table:table-cell>
          <table:table-cell table:number-columns-repeated="1022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formula="of:=IF(MOD([.$F4922];[.A4925])=0;[.A4925];&quot;&quot;)" office:value-type="float" office:value="4920" calcext:value-type="float">
            <text:p>4920</text:p>
          </table:table-cell>
          <table:table-cell table:number-columns-repeated="1022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formula="of:=IF(MOD([.$F4923];[.A4926])=0;[.A4926];&quot;&quot;)" office:value-type="float" office:value="4921" calcext:value-type="float">
            <text:p>4921</text:p>
          </table:table-cell>
          <table:table-cell table:number-columns-repeated="1022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formula="of:=IF(MOD([.$F4924];[.A4927])=0;[.A4927];&quot;&quot;)" office:value-type="float" office:value="4922" calcext:value-type="float">
            <text:p>4922</text:p>
          </table:table-cell>
          <table:table-cell table:number-columns-repeated="1022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formula="of:=IF(MOD([.$F4925];[.A4928])=0;[.A4928];&quot;&quot;)" office:value-type="float" office:value="4923" calcext:value-type="float">
            <text:p>4923</text:p>
          </table:table-cell>
          <table:table-cell table:number-columns-repeated="1022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formula="of:=IF(MOD([.$F4926];[.A4929])=0;[.A4929];&quot;&quot;)" office:value-type="float" office:value="4924" calcext:value-type="float">
            <text:p>4924</text:p>
          </table:table-cell>
          <table:table-cell table:number-columns-repeated="1022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formula="of:=IF(MOD([.$F4927];[.A4930])=0;[.A4930];&quot;&quot;)" office:value-type="float" office:value="4925" calcext:value-type="float">
            <text:p>4925</text:p>
          </table:table-cell>
          <table:table-cell table:number-columns-repeated="1022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formula="of:=IF(MOD([.$F4928];[.A4931])=0;[.A4931];&quot;&quot;)" office:value-type="float" office:value="4926" calcext:value-type="float">
            <text:p>4926</text:p>
          </table:table-cell>
          <table:table-cell table:number-columns-repeated="1022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formula="of:=IF(MOD([.$F4929];[.A4932])=0;[.A4932];&quot;&quot;)" office:value-type="float" office:value="4927" calcext:value-type="float">
            <text:p>4927</text:p>
          </table:table-cell>
          <table:table-cell table:number-columns-repeated="1022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formula="of:=IF(MOD([.$F4930];[.A4933])=0;[.A4933];&quot;&quot;)" office:value-type="float" office:value="4928" calcext:value-type="float">
            <text:p>4928</text:p>
          </table:table-cell>
          <table:table-cell table:number-columns-repeated="1022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formula="of:=IF(MOD([.$F4931];[.A4934])=0;[.A4934];&quot;&quot;)" office:value-type="float" office:value="4929" calcext:value-type="float">
            <text:p>4929</text:p>
          </table:table-cell>
          <table:table-cell table:number-columns-repeated="1022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formula="of:=IF(MOD([.$F4932];[.A4935])=0;[.A4935];&quot;&quot;)" office:value-type="float" office:value="4930" calcext:value-type="float">
            <text:p>4930</text:p>
          </table:table-cell>
          <table:table-cell table:number-columns-repeated="1022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formula="of:=IF(MOD([.$F4933];[.A4936])=0;[.A4936];&quot;&quot;)" office:value-type="float" office:value="4931" calcext:value-type="float">
            <text:p>4931</text:p>
          </table:table-cell>
          <table:table-cell table:number-columns-repeated="1022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formula="of:=IF(MOD([.$F4934];[.A4937])=0;[.A4937];&quot;&quot;)" office:value-type="float" office:value="4932" calcext:value-type="float">
            <text:p>4932</text:p>
          </table:table-cell>
          <table:table-cell table:number-columns-repeated="1022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formula="of:=IF(MOD([.$F4935];[.A4938])=0;[.A4938];&quot;&quot;)" office:value-type="float" office:value="4933" calcext:value-type="float">
            <text:p>4933</text:p>
          </table:table-cell>
          <table:table-cell table:number-columns-repeated="1022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formula="of:=IF(MOD([.$F4936];[.A4939])=0;[.A4939];&quot;&quot;)" office:value-type="float" office:value="4934" calcext:value-type="float">
            <text:p>4934</text:p>
          </table:table-cell>
          <table:table-cell table:number-columns-repeated="1022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formula="of:=IF(MOD([.$F4937];[.A4940])=0;[.A4940];&quot;&quot;)" office:value-type="float" office:value="4935" calcext:value-type="float">
            <text:p>4935</text:p>
          </table:table-cell>
          <table:table-cell table:number-columns-repeated="1022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formula="of:=IF(MOD([.$F4938];[.A4941])=0;[.A4941];&quot;&quot;)" office:value-type="float" office:value="4936" calcext:value-type="float">
            <text:p>4936</text:p>
          </table:table-cell>
          <table:table-cell table:number-columns-repeated="1022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formula="of:=IF(MOD([.$F4939];[.A4942])=0;[.A4942];&quot;&quot;)" office:value-type="float" office:value="4937" calcext:value-type="float">
            <text:p>4937</text:p>
          </table:table-cell>
          <table:table-cell table:number-columns-repeated="1022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formula="of:=IF(MOD([.$F4940];[.A4943])=0;[.A4943];&quot;&quot;)" office:value-type="float" office:value="4938" calcext:value-type="float">
            <text:p>4938</text:p>
          </table:table-cell>
          <table:table-cell table:number-columns-repeated="1022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formula="of:=IF(MOD([.$F4941];[.A4944])=0;[.A4944];&quot;&quot;)" office:value-type="float" office:value="4939" calcext:value-type="float">
            <text:p>4939</text:p>
          </table:table-cell>
          <table:table-cell table:number-columns-repeated="1022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formula="of:=IF(MOD([.$F4942];[.A4945])=0;[.A4945];&quot;&quot;)" office:value-type="float" office:value="4940" calcext:value-type="float">
            <text:p>4940</text:p>
          </table:table-cell>
          <table:table-cell table:number-columns-repeated="1022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formula="of:=IF(MOD([.$F4943];[.A4946])=0;[.A4946];&quot;&quot;)" office:value-type="float" office:value="4941" calcext:value-type="float">
            <text:p>4941</text:p>
          </table:table-cell>
          <table:table-cell table:number-columns-repeated="1022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formula="of:=IF(MOD([.$F4944];[.A4947])=0;[.A4947];&quot;&quot;)" office:value-type="float" office:value="4942" calcext:value-type="float">
            <text:p>4942</text:p>
          </table:table-cell>
          <table:table-cell table:number-columns-repeated="1022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formula="of:=IF(MOD([.$F4945];[.A4948])=0;[.A4948];&quot;&quot;)" office:value-type="float" office:value="4943" calcext:value-type="float">
            <text:p>4943</text:p>
          </table:table-cell>
          <table:table-cell table:number-columns-repeated="1022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formula="of:=IF(MOD([.$F4946];[.A4949])=0;[.A4949];&quot;&quot;)" office:value-type="float" office:value="4944" calcext:value-type="float">
            <text:p>4944</text:p>
          </table:table-cell>
          <table:table-cell table:number-columns-repeated="1022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formula="of:=IF(MOD([.$F4947];[.A4950])=0;[.A4950];&quot;&quot;)" office:value-type="float" office:value="4945" calcext:value-type="float">
            <text:p>4945</text:p>
          </table:table-cell>
          <table:table-cell table:number-columns-repeated="1022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formula="of:=IF(MOD([.$F4948];[.A4951])=0;[.A4951];&quot;&quot;)" office:value-type="float" office:value="4946" calcext:value-type="float">
            <text:p>4946</text:p>
          </table:table-cell>
          <table:table-cell table:number-columns-repeated="1022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formula="of:=IF(MOD([.$F4949];[.A4952])=0;[.A4952];&quot;&quot;)" office:value-type="float" office:value="4947" calcext:value-type="float">
            <text:p>4947</text:p>
          </table:table-cell>
          <table:table-cell table:number-columns-repeated="1022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formula="of:=IF(MOD([.$F4950];[.A4953])=0;[.A4953];&quot;&quot;)" office:value-type="float" office:value="4948" calcext:value-type="float">
            <text:p>4948</text:p>
          </table:table-cell>
          <table:table-cell table:number-columns-repeated="1022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formula="of:=IF(MOD([.$F4951];[.A4954])=0;[.A4954];&quot;&quot;)" office:value-type="float" office:value="4949" calcext:value-type="float">
            <text:p>4949</text:p>
          </table:table-cell>
          <table:table-cell table:number-columns-repeated="1022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formula="of:=IF(MOD([.$F4952];[.A4955])=0;[.A4955];&quot;&quot;)" office:value-type="float" office:value="4950" calcext:value-type="float">
            <text:p>4950</text:p>
          </table:table-cell>
          <table:table-cell table:number-columns-repeated="1022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formula="of:=IF(MOD([.$F4953];[.A4956])=0;[.A4956];&quot;&quot;)" office:value-type="float" office:value="4951" calcext:value-type="float">
            <text:p>4951</text:p>
          </table:table-cell>
          <table:table-cell table:number-columns-repeated="1022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formula="of:=IF(MOD([.$F4954];[.A4957])=0;[.A4957];&quot;&quot;)" office:value-type="float" office:value="4952" calcext:value-type="float">
            <text:p>4952</text:p>
          </table:table-cell>
          <table:table-cell table:number-columns-repeated="1022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formula="of:=IF(MOD([.$F4955];[.A4958])=0;[.A4958];&quot;&quot;)" office:value-type="float" office:value="4953" calcext:value-type="float">
            <text:p>4953</text:p>
          </table:table-cell>
          <table:table-cell table:number-columns-repeated="1022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formula="of:=IF(MOD([.$F4956];[.A4959])=0;[.A4959];&quot;&quot;)" office:value-type="float" office:value="4954" calcext:value-type="float">
            <text:p>4954</text:p>
          </table:table-cell>
          <table:table-cell table:number-columns-repeated="1022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formula="of:=IF(MOD([.$F4957];[.A4960])=0;[.A4960];&quot;&quot;)" office:value-type="float" office:value="4955" calcext:value-type="float">
            <text:p>4955</text:p>
          </table:table-cell>
          <table:table-cell table:number-columns-repeated="1022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formula="of:=IF(MOD([.$F4958];[.A4961])=0;[.A4961];&quot;&quot;)" office:value-type="float" office:value="4956" calcext:value-type="float">
            <text:p>4956</text:p>
          </table:table-cell>
          <table:table-cell table:number-columns-repeated="1022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formula="of:=IF(MOD([.$F4959];[.A4962])=0;[.A4962];&quot;&quot;)" office:value-type="float" office:value="4957" calcext:value-type="float">
            <text:p>4957</text:p>
          </table:table-cell>
          <table:table-cell table:number-columns-repeated="1022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formula="of:=IF(MOD([.$F4960];[.A4963])=0;[.A4963];&quot;&quot;)" office:value-type="float" office:value="4958" calcext:value-type="float">
            <text:p>4958</text:p>
          </table:table-cell>
          <table:table-cell table:number-columns-repeated="1022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formula="of:=IF(MOD([.$F4961];[.A4964])=0;[.A4964];&quot;&quot;)" office:value-type="float" office:value="4959" calcext:value-type="float">
            <text:p>4959</text:p>
          </table:table-cell>
          <table:table-cell table:number-columns-repeated="1022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formula="of:=IF(MOD([.$F4962];[.A4965])=0;[.A4965];&quot;&quot;)" office:value-type="float" office:value="4960" calcext:value-type="float">
            <text:p>4960</text:p>
          </table:table-cell>
          <table:table-cell table:number-columns-repeated="1022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formula="of:=IF(MOD([.$F4963];[.A4966])=0;[.A4966];&quot;&quot;)" office:value-type="float" office:value="4961" calcext:value-type="float">
            <text:p>4961</text:p>
          </table:table-cell>
          <table:table-cell table:number-columns-repeated="1022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formula="of:=IF(MOD([.$F4964];[.A4967])=0;[.A4967];&quot;&quot;)" office:value-type="float" office:value="4962" calcext:value-type="float">
            <text:p>4962</text:p>
          </table:table-cell>
          <table:table-cell table:number-columns-repeated="1022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formula="of:=IF(MOD([.$F4965];[.A4968])=0;[.A4968];&quot;&quot;)" office:value-type="float" office:value="4963" calcext:value-type="float">
            <text:p>4963</text:p>
          </table:table-cell>
          <table:table-cell table:number-columns-repeated="1022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formula="of:=IF(MOD([.$F4966];[.A4969])=0;[.A4969];&quot;&quot;)" office:value-type="float" office:value="4964" calcext:value-type="float">
            <text:p>4964</text:p>
          </table:table-cell>
          <table:table-cell table:number-columns-repeated="1022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formula="of:=IF(MOD([.$F4967];[.A4970])=0;[.A4970];&quot;&quot;)" office:value-type="float" office:value="4965" calcext:value-type="float">
            <text:p>4965</text:p>
          </table:table-cell>
          <table:table-cell table:number-columns-repeated="1022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formula="of:=IF(MOD([.$F4968];[.A4971])=0;[.A4971];&quot;&quot;)" office:value-type="float" office:value="4966" calcext:value-type="float">
            <text:p>4966</text:p>
          </table:table-cell>
          <table:table-cell table:number-columns-repeated="1022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formula="of:=IF(MOD([.$F4969];[.A4972])=0;[.A4972];&quot;&quot;)" office:value-type="float" office:value="4967" calcext:value-type="float">
            <text:p>4967</text:p>
          </table:table-cell>
          <table:table-cell table:number-columns-repeated="1022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formula="of:=IF(MOD([.$F4970];[.A4973])=0;[.A4973];&quot;&quot;)" office:value-type="float" office:value="4968" calcext:value-type="float">
            <text:p>4968</text:p>
          </table:table-cell>
          <table:table-cell table:number-columns-repeated="1022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formula="of:=IF(MOD([.$F4971];[.A4974])=0;[.A4974];&quot;&quot;)" office:value-type="float" office:value="4969" calcext:value-type="float">
            <text:p>4969</text:p>
          </table:table-cell>
          <table:table-cell table:number-columns-repeated="1022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formula="of:=IF(MOD([.$F4972];[.A4975])=0;[.A4975];&quot;&quot;)" office:value-type="float" office:value="4970" calcext:value-type="float">
            <text:p>4970</text:p>
          </table:table-cell>
          <table:table-cell table:number-columns-repeated="1022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formula="of:=IF(MOD([.$F4973];[.A4976])=0;[.A4976];&quot;&quot;)" office:value-type="float" office:value="4971" calcext:value-type="float">
            <text:p>4971</text:p>
          </table:table-cell>
          <table:table-cell table:number-columns-repeated="1022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formula="of:=IF(MOD([.$F4974];[.A4977])=0;[.A4977];&quot;&quot;)" office:value-type="float" office:value="4972" calcext:value-type="float">
            <text:p>4972</text:p>
          </table:table-cell>
          <table:table-cell table:number-columns-repeated="1022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formula="of:=IF(MOD([.$F4975];[.A4978])=0;[.A4978];&quot;&quot;)" office:value-type="float" office:value="4973" calcext:value-type="float">
            <text:p>4973</text:p>
          </table:table-cell>
          <table:table-cell table:number-columns-repeated="1022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formula="of:=IF(MOD([.$F4976];[.A4979])=0;[.A4979];&quot;&quot;)" office:value-type="float" office:value="4974" calcext:value-type="float">
            <text:p>4974</text:p>
          </table:table-cell>
          <table:table-cell table:number-columns-repeated="1022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formula="of:=IF(MOD([.$F4977];[.A4980])=0;[.A4980];&quot;&quot;)" office:value-type="float" office:value="4975" calcext:value-type="float">
            <text:p>4975</text:p>
          </table:table-cell>
          <table:table-cell table:number-columns-repeated="1022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formula="of:=IF(MOD([.$F4978];[.A4981])=0;[.A4981];&quot;&quot;)" office:value-type="float" office:value="4976" calcext:value-type="float">
            <text:p>4976</text:p>
          </table:table-cell>
          <table:table-cell table:number-columns-repeated="1022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formula="of:=IF(MOD([.$F4979];[.A4982])=0;[.A4982];&quot;&quot;)" office:value-type="float" office:value="4977" calcext:value-type="float">
            <text:p>4977</text:p>
          </table:table-cell>
          <table:table-cell table:number-columns-repeated="1022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formula="of:=IF(MOD([.$F4980];[.A4983])=0;[.A4983];&quot;&quot;)" office:value-type="float" office:value="4978" calcext:value-type="float">
            <text:p>4978</text:p>
          </table:table-cell>
          <table:table-cell table:number-columns-repeated="1022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formula="of:=IF(MOD([.$F4981];[.A4984])=0;[.A4984];&quot;&quot;)" office:value-type="float" office:value="4979" calcext:value-type="float">
            <text:p>4979</text:p>
          </table:table-cell>
          <table:table-cell table:number-columns-repeated="1022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formula="of:=IF(MOD([.$F4982];[.A4985])=0;[.A4985];&quot;&quot;)" office:value-type="float" office:value="4980" calcext:value-type="float">
            <text:p>4980</text:p>
          </table:table-cell>
          <table:table-cell table:number-columns-repeated="1022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formula="of:=IF(MOD([.$F4983];[.A4986])=0;[.A4986];&quot;&quot;)" office:value-type="float" office:value="4981" calcext:value-type="float">
            <text:p>4981</text:p>
          </table:table-cell>
          <table:table-cell table:number-columns-repeated="1022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formula="of:=IF(MOD([.$F4984];[.A4987])=0;[.A4987];&quot;&quot;)" office:value-type="float" office:value="4982" calcext:value-type="float">
            <text:p>4982</text:p>
          </table:table-cell>
          <table:table-cell table:number-columns-repeated="1022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formula="of:=IF(MOD([.$F4985];[.A4988])=0;[.A4988];&quot;&quot;)" office:value-type="float" office:value="4983" calcext:value-type="float">
            <text:p>4983</text:p>
          </table:table-cell>
          <table:table-cell table:number-columns-repeated="1022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formula="of:=IF(MOD([.$F4986];[.A4989])=0;[.A4989];&quot;&quot;)" office:value-type="float" office:value="4984" calcext:value-type="float">
            <text:p>4984</text:p>
          </table:table-cell>
          <table:table-cell table:number-columns-repeated="1022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formula="of:=IF(MOD([.$F4987];[.A4990])=0;[.A4990];&quot;&quot;)" office:value-type="float" office:value="4985" calcext:value-type="float">
            <text:p>4985</text:p>
          </table:table-cell>
          <table:table-cell table:number-columns-repeated="1022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formula="of:=IF(MOD([.$F4988];[.A4991])=0;[.A4991];&quot;&quot;)" office:value-type="float" office:value="4986" calcext:value-type="float">
            <text:p>4986</text:p>
          </table:table-cell>
          <table:table-cell table:number-columns-repeated="1022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formula="of:=IF(MOD([.$F4989];[.A4992])=0;[.A4992];&quot;&quot;)" office:value-type="float" office:value="4987" calcext:value-type="float">
            <text:p>4987</text:p>
          </table:table-cell>
          <table:table-cell table:number-columns-repeated="1022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formula="of:=IF(MOD([.$F4990];[.A4993])=0;[.A4993];&quot;&quot;)" office:value-type="float" office:value="4988" calcext:value-type="float">
            <text:p>4988</text:p>
          </table:table-cell>
          <table:table-cell table:number-columns-repeated="1022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formula="of:=IF(MOD([.$F4991];[.A4994])=0;[.A4994];&quot;&quot;)" office:value-type="float" office:value="4989" calcext:value-type="float">
            <text:p>4989</text:p>
          </table:table-cell>
          <table:table-cell table:number-columns-repeated="1022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formula="of:=IF(MOD([.$F4992];[.A4995])=0;[.A4995];&quot;&quot;)" office:value-type="float" office:value="4990" calcext:value-type="float">
            <text:p>4990</text:p>
          </table:table-cell>
          <table:table-cell table:number-columns-repeated="1022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formula="of:=IF(MOD([.$F4993];[.A4996])=0;[.A4996];&quot;&quot;)" office:value-type="float" office:value="4991" calcext:value-type="float">
            <text:p>4991</text:p>
          </table:table-cell>
          <table:table-cell table:number-columns-repeated="1022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formula="of:=IF(MOD([.$F4994];[.A4997])=0;[.A4997];&quot;&quot;)" office:value-type="float" office:value="4992" calcext:value-type="float">
            <text:p>4992</text:p>
          </table:table-cell>
          <table:table-cell table:number-columns-repeated="1022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formula="of:=IF(MOD([.$F4995];[.A4998])=0;[.A4998];&quot;&quot;)" office:value-type="float" office:value="4993" calcext:value-type="float">
            <text:p>4993</text:p>
          </table:table-cell>
          <table:table-cell table:number-columns-repeated="1022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formula="of:=IF(MOD([.$F4996];[.A4999])=0;[.A4999];&quot;&quot;)" office:value-type="float" office:value="4994" calcext:value-type="float">
            <text:p>4994</text:p>
          </table:table-cell>
          <table:table-cell table:number-columns-repeated="1022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formula="of:=IF(MOD([.$F4997];[.A5000])=0;[.A5000];&quot;&quot;)" office:value-type="float" office:value="4995" calcext:value-type="float">
            <text:p>4995</text:p>
          </table:table-cell>
          <table:table-cell table:number-columns-repeated="1022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formula="of:=IF(MOD([.$F4998];[.A5001])=0;[.A5001];&quot;&quot;)" office:value-type="float" office:value="4996" calcext:value-type="float">
            <text:p>4996</text:p>
          </table:table-cell>
          <table:table-cell table:number-columns-repeated="1022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formula="of:=IF(MOD([.$F4999];[.A5002])=0;[.A5002];&quot;&quot;)" office:value-type="float" office:value="4997" calcext:value-type="float">
            <text:p>4997</text:p>
          </table:table-cell>
          <table:table-cell table:number-columns-repeated="1022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formula="of:=IF(MOD([.$F5000];[.A5003])=0;[.A5003];&quot;&quot;)" office:value-type="float" office:value="4998" calcext:value-type="float">
            <text:p>4998</text:p>
          </table:table-cell>
          <table:table-cell table:number-columns-repeated="1022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formula="of:=IF(MOD([.$F5001];[.A5004])=0;[.A5004];&quot;&quot;)" office:value-type="float" office:value="4999" calcext:value-type="float">
            <text:p>4999</text:p>
          </table:table-cell>
          <table:table-cell table:number-columns-repeated="1022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formula="of:=IF(MOD([.$F5002];[.A5005])=0;[.A5005];&quot;&quot;)" office:value-type="float" office:value="5000" calcext:value-type="float">
            <text:p>5000</text:p>
          </table:table-cell>
          <table:table-cell table:number-columns-repeated="1022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formula="of:=IF(MOD([.$F5003];[.A5006])=0;[.A5006];&quot;&quot;)" office:value-type="float" office:value="5001" calcext:value-type="float">
            <text:p>5001</text:p>
          </table:table-cell>
          <table:table-cell table:number-columns-repeated="1022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formula="of:=IF(MOD([.$F5004];[.A5007])=0;[.A5007];&quot;&quot;)" office:value-type="float" office:value="5002" calcext:value-type="float">
            <text:p>5002</text:p>
          </table:table-cell>
          <table:table-cell table:number-columns-repeated="1022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formula="of:=IF(MOD([.$F5005];[.A5008])=0;[.A5008];&quot;&quot;)" office:value-type="float" office:value="5003" calcext:value-type="float">
            <text:p>5003</text:p>
          </table:table-cell>
          <table:table-cell table:number-columns-repeated="1022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formula="of:=IF(MOD([.$F5006];[.A5009])=0;[.A5009];&quot;&quot;)" office:value-type="float" office:value="5004" calcext:value-type="float">
            <text:p>5004</text:p>
          </table:table-cell>
          <table:table-cell table:number-columns-repeated="1022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formula="of:=IF(MOD([.$F5007];[.A5010])=0;[.A5010];&quot;&quot;)" office:value-type="float" office:value="5005" calcext:value-type="float">
            <text:p>5005</text:p>
          </table:table-cell>
          <table:table-cell table:number-columns-repeated="1022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formula="of:=IF(MOD([.$F5008];[.A5011])=0;[.A5011];&quot;&quot;)" office:value-type="float" office:value="5006" calcext:value-type="float">
            <text:p>5006</text:p>
          </table:table-cell>
          <table:table-cell table:number-columns-repeated="1022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formula="of:=IF(MOD([.$F5009];[.A5012])=0;[.A5012];&quot;&quot;)" office:value-type="float" office:value="5007" calcext:value-type="float">
            <text:p>5007</text:p>
          </table:table-cell>
          <table:table-cell table:number-columns-repeated="1022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formula="of:=IF(MOD([.$F5010];[.A5013])=0;[.A5013];&quot;&quot;)" office:value-type="float" office:value="5008" calcext:value-type="float">
            <text:p>5008</text:p>
          </table:table-cell>
          <table:table-cell table:number-columns-repeated="1022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formula="of:=IF(MOD([.$F5011];[.A5014])=0;[.A5014];&quot;&quot;)" office:value-type="float" office:value="5009" calcext:value-type="float">
            <text:p>5009</text:p>
          </table:table-cell>
          <table:table-cell table:number-columns-repeated="1022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formula="of:=IF(MOD([.$F5012];[.A5015])=0;[.A5015];&quot;&quot;)" office:value-type="float" office:value="5010" calcext:value-type="float">
            <text:p>5010</text:p>
          </table:table-cell>
          <table:table-cell table:number-columns-repeated="1022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formula="of:=IF(MOD([.$F5013];[.A5016])=0;[.A5016];&quot;&quot;)" office:value-type="float" office:value="5011" calcext:value-type="float">
            <text:p>5011</text:p>
          </table:table-cell>
          <table:table-cell table:number-columns-repeated="1022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formula="of:=IF(MOD([.$F5014];[.A5017])=0;[.A5017];&quot;&quot;)" office:value-type="float" office:value="5012" calcext:value-type="float">
            <text:p>5012</text:p>
          </table:table-cell>
          <table:table-cell table:number-columns-repeated="1022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formula="of:=IF(MOD([.$F5015];[.A5018])=0;[.A5018];&quot;&quot;)" office:value-type="float" office:value="5013" calcext:value-type="float">
            <text:p>5013</text:p>
          </table:table-cell>
          <table:table-cell table:number-columns-repeated="1022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formula="of:=IF(MOD([.$F5016];[.A5019])=0;[.A5019];&quot;&quot;)" office:value-type="float" office:value="5014" calcext:value-type="float">
            <text:p>5014</text:p>
          </table:table-cell>
          <table:table-cell table:number-columns-repeated="1022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formula="of:=IF(MOD([.$F5017];[.A5020])=0;[.A5020];&quot;&quot;)" office:value-type="float" office:value="5015" calcext:value-type="float">
            <text:p>5015</text:p>
          </table:table-cell>
          <table:table-cell table:number-columns-repeated="1022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formula="of:=IF(MOD([.$F5018];[.A5021])=0;[.A5021];&quot;&quot;)" office:value-type="float" office:value="5016" calcext:value-type="float">
            <text:p>5016</text:p>
          </table:table-cell>
          <table:table-cell table:number-columns-repeated="1022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formula="of:=IF(MOD([.$F5019];[.A5022])=0;[.A5022];&quot;&quot;)" office:value-type="float" office:value="5017" calcext:value-type="float">
            <text:p>5017</text:p>
          </table:table-cell>
          <table:table-cell table:number-columns-repeated="1022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formula="of:=IF(MOD([.$F5020];[.A5023])=0;[.A5023];&quot;&quot;)" office:value-type="float" office:value="5018" calcext:value-type="float">
            <text:p>5018</text:p>
          </table:table-cell>
          <table:table-cell table:number-columns-repeated="1022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formula="of:=IF(MOD([.$F5021];[.A5024])=0;[.A5024];&quot;&quot;)" office:value-type="float" office:value="5019" calcext:value-type="float">
            <text:p>5019</text:p>
          </table:table-cell>
          <table:table-cell table:number-columns-repeated="1022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formula="of:=IF(MOD([.$F5022];[.A5025])=0;[.A5025];&quot;&quot;)" office:value-type="float" office:value="5020" calcext:value-type="float">
            <text:p>5020</text:p>
          </table:table-cell>
          <table:table-cell table:number-columns-repeated="1022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formula="of:=IF(MOD([.$F5023];[.A5026])=0;[.A5026];&quot;&quot;)" office:value-type="float" office:value="5021" calcext:value-type="float">
            <text:p>5021</text:p>
          </table:table-cell>
          <table:table-cell table:number-columns-repeated="1022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formula="of:=IF(MOD([.$F5024];[.A5027])=0;[.A5027];&quot;&quot;)" office:value-type="float" office:value="5022" calcext:value-type="float">
            <text:p>5022</text:p>
          </table:table-cell>
          <table:table-cell table:number-columns-repeated="1022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formula="of:=IF(MOD([.$F5025];[.A5028])=0;[.A5028];&quot;&quot;)" office:value-type="float" office:value="5023" calcext:value-type="float">
            <text:p>5023</text:p>
          </table:table-cell>
          <table:table-cell table:number-columns-repeated="1022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formula="of:=IF(MOD([.$F5026];[.A5029])=0;[.A5029];&quot;&quot;)" office:value-type="float" office:value="5024" calcext:value-type="float">
            <text:p>5024</text:p>
          </table:table-cell>
          <table:table-cell table:number-columns-repeated="1022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formula="of:=IF(MOD([.$F5027];[.A5030])=0;[.A5030];&quot;&quot;)" office:value-type="float" office:value="5025" calcext:value-type="float">
            <text:p>5025</text:p>
          </table:table-cell>
          <table:table-cell table:number-columns-repeated="1022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formula="of:=IF(MOD([.$F5028];[.A5031])=0;[.A5031];&quot;&quot;)" office:value-type="float" office:value="5026" calcext:value-type="float">
            <text:p>5026</text:p>
          </table:table-cell>
          <table:table-cell table:number-columns-repeated="1022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formula="of:=IF(MOD([.$F5029];[.A5032])=0;[.A5032];&quot;&quot;)" office:value-type="float" office:value="5027" calcext:value-type="float">
            <text:p>5027</text:p>
          </table:table-cell>
          <table:table-cell table:number-columns-repeated="1022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formula="of:=IF(MOD([.$F5030];[.A5033])=0;[.A5033];&quot;&quot;)" office:value-type="float" office:value="5028" calcext:value-type="float">
            <text:p>5028</text:p>
          </table:table-cell>
          <table:table-cell table:number-columns-repeated="1022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formula="of:=IF(MOD([.$F5031];[.A5034])=0;[.A5034];&quot;&quot;)" office:value-type="float" office:value="5029" calcext:value-type="float">
            <text:p>5029</text:p>
          </table:table-cell>
          <table:table-cell table:number-columns-repeated="1022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formula="of:=IF(MOD([.$F5032];[.A5035])=0;[.A5035];&quot;&quot;)" office:value-type="float" office:value="5030" calcext:value-type="float">
            <text:p>5030</text:p>
          </table:table-cell>
          <table:table-cell table:number-columns-repeated="1022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formula="of:=IF(MOD([.$F5033];[.A5036])=0;[.A5036];&quot;&quot;)" office:value-type="float" office:value="5031" calcext:value-type="float">
            <text:p>5031</text:p>
          </table:table-cell>
          <table:table-cell table:number-columns-repeated="1022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formula="of:=IF(MOD([.$F5034];[.A5037])=0;[.A5037];&quot;&quot;)" office:value-type="float" office:value="5032" calcext:value-type="float">
            <text:p>5032</text:p>
          </table:table-cell>
          <table:table-cell table:number-columns-repeated="1022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formula="of:=IF(MOD([.$F5035];[.A5038])=0;[.A5038];&quot;&quot;)" office:value-type="float" office:value="5033" calcext:value-type="float">
            <text:p>5033</text:p>
          </table:table-cell>
          <table:table-cell table:number-columns-repeated="1022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formula="of:=IF(MOD([.$F5036];[.A5039])=0;[.A5039];&quot;&quot;)" office:value-type="float" office:value="5034" calcext:value-type="float">
            <text:p>5034</text:p>
          </table:table-cell>
          <table:table-cell table:number-columns-repeated="1022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formula="of:=IF(MOD([.$F5037];[.A5040])=0;[.A5040];&quot;&quot;)" office:value-type="float" office:value="5035" calcext:value-type="float">
            <text:p>5035</text:p>
          </table:table-cell>
          <table:table-cell table:number-columns-repeated="1022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formula="of:=IF(MOD([.$F5038];[.A5041])=0;[.A5041];&quot;&quot;)" office:value-type="float" office:value="5036" calcext:value-type="float">
            <text:p>5036</text:p>
          </table:table-cell>
          <table:table-cell table:number-columns-repeated="1022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formula="of:=IF(MOD([.$F5039];[.A5042])=0;[.A5042];&quot;&quot;)" office:value-type="float" office:value="5037" calcext:value-type="float">
            <text:p>5037</text:p>
          </table:table-cell>
          <table:table-cell table:number-columns-repeated="1022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formula="of:=IF(MOD([.$F5040];[.A5043])=0;[.A5043];&quot;&quot;)" office:value-type="float" office:value="5038" calcext:value-type="float">
            <text:p>5038</text:p>
          </table:table-cell>
          <table:table-cell table:number-columns-repeated="1022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formula="of:=IF(MOD([.$F5041];[.A5044])=0;[.A5044];&quot;&quot;)" office:value-type="float" office:value="5039" calcext:value-type="float">
            <text:p>5039</text:p>
          </table:table-cell>
          <table:table-cell table:number-columns-repeated="1022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formula="of:=IF(MOD([.$F5042];[.A5045])=0;[.A5045];&quot;&quot;)" office:value-type="float" office:value="5040" calcext:value-type="float">
            <text:p>5040</text:p>
          </table:table-cell>
          <table:table-cell table:number-columns-repeated="1022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formula="of:=IF(MOD([.$F5043];[.A5046])=0;[.A5046];&quot;&quot;)" office:value-type="float" office:value="5041" calcext:value-type="float">
            <text:p>5041</text:p>
          </table:table-cell>
          <table:table-cell table:number-columns-repeated="1022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formula="of:=IF(MOD([.$F5044];[.A5047])=0;[.A5047];&quot;&quot;)" office:value-type="float" office:value="5042" calcext:value-type="float">
            <text:p>5042</text:p>
          </table:table-cell>
          <table:table-cell table:number-columns-repeated="1022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formula="of:=IF(MOD([.$F5045];[.A5048])=0;[.A5048];&quot;&quot;)" office:value-type="float" office:value="5043" calcext:value-type="float">
            <text:p>5043</text:p>
          </table:table-cell>
          <table:table-cell table:number-columns-repeated="1022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formula="of:=IF(MOD([.$F5046];[.A5049])=0;[.A5049];&quot;&quot;)" office:value-type="float" office:value="5044" calcext:value-type="float">
            <text:p>5044</text:p>
          </table:table-cell>
          <table:table-cell table:number-columns-repeated="1022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formula="of:=IF(MOD([.$F5047];[.A5050])=0;[.A5050];&quot;&quot;)" office:value-type="float" office:value="5045" calcext:value-type="float">
            <text:p>5045</text:p>
          </table:table-cell>
          <table:table-cell table:number-columns-repeated="1022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formula="of:=IF(MOD([.$F5048];[.A5051])=0;[.A5051];&quot;&quot;)" office:value-type="float" office:value="5046" calcext:value-type="float">
            <text:p>5046</text:p>
          </table:table-cell>
          <table:table-cell table:number-columns-repeated="1022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formula="of:=IF(MOD([.$F5049];[.A5052])=0;[.A5052];&quot;&quot;)" office:value-type="float" office:value="5047" calcext:value-type="float">
            <text:p>5047</text:p>
          </table:table-cell>
          <table:table-cell table:number-columns-repeated="1022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formula="of:=IF(MOD([.$F5050];[.A5053])=0;[.A5053];&quot;&quot;)" office:value-type="float" office:value="5048" calcext:value-type="float">
            <text:p>5048</text:p>
          </table:table-cell>
          <table:table-cell table:number-columns-repeated="1022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formula="of:=IF(MOD([.$F5051];[.A5054])=0;[.A5054];&quot;&quot;)" office:value-type="float" office:value="5049" calcext:value-type="float">
            <text:p>5049</text:p>
          </table:table-cell>
          <table:table-cell table:number-columns-repeated="1022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formula="of:=IF(MOD([.$F5052];[.A5055])=0;[.A5055];&quot;&quot;)" office:value-type="float" office:value="5050" calcext:value-type="float">
            <text:p>5050</text:p>
          </table:table-cell>
          <table:table-cell table:number-columns-repeated="1022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formula="of:=IF(MOD([.$F5053];[.A5056])=0;[.A5056];&quot;&quot;)" office:value-type="float" office:value="5051" calcext:value-type="float">
            <text:p>5051</text:p>
          </table:table-cell>
          <table:table-cell table:number-columns-repeated="1022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formula="of:=IF(MOD([.$F5054];[.A5057])=0;[.A5057];&quot;&quot;)" office:value-type="float" office:value="5052" calcext:value-type="float">
            <text:p>5052</text:p>
          </table:table-cell>
          <table:table-cell table:number-columns-repeated="1022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formula="of:=IF(MOD([.$F5055];[.A5058])=0;[.A5058];&quot;&quot;)" office:value-type="float" office:value="5053" calcext:value-type="float">
            <text:p>5053</text:p>
          </table:table-cell>
          <table:table-cell table:number-columns-repeated="1022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formula="of:=IF(MOD([.$F5056];[.A5059])=0;[.A5059];&quot;&quot;)" office:value-type="float" office:value="5054" calcext:value-type="float">
            <text:p>5054</text:p>
          </table:table-cell>
          <table:table-cell table:number-columns-repeated="1022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formula="of:=IF(MOD([.$F5057];[.A5060])=0;[.A5060];&quot;&quot;)" office:value-type="float" office:value="5055" calcext:value-type="float">
            <text:p>5055</text:p>
          </table:table-cell>
          <table:table-cell table:number-columns-repeated="1022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formula="of:=IF(MOD([.$F5058];[.A5061])=0;[.A5061];&quot;&quot;)" office:value-type="float" office:value="5056" calcext:value-type="float">
            <text:p>5056</text:p>
          </table:table-cell>
          <table:table-cell table:number-columns-repeated="1022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formula="of:=IF(MOD([.$F5059];[.A5062])=0;[.A5062];&quot;&quot;)" office:value-type="float" office:value="5057" calcext:value-type="float">
            <text:p>5057</text:p>
          </table:table-cell>
          <table:table-cell table:number-columns-repeated="1022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formula="of:=IF(MOD([.$F5060];[.A5063])=0;[.A5063];&quot;&quot;)" office:value-type="float" office:value="5058" calcext:value-type="float">
            <text:p>5058</text:p>
          </table:table-cell>
          <table:table-cell table:number-columns-repeated="1022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formula="of:=IF(MOD([.$F5061];[.A5064])=0;[.A5064];&quot;&quot;)" office:value-type="float" office:value="5059" calcext:value-type="float">
            <text:p>5059</text:p>
          </table:table-cell>
          <table:table-cell table:number-columns-repeated="1022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formula="of:=IF(MOD([.$F5062];[.A5065])=0;[.A5065];&quot;&quot;)" office:value-type="float" office:value="5060" calcext:value-type="float">
            <text:p>5060</text:p>
          </table:table-cell>
          <table:table-cell table:number-columns-repeated="1022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formula="of:=IF(MOD([.$F5063];[.A5066])=0;[.A5066];&quot;&quot;)" office:value-type="float" office:value="5061" calcext:value-type="float">
            <text:p>5061</text:p>
          </table:table-cell>
          <table:table-cell table:number-columns-repeated="1022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formula="of:=IF(MOD([.$F5064];[.A5067])=0;[.A5067];&quot;&quot;)" office:value-type="float" office:value="5062" calcext:value-type="float">
            <text:p>5062</text:p>
          </table:table-cell>
          <table:table-cell table:number-columns-repeated="1022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formula="of:=IF(MOD([.$F5065];[.A5068])=0;[.A5068];&quot;&quot;)" office:value-type="float" office:value="5063" calcext:value-type="float">
            <text:p>5063</text:p>
          </table:table-cell>
          <table:table-cell table:number-columns-repeated="1022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formula="of:=IF(MOD([.$F5066];[.A5069])=0;[.A5069];&quot;&quot;)" office:value-type="float" office:value="5064" calcext:value-type="float">
            <text:p>5064</text:p>
          </table:table-cell>
          <table:table-cell table:number-columns-repeated="1022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formula="of:=IF(MOD([.$F5067];[.A5070])=0;[.A5070];&quot;&quot;)" office:value-type="float" office:value="5065" calcext:value-type="float">
            <text:p>5065</text:p>
          </table:table-cell>
          <table:table-cell table:number-columns-repeated="1022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formula="of:=IF(MOD([.$F5068];[.A5071])=0;[.A5071];&quot;&quot;)" office:value-type="float" office:value="5066" calcext:value-type="float">
            <text:p>5066</text:p>
          </table:table-cell>
          <table:table-cell table:number-columns-repeated="1022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formula="of:=IF(MOD([.$F5069];[.A5072])=0;[.A5072];&quot;&quot;)" office:value-type="float" office:value="5067" calcext:value-type="float">
            <text:p>5067</text:p>
          </table:table-cell>
          <table:table-cell table:number-columns-repeated="1022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formula="of:=IF(MOD([.$F5070];[.A5073])=0;[.A5073];&quot;&quot;)" office:value-type="float" office:value="5068" calcext:value-type="float">
            <text:p>5068</text:p>
          </table:table-cell>
          <table:table-cell table:number-columns-repeated="1022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formula="of:=IF(MOD([.$F5071];[.A5074])=0;[.A5074];&quot;&quot;)" office:value-type="float" office:value="5069" calcext:value-type="float">
            <text:p>5069</text:p>
          </table:table-cell>
          <table:table-cell table:number-columns-repeated="1022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formula="of:=IF(MOD([.$F5072];[.A5075])=0;[.A5075];&quot;&quot;)" office:value-type="float" office:value="5070" calcext:value-type="float">
            <text:p>5070</text:p>
          </table:table-cell>
          <table:table-cell table:number-columns-repeated="1022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formula="of:=IF(MOD([.$F5073];[.A5076])=0;[.A5076];&quot;&quot;)" office:value-type="float" office:value="5071" calcext:value-type="float">
            <text:p>5071</text:p>
          </table:table-cell>
          <table:table-cell table:number-columns-repeated="1022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formula="of:=IF(MOD([.$F5074];[.A5077])=0;[.A5077];&quot;&quot;)" office:value-type="float" office:value="5072" calcext:value-type="float">
            <text:p>5072</text:p>
          </table:table-cell>
          <table:table-cell table:number-columns-repeated="1022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formula="of:=IF(MOD([.$F5075];[.A5078])=0;[.A5078];&quot;&quot;)" office:value-type="float" office:value="5073" calcext:value-type="float">
            <text:p>5073</text:p>
          </table:table-cell>
          <table:table-cell table:number-columns-repeated="1022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formula="of:=IF(MOD([.$F5076];[.A5079])=0;[.A5079];&quot;&quot;)" office:value-type="float" office:value="5074" calcext:value-type="float">
            <text:p>5074</text:p>
          </table:table-cell>
          <table:table-cell table:number-columns-repeated="1022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formula="of:=IF(MOD([.$F5077];[.A5080])=0;[.A5080];&quot;&quot;)" office:value-type="float" office:value="5075" calcext:value-type="float">
            <text:p>5075</text:p>
          </table:table-cell>
          <table:table-cell table:number-columns-repeated="1022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formula="of:=IF(MOD([.$F5078];[.A5081])=0;[.A5081];&quot;&quot;)" office:value-type="float" office:value="5076" calcext:value-type="float">
            <text:p>5076</text:p>
          </table:table-cell>
          <table:table-cell table:number-columns-repeated="1022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formula="of:=IF(MOD([.$F5079];[.A5082])=0;[.A5082];&quot;&quot;)" office:value-type="float" office:value="5077" calcext:value-type="float">
            <text:p>5077</text:p>
          </table:table-cell>
          <table:table-cell table:number-columns-repeated="1022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formula="of:=IF(MOD([.$F5080];[.A5083])=0;[.A5083];&quot;&quot;)" office:value-type="float" office:value="5078" calcext:value-type="float">
            <text:p>5078</text:p>
          </table:table-cell>
          <table:table-cell table:number-columns-repeated="1022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formula="of:=IF(MOD([.$F5081];[.A5084])=0;[.A5084];&quot;&quot;)" office:value-type="float" office:value="5079" calcext:value-type="float">
            <text:p>5079</text:p>
          </table:table-cell>
          <table:table-cell table:number-columns-repeated="1022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formula="of:=IF(MOD([.$F5082];[.A5085])=0;[.A5085];&quot;&quot;)" office:value-type="float" office:value="5080" calcext:value-type="float">
            <text:p>5080</text:p>
          </table:table-cell>
          <table:table-cell table:number-columns-repeated="1022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formula="of:=IF(MOD([.$F5083];[.A5086])=0;[.A5086];&quot;&quot;)" office:value-type="float" office:value="5081" calcext:value-type="float">
            <text:p>5081</text:p>
          </table:table-cell>
          <table:table-cell table:number-columns-repeated="1022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formula="of:=IF(MOD([.$F5084];[.A5087])=0;[.A5087];&quot;&quot;)" office:value-type="float" office:value="5082" calcext:value-type="float">
            <text:p>5082</text:p>
          </table:table-cell>
          <table:table-cell table:number-columns-repeated="1022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formula="of:=IF(MOD([.$F5085];[.A5088])=0;[.A5088];&quot;&quot;)" office:value-type="float" office:value="5083" calcext:value-type="float">
            <text:p>5083</text:p>
          </table:table-cell>
          <table:table-cell table:number-columns-repeated="1022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formula="of:=IF(MOD([.$F5086];[.A5089])=0;[.A5089];&quot;&quot;)" office:value-type="float" office:value="5084" calcext:value-type="float">
            <text:p>5084</text:p>
          </table:table-cell>
          <table:table-cell table:number-columns-repeated="1022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formula="of:=IF(MOD([.$F5087];[.A5090])=0;[.A5090];&quot;&quot;)" office:value-type="float" office:value="5085" calcext:value-type="float">
            <text:p>5085</text:p>
          </table:table-cell>
          <table:table-cell table:number-columns-repeated="1022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formula="of:=IF(MOD([.$F5088];[.A5091])=0;[.A5091];&quot;&quot;)" office:value-type="float" office:value="5086" calcext:value-type="float">
            <text:p>5086</text:p>
          </table:table-cell>
          <table:table-cell table:number-columns-repeated="1022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formula="of:=IF(MOD([.$F5089];[.A5092])=0;[.A5092];&quot;&quot;)" office:value-type="float" office:value="5087" calcext:value-type="float">
            <text:p>5087</text:p>
          </table:table-cell>
          <table:table-cell table:number-columns-repeated="1022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formula="of:=IF(MOD([.$F5090];[.A5093])=0;[.A5093];&quot;&quot;)" office:value-type="float" office:value="5088" calcext:value-type="float">
            <text:p>5088</text:p>
          </table:table-cell>
          <table:table-cell table:number-columns-repeated="1022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formula="of:=IF(MOD([.$F5091];[.A5094])=0;[.A5094];&quot;&quot;)" office:value-type="float" office:value="5089" calcext:value-type="float">
            <text:p>5089</text:p>
          </table:table-cell>
          <table:table-cell table:number-columns-repeated="1022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formula="of:=IF(MOD([.$F5092];[.A5095])=0;[.A5095];&quot;&quot;)" office:value-type="float" office:value="5090" calcext:value-type="float">
            <text:p>5090</text:p>
          </table:table-cell>
          <table:table-cell table:number-columns-repeated="1022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formula="of:=IF(MOD([.$F5093];[.A5096])=0;[.A5096];&quot;&quot;)" office:value-type="float" office:value="5091" calcext:value-type="float">
            <text:p>5091</text:p>
          </table:table-cell>
          <table:table-cell table:number-columns-repeated="1022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formula="of:=IF(MOD([.$F5094];[.A5097])=0;[.A5097];&quot;&quot;)" office:value-type="float" office:value="5092" calcext:value-type="float">
            <text:p>5092</text:p>
          </table:table-cell>
          <table:table-cell table:number-columns-repeated="1022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formula="of:=IF(MOD([.$F5095];[.A5098])=0;[.A5098];&quot;&quot;)" office:value-type="float" office:value="5093" calcext:value-type="float">
            <text:p>5093</text:p>
          </table:table-cell>
          <table:table-cell table:number-columns-repeated="1022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formula="of:=IF(MOD([.$F5096];[.A5099])=0;[.A5099];&quot;&quot;)" office:value-type="float" office:value="5094" calcext:value-type="float">
            <text:p>5094</text:p>
          </table:table-cell>
          <table:table-cell table:number-columns-repeated="1022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formula="of:=IF(MOD([.$F5097];[.A5100])=0;[.A5100];&quot;&quot;)" office:value-type="float" office:value="5095" calcext:value-type="float">
            <text:p>5095</text:p>
          </table:table-cell>
          <table:table-cell table:number-columns-repeated="1022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formula="of:=IF(MOD([.$F5098];[.A5101])=0;[.A5101];&quot;&quot;)" office:value-type="float" office:value="5096" calcext:value-type="float">
            <text:p>5096</text:p>
          </table:table-cell>
          <table:table-cell table:number-columns-repeated="1022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formula="of:=IF(MOD([.$F5099];[.A5102])=0;[.A5102];&quot;&quot;)" office:value-type="float" office:value="5097" calcext:value-type="float">
            <text:p>5097</text:p>
          </table:table-cell>
          <table:table-cell table:number-columns-repeated="1022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formula="of:=IF(MOD([.$F5100];[.A5103])=0;[.A5103];&quot;&quot;)" office:value-type="float" office:value="5098" calcext:value-type="float">
            <text:p>5098</text:p>
          </table:table-cell>
          <table:table-cell table:number-columns-repeated="1022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formula="of:=IF(MOD([.$F5101];[.A5104])=0;[.A5104];&quot;&quot;)" office:value-type="float" office:value="5099" calcext:value-type="float">
            <text:p>5099</text:p>
          </table:table-cell>
          <table:table-cell table:number-columns-repeated="1022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formula="of:=IF(MOD([.$F5102];[.A5105])=0;[.A5105];&quot;&quot;)" office:value-type="float" office:value="5100" calcext:value-type="float">
            <text:p>5100</text:p>
          </table:table-cell>
          <table:table-cell table:number-columns-repeated="1022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formula="of:=IF(MOD([.$F5103];[.A5106])=0;[.A5106];&quot;&quot;)" office:value-type="float" office:value="5101" calcext:value-type="float">
            <text:p>5101</text:p>
          </table:table-cell>
          <table:table-cell table:number-columns-repeated="1022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formula="of:=IF(MOD([.$F5104];[.A5107])=0;[.A5107];&quot;&quot;)" office:value-type="float" office:value="5102" calcext:value-type="float">
            <text:p>5102</text:p>
          </table:table-cell>
          <table:table-cell table:number-columns-repeated="1022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formula="of:=IF(MOD([.$F5105];[.A5108])=0;[.A5108];&quot;&quot;)" office:value-type="float" office:value="5103" calcext:value-type="float">
            <text:p>5103</text:p>
          </table:table-cell>
          <table:table-cell table:number-columns-repeated="1022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formula="of:=IF(MOD([.$F5106];[.A5109])=0;[.A5109];&quot;&quot;)" office:value-type="float" office:value="5104" calcext:value-type="float">
            <text:p>5104</text:p>
          </table:table-cell>
          <table:table-cell table:number-columns-repeated="1022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formula="of:=IF(MOD([.$F5107];[.A5110])=0;[.A5110];&quot;&quot;)" office:value-type="float" office:value="5105" calcext:value-type="float">
            <text:p>5105</text:p>
          </table:table-cell>
          <table:table-cell table:number-columns-repeated="1022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formula="of:=IF(MOD([.$F5108];[.A5111])=0;[.A5111];&quot;&quot;)" office:value-type="float" office:value="5106" calcext:value-type="float">
            <text:p>5106</text:p>
          </table:table-cell>
          <table:table-cell table:number-columns-repeated="1022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formula="of:=IF(MOD([.$F5109];[.A5112])=0;[.A5112];&quot;&quot;)" office:value-type="float" office:value="5107" calcext:value-type="float">
            <text:p>5107</text:p>
          </table:table-cell>
          <table:table-cell table:number-columns-repeated="1022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formula="of:=IF(MOD([.$F5110];[.A5113])=0;[.A5113];&quot;&quot;)" office:value-type="float" office:value="5108" calcext:value-type="float">
            <text:p>5108</text:p>
          </table:table-cell>
          <table:table-cell table:number-columns-repeated="1022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formula="of:=IF(MOD([.$F5111];[.A5114])=0;[.A5114];&quot;&quot;)" office:value-type="float" office:value="5109" calcext:value-type="float">
            <text:p>5109</text:p>
          </table:table-cell>
          <table:table-cell table:number-columns-repeated="1022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formula="of:=IF(MOD([.$F5112];[.A5115])=0;[.A5115];&quot;&quot;)" office:value-type="float" office:value="5110" calcext:value-type="float">
            <text:p>5110</text:p>
          </table:table-cell>
          <table:table-cell table:number-columns-repeated="1022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formula="of:=IF(MOD([.$F5113];[.A5116])=0;[.A5116];&quot;&quot;)" office:value-type="float" office:value="5111" calcext:value-type="float">
            <text:p>5111</text:p>
          </table:table-cell>
          <table:table-cell table:number-columns-repeated="1022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formula="of:=IF(MOD([.$F5114];[.A5117])=0;[.A5117];&quot;&quot;)" office:value-type="float" office:value="5112" calcext:value-type="float">
            <text:p>5112</text:p>
          </table:table-cell>
          <table:table-cell table:number-columns-repeated="1022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formula="of:=IF(MOD([.$F5115];[.A5118])=0;[.A5118];&quot;&quot;)" office:value-type="float" office:value="5113" calcext:value-type="float">
            <text:p>5113</text:p>
          </table:table-cell>
          <table:table-cell table:number-columns-repeated="1022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formula="of:=IF(MOD([.$F5116];[.A5119])=0;[.A5119];&quot;&quot;)" office:value-type="float" office:value="5114" calcext:value-type="float">
            <text:p>5114</text:p>
          </table:table-cell>
          <table:table-cell table:number-columns-repeated="1022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formula="of:=IF(MOD([.$F5117];[.A5120])=0;[.A5120];&quot;&quot;)" office:value-type="float" office:value="5115" calcext:value-type="float">
            <text:p>5115</text:p>
          </table:table-cell>
          <table:table-cell table:number-columns-repeated="1022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formula="of:=IF(MOD([.$F5118];[.A5121])=0;[.A5121];&quot;&quot;)" office:value-type="float" office:value="5116" calcext:value-type="float">
            <text:p>5116</text:p>
          </table:table-cell>
          <table:table-cell table:number-columns-repeated="1022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formula="of:=IF(MOD([.$F5119];[.A5122])=0;[.A5122];&quot;&quot;)" office:value-type="float" office:value="5117" calcext:value-type="float">
            <text:p>5117</text:p>
          </table:table-cell>
          <table:table-cell table:number-columns-repeated="1022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formula="of:=IF(MOD([.$F5120];[.A5123])=0;[.A5123];&quot;&quot;)" office:value-type="float" office:value="5118" calcext:value-type="float">
            <text:p>5118</text:p>
          </table:table-cell>
          <table:table-cell table:number-columns-repeated="1022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formula="of:=IF(MOD([.$F5121];[.A5124])=0;[.A5124];&quot;&quot;)" office:value-type="float" office:value="5119" calcext:value-type="float">
            <text:p>5119</text:p>
          </table:table-cell>
          <table:table-cell table:number-columns-repeated="1022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formula="of:=IF(MOD([.$F5122];[.A5125])=0;[.A5125];&quot;&quot;)" office:value-type="float" office:value="5120" calcext:value-type="float">
            <text:p>5120</text:p>
          </table:table-cell>
          <table:table-cell table:number-columns-repeated="1022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formula="of:=IF(MOD([.$F5123];[.A5126])=0;[.A5126];&quot;&quot;)" office:value-type="float" office:value="5121" calcext:value-type="float">
            <text:p>5121</text:p>
          </table:table-cell>
          <table:table-cell table:number-columns-repeated="1022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formula="of:=IF(MOD([.$F5124];[.A5127])=0;[.A5127];&quot;&quot;)" office:value-type="float" office:value="5122" calcext:value-type="float">
            <text:p>5122</text:p>
          </table:table-cell>
          <table:table-cell table:number-columns-repeated="1022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formula="of:=IF(MOD([.$F5125];[.A5128])=0;[.A5128];&quot;&quot;)" office:value-type="float" office:value="5123" calcext:value-type="float">
            <text:p>5123</text:p>
          </table:table-cell>
          <table:table-cell table:number-columns-repeated="1022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formula="of:=IF(MOD([.$F5126];[.A5129])=0;[.A5129];&quot;&quot;)" office:value-type="float" office:value="5124" calcext:value-type="float">
            <text:p>5124</text:p>
          </table:table-cell>
          <table:table-cell table:number-columns-repeated="1022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formula="of:=IF(MOD([.$F5127];[.A5130])=0;[.A5130];&quot;&quot;)" office:value-type="float" office:value="5125" calcext:value-type="float">
            <text:p>5125</text:p>
          </table:table-cell>
          <table:table-cell table:number-columns-repeated="1022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formula="of:=IF(MOD([.$F5128];[.A5131])=0;[.A5131];&quot;&quot;)" office:value-type="float" office:value="5126" calcext:value-type="float">
            <text:p>5126</text:p>
          </table:table-cell>
          <table:table-cell table:number-columns-repeated="1022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formula="of:=IF(MOD([.$F5129];[.A5132])=0;[.A5132];&quot;&quot;)" office:value-type="float" office:value="5127" calcext:value-type="float">
            <text:p>5127</text:p>
          </table:table-cell>
          <table:table-cell table:number-columns-repeated="1022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formula="of:=IF(MOD([.$F5130];[.A5133])=0;[.A5133];&quot;&quot;)" office:value-type="float" office:value="5128" calcext:value-type="float">
            <text:p>5128</text:p>
          </table:table-cell>
          <table:table-cell table:number-columns-repeated="1022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formula="of:=IF(MOD([.$F5131];[.A5134])=0;[.A5134];&quot;&quot;)" office:value-type="float" office:value="5129" calcext:value-type="float">
            <text:p>5129</text:p>
          </table:table-cell>
          <table:table-cell table:number-columns-repeated="1022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formula="of:=IF(MOD([.$F5132];[.A5135])=0;[.A5135];&quot;&quot;)" office:value-type="float" office:value="5130" calcext:value-type="float">
            <text:p>5130</text:p>
          </table:table-cell>
          <table:table-cell table:number-columns-repeated="1022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formula="of:=IF(MOD([.$F5133];[.A5136])=0;[.A5136];&quot;&quot;)" office:value-type="float" office:value="5131" calcext:value-type="float">
            <text:p>5131</text:p>
          </table:table-cell>
          <table:table-cell table:number-columns-repeated="1022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formula="of:=IF(MOD([.$F5134];[.A5137])=0;[.A5137];&quot;&quot;)" office:value-type="float" office:value="5132" calcext:value-type="float">
            <text:p>5132</text:p>
          </table:table-cell>
          <table:table-cell table:number-columns-repeated="1022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formula="of:=IF(MOD([.$F5135];[.A5138])=0;[.A5138];&quot;&quot;)" office:value-type="float" office:value="5133" calcext:value-type="float">
            <text:p>5133</text:p>
          </table:table-cell>
          <table:table-cell table:number-columns-repeated="1022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formula="of:=IF(MOD([.$F5136];[.A5139])=0;[.A5139];&quot;&quot;)" office:value-type="float" office:value="5134" calcext:value-type="float">
            <text:p>5134</text:p>
          </table:table-cell>
          <table:table-cell table:number-columns-repeated="1022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formula="of:=IF(MOD([.$F5137];[.A5140])=0;[.A5140];&quot;&quot;)" office:value-type="float" office:value="5135" calcext:value-type="float">
            <text:p>5135</text:p>
          </table:table-cell>
          <table:table-cell table:number-columns-repeated="1022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formula="of:=IF(MOD([.$F5138];[.A5141])=0;[.A5141];&quot;&quot;)" office:value-type="float" office:value="5136" calcext:value-type="float">
            <text:p>5136</text:p>
          </table:table-cell>
          <table:table-cell table:number-columns-repeated="1022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formula="of:=IF(MOD([.$F5139];[.A5142])=0;[.A5142];&quot;&quot;)" office:value-type="float" office:value="5137" calcext:value-type="float">
            <text:p>5137</text:p>
          </table:table-cell>
          <table:table-cell table:number-columns-repeated="1022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formula="of:=IF(MOD([.$F5140];[.A5143])=0;[.A5143];&quot;&quot;)" office:value-type="float" office:value="5138" calcext:value-type="float">
            <text:p>5138</text:p>
          </table:table-cell>
          <table:table-cell table:number-columns-repeated="1022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formula="of:=IF(MOD([.$F5141];[.A5144])=0;[.A5144];&quot;&quot;)" office:value-type="float" office:value="5139" calcext:value-type="float">
            <text:p>5139</text:p>
          </table:table-cell>
          <table:table-cell table:number-columns-repeated="1022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formula="of:=IF(MOD([.$F5142];[.A5145])=0;[.A5145];&quot;&quot;)" office:value-type="float" office:value="5140" calcext:value-type="float">
            <text:p>5140</text:p>
          </table:table-cell>
          <table:table-cell table:number-columns-repeated="1022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formula="of:=IF(MOD([.$F5143];[.A5146])=0;[.A5146];&quot;&quot;)" office:value-type="float" office:value="5141" calcext:value-type="float">
            <text:p>5141</text:p>
          </table:table-cell>
          <table:table-cell table:number-columns-repeated="1022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formula="of:=IF(MOD([.$F5144];[.A5147])=0;[.A5147];&quot;&quot;)" office:value-type="float" office:value="5142" calcext:value-type="float">
            <text:p>5142</text:p>
          </table:table-cell>
          <table:table-cell table:number-columns-repeated="1022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formula="of:=IF(MOD([.$F5145];[.A5148])=0;[.A5148];&quot;&quot;)" office:value-type="float" office:value="5143" calcext:value-type="float">
            <text:p>5143</text:p>
          </table:table-cell>
          <table:table-cell table:number-columns-repeated="1022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formula="of:=IF(MOD([.$F5146];[.A5149])=0;[.A5149];&quot;&quot;)" office:value-type="float" office:value="5144" calcext:value-type="float">
            <text:p>5144</text:p>
          </table:table-cell>
          <table:table-cell table:number-columns-repeated="1022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formula="of:=IF(MOD([.$F5147];[.A5150])=0;[.A5150];&quot;&quot;)" office:value-type="float" office:value="5145" calcext:value-type="float">
            <text:p>5145</text:p>
          </table:table-cell>
          <table:table-cell table:number-columns-repeated="1022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formula="of:=IF(MOD([.$F5148];[.A5151])=0;[.A5151];&quot;&quot;)" office:value-type="float" office:value="5146" calcext:value-type="float">
            <text:p>5146</text:p>
          </table:table-cell>
          <table:table-cell table:number-columns-repeated="1022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formula="of:=IF(MOD([.$F5149];[.A5152])=0;[.A5152];&quot;&quot;)" office:value-type="float" office:value="5147" calcext:value-type="float">
            <text:p>5147</text:p>
          </table:table-cell>
          <table:table-cell table:number-columns-repeated="1022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formula="of:=IF(MOD([.$F5150];[.A5153])=0;[.A5153];&quot;&quot;)" office:value-type="float" office:value="5148" calcext:value-type="float">
            <text:p>5148</text:p>
          </table:table-cell>
          <table:table-cell table:number-columns-repeated="1022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formula="of:=IF(MOD([.$F5151];[.A5154])=0;[.A5154];&quot;&quot;)" office:value-type="float" office:value="5149" calcext:value-type="float">
            <text:p>5149</text:p>
          </table:table-cell>
          <table:table-cell table:number-columns-repeated="1022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formula="of:=IF(MOD([.$F5152];[.A5155])=0;[.A5155];&quot;&quot;)" office:value-type="float" office:value="5150" calcext:value-type="float">
            <text:p>5150</text:p>
          </table:table-cell>
          <table:table-cell table:number-columns-repeated="1022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formula="of:=IF(MOD([.$F5153];[.A5156])=0;[.A5156];&quot;&quot;)" office:value-type="float" office:value="5151" calcext:value-type="float">
            <text:p>5151</text:p>
          </table:table-cell>
          <table:table-cell table:number-columns-repeated="1022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formula="of:=IF(MOD([.$F5154];[.A5157])=0;[.A5157];&quot;&quot;)" office:value-type="float" office:value="5152" calcext:value-type="float">
            <text:p>5152</text:p>
          </table:table-cell>
          <table:table-cell table:number-columns-repeated="1022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formula="of:=IF(MOD([.$F5155];[.A5158])=0;[.A5158];&quot;&quot;)" office:value-type="float" office:value="5153" calcext:value-type="float">
            <text:p>5153</text:p>
          </table:table-cell>
          <table:table-cell table:number-columns-repeated="1022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formula="of:=IF(MOD([.$F5156];[.A5159])=0;[.A5159];&quot;&quot;)" office:value-type="float" office:value="5154" calcext:value-type="float">
            <text:p>5154</text:p>
          </table:table-cell>
          <table:table-cell table:number-columns-repeated="1022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formula="of:=IF(MOD([.$F5157];[.A5160])=0;[.A5160];&quot;&quot;)" office:value-type="float" office:value="5155" calcext:value-type="float">
            <text:p>5155</text:p>
          </table:table-cell>
          <table:table-cell table:number-columns-repeated="1022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formula="of:=IF(MOD([.$F5158];[.A5161])=0;[.A5161];&quot;&quot;)" office:value-type="float" office:value="5156" calcext:value-type="float">
            <text:p>5156</text:p>
          </table:table-cell>
          <table:table-cell table:number-columns-repeated="1022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formula="of:=IF(MOD([.$F5159];[.A5162])=0;[.A5162];&quot;&quot;)" office:value-type="float" office:value="5157" calcext:value-type="float">
            <text:p>5157</text:p>
          </table:table-cell>
          <table:table-cell table:number-columns-repeated="1022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formula="of:=IF(MOD([.$F5160];[.A5163])=0;[.A5163];&quot;&quot;)" office:value-type="float" office:value="5158" calcext:value-type="float">
            <text:p>5158</text:p>
          </table:table-cell>
          <table:table-cell table:number-columns-repeated="1022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formula="of:=IF(MOD([.$F5161];[.A5164])=0;[.A5164];&quot;&quot;)" office:value-type="float" office:value="5159" calcext:value-type="float">
            <text:p>5159</text:p>
          </table:table-cell>
          <table:table-cell table:number-columns-repeated="1022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formula="of:=IF(MOD([.$F5162];[.A5165])=0;[.A5165];&quot;&quot;)" office:value-type="float" office:value="5160" calcext:value-type="float">
            <text:p>5160</text:p>
          </table:table-cell>
          <table:table-cell table:number-columns-repeated="1022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formula="of:=IF(MOD([.$F5163];[.A5166])=0;[.A5166];&quot;&quot;)" office:value-type="float" office:value="5161" calcext:value-type="float">
            <text:p>5161</text:p>
          </table:table-cell>
          <table:table-cell table:number-columns-repeated="1022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formula="of:=IF(MOD([.$F5164];[.A5167])=0;[.A5167];&quot;&quot;)" office:value-type="float" office:value="5162" calcext:value-type="float">
            <text:p>5162</text:p>
          </table:table-cell>
          <table:table-cell table:number-columns-repeated="1022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formula="of:=IF(MOD([.$F5165];[.A5168])=0;[.A5168];&quot;&quot;)" office:value-type="float" office:value="5163" calcext:value-type="float">
            <text:p>5163</text:p>
          </table:table-cell>
          <table:table-cell table:number-columns-repeated="1022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formula="of:=IF(MOD([.$F5166];[.A5169])=0;[.A5169];&quot;&quot;)" office:value-type="float" office:value="5164" calcext:value-type="float">
            <text:p>5164</text:p>
          </table:table-cell>
          <table:table-cell table:number-columns-repeated="1022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formula="of:=IF(MOD([.$F5167];[.A5170])=0;[.A5170];&quot;&quot;)" office:value-type="float" office:value="5165" calcext:value-type="float">
            <text:p>5165</text:p>
          </table:table-cell>
          <table:table-cell table:number-columns-repeated="1022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formula="of:=IF(MOD([.$F5168];[.A5171])=0;[.A5171];&quot;&quot;)" office:value-type="float" office:value="5166" calcext:value-type="float">
            <text:p>5166</text:p>
          </table:table-cell>
          <table:table-cell table:number-columns-repeated="1022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formula="of:=IF(MOD([.$F5169];[.A5172])=0;[.A5172];&quot;&quot;)" office:value-type="float" office:value="5167" calcext:value-type="float">
            <text:p>5167</text:p>
          </table:table-cell>
          <table:table-cell table:number-columns-repeated="1022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formula="of:=IF(MOD([.$F5170];[.A5173])=0;[.A5173];&quot;&quot;)" office:value-type="float" office:value="5168" calcext:value-type="float">
            <text:p>5168</text:p>
          </table:table-cell>
          <table:table-cell table:number-columns-repeated="1022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formula="of:=IF(MOD([.$F5171];[.A5174])=0;[.A5174];&quot;&quot;)" office:value-type="float" office:value="5169" calcext:value-type="float">
            <text:p>5169</text:p>
          </table:table-cell>
          <table:table-cell table:number-columns-repeated="1022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formula="of:=IF(MOD([.$F5172];[.A5175])=0;[.A5175];&quot;&quot;)" office:value-type="float" office:value="5170" calcext:value-type="float">
            <text:p>5170</text:p>
          </table:table-cell>
          <table:table-cell table:number-columns-repeated="1022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formula="of:=IF(MOD([.$F5173];[.A5176])=0;[.A5176];&quot;&quot;)" office:value-type="float" office:value="5171" calcext:value-type="float">
            <text:p>5171</text:p>
          </table:table-cell>
          <table:table-cell table:number-columns-repeated="1022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formula="of:=IF(MOD([.$F5174];[.A5177])=0;[.A5177];&quot;&quot;)" office:value-type="float" office:value="5172" calcext:value-type="float">
            <text:p>5172</text:p>
          </table:table-cell>
          <table:table-cell table:number-columns-repeated="1022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formula="of:=IF(MOD([.$F5175];[.A5178])=0;[.A5178];&quot;&quot;)" office:value-type="float" office:value="5173" calcext:value-type="float">
            <text:p>5173</text:p>
          </table:table-cell>
          <table:table-cell table:number-columns-repeated="1022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formula="of:=IF(MOD([.$F5176];[.A5179])=0;[.A5179];&quot;&quot;)" office:value-type="float" office:value="5174" calcext:value-type="float">
            <text:p>5174</text:p>
          </table:table-cell>
          <table:table-cell table:number-columns-repeated="1022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formula="of:=IF(MOD([.$F5177];[.A5180])=0;[.A5180];&quot;&quot;)" office:value-type="float" office:value="5175" calcext:value-type="float">
            <text:p>5175</text:p>
          </table:table-cell>
          <table:table-cell table:number-columns-repeated="1022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formula="of:=IF(MOD([.$F5178];[.A5181])=0;[.A5181];&quot;&quot;)" office:value-type="float" office:value="5176" calcext:value-type="float">
            <text:p>5176</text:p>
          </table:table-cell>
          <table:table-cell table:number-columns-repeated="1022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formula="of:=IF(MOD([.$F5179];[.A5182])=0;[.A5182];&quot;&quot;)" office:value-type="float" office:value="5177" calcext:value-type="float">
            <text:p>5177</text:p>
          </table:table-cell>
          <table:table-cell table:number-columns-repeated="1022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formula="of:=IF(MOD([.$F5180];[.A5183])=0;[.A5183];&quot;&quot;)" office:value-type="float" office:value="5178" calcext:value-type="float">
            <text:p>5178</text:p>
          </table:table-cell>
          <table:table-cell table:number-columns-repeated="1022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formula="of:=IF(MOD([.$F5181];[.A5184])=0;[.A5184];&quot;&quot;)" office:value-type="float" office:value="5179" calcext:value-type="float">
            <text:p>5179</text:p>
          </table:table-cell>
          <table:table-cell table:number-columns-repeated="1022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formula="of:=IF(MOD([.$F5182];[.A5185])=0;[.A5185];&quot;&quot;)" office:value-type="float" office:value="5180" calcext:value-type="float">
            <text:p>5180</text:p>
          </table:table-cell>
          <table:table-cell table:number-columns-repeated="1022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formula="of:=IF(MOD([.$F5183];[.A5186])=0;[.A5186];&quot;&quot;)" office:value-type="float" office:value="5181" calcext:value-type="float">
            <text:p>5181</text:p>
          </table:table-cell>
          <table:table-cell table:number-columns-repeated="1022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formula="of:=IF(MOD([.$F5184];[.A5187])=0;[.A5187];&quot;&quot;)" office:value-type="float" office:value="5182" calcext:value-type="float">
            <text:p>5182</text:p>
          </table:table-cell>
          <table:table-cell table:number-columns-repeated="1022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formula="of:=IF(MOD([.$F5185];[.A5188])=0;[.A5188];&quot;&quot;)" office:value-type="float" office:value="5183" calcext:value-type="float">
            <text:p>5183</text:p>
          </table:table-cell>
          <table:table-cell table:number-columns-repeated="1022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formula="of:=IF(MOD([.$F5186];[.A5189])=0;[.A5189];&quot;&quot;)" office:value-type="float" office:value="5184" calcext:value-type="float">
            <text:p>5184</text:p>
          </table:table-cell>
          <table:table-cell table:number-columns-repeated="1022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formula="of:=IF(MOD([.$F5187];[.A5190])=0;[.A5190];&quot;&quot;)" office:value-type="float" office:value="5185" calcext:value-type="float">
            <text:p>5185</text:p>
          </table:table-cell>
          <table:table-cell table:number-columns-repeated="1022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formula="of:=IF(MOD([.$F5188];[.A5191])=0;[.A5191];&quot;&quot;)" office:value-type="float" office:value="5186" calcext:value-type="float">
            <text:p>5186</text:p>
          </table:table-cell>
          <table:table-cell table:number-columns-repeated="1022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formula="of:=IF(MOD([.$F5189];[.A5192])=0;[.A5192];&quot;&quot;)" office:value-type="float" office:value="5187" calcext:value-type="float">
            <text:p>5187</text:p>
          </table:table-cell>
          <table:table-cell table:number-columns-repeated="1022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formula="of:=IF(MOD([.$F5190];[.A5193])=0;[.A5193];&quot;&quot;)" office:value-type="float" office:value="5188" calcext:value-type="float">
            <text:p>5188</text:p>
          </table:table-cell>
          <table:table-cell table:number-columns-repeated="1022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formula="of:=IF(MOD([.$F5191];[.A5194])=0;[.A5194];&quot;&quot;)" office:value-type="float" office:value="5189" calcext:value-type="float">
            <text:p>5189</text:p>
          </table:table-cell>
          <table:table-cell table:number-columns-repeated="1022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formula="of:=IF(MOD([.$F5192];[.A5195])=0;[.A5195];&quot;&quot;)" office:value-type="float" office:value="5190" calcext:value-type="float">
            <text:p>5190</text:p>
          </table:table-cell>
          <table:table-cell table:number-columns-repeated="1022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formula="of:=IF(MOD([.$F5193];[.A5196])=0;[.A5196];&quot;&quot;)" office:value-type="float" office:value="5191" calcext:value-type="float">
            <text:p>5191</text:p>
          </table:table-cell>
          <table:table-cell table:number-columns-repeated="1022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formula="of:=IF(MOD([.$F5194];[.A5197])=0;[.A5197];&quot;&quot;)" office:value-type="float" office:value="5192" calcext:value-type="float">
            <text:p>5192</text:p>
          </table:table-cell>
          <table:table-cell table:number-columns-repeated="1022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formula="of:=IF(MOD([.$F5195];[.A5198])=0;[.A5198];&quot;&quot;)" office:value-type="float" office:value="5193" calcext:value-type="float">
            <text:p>5193</text:p>
          </table:table-cell>
          <table:table-cell table:number-columns-repeated="1022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formula="of:=IF(MOD([.$F5196];[.A5199])=0;[.A5199];&quot;&quot;)" office:value-type="float" office:value="5194" calcext:value-type="float">
            <text:p>5194</text:p>
          </table:table-cell>
          <table:table-cell table:number-columns-repeated="1022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formula="of:=IF(MOD([.$F5197];[.A5200])=0;[.A5200];&quot;&quot;)" office:value-type="float" office:value="5195" calcext:value-type="float">
            <text:p>5195</text:p>
          </table:table-cell>
          <table:table-cell table:number-columns-repeated="1022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formula="of:=IF(MOD([.$F5198];[.A5201])=0;[.A5201];&quot;&quot;)" office:value-type="float" office:value="5196" calcext:value-type="float">
            <text:p>5196</text:p>
          </table:table-cell>
          <table:table-cell table:number-columns-repeated="1022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formula="of:=IF(MOD([.$F5199];[.A5202])=0;[.A5202];&quot;&quot;)" office:value-type="float" office:value="5197" calcext:value-type="float">
            <text:p>5197</text:p>
          </table:table-cell>
          <table:table-cell table:number-columns-repeated="1022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formula="of:=IF(MOD([.$F5200];[.A5203])=0;[.A5203];&quot;&quot;)" office:value-type="float" office:value="5198" calcext:value-type="float">
            <text:p>5198</text:p>
          </table:table-cell>
          <table:table-cell table:number-columns-repeated="1022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formula="of:=IF(MOD([.$F5201];[.A5204])=0;[.A5204];&quot;&quot;)" office:value-type="float" office:value="5199" calcext:value-type="float">
            <text:p>5199</text:p>
          </table:table-cell>
          <table:table-cell table:number-columns-repeated="1022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formula="of:=IF(MOD([.$F5202];[.A5205])=0;[.A5205];&quot;&quot;)" office:value-type="float" office:value="5200" calcext:value-type="float">
            <text:p>5200</text:p>
          </table:table-cell>
          <table:table-cell table:number-columns-repeated="1022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formula="of:=IF(MOD([.$F5203];[.A5206])=0;[.A5206];&quot;&quot;)" office:value-type="float" office:value="5201" calcext:value-type="float">
            <text:p>5201</text:p>
          </table:table-cell>
          <table:table-cell table:number-columns-repeated="1022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formula="of:=IF(MOD([.$F5204];[.A5207])=0;[.A5207];&quot;&quot;)" office:value-type="float" office:value="5202" calcext:value-type="float">
            <text:p>5202</text:p>
          </table:table-cell>
          <table:table-cell table:number-columns-repeated="1022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formula="of:=IF(MOD([.$F5205];[.A5208])=0;[.A5208];&quot;&quot;)" office:value-type="float" office:value="5203" calcext:value-type="float">
            <text:p>5203</text:p>
          </table:table-cell>
          <table:table-cell table:number-columns-repeated="1022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formula="of:=IF(MOD([.$F5206];[.A5209])=0;[.A5209];&quot;&quot;)" office:value-type="float" office:value="5204" calcext:value-type="float">
            <text:p>5204</text:p>
          </table:table-cell>
          <table:table-cell table:number-columns-repeated="1022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formula="of:=IF(MOD([.$F5207];[.A5210])=0;[.A5210];&quot;&quot;)" office:value-type="float" office:value="5205" calcext:value-type="float">
            <text:p>5205</text:p>
          </table:table-cell>
          <table:table-cell table:number-columns-repeated="1022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formula="of:=IF(MOD([.$F5208];[.A5211])=0;[.A5211];&quot;&quot;)" office:value-type="float" office:value="5206" calcext:value-type="float">
            <text:p>5206</text:p>
          </table:table-cell>
          <table:table-cell table:number-columns-repeated="1022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formula="of:=IF(MOD([.$F5209];[.A5212])=0;[.A5212];&quot;&quot;)" office:value-type="float" office:value="5207" calcext:value-type="float">
            <text:p>5207</text:p>
          </table:table-cell>
          <table:table-cell table:number-columns-repeated="1022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formula="of:=IF(MOD([.$F5210];[.A5213])=0;[.A5213];&quot;&quot;)" office:value-type="float" office:value="5208" calcext:value-type="float">
            <text:p>5208</text:p>
          </table:table-cell>
          <table:table-cell table:number-columns-repeated="1022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formula="of:=IF(MOD([.$F5211];[.A5214])=0;[.A5214];&quot;&quot;)" office:value-type="float" office:value="5209" calcext:value-type="float">
            <text:p>5209</text:p>
          </table:table-cell>
          <table:table-cell table:number-columns-repeated="1022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formula="of:=IF(MOD([.$F5212];[.A5215])=0;[.A5215];&quot;&quot;)" office:value-type="float" office:value="5210" calcext:value-type="float">
            <text:p>5210</text:p>
          </table:table-cell>
          <table:table-cell table:number-columns-repeated="1022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formula="of:=IF(MOD([.$F5213];[.A5216])=0;[.A5216];&quot;&quot;)" office:value-type="float" office:value="5211" calcext:value-type="float">
            <text:p>5211</text:p>
          </table:table-cell>
          <table:table-cell table:number-columns-repeated="1022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formula="of:=IF(MOD([.$F5214];[.A5217])=0;[.A5217];&quot;&quot;)" office:value-type="float" office:value="5212" calcext:value-type="float">
            <text:p>5212</text:p>
          </table:table-cell>
          <table:table-cell table:number-columns-repeated="1022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formula="of:=IF(MOD([.$F5215];[.A5218])=0;[.A5218];&quot;&quot;)" office:value-type="float" office:value="5213" calcext:value-type="float">
            <text:p>5213</text:p>
          </table:table-cell>
          <table:table-cell table:number-columns-repeated="1022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formula="of:=IF(MOD([.$F5216];[.A5219])=0;[.A5219];&quot;&quot;)" office:value-type="float" office:value="5214" calcext:value-type="float">
            <text:p>5214</text:p>
          </table:table-cell>
          <table:table-cell table:number-columns-repeated="1022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formula="of:=IF(MOD([.$F5217];[.A5220])=0;[.A5220];&quot;&quot;)" office:value-type="float" office:value="5215" calcext:value-type="float">
            <text:p>5215</text:p>
          </table:table-cell>
          <table:table-cell table:number-columns-repeated="1022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formula="of:=IF(MOD([.$F5218];[.A5221])=0;[.A5221];&quot;&quot;)" office:value-type="float" office:value="5216" calcext:value-type="float">
            <text:p>5216</text:p>
          </table:table-cell>
          <table:table-cell table:number-columns-repeated="1022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formula="of:=IF(MOD([.$F5219];[.A5222])=0;[.A5222];&quot;&quot;)" office:value-type="float" office:value="5217" calcext:value-type="float">
            <text:p>5217</text:p>
          </table:table-cell>
          <table:table-cell table:number-columns-repeated="1022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formula="of:=IF(MOD([.$F5220];[.A5223])=0;[.A5223];&quot;&quot;)" office:value-type="float" office:value="5218" calcext:value-type="float">
            <text:p>5218</text:p>
          </table:table-cell>
          <table:table-cell table:number-columns-repeated="1022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formula="of:=IF(MOD([.$F5221];[.A5224])=0;[.A5224];&quot;&quot;)" office:value-type="float" office:value="5219" calcext:value-type="float">
            <text:p>5219</text:p>
          </table:table-cell>
          <table:table-cell table:number-columns-repeated="1022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formula="of:=IF(MOD([.$F5222];[.A5225])=0;[.A5225];&quot;&quot;)" office:value-type="float" office:value="5220" calcext:value-type="float">
            <text:p>5220</text:p>
          </table:table-cell>
          <table:table-cell table:number-columns-repeated="1022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formula="of:=IF(MOD([.$F5223];[.A5226])=0;[.A5226];&quot;&quot;)" office:value-type="float" office:value="5221" calcext:value-type="float">
            <text:p>5221</text:p>
          </table:table-cell>
          <table:table-cell table:number-columns-repeated="1022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formula="of:=IF(MOD([.$F5224];[.A5227])=0;[.A5227];&quot;&quot;)" office:value-type="float" office:value="5222" calcext:value-type="float">
            <text:p>5222</text:p>
          </table:table-cell>
          <table:table-cell table:number-columns-repeated="1022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formula="of:=IF(MOD([.$F5225];[.A5228])=0;[.A5228];&quot;&quot;)" office:value-type="float" office:value="5223" calcext:value-type="float">
            <text:p>5223</text:p>
          </table:table-cell>
          <table:table-cell table:number-columns-repeated="1022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formula="of:=IF(MOD([.$F5226];[.A5229])=0;[.A5229];&quot;&quot;)" office:value-type="float" office:value="5224" calcext:value-type="float">
            <text:p>5224</text:p>
          </table:table-cell>
          <table:table-cell table:number-columns-repeated="1022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formula="of:=IF(MOD([.$F5227];[.A5230])=0;[.A5230];&quot;&quot;)" office:value-type="float" office:value="5225" calcext:value-type="float">
            <text:p>5225</text:p>
          </table:table-cell>
          <table:table-cell table:number-columns-repeated="1022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formula="of:=IF(MOD([.$F5228];[.A5231])=0;[.A5231];&quot;&quot;)" office:value-type="float" office:value="5226" calcext:value-type="float">
            <text:p>5226</text:p>
          </table:table-cell>
          <table:table-cell table:number-columns-repeated="1022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formula="of:=IF(MOD([.$F5229];[.A5232])=0;[.A5232];&quot;&quot;)" office:value-type="float" office:value="5227" calcext:value-type="float">
            <text:p>5227</text:p>
          </table:table-cell>
          <table:table-cell table:number-columns-repeated="1022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formula="of:=IF(MOD([.$F5230];[.A5233])=0;[.A5233];&quot;&quot;)" office:value-type="float" office:value="5228" calcext:value-type="float">
            <text:p>5228</text:p>
          </table:table-cell>
          <table:table-cell table:number-columns-repeated="1022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formula="of:=IF(MOD([.$F5231];[.A5234])=0;[.A5234];&quot;&quot;)" office:value-type="float" office:value="5229" calcext:value-type="float">
            <text:p>5229</text:p>
          </table:table-cell>
          <table:table-cell table:number-columns-repeated="1022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formula="of:=IF(MOD([.$F5232];[.A5235])=0;[.A5235];&quot;&quot;)" office:value-type="float" office:value="5230" calcext:value-type="float">
            <text:p>5230</text:p>
          </table:table-cell>
          <table:table-cell table:number-columns-repeated="1022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formula="of:=IF(MOD([.$F5233];[.A5236])=0;[.A5236];&quot;&quot;)" office:value-type="float" office:value="5231" calcext:value-type="float">
            <text:p>5231</text:p>
          </table:table-cell>
          <table:table-cell table:number-columns-repeated="1022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formula="of:=IF(MOD([.$F5234];[.A5237])=0;[.A5237];&quot;&quot;)" office:value-type="float" office:value="5232" calcext:value-type="float">
            <text:p>5232</text:p>
          </table:table-cell>
          <table:table-cell table:number-columns-repeated="1022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formula="of:=IF(MOD([.$F5235];[.A5238])=0;[.A5238];&quot;&quot;)" office:value-type="float" office:value="5233" calcext:value-type="float">
            <text:p>5233</text:p>
          </table:table-cell>
          <table:table-cell table:number-columns-repeated="1022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formula="of:=IF(MOD([.$F5236];[.A5239])=0;[.A5239];&quot;&quot;)" office:value-type="float" office:value="5234" calcext:value-type="float">
            <text:p>5234</text:p>
          </table:table-cell>
          <table:table-cell table:number-columns-repeated="1022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formula="of:=IF(MOD([.$F5237];[.A5240])=0;[.A5240];&quot;&quot;)" office:value-type="float" office:value="5235" calcext:value-type="float">
            <text:p>5235</text:p>
          </table:table-cell>
          <table:table-cell table:number-columns-repeated="1022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formula="of:=IF(MOD([.$F5238];[.A5241])=0;[.A5241];&quot;&quot;)" office:value-type="float" office:value="5236" calcext:value-type="float">
            <text:p>5236</text:p>
          </table:table-cell>
          <table:table-cell table:number-columns-repeated="1022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formula="of:=IF(MOD([.$F5239];[.A5242])=0;[.A5242];&quot;&quot;)" office:value-type="float" office:value="5237" calcext:value-type="float">
            <text:p>5237</text:p>
          </table:table-cell>
          <table:table-cell table:number-columns-repeated="1022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formula="of:=IF(MOD([.$F5240];[.A5243])=0;[.A5243];&quot;&quot;)" office:value-type="float" office:value="5238" calcext:value-type="float">
            <text:p>5238</text:p>
          </table:table-cell>
          <table:table-cell table:number-columns-repeated="1022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formula="of:=IF(MOD([.$F5241];[.A5244])=0;[.A5244];&quot;&quot;)" office:value-type="float" office:value="5239" calcext:value-type="float">
            <text:p>5239</text:p>
          </table:table-cell>
          <table:table-cell table:number-columns-repeated="1022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formula="of:=IF(MOD([.$F5242];[.A5245])=0;[.A5245];&quot;&quot;)" office:value-type="float" office:value="5240" calcext:value-type="float">
            <text:p>5240</text:p>
          </table:table-cell>
          <table:table-cell table:number-columns-repeated="1022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formula="of:=IF(MOD([.$F5243];[.A5246])=0;[.A5246];&quot;&quot;)" office:value-type="float" office:value="5241" calcext:value-type="float">
            <text:p>5241</text:p>
          </table:table-cell>
          <table:table-cell table:number-columns-repeated="1022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formula="of:=IF(MOD([.$F5244];[.A5247])=0;[.A5247];&quot;&quot;)" office:value-type="float" office:value="5242" calcext:value-type="float">
            <text:p>5242</text:p>
          </table:table-cell>
          <table:table-cell table:number-columns-repeated="1022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formula="of:=IF(MOD([.$F5245];[.A5248])=0;[.A5248];&quot;&quot;)" office:value-type="float" office:value="5243" calcext:value-type="float">
            <text:p>5243</text:p>
          </table:table-cell>
          <table:table-cell table:number-columns-repeated="1022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formula="of:=IF(MOD([.$F5246];[.A5249])=0;[.A5249];&quot;&quot;)" office:value-type="float" office:value="5244" calcext:value-type="float">
            <text:p>5244</text:p>
          </table:table-cell>
          <table:table-cell table:number-columns-repeated="1022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formula="of:=IF(MOD([.$F5247];[.A5250])=0;[.A5250];&quot;&quot;)" office:value-type="float" office:value="5245" calcext:value-type="float">
            <text:p>5245</text:p>
          </table:table-cell>
          <table:table-cell table:number-columns-repeated="1022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formula="of:=IF(MOD([.$F5248];[.A5251])=0;[.A5251];&quot;&quot;)" office:value-type="float" office:value="5246" calcext:value-type="float">
            <text:p>5246</text:p>
          </table:table-cell>
          <table:table-cell table:number-columns-repeated="1022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formula="of:=IF(MOD([.$F5249];[.A5252])=0;[.A5252];&quot;&quot;)" office:value-type="float" office:value="5247" calcext:value-type="float">
            <text:p>5247</text:p>
          </table:table-cell>
          <table:table-cell table:number-columns-repeated="1022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formula="of:=IF(MOD([.$F5250];[.A5253])=0;[.A5253];&quot;&quot;)" office:value-type="float" office:value="5248" calcext:value-type="float">
            <text:p>5248</text:p>
          </table:table-cell>
          <table:table-cell table:number-columns-repeated="1022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formula="of:=IF(MOD([.$F5251];[.A5254])=0;[.A5254];&quot;&quot;)" office:value-type="float" office:value="5249" calcext:value-type="float">
            <text:p>5249</text:p>
          </table:table-cell>
          <table:table-cell table:number-columns-repeated="1022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formula="of:=IF(MOD([.$F5252];[.A5255])=0;[.A5255];&quot;&quot;)" office:value-type="float" office:value="5250" calcext:value-type="float">
            <text:p>5250</text:p>
          </table:table-cell>
          <table:table-cell table:number-columns-repeated="1022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formula="of:=IF(MOD([.$F5253];[.A5256])=0;[.A5256];&quot;&quot;)" office:value-type="float" office:value="5251" calcext:value-type="float">
            <text:p>5251</text:p>
          </table:table-cell>
          <table:table-cell table:number-columns-repeated="1022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formula="of:=IF(MOD([.$F5254];[.A5257])=0;[.A5257];&quot;&quot;)" office:value-type="float" office:value="5252" calcext:value-type="float">
            <text:p>5252</text:p>
          </table:table-cell>
          <table:table-cell table:number-columns-repeated="1022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formula="of:=IF(MOD([.$F5255];[.A5258])=0;[.A5258];&quot;&quot;)" office:value-type="float" office:value="5253" calcext:value-type="float">
            <text:p>5253</text:p>
          </table:table-cell>
          <table:table-cell table:number-columns-repeated="1022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formula="of:=IF(MOD([.$F5256];[.A5259])=0;[.A5259];&quot;&quot;)" office:value-type="float" office:value="5254" calcext:value-type="float">
            <text:p>5254</text:p>
          </table:table-cell>
          <table:table-cell table:number-columns-repeated="1022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formula="of:=IF(MOD([.$F5257];[.A5260])=0;[.A5260];&quot;&quot;)" office:value-type="float" office:value="5255" calcext:value-type="float">
            <text:p>5255</text:p>
          </table:table-cell>
          <table:table-cell table:number-columns-repeated="1022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formula="of:=IF(MOD([.$F5258];[.A5261])=0;[.A5261];&quot;&quot;)" office:value-type="float" office:value="5256" calcext:value-type="float">
            <text:p>5256</text:p>
          </table:table-cell>
          <table:table-cell table:number-columns-repeated="1022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formula="of:=IF(MOD([.$F5259];[.A5262])=0;[.A5262];&quot;&quot;)" office:value-type="float" office:value="5257" calcext:value-type="float">
            <text:p>5257</text:p>
          </table:table-cell>
          <table:table-cell table:number-columns-repeated="1022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formula="of:=IF(MOD([.$F5260];[.A5263])=0;[.A5263];&quot;&quot;)" office:value-type="float" office:value="5258" calcext:value-type="float">
            <text:p>5258</text:p>
          </table:table-cell>
          <table:table-cell table:number-columns-repeated="1022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formula="of:=IF(MOD([.$F5261];[.A5264])=0;[.A5264];&quot;&quot;)" office:value-type="float" office:value="5259" calcext:value-type="float">
            <text:p>5259</text:p>
          </table:table-cell>
          <table:table-cell table:number-columns-repeated="1022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formula="of:=IF(MOD([.$F5262];[.A5265])=0;[.A5265];&quot;&quot;)" office:value-type="float" office:value="5260" calcext:value-type="float">
            <text:p>5260</text:p>
          </table:table-cell>
          <table:table-cell table:number-columns-repeated="1022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formula="of:=IF(MOD([.$F5263];[.A5266])=0;[.A5266];&quot;&quot;)" office:value-type="float" office:value="5261" calcext:value-type="float">
            <text:p>5261</text:p>
          </table:table-cell>
          <table:table-cell table:number-columns-repeated="1022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formula="of:=IF(MOD([.$F5264];[.A5267])=0;[.A5267];&quot;&quot;)" office:value-type="float" office:value="5262" calcext:value-type="float">
            <text:p>5262</text:p>
          </table:table-cell>
          <table:table-cell table:number-columns-repeated="1022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formula="of:=IF(MOD([.$F5265];[.A5268])=0;[.A5268];&quot;&quot;)" office:value-type="float" office:value="5263" calcext:value-type="float">
            <text:p>5263</text:p>
          </table:table-cell>
          <table:table-cell table:number-columns-repeated="1022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formula="of:=IF(MOD([.$F5266];[.A5269])=0;[.A5269];&quot;&quot;)" office:value-type="float" office:value="5264" calcext:value-type="float">
            <text:p>5264</text:p>
          </table:table-cell>
          <table:table-cell table:number-columns-repeated="1022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formula="of:=IF(MOD([.$F5267];[.A5270])=0;[.A5270];&quot;&quot;)" office:value-type="float" office:value="5265" calcext:value-type="float">
            <text:p>5265</text:p>
          </table:table-cell>
          <table:table-cell table:number-columns-repeated="1022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formula="of:=IF(MOD([.$F5268];[.A5271])=0;[.A5271];&quot;&quot;)" office:value-type="float" office:value="5266" calcext:value-type="float">
            <text:p>5266</text:p>
          </table:table-cell>
          <table:table-cell table:number-columns-repeated="1022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formula="of:=IF(MOD([.$F5269];[.A5272])=0;[.A5272];&quot;&quot;)" office:value-type="float" office:value="5267" calcext:value-type="float">
            <text:p>5267</text:p>
          </table:table-cell>
          <table:table-cell table:number-columns-repeated="1022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formula="of:=IF(MOD([.$F5270];[.A5273])=0;[.A5273];&quot;&quot;)" office:value-type="float" office:value="5268" calcext:value-type="float">
            <text:p>5268</text:p>
          </table:table-cell>
          <table:table-cell table:number-columns-repeated="1022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formula="of:=IF(MOD([.$F5271];[.A5274])=0;[.A5274];&quot;&quot;)" office:value-type="float" office:value="5269" calcext:value-type="float">
            <text:p>5269</text:p>
          </table:table-cell>
          <table:table-cell table:number-columns-repeated="1022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formula="of:=IF(MOD([.$F5272];[.A5275])=0;[.A5275];&quot;&quot;)" office:value-type="float" office:value="5270" calcext:value-type="float">
            <text:p>5270</text:p>
          </table:table-cell>
          <table:table-cell table:number-columns-repeated="1022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formula="of:=IF(MOD([.$F5273];[.A5276])=0;[.A5276];&quot;&quot;)" office:value-type="float" office:value="5271" calcext:value-type="float">
            <text:p>5271</text:p>
          </table:table-cell>
          <table:table-cell table:number-columns-repeated="1022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formula="of:=IF(MOD([.$F5274];[.A5277])=0;[.A5277];&quot;&quot;)" office:value-type="float" office:value="5272" calcext:value-type="float">
            <text:p>5272</text:p>
          </table:table-cell>
          <table:table-cell table:number-columns-repeated="1022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formula="of:=IF(MOD([.$F5275];[.A5278])=0;[.A5278];&quot;&quot;)" office:value-type="float" office:value="5273" calcext:value-type="float">
            <text:p>5273</text:p>
          </table:table-cell>
          <table:table-cell table:number-columns-repeated="1022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formula="of:=IF(MOD([.$F5276];[.A5279])=0;[.A5279];&quot;&quot;)" office:value-type="float" office:value="5274" calcext:value-type="float">
            <text:p>5274</text:p>
          </table:table-cell>
          <table:table-cell table:number-columns-repeated="1022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formula="of:=IF(MOD([.$F5277];[.A5280])=0;[.A5280];&quot;&quot;)" office:value-type="float" office:value="5275" calcext:value-type="float">
            <text:p>5275</text:p>
          </table:table-cell>
          <table:table-cell table:number-columns-repeated="1022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formula="of:=IF(MOD([.$F5278];[.A5281])=0;[.A5281];&quot;&quot;)" office:value-type="float" office:value="5276" calcext:value-type="float">
            <text:p>5276</text:p>
          </table:table-cell>
          <table:table-cell table:number-columns-repeated="1022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formula="of:=IF(MOD([.$F5279];[.A5282])=0;[.A5282];&quot;&quot;)" office:value-type="float" office:value="5277" calcext:value-type="float">
            <text:p>5277</text:p>
          </table:table-cell>
          <table:table-cell table:number-columns-repeated="1022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formula="of:=IF(MOD([.$F5280];[.A5283])=0;[.A5283];&quot;&quot;)" office:value-type="float" office:value="5278" calcext:value-type="float">
            <text:p>5278</text:p>
          </table:table-cell>
          <table:table-cell table:number-columns-repeated="1022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formula="of:=IF(MOD([.$F5281];[.A5284])=0;[.A5284];&quot;&quot;)" office:value-type="float" office:value="5279" calcext:value-type="float">
            <text:p>5279</text:p>
          </table:table-cell>
          <table:table-cell table:number-columns-repeated="1022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formula="of:=IF(MOD([.$F5282];[.A5285])=0;[.A5285];&quot;&quot;)" office:value-type="float" office:value="5280" calcext:value-type="float">
            <text:p>5280</text:p>
          </table:table-cell>
          <table:table-cell table:number-columns-repeated="1022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formula="of:=IF(MOD([.$F5283];[.A5286])=0;[.A5286];&quot;&quot;)" office:value-type="float" office:value="5281" calcext:value-type="float">
            <text:p>5281</text:p>
          </table:table-cell>
          <table:table-cell table:number-columns-repeated="1022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formula="of:=IF(MOD([.$F5284];[.A5287])=0;[.A5287];&quot;&quot;)" office:value-type="float" office:value="5282" calcext:value-type="float">
            <text:p>5282</text:p>
          </table:table-cell>
          <table:table-cell table:number-columns-repeated="1022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formula="of:=IF(MOD([.$F5285];[.A5288])=0;[.A5288];&quot;&quot;)" office:value-type="float" office:value="5283" calcext:value-type="float">
            <text:p>5283</text:p>
          </table:table-cell>
          <table:table-cell table:number-columns-repeated="1022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formula="of:=IF(MOD([.$F5286];[.A5289])=0;[.A5289];&quot;&quot;)" office:value-type="float" office:value="5284" calcext:value-type="float">
            <text:p>5284</text:p>
          </table:table-cell>
          <table:table-cell table:number-columns-repeated="1022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formula="of:=IF(MOD([.$F5287];[.A5290])=0;[.A5290];&quot;&quot;)" office:value-type="float" office:value="5285" calcext:value-type="float">
            <text:p>5285</text:p>
          </table:table-cell>
          <table:table-cell table:number-columns-repeated="1022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formula="of:=IF(MOD([.$F5288];[.A5291])=0;[.A5291];&quot;&quot;)" office:value-type="float" office:value="5286" calcext:value-type="float">
            <text:p>5286</text:p>
          </table:table-cell>
          <table:table-cell table:number-columns-repeated="1022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formula="of:=IF(MOD([.$F5289];[.A5292])=0;[.A5292];&quot;&quot;)" office:value-type="float" office:value="5287" calcext:value-type="float">
            <text:p>5287</text:p>
          </table:table-cell>
          <table:table-cell table:number-columns-repeated="1022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formula="of:=IF(MOD([.$F5290];[.A5293])=0;[.A5293];&quot;&quot;)" office:value-type="float" office:value="5288" calcext:value-type="float">
            <text:p>5288</text:p>
          </table:table-cell>
          <table:table-cell table:number-columns-repeated="1022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formula="of:=IF(MOD([.$F5291];[.A5294])=0;[.A5294];&quot;&quot;)" office:value-type="float" office:value="5289" calcext:value-type="float">
            <text:p>5289</text:p>
          </table:table-cell>
          <table:table-cell table:number-columns-repeated="1022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formula="of:=IF(MOD([.$F5292];[.A5295])=0;[.A5295];&quot;&quot;)" office:value-type="float" office:value="5290" calcext:value-type="float">
            <text:p>5290</text:p>
          </table:table-cell>
          <table:table-cell table:number-columns-repeated="1022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formula="of:=IF(MOD([.$F5293];[.A5296])=0;[.A5296];&quot;&quot;)" office:value-type="float" office:value="5291" calcext:value-type="float">
            <text:p>5291</text:p>
          </table:table-cell>
          <table:table-cell table:number-columns-repeated="1022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formula="of:=IF(MOD([.$F5294];[.A5297])=0;[.A5297];&quot;&quot;)" office:value-type="float" office:value="5292" calcext:value-type="float">
            <text:p>5292</text:p>
          </table:table-cell>
          <table:table-cell table:number-columns-repeated="1022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formula="of:=IF(MOD([.$F5295];[.A5298])=0;[.A5298];&quot;&quot;)" office:value-type="float" office:value="5293" calcext:value-type="float">
            <text:p>5293</text:p>
          </table:table-cell>
          <table:table-cell table:number-columns-repeated="1022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formula="of:=IF(MOD([.$F5296];[.A5299])=0;[.A5299];&quot;&quot;)" office:value-type="float" office:value="5294" calcext:value-type="float">
            <text:p>5294</text:p>
          </table:table-cell>
          <table:table-cell table:number-columns-repeated="1022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formula="of:=IF(MOD([.$F5297];[.A5300])=0;[.A5300];&quot;&quot;)" office:value-type="float" office:value="5295" calcext:value-type="float">
            <text:p>5295</text:p>
          </table:table-cell>
          <table:table-cell table:number-columns-repeated="1022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formula="of:=IF(MOD([.$F5298];[.A5301])=0;[.A5301];&quot;&quot;)" office:value-type="float" office:value="5296" calcext:value-type="float">
            <text:p>5296</text:p>
          </table:table-cell>
          <table:table-cell table:number-columns-repeated="1022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formula="of:=IF(MOD([.$F5299];[.A5302])=0;[.A5302];&quot;&quot;)" office:value-type="float" office:value="5297" calcext:value-type="float">
            <text:p>5297</text:p>
          </table:table-cell>
          <table:table-cell table:number-columns-repeated="1022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formula="of:=IF(MOD([.$F5300];[.A5303])=0;[.A5303];&quot;&quot;)" office:value-type="float" office:value="5298" calcext:value-type="float">
            <text:p>5298</text:p>
          </table:table-cell>
          <table:table-cell table:number-columns-repeated="1022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formula="of:=IF(MOD([.$F5301];[.A5304])=0;[.A5304];&quot;&quot;)" office:value-type="float" office:value="5299" calcext:value-type="float">
            <text:p>5299</text:p>
          </table:table-cell>
          <table:table-cell table:number-columns-repeated="1022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formula="of:=IF(MOD([.$F5302];[.A5305])=0;[.A5305];&quot;&quot;)" office:value-type="float" office:value="5300" calcext:value-type="float">
            <text:p>5300</text:p>
          </table:table-cell>
          <table:table-cell table:number-columns-repeated="1022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formula="of:=IF(MOD([.$F5303];[.A5306])=0;[.A5306];&quot;&quot;)" office:value-type="float" office:value="5301" calcext:value-type="float">
            <text:p>5301</text:p>
          </table:table-cell>
          <table:table-cell table:number-columns-repeated="1022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formula="of:=IF(MOD([.$F5304];[.A5307])=0;[.A5307];&quot;&quot;)" office:value-type="float" office:value="5302" calcext:value-type="float">
            <text:p>5302</text:p>
          </table:table-cell>
          <table:table-cell table:number-columns-repeated="1022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formula="of:=IF(MOD([.$F5305];[.A5308])=0;[.A5308];&quot;&quot;)" office:value-type="float" office:value="5303" calcext:value-type="float">
            <text:p>5303</text:p>
          </table:table-cell>
          <table:table-cell table:number-columns-repeated="1022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formula="of:=IF(MOD([.$F5306];[.A5309])=0;[.A5309];&quot;&quot;)" office:value-type="float" office:value="5304" calcext:value-type="float">
            <text:p>5304</text:p>
          </table:table-cell>
          <table:table-cell table:number-columns-repeated="1022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formula="of:=IF(MOD([.$F5307];[.A5310])=0;[.A5310];&quot;&quot;)" office:value-type="float" office:value="5305" calcext:value-type="float">
            <text:p>5305</text:p>
          </table:table-cell>
          <table:table-cell table:number-columns-repeated="1022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formula="of:=IF(MOD([.$F5308];[.A5311])=0;[.A5311];&quot;&quot;)" office:value-type="float" office:value="5306" calcext:value-type="float">
            <text:p>5306</text:p>
          </table:table-cell>
          <table:table-cell table:number-columns-repeated="1022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formula="of:=IF(MOD([.$F5309];[.A5312])=0;[.A5312];&quot;&quot;)" office:value-type="float" office:value="5307" calcext:value-type="float">
            <text:p>5307</text:p>
          </table:table-cell>
          <table:table-cell table:number-columns-repeated="1022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formula="of:=IF(MOD([.$F5310];[.A5313])=0;[.A5313];&quot;&quot;)" office:value-type="float" office:value="5308" calcext:value-type="float">
            <text:p>5308</text:p>
          </table:table-cell>
          <table:table-cell table:number-columns-repeated="1022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formula="of:=IF(MOD([.$F5311];[.A5314])=0;[.A5314];&quot;&quot;)" office:value-type="float" office:value="5309" calcext:value-type="float">
            <text:p>5309</text:p>
          </table:table-cell>
          <table:table-cell table:number-columns-repeated="1022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formula="of:=IF(MOD([.$F5312];[.A5315])=0;[.A5315];&quot;&quot;)" office:value-type="float" office:value="5310" calcext:value-type="float">
            <text:p>5310</text:p>
          </table:table-cell>
          <table:table-cell table:number-columns-repeated="1022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formula="of:=IF(MOD([.$F5313];[.A5316])=0;[.A5316];&quot;&quot;)" office:value-type="float" office:value="5311" calcext:value-type="float">
            <text:p>5311</text:p>
          </table:table-cell>
          <table:table-cell table:number-columns-repeated="1022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formula="of:=IF(MOD([.$F5314];[.A5317])=0;[.A5317];&quot;&quot;)" office:value-type="float" office:value="5312" calcext:value-type="float">
            <text:p>5312</text:p>
          </table:table-cell>
          <table:table-cell table:number-columns-repeated="1022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formula="of:=IF(MOD([.$F5315];[.A5318])=0;[.A5318];&quot;&quot;)" office:value-type="float" office:value="5313" calcext:value-type="float">
            <text:p>5313</text:p>
          </table:table-cell>
          <table:table-cell table:number-columns-repeated="1022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formula="of:=IF(MOD([.$F5316];[.A5319])=0;[.A5319];&quot;&quot;)" office:value-type="float" office:value="5314" calcext:value-type="float">
            <text:p>5314</text:p>
          </table:table-cell>
          <table:table-cell table:number-columns-repeated="1022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formula="of:=IF(MOD([.$F5317];[.A5320])=0;[.A5320];&quot;&quot;)" office:value-type="float" office:value="5315" calcext:value-type="float">
            <text:p>5315</text:p>
          </table:table-cell>
          <table:table-cell table:number-columns-repeated="1022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formula="of:=IF(MOD([.$F5318];[.A5321])=0;[.A5321];&quot;&quot;)" office:value-type="float" office:value="5316" calcext:value-type="float">
            <text:p>5316</text:p>
          </table:table-cell>
          <table:table-cell table:number-columns-repeated="1022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formula="of:=IF(MOD([.$F5319];[.A5322])=0;[.A5322];&quot;&quot;)" office:value-type="float" office:value="5317" calcext:value-type="float">
            <text:p>5317</text:p>
          </table:table-cell>
          <table:table-cell table:number-columns-repeated="1022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formula="of:=IF(MOD([.$F5320];[.A5323])=0;[.A5323];&quot;&quot;)" office:value-type="float" office:value="5318" calcext:value-type="float">
            <text:p>5318</text:p>
          </table:table-cell>
          <table:table-cell table:number-columns-repeated="1022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formula="of:=IF(MOD([.$F5321];[.A5324])=0;[.A5324];&quot;&quot;)" office:value-type="float" office:value="5319" calcext:value-type="float">
            <text:p>5319</text:p>
          </table:table-cell>
          <table:table-cell table:number-columns-repeated="1022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formula="of:=IF(MOD([.$F5322];[.A5325])=0;[.A5325];&quot;&quot;)" office:value-type="float" office:value="5320" calcext:value-type="float">
            <text:p>5320</text:p>
          </table:table-cell>
          <table:table-cell table:number-columns-repeated="1022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formula="of:=IF(MOD([.$F5323];[.A5326])=0;[.A5326];&quot;&quot;)" office:value-type="float" office:value="5321" calcext:value-type="float">
            <text:p>5321</text:p>
          </table:table-cell>
          <table:table-cell table:number-columns-repeated="1022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formula="of:=IF(MOD([.$F5324];[.A5327])=0;[.A5327];&quot;&quot;)" office:value-type="float" office:value="5322" calcext:value-type="float">
            <text:p>5322</text:p>
          </table:table-cell>
          <table:table-cell table:number-columns-repeated="1022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formula="of:=IF(MOD([.$F5325];[.A5328])=0;[.A5328];&quot;&quot;)" office:value-type="float" office:value="5323" calcext:value-type="float">
            <text:p>5323</text:p>
          </table:table-cell>
          <table:table-cell table:number-columns-repeated="1022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formula="of:=IF(MOD([.$F5326];[.A5329])=0;[.A5329];&quot;&quot;)" office:value-type="float" office:value="5324" calcext:value-type="float">
            <text:p>5324</text:p>
          </table:table-cell>
          <table:table-cell table:number-columns-repeated="1022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formula="of:=IF(MOD([.$F5327];[.A5330])=0;[.A5330];&quot;&quot;)" office:value-type="float" office:value="5325" calcext:value-type="float">
            <text:p>5325</text:p>
          </table:table-cell>
          <table:table-cell table:number-columns-repeated="1022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formula="of:=IF(MOD([.$F5328];[.A5331])=0;[.A5331];&quot;&quot;)" office:value-type="float" office:value="5326" calcext:value-type="float">
            <text:p>5326</text:p>
          </table:table-cell>
          <table:table-cell table:number-columns-repeated="1022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formula="of:=IF(MOD([.$F5329];[.A5332])=0;[.A5332];&quot;&quot;)" office:value-type="float" office:value="5327" calcext:value-type="float">
            <text:p>5327</text:p>
          </table:table-cell>
          <table:table-cell table:number-columns-repeated="1022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formula="of:=IF(MOD([.$F5330];[.A5333])=0;[.A5333];&quot;&quot;)" office:value-type="float" office:value="5328" calcext:value-type="float">
            <text:p>5328</text:p>
          </table:table-cell>
          <table:table-cell table:number-columns-repeated="1022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formula="of:=IF(MOD([.$F5331];[.A5334])=0;[.A5334];&quot;&quot;)" office:value-type="float" office:value="5329" calcext:value-type="float">
            <text:p>5329</text:p>
          </table:table-cell>
          <table:table-cell table:number-columns-repeated="1022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formula="of:=IF(MOD([.$F5332];[.A5335])=0;[.A5335];&quot;&quot;)" office:value-type="float" office:value="5330" calcext:value-type="float">
            <text:p>5330</text:p>
          </table:table-cell>
          <table:table-cell table:number-columns-repeated="1022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formula="of:=IF(MOD([.$F5333];[.A5336])=0;[.A5336];&quot;&quot;)" office:value-type="float" office:value="5331" calcext:value-type="float">
            <text:p>5331</text:p>
          </table:table-cell>
          <table:table-cell table:number-columns-repeated="1022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formula="of:=IF(MOD([.$F5334];[.A5337])=0;[.A5337];&quot;&quot;)" office:value-type="float" office:value="5332" calcext:value-type="float">
            <text:p>5332</text:p>
          </table:table-cell>
          <table:table-cell table:number-columns-repeated="1022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formula="of:=IF(MOD([.$F5335];[.A5338])=0;[.A5338];&quot;&quot;)" office:value-type="float" office:value="5333" calcext:value-type="float">
            <text:p>5333</text:p>
          </table:table-cell>
          <table:table-cell table:number-columns-repeated="1022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formula="of:=IF(MOD([.$F5336];[.A5339])=0;[.A5339];&quot;&quot;)" office:value-type="float" office:value="5334" calcext:value-type="float">
            <text:p>5334</text:p>
          </table:table-cell>
          <table:table-cell table:number-columns-repeated="1022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formula="of:=IF(MOD([.$F5337];[.A5340])=0;[.A5340];&quot;&quot;)" office:value-type="float" office:value="5335" calcext:value-type="float">
            <text:p>5335</text:p>
          </table:table-cell>
          <table:table-cell table:number-columns-repeated="1022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formula="of:=IF(MOD([.$F5338];[.A5341])=0;[.A5341];&quot;&quot;)" office:value-type="float" office:value="5336" calcext:value-type="float">
            <text:p>5336</text:p>
          </table:table-cell>
          <table:table-cell table:number-columns-repeated="1022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formula="of:=IF(MOD([.$F5339];[.A5342])=0;[.A5342];&quot;&quot;)" office:value-type="float" office:value="5337" calcext:value-type="float">
            <text:p>5337</text:p>
          </table:table-cell>
          <table:table-cell table:number-columns-repeated="1022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formula="of:=IF(MOD([.$F5340];[.A5343])=0;[.A5343];&quot;&quot;)" office:value-type="float" office:value="5338" calcext:value-type="float">
            <text:p>5338</text:p>
          </table:table-cell>
          <table:table-cell table:number-columns-repeated="1022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formula="of:=IF(MOD([.$F5341];[.A5344])=0;[.A5344];&quot;&quot;)" office:value-type="float" office:value="5339" calcext:value-type="float">
            <text:p>5339</text:p>
          </table:table-cell>
          <table:table-cell table:number-columns-repeated="1022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formula="of:=IF(MOD([.$F5342];[.A5345])=0;[.A5345];&quot;&quot;)" office:value-type="float" office:value="5340" calcext:value-type="float">
            <text:p>5340</text:p>
          </table:table-cell>
          <table:table-cell table:number-columns-repeated="1022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formula="of:=IF(MOD([.$F5343];[.A5346])=0;[.A5346];&quot;&quot;)" office:value-type="float" office:value="5341" calcext:value-type="float">
            <text:p>5341</text:p>
          </table:table-cell>
          <table:table-cell table:number-columns-repeated="1022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formula="of:=IF(MOD([.$F5344];[.A5347])=0;[.A5347];&quot;&quot;)" office:value-type="float" office:value="5342" calcext:value-type="float">
            <text:p>5342</text:p>
          </table:table-cell>
          <table:table-cell table:number-columns-repeated="1022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formula="of:=IF(MOD([.$F5345];[.A5348])=0;[.A5348];&quot;&quot;)" office:value-type="float" office:value="5343" calcext:value-type="float">
            <text:p>5343</text:p>
          </table:table-cell>
          <table:table-cell table:number-columns-repeated="1022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formula="of:=IF(MOD([.$F5346];[.A5349])=0;[.A5349];&quot;&quot;)" office:value-type="float" office:value="5344" calcext:value-type="float">
            <text:p>5344</text:p>
          </table:table-cell>
          <table:table-cell table:number-columns-repeated="1022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formula="of:=IF(MOD([.$F5347];[.A5350])=0;[.A5350];&quot;&quot;)" office:value-type="float" office:value="5345" calcext:value-type="float">
            <text:p>5345</text:p>
          </table:table-cell>
          <table:table-cell table:number-columns-repeated="1022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formula="of:=IF(MOD([.$F5348];[.A5351])=0;[.A5351];&quot;&quot;)" office:value-type="float" office:value="5346" calcext:value-type="float">
            <text:p>5346</text:p>
          </table:table-cell>
          <table:table-cell table:number-columns-repeated="1022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formula="of:=IF(MOD([.$F5349];[.A5352])=0;[.A5352];&quot;&quot;)" office:value-type="float" office:value="5347" calcext:value-type="float">
            <text:p>5347</text:p>
          </table:table-cell>
          <table:table-cell table:number-columns-repeated="1022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formula="of:=IF(MOD([.$F5350];[.A5353])=0;[.A5353];&quot;&quot;)" office:value-type="float" office:value="5348" calcext:value-type="float">
            <text:p>5348</text:p>
          </table:table-cell>
          <table:table-cell table:number-columns-repeated="1022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formula="of:=IF(MOD([.$F5351];[.A5354])=0;[.A5354];&quot;&quot;)" office:value-type="float" office:value="5349" calcext:value-type="float">
            <text:p>5349</text:p>
          </table:table-cell>
          <table:table-cell table:number-columns-repeated="1022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formula="of:=IF(MOD([.$F5352];[.A5355])=0;[.A5355];&quot;&quot;)" office:value-type="float" office:value="5350" calcext:value-type="float">
            <text:p>5350</text:p>
          </table:table-cell>
          <table:table-cell table:number-columns-repeated="1022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formula="of:=IF(MOD([.$F5353];[.A5356])=0;[.A5356];&quot;&quot;)" office:value-type="float" office:value="5351" calcext:value-type="float">
            <text:p>5351</text:p>
          </table:table-cell>
          <table:table-cell table:number-columns-repeated="1022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formula="of:=IF(MOD([.$F5354];[.A5357])=0;[.A5357];&quot;&quot;)" office:value-type="float" office:value="5352" calcext:value-type="float">
            <text:p>5352</text:p>
          </table:table-cell>
          <table:table-cell table:number-columns-repeated="1022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formula="of:=IF(MOD([.$F5355];[.A5358])=0;[.A5358];&quot;&quot;)" office:value-type="float" office:value="5353" calcext:value-type="float">
            <text:p>5353</text:p>
          </table:table-cell>
          <table:table-cell table:number-columns-repeated="1022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formula="of:=IF(MOD([.$F5356];[.A5359])=0;[.A5359];&quot;&quot;)" office:value-type="float" office:value="5354" calcext:value-type="float">
            <text:p>5354</text:p>
          </table:table-cell>
          <table:table-cell table:number-columns-repeated="1022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formula="of:=IF(MOD([.$F5357];[.A5360])=0;[.A5360];&quot;&quot;)" office:value-type="float" office:value="5355" calcext:value-type="float">
            <text:p>5355</text:p>
          </table:table-cell>
          <table:table-cell table:number-columns-repeated="1022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formula="of:=IF(MOD([.$F5358];[.A5361])=0;[.A5361];&quot;&quot;)" office:value-type="float" office:value="5356" calcext:value-type="float">
            <text:p>5356</text:p>
          </table:table-cell>
          <table:table-cell table:number-columns-repeated="1022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formula="of:=IF(MOD([.$F5359];[.A5362])=0;[.A5362];&quot;&quot;)" office:value-type="float" office:value="5357" calcext:value-type="float">
            <text:p>5357</text:p>
          </table:table-cell>
          <table:table-cell table:number-columns-repeated="1022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formula="of:=IF(MOD([.$F5360];[.A5363])=0;[.A5363];&quot;&quot;)" office:value-type="float" office:value="5358" calcext:value-type="float">
            <text:p>5358</text:p>
          </table:table-cell>
          <table:table-cell table:number-columns-repeated="1022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formula="of:=IF(MOD([.$F5361];[.A5364])=0;[.A5364];&quot;&quot;)" office:value-type="float" office:value="5359" calcext:value-type="float">
            <text:p>5359</text:p>
          </table:table-cell>
          <table:table-cell table:number-columns-repeated="1022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formula="of:=IF(MOD([.$F5362];[.A5365])=0;[.A5365];&quot;&quot;)" office:value-type="float" office:value="5360" calcext:value-type="float">
            <text:p>5360</text:p>
          </table:table-cell>
          <table:table-cell table:number-columns-repeated="1022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formula="of:=IF(MOD([.$F5363];[.A5366])=0;[.A5366];&quot;&quot;)" office:value-type="float" office:value="5361" calcext:value-type="float">
            <text:p>5361</text:p>
          </table:table-cell>
          <table:table-cell table:number-columns-repeated="1022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formula="of:=IF(MOD([.$F5364];[.A5367])=0;[.A5367];&quot;&quot;)" office:value-type="float" office:value="5362" calcext:value-type="float">
            <text:p>5362</text:p>
          </table:table-cell>
          <table:table-cell table:number-columns-repeated="1022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formula="of:=IF(MOD([.$F5365];[.A5368])=0;[.A5368];&quot;&quot;)" office:value-type="float" office:value="5363" calcext:value-type="float">
            <text:p>5363</text:p>
          </table:table-cell>
          <table:table-cell table:number-columns-repeated="1022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formula="of:=IF(MOD([.$F5366];[.A5369])=0;[.A5369];&quot;&quot;)" office:value-type="float" office:value="5364" calcext:value-type="float">
            <text:p>5364</text:p>
          </table:table-cell>
          <table:table-cell table:number-columns-repeated="1022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formula="of:=IF(MOD([.$F5367];[.A5370])=0;[.A5370];&quot;&quot;)" office:value-type="float" office:value="5365" calcext:value-type="float">
            <text:p>5365</text:p>
          </table:table-cell>
          <table:table-cell table:number-columns-repeated="1022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formula="of:=IF(MOD([.$F5368];[.A5371])=0;[.A5371];&quot;&quot;)" office:value-type="float" office:value="5366" calcext:value-type="float">
            <text:p>5366</text:p>
          </table:table-cell>
          <table:table-cell table:number-columns-repeated="1022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formula="of:=IF(MOD([.$F5369];[.A5372])=0;[.A5372];&quot;&quot;)" office:value-type="float" office:value="5367" calcext:value-type="float">
            <text:p>5367</text:p>
          </table:table-cell>
          <table:table-cell table:number-columns-repeated="1022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formula="of:=IF(MOD([.$F5370];[.A5373])=0;[.A5373];&quot;&quot;)" office:value-type="float" office:value="5368" calcext:value-type="float">
            <text:p>5368</text:p>
          </table:table-cell>
          <table:table-cell table:number-columns-repeated="1022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formula="of:=IF(MOD([.$F5371];[.A5374])=0;[.A5374];&quot;&quot;)" office:value-type="float" office:value="5369" calcext:value-type="float">
            <text:p>5369</text:p>
          </table:table-cell>
          <table:table-cell table:number-columns-repeated="1022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formula="of:=IF(MOD([.$F5372];[.A5375])=0;[.A5375];&quot;&quot;)" office:value-type="float" office:value="5370" calcext:value-type="float">
            <text:p>5370</text:p>
          </table:table-cell>
          <table:table-cell table:number-columns-repeated="1022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formula="of:=IF(MOD([.$F5373];[.A5376])=0;[.A5376];&quot;&quot;)" office:value-type="float" office:value="5371" calcext:value-type="float">
            <text:p>5371</text:p>
          </table:table-cell>
          <table:table-cell table:number-columns-repeated="1022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formula="of:=IF(MOD([.$F5374];[.A5377])=0;[.A5377];&quot;&quot;)" office:value-type="float" office:value="5372" calcext:value-type="float">
            <text:p>5372</text:p>
          </table:table-cell>
          <table:table-cell table:number-columns-repeated="1022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formula="of:=IF(MOD([.$F5375];[.A5378])=0;[.A5378];&quot;&quot;)" office:value-type="float" office:value="5373" calcext:value-type="float">
            <text:p>5373</text:p>
          </table:table-cell>
          <table:table-cell table:number-columns-repeated="1022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formula="of:=IF(MOD([.$F5376];[.A5379])=0;[.A5379];&quot;&quot;)" office:value-type="float" office:value="5374" calcext:value-type="float">
            <text:p>5374</text:p>
          </table:table-cell>
          <table:table-cell table:number-columns-repeated="1022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formula="of:=IF(MOD([.$F5377];[.A5380])=0;[.A5380];&quot;&quot;)" office:value-type="float" office:value="5375" calcext:value-type="float">
            <text:p>5375</text:p>
          </table:table-cell>
          <table:table-cell table:number-columns-repeated="1022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formula="of:=IF(MOD([.$F5378];[.A5381])=0;[.A5381];&quot;&quot;)" office:value-type="float" office:value="5376" calcext:value-type="float">
            <text:p>5376</text:p>
          </table:table-cell>
          <table:table-cell table:number-columns-repeated="1022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formula="of:=IF(MOD([.$F5379];[.A5382])=0;[.A5382];&quot;&quot;)" office:value-type="float" office:value="5377" calcext:value-type="float">
            <text:p>5377</text:p>
          </table:table-cell>
          <table:table-cell table:number-columns-repeated="1022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formula="of:=IF(MOD([.$F5380];[.A5383])=0;[.A5383];&quot;&quot;)" office:value-type="float" office:value="5378" calcext:value-type="float">
            <text:p>5378</text:p>
          </table:table-cell>
          <table:table-cell table:number-columns-repeated="1022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formula="of:=IF(MOD([.$F5381];[.A5384])=0;[.A5384];&quot;&quot;)" office:value-type="float" office:value="5379" calcext:value-type="float">
            <text:p>5379</text:p>
          </table:table-cell>
          <table:table-cell table:number-columns-repeated="1022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formula="of:=IF(MOD([.$F5382];[.A5385])=0;[.A5385];&quot;&quot;)" office:value-type="float" office:value="5380" calcext:value-type="float">
            <text:p>5380</text:p>
          </table:table-cell>
          <table:table-cell table:number-columns-repeated="1022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formula="of:=IF(MOD([.$F5383];[.A5386])=0;[.A5386];&quot;&quot;)" office:value-type="float" office:value="5381" calcext:value-type="float">
            <text:p>5381</text:p>
          </table:table-cell>
          <table:table-cell table:number-columns-repeated="1022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formula="of:=IF(MOD([.$F5384];[.A5387])=0;[.A5387];&quot;&quot;)" office:value-type="float" office:value="5382" calcext:value-type="float">
            <text:p>5382</text:p>
          </table:table-cell>
          <table:table-cell table:number-columns-repeated="1022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formula="of:=IF(MOD([.$F5385];[.A5388])=0;[.A5388];&quot;&quot;)" office:value-type="float" office:value="5383" calcext:value-type="float">
            <text:p>5383</text:p>
          </table:table-cell>
          <table:table-cell table:number-columns-repeated="1022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formula="of:=IF(MOD([.$F5386];[.A5389])=0;[.A5389];&quot;&quot;)" office:value-type="float" office:value="5384" calcext:value-type="float">
            <text:p>5384</text:p>
          </table:table-cell>
          <table:table-cell table:number-columns-repeated="1022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formula="of:=IF(MOD([.$F5387];[.A5390])=0;[.A5390];&quot;&quot;)" office:value-type="float" office:value="5385" calcext:value-type="float">
            <text:p>5385</text:p>
          </table:table-cell>
          <table:table-cell table:number-columns-repeated="1022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formula="of:=IF(MOD([.$F5388];[.A5391])=0;[.A5391];&quot;&quot;)" office:value-type="float" office:value="5386" calcext:value-type="float">
            <text:p>5386</text:p>
          </table:table-cell>
          <table:table-cell table:number-columns-repeated="1022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formula="of:=IF(MOD([.$F5389];[.A5392])=0;[.A5392];&quot;&quot;)" office:value-type="float" office:value="5387" calcext:value-type="float">
            <text:p>5387</text:p>
          </table:table-cell>
          <table:table-cell table:number-columns-repeated="1022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formula="of:=IF(MOD([.$F5390];[.A5393])=0;[.A5393];&quot;&quot;)" office:value-type="float" office:value="5388" calcext:value-type="float">
            <text:p>5388</text:p>
          </table:table-cell>
          <table:table-cell table:number-columns-repeated="1022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formula="of:=IF(MOD([.$F5391];[.A5394])=0;[.A5394];&quot;&quot;)" office:value-type="float" office:value="5389" calcext:value-type="float">
            <text:p>5389</text:p>
          </table:table-cell>
          <table:table-cell table:number-columns-repeated="1022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formula="of:=IF(MOD([.$F5392];[.A5395])=0;[.A5395];&quot;&quot;)" office:value-type="float" office:value="5390" calcext:value-type="float">
            <text:p>5390</text:p>
          </table:table-cell>
          <table:table-cell table:number-columns-repeated="1022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formula="of:=IF(MOD([.$F5393];[.A5396])=0;[.A5396];&quot;&quot;)" office:value-type="float" office:value="5391" calcext:value-type="float">
            <text:p>5391</text:p>
          </table:table-cell>
          <table:table-cell table:number-columns-repeated="1022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formula="of:=IF(MOD([.$F5394];[.A5397])=0;[.A5397];&quot;&quot;)" office:value-type="float" office:value="5392" calcext:value-type="float">
            <text:p>5392</text:p>
          </table:table-cell>
          <table:table-cell table:number-columns-repeated="1022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formula="of:=IF(MOD([.$F5395];[.A5398])=0;[.A5398];&quot;&quot;)" office:value-type="float" office:value="5393" calcext:value-type="float">
            <text:p>5393</text:p>
          </table:table-cell>
          <table:table-cell table:number-columns-repeated="1022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formula="of:=IF(MOD([.$F5396];[.A5399])=0;[.A5399];&quot;&quot;)" office:value-type="float" office:value="5394" calcext:value-type="float">
            <text:p>5394</text:p>
          </table:table-cell>
          <table:table-cell table:number-columns-repeated="1022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formula="of:=IF(MOD([.$F5397];[.A5400])=0;[.A5400];&quot;&quot;)" office:value-type="float" office:value="5395" calcext:value-type="float">
            <text:p>5395</text:p>
          </table:table-cell>
          <table:table-cell table:number-columns-repeated="1022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formula="of:=IF(MOD([.$F5398];[.A5401])=0;[.A5401];&quot;&quot;)" office:value-type="float" office:value="5396" calcext:value-type="float">
            <text:p>5396</text:p>
          </table:table-cell>
          <table:table-cell table:number-columns-repeated="1022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formula="of:=IF(MOD([.$F5399];[.A5402])=0;[.A5402];&quot;&quot;)" office:value-type="float" office:value="5397" calcext:value-type="float">
            <text:p>5397</text:p>
          </table:table-cell>
          <table:table-cell table:number-columns-repeated="1022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formula="of:=IF(MOD([.$F5400];[.A5403])=0;[.A5403];&quot;&quot;)" office:value-type="float" office:value="5398" calcext:value-type="float">
            <text:p>5398</text:p>
          </table:table-cell>
          <table:table-cell table:number-columns-repeated="1022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formula="of:=IF(MOD([.$F5401];[.A5404])=0;[.A5404];&quot;&quot;)" office:value-type="float" office:value="5399" calcext:value-type="float">
            <text:p>5399</text:p>
          </table:table-cell>
          <table:table-cell table:number-columns-repeated="1022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formula="of:=IF(MOD([.$F5402];[.A5405])=0;[.A5405];&quot;&quot;)" office:value-type="float" office:value="5400" calcext:value-type="float">
            <text:p>5400</text:p>
          </table:table-cell>
          <table:table-cell table:number-columns-repeated="1022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formula="of:=IF(MOD([.$F5403];[.A5406])=0;[.A5406];&quot;&quot;)" office:value-type="float" office:value="5401" calcext:value-type="float">
            <text:p>5401</text:p>
          </table:table-cell>
          <table:table-cell table:number-columns-repeated="1022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formula="of:=IF(MOD([.$F5404];[.A5407])=0;[.A5407];&quot;&quot;)" office:value-type="float" office:value="5402" calcext:value-type="float">
            <text:p>5402</text:p>
          </table:table-cell>
          <table:table-cell table:number-columns-repeated="1022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formula="of:=IF(MOD([.$F5405];[.A5408])=0;[.A5408];&quot;&quot;)" office:value-type="float" office:value="5403" calcext:value-type="float">
            <text:p>5403</text:p>
          </table:table-cell>
          <table:table-cell table:number-columns-repeated="1022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formula="of:=IF(MOD([.$F5406];[.A5409])=0;[.A5409];&quot;&quot;)" office:value-type="float" office:value="5404" calcext:value-type="float">
            <text:p>5404</text:p>
          </table:table-cell>
          <table:table-cell table:number-columns-repeated="1022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formula="of:=IF(MOD([.$F5407];[.A5410])=0;[.A5410];&quot;&quot;)" office:value-type="float" office:value="5405" calcext:value-type="float">
            <text:p>5405</text:p>
          </table:table-cell>
          <table:table-cell table:number-columns-repeated="1022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formula="of:=IF(MOD([.$F5408];[.A5411])=0;[.A5411];&quot;&quot;)" office:value-type="float" office:value="5406" calcext:value-type="float">
            <text:p>5406</text:p>
          </table:table-cell>
          <table:table-cell table:number-columns-repeated="1022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formula="of:=IF(MOD([.$F5409];[.A5412])=0;[.A5412];&quot;&quot;)" office:value-type="float" office:value="5407" calcext:value-type="float">
            <text:p>5407</text:p>
          </table:table-cell>
          <table:table-cell table:number-columns-repeated="1022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formula="of:=IF(MOD([.$F5410];[.A5413])=0;[.A5413];&quot;&quot;)" office:value-type="float" office:value="5408" calcext:value-type="float">
            <text:p>5408</text:p>
          </table:table-cell>
          <table:table-cell table:number-columns-repeated="1022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formula="of:=IF(MOD([.$F5411];[.A5414])=0;[.A5414];&quot;&quot;)" office:value-type="float" office:value="5409" calcext:value-type="float">
            <text:p>5409</text:p>
          </table:table-cell>
          <table:table-cell table:number-columns-repeated="1022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formula="of:=IF(MOD([.$F5412];[.A5415])=0;[.A5415];&quot;&quot;)" office:value-type="float" office:value="5410" calcext:value-type="float">
            <text:p>5410</text:p>
          </table:table-cell>
          <table:table-cell table:number-columns-repeated="1022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formula="of:=IF(MOD([.$F5413];[.A5416])=0;[.A5416];&quot;&quot;)" office:value-type="float" office:value="5411" calcext:value-type="float">
            <text:p>5411</text:p>
          </table:table-cell>
          <table:table-cell table:number-columns-repeated="1022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formula="of:=IF(MOD([.$F5414];[.A5417])=0;[.A5417];&quot;&quot;)" office:value-type="float" office:value="5412" calcext:value-type="float">
            <text:p>5412</text:p>
          </table:table-cell>
          <table:table-cell table:number-columns-repeated="1022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formula="of:=IF(MOD([.$F5415];[.A5418])=0;[.A5418];&quot;&quot;)" office:value-type="float" office:value="5413" calcext:value-type="float">
            <text:p>5413</text:p>
          </table:table-cell>
          <table:table-cell table:number-columns-repeated="1022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formula="of:=IF(MOD([.$F5416];[.A5419])=0;[.A5419];&quot;&quot;)" office:value-type="float" office:value="5414" calcext:value-type="float">
            <text:p>5414</text:p>
          </table:table-cell>
          <table:table-cell table:number-columns-repeated="1022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formula="of:=IF(MOD([.$F5417];[.A5420])=0;[.A5420];&quot;&quot;)" office:value-type="float" office:value="5415" calcext:value-type="float">
            <text:p>5415</text:p>
          </table:table-cell>
          <table:table-cell table:number-columns-repeated="1022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formula="of:=IF(MOD([.$F5418];[.A5421])=0;[.A5421];&quot;&quot;)" office:value-type="float" office:value="5416" calcext:value-type="float">
            <text:p>5416</text:p>
          </table:table-cell>
          <table:table-cell table:number-columns-repeated="1022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formula="of:=IF(MOD([.$F5419];[.A5422])=0;[.A5422];&quot;&quot;)" office:value-type="float" office:value="5417" calcext:value-type="float">
            <text:p>5417</text:p>
          </table:table-cell>
          <table:table-cell table:number-columns-repeated="1022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formula="of:=IF(MOD([.$F5420];[.A5423])=0;[.A5423];&quot;&quot;)" office:value-type="float" office:value="5418" calcext:value-type="float">
            <text:p>5418</text:p>
          </table:table-cell>
          <table:table-cell table:number-columns-repeated="1022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formula="of:=IF(MOD([.$F5421];[.A5424])=0;[.A5424];&quot;&quot;)" office:value-type="float" office:value="5419" calcext:value-type="float">
            <text:p>5419</text:p>
          </table:table-cell>
          <table:table-cell table:number-columns-repeated="1022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formula="of:=IF(MOD([.$F5422];[.A5425])=0;[.A5425];&quot;&quot;)" office:value-type="float" office:value="5420" calcext:value-type="float">
            <text:p>5420</text:p>
          </table:table-cell>
          <table:table-cell table:number-columns-repeated="1022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formula="of:=IF(MOD([.$F5423];[.A5426])=0;[.A5426];&quot;&quot;)" office:value-type="float" office:value="5421" calcext:value-type="float">
            <text:p>5421</text:p>
          </table:table-cell>
          <table:table-cell table:number-columns-repeated="1022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formula="of:=IF(MOD([.$F5424];[.A5427])=0;[.A5427];&quot;&quot;)" office:value-type="float" office:value="5422" calcext:value-type="float">
            <text:p>5422</text:p>
          </table:table-cell>
          <table:table-cell table:number-columns-repeated="1022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formula="of:=IF(MOD([.$F5425];[.A5428])=0;[.A5428];&quot;&quot;)" office:value-type="float" office:value="5423" calcext:value-type="float">
            <text:p>5423</text:p>
          </table:table-cell>
          <table:table-cell table:number-columns-repeated="1022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formula="of:=IF(MOD([.$F5426];[.A5429])=0;[.A5429];&quot;&quot;)" office:value-type="float" office:value="5424" calcext:value-type="float">
            <text:p>5424</text:p>
          </table:table-cell>
          <table:table-cell table:number-columns-repeated="1022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formula="of:=IF(MOD([.$F5427];[.A5430])=0;[.A5430];&quot;&quot;)" office:value-type="float" office:value="5425" calcext:value-type="float">
            <text:p>5425</text:p>
          </table:table-cell>
          <table:table-cell table:number-columns-repeated="1022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formula="of:=IF(MOD([.$F5428];[.A5431])=0;[.A5431];&quot;&quot;)" office:value-type="float" office:value="5426" calcext:value-type="float">
            <text:p>5426</text:p>
          </table:table-cell>
          <table:table-cell table:number-columns-repeated="1022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formula="of:=IF(MOD([.$F5429];[.A5432])=0;[.A5432];&quot;&quot;)" office:value-type="float" office:value="5427" calcext:value-type="float">
            <text:p>5427</text:p>
          </table:table-cell>
          <table:table-cell table:number-columns-repeated="1022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formula="of:=IF(MOD([.$F5430];[.A5433])=0;[.A5433];&quot;&quot;)" office:value-type="float" office:value="5428" calcext:value-type="float">
            <text:p>5428</text:p>
          </table:table-cell>
          <table:table-cell table:number-columns-repeated="1022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formula="of:=IF(MOD([.$F5431];[.A5434])=0;[.A5434];&quot;&quot;)" office:value-type="float" office:value="5429" calcext:value-type="float">
            <text:p>5429</text:p>
          </table:table-cell>
          <table:table-cell table:number-columns-repeated="1022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formula="of:=IF(MOD([.$F5432];[.A5435])=0;[.A5435];&quot;&quot;)" office:value-type="float" office:value="5430" calcext:value-type="float">
            <text:p>5430</text:p>
          </table:table-cell>
          <table:table-cell table:number-columns-repeated="1022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formula="of:=IF(MOD([.$F5433];[.A5436])=0;[.A5436];&quot;&quot;)" office:value-type="float" office:value="5431" calcext:value-type="float">
            <text:p>5431</text:p>
          </table:table-cell>
          <table:table-cell table:number-columns-repeated="1022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formula="of:=IF(MOD([.$F5434];[.A5437])=0;[.A5437];&quot;&quot;)" office:value-type="float" office:value="5432" calcext:value-type="float">
            <text:p>5432</text:p>
          </table:table-cell>
          <table:table-cell table:number-columns-repeated="1022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formula="of:=IF(MOD([.$F5435];[.A5438])=0;[.A5438];&quot;&quot;)" office:value-type="float" office:value="5433" calcext:value-type="float">
            <text:p>5433</text:p>
          </table:table-cell>
          <table:table-cell table:number-columns-repeated="1022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formula="of:=IF(MOD([.$F5436];[.A5439])=0;[.A5439];&quot;&quot;)" office:value-type="float" office:value="5434" calcext:value-type="float">
            <text:p>5434</text:p>
          </table:table-cell>
          <table:table-cell table:number-columns-repeated="1022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formula="of:=IF(MOD([.$F5437];[.A5440])=0;[.A5440];&quot;&quot;)" office:value-type="float" office:value="5435" calcext:value-type="float">
            <text:p>5435</text:p>
          </table:table-cell>
          <table:table-cell table:number-columns-repeated="1022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formula="of:=IF(MOD([.$F5438];[.A5441])=0;[.A5441];&quot;&quot;)" office:value-type="float" office:value="5436" calcext:value-type="float">
            <text:p>5436</text:p>
          </table:table-cell>
          <table:table-cell table:number-columns-repeated="1022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formula="of:=IF(MOD([.$F5439];[.A5442])=0;[.A5442];&quot;&quot;)" office:value-type="float" office:value="5437" calcext:value-type="float">
            <text:p>5437</text:p>
          </table:table-cell>
          <table:table-cell table:number-columns-repeated="1022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formula="of:=IF(MOD([.$F5440];[.A5443])=0;[.A5443];&quot;&quot;)" office:value-type="float" office:value="5438" calcext:value-type="float">
            <text:p>5438</text:p>
          </table:table-cell>
          <table:table-cell table:number-columns-repeated="1022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formula="of:=IF(MOD([.$F5441];[.A5444])=0;[.A5444];&quot;&quot;)" office:value-type="float" office:value="5439" calcext:value-type="float">
            <text:p>5439</text:p>
          </table:table-cell>
          <table:table-cell table:number-columns-repeated="1022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formula="of:=IF(MOD([.$F5442];[.A5445])=0;[.A5445];&quot;&quot;)" office:value-type="float" office:value="5440" calcext:value-type="float">
            <text:p>5440</text:p>
          </table:table-cell>
          <table:table-cell table:number-columns-repeated="1022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formula="of:=IF(MOD([.$F5443];[.A5446])=0;[.A5446];&quot;&quot;)" office:value-type="float" office:value="5441" calcext:value-type="float">
            <text:p>5441</text:p>
          </table:table-cell>
          <table:table-cell table:number-columns-repeated="1022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formula="of:=IF(MOD([.$F5444];[.A5447])=0;[.A5447];&quot;&quot;)" office:value-type="float" office:value="5442" calcext:value-type="float">
            <text:p>5442</text:p>
          </table:table-cell>
          <table:table-cell table:number-columns-repeated="1022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formula="of:=IF(MOD([.$F5445];[.A5448])=0;[.A5448];&quot;&quot;)" office:value-type="float" office:value="5443" calcext:value-type="float">
            <text:p>5443</text:p>
          </table:table-cell>
          <table:table-cell table:number-columns-repeated="1022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formula="of:=IF(MOD([.$F5446];[.A5449])=0;[.A5449];&quot;&quot;)" office:value-type="float" office:value="5444" calcext:value-type="float">
            <text:p>5444</text:p>
          </table:table-cell>
          <table:table-cell table:number-columns-repeated="1022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formula="of:=IF(MOD([.$F5447];[.A5450])=0;[.A5450];&quot;&quot;)" office:value-type="float" office:value="5445" calcext:value-type="float">
            <text:p>5445</text:p>
          </table:table-cell>
          <table:table-cell table:number-columns-repeated="1022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formula="of:=IF(MOD([.$F5448];[.A5451])=0;[.A5451];&quot;&quot;)" office:value-type="float" office:value="5446" calcext:value-type="float">
            <text:p>5446</text:p>
          </table:table-cell>
          <table:table-cell table:number-columns-repeated="1022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formula="of:=IF(MOD([.$F5449];[.A5452])=0;[.A5452];&quot;&quot;)" office:value-type="float" office:value="5447" calcext:value-type="float">
            <text:p>5447</text:p>
          </table:table-cell>
          <table:table-cell table:number-columns-repeated="1022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formula="of:=IF(MOD([.$F5450];[.A5453])=0;[.A5453];&quot;&quot;)" office:value-type="float" office:value="5448" calcext:value-type="float">
            <text:p>5448</text:p>
          </table:table-cell>
          <table:table-cell table:number-columns-repeated="1022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formula="of:=IF(MOD([.$F5451];[.A5454])=0;[.A5454];&quot;&quot;)" office:value-type="float" office:value="5449" calcext:value-type="float">
            <text:p>5449</text:p>
          </table:table-cell>
          <table:table-cell table:number-columns-repeated="1022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formula="of:=IF(MOD([.$F5452];[.A5455])=0;[.A5455];&quot;&quot;)" office:value-type="float" office:value="5450" calcext:value-type="float">
            <text:p>5450</text:p>
          </table:table-cell>
          <table:table-cell table:number-columns-repeated="1022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formula="of:=IF(MOD([.$F5453];[.A5456])=0;[.A5456];&quot;&quot;)" office:value-type="float" office:value="5451" calcext:value-type="float">
            <text:p>5451</text:p>
          </table:table-cell>
          <table:table-cell table:number-columns-repeated="1022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formula="of:=IF(MOD([.$F5454];[.A5457])=0;[.A5457];&quot;&quot;)" office:value-type="float" office:value="5452" calcext:value-type="float">
            <text:p>5452</text:p>
          </table:table-cell>
          <table:table-cell table:number-columns-repeated="1022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formula="of:=IF(MOD([.$F5455];[.A5458])=0;[.A5458];&quot;&quot;)" office:value-type="float" office:value="5453" calcext:value-type="float">
            <text:p>5453</text:p>
          </table:table-cell>
          <table:table-cell table:number-columns-repeated="1022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formula="of:=IF(MOD([.$F5456];[.A5459])=0;[.A5459];&quot;&quot;)" office:value-type="float" office:value="5454" calcext:value-type="float">
            <text:p>5454</text:p>
          </table:table-cell>
          <table:table-cell table:number-columns-repeated="1022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formula="of:=IF(MOD([.$F5457];[.A5460])=0;[.A5460];&quot;&quot;)" office:value-type="float" office:value="5455" calcext:value-type="float">
            <text:p>5455</text:p>
          </table:table-cell>
          <table:table-cell table:number-columns-repeated="1022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formula="of:=IF(MOD([.$F5458];[.A5461])=0;[.A5461];&quot;&quot;)" office:value-type="float" office:value="5456" calcext:value-type="float">
            <text:p>5456</text:p>
          </table:table-cell>
          <table:table-cell table:number-columns-repeated="1022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formula="of:=IF(MOD([.$F5459];[.A5462])=0;[.A5462];&quot;&quot;)" office:value-type="float" office:value="5457" calcext:value-type="float">
            <text:p>5457</text:p>
          </table:table-cell>
          <table:table-cell table:number-columns-repeated="1022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formula="of:=IF(MOD([.$F5460];[.A5463])=0;[.A5463];&quot;&quot;)" office:value-type="float" office:value="5458" calcext:value-type="float">
            <text:p>5458</text:p>
          </table:table-cell>
          <table:table-cell table:number-columns-repeated="1022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formula="of:=IF(MOD([.$F5461];[.A5464])=0;[.A5464];&quot;&quot;)" office:value-type="float" office:value="5459" calcext:value-type="float">
            <text:p>5459</text:p>
          </table:table-cell>
          <table:table-cell table:number-columns-repeated="1022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formula="of:=IF(MOD([.$F5462];[.A5465])=0;[.A5465];&quot;&quot;)" office:value-type="float" office:value="5460" calcext:value-type="float">
            <text:p>5460</text:p>
          </table:table-cell>
          <table:table-cell table:number-columns-repeated="1022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formula="of:=IF(MOD([.$F5463];[.A5466])=0;[.A5466];&quot;&quot;)" office:value-type="float" office:value="5461" calcext:value-type="float">
            <text:p>5461</text:p>
          </table:table-cell>
          <table:table-cell table:number-columns-repeated="1022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formula="of:=IF(MOD([.$F5464];[.A5467])=0;[.A5467];&quot;&quot;)" office:value-type="float" office:value="5462" calcext:value-type="float">
            <text:p>5462</text:p>
          </table:table-cell>
          <table:table-cell table:number-columns-repeated="1022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formula="of:=IF(MOD([.$F5465];[.A5468])=0;[.A5468];&quot;&quot;)" office:value-type="float" office:value="5463" calcext:value-type="float">
            <text:p>5463</text:p>
          </table:table-cell>
          <table:table-cell table:number-columns-repeated="1022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formula="of:=IF(MOD([.$F5466];[.A5469])=0;[.A5469];&quot;&quot;)" office:value-type="float" office:value="5464" calcext:value-type="float">
            <text:p>5464</text:p>
          </table:table-cell>
          <table:table-cell table:number-columns-repeated="1022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formula="of:=IF(MOD([.$F5467];[.A5470])=0;[.A5470];&quot;&quot;)" office:value-type="float" office:value="5465" calcext:value-type="float">
            <text:p>5465</text:p>
          </table:table-cell>
          <table:table-cell table:number-columns-repeated="1022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formula="of:=IF(MOD([.$F5468];[.A5471])=0;[.A5471];&quot;&quot;)" office:value-type="float" office:value="5466" calcext:value-type="float">
            <text:p>5466</text:p>
          </table:table-cell>
          <table:table-cell table:number-columns-repeated="1022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formula="of:=IF(MOD([.$F5469];[.A5472])=0;[.A5472];&quot;&quot;)" office:value-type="float" office:value="5467" calcext:value-type="float">
            <text:p>5467</text:p>
          </table:table-cell>
          <table:table-cell table:number-columns-repeated="1022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formula="of:=IF(MOD([.$F5470];[.A5473])=0;[.A5473];&quot;&quot;)" office:value-type="float" office:value="5468" calcext:value-type="float">
            <text:p>5468</text:p>
          </table:table-cell>
          <table:table-cell table:number-columns-repeated="1022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formula="of:=IF(MOD([.$F5471];[.A5474])=0;[.A5474];&quot;&quot;)" office:value-type="float" office:value="5469" calcext:value-type="float">
            <text:p>5469</text:p>
          </table:table-cell>
          <table:table-cell table:number-columns-repeated="1022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formula="of:=IF(MOD([.$F5472];[.A5475])=0;[.A5475];&quot;&quot;)" office:value-type="float" office:value="5470" calcext:value-type="float">
            <text:p>5470</text:p>
          </table:table-cell>
          <table:table-cell table:number-columns-repeated="1022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formula="of:=IF(MOD([.$F5473];[.A5476])=0;[.A5476];&quot;&quot;)" office:value-type="float" office:value="5471" calcext:value-type="float">
            <text:p>5471</text:p>
          </table:table-cell>
          <table:table-cell table:number-columns-repeated="1022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formula="of:=IF(MOD([.$F5474];[.A5477])=0;[.A5477];&quot;&quot;)" office:value-type="float" office:value="5472" calcext:value-type="float">
            <text:p>5472</text:p>
          </table:table-cell>
          <table:table-cell table:number-columns-repeated="1022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formula="of:=IF(MOD([.$F5475];[.A5478])=0;[.A5478];&quot;&quot;)" office:value-type="float" office:value="5473" calcext:value-type="float">
            <text:p>5473</text:p>
          </table:table-cell>
          <table:table-cell table:number-columns-repeated="1022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formula="of:=IF(MOD([.$F5476];[.A5479])=0;[.A5479];&quot;&quot;)" office:value-type="float" office:value="5474" calcext:value-type="float">
            <text:p>5474</text:p>
          </table:table-cell>
          <table:table-cell table:number-columns-repeated="1022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formula="of:=IF(MOD([.$F5477];[.A5480])=0;[.A5480];&quot;&quot;)" office:value-type="float" office:value="5475" calcext:value-type="float">
            <text:p>5475</text:p>
          </table:table-cell>
          <table:table-cell table:number-columns-repeated="1022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formula="of:=IF(MOD([.$F5478];[.A5481])=0;[.A5481];&quot;&quot;)" office:value-type="float" office:value="5476" calcext:value-type="float">
            <text:p>5476</text:p>
          </table:table-cell>
          <table:table-cell table:number-columns-repeated="1022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formula="of:=IF(MOD([.$F5479];[.A5482])=0;[.A5482];&quot;&quot;)" office:value-type="float" office:value="5477" calcext:value-type="float">
            <text:p>5477</text:p>
          </table:table-cell>
          <table:table-cell table:number-columns-repeated="1022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formula="of:=IF(MOD([.$F5480];[.A5483])=0;[.A5483];&quot;&quot;)" office:value-type="float" office:value="5478" calcext:value-type="float">
            <text:p>5478</text:p>
          </table:table-cell>
          <table:table-cell table:number-columns-repeated="1022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formula="of:=IF(MOD([.$F5481];[.A5484])=0;[.A5484];&quot;&quot;)" office:value-type="float" office:value="5479" calcext:value-type="float">
            <text:p>5479</text:p>
          </table:table-cell>
          <table:table-cell table:number-columns-repeated="1022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formula="of:=IF(MOD([.$F5482];[.A5485])=0;[.A5485];&quot;&quot;)" office:value-type="float" office:value="5480" calcext:value-type="float">
            <text:p>5480</text:p>
          </table:table-cell>
          <table:table-cell table:number-columns-repeated="1022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formula="of:=IF(MOD([.$F5483];[.A5486])=0;[.A5486];&quot;&quot;)" office:value-type="float" office:value="5481" calcext:value-type="float">
            <text:p>5481</text:p>
          </table:table-cell>
          <table:table-cell table:number-columns-repeated="1022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formula="of:=IF(MOD([.$F5484];[.A5487])=0;[.A5487];&quot;&quot;)" office:value-type="float" office:value="5482" calcext:value-type="float">
            <text:p>5482</text:p>
          </table:table-cell>
          <table:table-cell table:number-columns-repeated="1022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formula="of:=IF(MOD([.$F5485];[.A5488])=0;[.A5488];&quot;&quot;)" office:value-type="float" office:value="5483" calcext:value-type="float">
            <text:p>5483</text:p>
          </table:table-cell>
          <table:table-cell table:number-columns-repeated="1022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formula="of:=IF(MOD([.$F5486];[.A5489])=0;[.A5489];&quot;&quot;)" office:value-type="float" office:value="5484" calcext:value-type="float">
            <text:p>5484</text:p>
          </table:table-cell>
          <table:table-cell table:number-columns-repeated="1022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formula="of:=IF(MOD([.$F5487];[.A5490])=0;[.A5490];&quot;&quot;)" office:value-type="float" office:value="5485" calcext:value-type="float">
            <text:p>5485</text:p>
          </table:table-cell>
          <table:table-cell table:number-columns-repeated="1022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formula="of:=IF(MOD([.$F5488];[.A5491])=0;[.A5491];&quot;&quot;)" office:value-type="float" office:value="5486" calcext:value-type="float">
            <text:p>5486</text:p>
          </table:table-cell>
          <table:table-cell table:number-columns-repeated="1022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formula="of:=IF(MOD([.$F5489];[.A5492])=0;[.A5492];&quot;&quot;)" office:value-type="float" office:value="5487" calcext:value-type="float">
            <text:p>5487</text:p>
          </table:table-cell>
          <table:table-cell table:number-columns-repeated="1022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formula="of:=IF(MOD([.$F5490];[.A5493])=0;[.A5493];&quot;&quot;)" office:value-type="float" office:value="5488" calcext:value-type="float">
            <text:p>5488</text:p>
          </table:table-cell>
          <table:table-cell table:number-columns-repeated="1022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formula="of:=IF(MOD([.$F5491];[.A5494])=0;[.A5494];&quot;&quot;)" office:value-type="float" office:value="5489" calcext:value-type="float">
            <text:p>5489</text:p>
          </table:table-cell>
          <table:table-cell table:number-columns-repeated="1022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formula="of:=IF(MOD([.$F5492];[.A5495])=0;[.A5495];&quot;&quot;)" office:value-type="float" office:value="5490" calcext:value-type="float">
            <text:p>5490</text:p>
          </table:table-cell>
          <table:table-cell table:number-columns-repeated="1022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formula="of:=IF(MOD([.$F5493];[.A5496])=0;[.A5496];&quot;&quot;)" office:value-type="float" office:value="5491" calcext:value-type="float">
            <text:p>5491</text:p>
          </table:table-cell>
          <table:table-cell table:number-columns-repeated="1022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formula="of:=IF(MOD([.$F5494];[.A5497])=0;[.A5497];&quot;&quot;)" office:value-type="float" office:value="5492" calcext:value-type="float">
            <text:p>5492</text:p>
          </table:table-cell>
          <table:table-cell table:number-columns-repeated="1022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formula="of:=IF(MOD([.$F5495];[.A5498])=0;[.A5498];&quot;&quot;)" office:value-type="float" office:value="5493" calcext:value-type="float">
            <text:p>5493</text:p>
          </table:table-cell>
          <table:table-cell table:number-columns-repeated="1022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formula="of:=IF(MOD([.$F5496];[.A5499])=0;[.A5499];&quot;&quot;)" office:value-type="float" office:value="5494" calcext:value-type="float">
            <text:p>5494</text:p>
          </table:table-cell>
          <table:table-cell table:number-columns-repeated="1022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formula="of:=IF(MOD([.$F5497];[.A5500])=0;[.A5500];&quot;&quot;)" office:value-type="float" office:value="5495" calcext:value-type="float">
            <text:p>5495</text:p>
          </table:table-cell>
          <table:table-cell table:number-columns-repeated="1022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formula="of:=IF(MOD([.$F5498];[.A5501])=0;[.A5501];&quot;&quot;)" office:value-type="float" office:value="5496" calcext:value-type="float">
            <text:p>5496</text:p>
          </table:table-cell>
          <table:table-cell table:number-columns-repeated="1022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formula="of:=IF(MOD([.$F5499];[.A5502])=0;[.A5502];&quot;&quot;)" office:value-type="float" office:value="5497" calcext:value-type="float">
            <text:p>5497</text:p>
          </table:table-cell>
          <table:table-cell table:number-columns-repeated="1022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formula="of:=IF(MOD([.$F5500];[.A5503])=0;[.A5503];&quot;&quot;)" office:value-type="float" office:value="5498" calcext:value-type="float">
            <text:p>5498</text:p>
          </table:table-cell>
          <table:table-cell table:number-columns-repeated="1022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formula="of:=IF(MOD([.$F5501];[.A5504])=0;[.A5504];&quot;&quot;)" office:value-type="float" office:value="5499" calcext:value-type="float">
            <text:p>5499</text:p>
          </table:table-cell>
          <table:table-cell table:number-columns-repeated="1022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formula="of:=IF(MOD([.$F5502];[.A5505])=0;[.A5505];&quot;&quot;)" office:value-type="float" office:value="5500" calcext:value-type="float">
            <text:p>5500</text:p>
          </table:table-cell>
          <table:table-cell table:number-columns-repeated="1022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formula="of:=IF(MOD([.$F5503];[.A5506])=0;[.A5506];&quot;&quot;)" office:value-type="float" office:value="5501" calcext:value-type="float">
            <text:p>5501</text:p>
          </table:table-cell>
          <table:table-cell table:number-columns-repeated="1022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formula="of:=IF(MOD([.$F5504];[.A5507])=0;[.A5507];&quot;&quot;)" office:value-type="float" office:value="5502" calcext:value-type="float">
            <text:p>5502</text:p>
          </table:table-cell>
          <table:table-cell table:number-columns-repeated="1022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formula="of:=IF(MOD([.$F5505];[.A5508])=0;[.A5508];&quot;&quot;)" office:value-type="float" office:value="5503" calcext:value-type="float">
            <text:p>5503</text:p>
          </table:table-cell>
          <table:table-cell table:number-columns-repeated="1022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formula="of:=IF(MOD([.$F5506];[.A5509])=0;[.A5509];&quot;&quot;)" office:value-type="float" office:value="5504" calcext:value-type="float">
            <text:p>5504</text:p>
          </table:table-cell>
          <table:table-cell table:number-columns-repeated="1022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formula="of:=IF(MOD([.$F5507];[.A5510])=0;[.A5510];&quot;&quot;)" office:value-type="float" office:value="5505" calcext:value-type="float">
            <text:p>5505</text:p>
          </table:table-cell>
          <table:table-cell table:number-columns-repeated="1022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formula="of:=IF(MOD([.$F5508];[.A5511])=0;[.A5511];&quot;&quot;)" office:value-type="float" office:value="5506" calcext:value-type="float">
            <text:p>5506</text:p>
          </table:table-cell>
          <table:table-cell table:number-columns-repeated="1022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formula="of:=IF(MOD([.$F5509];[.A5512])=0;[.A5512];&quot;&quot;)" office:value-type="float" office:value="5507" calcext:value-type="float">
            <text:p>5507</text:p>
          </table:table-cell>
          <table:table-cell table:number-columns-repeated="1022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formula="of:=IF(MOD([.$F5510];[.A5513])=0;[.A5513];&quot;&quot;)" office:value-type="float" office:value="5508" calcext:value-type="float">
            <text:p>5508</text:p>
          </table:table-cell>
          <table:table-cell table:number-columns-repeated="1022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formula="of:=IF(MOD([.$F5511];[.A5514])=0;[.A5514];&quot;&quot;)" office:value-type="float" office:value="5509" calcext:value-type="float">
            <text:p>5509</text:p>
          </table:table-cell>
          <table:table-cell table:number-columns-repeated="1022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formula="of:=IF(MOD([.$F5512];[.A5515])=0;[.A5515];&quot;&quot;)" office:value-type="float" office:value="5510" calcext:value-type="float">
            <text:p>5510</text:p>
          </table:table-cell>
          <table:table-cell table:number-columns-repeated="1022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formula="of:=IF(MOD([.$F5513];[.A5516])=0;[.A5516];&quot;&quot;)" office:value-type="float" office:value="5511" calcext:value-type="float">
            <text:p>5511</text:p>
          </table:table-cell>
          <table:table-cell table:number-columns-repeated="1022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formula="of:=IF(MOD([.$F5514];[.A5517])=0;[.A5517];&quot;&quot;)" office:value-type="float" office:value="5512" calcext:value-type="float">
            <text:p>5512</text:p>
          </table:table-cell>
          <table:table-cell table:number-columns-repeated="1022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formula="of:=IF(MOD([.$F5515];[.A5518])=0;[.A5518];&quot;&quot;)" office:value-type="float" office:value="5513" calcext:value-type="float">
            <text:p>5513</text:p>
          </table:table-cell>
          <table:table-cell table:number-columns-repeated="1022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formula="of:=IF(MOD([.$F5516];[.A5519])=0;[.A5519];&quot;&quot;)" office:value-type="float" office:value="5514" calcext:value-type="float">
            <text:p>5514</text:p>
          </table:table-cell>
          <table:table-cell table:number-columns-repeated="1022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formula="of:=IF(MOD([.$F5517];[.A5520])=0;[.A5520];&quot;&quot;)" office:value-type="float" office:value="5515" calcext:value-type="float">
            <text:p>5515</text:p>
          </table:table-cell>
          <table:table-cell table:number-columns-repeated="1022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formula="of:=IF(MOD([.$F5518];[.A5521])=0;[.A5521];&quot;&quot;)" office:value-type="float" office:value="5516" calcext:value-type="float">
            <text:p>5516</text:p>
          </table:table-cell>
          <table:table-cell table:number-columns-repeated="1022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formula="of:=IF(MOD([.$F5519];[.A5522])=0;[.A5522];&quot;&quot;)" office:value-type="float" office:value="5517" calcext:value-type="float">
            <text:p>5517</text:p>
          </table:table-cell>
          <table:table-cell table:number-columns-repeated="1022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formula="of:=IF(MOD([.$F5520];[.A5523])=0;[.A5523];&quot;&quot;)" office:value-type="float" office:value="5518" calcext:value-type="float">
            <text:p>5518</text:p>
          </table:table-cell>
          <table:table-cell table:number-columns-repeated="1022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formula="of:=IF(MOD([.$F5521];[.A5524])=0;[.A5524];&quot;&quot;)" office:value-type="float" office:value="5519" calcext:value-type="float">
            <text:p>5519</text:p>
          </table:table-cell>
          <table:table-cell table:number-columns-repeated="1022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formula="of:=IF(MOD([.$F5522];[.A5525])=0;[.A5525];&quot;&quot;)" office:value-type="float" office:value="5520" calcext:value-type="float">
            <text:p>5520</text:p>
          </table:table-cell>
          <table:table-cell table:number-columns-repeated="1022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formula="of:=IF(MOD([.$F5523];[.A5526])=0;[.A5526];&quot;&quot;)" office:value-type="float" office:value="5521" calcext:value-type="float">
            <text:p>5521</text:p>
          </table:table-cell>
          <table:table-cell table:number-columns-repeated="1022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formula="of:=IF(MOD([.$F5524];[.A5527])=0;[.A5527];&quot;&quot;)" office:value-type="float" office:value="5522" calcext:value-type="float">
            <text:p>5522</text:p>
          </table:table-cell>
          <table:table-cell table:number-columns-repeated="1022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formula="of:=IF(MOD([.$F5525];[.A5528])=0;[.A5528];&quot;&quot;)" office:value-type="float" office:value="5523" calcext:value-type="float">
            <text:p>5523</text:p>
          </table:table-cell>
          <table:table-cell table:number-columns-repeated="1022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formula="of:=IF(MOD([.$F5526];[.A5529])=0;[.A5529];&quot;&quot;)" office:value-type="float" office:value="5524" calcext:value-type="float">
            <text:p>5524</text:p>
          </table:table-cell>
          <table:table-cell table:number-columns-repeated="1022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formula="of:=IF(MOD([.$F5527];[.A5530])=0;[.A5530];&quot;&quot;)" office:value-type="float" office:value="5525" calcext:value-type="float">
            <text:p>5525</text:p>
          </table:table-cell>
          <table:table-cell table:number-columns-repeated="1022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formula="of:=IF(MOD([.$F5528];[.A5531])=0;[.A5531];&quot;&quot;)" office:value-type="float" office:value="5526" calcext:value-type="float">
            <text:p>5526</text:p>
          </table:table-cell>
          <table:table-cell table:number-columns-repeated="1022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formula="of:=IF(MOD([.$F5529];[.A5532])=0;[.A5532];&quot;&quot;)" office:value-type="float" office:value="5527" calcext:value-type="float">
            <text:p>5527</text:p>
          </table:table-cell>
          <table:table-cell table:number-columns-repeated="1022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formula="of:=IF(MOD([.$F5530];[.A5533])=0;[.A5533];&quot;&quot;)" office:value-type="float" office:value="5528" calcext:value-type="float">
            <text:p>5528</text:p>
          </table:table-cell>
          <table:table-cell table:number-columns-repeated="1022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formula="of:=IF(MOD([.$F5531];[.A5534])=0;[.A5534];&quot;&quot;)" office:value-type="float" office:value="5529" calcext:value-type="float">
            <text:p>5529</text:p>
          </table:table-cell>
          <table:table-cell table:number-columns-repeated="1022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formula="of:=IF(MOD([.$F5532];[.A5535])=0;[.A5535];&quot;&quot;)" office:value-type="float" office:value="5530" calcext:value-type="float">
            <text:p>5530</text:p>
          </table:table-cell>
          <table:table-cell table:number-columns-repeated="1022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formula="of:=IF(MOD([.$F5533];[.A5536])=0;[.A5536];&quot;&quot;)" office:value-type="float" office:value="5531" calcext:value-type="float">
            <text:p>5531</text:p>
          </table:table-cell>
          <table:table-cell table:number-columns-repeated="1022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formula="of:=IF(MOD([.$F5534];[.A5537])=0;[.A5537];&quot;&quot;)" office:value-type="float" office:value="5532" calcext:value-type="float">
            <text:p>5532</text:p>
          </table:table-cell>
          <table:table-cell table:number-columns-repeated="1022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formula="of:=IF(MOD([.$F5535];[.A5538])=0;[.A5538];&quot;&quot;)" office:value-type="float" office:value="5533" calcext:value-type="float">
            <text:p>5533</text:p>
          </table:table-cell>
          <table:table-cell table:number-columns-repeated="1022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formula="of:=IF(MOD([.$F5536];[.A5539])=0;[.A5539];&quot;&quot;)" office:value-type="float" office:value="5534" calcext:value-type="float">
            <text:p>5534</text:p>
          </table:table-cell>
          <table:table-cell table:number-columns-repeated="1022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formula="of:=IF(MOD([.$F5537];[.A5540])=0;[.A5540];&quot;&quot;)" office:value-type="float" office:value="5535" calcext:value-type="float">
            <text:p>5535</text:p>
          </table:table-cell>
          <table:table-cell table:number-columns-repeated="1022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formula="of:=IF(MOD([.$F5538];[.A5541])=0;[.A5541];&quot;&quot;)" office:value-type="float" office:value="5536" calcext:value-type="float">
            <text:p>5536</text:p>
          </table:table-cell>
          <table:table-cell table:number-columns-repeated="1022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formula="of:=IF(MOD([.$F5539];[.A5542])=0;[.A5542];&quot;&quot;)" office:value-type="float" office:value="5537" calcext:value-type="float">
            <text:p>5537</text:p>
          </table:table-cell>
          <table:table-cell table:number-columns-repeated="1022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formula="of:=IF(MOD([.$F5540];[.A5543])=0;[.A5543];&quot;&quot;)" office:value-type="float" office:value="5538" calcext:value-type="float">
            <text:p>5538</text:p>
          </table:table-cell>
          <table:table-cell table:number-columns-repeated="1022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formula="of:=IF(MOD([.$F5541];[.A5544])=0;[.A5544];&quot;&quot;)" office:value-type="float" office:value="5539" calcext:value-type="float">
            <text:p>5539</text:p>
          </table:table-cell>
          <table:table-cell table:number-columns-repeated="1022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formula="of:=IF(MOD([.$F5542];[.A5545])=0;[.A5545];&quot;&quot;)" office:value-type="float" office:value="5540" calcext:value-type="float">
            <text:p>5540</text:p>
          </table:table-cell>
          <table:table-cell table:number-columns-repeated="1022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formula="of:=IF(MOD([.$F5543];[.A5546])=0;[.A5546];&quot;&quot;)" office:value-type="float" office:value="5541" calcext:value-type="float">
            <text:p>5541</text:p>
          </table:table-cell>
          <table:table-cell table:number-columns-repeated="1022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formula="of:=IF(MOD([.$F5544];[.A5547])=0;[.A5547];&quot;&quot;)" office:value-type="float" office:value="5542" calcext:value-type="float">
            <text:p>5542</text:p>
          </table:table-cell>
          <table:table-cell table:number-columns-repeated="1022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formula="of:=IF(MOD([.$F5545];[.A5548])=0;[.A5548];&quot;&quot;)" office:value-type="float" office:value="5543" calcext:value-type="float">
            <text:p>5543</text:p>
          </table:table-cell>
          <table:table-cell table:number-columns-repeated="1022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formula="of:=IF(MOD([.$F5546];[.A5549])=0;[.A5549];&quot;&quot;)" office:value-type="float" office:value="5544" calcext:value-type="float">
            <text:p>5544</text:p>
          </table:table-cell>
          <table:table-cell table:number-columns-repeated="1022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formula="of:=IF(MOD([.$F5547];[.A5550])=0;[.A5550];&quot;&quot;)" office:value-type="float" office:value="5545" calcext:value-type="float">
            <text:p>5545</text:p>
          </table:table-cell>
          <table:table-cell table:number-columns-repeated="1022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formula="of:=IF(MOD([.$F5548];[.A5551])=0;[.A5551];&quot;&quot;)" office:value-type="float" office:value="5546" calcext:value-type="float">
            <text:p>5546</text:p>
          </table:table-cell>
          <table:table-cell table:number-columns-repeated="1022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formula="of:=IF(MOD([.$F5549];[.A5552])=0;[.A5552];&quot;&quot;)" office:value-type="float" office:value="5547" calcext:value-type="float">
            <text:p>5547</text:p>
          </table:table-cell>
          <table:table-cell table:number-columns-repeated="1022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formula="of:=IF(MOD([.$F5550];[.A5553])=0;[.A5553];&quot;&quot;)" office:value-type="float" office:value="5548" calcext:value-type="float">
            <text:p>5548</text:p>
          </table:table-cell>
          <table:table-cell table:number-columns-repeated="1022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formula="of:=IF(MOD([.$F5551];[.A5554])=0;[.A5554];&quot;&quot;)" office:value-type="float" office:value="5549" calcext:value-type="float">
            <text:p>5549</text:p>
          </table:table-cell>
          <table:table-cell table:number-columns-repeated="1022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formula="of:=IF(MOD([.$F5552];[.A5555])=0;[.A5555];&quot;&quot;)" office:value-type="float" office:value="5550" calcext:value-type="float">
            <text:p>5550</text:p>
          </table:table-cell>
          <table:table-cell table:number-columns-repeated="1022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formula="of:=IF(MOD([.$F5553];[.A5556])=0;[.A5556];&quot;&quot;)" office:value-type="float" office:value="5551" calcext:value-type="float">
            <text:p>5551</text:p>
          </table:table-cell>
          <table:table-cell table:number-columns-repeated="1022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formula="of:=IF(MOD([.$F5554];[.A5557])=0;[.A5557];&quot;&quot;)" office:value-type="float" office:value="5552" calcext:value-type="float">
            <text:p>5552</text:p>
          </table:table-cell>
          <table:table-cell table:number-columns-repeated="1022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formula="of:=IF(MOD([.$F5555];[.A5558])=0;[.A5558];&quot;&quot;)" office:value-type="float" office:value="5553" calcext:value-type="float">
            <text:p>5553</text:p>
          </table:table-cell>
          <table:table-cell table:number-columns-repeated="1022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formula="of:=IF(MOD([.$F5556];[.A5559])=0;[.A5559];&quot;&quot;)" office:value-type="float" office:value="5554" calcext:value-type="float">
            <text:p>5554</text:p>
          </table:table-cell>
          <table:table-cell table:number-columns-repeated="1022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formula="of:=IF(MOD([.$F5557];[.A5560])=0;[.A5560];&quot;&quot;)" office:value-type="float" office:value="5555" calcext:value-type="float">
            <text:p>5555</text:p>
          </table:table-cell>
          <table:table-cell table:number-columns-repeated="1022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formula="of:=IF(MOD([.$F5558];[.A5561])=0;[.A5561];&quot;&quot;)" office:value-type="float" office:value="5556" calcext:value-type="float">
            <text:p>5556</text:p>
          </table:table-cell>
          <table:table-cell table:number-columns-repeated="1022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formula="of:=IF(MOD([.$F5559];[.A5562])=0;[.A5562];&quot;&quot;)" office:value-type="float" office:value="5557" calcext:value-type="float">
            <text:p>5557</text:p>
          </table:table-cell>
          <table:table-cell table:number-columns-repeated="1022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formula="of:=IF(MOD([.$F5560];[.A5563])=0;[.A5563];&quot;&quot;)" office:value-type="float" office:value="5558" calcext:value-type="float">
            <text:p>5558</text:p>
          </table:table-cell>
          <table:table-cell table:number-columns-repeated="1022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formula="of:=IF(MOD([.$F5561];[.A5564])=0;[.A5564];&quot;&quot;)" office:value-type="float" office:value="5559" calcext:value-type="float">
            <text:p>5559</text:p>
          </table:table-cell>
          <table:table-cell table:number-columns-repeated="1022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formula="of:=IF(MOD([.$F5562];[.A5565])=0;[.A5565];&quot;&quot;)" office:value-type="float" office:value="5560" calcext:value-type="float">
            <text:p>5560</text:p>
          </table:table-cell>
          <table:table-cell table:number-columns-repeated="1022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formula="of:=IF(MOD([.$F5563];[.A5566])=0;[.A5566];&quot;&quot;)" office:value-type="float" office:value="5561" calcext:value-type="float">
            <text:p>5561</text:p>
          </table:table-cell>
          <table:table-cell table:number-columns-repeated="1022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formula="of:=IF(MOD([.$F5564];[.A5567])=0;[.A5567];&quot;&quot;)" office:value-type="float" office:value="5562" calcext:value-type="float">
            <text:p>5562</text:p>
          </table:table-cell>
          <table:table-cell table:number-columns-repeated="1022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formula="of:=IF(MOD([.$F5565];[.A5568])=0;[.A5568];&quot;&quot;)" office:value-type="float" office:value="5563" calcext:value-type="float">
            <text:p>5563</text:p>
          </table:table-cell>
          <table:table-cell table:number-columns-repeated="1022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formula="of:=IF(MOD([.$F5566];[.A5569])=0;[.A5569];&quot;&quot;)" office:value-type="float" office:value="5564" calcext:value-type="float">
            <text:p>5564</text:p>
          </table:table-cell>
          <table:table-cell table:number-columns-repeated="1022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formula="of:=IF(MOD([.$F5567];[.A5570])=0;[.A5570];&quot;&quot;)" office:value-type="float" office:value="5565" calcext:value-type="float">
            <text:p>5565</text:p>
          </table:table-cell>
          <table:table-cell table:number-columns-repeated="1022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formula="of:=IF(MOD([.$F5568];[.A5571])=0;[.A5571];&quot;&quot;)" office:value-type="float" office:value="5566" calcext:value-type="float">
            <text:p>5566</text:p>
          </table:table-cell>
          <table:table-cell table:number-columns-repeated="1022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formula="of:=IF(MOD([.$F5569];[.A5572])=0;[.A5572];&quot;&quot;)" office:value-type="float" office:value="5567" calcext:value-type="float">
            <text:p>5567</text:p>
          </table:table-cell>
          <table:table-cell table:number-columns-repeated="1022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formula="of:=IF(MOD([.$F5570];[.A5573])=0;[.A5573];&quot;&quot;)" office:value-type="float" office:value="5568" calcext:value-type="float">
            <text:p>5568</text:p>
          </table:table-cell>
          <table:table-cell table:number-columns-repeated="1022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formula="of:=IF(MOD([.$F5571];[.A5574])=0;[.A5574];&quot;&quot;)" office:value-type="float" office:value="5569" calcext:value-type="float">
            <text:p>5569</text:p>
          </table:table-cell>
          <table:table-cell table:number-columns-repeated="1022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formula="of:=IF(MOD([.$F5572];[.A5575])=0;[.A5575];&quot;&quot;)" office:value-type="float" office:value="5570" calcext:value-type="float">
            <text:p>5570</text:p>
          </table:table-cell>
          <table:table-cell table:number-columns-repeated="1022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formula="of:=IF(MOD([.$F5573];[.A5576])=0;[.A5576];&quot;&quot;)" office:value-type="float" office:value="5571" calcext:value-type="float">
            <text:p>5571</text:p>
          </table:table-cell>
          <table:table-cell table:number-columns-repeated="1022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formula="of:=IF(MOD([.$F5574];[.A5577])=0;[.A5577];&quot;&quot;)" office:value-type="float" office:value="5572" calcext:value-type="float">
            <text:p>5572</text:p>
          </table:table-cell>
          <table:table-cell table:number-columns-repeated="1022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formula="of:=IF(MOD([.$F5575];[.A5578])=0;[.A5578];&quot;&quot;)" office:value-type="float" office:value="5573" calcext:value-type="float">
            <text:p>5573</text:p>
          </table:table-cell>
          <table:table-cell table:number-columns-repeated="1022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formula="of:=IF(MOD([.$F5576];[.A5579])=0;[.A5579];&quot;&quot;)" office:value-type="float" office:value="5574" calcext:value-type="float">
            <text:p>5574</text:p>
          </table:table-cell>
          <table:table-cell table:number-columns-repeated="1022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formula="of:=IF(MOD([.$F5577];[.A5580])=0;[.A5580];&quot;&quot;)" office:value-type="float" office:value="5575" calcext:value-type="float">
            <text:p>5575</text:p>
          </table:table-cell>
          <table:table-cell table:number-columns-repeated="1022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formula="of:=IF(MOD([.$F5578];[.A5581])=0;[.A5581];&quot;&quot;)" office:value-type="float" office:value="5576" calcext:value-type="float">
            <text:p>5576</text:p>
          </table:table-cell>
          <table:table-cell table:number-columns-repeated="1022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formula="of:=IF(MOD([.$F5579];[.A5582])=0;[.A5582];&quot;&quot;)" office:value-type="float" office:value="5577" calcext:value-type="float">
            <text:p>5577</text:p>
          </table:table-cell>
          <table:table-cell table:number-columns-repeated="1022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formula="of:=IF(MOD([.$F5580];[.A5583])=0;[.A5583];&quot;&quot;)" office:value-type="float" office:value="5578" calcext:value-type="float">
            <text:p>5578</text:p>
          </table:table-cell>
          <table:table-cell table:number-columns-repeated="1022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formula="of:=IF(MOD([.$F5581];[.A5584])=0;[.A5584];&quot;&quot;)" office:value-type="float" office:value="5579" calcext:value-type="float">
            <text:p>5579</text:p>
          </table:table-cell>
          <table:table-cell table:number-columns-repeated="1022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formula="of:=IF(MOD([.$F5582];[.A5585])=0;[.A5585];&quot;&quot;)" office:value-type="float" office:value="5580" calcext:value-type="float">
            <text:p>5580</text:p>
          </table:table-cell>
          <table:table-cell table:number-columns-repeated="1022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formula="of:=IF(MOD([.$F5583];[.A5586])=0;[.A5586];&quot;&quot;)" office:value-type="float" office:value="5581" calcext:value-type="float">
            <text:p>5581</text:p>
          </table:table-cell>
          <table:table-cell table:number-columns-repeated="1022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formula="of:=IF(MOD([.$F5584];[.A5587])=0;[.A5587];&quot;&quot;)" office:value-type="float" office:value="5582" calcext:value-type="float">
            <text:p>5582</text:p>
          </table:table-cell>
          <table:table-cell table:number-columns-repeated="1022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formula="of:=IF(MOD([.$F5585];[.A5588])=0;[.A5588];&quot;&quot;)" office:value-type="float" office:value="5583" calcext:value-type="float">
            <text:p>5583</text:p>
          </table:table-cell>
          <table:table-cell table:number-columns-repeated="1022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formula="of:=IF(MOD([.$F5586];[.A5589])=0;[.A5589];&quot;&quot;)" office:value-type="float" office:value="5584" calcext:value-type="float">
            <text:p>5584</text:p>
          </table:table-cell>
          <table:table-cell table:number-columns-repeated="1022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formula="of:=IF(MOD([.$F5587];[.A5590])=0;[.A5590];&quot;&quot;)" office:value-type="float" office:value="5585" calcext:value-type="float">
            <text:p>5585</text:p>
          </table:table-cell>
          <table:table-cell table:number-columns-repeated="1022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formula="of:=IF(MOD([.$F5588];[.A5591])=0;[.A5591];&quot;&quot;)" office:value-type="float" office:value="5586" calcext:value-type="float">
            <text:p>5586</text:p>
          </table:table-cell>
          <table:table-cell table:number-columns-repeated="1022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formula="of:=IF(MOD([.$F5589];[.A5592])=0;[.A5592];&quot;&quot;)" office:value-type="float" office:value="5587" calcext:value-type="float">
            <text:p>5587</text:p>
          </table:table-cell>
          <table:table-cell table:number-columns-repeated="1022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formula="of:=IF(MOD([.$F5590];[.A5593])=0;[.A5593];&quot;&quot;)" office:value-type="float" office:value="5588" calcext:value-type="float">
            <text:p>5588</text:p>
          </table:table-cell>
          <table:table-cell table:number-columns-repeated="1022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formula="of:=IF(MOD([.$F5591];[.A5594])=0;[.A5594];&quot;&quot;)" office:value-type="float" office:value="5589" calcext:value-type="float">
            <text:p>5589</text:p>
          </table:table-cell>
          <table:table-cell table:number-columns-repeated="1022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formula="of:=IF(MOD([.$F5592];[.A5595])=0;[.A5595];&quot;&quot;)" office:value-type="float" office:value="5590" calcext:value-type="float">
            <text:p>5590</text:p>
          </table:table-cell>
          <table:table-cell table:number-columns-repeated="1022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formula="of:=IF(MOD([.$F5593];[.A5596])=0;[.A5596];&quot;&quot;)" office:value-type="float" office:value="5591" calcext:value-type="float">
            <text:p>5591</text:p>
          </table:table-cell>
          <table:table-cell table:number-columns-repeated="1022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formula="of:=IF(MOD([.$F5594];[.A5597])=0;[.A5597];&quot;&quot;)" office:value-type="float" office:value="5592" calcext:value-type="float">
            <text:p>5592</text:p>
          </table:table-cell>
          <table:table-cell table:number-columns-repeated="1022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formula="of:=IF(MOD([.$F5595];[.A5598])=0;[.A5598];&quot;&quot;)" office:value-type="float" office:value="5593" calcext:value-type="float">
            <text:p>5593</text:p>
          </table:table-cell>
          <table:table-cell table:number-columns-repeated="1022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formula="of:=IF(MOD([.$F5596];[.A5599])=0;[.A5599];&quot;&quot;)" office:value-type="float" office:value="5594" calcext:value-type="float">
            <text:p>5594</text:p>
          </table:table-cell>
          <table:table-cell table:number-columns-repeated="1022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formula="of:=IF(MOD([.$F5597];[.A5600])=0;[.A5600];&quot;&quot;)" office:value-type="float" office:value="5595" calcext:value-type="float">
            <text:p>5595</text:p>
          </table:table-cell>
          <table:table-cell table:number-columns-repeated="1022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formula="of:=IF(MOD([.$F5598];[.A5601])=0;[.A5601];&quot;&quot;)" office:value-type="float" office:value="5596" calcext:value-type="float">
            <text:p>5596</text:p>
          </table:table-cell>
          <table:table-cell table:number-columns-repeated="1022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formula="of:=IF(MOD([.$F5599];[.A5602])=0;[.A5602];&quot;&quot;)" office:value-type="float" office:value="5597" calcext:value-type="float">
            <text:p>5597</text:p>
          </table:table-cell>
          <table:table-cell table:number-columns-repeated="1022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formula="of:=IF(MOD([.$F5600];[.A5603])=0;[.A5603];&quot;&quot;)" office:value-type="float" office:value="5598" calcext:value-type="float">
            <text:p>5598</text:p>
          </table:table-cell>
          <table:table-cell table:number-columns-repeated="1022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formula="of:=IF(MOD([.$F5601];[.A5604])=0;[.A5604];&quot;&quot;)" office:value-type="float" office:value="5599" calcext:value-type="float">
            <text:p>5599</text:p>
          </table:table-cell>
          <table:table-cell table:number-columns-repeated="1022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formula="of:=IF(MOD([.$F5602];[.A5605])=0;[.A5605];&quot;&quot;)" office:value-type="float" office:value="5600" calcext:value-type="float">
            <text:p>5600</text:p>
          </table:table-cell>
          <table:table-cell table:number-columns-repeated="1022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formula="of:=IF(MOD([.$F5603];[.A5606])=0;[.A5606];&quot;&quot;)" office:value-type="float" office:value="5601" calcext:value-type="float">
            <text:p>5601</text:p>
          </table:table-cell>
          <table:table-cell table:number-columns-repeated="1022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formula="of:=IF(MOD([.$F5604];[.A5607])=0;[.A5607];&quot;&quot;)" office:value-type="float" office:value="5602" calcext:value-type="float">
            <text:p>5602</text:p>
          </table:table-cell>
          <table:table-cell table:number-columns-repeated="1022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formula="of:=IF(MOD([.$F5605];[.A5608])=0;[.A5608];&quot;&quot;)" office:value-type="float" office:value="5603" calcext:value-type="float">
            <text:p>5603</text:p>
          </table:table-cell>
          <table:table-cell table:number-columns-repeated="1022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formula="of:=IF(MOD([.$F5606];[.A5609])=0;[.A5609];&quot;&quot;)" office:value-type="float" office:value="5604" calcext:value-type="float">
            <text:p>5604</text:p>
          </table:table-cell>
          <table:table-cell table:number-columns-repeated="1022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formula="of:=IF(MOD([.$F5607];[.A5610])=0;[.A5610];&quot;&quot;)" office:value-type="float" office:value="5605" calcext:value-type="float">
            <text:p>5605</text:p>
          </table:table-cell>
          <table:table-cell table:number-columns-repeated="1022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formula="of:=IF(MOD([.$F5608];[.A5611])=0;[.A5611];&quot;&quot;)" office:value-type="float" office:value="5606" calcext:value-type="float">
            <text:p>5606</text:p>
          </table:table-cell>
          <table:table-cell table:number-columns-repeated="1022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formula="of:=IF(MOD([.$F5609];[.A5612])=0;[.A5612];&quot;&quot;)" office:value-type="float" office:value="5607" calcext:value-type="float">
            <text:p>5607</text:p>
          </table:table-cell>
          <table:table-cell table:number-columns-repeated="1022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formula="of:=IF(MOD([.$F5610];[.A5613])=0;[.A5613];&quot;&quot;)" office:value-type="float" office:value="5608" calcext:value-type="float">
            <text:p>5608</text:p>
          </table:table-cell>
          <table:table-cell table:number-columns-repeated="1022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formula="of:=IF(MOD([.$F5611];[.A5614])=0;[.A5614];&quot;&quot;)" office:value-type="float" office:value="5609" calcext:value-type="float">
            <text:p>5609</text:p>
          </table:table-cell>
          <table:table-cell table:number-columns-repeated="1022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formula="of:=IF(MOD([.$F5612];[.A5615])=0;[.A5615];&quot;&quot;)" office:value-type="float" office:value="5610" calcext:value-type="float">
            <text:p>5610</text:p>
          </table:table-cell>
          <table:table-cell table:number-columns-repeated="1022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formula="of:=IF(MOD([.$F5613];[.A5616])=0;[.A5616];&quot;&quot;)" office:value-type="float" office:value="5611" calcext:value-type="float">
            <text:p>5611</text:p>
          </table:table-cell>
          <table:table-cell table:number-columns-repeated="1022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formula="of:=IF(MOD([.$F5614];[.A5617])=0;[.A5617];&quot;&quot;)" office:value-type="float" office:value="5612" calcext:value-type="float">
            <text:p>5612</text:p>
          </table:table-cell>
          <table:table-cell table:number-columns-repeated="1022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formula="of:=IF(MOD([.$F5615];[.A5618])=0;[.A5618];&quot;&quot;)" office:value-type="float" office:value="5613" calcext:value-type="float">
            <text:p>5613</text:p>
          </table:table-cell>
          <table:table-cell table:number-columns-repeated="1022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formula="of:=IF(MOD([.$F5616];[.A5619])=0;[.A5619];&quot;&quot;)" office:value-type="float" office:value="5614" calcext:value-type="float">
            <text:p>5614</text:p>
          </table:table-cell>
          <table:table-cell table:number-columns-repeated="1022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formula="of:=IF(MOD([.$F5617];[.A5620])=0;[.A5620];&quot;&quot;)" office:value-type="float" office:value="5615" calcext:value-type="float">
            <text:p>5615</text:p>
          </table:table-cell>
          <table:table-cell table:number-columns-repeated="1022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formula="of:=IF(MOD([.$F5618];[.A5621])=0;[.A5621];&quot;&quot;)" office:value-type="float" office:value="5616" calcext:value-type="float">
            <text:p>5616</text:p>
          </table:table-cell>
          <table:table-cell table:number-columns-repeated="1022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formula="of:=IF(MOD([.$F5619];[.A5622])=0;[.A5622];&quot;&quot;)" office:value-type="float" office:value="5617" calcext:value-type="float">
            <text:p>5617</text:p>
          </table:table-cell>
          <table:table-cell table:number-columns-repeated="1022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formula="of:=IF(MOD([.$F5620];[.A5623])=0;[.A5623];&quot;&quot;)" office:value-type="float" office:value="5618" calcext:value-type="float">
            <text:p>5618</text:p>
          </table:table-cell>
          <table:table-cell table:number-columns-repeated="1022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formula="of:=IF(MOD([.$F5621];[.A5624])=0;[.A5624];&quot;&quot;)" office:value-type="float" office:value="5619" calcext:value-type="float">
            <text:p>5619</text:p>
          </table:table-cell>
          <table:table-cell table:number-columns-repeated="1022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formula="of:=IF(MOD([.$F5622];[.A5625])=0;[.A5625];&quot;&quot;)" office:value-type="float" office:value="5620" calcext:value-type="float">
            <text:p>5620</text:p>
          </table:table-cell>
          <table:table-cell table:number-columns-repeated="1022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formula="of:=IF(MOD([.$F5623];[.A5626])=0;[.A5626];&quot;&quot;)" office:value-type="float" office:value="5621" calcext:value-type="float">
            <text:p>5621</text:p>
          </table:table-cell>
          <table:table-cell table:number-columns-repeated="1022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formula="of:=IF(MOD([.$F5624];[.A5627])=0;[.A5627];&quot;&quot;)" office:value-type="float" office:value="5622" calcext:value-type="float">
            <text:p>5622</text:p>
          </table:table-cell>
          <table:table-cell table:number-columns-repeated="1022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formula="of:=IF(MOD([.$F5625];[.A5628])=0;[.A5628];&quot;&quot;)" office:value-type="float" office:value="5623" calcext:value-type="float">
            <text:p>5623</text:p>
          </table:table-cell>
          <table:table-cell table:number-columns-repeated="1022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formula="of:=IF(MOD([.$F5626];[.A5629])=0;[.A5629];&quot;&quot;)" office:value-type="float" office:value="5624" calcext:value-type="float">
            <text:p>5624</text:p>
          </table:table-cell>
          <table:table-cell table:number-columns-repeated="1022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formula="of:=IF(MOD([.$F5627];[.A5630])=0;[.A5630];&quot;&quot;)" office:value-type="float" office:value="5625" calcext:value-type="float">
            <text:p>5625</text:p>
          </table:table-cell>
          <table:table-cell table:number-columns-repeated="1022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formula="of:=IF(MOD([.$F5628];[.A5631])=0;[.A5631];&quot;&quot;)" office:value-type="float" office:value="5626" calcext:value-type="float">
            <text:p>5626</text:p>
          </table:table-cell>
          <table:table-cell table:number-columns-repeated="1022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formula="of:=IF(MOD([.$F5629];[.A5632])=0;[.A5632];&quot;&quot;)" office:value-type="float" office:value="5627" calcext:value-type="float">
            <text:p>5627</text:p>
          </table:table-cell>
          <table:table-cell table:number-columns-repeated="1022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formula="of:=IF(MOD([.$F5630];[.A5633])=0;[.A5633];&quot;&quot;)" office:value-type="float" office:value="5628" calcext:value-type="float">
            <text:p>5628</text:p>
          </table:table-cell>
          <table:table-cell table:number-columns-repeated="1022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formula="of:=IF(MOD([.$F5631];[.A5634])=0;[.A5634];&quot;&quot;)" office:value-type="float" office:value="5629" calcext:value-type="float">
            <text:p>5629</text:p>
          </table:table-cell>
          <table:table-cell table:number-columns-repeated="1022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formula="of:=IF(MOD([.$F5632];[.A5635])=0;[.A5635];&quot;&quot;)" office:value-type="float" office:value="5630" calcext:value-type="float">
            <text:p>5630</text:p>
          </table:table-cell>
          <table:table-cell table:number-columns-repeated="1022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formula="of:=IF(MOD([.$F5633];[.A5636])=0;[.A5636];&quot;&quot;)" office:value-type="float" office:value="5631" calcext:value-type="float">
            <text:p>5631</text:p>
          </table:table-cell>
          <table:table-cell table:number-columns-repeated="1022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formula="of:=IF(MOD([.$F5634];[.A5637])=0;[.A5637];&quot;&quot;)" office:value-type="float" office:value="5632" calcext:value-type="float">
            <text:p>5632</text:p>
          </table:table-cell>
          <table:table-cell table:number-columns-repeated="1022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formula="of:=IF(MOD([.$F5635];[.A5638])=0;[.A5638];&quot;&quot;)" office:value-type="float" office:value="5633" calcext:value-type="float">
            <text:p>5633</text:p>
          </table:table-cell>
          <table:table-cell table:number-columns-repeated="1022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formula="of:=IF(MOD([.$F5636];[.A5639])=0;[.A5639];&quot;&quot;)" office:value-type="float" office:value="5634" calcext:value-type="float">
            <text:p>5634</text:p>
          </table:table-cell>
          <table:table-cell table:number-columns-repeated="1022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formula="of:=IF(MOD([.$F5637];[.A5640])=0;[.A5640];&quot;&quot;)" office:value-type="float" office:value="5635" calcext:value-type="float">
            <text:p>5635</text:p>
          </table:table-cell>
          <table:table-cell table:number-columns-repeated="1022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formula="of:=IF(MOD([.$F5638];[.A5641])=0;[.A5641];&quot;&quot;)" office:value-type="float" office:value="5636" calcext:value-type="float">
            <text:p>5636</text:p>
          </table:table-cell>
          <table:table-cell table:number-columns-repeated="1022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formula="of:=IF(MOD([.$F5639];[.A5642])=0;[.A5642];&quot;&quot;)" office:value-type="float" office:value="5637" calcext:value-type="float">
            <text:p>5637</text:p>
          </table:table-cell>
          <table:table-cell table:number-columns-repeated="1022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formula="of:=IF(MOD([.$F5640];[.A5643])=0;[.A5643];&quot;&quot;)" office:value-type="float" office:value="5638" calcext:value-type="float">
            <text:p>5638</text:p>
          </table:table-cell>
          <table:table-cell table:number-columns-repeated="1022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formula="of:=IF(MOD([.$F5641];[.A5644])=0;[.A5644];&quot;&quot;)" office:value-type="float" office:value="5639" calcext:value-type="float">
            <text:p>5639</text:p>
          </table:table-cell>
          <table:table-cell table:number-columns-repeated="1022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formula="of:=IF(MOD([.$F5642];[.A5645])=0;[.A5645];&quot;&quot;)" office:value-type="float" office:value="5640" calcext:value-type="float">
            <text:p>5640</text:p>
          </table:table-cell>
          <table:table-cell table:number-columns-repeated="1022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formula="of:=IF(MOD([.$F5643];[.A5646])=0;[.A5646];&quot;&quot;)" office:value-type="float" office:value="5641" calcext:value-type="float">
            <text:p>5641</text:p>
          </table:table-cell>
          <table:table-cell table:number-columns-repeated="1022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formula="of:=IF(MOD([.$F5644];[.A5647])=0;[.A5647];&quot;&quot;)" office:value-type="float" office:value="5642" calcext:value-type="float">
            <text:p>5642</text:p>
          </table:table-cell>
          <table:table-cell table:number-columns-repeated="1022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formula="of:=IF(MOD([.$F5645];[.A5648])=0;[.A5648];&quot;&quot;)" office:value-type="float" office:value="5643" calcext:value-type="float">
            <text:p>5643</text:p>
          </table:table-cell>
          <table:table-cell table:number-columns-repeated="1022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formula="of:=IF(MOD([.$F5646];[.A5649])=0;[.A5649];&quot;&quot;)" office:value-type="float" office:value="5644" calcext:value-type="float">
            <text:p>5644</text:p>
          </table:table-cell>
          <table:table-cell table:number-columns-repeated="1022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formula="of:=IF(MOD([.$F5647];[.A5650])=0;[.A5650];&quot;&quot;)" office:value-type="float" office:value="5645" calcext:value-type="float">
            <text:p>5645</text:p>
          </table:table-cell>
          <table:table-cell table:number-columns-repeated="1022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formula="of:=IF(MOD([.$F5648];[.A5651])=0;[.A5651];&quot;&quot;)" office:value-type="float" office:value="5646" calcext:value-type="float">
            <text:p>5646</text:p>
          </table:table-cell>
          <table:table-cell table:number-columns-repeated="1022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formula="of:=IF(MOD([.$F5649];[.A5652])=0;[.A5652];&quot;&quot;)" office:value-type="float" office:value="5647" calcext:value-type="float">
            <text:p>5647</text:p>
          </table:table-cell>
          <table:table-cell table:number-columns-repeated="1022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formula="of:=IF(MOD([.$F5650];[.A5653])=0;[.A5653];&quot;&quot;)" office:value-type="float" office:value="5648" calcext:value-type="float">
            <text:p>5648</text:p>
          </table:table-cell>
          <table:table-cell table:number-columns-repeated="1022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formula="of:=IF(MOD([.$F5651];[.A5654])=0;[.A5654];&quot;&quot;)" office:value-type="float" office:value="5649" calcext:value-type="float">
            <text:p>5649</text:p>
          </table:table-cell>
          <table:table-cell table:number-columns-repeated="1022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formula="of:=IF(MOD([.$F5652];[.A5655])=0;[.A5655];&quot;&quot;)" office:value-type="float" office:value="5650" calcext:value-type="float">
            <text:p>5650</text:p>
          </table:table-cell>
          <table:table-cell table:number-columns-repeated="1022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formula="of:=IF(MOD([.$F5653];[.A5656])=0;[.A5656];&quot;&quot;)" office:value-type="float" office:value="5651" calcext:value-type="float">
            <text:p>5651</text:p>
          </table:table-cell>
          <table:table-cell table:number-columns-repeated="1022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formula="of:=IF(MOD([.$F5654];[.A5657])=0;[.A5657];&quot;&quot;)" office:value-type="float" office:value="5652" calcext:value-type="float">
            <text:p>5652</text:p>
          </table:table-cell>
          <table:table-cell table:number-columns-repeated="1022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formula="of:=IF(MOD([.$F5655];[.A5658])=0;[.A5658];&quot;&quot;)" office:value-type="float" office:value="5653" calcext:value-type="float">
            <text:p>5653</text:p>
          </table:table-cell>
          <table:table-cell table:number-columns-repeated="1022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formula="of:=IF(MOD([.$F5656];[.A5659])=0;[.A5659];&quot;&quot;)" office:value-type="float" office:value="5654" calcext:value-type="float">
            <text:p>5654</text:p>
          </table:table-cell>
          <table:table-cell table:number-columns-repeated="1022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formula="of:=IF(MOD([.$F5657];[.A5660])=0;[.A5660];&quot;&quot;)" office:value-type="float" office:value="5655" calcext:value-type="float">
            <text:p>5655</text:p>
          </table:table-cell>
          <table:table-cell table:number-columns-repeated="1022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formula="of:=IF(MOD([.$F5658];[.A5661])=0;[.A5661];&quot;&quot;)" office:value-type="float" office:value="5656" calcext:value-type="float">
            <text:p>5656</text:p>
          </table:table-cell>
          <table:table-cell table:number-columns-repeated="1022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formula="of:=IF(MOD([.$F5659];[.A5662])=0;[.A5662];&quot;&quot;)" office:value-type="float" office:value="5657" calcext:value-type="float">
            <text:p>5657</text:p>
          </table:table-cell>
          <table:table-cell table:number-columns-repeated="1022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formula="of:=IF(MOD([.$F5660];[.A5663])=0;[.A5663];&quot;&quot;)" office:value-type="float" office:value="5658" calcext:value-type="float">
            <text:p>5658</text:p>
          </table:table-cell>
          <table:table-cell table:number-columns-repeated="1022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formula="of:=IF(MOD([.$F5661];[.A5664])=0;[.A5664];&quot;&quot;)" office:value-type="float" office:value="5659" calcext:value-type="float">
            <text:p>5659</text:p>
          </table:table-cell>
          <table:table-cell table:number-columns-repeated="1022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formula="of:=IF(MOD([.$F5662];[.A5665])=0;[.A5665];&quot;&quot;)" office:value-type="float" office:value="5660" calcext:value-type="float">
            <text:p>5660</text:p>
          </table:table-cell>
          <table:table-cell table:number-columns-repeated="1022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formula="of:=IF(MOD([.$F5663];[.A5666])=0;[.A5666];&quot;&quot;)" office:value-type="float" office:value="5661" calcext:value-type="float">
            <text:p>5661</text:p>
          </table:table-cell>
          <table:table-cell table:number-columns-repeated="1022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formula="of:=IF(MOD([.$F5664];[.A5667])=0;[.A5667];&quot;&quot;)" office:value-type="float" office:value="5662" calcext:value-type="float">
            <text:p>5662</text:p>
          </table:table-cell>
          <table:table-cell table:number-columns-repeated="1022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formula="of:=IF(MOD([.$F5665];[.A5668])=0;[.A5668];&quot;&quot;)" office:value-type="float" office:value="5663" calcext:value-type="float">
            <text:p>5663</text:p>
          </table:table-cell>
          <table:table-cell table:number-columns-repeated="1022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formula="of:=IF(MOD([.$F5666];[.A5669])=0;[.A5669];&quot;&quot;)" office:value-type="float" office:value="5664" calcext:value-type="float">
            <text:p>5664</text:p>
          </table:table-cell>
          <table:table-cell table:number-columns-repeated="1022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formula="of:=IF(MOD([.$F5667];[.A5670])=0;[.A5670];&quot;&quot;)" office:value-type="float" office:value="5665" calcext:value-type="float">
            <text:p>5665</text:p>
          </table:table-cell>
          <table:table-cell table:number-columns-repeated="1022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formula="of:=IF(MOD([.$F5668];[.A5671])=0;[.A5671];&quot;&quot;)" office:value-type="float" office:value="5666" calcext:value-type="float">
            <text:p>5666</text:p>
          </table:table-cell>
          <table:table-cell table:number-columns-repeated="1022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formula="of:=IF(MOD([.$F5669];[.A5672])=0;[.A5672];&quot;&quot;)" office:value-type="float" office:value="5667" calcext:value-type="float">
            <text:p>5667</text:p>
          </table:table-cell>
          <table:table-cell table:number-columns-repeated="1022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formula="of:=IF(MOD([.$F5670];[.A5673])=0;[.A5673];&quot;&quot;)" office:value-type="float" office:value="5668" calcext:value-type="float">
            <text:p>5668</text:p>
          </table:table-cell>
          <table:table-cell table:number-columns-repeated="1022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formula="of:=IF(MOD([.$F5671];[.A5674])=0;[.A5674];&quot;&quot;)" office:value-type="float" office:value="5669" calcext:value-type="float">
            <text:p>5669</text:p>
          </table:table-cell>
          <table:table-cell table:number-columns-repeated="1022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formula="of:=IF(MOD([.$F5672];[.A5675])=0;[.A5675];&quot;&quot;)" office:value-type="float" office:value="5670" calcext:value-type="float">
            <text:p>5670</text:p>
          </table:table-cell>
          <table:table-cell table:number-columns-repeated="1022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formula="of:=IF(MOD([.$F5673];[.A5676])=0;[.A5676];&quot;&quot;)" office:value-type="float" office:value="5671" calcext:value-type="float">
            <text:p>5671</text:p>
          </table:table-cell>
          <table:table-cell table:number-columns-repeated="1022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formula="of:=IF(MOD([.$F5674];[.A5677])=0;[.A5677];&quot;&quot;)" office:value-type="float" office:value="5672" calcext:value-type="float">
            <text:p>5672</text:p>
          </table:table-cell>
          <table:table-cell table:number-columns-repeated="1022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formula="of:=IF(MOD([.$F5675];[.A5678])=0;[.A5678];&quot;&quot;)" office:value-type="float" office:value="5673" calcext:value-type="float">
            <text:p>5673</text:p>
          </table:table-cell>
          <table:table-cell table:number-columns-repeated="1022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formula="of:=IF(MOD([.$F5676];[.A5679])=0;[.A5679];&quot;&quot;)" office:value-type="float" office:value="5674" calcext:value-type="float">
            <text:p>5674</text:p>
          </table:table-cell>
          <table:table-cell table:number-columns-repeated="1022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formula="of:=IF(MOD([.$F5677];[.A5680])=0;[.A5680];&quot;&quot;)" office:value-type="float" office:value="5675" calcext:value-type="float">
            <text:p>5675</text:p>
          </table:table-cell>
          <table:table-cell table:number-columns-repeated="1022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formula="of:=IF(MOD([.$F5678];[.A5681])=0;[.A5681];&quot;&quot;)" office:value-type="float" office:value="5676" calcext:value-type="float">
            <text:p>5676</text:p>
          </table:table-cell>
          <table:table-cell table:number-columns-repeated="1022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formula="of:=IF(MOD([.$F5679];[.A5682])=0;[.A5682];&quot;&quot;)" office:value-type="float" office:value="5677" calcext:value-type="float">
            <text:p>5677</text:p>
          </table:table-cell>
          <table:table-cell table:number-columns-repeated="1022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formula="of:=IF(MOD([.$F5680];[.A5683])=0;[.A5683];&quot;&quot;)" office:value-type="float" office:value="5678" calcext:value-type="float">
            <text:p>5678</text:p>
          </table:table-cell>
          <table:table-cell table:number-columns-repeated="1022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formula="of:=IF(MOD([.$F5681];[.A5684])=0;[.A5684];&quot;&quot;)" office:value-type="float" office:value="5679" calcext:value-type="float">
            <text:p>5679</text:p>
          </table:table-cell>
          <table:table-cell table:number-columns-repeated="1022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formula="of:=IF(MOD([.$F5682];[.A5685])=0;[.A5685];&quot;&quot;)" office:value-type="float" office:value="5680" calcext:value-type="float">
            <text:p>5680</text:p>
          </table:table-cell>
          <table:table-cell table:number-columns-repeated="1022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formula="of:=IF(MOD([.$F5683];[.A5686])=0;[.A5686];&quot;&quot;)" office:value-type="float" office:value="5681" calcext:value-type="float">
            <text:p>5681</text:p>
          </table:table-cell>
          <table:table-cell table:number-columns-repeated="1022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formula="of:=IF(MOD([.$F5684];[.A5687])=0;[.A5687];&quot;&quot;)" office:value-type="float" office:value="5682" calcext:value-type="float">
            <text:p>5682</text:p>
          </table:table-cell>
          <table:table-cell table:number-columns-repeated="1022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formula="of:=IF(MOD([.$F5685];[.A5688])=0;[.A5688];&quot;&quot;)" office:value-type="float" office:value="5683" calcext:value-type="float">
            <text:p>5683</text:p>
          </table:table-cell>
          <table:table-cell table:number-columns-repeated="1022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formula="of:=IF(MOD([.$F5686];[.A5689])=0;[.A5689];&quot;&quot;)" office:value-type="float" office:value="5684" calcext:value-type="float">
            <text:p>5684</text:p>
          </table:table-cell>
          <table:table-cell table:number-columns-repeated="1022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formula="of:=IF(MOD([.$F5687];[.A5690])=0;[.A5690];&quot;&quot;)" office:value-type="float" office:value="5685" calcext:value-type="float">
            <text:p>5685</text:p>
          </table:table-cell>
          <table:table-cell table:number-columns-repeated="1022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formula="of:=IF(MOD([.$F5688];[.A5691])=0;[.A5691];&quot;&quot;)" office:value-type="float" office:value="5686" calcext:value-type="float">
            <text:p>5686</text:p>
          </table:table-cell>
          <table:table-cell table:number-columns-repeated="1022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formula="of:=IF(MOD([.$F5689];[.A5692])=0;[.A5692];&quot;&quot;)" office:value-type="float" office:value="5687" calcext:value-type="float">
            <text:p>5687</text:p>
          </table:table-cell>
          <table:table-cell table:number-columns-repeated="1022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formula="of:=IF(MOD([.$F5690];[.A5693])=0;[.A5693];&quot;&quot;)" office:value-type="float" office:value="5688" calcext:value-type="float">
            <text:p>5688</text:p>
          </table:table-cell>
          <table:table-cell table:number-columns-repeated="1022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formula="of:=IF(MOD([.$F5691];[.A5694])=0;[.A5694];&quot;&quot;)" office:value-type="float" office:value="5689" calcext:value-type="float">
            <text:p>5689</text:p>
          </table:table-cell>
          <table:table-cell table:number-columns-repeated="1022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formula="of:=IF(MOD([.$F5692];[.A5695])=0;[.A5695];&quot;&quot;)" office:value-type="float" office:value="5690" calcext:value-type="float">
            <text:p>5690</text:p>
          </table:table-cell>
          <table:table-cell table:number-columns-repeated="1022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formula="of:=IF(MOD([.$F5693];[.A5696])=0;[.A5696];&quot;&quot;)" office:value-type="float" office:value="5691" calcext:value-type="float">
            <text:p>5691</text:p>
          </table:table-cell>
          <table:table-cell table:number-columns-repeated="1022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formula="of:=IF(MOD([.$F5694];[.A5697])=0;[.A5697];&quot;&quot;)" office:value-type="float" office:value="5692" calcext:value-type="float">
            <text:p>5692</text:p>
          </table:table-cell>
          <table:table-cell table:number-columns-repeated="1022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formula="of:=IF(MOD([.$F5695];[.A5698])=0;[.A5698];&quot;&quot;)" office:value-type="float" office:value="5693" calcext:value-type="float">
            <text:p>5693</text:p>
          </table:table-cell>
          <table:table-cell table:number-columns-repeated="1022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formula="of:=IF(MOD([.$F5696];[.A5699])=0;[.A5699];&quot;&quot;)" office:value-type="float" office:value="5694" calcext:value-type="float">
            <text:p>5694</text:p>
          </table:table-cell>
          <table:table-cell table:number-columns-repeated="1022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formula="of:=IF(MOD([.$F5697];[.A5700])=0;[.A5700];&quot;&quot;)" office:value-type="float" office:value="5695" calcext:value-type="float">
            <text:p>5695</text:p>
          </table:table-cell>
          <table:table-cell table:number-columns-repeated="1022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formula="of:=IF(MOD([.$F5698];[.A5701])=0;[.A5701];&quot;&quot;)" office:value-type="float" office:value="5696" calcext:value-type="float">
            <text:p>5696</text:p>
          </table:table-cell>
          <table:table-cell table:number-columns-repeated="1022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formula="of:=IF(MOD([.$F5699];[.A5702])=0;[.A5702];&quot;&quot;)" office:value-type="float" office:value="5697" calcext:value-type="float">
            <text:p>5697</text:p>
          </table:table-cell>
          <table:table-cell table:number-columns-repeated="1022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formula="of:=IF(MOD([.$F5700];[.A5703])=0;[.A5703];&quot;&quot;)" office:value-type="float" office:value="5698" calcext:value-type="float">
            <text:p>5698</text:p>
          </table:table-cell>
          <table:table-cell table:number-columns-repeated="1022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formula="of:=IF(MOD([.$F5701];[.A5704])=0;[.A5704];&quot;&quot;)" office:value-type="float" office:value="5699" calcext:value-type="float">
            <text:p>5699</text:p>
          </table:table-cell>
          <table:table-cell table:number-columns-repeated="1022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formula="of:=IF(MOD([.$F5702];[.A5705])=0;[.A5705];&quot;&quot;)" office:value-type="float" office:value="5700" calcext:value-type="float">
            <text:p>5700</text:p>
          </table:table-cell>
          <table:table-cell table:number-columns-repeated="1022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formula="of:=IF(MOD([.$F5703];[.A5706])=0;[.A5706];&quot;&quot;)" office:value-type="float" office:value="5701" calcext:value-type="float">
            <text:p>5701</text:p>
          </table:table-cell>
          <table:table-cell table:number-columns-repeated="1022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formula="of:=IF(MOD([.$F5704];[.A5707])=0;[.A5707];&quot;&quot;)" office:value-type="float" office:value="5702" calcext:value-type="float">
            <text:p>5702</text:p>
          </table:table-cell>
          <table:table-cell table:number-columns-repeated="1022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formula="of:=IF(MOD([.$F5705];[.A5708])=0;[.A5708];&quot;&quot;)" office:value-type="float" office:value="5703" calcext:value-type="float">
            <text:p>5703</text:p>
          </table:table-cell>
          <table:table-cell table:number-columns-repeated="1022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formula="of:=IF(MOD([.$F5706];[.A5709])=0;[.A5709];&quot;&quot;)" office:value-type="float" office:value="5704" calcext:value-type="float">
            <text:p>5704</text:p>
          </table:table-cell>
          <table:table-cell table:number-columns-repeated="1022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formula="of:=IF(MOD([.$F5707];[.A5710])=0;[.A5710];&quot;&quot;)" office:value-type="float" office:value="5705" calcext:value-type="float">
            <text:p>5705</text:p>
          </table:table-cell>
          <table:table-cell table:number-columns-repeated="1022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formula="of:=IF(MOD([.$F5708];[.A5711])=0;[.A5711];&quot;&quot;)" office:value-type="float" office:value="5706" calcext:value-type="float">
            <text:p>5706</text:p>
          </table:table-cell>
          <table:table-cell table:number-columns-repeated="1022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formula="of:=IF(MOD([.$F5709];[.A5712])=0;[.A5712];&quot;&quot;)" office:value-type="float" office:value="5707" calcext:value-type="float">
            <text:p>5707</text:p>
          </table:table-cell>
          <table:table-cell table:number-columns-repeated="1022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formula="of:=IF(MOD([.$F5710];[.A5713])=0;[.A5713];&quot;&quot;)" office:value-type="float" office:value="5708" calcext:value-type="float">
            <text:p>5708</text:p>
          </table:table-cell>
          <table:table-cell table:number-columns-repeated="1022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formula="of:=IF(MOD([.$F5711];[.A5714])=0;[.A5714];&quot;&quot;)" office:value-type="float" office:value="5709" calcext:value-type="float">
            <text:p>5709</text:p>
          </table:table-cell>
          <table:table-cell table:number-columns-repeated="1022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formula="of:=IF(MOD([.$F5712];[.A5715])=0;[.A5715];&quot;&quot;)" office:value-type="float" office:value="5710" calcext:value-type="float">
            <text:p>5710</text:p>
          </table:table-cell>
          <table:table-cell table:number-columns-repeated="1022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formula="of:=IF(MOD([.$F5713];[.A5716])=0;[.A5716];&quot;&quot;)" office:value-type="float" office:value="5711" calcext:value-type="float">
            <text:p>5711</text:p>
          </table:table-cell>
          <table:table-cell table:number-columns-repeated="1022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formula="of:=IF(MOD([.$F5714];[.A5717])=0;[.A5717];&quot;&quot;)" office:value-type="float" office:value="5712" calcext:value-type="float">
            <text:p>5712</text:p>
          </table:table-cell>
          <table:table-cell table:number-columns-repeated="1022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formula="of:=IF(MOD([.$F5715];[.A5718])=0;[.A5718];&quot;&quot;)" office:value-type="float" office:value="5713" calcext:value-type="float">
            <text:p>5713</text:p>
          </table:table-cell>
          <table:table-cell table:number-columns-repeated="1022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formula="of:=IF(MOD([.$F5716];[.A5719])=0;[.A5719];&quot;&quot;)" office:value-type="float" office:value="5714" calcext:value-type="float">
            <text:p>5714</text:p>
          </table:table-cell>
          <table:table-cell table:number-columns-repeated="1022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formula="of:=IF(MOD([.$F5717];[.A5720])=0;[.A5720];&quot;&quot;)" office:value-type="float" office:value="5715" calcext:value-type="float">
            <text:p>5715</text:p>
          </table:table-cell>
          <table:table-cell table:number-columns-repeated="1022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formula="of:=IF(MOD([.$F5718];[.A5721])=0;[.A5721];&quot;&quot;)" office:value-type="float" office:value="5716" calcext:value-type="float">
            <text:p>5716</text:p>
          </table:table-cell>
          <table:table-cell table:number-columns-repeated="1022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formula="of:=IF(MOD([.$F5719];[.A5722])=0;[.A5722];&quot;&quot;)" office:value-type="float" office:value="5717" calcext:value-type="float">
            <text:p>5717</text:p>
          </table:table-cell>
          <table:table-cell table:number-columns-repeated="1022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formula="of:=IF(MOD([.$F5720];[.A5723])=0;[.A5723];&quot;&quot;)" office:value-type="float" office:value="5718" calcext:value-type="float">
            <text:p>5718</text:p>
          </table:table-cell>
          <table:table-cell table:number-columns-repeated="1022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formula="of:=IF(MOD([.$F5721];[.A5724])=0;[.A5724];&quot;&quot;)" office:value-type="float" office:value="5719" calcext:value-type="float">
            <text:p>5719</text:p>
          </table:table-cell>
          <table:table-cell table:number-columns-repeated="1022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formula="of:=IF(MOD([.$F5722];[.A5725])=0;[.A5725];&quot;&quot;)" office:value-type="float" office:value="5720" calcext:value-type="float">
            <text:p>5720</text:p>
          </table:table-cell>
          <table:table-cell table:number-columns-repeated="1022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formula="of:=IF(MOD([.$F5723];[.A5726])=0;[.A5726];&quot;&quot;)" office:value-type="float" office:value="5721" calcext:value-type="float">
            <text:p>5721</text:p>
          </table:table-cell>
          <table:table-cell table:number-columns-repeated="1022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formula="of:=IF(MOD([.$F5724];[.A5727])=0;[.A5727];&quot;&quot;)" office:value-type="float" office:value="5722" calcext:value-type="float">
            <text:p>5722</text:p>
          </table:table-cell>
          <table:table-cell table:number-columns-repeated="1022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formula="of:=IF(MOD([.$F5725];[.A5728])=0;[.A5728];&quot;&quot;)" office:value-type="float" office:value="5723" calcext:value-type="float">
            <text:p>5723</text:p>
          </table:table-cell>
          <table:table-cell table:number-columns-repeated="1022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formula="of:=IF(MOD([.$F5726];[.A5729])=0;[.A5729];&quot;&quot;)" office:value-type="float" office:value="5724" calcext:value-type="float">
            <text:p>5724</text:p>
          </table:table-cell>
          <table:table-cell table:number-columns-repeated="1022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formula="of:=IF(MOD([.$F5727];[.A5730])=0;[.A5730];&quot;&quot;)" office:value-type="float" office:value="5725" calcext:value-type="float">
            <text:p>5725</text:p>
          </table:table-cell>
          <table:table-cell table:number-columns-repeated="1022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formula="of:=IF(MOD([.$F5728];[.A5731])=0;[.A5731];&quot;&quot;)" office:value-type="float" office:value="5726" calcext:value-type="float">
            <text:p>5726</text:p>
          </table:table-cell>
          <table:table-cell table:number-columns-repeated="1022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formula="of:=IF(MOD([.$F5729];[.A5732])=0;[.A5732];&quot;&quot;)" office:value-type="float" office:value="5727" calcext:value-type="float">
            <text:p>5727</text:p>
          </table:table-cell>
          <table:table-cell table:number-columns-repeated="1022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formula="of:=IF(MOD([.$F5730];[.A5733])=0;[.A5733];&quot;&quot;)" office:value-type="float" office:value="5728" calcext:value-type="float">
            <text:p>5728</text:p>
          </table:table-cell>
          <table:table-cell table:number-columns-repeated="1022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formula="of:=IF(MOD([.$F5731];[.A5734])=0;[.A5734];&quot;&quot;)" office:value-type="float" office:value="5729" calcext:value-type="float">
            <text:p>5729</text:p>
          </table:table-cell>
          <table:table-cell table:number-columns-repeated="1022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formula="of:=IF(MOD([.$F5732];[.A5735])=0;[.A5735];&quot;&quot;)" office:value-type="float" office:value="5730" calcext:value-type="float">
            <text:p>5730</text:p>
          </table:table-cell>
          <table:table-cell table:number-columns-repeated="1022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formula="of:=IF(MOD([.$F5733];[.A5736])=0;[.A5736];&quot;&quot;)" office:value-type="float" office:value="5731" calcext:value-type="float">
            <text:p>5731</text:p>
          </table:table-cell>
          <table:table-cell table:number-columns-repeated="1022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formula="of:=IF(MOD([.$F5734];[.A5737])=0;[.A5737];&quot;&quot;)" office:value-type="float" office:value="5732" calcext:value-type="float">
            <text:p>5732</text:p>
          </table:table-cell>
          <table:table-cell table:number-columns-repeated="1022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formula="of:=IF(MOD([.$F5735];[.A5738])=0;[.A5738];&quot;&quot;)" office:value-type="float" office:value="5733" calcext:value-type="float">
            <text:p>5733</text:p>
          </table:table-cell>
          <table:table-cell table:number-columns-repeated="1022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formula="of:=IF(MOD([.$F5736];[.A5739])=0;[.A5739];&quot;&quot;)" office:value-type="float" office:value="5734" calcext:value-type="float">
            <text:p>5734</text:p>
          </table:table-cell>
          <table:table-cell table:number-columns-repeated="1022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formula="of:=IF(MOD([.$F5737];[.A5740])=0;[.A5740];&quot;&quot;)" office:value-type="float" office:value="5735" calcext:value-type="float">
            <text:p>5735</text:p>
          </table:table-cell>
          <table:table-cell table:number-columns-repeated="1022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formula="of:=IF(MOD([.$F5738];[.A5741])=0;[.A5741];&quot;&quot;)" office:value-type="float" office:value="5736" calcext:value-type="float">
            <text:p>5736</text:p>
          </table:table-cell>
          <table:table-cell table:number-columns-repeated="1022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formula="of:=IF(MOD([.$F5739];[.A5742])=0;[.A5742];&quot;&quot;)" office:value-type="float" office:value="5737" calcext:value-type="float">
            <text:p>5737</text:p>
          </table:table-cell>
          <table:table-cell table:number-columns-repeated="1022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formula="of:=IF(MOD([.$F5740];[.A5743])=0;[.A5743];&quot;&quot;)" office:value-type="float" office:value="5738" calcext:value-type="float">
            <text:p>5738</text:p>
          </table:table-cell>
          <table:table-cell table:number-columns-repeated="1022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formula="of:=IF(MOD([.$F5741];[.A5744])=0;[.A5744];&quot;&quot;)" office:value-type="float" office:value="5739" calcext:value-type="float">
            <text:p>5739</text:p>
          </table:table-cell>
          <table:table-cell table:number-columns-repeated="1022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formula="of:=IF(MOD([.$F5742];[.A5745])=0;[.A5745];&quot;&quot;)" office:value-type="float" office:value="5740" calcext:value-type="float">
            <text:p>5740</text:p>
          </table:table-cell>
          <table:table-cell table:number-columns-repeated="1022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formula="of:=IF(MOD([.$F5743];[.A5746])=0;[.A5746];&quot;&quot;)" office:value-type="float" office:value="5741" calcext:value-type="float">
            <text:p>5741</text:p>
          </table:table-cell>
          <table:table-cell table:number-columns-repeated="1022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formula="of:=IF(MOD([.$F5744];[.A5747])=0;[.A5747];&quot;&quot;)" office:value-type="float" office:value="5742" calcext:value-type="float">
            <text:p>5742</text:p>
          </table:table-cell>
          <table:table-cell table:number-columns-repeated="1022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formula="of:=IF(MOD([.$F5745];[.A5748])=0;[.A5748];&quot;&quot;)" office:value-type="float" office:value="5743" calcext:value-type="float">
            <text:p>5743</text:p>
          </table:table-cell>
          <table:table-cell table:number-columns-repeated="1022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formula="of:=IF(MOD([.$F5746];[.A5749])=0;[.A5749];&quot;&quot;)" office:value-type="float" office:value="5744" calcext:value-type="float">
            <text:p>5744</text:p>
          </table:table-cell>
          <table:table-cell table:number-columns-repeated="1022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formula="of:=IF(MOD([.$F5747];[.A5750])=0;[.A5750];&quot;&quot;)" office:value-type="float" office:value="5745" calcext:value-type="float">
            <text:p>5745</text:p>
          </table:table-cell>
          <table:table-cell table:number-columns-repeated="1022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formula="of:=IF(MOD([.$F5748];[.A5751])=0;[.A5751];&quot;&quot;)" office:value-type="float" office:value="5746" calcext:value-type="float">
            <text:p>5746</text:p>
          </table:table-cell>
          <table:table-cell table:number-columns-repeated="1022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formula="of:=IF(MOD([.$F5749];[.A5752])=0;[.A5752];&quot;&quot;)" office:value-type="float" office:value="5747" calcext:value-type="float">
            <text:p>5747</text:p>
          </table:table-cell>
          <table:table-cell table:number-columns-repeated="1022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formula="of:=IF(MOD([.$F5750];[.A5753])=0;[.A5753];&quot;&quot;)" office:value-type="float" office:value="5748" calcext:value-type="float">
            <text:p>5748</text:p>
          </table:table-cell>
          <table:table-cell table:number-columns-repeated="1022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formula="of:=IF(MOD([.$F5751];[.A5754])=0;[.A5754];&quot;&quot;)" office:value-type="float" office:value="5749" calcext:value-type="float">
            <text:p>5749</text:p>
          </table:table-cell>
          <table:table-cell table:number-columns-repeated="1022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formula="of:=IF(MOD([.$F5752];[.A5755])=0;[.A5755];&quot;&quot;)" office:value-type="float" office:value="5750" calcext:value-type="float">
            <text:p>5750</text:p>
          </table:table-cell>
          <table:table-cell table:number-columns-repeated="1022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formula="of:=IF(MOD([.$F5753];[.A5756])=0;[.A5756];&quot;&quot;)" office:value-type="float" office:value="5751" calcext:value-type="float">
            <text:p>5751</text:p>
          </table:table-cell>
          <table:table-cell table:number-columns-repeated="1022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formula="of:=IF(MOD([.$F5754];[.A5757])=0;[.A5757];&quot;&quot;)" office:value-type="float" office:value="5752" calcext:value-type="float">
            <text:p>5752</text:p>
          </table:table-cell>
          <table:table-cell table:number-columns-repeated="1022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formula="of:=IF(MOD([.$F5755];[.A5758])=0;[.A5758];&quot;&quot;)" office:value-type="float" office:value="5753" calcext:value-type="float">
            <text:p>5753</text:p>
          </table:table-cell>
          <table:table-cell table:number-columns-repeated="1022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formula="of:=IF(MOD([.$F5756];[.A5759])=0;[.A5759];&quot;&quot;)" office:value-type="float" office:value="5754" calcext:value-type="float">
            <text:p>5754</text:p>
          </table:table-cell>
          <table:table-cell table:number-columns-repeated="1022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formula="of:=IF(MOD([.$F5757];[.A5760])=0;[.A5760];&quot;&quot;)" office:value-type="float" office:value="5755" calcext:value-type="float">
            <text:p>5755</text:p>
          </table:table-cell>
          <table:table-cell table:number-columns-repeated="1022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formula="of:=IF(MOD([.$F5758];[.A5761])=0;[.A5761];&quot;&quot;)" office:value-type="float" office:value="5756" calcext:value-type="float">
            <text:p>5756</text:p>
          </table:table-cell>
          <table:table-cell table:number-columns-repeated="1022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formula="of:=IF(MOD([.$F5759];[.A5762])=0;[.A5762];&quot;&quot;)" office:value-type="float" office:value="5757" calcext:value-type="float">
            <text:p>5757</text:p>
          </table:table-cell>
          <table:table-cell table:number-columns-repeated="1022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formula="of:=IF(MOD([.$F5760];[.A5763])=0;[.A5763];&quot;&quot;)" office:value-type="float" office:value="5758" calcext:value-type="float">
            <text:p>5758</text:p>
          </table:table-cell>
          <table:table-cell table:number-columns-repeated="1022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formula="of:=IF(MOD([.$F5761];[.A5764])=0;[.A5764];&quot;&quot;)" office:value-type="float" office:value="5759" calcext:value-type="float">
            <text:p>5759</text:p>
          </table:table-cell>
          <table:table-cell table:number-columns-repeated="1022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formula="of:=IF(MOD([.$F5762];[.A5765])=0;[.A5765];&quot;&quot;)" office:value-type="float" office:value="5760" calcext:value-type="float">
            <text:p>5760</text:p>
          </table:table-cell>
          <table:table-cell table:number-columns-repeated="1022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formula="of:=IF(MOD([.$F5763];[.A5766])=0;[.A5766];&quot;&quot;)" office:value-type="float" office:value="5761" calcext:value-type="float">
            <text:p>5761</text:p>
          </table:table-cell>
          <table:table-cell table:number-columns-repeated="1022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formula="of:=IF(MOD([.$F5764];[.A5767])=0;[.A5767];&quot;&quot;)" office:value-type="float" office:value="5762" calcext:value-type="float">
            <text:p>5762</text:p>
          </table:table-cell>
          <table:table-cell table:number-columns-repeated="1022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formula="of:=IF(MOD([.$F5765];[.A5768])=0;[.A5768];&quot;&quot;)" office:value-type="float" office:value="5763" calcext:value-type="float">
            <text:p>5763</text:p>
          </table:table-cell>
          <table:table-cell table:number-columns-repeated="1022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formula="of:=IF(MOD([.$F5766];[.A5769])=0;[.A5769];&quot;&quot;)" office:value-type="float" office:value="5764" calcext:value-type="float">
            <text:p>5764</text:p>
          </table:table-cell>
          <table:table-cell table:number-columns-repeated="1022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formula="of:=IF(MOD([.$F5767];[.A5770])=0;[.A5770];&quot;&quot;)" office:value-type="float" office:value="5765" calcext:value-type="float">
            <text:p>5765</text:p>
          </table:table-cell>
          <table:table-cell table:number-columns-repeated="1022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formula="of:=IF(MOD([.$F5768];[.A5771])=0;[.A5771];&quot;&quot;)" office:value-type="float" office:value="5766" calcext:value-type="float">
            <text:p>5766</text:p>
          </table:table-cell>
          <table:table-cell table:number-columns-repeated="1022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formula="of:=IF(MOD([.$F5769];[.A5772])=0;[.A5772];&quot;&quot;)" office:value-type="float" office:value="5767" calcext:value-type="float">
            <text:p>5767</text:p>
          </table:table-cell>
          <table:table-cell table:number-columns-repeated="1022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formula="of:=IF(MOD([.$F5770];[.A5773])=0;[.A5773];&quot;&quot;)" office:value-type="float" office:value="5768" calcext:value-type="float">
            <text:p>5768</text:p>
          </table:table-cell>
          <table:table-cell table:number-columns-repeated="1022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formula="of:=IF(MOD([.$F5771];[.A5774])=0;[.A5774];&quot;&quot;)" office:value-type="float" office:value="5769" calcext:value-type="float">
            <text:p>5769</text:p>
          </table:table-cell>
          <table:table-cell table:number-columns-repeated="1022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formula="of:=IF(MOD([.$F5772];[.A5775])=0;[.A5775];&quot;&quot;)" office:value-type="float" office:value="5770" calcext:value-type="float">
            <text:p>5770</text:p>
          </table:table-cell>
          <table:table-cell table:number-columns-repeated="1022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formula="of:=IF(MOD([.$F5773];[.A5776])=0;[.A5776];&quot;&quot;)" office:value-type="float" office:value="5771" calcext:value-type="float">
            <text:p>5771</text:p>
          </table:table-cell>
          <table:table-cell table:number-columns-repeated="1022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formula="of:=IF(MOD([.$F5774];[.A5777])=0;[.A5777];&quot;&quot;)" office:value-type="float" office:value="5772" calcext:value-type="float">
            <text:p>5772</text:p>
          </table:table-cell>
          <table:table-cell table:number-columns-repeated="1022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formula="of:=IF(MOD([.$F5775];[.A5778])=0;[.A5778];&quot;&quot;)" office:value-type="float" office:value="5773" calcext:value-type="float">
            <text:p>5773</text:p>
          </table:table-cell>
          <table:table-cell table:number-columns-repeated="1022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formula="of:=IF(MOD([.$F5776];[.A5779])=0;[.A5779];&quot;&quot;)" office:value-type="float" office:value="5774" calcext:value-type="float">
            <text:p>5774</text:p>
          </table:table-cell>
          <table:table-cell table:number-columns-repeated="1022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formula="of:=IF(MOD([.$F5777];[.A5780])=0;[.A5780];&quot;&quot;)" office:value-type="float" office:value="5775" calcext:value-type="float">
            <text:p>5775</text:p>
          </table:table-cell>
          <table:table-cell table:number-columns-repeated="1022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formula="of:=IF(MOD([.$F5778];[.A5781])=0;[.A5781];&quot;&quot;)" office:value-type="float" office:value="5776" calcext:value-type="float">
            <text:p>5776</text:p>
          </table:table-cell>
          <table:table-cell table:number-columns-repeated="1022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formula="of:=IF(MOD([.$F5779];[.A5782])=0;[.A5782];&quot;&quot;)" office:value-type="float" office:value="5777" calcext:value-type="float">
            <text:p>5777</text:p>
          </table:table-cell>
          <table:table-cell table:number-columns-repeated="1022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formula="of:=IF(MOD([.$F5780];[.A5783])=0;[.A5783];&quot;&quot;)" office:value-type="float" office:value="5778" calcext:value-type="float">
            <text:p>5778</text:p>
          </table:table-cell>
          <table:table-cell table:number-columns-repeated="1022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formula="of:=IF(MOD([.$F5781];[.A5784])=0;[.A5784];&quot;&quot;)" office:value-type="float" office:value="5779" calcext:value-type="float">
            <text:p>5779</text:p>
          </table:table-cell>
          <table:table-cell table:number-columns-repeated="1022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formula="of:=IF(MOD([.$F5782];[.A5785])=0;[.A5785];&quot;&quot;)" office:value-type="float" office:value="5780" calcext:value-type="float">
            <text:p>5780</text:p>
          </table:table-cell>
          <table:table-cell table:number-columns-repeated="1022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formula="of:=IF(MOD([.$F5783];[.A5786])=0;[.A5786];&quot;&quot;)" office:value-type="float" office:value="5781" calcext:value-type="float">
            <text:p>5781</text:p>
          </table:table-cell>
          <table:table-cell table:number-columns-repeated="1022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formula="of:=IF(MOD([.$F5784];[.A5787])=0;[.A5787];&quot;&quot;)" office:value-type="float" office:value="5782" calcext:value-type="float">
            <text:p>5782</text:p>
          </table:table-cell>
          <table:table-cell table:number-columns-repeated="1022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formula="of:=IF(MOD([.$F5785];[.A5788])=0;[.A5788];&quot;&quot;)" office:value-type="float" office:value="5783" calcext:value-type="float">
            <text:p>5783</text:p>
          </table:table-cell>
          <table:table-cell table:number-columns-repeated="1022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formula="of:=IF(MOD([.$F5786];[.A5789])=0;[.A5789];&quot;&quot;)" office:value-type="float" office:value="5784" calcext:value-type="float">
            <text:p>5784</text:p>
          </table:table-cell>
          <table:table-cell table:number-columns-repeated="1022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formula="of:=IF(MOD([.$F5787];[.A5790])=0;[.A5790];&quot;&quot;)" office:value-type="float" office:value="5785" calcext:value-type="float">
            <text:p>5785</text:p>
          </table:table-cell>
          <table:table-cell table:number-columns-repeated="1022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formula="of:=IF(MOD([.$F5788];[.A5791])=0;[.A5791];&quot;&quot;)" office:value-type="float" office:value="5786" calcext:value-type="float">
            <text:p>5786</text:p>
          </table:table-cell>
          <table:table-cell table:number-columns-repeated="1022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formula="of:=IF(MOD([.$F5789];[.A5792])=0;[.A5792];&quot;&quot;)" office:value-type="float" office:value="5787" calcext:value-type="float">
            <text:p>5787</text:p>
          </table:table-cell>
          <table:table-cell table:number-columns-repeated="1022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formula="of:=IF(MOD([.$F5790];[.A5793])=0;[.A5793];&quot;&quot;)" office:value-type="float" office:value="5788" calcext:value-type="float">
            <text:p>5788</text:p>
          </table:table-cell>
          <table:table-cell table:number-columns-repeated="1022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formula="of:=IF(MOD([.$F5791];[.A5794])=0;[.A5794];&quot;&quot;)" office:value-type="float" office:value="5789" calcext:value-type="float">
            <text:p>5789</text:p>
          </table:table-cell>
          <table:table-cell table:number-columns-repeated="1022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formula="of:=IF(MOD([.$F5792];[.A5795])=0;[.A5795];&quot;&quot;)" office:value-type="float" office:value="5790" calcext:value-type="float">
            <text:p>5790</text:p>
          </table:table-cell>
          <table:table-cell table:number-columns-repeated="1022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formula="of:=IF(MOD([.$F5793];[.A5796])=0;[.A5796];&quot;&quot;)" office:value-type="float" office:value="5791" calcext:value-type="float">
            <text:p>5791</text:p>
          </table:table-cell>
          <table:table-cell table:number-columns-repeated="1022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formula="of:=IF(MOD([.$F5794];[.A5797])=0;[.A5797];&quot;&quot;)" office:value-type="float" office:value="5792" calcext:value-type="float">
            <text:p>5792</text:p>
          </table:table-cell>
          <table:table-cell table:number-columns-repeated="1022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formula="of:=IF(MOD([.$F5795];[.A5798])=0;[.A5798];&quot;&quot;)" office:value-type="float" office:value="5793" calcext:value-type="float">
            <text:p>5793</text:p>
          </table:table-cell>
          <table:table-cell table:number-columns-repeated="1022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formula="of:=IF(MOD([.$F5796];[.A5799])=0;[.A5799];&quot;&quot;)" office:value-type="float" office:value="5794" calcext:value-type="float">
            <text:p>5794</text:p>
          </table:table-cell>
          <table:table-cell table:number-columns-repeated="1022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formula="of:=IF(MOD([.$F5797];[.A5800])=0;[.A5800];&quot;&quot;)" office:value-type="float" office:value="5795" calcext:value-type="float">
            <text:p>5795</text:p>
          </table:table-cell>
          <table:table-cell table:number-columns-repeated="1022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formula="of:=IF(MOD([.$F5798];[.A5801])=0;[.A5801];&quot;&quot;)" office:value-type="float" office:value="5796" calcext:value-type="float">
            <text:p>5796</text:p>
          </table:table-cell>
          <table:table-cell table:number-columns-repeated="1022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formula="of:=IF(MOD([.$F5799];[.A5802])=0;[.A5802];&quot;&quot;)" office:value-type="float" office:value="5797" calcext:value-type="float">
            <text:p>5797</text:p>
          </table:table-cell>
          <table:table-cell table:number-columns-repeated="1022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formula="of:=IF(MOD([.$F5800];[.A5803])=0;[.A5803];&quot;&quot;)" office:value-type="float" office:value="5798" calcext:value-type="float">
            <text:p>5798</text:p>
          </table:table-cell>
          <table:table-cell table:number-columns-repeated="1022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formula="of:=IF(MOD([.$F5801];[.A5804])=0;[.A5804];&quot;&quot;)" office:value-type="float" office:value="5799" calcext:value-type="float">
            <text:p>5799</text:p>
          </table:table-cell>
          <table:table-cell table:number-columns-repeated="1022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formula="of:=IF(MOD([.$F5802];[.A5805])=0;[.A5805];&quot;&quot;)" office:value-type="float" office:value="5800" calcext:value-type="float">
            <text:p>5800</text:p>
          </table:table-cell>
          <table:table-cell table:number-columns-repeated="1022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formula="of:=IF(MOD([.$F5803];[.A5806])=0;[.A5806];&quot;&quot;)" office:value-type="float" office:value="5801" calcext:value-type="float">
            <text:p>5801</text:p>
          </table:table-cell>
          <table:table-cell table:number-columns-repeated="1022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formula="of:=IF(MOD([.$F5804];[.A5807])=0;[.A5807];&quot;&quot;)" office:value-type="float" office:value="5802" calcext:value-type="float">
            <text:p>5802</text:p>
          </table:table-cell>
          <table:table-cell table:number-columns-repeated="1022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formula="of:=IF(MOD([.$F5805];[.A5808])=0;[.A5808];&quot;&quot;)" office:value-type="float" office:value="5803" calcext:value-type="float">
            <text:p>5803</text:p>
          </table:table-cell>
          <table:table-cell table:number-columns-repeated="1022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formula="of:=IF(MOD([.$F5806];[.A5809])=0;[.A5809];&quot;&quot;)" office:value-type="float" office:value="5804" calcext:value-type="float">
            <text:p>5804</text:p>
          </table:table-cell>
          <table:table-cell table:number-columns-repeated="1022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formula="of:=IF(MOD([.$F5807];[.A5810])=0;[.A5810];&quot;&quot;)" office:value-type="float" office:value="5805" calcext:value-type="float">
            <text:p>5805</text:p>
          </table:table-cell>
          <table:table-cell table:number-columns-repeated="1022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formula="of:=IF(MOD([.$F5808];[.A5811])=0;[.A5811];&quot;&quot;)" office:value-type="float" office:value="5806" calcext:value-type="float">
            <text:p>5806</text:p>
          </table:table-cell>
          <table:table-cell table:number-columns-repeated="1022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formula="of:=IF(MOD([.$F5809];[.A5812])=0;[.A5812];&quot;&quot;)" office:value-type="float" office:value="5807" calcext:value-type="float">
            <text:p>5807</text:p>
          </table:table-cell>
          <table:table-cell table:number-columns-repeated="1022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formula="of:=IF(MOD([.$F5810];[.A5813])=0;[.A5813];&quot;&quot;)" office:value-type="float" office:value="5808" calcext:value-type="float">
            <text:p>5808</text:p>
          </table:table-cell>
          <table:table-cell table:number-columns-repeated="1022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formula="of:=IF(MOD([.$F5811];[.A5814])=0;[.A5814];&quot;&quot;)" office:value-type="float" office:value="5809" calcext:value-type="float">
            <text:p>5809</text:p>
          </table:table-cell>
          <table:table-cell table:number-columns-repeated="1022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formula="of:=IF(MOD([.$F5812];[.A5815])=0;[.A5815];&quot;&quot;)" office:value-type="float" office:value="5810" calcext:value-type="float">
            <text:p>5810</text:p>
          </table:table-cell>
          <table:table-cell table:number-columns-repeated="1022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formula="of:=IF(MOD([.$F5813];[.A5816])=0;[.A5816];&quot;&quot;)" office:value-type="float" office:value="5811" calcext:value-type="float">
            <text:p>5811</text:p>
          </table:table-cell>
          <table:table-cell table:number-columns-repeated="1022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formula="of:=IF(MOD([.$F5814];[.A5817])=0;[.A5817];&quot;&quot;)" office:value-type="float" office:value="5812" calcext:value-type="float">
            <text:p>5812</text:p>
          </table:table-cell>
          <table:table-cell table:number-columns-repeated="1022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formula="of:=IF(MOD([.$F5815];[.A5818])=0;[.A5818];&quot;&quot;)" office:value-type="float" office:value="5813" calcext:value-type="float">
            <text:p>5813</text:p>
          </table:table-cell>
          <table:table-cell table:number-columns-repeated="1022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formula="of:=IF(MOD([.$F5816];[.A5819])=0;[.A5819];&quot;&quot;)" office:value-type="float" office:value="5814" calcext:value-type="float">
            <text:p>5814</text:p>
          </table:table-cell>
          <table:table-cell table:number-columns-repeated="1022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formula="of:=IF(MOD([.$F5817];[.A5820])=0;[.A5820];&quot;&quot;)" office:value-type="float" office:value="5815" calcext:value-type="float">
            <text:p>5815</text:p>
          </table:table-cell>
          <table:table-cell table:number-columns-repeated="1022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formula="of:=IF(MOD([.$F5818];[.A5821])=0;[.A5821];&quot;&quot;)" office:value-type="float" office:value="5816" calcext:value-type="float">
            <text:p>5816</text:p>
          </table:table-cell>
          <table:table-cell table:number-columns-repeated="1022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formula="of:=IF(MOD([.$F5819];[.A5822])=0;[.A5822];&quot;&quot;)" office:value-type="float" office:value="5817" calcext:value-type="float">
            <text:p>5817</text:p>
          </table:table-cell>
          <table:table-cell table:number-columns-repeated="1022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formula="of:=IF(MOD([.$F5820];[.A5823])=0;[.A5823];&quot;&quot;)" office:value-type="float" office:value="5818" calcext:value-type="float">
            <text:p>5818</text:p>
          </table:table-cell>
          <table:table-cell table:number-columns-repeated="1022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formula="of:=IF(MOD([.$F5821];[.A5824])=0;[.A5824];&quot;&quot;)" office:value-type="float" office:value="5819" calcext:value-type="float">
            <text:p>5819</text:p>
          </table:table-cell>
          <table:table-cell table:number-columns-repeated="1022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formula="of:=IF(MOD([.$F5822];[.A5825])=0;[.A5825];&quot;&quot;)" office:value-type="float" office:value="5820" calcext:value-type="float">
            <text:p>5820</text:p>
          </table:table-cell>
          <table:table-cell table:number-columns-repeated="1022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formula="of:=IF(MOD([.$F5823];[.A5826])=0;[.A5826];&quot;&quot;)" office:value-type="float" office:value="5821" calcext:value-type="float">
            <text:p>5821</text:p>
          </table:table-cell>
          <table:table-cell table:number-columns-repeated="1022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formula="of:=IF(MOD([.$F5824];[.A5827])=0;[.A5827];&quot;&quot;)" office:value-type="float" office:value="5822" calcext:value-type="float">
            <text:p>5822</text:p>
          </table:table-cell>
          <table:table-cell table:number-columns-repeated="1022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formula="of:=IF(MOD([.$F5825];[.A5828])=0;[.A5828];&quot;&quot;)" office:value-type="float" office:value="5823" calcext:value-type="float">
            <text:p>5823</text:p>
          </table:table-cell>
          <table:table-cell table:number-columns-repeated="1022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formula="of:=IF(MOD([.$F5826];[.A5829])=0;[.A5829];&quot;&quot;)" office:value-type="float" office:value="5824" calcext:value-type="float">
            <text:p>5824</text:p>
          </table:table-cell>
          <table:table-cell table:number-columns-repeated="1022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formula="of:=IF(MOD([.$F5827];[.A5830])=0;[.A5830];&quot;&quot;)" office:value-type="float" office:value="5825" calcext:value-type="float">
            <text:p>5825</text:p>
          </table:table-cell>
          <table:table-cell table:number-columns-repeated="1022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formula="of:=IF(MOD([.$F5828];[.A5831])=0;[.A5831];&quot;&quot;)" office:value-type="float" office:value="5826" calcext:value-type="float">
            <text:p>5826</text:p>
          </table:table-cell>
          <table:table-cell table:number-columns-repeated="1022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formula="of:=IF(MOD([.$F5829];[.A5832])=0;[.A5832];&quot;&quot;)" office:value-type="float" office:value="5827" calcext:value-type="float">
            <text:p>5827</text:p>
          </table:table-cell>
          <table:table-cell table:number-columns-repeated="1022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formula="of:=IF(MOD([.$F5830];[.A5833])=0;[.A5833];&quot;&quot;)" office:value-type="float" office:value="5828" calcext:value-type="float">
            <text:p>5828</text:p>
          </table:table-cell>
          <table:table-cell table:number-columns-repeated="1022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formula="of:=IF(MOD([.$F5831];[.A5834])=0;[.A5834];&quot;&quot;)" office:value-type="float" office:value="5829" calcext:value-type="float">
            <text:p>5829</text:p>
          </table:table-cell>
          <table:table-cell table:number-columns-repeated="1022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formula="of:=IF(MOD([.$F5832];[.A5835])=0;[.A5835];&quot;&quot;)" office:value-type="float" office:value="5830" calcext:value-type="float">
            <text:p>5830</text:p>
          </table:table-cell>
          <table:table-cell table:number-columns-repeated="1022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formula="of:=IF(MOD([.$F5833];[.A5836])=0;[.A5836];&quot;&quot;)" office:value-type="float" office:value="5831" calcext:value-type="float">
            <text:p>5831</text:p>
          </table:table-cell>
          <table:table-cell table:number-columns-repeated="1022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formula="of:=IF(MOD([.$F5834];[.A5837])=0;[.A5837];&quot;&quot;)" office:value-type="float" office:value="5832" calcext:value-type="float">
            <text:p>5832</text:p>
          </table:table-cell>
          <table:table-cell table:number-columns-repeated="1022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formula="of:=IF(MOD([.$F5835];[.A5838])=0;[.A5838];&quot;&quot;)" office:value-type="float" office:value="5833" calcext:value-type="float">
            <text:p>5833</text:p>
          </table:table-cell>
          <table:table-cell table:number-columns-repeated="1022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formula="of:=IF(MOD([.$F5836];[.A5839])=0;[.A5839];&quot;&quot;)" office:value-type="float" office:value="5834" calcext:value-type="float">
            <text:p>5834</text:p>
          </table:table-cell>
          <table:table-cell table:number-columns-repeated="1022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formula="of:=IF(MOD([.$F5837];[.A5840])=0;[.A5840];&quot;&quot;)" office:value-type="float" office:value="5835" calcext:value-type="float">
            <text:p>5835</text:p>
          </table:table-cell>
          <table:table-cell table:number-columns-repeated="1022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formula="of:=IF(MOD([.$F5838];[.A5841])=0;[.A5841];&quot;&quot;)" office:value-type="float" office:value="5836" calcext:value-type="float">
            <text:p>5836</text:p>
          </table:table-cell>
          <table:table-cell table:number-columns-repeated="1022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formula="of:=IF(MOD([.$F5839];[.A5842])=0;[.A5842];&quot;&quot;)" office:value-type="float" office:value="5837" calcext:value-type="float">
            <text:p>5837</text:p>
          </table:table-cell>
          <table:table-cell table:number-columns-repeated="1022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formula="of:=IF(MOD([.$F5840];[.A5843])=0;[.A5843];&quot;&quot;)" office:value-type="float" office:value="5838" calcext:value-type="float">
            <text:p>5838</text:p>
          </table:table-cell>
          <table:table-cell table:number-columns-repeated="1022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formula="of:=IF(MOD([.$F5841];[.A5844])=0;[.A5844];&quot;&quot;)" office:value-type="float" office:value="5839" calcext:value-type="float">
            <text:p>5839</text:p>
          </table:table-cell>
          <table:table-cell table:number-columns-repeated="1022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formula="of:=IF(MOD([.$F5842];[.A5845])=0;[.A5845];&quot;&quot;)" office:value-type="float" office:value="5840" calcext:value-type="float">
            <text:p>5840</text:p>
          </table:table-cell>
          <table:table-cell table:number-columns-repeated="1022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formula="of:=IF(MOD([.$F5843];[.A5846])=0;[.A5846];&quot;&quot;)" office:value-type="float" office:value="5841" calcext:value-type="float">
            <text:p>5841</text:p>
          </table:table-cell>
          <table:table-cell table:number-columns-repeated="1022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formula="of:=IF(MOD([.$F5844];[.A5847])=0;[.A5847];&quot;&quot;)" office:value-type="float" office:value="5842" calcext:value-type="float">
            <text:p>5842</text:p>
          </table:table-cell>
          <table:table-cell table:number-columns-repeated="1022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formula="of:=IF(MOD([.$F5845];[.A5848])=0;[.A5848];&quot;&quot;)" office:value-type="float" office:value="5843" calcext:value-type="float">
            <text:p>5843</text:p>
          </table:table-cell>
          <table:table-cell table:number-columns-repeated="1022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formula="of:=IF(MOD([.$F5846];[.A5849])=0;[.A5849];&quot;&quot;)" office:value-type="float" office:value="5844" calcext:value-type="float">
            <text:p>5844</text:p>
          </table:table-cell>
          <table:table-cell table:number-columns-repeated="1022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formula="of:=IF(MOD([.$F5847];[.A5850])=0;[.A5850];&quot;&quot;)" office:value-type="float" office:value="5845" calcext:value-type="float">
            <text:p>5845</text:p>
          </table:table-cell>
          <table:table-cell table:number-columns-repeated="1022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formula="of:=IF(MOD([.$F5848];[.A5851])=0;[.A5851];&quot;&quot;)" office:value-type="float" office:value="5846" calcext:value-type="float">
            <text:p>5846</text:p>
          </table:table-cell>
          <table:table-cell table:number-columns-repeated="1022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formula="of:=IF(MOD([.$F5849];[.A5852])=0;[.A5852];&quot;&quot;)" office:value-type="float" office:value="5847" calcext:value-type="float">
            <text:p>5847</text:p>
          </table:table-cell>
          <table:table-cell table:number-columns-repeated="1022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formula="of:=IF(MOD([.$F5850];[.A5853])=0;[.A5853];&quot;&quot;)" office:value-type="float" office:value="5848" calcext:value-type="float">
            <text:p>5848</text:p>
          </table:table-cell>
          <table:table-cell table:number-columns-repeated="1022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formula="of:=IF(MOD([.$F5851];[.A5854])=0;[.A5854];&quot;&quot;)" office:value-type="float" office:value="5849" calcext:value-type="float">
            <text:p>5849</text:p>
          </table:table-cell>
          <table:table-cell table:number-columns-repeated="1022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formula="of:=IF(MOD([.$F5852];[.A5855])=0;[.A5855];&quot;&quot;)" office:value-type="float" office:value="5850" calcext:value-type="float">
            <text:p>5850</text:p>
          </table:table-cell>
          <table:table-cell table:number-columns-repeated="1022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formula="of:=IF(MOD([.$F5853];[.A5856])=0;[.A5856];&quot;&quot;)" office:value-type="float" office:value="5851" calcext:value-type="float">
            <text:p>5851</text:p>
          </table:table-cell>
          <table:table-cell table:number-columns-repeated="1022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formula="of:=IF(MOD([.$F5854];[.A5857])=0;[.A5857];&quot;&quot;)" office:value-type="float" office:value="5852" calcext:value-type="float">
            <text:p>5852</text:p>
          </table:table-cell>
          <table:table-cell table:number-columns-repeated="1022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formula="of:=IF(MOD([.$F5855];[.A5858])=0;[.A5858];&quot;&quot;)" office:value-type="float" office:value="5853" calcext:value-type="float">
            <text:p>5853</text:p>
          </table:table-cell>
          <table:table-cell table:number-columns-repeated="1022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formula="of:=IF(MOD([.$F5856];[.A5859])=0;[.A5859];&quot;&quot;)" office:value-type="float" office:value="5854" calcext:value-type="float">
            <text:p>5854</text:p>
          </table:table-cell>
          <table:table-cell table:number-columns-repeated="1022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formula="of:=IF(MOD([.$F5857];[.A5860])=0;[.A5860];&quot;&quot;)" office:value-type="float" office:value="5855" calcext:value-type="float">
            <text:p>5855</text:p>
          </table:table-cell>
          <table:table-cell table:number-columns-repeated="1022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formula="of:=IF(MOD([.$F5858];[.A5861])=0;[.A5861];&quot;&quot;)" office:value-type="float" office:value="5856" calcext:value-type="float">
            <text:p>5856</text:p>
          </table:table-cell>
          <table:table-cell table:number-columns-repeated="1022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formula="of:=IF(MOD([.$F5859];[.A5862])=0;[.A5862];&quot;&quot;)" office:value-type="float" office:value="5857" calcext:value-type="float">
            <text:p>5857</text:p>
          </table:table-cell>
          <table:table-cell table:number-columns-repeated="1022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formula="of:=IF(MOD([.$F5860];[.A5863])=0;[.A5863];&quot;&quot;)" office:value-type="float" office:value="5858" calcext:value-type="float">
            <text:p>5858</text:p>
          </table:table-cell>
          <table:table-cell table:number-columns-repeated="1022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formula="of:=IF(MOD([.$F5861];[.A5864])=0;[.A5864];&quot;&quot;)" office:value-type="float" office:value="5859" calcext:value-type="float">
            <text:p>5859</text:p>
          </table:table-cell>
          <table:table-cell table:number-columns-repeated="1022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formula="of:=IF(MOD([.$F5862];[.A5865])=0;[.A5865];&quot;&quot;)" office:value-type="float" office:value="5860" calcext:value-type="float">
            <text:p>5860</text:p>
          </table:table-cell>
          <table:table-cell table:number-columns-repeated="1022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formula="of:=IF(MOD([.$F5863];[.A5866])=0;[.A5866];&quot;&quot;)" office:value-type="float" office:value="5861" calcext:value-type="float">
            <text:p>5861</text:p>
          </table:table-cell>
          <table:table-cell table:number-columns-repeated="1022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formula="of:=IF(MOD([.$F5864];[.A5867])=0;[.A5867];&quot;&quot;)" office:value-type="float" office:value="5862" calcext:value-type="float">
            <text:p>5862</text:p>
          </table:table-cell>
          <table:table-cell table:number-columns-repeated="1022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formula="of:=IF(MOD([.$F5865];[.A5868])=0;[.A5868];&quot;&quot;)" office:value-type="float" office:value="5863" calcext:value-type="float">
            <text:p>5863</text:p>
          </table:table-cell>
          <table:table-cell table:number-columns-repeated="1022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formula="of:=IF(MOD([.$F5866];[.A5869])=0;[.A5869];&quot;&quot;)" office:value-type="float" office:value="5864" calcext:value-type="float">
            <text:p>5864</text:p>
          </table:table-cell>
          <table:table-cell table:number-columns-repeated="1022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formula="of:=IF(MOD([.$F5867];[.A5870])=0;[.A5870];&quot;&quot;)" office:value-type="float" office:value="5865" calcext:value-type="float">
            <text:p>5865</text:p>
          </table:table-cell>
          <table:table-cell table:number-columns-repeated="1022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formula="of:=IF(MOD([.$F5868];[.A5871])=0;[.A5871];&quot;&quot;)" office:value-type="float" office:value="5866" calcext:value-type="float">
            <text:p>5866</text:p>
          </table:table-cell>
          <table:table-cell table:number-columns-repeated="1022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formula="of:=IF(MOD([.$F5869];[.A5872])=0;[.A5872];&quot;&quot;)" office:value-type="float" office:value="5867" calcext:value-type="float">
            <text:p>5867</text:p>
          </table:table-cell>
          <table:table-cell table:number-columns-repeated="1022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formula="of:=IF(MOD([.$F5870];[.A5873])=0;[.A5873];&quot;&quot;)" office:value-type="float" office:value="5868" calcext:value-type="float">
            <text:p>5868</text:p>
          </table:table-cell>
          <table:table-cell table:number-columns-repeated="1022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formula="of:=IF(MOD([.$F5871];[.A5874])=0;[.A5874];&quot;&quot;)" office:value-type="float" office:value="5869" calcext:value-type="float">
            <text:p>5869</text:p>
          </table:table-cell>
          <table:table-cell table:number-columns-repeated="1022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formula="of:=IF(MOD([.$F5872];[.A5875])=0;[.A5875];&quot;&quot;)" office:value-type="float" office:value="5870" calcext:value-type="float">
            <text:p>5870</text:p>
          </table:table-cell>
          <table:table-cell table:number-columns-repeated="1022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formula="of:=IF(MOD([.$F5873];[.A5876])=0;[.A5876];&quot;&quot;)" office:value-type="float" office:value="5871" calcext:value-type="float">
            <text:p>5871</text:p>
          </table:table-cell>
          <table:table-cell table:number-columns-repeated="1022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formula="of:=IF(MOD([.$F5874];[.A5877])=0;[.A5877];&quot;&quot;)" office:value-type="float" office:value="5872" calcext:value-type="float">
            <text:p>5872</text:p>
          </table:table-cell>
          <table:table-cell table:number-columns-repeated="1022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formula="of:=IF(MOD([.$F5875];[.A5878])=0;[.A5878];&quot;&quot;)" office:value-type="float" office:value="5873" calcext:value-type="float">
            <text:p>5873</text:p>
          </table:table-cell>
          <table:table-cell table:number-columns-repeated="1022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formula="of:=IF(MOD([.$F5876];[.A5879])=0;[.A5879];&quot;&quot;)" office:value-type="float" office:value="5874" calcext:value-type="float">
            <text:p>5874</text:p>
          </table:table-cell>
          <table:table-cell table:number-columns-repeated="1022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formula="of:=IF(MOD([.$F5877];[.A5880])=0;[.A5880];&quot;&quot;)" office:value-type="float" office:value="5875" calcext:value-type="float">
            <text:p>5875</text:p>
          </table:table-cell>
          <table:table-cell table:number-columns-repeated="1022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formula="of:=IF(MOD([.$F5878];[.A5881])=0;[.A5881];&quot;&quot;)" office:value-type="float" office:value="5876" calcext:value-type="float">
            <text:p>5876</text:p>
          </table:table-cell>
          <table:table-cell table:number-columns-repeated="1022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formula="of:=IF(MOD([.$F5879];[.A5882])=0;[.A5882];&quot;&quot;)" office:value-type="float" office:value="5877" calcext:value-type="float">
            <text:p>5877</text:p>
          </table:table-cell>
          <table:table-cell table:number-columns-repeated="1022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formula="of:=IF(MOD([.$F5880];[.A5883])=0;[.A5883];&quot;&quot;)" office:value-type="float" office:value="5878" calcext:value-type="float">
            <text:p>5878</text:p>
          </table:table-cell>
          <table:table-cell table:number-columns-repeated="1022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formula="of:=IF(MOD([.$F5881];[.A5884])=0;[.A5884];&quot;&quot;)" office:value-type="float" office:value="5879" calcext:value-type="float">
            <text:p>5879</text:p>
          </table:table-cell>
          <table:table-cell table:number-columns-repeated="1022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formula="of:=IF(MOD([.$F5882];[.A5885])=0;[.A5885];&quot;&quot;)" office:value-type="float" office:value="5880" calcext:value-type="float">
            <text:p>5880</text:p>
          </table:table-cell>
          <table:table-cell table:number-columns-repeated="1022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formula="of:=IF(MOD([.$F5883];[.A5886])=0;[.A5886];&quot;&quot;)" office:value-type="float" office:value="5881" calcext:value-type="float">
            <text:p>5881</text:p>
          </table:table-cell>
          <table:table-cell table:number-columns-repeated="1022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formula="of:=IF(MOD([.$F5884];[.A5887])=0;[.A5887];&quot;&quot;)" office:value-type="float" office:value="5882" calcext:value-type="float">
            <text:p>5882</text:p>
          </table:table-cell>
          <table:table-cell table:number-columns-repeated="1022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formula="of:=IF(MOD([.$F5885];[.A5888])=0;[.A5888];&quot;&quot;)" office:value-type="float" office:value="5883" calcext:value-type="float">
            <text:p>5883</text:p>
          </table:table-cell>
          <table:table-cell table:number-columns-repeated="1022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formula="of:=IF(MOD([.$F5886];[.A5889])=0;[.A5889];&quot;&quot;)" office:value-type="float" office:value="5884" calcext:value-type="float">
            <text:p>5884</text:p>
          </table:table-cell>
          <table:table-cell table:number-columns-repeated="1022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formula="of:=IF(MOD([.$F5887];[.A5890])=0;[.A5890];&quot;&quot;)" office:value-type="float" office:value="5885" calcext:value-type="float">
            <text:p>5885</text:p>
          </table:table-cell>
          <table:table-cell table:number-columns-repeated="1022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formula="of:=IF(MOD([.$F5888];[.A5891])=0;[.A5891];&quot;&quot;)" office:value-type="float" office:value="5886" calcext:value-type="float">
            <text:p>5886</text:p>
          </table:table-cell>
          <table:table-cell table:number-columns-repeated="1022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formula="of:=IF(MOD([.$F5889];[.A5892])=0;[.A5892];&quot;&quot;)" office:value-type="float" office:value="5887" calcext:value-type="float">
            <text:p>5887</text:p>
          </table:table-cell>
          <table:table-cell table:number-columns-repeated="1022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formula="of:=IF(MOD([.$F5890];[.A5893])=0;[.A5893];&quot;&quot;)" office:value-type="float" office:value="5888" calcext:value-type="float">
            <text:p>5888</text:p>
          </table:table-cell>
          <table:table-cell table:number-columns-repeated="1022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formula="of:=IF(MOD([.$F5891];[.A5894])=0;[.A5894];&quot;&quot;)" office:value-type="float" office:value="5889" calcext:value-type="float">
            <text:p>5889</text:p>
          </table:table-cell>
          <table:table-cell table:number-columns-repeated="1022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formula="of:=IF(MOD([.$F5892];[.A5895])=0;[.A5895];&quot;&quot;)" office:value-type="float" office:value="5890" calcext:value-type="float">
            <text:p>5890</text:p>
          </table:table-cell>
          <table:table-cell table:number-columns-repeated="1022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formula="of:=IF(MOD([.$F5893];[.A5896])=0;[.A5896];&quot;&quot;)" office:value-type="float" office:value="5891" calcext:value-type="float">
            <text:p>5891</text:p>
          </table:table-cell>
          <table:table-cell table:number-columns-repeated="1022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formula="of:=IF(MOD([.$F5894];[.A5897])=0;[.A5897];&quot;&quot;)" office:value-type="float" office:value="5892" calcext:value-type="float">
            <text:p>5892</text:p>
          </table:table-cell>
          <table:table-cell table:number-columns-repeated="1022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formula="of:=IF(MOD([.$F5895];[.A5898])=0;[.A5898];&quot;&quot;)" office:value-type="float" office:value="5893" calcext:value-type="float">
            <text:p>5893</text:p>
          </table:table-cell>
          <table:table-cell table:number-columns-repeated="1022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formula="of:=IF(MOD([.$F5896];[.A5899])=0;[.A5899];&quot;&quot;)" office:value-type="float" office:value="5894" calcext:value-type="float">
            <text:p>5894</text:p>
          </table:table-cell>
          <table:table-cell table:number-columns-repeated="1022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formula="of:=IF(MOD([.$F5897];[.A5900])=0;[.A5900];&quot;&quot;)" office:value-type="float" office:value="5895" calcext:value-type="float">
            <text:p>5895</text:p>
          </table:table-cell>
          <table:table-cell table:number-columns-repeated="1022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formula="of:=IF(MOD([.$F5898];[.A5901])=0;[.A5901];&quot;&quot;)" office:value-type="float" office:value="5896" calcext:value-type="float">
            <text:p>5896</text:p>
          </table:table-cell>
          <table:table-cell table:number-columns-repeated="1022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formula="of:=IF(MOD([.$F5899];[.A5902])=0;[.A5902];&quot;&quot;)" office:value-type="float" office:value="5897" calcext:value-type="float">
            <text:p>5897</text:p>
          </table:table-cell>
          <table:table-cell table:number-columns-repeated="1022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formula="of:=IF(MOD([.$F5900];[.A5903])=0;[.A5903];&quot;&quot;)" office:value-type="float" office:value="5898" calcext:value-type="float">
            <text:p>5898</text:p>
          </table:table-cell>
          <table:table-cell table:number-columns-repeated="1022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formula="of:=IF(MOD([.$F5901];[.A5904])=0;[.A5904];&quot;&quot;)" office:value-type="float" office:value="5899" calcext:value-type="float">
            <text:p>5899</text:p>
          </table:table-cell>
          <table:table-cell table:number-columns-repeated="1022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formula="of:=IF(MOD([.$F5902];[.A5905])=0;[.A5905];&quot;&quot;)" office:value-type="float" office:value="5900" calcext:value-type="float">
            <text:p>5900</text:p>
          </table:table-cell>
          <table:table-cell table:number-columns-repeated="1022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formula="of:=IF(MOD([.$F5903];[.A5906])=0;[.A5906];&quot;&quot;)" office:value-type="float" office:value="5901" calcext:value-type="float">
            <text:p>5901</text:p>
          </table:table-cell>
          <table:table-cell table:number-columns-repeated="1022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formula="of:=IF(MOD([.$F5904];[.A5907])=0;[.A5907];&quot;&quot;)" office:value-type="float" office:value="5902" calcext:value-type="float">
            <text:p>5902</text:p>
          </table:table-cell>
          <table:table-cell table:number-columns-repeated="1022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formula="of:=IF(MOD([.$F5905];[.A5908])=0;[.A5908];&quot;&quot;)" office:value-type="float" office:value="5903" calcext:value-type="float">
            <text:p>5903</text:p>
          </table:table-cell>
          <table:table-cell table:number-columns-repeated="1022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formula="of:=IF(MOD([.$F5906];[.A5909])=0;[.A5909];&quot;&quot;)" office:value-type="float" office:value="5904" calcext:value-type="float">
            <text:p>5904</text:p>
          </table:table-cell>
          <table:table-cell table:number-columns-repeated="1022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formula="of:=IF(MOD([.$F5907];[.A5910])=0;[.A5910];&quot;&quot;)" office:value-type="float" office:value="5905" calcext:value-type="float">
            <text:p>5905</text:p>
          </table:table-cell>
          <table:table-cell table:number-columns-repeated="1022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formula="of:=IF(MOD([.$F5908];[.A5911])=0;[.A5911];&quot;&quot;)" office:value-type="float" office:value="5906" calcext:value-type="float">
            <text:p>5906</text:p>
          </table:table-cell>
          <table:table-cell table:number-columns-repeated="1022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formula="of:=IF(MOD([.$F5909];[.A5912])=0;[.A5912];&quot;&quot;)" office:value-type="float" office:value="5907" calcext:value-type="float">
            <text:p>5907</text:p>
          </table:table-cell>
          <table:table-cell table:number-columns-repeated="1022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formula="of:=IF(MOD([.$F5910];[.A5913])=0;[.A5913];&quot;&quot;)" office:value-type="float" office:value="5908" calcext:value-type="float">
            <text:p>5908</text:p>
          </table:table-cell>
          <table:table-cell table:number-columns-repeated="1022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formula="of:=IF(MOD([.$F5911];[.A5914])=0;[.A5914];&quot;&quot;)" office:value-type="float" office:value="5909" calcext:value-type="float">
            <text:p>5909</text:p>
          </table:table-cell>
          <table:table-cell table:number-columns-repeated="1022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formula="of:=IF(MOD([.$F5912];[.A5915])=0;[.A5915];&quot;&quot;)" office:value-type="float" office:value="5910" calcext:value-type="float">
            <text:p>5910</text:p>
          </table:table-cell>
          <table:table-cell table:number-columns-repeated="1022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formula="of:=IF(MOD([.$F5913];[.A5916])=0;[.A5916];&quot;&quot;)" office:value-type="float" office:value="5911" calcext:value-type="float">
            <text:p>5911</text:p>
          </table:table-cell>
          <table:table-cell table:number-columns-repeated="1022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formula="of:=IF(MOD([.$F5914];[.A5917])=0;[.A5917];&quot;&quot;)" office:value-type="float" office:value="5912" calcext:value-type="float">
            <text:p>5912</text:p>
          </table:table-cell>
          <table:table-cell table:number-columns-repeated="1022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formula="of:=IF(MOD([.$F5915];[.A5918])=0;[.A5918];&quot;&quot;)" office:value-type="float" office:value="5913" calcext:value-type="float">
            <text:p>5913</text:p>
          </table:table-cell>
          <table:table-cell table:number-columns-repeated="1022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formula="of:=IF(MOD([.$F5916];[.A5919])=0;[.A5919];&quot;&quot;)" office:value-type="float" office:value="5914" calcext:value-type="float">
            <text:p>5914</text:p>
          </table:table-cell>
          <table:table-cell table:number-columns-repeated="1022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formula="of:=IF(MOD([.$F5917];[.A5920])=0;[.A5920];&quot;&quot;)" office:value-type="float" office:value="5915" calcext:value-type="float">
            <text:p>5915</text:p>
          </table:table-cell>
          <table:table-cell table:number-columns-repeated="1022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formula="of:=IF(MOD([.$F5918];[.A5921])=0;[.A5921];&quot;&quot;)" office:value-type="float" office:value="5916" calcext:value-type="float">
            <text:p>5916</text:p>
          </table:table-cell>
          <table:table-cell table:number-columns-repeated="1022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formula="of:=IF(MOD([.$F5919];[.A5922])=0;[.A5922];&quot;&quot;)" office:value-type="float" office:value="5917" calcext:value-type="float">
            <text:p>5917</text:p>
          </table:table-cell>
          <table:table-cell table:number-columns-repeated="1022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formula="of:=IF(MOD([.$F5920];[.A5923])=0;[.A5923];&quot;&quot;)" office:value-type="float" office:value="5918" calcext:value-type="float">
            <text:p>5918</text:p>
          </table:table-cell>
          <table:table-cell table:number-columns-repeated="1022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formula="of:=IF(MOD([.$F5921];[.A5924])=0;[.A5924];&quot;&quot;)" office:value-type="float" office:value="5919" calcext:value-type="float">
            <text:p>5919</text:p>
          </table:table-cell>
          <table:table-cell table:number-columns-repeated="1022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formula="of:=IF(MOD([.$F5922];[.A5925])=0;[.A5925];&quot;&quot;)" office:value-type="float" office:value="5920" calcext:value-type="float">
            <text:p>5920</text:p>
          </table:table-cell>
          <table:table-cell table:number-columns-repeated="1022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formula="of:=IF(MOD([.$F5923];[.A5926])=0;[.A5926];&quot;&quot;)" office:value-type="float" office:value="5921" calcext:value-type="float">
            <text:p>5921</text:p>
          </table:table-cell>
          <table:table-cell table:number-columns-repeated="1022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formula="of:=IF(MOD([.$F5924];[.A5927])=0;[.A5927];&quot;&quot;)" office:value-type="float" office:value="5922" calcext:value-type="float">
            <text:p>5922</text:p>
          </table:table-cell>
          <table:table-cell table:number-columns-repeated="1022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formula="of:=IF(MOD([.$F5925];[.A5928])=0;[.A5928];&quot;&quot;)" office:value-type="float" office:value="5923" calcext:value-type="float">
            <text:p>5923</text:p>
          </table:table-cell>
          <table:table-cell table:number-columns-repeated="1022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formula="of:=IF(MOD([.$F5926];[.A5929])=0;[.A5929];&quot;&quot;)" office:value-type="float" office:value="5924" calcext:value-type="float">
            <text:p>5924</text:p>
          </table:table-cell>
          <table:table-cell table:number-columns-repeated="1022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formula="of:=IF(MOD([.$F5927];[.A5930])=0;[.A5930];&quot;&quot;)" office:value-type="float" office:value="5925" calcext:value-type="float">
            <text:p>5925</text:p>
          </table:table-cell>
          <table:table-cell table:number-columns-repeated="1022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formula="of:=IF(MOD([.$F5928];[.A5931])=0;[.A5931];&quot;&quot;)" office:value-type="float" office:value="5926" calcext:value-type="float">
            <text:p>5926</text:p>
          </table:table-cell>
          <table:table-cell table:number-columns-repeated="1022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formula="of:=IF(MOD([.$F5929];[.A5932])=0;[.A5932];&quot;&quot;)" office:value-type="float" office:value="5927" calcext:value-type="float">
            <text:p>5927</text:p>
          </table:table-cell>
          <table:table-cell table:number-columns-repeated="1022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formula="of:=IF(MOD([.$F5930];[.A5933])=0;[.A5933];&quot;&quot;)" office:value-type="float" office:value="5928" calcext:value-type="float">
            <text:p>5928</text:p>
          </table:table-cell>
          <table:table-cell table:number-columns-repeated="1022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formula="of:=IF(MOD([.$F5931];[.A5934])=0;[.A5934];&quot;&quot;)" office:value-type="float" office:value="5929" calcext:value-type="float">
            <text:p>5929</text:p>
          </table:table-cell>
          <table:table-cell table:number-columns-repeated="1022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formula="of:=IF(MOD([.$F5932];[.A5935])=0;[.A5935];&quot;&quot;)" office:value-type="float" office:value="5930" calcext:value-type="float">
            <text:p>5930</text:p>
          </table:table-cell>
          <table:table-cell table:number-columns-repeated="1022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formula="of:=IF(MOD([.$F5933];[.A5936])=0;[.A5936];&quot;&quot;)" office:value-type="float" office:value="5931" calcext:value-type="float">
            <text:p>5931</text:p>
          </table:table-cell>
          <table:table-cell table:number-columns-repeated="1022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formula="of:=IF(MOD([.$F5934];[.A5937])=0;[.A5937];&quot;&quot;)" office:value-type="float" office:value="5932" calcext:value-type="float">
            <text:p>5932</text:p>
          </table:table-cell>
          <table:table-cell table:number-columns-repeated="1022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formula="of:=IF(MOD([.$F5935];[.A5938])=0;[.A5938];&quot;&quot;)" office:value-type="float" office:value="5933" calcext:value-type="float">
            <text:p>5933</text:p>
          </table:table-cell>
          <table:table-cell table:number-columns-repeated="1022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formula="of:=IF(MOD([.$F5936];[.A5939])=0;[.A5939];&quot;&quot;)" office:value-type="float" office:value="5934" calcext:value-type="float">
            <text:p>5934</text:p>
          </table:table-cell>
          <table:table-cell table:number-columns-repeated="1022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formula="of:=IF(MOD([.$F5937];[.A5940])=0;[.A5940];&quot;&quot;)" office:value-type="float" office:value="5935" calcext:value-type="float">
            <text:p>5935</text:p>
          </table:table-cell>
          <table:table-cell table:number-columns-repeated="1022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formula="of:=IF(MOD([.$F5938];[.A5941])=0;[.A5941];&quot;&quot;)" office:value-type="float" office:value="5936" calcext:value-type="float">
            <text:p>5936</text:p>
          </table:table-cell>
          <table:table-cell table:number-columns-repeated="1022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formula="of:=IF(MOD([.$F5939];[.A5942])=0;[.A5942];&quot;&quot;)" office:value-type="float" office:value="5937" calcext:value-type="float">
            <text:p>5937</text:p>
          </table:table-cell>
          <table:table-cell table:number-columns-repeated="1022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formula="of:=IF(MOD([.$F5940];[.A5943])=0;[.A5943];&quot;&quot;)" office:value-type="float" office:value="5938" calcext:value-type="float">
            <text:p>5938</text:p>
          </table:table-cell>
          <table:table-cell table:number-columns-repeated="1022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formula="of:=IF(MOD([.$F5941];[.A5944])=0;[.A5944];&quot;&quot;)" office:value-type="float" office:value="5939" calcext:value-type="float">
            <text:p>5939</text:p>
          </table:table-cell>
          <table:table-cell table:number-columns-repeated="1022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formula="of:=IF(MOD([.$F5942];[.A5945])=0;[.A5945];&quot;&quot;)" office:value-type="float" office:value="5940" calcext:value-type="float">
            <text:p>5940</text:p>
          </table:table-cell>
          <table:table-cell table:number-columns-repeated="1022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formula="of:=IF(MOD([.$F5943];[.A5946])=0;[.A5946];&quot;&quot;)" office:value-type="float" office:value="5941" calcext:value-type="float">
            <text:p>5941</text:p>
          </table:table-cell>
          <table:table-cell table:number-columns-repeated="1022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formula="of:=IF(MOD([.$F5944];[.A5947])=0;[.A5947];&quot;&quot;)" office:value-type="float" office:value="5942" calcext:value-type="float">
            <text:p>5942</text:p>
          </table:table-cell>
          <table:table-cell table:number-columns-repeated="1022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formula="of:=IF(MOD([.$F5945];[.A5948])=0;[.A5948];&quot;&quot;)" office:value-type="float" office:value="5943" calcext:value-type="float">
            <text:p>5943</text:p>
          </table:table-cell>
          <table:table-cell table:number-columns-repeated="1022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formula="of:=IF(MOD([.$F5946];[.A5949])=0;[.A5949];&quot;&quot;)" office:value-type="float" office:value="5944" calcext:value-type="float">
            <text:p>5944</text:p>
          </table:table-cell>
          <table:table-cell table:number-columns-repeated="1022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formula="of:=IF(MOD([.$F5947];[.A5950])=0;[.A5950];&quot;&quot;)" office:value-type="float" office:value="5945" calcext:value-type="float">
            <text:p>5945</text:p>
          </table:table-cell>
          <table:table-cell table:number-columns-repeated="1022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formula="of:=IF(MOD([.$F5948];[.A5951])=0;[.A5951];&quot;&quot;)" office:value-type="float" office:value="5946" calcext:value-type="float">
            <text:p>5946</text:p>
          </table:table-cell>
          <table:table-cell table:number-columns-repeated="1022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formula="of:=IF(MOD([.$F5949];[.A5952])=0;[.A5952];&quot;&quot;)" office:value-type="float" office:value="5947" calcext:value-type="float">
            <text:p>5947</text:p>
          </table:table-cell>
          <table:table-cell table:number-columns-repeated="1022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formula="of:=IF(MOD([.$F5950];[.A5953])=0;[.A5953];&quot;&quot;)" office:value-type="float" office:value="5948" calcext:value-type="float">
            <text:p>5948</text:p>
          </table:table-cell>
          <table:table-cell table:number-columns-repeated="1022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formula="of:=IF(MOD([.$F5951];[.A5954])=0;[.A5954];&quot;&quot;)" office:value-type="float" office:value="5949" calcext:value-type="float">
            <text:p>5949</text:p>
          </table:table-cell>
          <table:table-cell table:number-columns-repeated="1022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formula="of:=IF(MOD([.$F5952];[.A5955])=0;[.A5955];&quot;&quot;)" office:value-type="float" office:value="5950" calcext:value-type="float">
            <text:p>5950</text:p>
          </table:table-cell>
          <table:table-cell table:number-columns-repeated="1022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formula="of:=IF(MOD([.$F5953];[.A5956])=0;[.A5956];&quot;&quot;)" office:value-type="float" office:value="5951" calcext:value-type="float">
            <text:p>5951</text:p>
          </table:table-cell>
          <table:table-cell table:number-columns-repeated="1022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formula="of:=IF(MOD([.$F5954];[.A5957])=0;[.A5957];&quot;&quot;)" office:value-type="float" office:value="5952" calcext:value-type="float">
            <text:p>5952</text:p>
          </table:table-cell>
          <table:table-cell table:number-columns-repeated="1022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formula="of:=IF(MOD([.$F5955];[.A5958])=0;[.A5958];&quot;&quot;)" office:value-type="float" office:value="5953" calcext:value-type="float">
            <text:p>5953</text:p>
          </table:table-cell>
          <table:table-cell table:number-columns-repeated="1022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formula="of:=IF(MOD([.$F5956];[.A5959])=0;[.A5959];&quot;&quot;)" office:value-type="float" office:value="5954" calcext:value-type="float">
            <text:p>5954</text:p>
          </table:table-cell>
          <table:table-cell table:number-columns-repeated="1022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formula="of:=IF(MOD([.$F5957];[.A5960])=0;[.A5960];&quot;&quot;)" office:value-type="float" office:value="5955" calcext:value-type="float">
            <text:p>5955</text:p>
          </table:table-cell>
          <table:table-cell table:number-columns-repeated="1022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formula="of:=IF(MOD([.$F5958];[.A5961])=0;[.A5961];&quot;&quot;)" office:value-type="float" office:value="5956" calcext:value-type="float">
            <text:p>5956</text:p>
          </table:table-cell>
          <table:table-cell table:number-columns-repeated="1022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formula="of:=IF(MOD([.$F5959];[.A5962])=0;[.A5962];&quot;&quot;)" office:value-type="float" office:value="5957" calcext:value-type="float">
            <text:p>5957</text:p>
          </table:table-cell>
          <table:table-cell table:number-columns-repeated="1022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formula="of:=IF(MOD([.$F5960];[.A5963])=0;[.A5963];&quot;&quot;)" office:value-type="float" office:value="5958" calcext:value-type="float">
            <text:p>5958</text:p>
          </table:table-cell>
          <table:table-cell table:number-columns-repeated="1022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formula="of:=IF(MOD([.$F5961];[.A5964])=0;[.A5964];&quot;&quot;)" office:value-type="float" office:value="5959" calcext:value-type="float">
            <text:p>5959</text:p>
          </table:table-cell>
          <table:table-cell table:number-columns-repeated="1022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formula="of:=IF(MOD([.$F5962];[.A5965])=0;[.A5965];&quot;&quot;)" office:value-type="float" office:value="5960" calcext:value-type="float">
            <text:p>5960</text:p>
          </table:table-cell>
          <table:table-cell table:number-columns-repeated="1022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formula="of:=IF(MOD([.$F5963];[.A5966])=0;[.A5966];&quot;&quot;)" office:value-type="float" office:value="5961" calcext:value-type="float">
            <text:p>5961</text:p>
          </table:table-cell>
          <table:table-cell table:number-columns-repeated="1022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formula="of:=IF(MOD([.$F5964];[.A5967])=0;[.A5967];&quot;&quot;)" office:value-type="float" office:value="5962" calcext:value-type="float">
            <text:p>5962</text:p>
          </table:table-cell>
          <table:table-cell table:number-columns-repeated="1022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formula="of:=IF(MOD([.$F5965];[.A5968])=0;[.A5968];&quot;&quot;)" office:value-type="float" office:value="5963" calcext:value-type="float">
            <text:p>5963</text:p>
          </table:table-cell>
          <table:table-cell table:number-columns-repeated="1022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formula="of:=IF(MOD([.$F5966];[.A5969])=0;[.A5969];&quot;&quot;)" office:value-type="float" office:value="5964" calcext:value-type="float">
            <text:p>5964</text:p>
          </table:table-cell>
          <table:table-cell table:number-columns-repeated="1022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formula="of:=IF(MOD([.$F5967];[.A5970])=0;[.A5970];&quot;&quot;)" office:value-type="float" office:value="5965" calcext:value-type="float">
            <text:p>5965</text:p>
          </table:table-cell>
          <table:table-cell table:number-columns-repeated="1022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formula="of:=IF(MOD([.$F5968];[.A5971])=0;[.A5971];&quot;&quot;)" office:value-type="float" office:value="5966" calcext:value-type="float">
            <text:p>5966</text:p>
          </table:table-cell>
          <table:table-cell table:number-columns-repeated="1022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formula="of:=IF(MOD([.$F5969];[.A5972])=0;[.A5972];&quot;&quot;)" office:value-type="float" office:value="5967" calcext:value-type="float">
            <text:p>5967</text:p>
          </table:table-cell>
          <table:table-cell table:number-columns-repeated="1022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formula="of:=IF(MOD([.$F5970];[.A5973])=0;[.A5973];&quot;&quot;)" office:value-type="float" office:value="5968" calcext:value-type="float">
            <text:p>5968</text:p>
          </table:table-cell>
          <table:table-cell table:number-columns-repeated="1022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formula="of:=IF(MOD([.$F5971];[.A5974])=0;[.A5974];&quot;&quot;)" office:value-type="float" office:value="5969" calcext:value-type="float">
            <text:p>5969</text:p>
          </table:table-cell>
          <table:table-cell table:number-columns-repeated="1022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formula="of:=IF(MOD([.$F5972];[.A5975])=0;[.A5975];&quot;&quot;)" office:value-type="float" office:value="5970" calcext:value-type="float">
            <text:p>5970</text:p>
          </table:table-cell>
          <table:table-cell table:number-columns-repeated="1022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formula="of:=IF(MOD([.$F5973];[.A5976])=0;[.A5976];&quot;&quot;)" office:value-type="float" office:value="5971" calcext:value-type="float">
            <text:p>5971</text:p>
          </table:table-cell>
          <table:table-cell table:number-columns-repeated="1022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formula="of:=IF(MOD([.$F5974];[.A5977])=0;[.A5977];&quot;&quot;)" office:value-type="float" office:value="5972" calcext:value-type="float">
            <text:p>5972</text:p>
          </table:table-cell>
          <table:table-cell table:number-columns-repeated="1022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formula="of:=IF(MOD([.$F5975];[.A5978])=0;[.A5978];&quot;&quot;)" office:value-type="float" office:value="5973" calcext:value-type="float">
            <text:p>5973</text:p>
          </table:table-cell>
          <table:table-cell table:number-columns-repeated="1022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formula="of:=IF(MOD([.$F5976];[.A5979])=0;[.A5979];&quot;&quot;)" office:value-type="float" office:value="5974" calcext:value-type="float">
            <text:p>5974</text:p>
          </table:table-cell>
          <table:table-cell table:number-columns-repeated="1022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formula="of:=IF(MOD([.$F5977];[.A5980])=0;[.A5980];&quot;&quot;)" office:value-type="float" office:value="5975" calcext:value-type="float">
            <text:p>5975</text:p>
          </table:table-cell>
          <table:table-cell table:number-columns-repeated="1022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formula="of:=IF(MOD([.$F5978];[.A5981])=0;[.A5981];&quot;&quot;)" office:value-type="float" office:value="5976" calcext:value-type="float">
            <text:p>5976</text:p>
          </table:table-cell>
          <table:table-cell table:number-columns-repeated="1022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formula="of:=IF(MOD([.$F5979];[.A5982])=0;[.A5982];&quot;&quot;)" office:value-type="float" office:value="5977" calcext:value-type="float">
            <text:p>5977</text:p>
          </table:table-cell>
          <table:table-cell table:number-columns-repeated="1022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formula="of:=IF(MOD([.$F5980];[.A5983])=0;[.A5983];&quot;&quot;)" office:value-type="float" office:value="5978" calcext:value-type="float">
            <text:p>5978</text:p>
          </table:table-cell>
          <table:table-cell table:number-columns-repeated="1022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formula="of:=IF(MOD([.$F5981];[.A5984])=0;[.A5984];&quot;&quot;)" office:value-type="float" office:value="5979" calcext:value-type="float">
            <text:p>5979</text:p>
          </table:table-cell>
          <table:table-cell table:number-columns-repeated="1022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formula="of:=IF(MOD([.$F5982];[.A5985])=0;[.A5985];&quot;&quot;)" office:value-type="float" office:value="5980" calcext:value-type="float">
            <text:p>5980</text:p>
          </table:table-cell>
          <table:table-cell table:number-columns-repeated="1022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formula="of:=IF(MOD([.$F5983];[.A5986])=0;[.A5986];&quot;&quot;)" office:value-type="float" office:value="5981" calcext:value-type="float">
            <text:p>5981</text:p>
          </table:table-cell>
          <table:table-cell table:number-columns-repeated="1022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formula="of:=IF(MOD([.$F5984];[.A5987])=0;[.A5987];&quot;&quot;)" office:value-type="float" office:value="5982" calcext:value-type="float">
            <text:p>5982</text:p>
          </table:table-cell>
          <table:table-cell table:number-columns-repeated="1022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formula="of:=IF(MOD([.$F5985];[.A5988])=0;[.A5988];&quot;&quot;)" office:value-type="float" office:value="5983" calcext:value-type="float">
            <text:p>5983</text:p>
          </table:table-cell>
          <table:table-cell table:number-columns-repeated="1022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formula="of:=IF(MOD([.$F5986];[.A5989])=0;[.A5989];&quot;&quot;)" office:value-type="float" office:value="5984" calcext:value-type="float">
            <text:p>5984</text:p>
          </table:table-cell>
          <table:table-cell table:number-columns-repeated="1022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formula="of:=IF(MOD([.$F5987];[.A5990])=0;[.A5990];&quot;&quot;)" office:value-type="float" office:value="5985" calcext:value-type="float">
            <text:p>5985</text:p>
          </table:table-cell>
          <table:table-cell table:number-columns-repeated="1022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formula="of:=IF(MOD([.$F5988];[.A5991])=0;[.A5991];&quot;&quot;)" office:value-type="float" office:value="5986" calcext:value-type="float">
            <text:p>5986</text:p>
          </table:table-cell>
          <table:table-cell table:number-columns-repeated="1022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formula="of:=IF(MOD([.$F5989];[.A5992])=0;[.A5992];&quot;&quot;)" office:value-type="float" office:value="5987" calcext:value-type="float">
            <text:p>5987</text:p>
          </table:table-cell>
          <table:table-cell table:number-columns-repeated="1022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formula="of:=IF(MOD([.$F5990];[.A5993])=0;[.A5993];&quot;&quot;)" office:value-type="float" office:value="5988" calcext:value-type="float">
            <text:p>5988</text:p>
          </table:table-cell>
          <table:table-cell table:number-columns-repeated="1022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formula="of:=IF(MOD([.$F5991];[.A5994])=0;[.A5994];&quot;&quot;)" office:value-type="float" office:value="5989" calcext:value-type="float">
            <text:p>5989</text:p>
          </table:table-cell>
          <table:table-cell table:number-columns-repeated="1022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formula="of:=IF(MOD([.$F5992];[.A5995])=0;[.A5995];&quot;&quot;)" office:value-type="float" office:value="5990" calcext:value-type="float">
            <text:p>5990</text:p>
          </table:table-cell>
          <table:table-cell table:number-columns-repeated="1022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formula="of:=IF(MOD([.$F5993];[.A5996])=0;[.A5996];&quot;&quot;)" office:value-type="float" office:value="5991" calcext:value-type="float">
            <text:p>5991</text:p>
          </table:table-cell>
          <table:table-cell table:number-columns-repeated="1022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formula="of:=IF(MOD([.$F5994];[.A5997])=0;[.A5997];&quot;&quot;)" office:value-type="float" office:value="5992" calcext:value-type="float">
            <text:p>5992</text:p>
          </table:table-cell>
          <table:table-cell table:number-columns-repeated="1022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formula="of:=IF(MOD([.$F5995];[.A5998])=0;[.A5998];&quot;&quot;)" office:value-type="float" office:value="5993" calcext:value-type="float">
            <text:p>5993</text:p>
          </table:table-cell>
          <table:table-cell table:number-columns-repeated="1022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formula="of:=IF(MOD([.$F5996];[.A5999])=0;[.A5999];&quot;&quot;)" office:value-type="float" office:value="5994" calcext:value-type="float">
            <text:p>5994</text:p>
          </table:table-cell>
          <table:table-cell table:number-columns-repeated="1022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formula="of:=IF(MOD([.$F5997];[.A6000])=0;[.A6000];&quot;&quot;)" office:value-type="float" office:value="5995" calcext:value-type="float">
            <text:p>5995</text:p>
          </table:table-cell>
          <table:table-cell table:number-columns-repeated="1022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formula="of:=IF(MOD([.$F5998];[.A6001])=0;[.A6001];&quot;&quot;)" office:value-type="float" office:value="5996" calcext:value-type="float">
            <text:p>5996</text:p>
          </table:table-cell>
          <table:table-cell table:number-columns-repeated="1022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formula="of:=IF(MOD([.$F5999];[.A6002])=0;[.A6002];&quot;&quot;)" office:value-type="float" office:value="5997" calcext:value-type="float">
            <text:p>5997</text:p>
          </table:table-cell>
          <table:table-cell table:number-columns-repeated="1022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formula="of:=IF(MOD([.$F6000];[.A6003])=0;[.A6003];&quot;&quot;)" office:value-type="float" office:value="5998" calcext:value-type="float">
            <text:p>5998</text:p>
          </table:table-cell>
          <table:table-cell table:number-columns-repeated="1022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formula="of:=IF(MOD([.$F6001];[.A6004])=0;[.A6004];&quot;&quot;)" office:value-type="float" office:value="5999" calcext:value-type="float">
            <text:p>5999</text:p>
          </table:table-cell>
          <table:table-cell table:number-columns-repeated="1022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formula="of:=IF(MOD([.$F6002];[.A6005])=0;[.A6005];&quot;&quot;)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1:03:14.37598982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6T11:15:35.707362123</dc:date>
    <meta:generator>LibreOffice/6.0.2.1$Linux_X86_64 LibreOffice_project/00m0$Build-1</meta:generator>
    <meta:editing-duration>PT1M31S</meta:editing-duration>
    <meta:editing-cycles>2</meta:editing-cycles>
    <meta:document-statistic meta:table-count="3" meta:cell-count="12005" meta:object-count="0"/>
  </office:meta>
</office:document-meta>
</file>